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Voltag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0.001220703125" calcext:value-type="float">
            <text:p>0.001220703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C$2]*[.A3]" office:value-type="float" office:value="0.001220703125" calcext:value-type="float">
            <text:p>0.0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C$2]*[.A4]" office:value-type="float" office:value="0.00244140625" calcext:value-type="float">
            <text:p>0.0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C$2]*[.A5]" office:value-type="float" office:value="0.003662109375" calcext:value-type="float">
            <text:p>0.0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C$2]*[.A6]" office:value-type="float" office:value="0.0048828125" calcext:value-type="float">
            <text:p>0.0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C$2]*[.A7]" office:value-type="float" office:value="0.006103515625" calcext:value-type="float">
            <text:p>0.0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C$2]*[.A8]" office:value-type="float" office:value="0.00732421875" calcext:value-type="float">
            <text:p>0.00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C$2]*[.A9]" office:value-type="float" office:value="0.008544921875" calcext:value-type="float">
            <text:p>0.00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C$2]*[.A10]" office:value-type="float" office:value="0.009765625" calcext:value-type="float">
            <text:p>0.0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C$2]*[.A11]" office:value-type="float" office:value="0.010986328125" calcext:value-type="float">
            <text:p>0.0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C$2]*[.A12]" office:value-type="float" office:value="0.01220703125" calcext:value-type="float">
            <text:p>0.0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C$2]*[.A13]" office:value-type="float" office:value="0.013427734375" calcext:value-type="float">
            <text:p>0.0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C$2]*[.A14]" office:value-type="float" office:value="0.0146484375" calcext:value-type="float">
            <text:p>0.0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C$2]*[.A15]" office:value-type="float" office:value="0.015869140625" calcext:value-type="float">
            <text:p>0.01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C$2]*[.A16]" office:value-type="float" office:value="0.01708984375" calcext:value-type="float">
            <text:p>0.01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C$2]*[.A17]" office:value-type="float" office:value="0.018310546875" calcext:value-type="float">
            <text:p>0.0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C$2]*[.A18]" office:value-type="float" office:value="0.01953125" calcext:value-type="float">
            <text:p>0.02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C$2]*[.A19]" office:value-type="float" office:value="0.020751953125" calcext:value-type="float">
            <text:p>0.02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C$2]*[.A20]" office:value-type="float" office:value="0.02197265625" calcext:value-type="float">
            <text:p>0.02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C$2]*[.A21]" office:value-type="float" office:value="0.023193359375" calcext:value-type="float">
            <text:p>0.02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C$2]*[.A22]" office:value-type="float" office:value="0.0244140625" calcext:value-type="float">
            <text:p>0.02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C$2]*[.A23]" office:value-type="float" office:value="0.025634765625" calcext:value-type="float">
            <text:p>0.02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C$2]*[.A24]" office:value-type="float" office:value="0.02685546875" calcext:value-type="float">
            <text:p>0.02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C$2]*[.A25]" office:value-type="float" office:value="0.028076171875" calcext:value-type="float">
            <text:p>0.02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C$2]*[.A26]" office:value-type="float" office:value="0.029296875" calcext:value-type="float">
            <text:p>0.02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C$2]*[.A27]" office:value-type="float" office:value="0.030517578125" calcext:value-type="float">
            <text:p>0.03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C$2]*[.A28]" office:value-type="float" office:value="0.03173828125" calcext:value-type="float">
            <text:p>0.03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C$2]*[.A29]" office:value-type="float" office:value="0.032958984375" calcext:value-type="float">
            <text:p>0.03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C$2]*[.A30]" office:value-type="float" office:value="0.0341796875" calcext:value-type="float">
            <text:p>0.03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C$2]*[.A31]" office:value-type="float" office:value="0.035400390625" calcext:value-type="float">
            <text:p>0.03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C$2]*[.A32]" office:value-type="float" office:value="0.03662109375" calcext:value-type="float">
            <text:p>0.03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C$2]*[.A33]" office:value-type="float" office:value="0.037841796875" calcext:value-type="float">
            <text:p>0.03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C$2]*[.A34]" office:value-type="float" office:value="0.0390625" calcext:value-type="float">
            <text:p>0.03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C$2]*[.A35]" office:value-type="float" office:value="0.040283203125" calcext:value-type="float">
            <text:p>0.04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C$2]*[.A36]" office:value-type="float" office:value="0.04150390625" calcext:value-type="float">
            <text:p>0.04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C$2]*[.A37]" office:value-type="float" office:value="0.042724609375" calcext:value-type="float">
            <text:p>0.04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C$2]*[.A38]" office:value-type="float" office:value="0.0439453125" calcext:value-type="float">
            <text:p>0.04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C$2]*[.A39]" office:value-type="float" office:value="0.045166015625" calcext:value-type="float">
            <text:p>0.04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C$2]*[.A40]" office:value-type="float" office:value="0.04638671875" calcext:value-type="float">
            <text:p>0.04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C$2]*[.A41]" office:value-type="float" office:value="0.047607421875" calcext:value-type="float">
            <text:p>0.04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C$2]*[.A42]" office:value-type="float" office:value="0.048828125" calcext:value-type="float">
            <text:p>0.04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C$2]*[.A43]" office:value-type="float" office:value="0.050048828125" calcext:value-type="float">
            <text:p>0.05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C$2]*[.A44]" office:value-type="float" office:value="0.05126953125" calcext:value-type="float">
            <text:p>0.05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C$2]*[.A45]" office:value-type="float" office:value="0.052490234375" calcext:value-type="float">
            <text:p>0.05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C$2]*[.A46]" office:value-type="float" office:value="0.0537109375" calcext:value-type="float">
            <text:p>0.05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C$2]*[.A47]" office:value-type="float" office:value="0.054931640625" calcext:value-type="float">
            <text:p>0.05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C$2]*[.A48]" office:value-type="float" office:value="0.05615234375" calcext:value-type="float">
            <text:p>0.05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C$2]*[.A49]" office:value-type="float" office:value="0.057373046875" calcext:value-type="float">
            <text:p>0.05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C$2]*[.A50]" office:value-type="float" office:value="0.05859375" calcext:value-type="float">
            <text:p>0.05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C$2]*[.A51]" office:value-type="float" office:value="0.059814453125" calcext:value-type="float">
            <text:p>0.06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C$2]*[.A52]" office:value-type="float" office:value="0.06103515625" calcext:value-type="float">
            <text:p>0.06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C$2]*[.A53]" office:value-type="float" office:value="0.062255859375" calcext:value-type="float">
            <text:p>0.06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C$2]*[.A54]" office:value-type="float" office:value="0.0634765625" calcext:value-type="float">
            <text:p>0.06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C$2]*[.A55]" office:value-type="float" office:value="0.064697265625" calcext:value-type="float">
            <text:p>0.06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C$2]*[.A56]" office:value-type="float" office:value="0.06591796875" calcext:value-type="float">
            <text:p>0.06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C$2]*[.A57]" office:value-type="float" office:value="0.067138671875" calcext:value-type="float">
            <text:p>0.06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C$2]*[.A58]" office:value-type="float" office:value="0.068359375" calcext:value-type="float">
            <text:p>0.06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C$2]*[.A59]" office:value-type="float" office:value="0.069580078125" calcext:value-type="float">
            <text:p>0.07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C$2]*[.A60]" office:value-type="float" office:value="0.07080078125" calcext:value-type="float">
            <text:p>0.07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C$2]*[.A61]" office:value-type="float" office:value="0.072021484375" calcext:value-type="float">
            <text:p>0.07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C$2]*[.A62]" office:value-type="float" office:value="0.0732421875" calcext:value-type="float">
            <text:p>0.07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C$2]*[.A63]" office:value-type="float" office:value="0.074462890625" calcext:value-type="float">
            <text:p>0.07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C$2]*[.A64]" office:value-type="float" office:value="0.07568359375" calcext:value-type="float">
            <text:p>0.07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C$2]*[.A65]" office:value-type="float" office:value="0.076904296875" calcext:value-type="float">
            <text:p>0.07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C$2]*[.A66]" office:value-type="float" office:value="0.078125" calcext:value-type="float">
            <text:p>0.07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C$2]*[.A67]" office:value-type="float" office:value="0.079345703125" calcext:value-type="float">
            <text:p>0.07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C$2]*[.A68]" office:value-type="float" office:value="0.08056640625" calcext:value-type="float">
            <text:p>0.08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C$2]*[.A69]" office:value-type="float" office:value="0.081787109375" calcext:value-type="float">
            <text:p>0.08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C$2]*[.A70]" office:value-type="float" office:value="0.0830078125" calcext:value-type="float">
            <text:p>0.08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C$2]*[.A71]" office:value-type="float" office:value="0.084228515625" calcext:value-type="float">
            <text:p>0.08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C$2]*[.A72]" office:value-type="float" office:value="0.08544921875" calcext:value-type="float">
            <text:p>0.08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C$2]*[.A73]" office:value-type="float" office:value="0.086669921875" calcext:value-type="float">
            <text:p>0.08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C$2]*[.A74]" office:value-type="float" office:value="0.087890625" calcext:value-type="float">
            <text:p>0.08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C$2]*[.A75]" office:value-type="float" office:value="0.089111328125" calcext:value-type="float">
            <text:p>0.089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C$2]*[.A76]" office:value-type="float" office:value="0.09033203125" calcext:value-type="float">
            <text:p>0.09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C$2]*[.A77]" office:value-type="float" office:value="0.091552734375" calcext:value-type="float">
            <text:p>0.09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C$2]*[.A78]" office:value-type="float" office:value="0.0927734375" calcext:value-type="float">
            <text:p>0.09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C$2]*[.A79]" office:value-type="float" office:value="0.093994140625" calcext:value-type="float">
            <text:p>0.09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C$2]*[.A80]" office:value-type="float" office:value="0.09521484375" calcext:value-type="float">
            <text:p>0.09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C$2]*[.A81]" office:value-type="float" office:value="0.096435546875" calcext:value-type="float">
            <text:p>0.09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C$2]*[.A82]" office:value-type="float" office:value="0.09765625" calcext:value-type="float">
            <text:p>0.09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C$2]*[.A83]" office:value-type="float" office:value="0.098876953125" calcext:value-type="float">
            <text:p>0.09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C$2]*[.A84]" office:value-type="float" office:value="0.10009765625" calcext:value-type="float">
            <text:p>0.10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C$2]*[.A85]" office:value-type="float" office:value="0.101318359375" calcext:value-type="float">
            <text:p>0.10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C$2]*[.A86]" office:value-type="float" office:value="0.1025390625" calcext:value-type="float">
            <text:p>0.10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C$2]*[.A87]" office:value-type="float" office:value="0.103759765625" calcext:value-type="float">
            <text:p>0.10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C$2]*[.A88]" office:value-type="float" office:value="0.10498046875" calcext:value-type="float">
            <text:p>0.10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C$2]*[.A89]" office:value-type="float" office:value="0.106201171875" calcext:value-type="float">
            <text:p>0.10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C$2]*[.A90]" office:value-type="float" office:value="0.107421875" calcext:value-type="float">
            <text:p>0.10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C$2]*[.A91]" office:value-type="float" office:value="0.108642578125" calcext:value-type="float">
            <text:p>0.10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C$2]*[.A92]" office:value-type="float" office:value="0.10986328125" calcext:value-type="float">
            <text:p>0.11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C$2]*[.A93]" office:value-type="float" office:value="0.111083984375" calcext:value-type="float">
            <text:p>0.11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C$2]*[.A94]" office:value-type="float" office:value="0.1123046875" calcext:value-type="float">
            <text:p>0.11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C$2]*[.A95]" office:value-type="float" office:value="0.113525390625" calcext:value-type="float">
            <text:p>0.11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C$2]*[.A96]" office:value-type="float" office:value="0.11474609375" calcext:value-type="float">
            <text:p>0.11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C$2]*[.A97]" office:value-type="float" office:value="0.115966796875" calcext:value-type="float">
            <text:p>0.11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C$2]*[.A98]" office:value-type="float" office:value="0.1171875" calcext:value-type="float">
            <text:p>0.11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C$2]*[.A99]" office:value-type="float" office:value="0.118408203125" calcext:value-type="float">
            <text:p>0.11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C$2]*[.A100]" office:value-type="float" office:value="0.11962890625" calcext:value-type="float">
            <text:p>0.12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C$2]*[.A101]" office:value-type="float" office:value="0.120849609375" calcext:value-type="float">
            <text:p>0.12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C$2]*[.A102]" office:value-type="float" office:value="0.1220703125" calcext:value-type="float">
            <text:p>0.12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C$2]*[.A103]" office:value-type="float" office:value="0.123291015625" calcext:value-type="float">
            <text:p>0.12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C$2]*[.A104]" office:value-type="float" office:value="0.12451171875" calcext:value-type="float">
            <text:p>0.12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C$2]*[.A105]" office:value-type="float" office:value="0.125732421875" calcext:value-type="float">
            <text:p>0.12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C$2]*[.A106]" office:value-type="float" office:value="0.126953125" calcext:value-type="float">
            <text:p>0.12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C$2]*[.A107]" office:value-type="float" office:value="0.128173828125" calcext:value-type="float">
            <text:p>0.12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C$2]*[.A108]" office:value-type="float" office:value="0.12939453125" calcext:value-type="float">
            <text:p>0.12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C$2]*[.A109]" office:value-type="float" office:value="0.130615234375" calcext:value-type="float">
            <text:p>0.13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C$2]*[.A110]" office:value-type="float" office:value="0.1318359375" calcext:value-type="float">
            <text:p>0.13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C$2]*[.A111]" office:value-type="float" office:value="0.133056640625" calcext:value-type="float">
            <text:p>0.13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C$2]*[.A112]" office:value-type="float" office:value="0.13427734375" calcext:value-type="float">
            <text:p>0.13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C$2]*[.A113]" office:value-type="float" office:value="0.135498046875" calcext:value-type="float">
            <text:p>0.13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C$2]*[.A114]" office:value-type="float" office:value="0.13671875" calcext:value-type="float">
            <text:p>0.13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C$2]*[.A115]" office:value-type="float" office:value="0.137939453125" calcext:value-type="float">
            <text:p>0.13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C$2]*[.A116]" office:value-type="float" office:value="0.13916015625" calcext:value-type="float">
            <text:p>0.13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C$2]*[.A117]" office:value-type="float" office:value="0.140380859375" calcext:value-type="float">
            <text:p>0.14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C$2]*[.A118]" office:value-type="float" office:value="0.1416015625" calcext:value-type="float">
            <text:p>0.14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C$2]*[.A119]" office:value-type="float" office:value="0.142822265625" calcext:value-type="float">
            <text:p>0.14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C$2]*[.A120]" office:value-type="float" office:value="0.14404296875" calcext:value-type="float">
            <text:p>0.14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C$2]*[.A121]" office:value-type="float" office:value="0.145263671875" calcext:value-type="float">
            <text:p>0.14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C$2]*[.A122]" office:value-type="float" office:value="0.146484375" calcext:value-type="float">
            <text:p>0.14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C$2]*[.A123]" office:value-type="float" office:value="0.147705078125" calcext:value-type="float">
            <text:p>0.14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C$2]*[.A124]" office:value-type="float" office:value="0.14892578125" calcext:value-type="float">
            <text:p>0.14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C$2]*[.A125]" office:value-type="float" office:value="0.150146484375" calcext:value-type="float">
            <text:p>0.15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C$2]*[.A126]" office:value-type="float" office:value="0.1513671875" calcext:value-type="float">
            <text:p>0.15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C$2]*[.A127]" office:value-type="float" office:value="0.152587890625" calcext:value-type="float">
            <text:p>0.15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C$2]*[.A128]" office:value-type="float" office:value="0.15380859375" calcext:value-type="float">
            <text:p>0.15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C$2]*[.A129]" office:value-type="float" office:value="0.155029296875" calcext:value-type="float">
            <text:p>0.15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C$2]*[.A130]" office:value-type="float" office:value="0.15625" calcext:value-type="float">
            <text:p>0.15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C$2]*[.A131]" office:value-type="float" office:value="0.157470703125" calcext:value-type="float">
            <text:p>0.15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C$2]*[.A132]" office:value-type="float" office:value="0.15869140625" calcext:value-type="float">
            <text:p>0.15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C$2]*[.A133]" office:value-type="float" office:value="0.159912109375" calcext:value-type="float">
            <text:p>0.16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C$2]*[.A134]" office:value-type="float" office:value="0.1611328125" calcext:value-type="float">
            <text:p>0.16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C$2]*[.A135]" office:value-type="float" office:value="0.162353515625" calcext:value-type="float">
            <text:p>0.16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C$2]*[.A136]" office:value-type="float" office:value="0.16357421875" calcext:value-type="float">
            <text:p>0.16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C$2]*[.A137]" office:value-type="float" office:value="0.164794921875" calcext:value-type="float">
            <text:p>0.16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C$2]*[.A138]" office:value-type="float" office:value="0.166015625" calcext:value-type="float">
            <text:p>0.16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C$2]*[.A139]" office:value-type="float" office:value="0.167236328125" calcext:value-type="float">
            <text:p>0.16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C$2]*[.A140]" office:value-type="float" office:value="0.16845703125" calcext:value-type="float">
            <text:p>0.16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C$2]*[.A141]" office:value-type="float" office:value="0.169677734375" calcext:value-type="float">
            <text:p>0.17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C$2]*[.A142]" office:value-type="float" office:value="0.1708984375" calcext:value-type="float">
            <text:p>0.17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C$2]*[.A143]" office:value-type="float" office:value="0.172119140625" calcext:value-type="float">
            <text:p>0.17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C$2]*[.A144]" office:value-type="float" office:value="0.17333984375" calcext:value-type="float">
            <text:p>0.17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C$2]*[.A145]" office:value-type="float" office:value="0.174560546875" calcext:value-type="float">
            <text:p>0.17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C$2]*[.A146]" office:value-type="float" office:value="0.17578125" calcext:value-type="float">
            <text:p>0.17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C$2]*[.A147]" office:value-type="float" office:value="0.177001953125" calcext:value-type="float">
            <text:p>0.17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C$2]*[.A148]" office:value-type="float" office:value="0.17822265625" calcext:value-type="float">
            <text:p>0.17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C$2]*[.A149]" office:value-type="float" office:value="0.179443359375" calcext:value-type="float">
            <text:p>0.17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C$2]*[.A150]" office:value-type="float" office:value="0.1806640625" calcext:value-type="float">
            <text:p>0.18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C$2]*[.A151]" office:value-type="float" office:value="0.181884765625" calcext:value-type="float">
            <text:p>0.18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C$2]*[.A152]" office:value-type="float" office:value="0.18310546875" calcext:value-type="float">
            <text:p>0.18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C$2]*[.A153]" office:value-type="float" office:value="0.184326171875" calcext:value-type="float">
            <text:p>0.18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C$2]*[.A154]" office:value-type="float" office:value="0.185546875" calcext:value-type="float">
            <text:p>0.18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C$2]*[.A155]" office:value-type="float" office:value="0.186767578125" calcext:value-type="float">
            <text:p>0.18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C$2]*[.A156]" office:value-type="float" office:value="0.18798828125" calcext:value-type="float">
            <text:p>0.18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C$2]*[.A157]" office:value-type="float" office:value="0.189208984375" calcext:value-type="float">
            <text:p>0.18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C$2]*[.A158]" office:value-type="float" office:value="0.1904296875" calcext:value-type="float">
            <text:p>0.19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C$2]*[.A159]" office:value-type="float" office:value="0.191650390625" calcext:value-type="float">
            <text:p>0.19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C$2]*[.A160]" office:value-type="float" office:value="0.19287109375" calcext:value-type="float">
            <text:p>0.19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C$2]*[.A161]" office:value-type="float" office:value="0.194091796875" calcext:value-type="float">
            <text:p>0.19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C$2]*[.A162]" office:value-type="float" office:value="0.1953125" calcext:value-type="float">
            <text:p>0.19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C$2]*[.A163]" office:value-type="float" office:value="0.196533203125" calcext:value-type="float">
            <text:p>0.19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C$2]*[.A164]" office:value-type="float" office:value="0.19775390625" calcext:value-type="float">
            <text:p>0.19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C$2]*[.A165]" office:value-type="float" office:value="0.198974609375" calcext:value-type="float">
            <text:p>0.19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C$2]*[.A166]" office:value-type="float" office:value="0.2001953125" calcext:value-type="float">
            <text:p>0.20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C$2]*[.A167]" office:value-type="float" office:value="0.201416015625" calcext:value-type="float">
            <text:p>0.20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C$2]*[.A168]" office:value-type="float" office:value="0.20263671875" calcext:value-type="float">
            <text:p>0.20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C$2]*[.A169]" office:value-type="float" office:value="0.203857421875" calcext:value-type="float">
            <text:p>0.20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C$2]*[.A170]" office:value-type="float" office:value="0.205078125" calcext:value-type="float">
            <text:p>0.20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C$2]*[.A171]" office:value-type="float" office:value="0.206298828125" calcext:value-type="float">
            <text:p>0.20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C$2]*[.A172]" office:value-type="float" office:value="0.20751953125" calcext:value-type="float">
            <text:p>0.208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C$2]*[.A173]" office:value-type="float" office:value="0.208740234375" calcext:value-type="float">
            <text:p>0.20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C$2]*[.A174]" office:value-type="float" office:value="0.2099609375" calcext:value-type="float">
            <text:p>0.21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C$2]*[.A175]" office:value-type="float" office:value="0.211181640625" calcext:value-type="float">
            <text:p>0.21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C$2]*[.A176]" office:value-type="float" office:value="0.21240234375" calcext:value-type="float">
            <text:p>0.21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C$2]*[.A177]" office:value-type="float" office:value="0.213623046875" calcext:value-type="float">
            <text:p>0.21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C$2]*[.A178]" office:value-type="float" office:value="0.21484375" calcext:value-type="float">
            <text:p>0.215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C$2]*[.A179]" office:value-type="float" office:value="0.216064453125" calcext:value-type="float">
            <text:p>0.216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C$2]*[.A180]" office:value-type="float" office:value="0.21728515625" calcext:value-type="float">
            <text:p>0.217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C$2]*[.A181]" office:value-type="float" office:value="0.218505859375" calcext:value-type="float">
            <text:p>0.21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C$2]*[.A182]" office:value-type="float" office:value="0.2197265625" calcext:value-type="float">
            <text:p>0.22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C$2]*[.A183]" office:value-type="float" office:value="0.220947265625" calcext:value-type="float">
            <text:p>0.22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C$2]*[.A184]" office:value-type="float" office:value="0.22216796875" calcext:value-type="float">
            <text:p>0.22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C$2]*[.A185]" office:value-type="float" office:value="0.223388671875" calcext:value-type="float">
            <text:p>0.22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C$2]*[.A186]" office:value-type="float" office:value="0.224609375" calcext:value-type="float">
            <text:p>0.22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C$2]*[.A187]" office:value-type="float" office:value="0.225830078125" calcext:value-type="float">
            <text:p>0.22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C$2]*[.A188]" office:value-type="float" office:value="0.22705078125" calcext:value-type="float">
            <text:p>0.22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C$2]*[.A189]" office:value-type="float" office:value="0.228271484375" calcext:value-type="float">
            <text:p>0.22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C$2]*[.A190]" office:value-type="float" office:value="0.2294921875" calcext:value-type="float">
            <text:p>0.22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C$2]*[.A191]" office:value-type="float" office:value="0.230712890625" calcext:value-type="float">
            <text:p>0.23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C$2]*[.A192]" office:value-type="float" office:value="0.23193359375" calcext:value-type="float">
            <text:p>0.23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C$2]*[.A193]" office:value-type="float" office:value="0.233154296875" calcext:value-type="float">
            <text:p>0.23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C$2]*[.A194]" office:value-type="float" office:value="0.234375" calcext:value-type="float">
            <text:p>0.23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C$2]*[.A195]" office:value-type="float" office:value="0.235595703125" calcext:value-type="float">
            <text:p>0.23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C$2]*[.A196]" office:value-type="float" office:value="0.23681640625" calcext:value-type="float">
            <text:p>0.237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C$2]*[.A197]" office:value-type="float" office:value="0.238037109375" calcext:value-type="float">
            <text:p>0.23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C$2]*[.A198]" office:value-type="float" office:value="0.2392578125" calcext:value-type="float">
            <text:p>0.23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C$2]*[.A199]" office:value-type="float" office:value="0.240478515625" calcext:value-type="float">
            <text:p>0.24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C$2]*[.A200]" office:value-type="float" office:value="0.24169921875" calcext:value-type="float">
            <text:p>0.24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C$2]*[.A201]" office:value-type="float" office:value="0.242919921875" calcext:value-type="float">
            <text:p>0.24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C$2]*[.A202]" office:value-type="float" office:value="0.244140625" calcext:value-type="float">
            <text:p>0.244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C$2]*[.A203]" office:value-type="float" office:value="0.245361328125" calcext:value-type="float">
            <text:p>0.245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C$2]*[.A204]" office:value-type="float" office:value="0.24658203125" calcext:value-type="float">
            <text:p>0.24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C$2]*[.A205]" office:value-type="float" office:value="0.247802734375" calcext:value-type="float">
            <text:p>0.248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C$2]*[.A206]" office:value-type="float" office:value="0.2490234375" calcext:value-type="float">
            <text:p>0.24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C$2]*[.A207]" office:value-type="float" office:value="0.250244140625" calcext:value-type="float">
            <text:p>0.25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C$2]*[.A208]" office:value-type="float" office:value="0.25146484375" calcext:value-type="float">
            <text:p>0.25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C$2]*[.A209]" office:value-type="float" office:value="0.252685546875" calcext:value-type="float">
            <text:p>0.253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C$2]*[.A210]" office:value-type="float" office:value="0.25390625" calcext:value-type="float">
            <text:p>0.254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C$2]*[.A211]" office:value-type="float" office:value="0.255126953125" calcext:value-type="float">
            <text:p>0.25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C$2]*[.A212]" office:value-type="float" office:value="0.25634765625" calcext:value-type="float">
            <text:p>0.256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C$2]*[.A213]" office:value-type="float" office:value="0.257568359375" calcext:value-type="float">
            <text:p>0.25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C$2]*[.A214]" office:value-type="float" office:value="0.2587890625" calcext:value-type="float">
            <text:p>0.259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C$2]*[.A215]" office:value-type="float" office:value="0.260009765625" calcext:value-type="float">
            <text:p>0.260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C$2]*[.A216]" office:value-type="float" office:value="0.26123046875" calcext:value-type="float">
            <text:p>0.26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C$2]*[.A217]" office:value-type="float" office:value="0.262451171875" calcext:value-type="float">
            <text:p>0.262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C$2]*[.A218]" office:value-type="float" office:value="0.263671875" calcext:value-type="float">
            <text:p>0.26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C$2]*[.A219]" office:value-type="float" office:value="0.264892578125" calcext:value-type="float">
            <text:p>0.26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C$2]*[.A220]" office:value-type="float" office:value="0.26611328125" calcext:value-type="float">
            <text:p>0.266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C$2]*[.A221]" office:value-type="float" office:value="0.267333984375" calcext:value-type="float">
            <text:p>0.26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C$2]*[.A222]" office:value-type="float" office:value="0.2685546875" calcext:value-type="float">
            <text:p>0.26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C$2]*[.A223]" office:value-type="float" office:value="0.269775390625" calcext:value-type="float">
            <text:p>0.27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C$2]*[.A224]" office:value-type="float" office:value="0.27099609375" calcext:value-type="float">
            <text:p>0.27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C$2]*[.A225]" office:value-type="float" office:value="0.272216796875" calcext:value-type="float">
            <text:p>0.27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C$2]*[.A226]" office:value-type="float" office:value="0.2734375" calcext:value-type="float">
            <text:p>0.27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C$2]*[.A227]" office:value-type="float" office:value="0.274658203125" calcext:value-type="float">
            <text:p>0.27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C$2]*[.A228]" office:value-type="float" office:value="0.27587890625" calcext:value-type="float">
            <text:p>0.27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C$2]*[.A229]" office:value-type="float" office:value="0.277099609375" calcext:value-type="float">
            <text:p>0.27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C$2]*[.A230]" office:value-type="float" office:value="0.2783203125" calcext:value-type="float">
            <text:p>0.27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C$2]*[.A231]" office:value-type="float" office:value="0.279541015625" calcext:value-type="float">
            <text:p>0.28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C$2]*[.A232]" office:value-type="float" office:value="0.28076171875" calcext:value-type="float">
            <text:p>0.28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C$2]*[.A233]" office:value-type="float" office:value="0.281982421875" calcext:value-type="float">
            <text:p>0.28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C$2]*[.A234]" office:value-type="float" office:value="0.283203125" calcext:value-type="float">
            <text:p>0.28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C$2]*[.A235]" office:value-type="float" office:value="0.284423828125" calcext:value-type="float">
            <text:p>0.28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C$2]*[.A236]" office:value-type="float" office:value="0.28564453125" calcext:value-type="float">
            <text:p>0.28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C$2]*[.A237]" office:value-type="float" office:value="0.286865234375" calcext:value-type="float">
            <text:p>0.28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C$2]*[.A238]" office:value-type="float" office:value="0.2880859375" calcext:value-type="float">
            <text:p>0.28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C$2]*[.A239]" office:value-type="float" office:value="0.289306640625" calcext:value-type="float">
            <text:p>0.28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C$2]*[.A240]" office:value-type="float" office:value="0.29052734375" calcext:value-type="float">
            <text:p>0.29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C$2]*[.A241]" office:value-type="float" office:value="0.291748046875" calcext:value-type="float">
            <text:p>0.29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C$2]*[.A242]" office:value-type="float" office:value="0.29296875" calcext:value-type="float">
            <text:p>0.29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C$2]*[.A243]" office:value-type="float" office:value="0.294189453125" calcext:value-type="float">
            <text:p>0.29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C$2]*[.A244]" office:value-type="float" office:value="0.29541015625" calcext:value-type="float">
            <text:p>0.29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C$2]*[.A245]" office:value-type="float" office:value="0.296630859375" calcext:value-type="float">
            <text:p>0.29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C$2]*[.A246]" office:value-type="float" office:value="0.2978515625" calcext:value-type="float">
            <text:p>0.29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C$2]*[.A247]" office:value-type="float" office:value="0.299072265625" calcext:value-type="float">
            <text:p>0.29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C$2]*[.A248]" office:value-type="float" office:value="0.30029296875" calcext:value-type="float">
            <text:p>0.30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C$2]*[.A249]" office:value-type="float" office:value="0.301513671875" calcext:value-type="float">
            <text:p>0.30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C$2]*[.A250]" office:value-type="float" office:value="0.302734375" calcext:value-type="float">
            <text:p>0.30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C$2]*[.A251]" office:value-type="float" office:value="0.303955078125" calcext:value-type="float">
            <text:p>0.30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C$2]*[.A252]" office:value-type="float" office:value="0.30517578125" calcext:value-type="float">
            <text:p>0.30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C$2]*[.A253]" office:value-type="float" office:value="0.306396484375" calcext:value-type="float">
            <text:p>0.30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C$2]*[.A254]" office:value-type="float" office:value="0.3076171875" calcext:value-type="float">
            <text:p>0.30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C$2]*[.A255]" office:value-type="float" office:value="0.308837890625" calcext:value-type="float">
            <text:p>0.30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C$2]*[.A256]" office:value-type="float" office:value="0.31005859375" calcext:value-type="float">
            <text:p>0.31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C$2]*[.A257]" office:value-type="float" office:value="0.311279296875" calcext:value-type="float">
            <text:p>0.31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C$2]*[.A258]" office:value-type="float" office:value="0.3125" calcext:value-type="float">
            <text:p>0.31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$C$2]*[.A259]" office:value-type="float" office:value="0.313720703125" calcext:value-type="float">
            <text:p>0.31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$C$2]*[.A260]" office:value-type="float" office:value="0.31494140625" calcext:value-type="float">
            <text:p>0.31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$C$2]*[.A261]" office:value-type="float" office:value="0.316162109375" calcext:value-type="float">
            <text:p>0.31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$C$2]*[.A262]" office:value-type="float" office:value="0.3173828125" calcext:value-type="float">
            <text:p>0.31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$C$2]*[.A263]" office:value-type="float" office:value="0.318603515625" calcext:value-type="float">
            <text:p>0.31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$C$2]*[.A264]" office:value-type="float" office:value="0.31982421875" calcext:value-type="float">
            <text:p>0.32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$C$2]*[.A265]" office:value-type="float" office:value="0.321044921875" calcext:value-type="float">
            <text:p>0.32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$C$2]*[.A266]" office:value-type="float" office:value="0.322265625" calcext:value-type="float">
            <text:p>0.32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$C$2]*[.A267]" office:value-type="float" office:value="0.323486328125" calcext:value-type="float">
            <text:p>0.32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$C$2]*[.A268]" office:value-type="float" office:value="0.32470703125" calcext:value-type="float">
            <text:p>0.32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$C$2]*[.A269]" office:value-type="float" office:value="0.325927734375" calcext:value-type="float">
            <text:p>0.32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$C$2]*[.A270]" office:value-type="float" office:value="0.3271484375" calcext:value-type="float">
            <text:p>0.32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$C$2]*[.A271]" office:value-type="float" office:value="0.328369140625" calcext:value-type="float">
            <text:p>0.32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$C$2]*[.A272]" office:value-type="float" office:value="0.32958984375" calcext:value-type="float">
            <text:p>0.33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$C$2]*[.A273]" office:value-type="float" office:value="0.330810546875" calcext:value-type="float">
            <text:p>0.33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$C$2]*[.A274]" office:value-type="float" office:value="0.33203125" calcext:value-type="float">
            <text:p>0.33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$C$2]*[.A275]" office:value-type="float" office:value="0.333251953125" calcext:value-type="float">
            <text:p>0.33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$C$2]*[.A276]" office:value-type="float" office:value="0.33447265625" calcext:value-type="float">
            <text:p>0.334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$C$2]*[.A277]" office:value-type="float" office:value="0.335693359375" calcext:value-type="float">
            <text:p>0.33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$C$2]*[.A278]" office:value-type="float" office:value="0.3369140625" calcext:value-type="float">
            <text:p>0.33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$C$2]*[.A279]" office:value-type="float" office:value="0.338134765625" calcext:value-type="float">
            <text:p>0.3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$C$2]*[.A280]" office:value-type="float" office:value="0.33935546875" calcext:value-type="float">
            <text:p>0.33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C$2]*[.A281]" office:value-type="float" office:value="0.340576171875" calcext:value-type="float">
            <text:p>0.34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$C$2]*[.A282]" office:value-type="float" office:value="0.341796875" calcext:value-type="float">
            <text:p>0.34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$C$2]*[.A283]" office:value-type="float" office:value="0.343017578125" calcext:value-type="float">
            <text:p>0.343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$C$2]*[.A284]" office:value-type="float" office:value="0.34423828125" calcext:value-type="float">
            <text:p>0.344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$C$2]*[.A285]" office:value-type="float" office:value="0.345458984375" calcext:value-type="float">
            <text:p>0.345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$C$2]*[.A286]" office:value-type="float" office:value="0.3466796875" calcext:value-type="float">
            <text:p>0.34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$C$2]*[.A287]" office:value-type="float" office:value="0.347900390625" calcext:value-type="float">
            <text:p>0.34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$C$2]*[.A288]" office:value-type="float" office:value="0.34912109375" calcext:value-type="float">
            <text:p>0.349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$C$2]*[.A289]" office:value-type="float" office:value="0.350341796875" calcext:value-type="float">
            <text:p>0.350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$C$2]*[.A290]" office:value-type="float" office:value="0.3515625" calcext:value-type="float">
            <text:p>0.352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$C$2]*[.A291]" office:value-type="float" office:value="0.352783203125" calcext:value-type="float">
            <text:p>0.35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$C$2]*[.A292]" office:value-type="float" office:value="0.35400390625" calcext:value-type="float">
            <text:p>0.354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$C$2]*[.A293]" office:value-type="float" office:value="0.355224609375" calcext:value-type="float">
            <text:p>0.35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$C$2]*[.A294]" office:value-type="float" office:value="0.3564453125" calcext:value-type="float">
            <text:p>0.356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$C$2]*[.A295]" office:value-type="float" office:value="0.357666015625" calcext:value-type="float">
            <text:p>0.358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$C$2]*[.A296]" office:value-type="float" office:value="0.35888671875" calcext:value-type="float">
            <text:p>0.359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$C$2]*[.A297]" office:value-type="float" office:value="0.360107421875" calcext:value-type="float">
            <text:p>0.36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$C$2]*[.A298]" office:value-type="float" office:value="0.361328125" calcext:value-type="float">
            <text:p>0.36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$C$2]*[.A299]" office:value-type="float" office:value="0.362548828125" calcext:value-type="float">
            <text:p>0.36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$C$2]*[.A300]" office:value-type="float" office:value="0.36376953125" calcext:value-type="float">
            <text:p>0.36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$C$2]*[.A301]" office:value-type="float" office:value="0.364990234375" calcext:value-type="float">
            <text:p>0.36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C$2]*[.A302]" office:value-type="float" office:value="0.3662109375" calcext:value-type="float">
            <text:p>0.366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$C$2]*[.A303]" office:value-type="float" office:value="0.367431640625" calcext:value-type="float">
            <text:p>0.367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$C$2]*[.A304]" office:value-type="float" office:value="0.36865234375" calcext:value-type="float">
            <text:p>0.369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$C$2]*[.A305]" office:value-type="float" office:value="0.369873046875" calcext:value-type="float">
            <text:p>0.370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$C$2]*[.A306]" office:value-type="float" office:value="0.37109375" calcext:value-type="float">
            <text:p>0.37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$C$2]*[.A307]" office:value-type="float" office:value="0.372314453125" calcext:value-type="float">
            <text:p>0.372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$C$2]*[.A308]" office:value-type="float" office:value="0.37353515625" calcext:value-type="float">
            <text:p>0.374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$C$2]*[.A309]" office:value-type="float" office:value="0.374755859375" calcext:value-type="float">
            <text:p>0.375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$C$2]*[.A310]" office:value-type="float" office:value="0.3759765625" calcext:value-type="float">
            <text:p>0.376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$C$2]*[.A311]" office:value-type="float" office:value="0.377197265625" calcext:value-type="float">
            <text:p>0.37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$C$2]*[.A312]" office:value-type="float" office:value="0.37841796875" calcext:value-type="float">
            <text:p>0.37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$C$2]*[.A313]" office:value-type="float" office:value="0.379638671875" calcext:value-type="float">
            <text:p>0.38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$C$2]*[.A314]" office:value-type="float" office:value="0.380859375" calcext:value-type="float">
            <text:p>0.38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$C$2]*[.A315]" office:value-type="float" office:value="0.382080078125" calcext:value-type="float">
            <text:p>0.382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$C$2]*[.A316]" office:value-type="float" office:value="0.38330078125" calcext:value-type="float">
            <text:p>0.383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$C$2]*[.A317]" office:value-type="float" office:value="0.384521484375" calcext:value-type="float">
            <text:p>0.385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$C$2]*[.A318]" office:value-type="float" office:value="0.3857421875" calcext:value-type="float">
            <text:p>0.386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$C$2]*[.A319]" office:value-type="float" office:value="0.386962890625" calcext:value-type="float">
            <text:p>0.387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$C$2]*[.A320]" office:value-type="float" office:value="0.38818359375" calcext:value-type="float">
            <text:p>0.38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$C$2]*[.A321]" office:value-type="float" office:value="0.389404296875" calcext:value-type="float">
            <text:p>0.38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$C$2]*[.A322]" office:value-type="float" office:value="0.390625" calcext:value-type="float">
            <text:p>0.39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$C$2]*[.A323]" office:value-type="float" office:value="0.391845703125" calcext:value-type="float">
            <text:p>0.392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$C$2]*[.A324]" office:value-type="float" office:value="0.39306640625" calcext:value-type="float">
            <text:p>0.393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$C$2]*[.A325]" office:value-type="float" office:value="0.394287109375" calcext:value-type="float">
            <text:p>0.394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$C$2]*[.A326]" office:value-type="float" office:value="0.3955078125" calcext:value-type="float">
            <text:p>0.396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$C$2]*[.A327]" office:value-type="float" office:value="0.396728515625" calcext:value-type="float">
            <text:p>0.397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$C$2]*[.A328]" office:value-type="float" office:value="0.39794921875" calcext:value-type="float">
            <text:p>0.398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$C$2]*[.A329]" office:value-type="float" office:value="0.399169921875" calcext:value-type="float">
            <text:p>0.399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$C$2]*[.A330]" office:value-type="float" office:value="0.400390625" calcext:value-type="float">
            <text:p>0.40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$C$2]*[.A331]" office:value-type="float" office:value="0.401611328125" calcext:value-type="float">
            <text:p>0.402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$C$2]*[.A332]" office:value-type="float" office:value="0.40283203125" calcext:value-type="float">
            <text:p>0.403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$C$2]*[.A333]" office:value-type="float" office:value="0.404052734375" calcext:value-type="float">
            <text:p>0.404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$C$2]*[.A334]" office:value-type="float" office:value="0.4052734375" calcext:value-type="float">
            <text:p>0.405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$C$2]*[.A335]" office:value-type="float" office:value="0.406494140625" calcext:value-type="float">
            <text:p>0.406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$C$2]*[.A336]" office:value-type="float" office:value="0.40771484375" calcext:value-type="float">
            <text:p>0.408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$C$2]*[.A337]" office:value-type="float" office:value="0.408935546875" calcext:value-type="float">
            <text:p>0.409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$C$2]*[.A338]" office:value-type="float" office:value="0.41015625" calcext:value-type="float">
            <text:p>0.41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$C$2]*[.A339]" office:value-type="float" office:value="0.411376953125" calcext:value-type="float">
            <text:p>0.41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$C$2]*[.A340]" office:value-type="float" office:value="0.41259765625" calcext:value-type="float">
            <text:p>0.413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$C$2]*[.A341]" office:value-type="float" office:value="0.413818359375" calcext:value-type="float">
            <text:p>0.414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$C$2]*[.A342]" office:value-type="float" office:value="0.4150390625" calcext:value-type="float">
            <text:p>0.415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$C$2]*[.A343]" office:value-type="float" office:value="0.416259765625" calcext:value-type="float">
            <text:p>0.416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$C$2]*[.A344]" office:value-type="float" office:value="0.41748046875" calcext:value-type="float">
            <text:p>0.417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$C$2]*[.A345]" office:value-type="float" office:value="0.418701171875" calcext:value-type="float">
            <text:p>0.419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$C$2]*[.A346]" office:value-type="float" office:value="0.419921875" calcext:value-type="float">
            <text:p>0.420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$C$2]*[.A347]" office:value-type="float" office:value="0.421142578125" calcext:value-type="float">
            <text:p>0.42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$C$2]*[.A348]" office:value-type="float" office:value="0.42236328125" calcext:value-type="float">
            <text:p>0.42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$C$2]*[.A349]" office:value-type="float" office:value="0.423583984375" calcext:value-type="float">
            <text:p>0.42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$C$2]*[.A350]" office:value-type="float" office:value="0.4248046875" calcext:value-type="float">
            <text:p>0.425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$C$2]*[.A351]" office:value-type="float" office:value="0.426025390625" calcext:value-type="float">
            <text:p>0.426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$C$2]*[.A352]" office:value-type="float" office:value="0.42724609375" calcext:value-type="float">
            <text:p>0.427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$C$2]*[.A353]" office:value-type="float" office:value="0.428466796875" calcext:value-type="float">
            <text:p>0.428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$C$2]*[.A354]" office:value-type="float" office:value="0.4296875" calcext:value-type="float">
            <text:p>0.430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$C$2]*[.A355]" office:value-type="float" office:value="0.430908203125" calcext:value-type="float">
            <text:p>0.43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$C$2]*[.A356]" office:value-type="float" office:value="0.43212890625" calcext:value-type="float">
            <text:p>0.432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$C$2]*[.A357]" office:value-type="float" office:value="0.433349609375" calcext:value-type="float">
            <text:p>0.433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$C$2]*[.A358]" office:value-type="float" office:value="0.4345703125" calcext:value-type="float">
            <text:p>0.435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$C$2]*[.A359]" office:value-type="float" office:value="0.435791015625" calcext:value-type="float">
            <text:p>0.436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$C$2]*[.A360]" office:value-type="float" office:value="0.43701171875" calcext:value-type="float">
            <text:p>0.43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$C$2]*[.A361]" office:value-type="float" office:value="0.438232421875" calcext:value-type="float">
            <text:p>0.438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$C$2]*[.A362]" office:value-type="float" office:value="0.439453125" calcext:value-type="float">
            <text:p>0.439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$C$2]*[.A363]" office:value-type="float" office:value="0.440673828125" calcext:value-type="float">
            <text:p>0.44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$C$2]*[.A364]" office:value-type="float" office:value="0.44189453125" calcext:value-type="float">
            <text:p>0.442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$C$2]*[.A365]" office:value-type="float" office:value="0.443115234375" calcext:value-type="float">
            <text:p>0.443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$C$2]*[.A366]" office:value-type="float" office:value="0.4443359375" calcext:value-type="float">
            <text:p>0.444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$C$2]*[.A367]" office:value-type="float" office:value="0.445556640625" calcext:value-type="float">
            <text:p>0.446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$C$2]*[.A368]" office:value-type="float" office:value="0.44677734375" calcext:value-type="float">
            <text:p>0.447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$C$2]*[.A369]" office:value-type="float" office:value="0.447998046875" calcext:value-type="float">
            <text:p>0.448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$C$2]*[.A370]" office:value-type="float" office:value="0.44921875" calcext:value-type="float">
            <text:p>0.449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$C$2]*[.A371]" office:value-type="float" office:value="0.450439453125" calcext:value-type="float">
            <text:p>0.45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$C$2]*[.A372]" office:value-type="float" office:value="0.45166015625" calcext:value-type="float">
            <text:p>0.452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$C$2]*[.A373]" office:value-type="float" office:value="0.452880859375" calcext:value-type="float">
            <text:p>0.453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$C$2]*[.A374]" office:value-type="float" office:value="0.4541015625" calcext:value-type="float">
            <text:p>0.45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$C$2]*[.A375]" office:value-type="float" office:value="0.455322265625" calcext:value-type="float">
            <text:p>0.455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$C$2]*[.A376]" office:value-type="float" office:value="0.45654296875" calcext:value-type="float">
            <text:p>0.45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$C$2]*[.A377]" office:value-type="float" office:value="0.457763671875" calcext:value-type="float">
            <text:p>0.458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$C$2]*[.A378]" office:value-type="float" office:value="0.458984375" calcext:value-type="float">
            <text:p>0.459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$C$2]*[.A379]" office:value-type="float" office:value="0.460205078125" calcext:value-type="float">
            <text:p>0.460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$C$2]*[.A380]" office:value-type="float" office:value="0.46142578125" calcext:value-type="float">
            <text:p>0.46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$C$2]*[.A381]" office:value-type="float" office:value="0.462646484375" calcext:value-type="float">
            <text:p>0.463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$C$2]*[.A382]" office:value-type="float" office:value="0.4638671875" calcext:value-type="float">
            <text:p>0.464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$C$2]*[.A383]" office:value-type="float" office:value="0.465087890625" calcext:value-type="float">
            <text:p>0.465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$C$2]*[.A384]" office:value-type="float" office:value="0.46630859375" calcext:value-type="float">
            <text:p>0.466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$C$2]*[.A385]" office:value-type="float" office:value="0.467529296875" calcext:value-type="float">
            <text:p>0.468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$C$2]*[.A386]" office:value-type="float" office:value="0.46875" calcext:value-type="float">
            <text:p>0.469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$C$2]*[.A387]" office:value-type="float" office:value="0.469970703125" calcext:value-type="float">
            <text:p>0.470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$C$2]*[.A388]" office:value-type="float" office:value="0.47119140625" calcext:value-type="float">
            <text:p>0.471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$C$2]*[.A389]" office:value-type="float" office:value="0.472412109375" calcext:value-type="float">
            <text:p>0.472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$C$2]*[.A390]" office:value-type="float" office:value="0.4736328125" calcext:value-type="float">
            <text:p>0.474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$C$2]*[.A391]" office:value-type="float" office:value="0.474853515625" calcext:value-type="float">
            <text:p>0.475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$C$2]*[.A392]" office:value-type="float" office:value="0.47607421875" calcext:value-type="float">
            <text:p>0.47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$C$2]*[.A393]" office:value-type="float" office:value="0.477294921875" calcext:value-type="float">
            <text:p>0.47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$C$2]*[.A394]" office:value-type="float" office:value="0.478515625" calcext:value-type="float">
            <text:p>0.47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$C$2]*[.A395]" office:value-type="float" office:value="0.479736328125" calcext:value-type="float">
            <text:p>0.480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$C$2]*[.A396]" office:value-type="float" office:value="0.48095703125" calcext:value-type="float">
            <text:p>0.481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$C$2]*[.A397]" office:value-type="float" office:value="0.482177734375" calcext:value-type="float">
            <text:p>0.482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$C$2]*[.A398]" office:value-type="float" office:value="0.4833984375" calcext:value-type="float">
            <text:p>0.483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$C$2]*[.A399]" office:value-type="float" office:value="0.484619140625" calcext:value-type="float">
            <text:p>0.485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$C$2]*[.A400]" office:value-type="float" office:value="0.48583984375" calcext:value-type="float">
            <text:p>0.486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$C$2]*[.A401]" office:value-type="float" office:value="0.487060546875" calcext:value-type="float">
            <text:p>0.48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C$2]*[.A402]" office:value-type="float" office:value="0.48828125" calcext:value-type="float">
            <text:p>0.488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$C$2]*[.A403]" office:value-type="float" office:value="0.489501953125" calcext:value-type="float">
            <text:p>0.490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$C$2]*[.A404]" office:value-type="float" office:value="0.49072265625" calcext:value-type="float">
            <text:p>0.491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$C$2]*[.A405]" office:value-type="float" office:value="0.491943359375" calcext:value-type="float">
            <text:p>0.492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$C$2]*[.A406]" office:value-type="float" office:value="0.4931640625" calcext:value-type="float">
            <text:p>0.493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$C$2]*[.A407]" office:value-type="float" office:value="0.494384765625" calcext:value-type="float">
            <text:p>0.494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$C$2]*[.A408]" office:value-type="float" office:value="0.49560546875" calcext:value-type="float">
            <text:p>0.496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$C$2]*[.A409]" office:value-type="float" office:value="0.496826171875" calcext:value-type="float">
            <text:p>0.497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$C$2]*[.A410]" office:value-type="float" office:value="0.498046875" calcext:value-type="float">
            <text:p>0.498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$C$2]*[.A411]" office:value-type="float" office:value="0.499267578125" calcext:value-type="float">
            <text:p>0.499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$C$2]*[.A412]" office:value-type="float" office:value="0.50048828125" calcext:value-type="float">
            <text:p>0.50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$C$2]*[.A413]" office:value-type="float" office:value="0.501708984375" calcext:value-type="float">
            <text:p>0.502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$C$2]*[.A414]" office:value-type="float" office:value="0.5029296875" calcext:value-type="float">
            <text:p>0.503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$C$2]*[.A415]" office:value-type="float" office:value="0.504150390625" calcext:value-type="float">
            <text:p>0.504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$C$2]*[.A416]" office:value-type="float" office:value="0.50537109375" calcext:value-type="float">
            <text:p>0.505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$C$2]*[.A417]" office:value-type="float" office:value="0.506591796875" calcext:value-type="float">
            <text:p>0.507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$C$2]*[.A418]" office:value-type="float" office:value="0.5078125" calcext:value-type="float">
            <text:p>0.508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$C$2]*[.A419]" office:value-type="float" office:value="0.509033203125" calcext:value-type="float">
            <text:p>0.50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$C$2]*[.A420]" office:value-type="float" office:value="0.51025390625" calcext:value-type="float">
            <text:p>0.51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$C$2]*[.A421]" office:value-type="float" office:value="0.511474609375" calcext:value-type="float">
            <text:p>0.511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$C$2]*[.A422]" office:value-type="float" office:value="0.5126953125" calcext:value-type="float">
            <text:p>0.51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$C$2]*[.A423]" office:value-type="float" office:value="0.513916015625" calcext:value-type="float">
            <text:p>0.514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$C$2]*[.A424]" office:value-type="float" office:value="0.51513671875" calcext:value-type="float">
            <text:p>0.515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$C$2]*[.A425]" office:value-type="float" office:value="0.516357421875" calcext:value-type="float">
            <text:p>0.516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$C$2]*[.A426]" office:value-type="float" office:value="0.517578125" calcext:value-type="float">
            <text:p>0.518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$C$2]*[.A427]" office:value-type="float" office:value="0.518798828125" calcext:value-type="float">
            <text:p>0.519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$C$2]*[.A428]" office:value-type="float" office:value="0.52001953125" calcext:value-type="float">
            <text:p>0.520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$C$2]*[.A429]" office:value-type="float" office:value="0.521240234375" calcext:value-type="float">
            <text:p>0.521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$C$2]*[.A430]" office:value-type="float" office:value="0.5224609375" calcext:value-type="float">
            <text:p>0.522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$C$2]*[.A431]" office:value-type="float" office:value="0.523681640625" calcext:value-type="float">
            <text:p>0.524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$C$2]*[.A432]" office:value-type="float" office:value="0.52490234375" calcext:value-type="float">
            <text:p>0.525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$C$2]*[.A433]" office:value-type="float" office:value="0.526123046875" calcext:value-type="float">
            <text:p>0.52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$C$2]*[.A434]" office:value-type="float" office:value="0.52734375" calcext:value-type="float">
            <text:p>0.527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$C$2]*[.A435]" office:value-type="float" office:value="0.528564453125" calcext:value-type="float">
            <text:p>0.529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$C$2]*[.A436]" office:value-type="float" office:value="0.52978515625" calcext:value-type="float">
            <text:p>0.530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$C$2]*[.A437]" office:value-type="float" office:value="0.531005859375" calcext:value-type="float">
            <text:p>0.53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$C$2]*[.A438]" office:value-type="float" office:value="0.5322265625" calcext:value-type="float">
            <text:p>0.532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$C$2]*[.A439]" office:value-type="float" office:value="0.533447265625" calcext:value-type="float">
            <text:p>0.533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$C$2]*[.A440]" office:value-type="float" office:value="0.53466796875" calcext:value-type="float">
            <text:p>0.535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$C$2]*[.A441]" office:value-type="float" office:value="0.535888671875" calcext:value-type="float">
            <text:p>0.536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$C$2]*[.A442]" office:value-type="float" office:value="0.537109375" calcext:value-type="float">
            <text:p>0.537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$C$2]*[.A443]" office:value-type="float" office:value="0.538330078125" calcext:value-type="float">
            <text:p>0.538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$C$2]*[.A444]" office:value-type="float" office:value="0.53955078125" calcext:value-type="float">
            <text:p>0.540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$C$2]*[.A445]" office:value-type="float" office:value="0.540771484375" calcext:value-type="float">
            <text:p>0.541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$C$2]*[.A446]" office:value-type="float" office:value="0.5419921875" calcext:value-type="float">
            <text:p>0.542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$C$2]*[.A447]" office:value-type="float" office:value="0.543212890625" calcext:value-type="float">
            <text:p>0.543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$C$2]*[.A448]" office:value-type="float" office:value="0.54443359375" calcext:value-type="float">
            <text:p>0.544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$C$2]*[.A449]" office:value-type="float" office:value="0.545654296875" calcext:value-type="float">
            <text:p>0.546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$C$2]*[.A450]" office:value-type="float" office:value="0.546875" calcext:value-type="float">
            <text:p>0.547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$C$2]*[.A451]" office:value-type="float" office:value="0.548095703125" calcext:value-type="float">
            <text:p>0.548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$C$2]*[.A452]" office:value-type="float" office:value="0.54931640625" calcext:value-type="float">
            <text:p>0.549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$C$2]*[.A453]" office:value-type="float" office:value="0.550537109375" calcext:value-type="float">
            <text:p>0.551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$C$2]*[.A454]" office:value-type="float" office:value="0.5517578125" calcext:value-type="float">
            <text:p>0.552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$C$2]*[.A455]" office:value-type="float" office:value="0.552978515625" calcext:value-type="float">
            <text:p>0.553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$C$2]*[.A456]" office:value-type="float" office:value="0.55419921875" calcext:value-type="float">
            <text:p>0.554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$C$2]*[.A457]" office:value-type="float" office:value="0.555419921875" calcext:value-type="float">
            <text:p>0.555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$C$2]*[.A458]" office:value-type="float" office:value="0.556640625" calcext:value-type="float">
            <text:p>0.557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$C$2]*[.A459]" office:value-type="float" office:value="0.557861328125" calcext:value-type="float">
            <text:p>0.558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$C$2]*[.A460]" office:value-type="float" office:value="0.55908203125" calcext:value-type="float">
            <text:p>0.559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$C$2]*[.A461]" office:value-type="float" office:value="0.560302734375" calcext:value-type="float">
            <text:p>0.56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$C$2]*[.A462]" office:value-type="float" office:value="0.5615234375" calcext:value-type="float">
            <text:p>0.562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$C$2]*[.A463]" office:value-type="float" office:value="0.562744140625" calcext:value-type="float">
            <text:p>0.563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$C$2]*[.A464]" office:value-type="float" office:value="0.56396484375" calcext:value-type="float">
            <text:p>0.564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$C$2]*[.A465]" office:value-type="float" office:value="0.565185546875" calcext:value-type="float">
            <text:p>0.565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$C$2]*[.A466]" office:value-type="float" office:value="0.56640625" calcext:value-type="float">
            <text:p>0.566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$C$2]*[.A467]" office:value-type="float" office:value="0.567626953125" calcext:value-type="float">
            <text:p>0.568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$C$2]*[.A468]" office:value-type="float" office:value="0.56884765625" calcext:value-type="float">
            <text:p>0.569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$C$2]*[.A469]" office:value-type="float" office:value="0.570068359375" calcext:value-type="float">
            <text:p>0.570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$C$2]*[.A470]" office:value-type="float" office:value="0.5712890625" calcext:value-type="float">
            <text:p>0.571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$C$2]*[.A471]" office:value-type="float" office:value="0.572509765625" calcext:value-type="float">
            <text:p>0.573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$C$2]*[.A472]" office:value-type="float" office:value="0.57373046875" calcext:value-type="float">
            <text:p>0.574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$C$2]*[.A473]" office:value-type="float" office:value="0.574951171875" calcext:value-type="float">
            <text:p>0.575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$C$2]*[.A474]" office:value-type="float" office:value="0.576171875" calcext:value-type="float">
            <text:p>0.576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$C$2]*[.A475]" office:value-type="float" office:value="0.577392578125" calcext:value-type="float">
            <text:p>0.577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$C$2]*[.A476]" office:value-type="float" office:value="0.57861328125" calcext:value-type="float">
            <text:p>0.579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$C$2]*[.A477]" office:value-type="float" office:value="0.579833984375" calcext:value-type="float">
            <text:p>0.580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$C$2]*[.A478]" office:value-type="float" office:value="0.5810546875" calcext:value-type="float">
            <text:p>0.581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$C$2]*[.A479]" office:value-type="float" office:value="0.582275390625" calcext:value-type="float">
            <text:p>0.582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$C$2]*[.A480]" office:value-type="float" office:value="0.58349609375" calcext:value-type="float">
            <text:p>0.583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$C$2]*[.A481]" office:value-type="float" office:value="0.584716796875" calcext:value-type="float">
            <text:p>0.585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$C$2]*[.A482]" office:value-type="float" office:value="0.5859375" calcext:value-type="float">
            <text:p>0.586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$C$2]*[.A483]" office:value-type="float" office:value="0.587158203125" calcext:value-type="float">
            <text:p>0.587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$C$2]*[.A484]" office:value-type="float" office:value="0.58837890625" calcext:value-type="float">
            <text:p>0.588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$C$2]*[.A485]" office:value-type="float" office:value="0.589599609375" calcext:value-type="float">
            <text:p>0.590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$C$2]*[.A486]" office:value-type="float" office:value="0.5908203125" calcext:value-type="float">
            <text:p>0.591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$C$2]*[.A487]" office:value-type="float" office:value="0.592041015625" calcext:value-type="float">
            <text:p>0.592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$C$2]*[.A488]" office:value-type="float" office:value="0.59326171875" calcext:value-type="float">
            <text:p>0.593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$C$2]*[.A489]" office:value-type="float" office:value="0.594482421875" calcext:value-type="float">
            <text:p>0.594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$C$2]*[.A490]" office:value-type="float" office:value="0.595703125" calcext:value-type="float">
            <text:p>0.596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$C$2]*[.A491]" office:value-type="float" office:value="0.596923828125" calcext:value-type="float">
            <text:p>0.597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$C$2]*[.A492]" office:value-type="float" office:value="0.59814453125" calcext:value-type="float">
            <text:p>0.598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$C$2]*[.A493]" office:value-type="float" office:value="0.599365234375" calcext:value-type="float">
            <text:p>0.599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$C$2]*[.A494]" office:value-type="float" office:value="0.6005859375" calcext:value-type="float">
            <text:p>0.60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$C$2]*[.A495]" office:value-type="float" office:value="0.601806640625" calcext:value-type="float">
            <text:p>0.602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$C$2]*[.A496]" office:value-type="float" office:value="0.60302734375" calcext:value-type="float">
            <text:p>0.603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$C$2]*[.A497]" office:value-type="float" office:value="0.604248046875" calcext:value-type="float">
            <text:p>0.604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$C$2]*[.A498]" office:value-type="float" office:value="0.60546875" calcext:value-type="float">
            <text:p>0.605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$C$2]*[.A499]" office:value-type="float" office:value="0.606689453125" calcext:value-type="float">
            <text:p>0.607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$C$2]*[.A500]" office:value-type="float" office:value="0.60791015625" calcext:value-type="float">
            <text:p>0.608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$C$2]*[.A501]" office:value-type="float" office:value="0.609130859375" calcext:value-type="float">
            <text:p>0.609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C$2]*[.A502]" office:value-type="float" office:value="0.6103515625" calcext:value-type="float">
            <text:p>0.610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$C$2]*[.A503]" office:value-type="float" office:value="0.611572265625" calcext:value-type="float">
            <text:p>0.612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$C$2]*[.A504]" office:value-type="float" office:value="0.61279296875" calcext:value-type="float">
            <text:p>0.613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$C$2]*[.A505]" office:value-type="float" office:value="0.614013671875" calcext:value-type="float">
            <text:p>0.614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$C$2]*[.A506]" office:value-type="float" office:value="0.615234375" calcext:value-type="float">
            <text:p>0.615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$C$2]*[.A507]" office:value-type="float" office:value="0.616455078125" calcext:value-type="float">
            <text:p>0.616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$C$2]*[.A508]" office:value-type="float" office:value="0.61767578125" calcext:value-type="float">
            <text:p>0.618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$C$2]*[.A509]" office:value-type="float" office:value="0.618896484375" calcext:value-type="float">
            <text:p>0.619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$C$2]*[.A510]" office:value-type="float" office:value="0.6201171875" calcext:value-type="float">
            <text:p>0.620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$C$2]*[.A511]" office:value-type="float" office:value="0.621337890625" calcext:value-type="float">
            <text:p>0.62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$C$2]*[.A512]" office:value-type="float" office:value="0.62255859375" calcext:value-type="float">
            <text:p>0.623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$C$2]*[.A513]" office:value-type="float" office:value="0.623779296875" calcext:value-type="float">
            <text:p>0.62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C$2]*[.A514]" office:value-type="float" office:value="0.625" calcext:value-type="float">
            <text:p>0.625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$C$2]*[.A515]" office:value-type="float" office:value="0.626220703125" calcext:value-type="float">
            <text:p>0.626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$C$2]*[.A516]" office:value-type="float" office:value="0.62744140625" calcext:value-type="float">
            <text:p>0.627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$C$2]*[.A517]" office:value-type="float" office:value="0.628662109375" calcext:value-type="float">
            <text:p>0.629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$C$2]*[.A518]" office:value-type="float" office:value="0.6298828125" calcext:value-type="float">
            <text:p>0.630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$C$2]*[.A519]" office:value-type="float" office:value="0.631103515625" calcext:value-type="float">
            <text:p>0.631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$C$2]*[.A520]" office:value-type="float" office:value="0.63232421875" calcext:value-type="float">
            <text:p>0.632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$C$2]*[.A521]" office:value-type="float" office:value="0.633544921875" calcext:value-type="float">
            <text:p>0.63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$C$2]*[.A522]" office:value-type="float" office:value="0.634765625" calcext:value-type="float">
            <text:p>0.63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$C$2]*[.A523]" office:value-type="float" office:value="0.635986328125" calcext:value-type="float">
            <text:p>0.636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$C$2]*[.A524]" office:value-type="float" office:value="0.63720703125" calcext:value-type="float">
            <text:p>0.637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$C$2]*[.A525]" office:value-type="float" office:value="0.638427734375" calcext:value-type="float">
            <text:p>0.638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$C$2]*[.A526]" office:value-type="float" office:value="0.6396484375" calcext:value-type="float">
            <text:p>0.640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$C$2]*[.A527]" office:value-type="float" office:value="0.640869140625" calcext:value-type="float">
            <text:p>0.64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$C$2]*[.A528]" office:value-type="float" office:value="0.64208984375" calcext:value-type="float">
            <text:p>0.642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$C$2]*[.A529]" office:value-type="float" office:value="0.643310546875" calcext:value-type="float">
            <text:p>0.643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$C$2]*[.A530]" office:value-type="float" office:value="0.64453125" calcext:value-type="float">
            <text:p>0.645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$C$2]*[.A531]" office:value-type="float" office:value="0.645751953125" calcext:value-type="float">
            <text:p>0.646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$C$2]*[.A532]" office:value-type="float" office:value="0.64697265625" calcext:value-type="float">
            <text:p>0.647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$C$2]*[.A533]" office:value-type="float" office:value="0.648193359375" calcext:value-type="float">
            <text:p>0.648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$C$2]*[.A534]" office:value-type="float" office:value="0.6494140625" calcext:value-type="float">
            <text:p>0.649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$C$2]*[.A535]" office:value-type="float" office:value="0.650634765625" calcext:value-type="float">
            <text:p>0.651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$C$2]*[.A536]" office:value-type="float" office:value="0.65185546875" calcext:value-type="float">
            <text:p>0.652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$C$2]*[.A537]" office:value-type="float" office:value="0.653076171875" calcext:value-type="float">
            <text:p>0.653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$C$2]*[.A538]" office:value-type="float" office:value="0.654296875" calcext:value-type="float">
            <text:p>0.654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$C$2]*[.A539]" office:value-type="float" office:value="0.655517578125" calcext:value-type="float">
            <text:p>0.656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$C$2]*[.A540]" office:value-type="float" office:value="0.65673828125" calcext:value-type="float">
            <text:p>0.657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$C$2]*[.A541]" office:value-type="float" office:value="0.657958984375" calcext:value-type="float">
            <text:p>0.658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$C$2]*[.A542]" office:value-type="float" office:value="0.6591796875" calcext:value-type="float">
            <text:p>0.659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$C$2]*[.A543]" office:value-type="float" office:value="0.660400390625" calcext:value-type="float">
            <text:p>0.660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$C$2]*[.A544]" office:value-type="float" office:value="0.66162109375" calcext:value-type="float">
            <text:p>0.662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$C$2]*[.A545]" office:value-type="float" office:value="0.662841796875" calcext:value-type="float">
            <text:p>0.663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$C$2]*[.A546]" office:value-type="float" office:value="0.6640625" calcext:value-type="float">
            <text:p>0.664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$C$2]*[.A547]" office:value-type="float" office:value="0.665283203125" calcext:value-type="float">
            <text:p>0.665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$C$2]*[.A548]" office:value-type="float" office:value="0.66650390625" calcext:value-type="float">
            <text:p>0.667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$C$2]*[.A549]" office:value-type="float" office:value="0.667724609375" calcext:value-type="float">
            <text:p>0.668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$C$2]*[.A550]" office:value-type="float" office:value="0.6689453125" calcext:value-type="float">
            <text:p>0.669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$C$2]*[.A551]" office:value-type="float" office:value="0.670166015625" calcext:value-type="float">
            <text:p>0.670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$C$2]*[.A552]" office:value-type="float" office:value="0.67138671875" calcext:value-type="float">
            <text:p>0.67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$C$2]*[.A553]" office:value-type="float" office:value="0.672607421875" calcext:value-type="float">
            <text:p>0.673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$C$2]*[.A554]" office:value-type="float" office:value="0.673828125" calcext:value-type="float">
            <text:p>0.674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$C$2]*[.A555]" office:value-type="float" office:value="0.675048828125" calcext:value-type="float">
            <text:p>0.67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$C$2]*[.A556]" office:value-type="float" office:value="0.67626953125" calcext:value-type="float">
            <text:p>0.67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$C$2]*[.A557]" office:value-type="float" office:value="0.677490234375" calcext:value-type="float">
            <text:p>0.67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$C$2]*[.A558]" office:value-type="float" office:value="0.6787109375" calcext:value-type="float">
            <text:p>0.679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$C$2]*[.A559]" office:value-type="float" office:value="0.679931640625" calcext:value-type="float">
            <text:p>0.680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$C$2]*[.A560]" office:value-type="float" office:value="0.68115234375" calcext:value-type="float">
            <text:p>0.68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$C$2]*[.A561]" office:value-type="float" office:value="0.682373046875" calcext:value-type="float">
            <text:p>0.682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$C$2]*[.A562]" office:value-type="float" office:value="0.68359375" calcext:value-type="float">
            <text:p>0.684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$C$2]*[.A563]" office:value-type="float" office:value="0.684814453125" calcext:value-type="float">
            <text:p>0.685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$C$2]*[.A564]" office:value-type="float" office:value="0.68603515625" calcext:value-type="float">
            <text:p>0.686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$C$2]*[.A565]" office:value-type="float" office:value="0.687255859375" calcext:value-type="float">
            <text:p>0.687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$C$2]*[.A566]" office:value-type="float" office:value="0.6884765625" calcext:value-type="float">
            <text:p>0.688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$C$2]*[.A567]" office:value-type="float" office:value="0.689697265625" calcext:value-type="float">
            <text:p>0.690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$C$2]*[.A568]" office:value-type="float" office:value="0.69091796875" calcext:value-type="float">
            <text:p>0.69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$C$2]*[.A569]" office:value-type="float" office:value="0.692138671875" calcext:value-type="float">
            <text:p>0.692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$C$2]*[.A570]" office:value-type="float" office:value="0.693359375" calcext:value-type="float">
            <text:p>0.693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$C$2]*[.A571]" office:value-type="float" office:value="0.694580078125" calcext:value-type="float">
            <text:p>0.695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$C$2]*[.A572]" office:value-type="float" office:value="0.69580078125" calcext:value-type="float">
            <text:p>0.696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$C$2]*[.A573]" office:value-type="float" office:value="0.697021484375" calcext:value-type="float">
            <text:p>0.697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$C$2]*[.A574]" office:value-type="float" office:value="0.6982421875" calcext:value-type="float">
            <text:p>0.698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$C$2]*[.A575]" office:value-type="float" office:value="0.699462890625" calcext:value-type="float">
            <text:p>0.699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$C$2]*[.A576]" office:value-type="float" office:value="0.70068359375" calcext:value-type="float">
            <text:p>0.701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$C$2]*[.A577]" office:value-type="float" office:value="0.701904296875" calcext:value-type="float">
            <text:p>0.702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$C$2]*[.A578]" office:value-type="float" office:value="0.703125" calcext:value-type="float">
            <text:p>0.703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$C$2]*[.A579]" office:value-type="float" office:value="0.704345703125" calcext:value-type="float">
            <text:p>0.704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$C$2]*[.A580]" office:value-type="float" office:value="0.70556640625" calcext:value-type="float">
            <text:p>0.706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$C$2]*[.A581]" office:value-type="float" office:value="0.706787109375" calcext:value-type="float">
            <text:p>0.707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$C$2]*[.A582]" office:value-type="float" office:value="0.7080078125" calcext:value-type="float">
            <text:p>0.708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$C$2]*[.A583]" office:value-type="float" office:value="0.709228515625" calcext:value-type="float">
            <text:p>0.70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$C$2]*[.A584]" office:value-type="float" office:value="0.71044921875" calcext:value-type="float">
            <text:p>0.71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$C$2]*[.A585]" office:value-type="float" office:value="0.711669921875" calcext:value-type="float">
            <text:p>0.712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$C$2]*[.A586]" office:value-type="float" office:value="0.712890625" calcext:value-type="float">
            <text:p>0.713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$C$2]*[.A587]" office:value-type="float" office:value="0.714111328125" calcext:value-type="float">
            <text:p>0.714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$C$2]*[.A588]" office:value-type="float" office:value="0.71533203125" calcext:value-type="float">
            <text:p>0.715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$C$2]*[.A589]" office:value-type="float" office:value="0.716552734375" calcext:value-type="float">
            <text:p>0.717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$C$2]*[.A590]" office:value-type="float" office:value="0.7177734375" calcext:value-type="float">
            <text:p>0.718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$C$2]*[.A591]" office:value-type="float" office:value="0.718994140625" calcext:value-type="float">
            <text:p>0.719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$C$2]*[.A592]" office:value-type="float" office:value="0.72021484375" calcext:value-type="float">
            <text:p>0.720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$C$2]*[.A593]" office:value-type="float" office:value="0.721435546875" calcext:value-type="float">
            <text:p>0.721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$C$2]*[.A594]" office:value-type="float" office:value="0.72265625" calcext:value-type="float">
            <text:p>0.723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$C$2]*[.A595]" office:value-type="float" office:value="0.723876953125" calcext:value-type="float">
            <text:p>0.724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$C$2]*[.A596]" office:value-type="float" office:value="0.72509765625" calcext:value-type="float">
            <text:p>0.725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$C$2]*[.A597]" office:value-type="float" office:value="0.726318359375" calcext:value-type="float">
            <text:p>0.726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$C$2]*[.A598]" office:value-type="float" office:value="0.7275390625" calcext:value-type="float">
            <text:p>0.728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$C$2]*[.A599]" office:value-type="float" office:value="0.728759765625" calcext:value-type="float">
            <text:p>0.729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$C$2]*[.A600]" office:value-type="float" office:value="0.72998046875" calcext:value-type="float">
            <text:p>0.730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$C$2]*[.A601]" office:value-type="float" office:value="0.731201171875" calcext:value-type="float">
            <text:p>0.73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C$2]*[.A602]" office:value-type="float" office:value="0.732421875" calcext:value-type="float">
            <text:p>0.732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$C$2]*[.A603]" office:value-type="float" office:value="0.733642578125" calcext:value-type="float">
            <text:p>0.734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$C$2]*[.A604]" office:value-type="float" office:value="0.73486328125" calcext:value-type="float">
            <text:p>0.73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$C$2]*[.A605]" office:value-type="float" office:value="0.736083984375" calcext:value-type="float">
            <text:p>0.73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$C$2]*[.A606]" office:value-type="float" office:value="0.7373046875" calcext:value-type="float">
            <text:p>0.737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$C$2]*[.A607]" office:value-type="float" office:value="0.738525390625" calcext:value-type="float">
            <text:p>0.739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$C$2]*[.A608]" office:value-type="float" office:value="0.73974609375" calcext:value-type="float">
            <text:p>0.740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$C$2]*[.A609]" office:value-type="float" office:value="0.740966796875" calcext:value-type="float">
            <text:p>0.741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$C$2]*[.A610]" office:value-type="float" office:value="0.7421875" calcext:value-type="float">
            <text:p>0.742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$C$2]*[.A611]" office:value-type="float" office:value="0.743408203125" calcext:value-type="float">
            <text:p>0.743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$C$2]*[.A612]" office:value-type="float" office:value="0.74462890625" calcext:value-type="float">
            <text:p>0.745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$C$2]*[.A613]" office:value-type="float" office:value="0.745849609375" calcext:value-type="float">
            <text:p>0.746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$C$2]*[.A614]" office:value-type="float" office:value="0.7470703125" calcext:value-type="float">
            <text:p>0.747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$C$2]*[.A615]" office:value-type="float" office:value="0.748291015625" calcext:value-type="float">
            <text:p>0.748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$C$2]*[.A616]" office:value-type="float" office:value="0.74951171875" calcext:value-type="float">
            <text:p>0.750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$C$2]*[.A617]" office:value-type="float" office:value="0.750732421875" calcext:value-type="float">
            <text:p>0.751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$C$2]*[.A618]" office:value-type="float" office:value="0.751953125" calcext:value-type="float">
            <text:p>0.752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$C$2]*[.A619]" office:value-type="float" office:value="0.753173828125" calcext:value-type="float">
            <text:p>0.753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$C$2]*[.A620]" office:value-type="float" office:value="0.75439453125" calcext:value-type="float">
            <text:p>0.754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$C$2]*[.A621]" office:value-type="float" office:value="0.755615234375" calcext:value-type="float">
            <text:p>0.756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$C$2]*[.A622]" office:value-type="float" office:value="0.7568359375" calcext:value-type="float">
            <text:p>0.757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$C$2]*[.A623]" office:value-type="float" office:value="0.758056640625" calcext:value-type="float">
            <text:p>0.758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$C$2]*[.A624]" office:value-type="float" office:value="0.75927734375" calcext:value-type="float">
            <text:p>0.759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$C$2]*[.A625]" office:value-type="float" office:value="0.760498046875" calcext:value-type="float">
            <text:p>0.760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$C$2]*[.A626]" office:value-type="float" office:value="0.76171875" calcext:value-type="float">
            <text:p>0.762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$C$2]*[.A627]" office:value-type="float" office:value="0.762939453125" calcext:value-type="float">
            <text:p>0.763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$C$2]*[.A628]" office:value-type="float" office:value="0.76416015625" calcext:value-type="float">
            <text:p>0.764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$C$2]*[.A629]" office:value-type="float" office:value="0.765380859375" calcext:value-type="float">
            <text:p>0.765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$C$2]*[.A630]" office:value-type="float" office:value="0.7666015625" calcext:value-type="float">
            <text:p>0.767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$C$2]*[.A631]" office:value-type="float" office:value="0.767822265625" calcext:value-type="float">
            <text:p>0.768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$C$2]*[.A632]" office:value-type="float" office:value="0.76904296875" calcext:value-type="float">
            <text:p>0.769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$C$2]*[.A633]" office:value-type="float" office:value="0.770263671875" calcext:value-type="float">
            <text:p>0.770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$C$2]*[.A634]" office:value-type="float" office:value="0.771484375" calcext:value-type="float">
            <text:p>0.771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$C$2]*[.A635]" office:value-type="float" office:value="0.772705078125" calcext:value-type="float">
            <text:p>0.773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$C$2]*[.A636]" office:value-type="float" office:value="0.77392578125" calcext:value-type="float">
            <text:p>0.774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$C$2]*[.A637]" office:value-type="float" office:value="0.775146484375" calcext:value-type="float">
            <text:p>0.775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$C$2]*[.A638]" office:value-type="float" office:value="0.7763671875" calcext:value-type="float">
            <text:p>0.776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$C$2]*[.A639]" office:value-type="float" office:value="0.777587890625" calcext:value-type="float">
            <text:p>0.778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$C$2]*[.A640]" office:value-type="float" office:value="0.77880859375" calcext:value-type="float">
            <text:p>0.779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$C$2]*[.A641]" office:value-type="float" office:value="0.780029296875" calcext:value-type="float">
            <text:p>0.780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$C$2]*[.A642]" office:value-type="float" office:value="0.78125" calcext:value-type="float">
            <text:p>0.781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$C$2]*[.A643]" office:value-type="float" office:value="0.782470703125" calcext:value-type="float">
            <text:p>0.782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$C$2]*[.A644]" office:value-type="float" office:value="0.78369140625" calcext:value-type="float">
            <text:p>0.784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$C$2]*[.A645]" office:value-type="float" office:value="0.784912109375" calcext:value-type="float">
            <text:p>0.785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$C$2]*[.A646]" office:value-type="float" office:value="0.7861328125" calcext:value-type="float">
            <text:p>0.786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$C$2]*[.A647]" office:value-type="float" office:value="0.787353515625" calcext:value-type="float">
            <text:p>0.787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$C$2]*[.A648]" office:value-type="float" office:value="0.78857421875" calcext:value-type="float">
            <text:p>0.789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$C$2]*[.A649]" office:value-type="float" office:value="0.789794921875" calcext:value-type="float">
            <text:p>0.790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$C$2]*[.A650]" office:value-type="float" office:value="0.791015625" calcext:value-type="float">
            <text:p>0.791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$C$2]*[.A651]" office:value-type="float" office:value="0.792236328125" calcext:value-type="float">
            <text:p>0.792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$C$2]*[.A652]" office:value-type="float" office:value="0.79345703125" calcext:value-type="float">
            <text:p>0.793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$C$2]*[.A653]" office:value-type="float" office:value="0.794677734375" calcext:value-type="float">
            <text:p>0.795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$C$2]*[.A654]" office:value-type="float" office:value="0.7958984375" calcext:value-type="float">
            <text:p>0.796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$C$2]*[.A655]" office:value-type="float" office:value="0.797119140625" calcext:value-type="float">
            <text:p>0.797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$C$2]*[.A656]" office:value-type="float" office:value="0.79833984375" calcext:value-type="float">
            <text:p>0.798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$C$2]*[.A657]" office:value-type="float" office:value="0.799560546875" calcext:value-type="float">
            <text:p>0.80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$C$2]*[.A658]" office:value-type="float" office:value="0.80078125" calcext:value-type="float">
            <text:p>0.801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$C$2]*[.A659]" office:value-type="float" office:value="0.802001953125" calcext:value-type="float">
            <text:p>0.802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$C$2]*[.A660]" office:value-type="float" office:value="0.80322265625" calcext:value-type="float">
            <text:p>0.803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$C$2]*[.A661]" office:value-type="float" office:value="0.804443359375" calcext:value-type="float">
            <text:p>0.804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$C$2]*[.A662]" office:value-type="float" office:value="0.8056640625" calcext:value-type="float">
            <text:p>0.806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$C$2]*[.A663]" office:value-type="float" office:value="0.806884765625" calcext:value-type="float">
            <text:p>0.807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$C$2]*[.A664]" office:value-type="float" office:value="0.80810546875" calcext:value-type="float">
            <text:p>0.808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$C$2]*[.A665]" office:value-type="float" office:value="0.809326171875" calcext:value-type="float">
            <text:p>0.809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$C$2]*[.A666]" office:value-type="float" office:value="0.810546875" calcext:value-type="float">
            <text:p>0.811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$C$2]*[.A667]" office:value-type="float" office:value="0.811767578125" calcext:value-type="float">
            <text:p>0.812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$C$2]*[.A668]" office:value-type="float" office:value="0.81298828125" calcext:value-type="float">
            <text:p>0.813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$C$2]*[.A669]" office:value-type="float" office:value="0.814208984375" calcext:value-type="float">
            <text:p>0.814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$C$2]*[.A670]" office:value-type="float" office:value="0.8154296875" calcext:value-type="float">
            <text:p>0.815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$C$2]*[.A671]" office:value-type="float" office:value="0.816650390625" calcext:value-type="float">
            <text:p>0.817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$C$2]*[.A672]" office:value-type="float" office:value="0.81787109375" calcext:value-type="float">
            <text:p>0.818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$C$2]*[.A673]" office:value-type="float" office:value="0.819091796875" calcext:value-type="float">
            <text:p>0.819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$C$2]*[.A674]" office:value-type="float" office:value="0.8203125" calcext:value-type="float">
            <text:p>0.820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$C$2]*[.A675]" office:value-type="float" office:value="0.821533203125" calcext:value-type="float">
            <text:p>0.822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$C$2]*[.A676]" office:value-type="float" office:value="0.82275390625" calcext:value-type="float">
            <text:p>0.823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$C$2]*[.A677]" office:value-type="float" office:value="0.823974609375" calcext:value-type="float">
            <text:p>0.824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$C$2]*[.A678]" office:value-type="float" office:value="0.8251953125" calcext:value-type="float">
            <text:p>0.825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$C$2]*[.A679]" office:value-type="float" office:value="0.826416015625" calcext:value-type="float">
            <text:p>0.826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$C$2]*[.A680]" office:value-type="float" office:value="0.82763671875" calcext:value-type="float">
            <text:p>0.828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$C$2]*[.A681]" office:value-type="float" office:value="0.828857421875" calcext:value-type="float">
            <text:p>0.829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$C$2]*[.A682]" office:value-type="float" office:value="0.830078125" calcext:value-type="float">
            <text:p>0.830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$C$2]*[.A683]" office:value-type="float" office:value="0.831298828125" calcext:value-type="float">
            <text:p>0.831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$C$2]*[.A684]" office:value-type="float" office:value="0.83251953125" calcext:value-type="float">
            <text:p>0.833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$C$2]*[.A685]" office:value-type="float" office:value="0.833740234375" calcext:value-type="float">
            <text:p>0.834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$C$2]*[.A686]" office:value-type="float" office:value="0.8349609375" calcext:value-type="float">
            <text:p>0.835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$C$2]*[.A687]" office:value-type="float" office:value="0.836181640625" calcext:value-type="float">
            <text:p>0.836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$C$2]*[.A688]" office:value-type="float" office:value="0.83740234375" calcext:value-type="float">
            <text:p>0.837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$C$2]*[.A689]" office:value-type="float" office:value="0.838623046875" calcext:value-type="float">
            <text:p>0.839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$C$2]*[.A690]" office:value-type="float" office:value="0.83984375" calcext:value-type="float">
            <text:p>0.840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$C$2]*[.A691]" office:value-type="float" office:value="0.841064453125" calcext:value-type="float">
            <text:p>0.841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$C$2]*[.A692]" office:value-type="float" office:value="0.84228515625" calcext:value-type="float">
            <text:p>0.842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$C$2]*[.A693]" office:value-type="float" office:value="0.843505859375" calcext:value-type="float">
            <text:p>0.844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$C$2]*[.A694]" office:value-type="float" office:value="0.8447265625" calcext:value-type="float">
            <text:p>0.845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$C$2]*[.A695]" office:value-type="float" office:value="0.845947265625" calcext:value-type="float">
            <text:p>0.846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$C$2]*[.A696]" office:value-type="float" office:value="0.84716796875" calcext:value-type="float">
            <text:p>0.847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$C$2]*[.A697]" office:value-type="float" office:value="0.848388671875" calcext:value-type="float">
            <text:p>0.848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$C$2]*[.A698]" office:value-type="float" office:value="0.849609375" calcext:value-type="float">
            <text:p>0.850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$C$2]*[.A699]" office:value-type="float" office:value="0.850830078125" calcext:value-type="float">
            <text:p>0.851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$C$2]*[.A700]" office:value-type="float" office:value="0.85205078125" calcext:value-type="float">
            <text:p>0.852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$C$2]*[.A701]" office:value-type="float" office:value="0.853271484375" calcext:value-type="float">
            <text:p>0.853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C$2]*[.A702]" office:value-type="float" office:value="0.8544921875" calcext:value-type="float">
            <text:p>0.854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$C$2]*[.A703]" office:value-type="float" office:value="0.855712890625" calcext:value-type="float">
            <text:p>0.856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$C$2]*[.A704]" office:value-type="float" office:value="0.85693359375" calcext:value-type="float">
            <text:p>0.857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$C$2]*[.A705]" office:value-type="float" office:value="0.858154296875" calcext:value-type="float">
            <text:p>0.858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$C$2]*[.A706]" office:value-type="float" office:value="0.859375" calcext:value-type="float">
            <text:p>0.859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$C$2]*[.A707]" office:value-type="float" office:value="0.860595703125" calcext:value-type="float">
            <text:p>0.861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$C$2]*[.A708]" office:value-type="float" office:value="0.86181640625" calcext:value-type="float">
            <text:p>0.862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$C$2]*[.A709]" office:value-type="float" office:value="0.863037109375" calcext:value-type="float">
            <text:p>0.863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$C$2]*[.A710]" office:value-type="float" office:value="0.8642578125" calcext:value-type="float">
            <text:p>0.864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$C$2]*[.A711]" office:value-type="float" office:value="0.865478515625" calcext:value-type="float">
            <text:p>0.865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$C$2]*[.A712]" office:value-type="float" office:value="0.86669921875" calcext:value-type="float">
            <text:p>0.867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$C$2]*[.A713]" office:value-type="float" office:value="0.867919921875" calcext:value-type="float">
            <text:p>0.868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$C$2]*[.A714]" office:value-type="float" office:value="0.869140625" calcext:value-type="float">
            <text:p>0.869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$C$2]*[.A715]" office:value-type="float" office:value="0.870361328125" calcext:value-type="float">
            <text:p>0.870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$C$2]*[.A716]" office:value-type="float" office:value="0.87158203125" calcext:value-type="float">
            <text:p>0.872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$C$2]*[.A717]" office:value-type="float" office:value="0.872802734375" calcext:value-type="float">
            <text:p>0.873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$C$2]*[.A718]" office:value-type="float" office:value="0.8740234375" calcext:value-type="float">
            <text:p>0.874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$C$2]*[.A719]" office:value-type="float" office:value="0.875244140625" calcext:value-type="float">
            <text:p>0.875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$C$2]*[.A720]" office:value-type="float" office:value="0.87646484375" calcext:value-type="float">
            <text:p>0.876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$C$2]*[.A721]" office:value-type="float" office:value="0.877685546875" calcext:value-type="float">
            <text:p>0.878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$C$2]*[.A722]" office:value-type="float" office:value="0.87890625" calcext:value-type="float">
            <text:p>0.879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$C$2]*[.A723]" office:value-type="float" office:value="0.880126953125" calcext:value-type="float">
            <text:p>0.880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$C$2]*[.A724]" office:value-type="float" office:value="0.88134765625" calcext:value-type="float">
            <text:p>0.88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$C$2]*[.A725]" office:value-type="float" office:value="0.882568359375" calcext:value-type="float">
            <text:p>0.883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$C$2]*[.A726]" office:value-type="float" office:value="0.8837890625" calcext:value-type="float">
            <text:p>0.884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$C$2]*[.A727]" office:value-type="float" office:value="0.885009765625" calcext:value-type="float">
            <text:p>0.885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$C$2]*[.A728]" office:value-type="float" office:value="0.88623046875" calcext:value-type="float">
            <text:p>0.886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$C$2]*[.A729]" office:value-type="float" office:value="0.887451171875" calcext:value-type="float">
            <text:p>0.887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$C$2]*[.A730]" office:value-type="float" office:value="0.888671875" calcext:value-type="float">
            <text:p>0.889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$C$2]*[.A731]" office:value-type="float" office:value="0.889892578125" calcext:value-type="float">
            <text:p>0.890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$C$2]*[.A732]" office:value-type="float" office:value="0.89111328125" calcext:value-type="float">
            <text:p>0.891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$C$2]*[.A733]" office:value-type="float" office:value="0.892333984375" calcext:value-type="float">
            <text:p>0.892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$C$2]*[.A734]" office:value-type="float" office:value="0.8935546875" calcext:value-type="float">
            <text:p>0.894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$C$2]*[.A735]" office:value-type="float" office:value="0.894775390625" calcext:value-type="float">
            <text:p>0.895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$C$2]*[.A736]" office:value-type="float" office:value="0.89599609375" calcext:value-type="float">
            <text:p>0.896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$C$2]*[.A737]" office:value-type="float" office:value="0.897216796875" calcext:value-type="float">
            <text:p>0.897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$C$2]*[.A738]" office:value-type="float" office:value="0.8984375" calcext:value-type="float">
            <text:p>0.898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$C$2]*[.A739]" office:value-type="float" office:value="0.899658203125" calcext:value-type="float">
            <text:p>0.900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$C$2]*[.A740]" office:value-type="float" office:value="0.90087890625" calcext:value-type="float">
            <text:p>0.901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$C$2]*[.A741]" office:value-type="float" office:value="0.902099609375" calcext:value-type="float">
            <text:p>0.902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$C$2]*[.A742]" office:value-type="float" office:value="0.9033203125" calcext:value-type="float">
            <text:p>0.903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$C$2]*[.A743]" office:value-type="float" office:value="0.904541015625" calcext:value-type="float">
            <text:p>0.905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$C$2]*[.A744]" office:value-type="float" office:value="0.90576171875" calcext:value-type="float">
            <text:p>0.906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$C$2]*[.A745]" office:value-type="float" office:value="0.906982421875" calcext:value-type="float">
            <text:p>0.907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$C$2]*[.A746]" office:value-type="float" office:value="0.908203125" calcext:value-type="float">
            <text:p>0.908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$C$2]*[.A747]" office:value-type="float" office:value="0.909423828125" calcext:value-type="float">
            <text:p>0.909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$C$2]*[.A748]" office:value-type="float" office:value="0.91064453125" calcext:value-type="float">
            <text:p>0.911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$C$2]*[.A749]" office:value-type="float" office:value="0.911865234375" calcext:value-type="float">
            <text:p>0.912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$C$2]*[.A750]" office:value-type="float" office:value="0.9130859375" calcext:value-type="float">
            <text:p>0.913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$C$2]*[.A751]" office:value-type="float" office:value="0.914306640625" calcext:value-type="float">
            <text:p>0.914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$C$2]*[.A752]" office:value-type="float" office:value="0.91552734375" calcext:value-type="float">
            <text:p>0.916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$C$2]*[.A753]" office:value-type="float" office:value="0.916748046875" calcext:value-type="float">
            <text:p>0.917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$C$2]*[.A754]" office:value-type="float" office:value="0.91796875" calcext:value-type="float">
            <text:p>0.918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$C$2]*[.A755]" office:value-type="float" office:value="0.919189453125" calcext:value-type="float">
            <text:p>0.919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$C$2]*[.A756]" office:value-type="float" office:value="0.92041015625" calcext:value-type="float">
            <text:p>0.920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$C$2]*[.A757]" office:value-type="float" office:value="0.921630859375" calcext:value-type="float">
            <text:p>0.922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$C$2]*[.A758]" office:value-type="float" office:value="0.9228515625" calcext:value-type="float">
            <text:p>0.923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$C$2]*[.A759]" office:value-type="float" office:value="0.924072265625" calcext:value-type="float">
            <text:p>0.924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$C$2]*[.A760]" office:value-type="float" office:value="0.92529296875" calcext:value-type="float">
            <text:p>0.925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$C$2]*[.A761]" office:value-type="float" office:value="0.926513671875" calcext:value-type="float">
            <text:p>0.927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$C$2]*[.A762]" office:value-type="float" office:value="0.927734375" calcext:value-type="float">
            <text:p>0.928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$C$2]*[.A763]" office:value-type="float" office:value="0.928955078125" calcext:value-type="float">
            <text:p>0.929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$C$2]*[.A764]" office:value-type="float" office:value="0.93017578125" calcext:value-type="float">
            <text:p>0.930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$C$2]*[.A765]" office:value-type="float" office:value="0.931396484375" calcext:value-type="float">
            <text:p>0.931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$C$2]*[.A766]" office:value-type="float" office:value="0.9326171875" calcext:value-type="float">
            <text:p>0.933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$C$2]*[.A767]" office:value-type="float" office:value="0.933837890625" calcext:value-type="float">
            <text:p>0.934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$C$2]*[.A768]" office:value-type="float" office:value="0.93505859375" calcext:value-type="float">
            <text:p>0.935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$C$2]*[.A769]" office:value-type="float" office:value="0.936279296875" calcext:value-type="float">
            <text:p>0.936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$C$2]*[.A770]" office:value-type="float" office:value="0.9375" calcext:value-type="float">
            <text:p>0.938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$C$2]*[.A771]" office:value-type="float" office:value="0.938720703125" calcext:value-type="float">
            <text:p>0.939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$C$2]*[.A772]" office:value-type="float" office:value="0.93994140625" calcext:value-type="float">
            <text:p>0.940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$C$2]*[.A773]" office:value-type="float" office:value="0.941162109375" calcext:value-type="float">
            <text:p>0.941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$C$2]*[.A774]" office:value-type="float" office:value="0.9423828125" calcext:value-type="float">
            <text:p>0.942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$C$2]*[.A775]" office:value-type="float" office:value="0.943603515625" calcext:value-type="float">
            <text:p>0.944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$C$2]*[.A776]" office:value-type="float" office:value="0.94482421875" calcext:value-type="float">
            <text:p>0.945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$C$2]*[.A777]" office:value-type="float" office:value="0.946044921875" calcext:value-type="float">
            <text:p>0.946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$C$2]*[.A778]" office:value-type="float" office:value="0.947265625" calcext:value-type="float">
            <text:p>0.947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$C$2]*[.A779]" office:value-type="float" office:value="0.948486328125" calcext:value-type="float">
            <text:p>0.948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$C$2]*[.A780]" office:value-type="float" office:value="0.94970703125" calcext:value-type="float">
            <text:p>0.950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$C$2]*[.A781]" office:value-type="float" office:value="0.950927734375" calcext:value-type="float">
            <text:p>0.951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$C$2]*[.A782]" office:value-type="float" office:value="0.9521484375" calcext:value-type="float">
            <text:p>0.952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$C$2]*[.A783]" office:value-type="float" office:value="0.953369140625" calcext:value-type="float">
            <text:p>0.953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$C$2]*[.A784]" office:value-type="float" office:value="0.95458984375" calcext:value-type="float">
            <text:p>0.955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$C$2]*[.A785]" office:value-type="float" office:value="0.955810546875" calcext:value-type="float">
            <text:p>0.956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$C$2]*[.A786]" office:value-type="float" office:value="0.95703125" calcext:value-type="float">
            <text:p>0.957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$C$2]*[.A787]" office:value-type="float" office:value="0.958251953125" calcext:value-type="float">
            <text:p>0.958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$C$2]*[.A788]" office:value-type="float" office:value="0.95947265625" calcext:value-type="float">
            <text:p>0.959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$C$2]*[.A789]" office:value-type="float" office:value="0.960693359375" calcext:value-type="float">
            <text:p>0.961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$C$2]*[.A790]" office:value-type="float" office:value="0.9619140625" calcext:value-type="float">
            <text:p>0.962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$C$2]*[.A791]" office:value-type="float" office:value="0.963134765625" calcext:value-type="float">
            <text:p>0.963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$C$2]*[.A792]" office:value-type="float" office:value="0.96435546875" calcext:value-type="float">
            <text:p>0.964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$C$2]*[.A793]" office:value-type="float" office:value="0.965576171875" calcext:value-type="float">
            <text:p>0.966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$C$2]*[.A794]" office:value-type="float" office:value="0.966796875" calcext:value-type="float">
            <text:p>0.967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$C$2]*[.A795]" office:value-type="float" office:value="0.968017578125" calcext:value-type="float">
            <text:p>0.968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$C$2]*[.A796]" office:value-type="float" office:value="0.96923828125" calcext:value-type="float">
            <text:p>0.969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$C$2]*[.A797]" office:value-type="float" office:value="0.970458984375" calcext:value-type="float">
            <text:p>0.970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$C$2]*[.A798]" office:value-type="float" office:value="0.9716796875" calcext:value-type="float">
            <text:p>0.972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$C$2]*[.A799]" office:value-type="float" office:value="0.972900390625" calcext:value-type="float">
            <text:p>0.973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$C$2]*[.A800]" office:value-type="float" office:value="0.97412109375" calcext:value-type="float">
            <text:p>0.974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$C$2]*[.A801]" office:value-type="float" office:value="0.975341796875" calcext:value-type="float">
            <text:p>0.975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C$2]*[.A802]" office:value-type="float" office:value="0.9765625" calcext:value-type="float">
            <text:p>0.977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$C$2]*[.A803]" office:value-type="float" office:value="0.977783203125" calcext:value-type="float">
            <text:p>0.978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$C$2]*[.A804]" office:value-type="float" office:value="0.97900390625" calcext:value-type="float">
            <text:p>0.979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$C$2]*[.A805]" office:value-type="float" office:value="0.980224609375" calcext:value-type="float">
            <text:p>0.98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$C$2]*[.A806]" office:value-type="float" office:value="0.9814453125" calcext:value-type="float">
            <text:p>0.981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$C$2]*[.A807]" office:value-type="float" office:value="0.982666015625" calcext:value-type="float">
            <text:p>0.983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$C$2]*[.A808]" office:value-type="float" office:value="0.98388671875" calcext:value-type="float">
            <text:p>0.984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$C$2]*[.A809]" office:value-type="float" office:value="0.985107421875" calcext:value-type="float">
            <text:p>0.985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$C$2]*[.A810]" office:value-type="float" office:value="0.986328125" calcext:value-type="float">
            <text:p>0.986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$C$2]*[.A811]" office:value-type="float" office:value="0.987548828125" calcext:value-type="float">
            <text:p>0.988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$C$2]*[.A812]" office:value-type="float" office:value="0.98876953125" calcext:value-type="float">
            <text:p>0.989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$C$2]*[.A813]" office:value-type="float" office:value="0.989990234375" calcext:value-type="float">
            <text:p>0.990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$C$2]*[.A814]" office:value-type="float" office:value="0.9912109375" calcext:value-type="float">
            <text:p>0.991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$C$2]*[.A815]" office:value-type="float" office:value="0.992431640625" calcext:value-type="float">
            <text:p>0.992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$C$2]*[.A816]" office:value-type="float" office:value="0.99365234375" calcext:value-type="float">
            <text:p>0.994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$C$2]*[.A817]" office:value-type="float" office:value="0.994873046875" calcext:value-type="float">
            <text:p>0.99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$C$2]*[.A818]" office:value-type="float" office:value="0.99609375" calcext:value-type="float">
            <text:p>0.996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$C$2]*[.A819]" office:value-type="float" office:value="0.997314453125" calcext:value-type="float">
            <text:p>0.997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$C$2]*[.A820]" office:value-type="float" office:value="0.99853515625" calcext:value-type="float">
            <text:p>0.999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$C$2]*[.A821]" office:value-type="float" office:value="0.999755859375" calcext:value-type="float">
            <text:p>1.000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$C$2]*[.A822]" office:value-type="float" office:value="1.0009765625" calcext:value-type="float">
            <text:p>1.001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$C$2]*[.A823]" office:value-type="float" office:value="1.002197265625" calcext:value-type="float">
            <text:p>1.002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$C$2]*[.A824]" office:value-type="float" office:value="1.00341796875" calcext:value-type="float">
            <text:p>1.003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$C$2]*[.A825]" office:value-type="float" office:value="1.004638671875" calcext:value-type="float">
            <text:p>1.005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$C$2]*[.A826]" office:value-type="float" office:value="1.005859375" calcext:value-type="float">
            <text:p>1.006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$C$2]*[.A827]" office:value-type="float" office:value="1.007080078125" calcext:value-type="float">
            <text:p>1.007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$C$2]*[.A828]" office:value-type="float" office:value="1.00830078125" calcext:value-type="float">
            <text:p>1.008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$C$2]*[.A829]" office:value-type="float" office:value="1.009521484375" calcext:value-type="float">
            <text:p>1.01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$C$2]*[.A830]" office:value-type="float" office:value="1.0107421875" calcext:value-type="float">
            <text:p>1.011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$C$2]*[.A831]" office:value-type="float" office:value="1.011962890625" calcext:value-type="float">
            <text:p>1.012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$C$2]*[.A832]" office:value-type="float" office:value="1.01318359375" calcext:value-type="float">
            <text:p>1.013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$C$2]*[.A833]" office:value-type="float" office:value="1.014404296875" calcext:value-type="float">
            <text:p>1.014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$C$2]*[.A834]" office:value-type="float" office:value="1.015625" calcext:value-type="float">
            <text:p>1.016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$C$2]*[.A835]" office:value-type="float" office:value="1.016845703125" calcext:value-type="float">
            <text:p>1.017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$C$2]*[.A836]" office:value-type="float" office:value="1.01806640625" calcext:value-type="float">
            <text:p>1.018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$C$2]*[.A837]" office:value-type="float" office:value="1.019287109375" calcext:value-type="float">
            <text:p>1.019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$C$2]*[.A838]" office:value-type="float" office:value="1.0205078125" calcext:value-type="float">
            <text:p>1.021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$C$2]*[.A839]" office:value-type="float" office:value="1.021728515625" calcext:value-type="float">
            <text:p>1.022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$C$2]*[.A840]" office:value-type="float" office:value="1.02294921875" calcext:value-type="float">
            <text:p>1.023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$C$2]*[.A841]" office:value-type="float" office:value="1.024169921875" calcext:value-type="float">
            <text:p>1.024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$C$2]*[.A842]" office:value-type="float" office:value="1.025390625" calcext:value-type="float">
            <text:p>1.02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$C$2]*[.A843]" office:value-type="float" office:value="1.026611328125" calcext:value-type="float">
            <text:p>1.027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$C$2]*[.A844]" office:value-type="float" office:value="1.02783203125" calcext:value-type="float">
            <text:p>1.028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$C$2]*[.A845]" office:value-type="float" office:value="1.029052734375" calcext:value-type="float">
            <text:p>1.029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$C$2]*[.A846]" office:value-type="float" office:value="1.0302734375" calcext:value-type="float">
            <text:p>1.030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$C$2]*[.A847]" office:value-type="float" office:value="1.031494140625" calcext:value-type="float">
            <text:p>1.031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$C$2]*[.A848]" office:value-type="float" office:value="1.03271484375" calcext:value-type="float">
            <text:p>1.033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$C$2]*[.A849]" office:value-type="float" office:value="1.033935546875" calcext:value-type="float">
            <text:p>1.034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$C$2]*[.A850]" office:value-type="float" office:value="1.03515625" calcext:value-type="float">
            <text:p>1.035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$C$2]*[.A851]" office:value-type="float" office:value="1.036376953125" calcext:value-type="float">
            <text:p>1.036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$C$2]*[.A852]" office:value-type="float" office:value="1.03759765625" calcext:value-type="float">
            <text:p>1.038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$C$2]*[.A853]" office:value-type="float" office:value="1.038818359375" calcext:value-type="float">
            <text:p>1.039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$C$2]*[.A854]" office:value-type="float" office:value="1.0400390625" calcext:value-type="float">
            <text:p>1.04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$C$2]*[.A855]" office:value-type="float" office:value="1.041259765625" calcext:value-type="float">
            <text:p>1.041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$C$2]*[.A856]" office:value-type="float" office:value="1.04248046875" calcext:value-type="float">
            <text:p>1.042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$C$2]*[.A857]" office:value-type="float" office:value="1.043701171875" calcext:value-type="float">
            <text:p>1.044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$C$2]*[.A858]" office:value-type="float" office:value="1.044921875" calcext:value-type="float">
            <text:p>1.045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$C$2]*[.A859]" office:value-type="float" office:value="1.046142578125" calcext:value-type="float">
            <text:p>1.046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$C$2]*[.A860]" office:value-type="float" office:value="1.04736328125" calcext:value-type="float">
            <text:p>1.047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$C$2]*[.A861]" office:value-type="float" office:value="1.048583984375" calcext:value-type="float">
            <text:p>1.049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$C$2]*[.A862]" office:value-type="float" office:value="1.0498046875" calcext:value-type="float">
            <text:p>1.050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$C$2]*[.A863]" office:value-type="float" office:value="1.051025390625" calcext:value-type="float">
            <text:p>1.051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$C$2]*[.A864]" office:value-type="float" office:value="1.05224609375" calcext:value-type="float">
            <text:p>1.052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$C$2]*[.A865]" office:value-type="float" office:value="1.053466796875" calcext:value-type="float">
            <text:p>1.053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$C$2]*[.A866]" office:value-type="float" office:value="1.0546875" calcext:value-type="float">
            <text:p>1.055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$C$2]*[.A867]" office:value-type="float" office:value="1.055908203125" calcext:value-type="float">
            <text:p>1.056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$C$2]*[.A868]" office:value-type="float" office:value="1.05712890625" calcext:value-type="float">
            <text:p>1.05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$C$2]*[.A869]" office:value-type="float" office:value="1.058349609375" calcext:value-type="float">
            <text:p>1.058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$C$2]*[.A870]" office:value-type="float" office:value="1.0595703125" calcext:value-type="float">
            <text:p>1.060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$C$2]*[.A871]" office:value-type="float" office:value="1.060791015625" calcext:value-type="float">
            <text:p>1.06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$C$2]*[.A872]" office:value-type="float" office:value="1.06201171875" calcext:value-type="float">
            <text:p>1.062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$C$2]*[.A873]" office:value-type="float" office:value="1.063232421875" calcext:value-type="float">
            <text:p>1.063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$C$2]*[.A874]" office:value-type="float" office:value="1.064453125" calcext:value-type="float">
            <text:p>1.064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$C$2]*[.A875]" office:value-type="float" office:value="1.065673828125" calcext:value-type="float">
            <text:p>1.066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$C$2]*[.A876]" office:value-type="float" office:value="1.06689453125" calcext:value-type="float">
            <text:p>1.067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$C$2]*[.A877]" office:value-type="float" office:value="1.068115234375" calcext:value-type="float">
            <text:p>1.068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$C$2]*[.A878]" office:value-type="float" office:value="1.0693359375" calcext:value-type="float">
            <text:p>1.069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$C$2]*[.A879]" office:value-type="float" office:value="1.070556640625" calcext:value-type="float">
            <text:p>1.071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$C$2]*[.A880]" office:value-type="float" office:value="1.07177734375" calcext:value-type="float">
            <text:p>1.072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$C$2]*[.A881]" office:value-type="float" office:value="1.072998046875" calcext:value-type="float">
            <text:p>1.073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$C$2]*[.A882]" office:value-type="float" office:value="1.07421875" calcext:value-type="float">
            <text:p>1.074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$C$2]*[.A883]" office:value-type="float" office:value="1.075439453125" calcext:value-type="float">
            <text:p>1.075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$C$2]*[.A884]" office:value-type="float" office:value="1.07666015625" calcext:value-type="float">
            <text:p>1.077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$C$2]*[.A885]" office:value-type="float" office:value="1.077880859375" calcext:value-type="float">
            <text:p>1.078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$C$2]*[.A886]" office:value-type="float" office:value="1.0791015625" calcext:value-type="float">
            <text:p>1.079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$C$2]*[.A887]" office:value-type="float" office:value="1.080322265625" calcext:value-type="float">
            <text:p>1.080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$C$2]*[.A888]" office:value-type="float" office:value="1.08154296875" calcext:value-type="float">
            <text:p>1.082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$C$2]*[.A889]" office:value-type="float" office:value="1.082763671875" calcext:value-type="float">
            <text:p>1.083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$C$2]*[.A890]" office:value-type="float" office:value="1.083984375" calcext:value-type="float">
            <text:p>1.084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$C$2]*[.A891]" office:value-type="float" office:value="1.085205078125" calcext:value-type="float">
            <text:p>1.085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$C$2]*[.A892]" office:value-type="float" office:value="1.08642578125" calcext:value-type="float">
            <text:p>1.086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$C$2]*[.A893]" office:value-type="float" office:value="1.087646484375" calcext:value-type="float">
            <text:p>1.088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$C$2]*[.A894]" office:value-type="float" office:value="1.0888671875" calcext:value-type="float">
            <text:p>1.089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$C$2]*[.A895]" office:value-type="float" office:value="1.090087890625" calcext:value-type="float">
            <text:p>1.090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$C$2]*[.A896]" office:value-type="float" office:value="1.09130859375" calcext:value-type="float">
            <text:p>1.091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$C$2]*[.A897]" office:value-type="float" office:value="1.092529296875" calcext:value-type="float">
            <text:p>1.093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$C$2]*[.A898]" office:value-type="float" office:value="1.09375" calcext:value-type="float">
            <text:p>1.094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$C$2]*[.A899]" office:value-type="float" office:value="1.094970703125" calcext:value-type="float">
            <text:p>1.095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$C$2]*[.A900]" office:value-type="float" office:value="1.09619140625" calcext:value-type="float">
            <text:p>1.096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$C$2]*[.A901]" office:value-type="float" office:value="1.097412109375" calcext:value-type="float">
            <text:p>1.097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C$2]*[.A902]" office:value-type="float" office:value="1.0986328125" calcext:value-type="float">
            <text:p>1.099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$C$2]*[.A903]" office:value-type="float" office:value="1.099853515625" calcext:value-type="float">
            <text:p>1.100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$C$2]*[.A904]" office:value-type="float" office:value="1.10107421875" calcext:value-type="float">
            <text:p>1.101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$C$2]*[.A905]" office:value-type="float" office:value="1.102294921875" calcext:value-type="float">
            <text:p>1.102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$C$2]*[.A906]" office:value-type="float" office:value="1.103515625" calcext:value-type="float">
            <text:p>1.104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$C$2]*[.A907]" office:value-type="float" office:value="1.104736328125" calcext:value-type="float">
            <text:p>1.105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$C$2]*[.A908]" office:value-type="float" office:value="1.10595703125" calcext:value-type="float">
            <text:p>1.106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$C$2]*[.A909]" office:value-type="float" office:value="1.107177734375" calcext:value-type="float">
            <text:p>1.107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$C$2]*[.A910]" office:value-type="float" office:value="1.1083984375" calcext:value-type="float">
            <text:p>1.108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$C$2]*[.A911]" office:value-type="float" office:value="1.109619140625" calcext:value-type="float">
            <text:p>1.110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$C$2]*[.A912]" office:value-type="float" office:value="1.11083984375" calcext:value-type="float">
            <text:p>1.111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$C$2]*[.A913]" office:value-type="float" office:value="1.112060546875" calcext:value-type="float">
            <text:p>1.112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$C$2]*[.A914]" office:value-type="float" office:value="1.11328125" calcext:value-type="float">
            <text:p>1.113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$C$2]*[.A915]" office:value-type="float" office:value="1.114501953125" calcext:value-type="float">
            <text:p>1.115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$C$2]*[.A916]" office:value-type="float" office:value="1.11572265625" calcext:value-type="float">
            <text:p>1.116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$C$2]*[.A917]" office:value-type="float" office:value="1.116943359375" calcext:value-type="float">
            <text:p>1.117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$C$2]*[.A918]" office:value-type="float" office:value="1.1181640625" calcext:value-type="float">
            <text:p>1.118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$C$2]*[.A919]" office:value-type="float" office:value="1.119384765625" calcext:value-type="float">
            <text:p>1.119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$C$2]*[.A920]" office:value-type="float" office:value="1.12060546875" calcext:value-type="float">
            <text:p>1.121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$C$2]*[.A921]" office:value-type="float" office:value="1.121826171875" calcext:value-type="float">
            <text:p>1.122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$C$2]*[.A922]" office:value-type="float" office:value="1.123046875" calcext:value-type="float">
            <text:p>1.123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$C$2]*[.A923]" office:value-type="float" office:value="1.124267578125" calcext:value-type="float">
            <text:p>1.124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$C$2]*[.A924]" office:value-type="float" office:value="1.12548828125" calcext:value-type="float">
            <text:p>1.125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$C$2]*[.A925]" office:value-type="float" office:value="1.126708984375" calcext:value-type="float">
            <text:p>1.127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$C$2]*[.A926]" office:value-type="float" office:value="1.1279296875" calcext:value-type="float">
            <text:p>1.128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$C$2]*[.A927]" office:value-type="float" office:value="1.129150390625" calcext:value-type="float">
            <text:p>1.129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$C$2]*[.A928]" office:value-type="float" office:value="1.13037109375" calcext:value-type="float">
            <text:p>1.130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$C$2]*[.A929]" office:value-type="float" office:value="1.131591796875" calcext:value-type="float">
            <text:p>1.132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$C$2]*[.A930]" office:value-type="float" office:value="1.1328125" calcext:value-type="float">
            <text:p>1.133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$C$2]*[.A931]" office:value-type="float" office:value="1.134033203125" calcext:value-type="float">
            <text:p>1.134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$C$2]*[.A932]" office:value-type="float" office:value="1.13525390625" calcext:value-type="float">
            <text:p>1.135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$C$2]*[.A933]" office:value-type="float" office:value="1.136474609375" calcext:value-type="float">
            <text:p>1.136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$C$2]*[.A934]" office:value-type="float" office:value="1.1376953125" calcext:value-type="float">
            <text:p>1.138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$C$2]*[.A935]" office:value-type="float" office:value="1.138916015625" calcext:value-type="float">
            <text:p>1.139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$C$2]*[.A936]" office:value-type="float" office:value="1.14013671875" calcext:value-type="float">
            <text:p>1.140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$C$2]*[.A937]" office:value-type="float" office:value="1.141357421875" calcext:value-type="float">
            <text:p>1.141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$C$2]*[.A938]" office:value-type="float" office:value="1.142578125" calcext:value-type="float">
            <text:p>1.143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$C$2]*[.A939]" office:value-type="float" office:value="1.143798828125" calcext:value-type="float">
            <text:p>1.144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$C$2]*[.A940]" office:value-type="float" office:value="1.14501953125" calcext:value-type="float">
            <text:p>1.145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$C$2]*[.A941]" office:value-type="float" office:value="1.146240234375" calcext:value-type="float">
            <text:p>1.146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$C$2]*[.A942]" office:value-type="float" office:value="1.1474609375" calcext:value-type="float">
            <text:p>1.147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$C$2]*[.A943]" office:value-type="float" office:value="1.148681640625" calcext:value-type="float">
            <text:p>1.149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$C$2]*[.A944]" office:value-type="float" office:value="1.14990234375" calcext:value-type="float">
            <text:p>1.150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$C$2]*[.A945]" office:value-type="float" office:value="1.151123046875" calcext:value-type="float">
            <text:p>1.151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$C$2]*[.A946]" office:value-type="float" office:value="1.15234375" calcext:value-type="float">
            <text:p>1.152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$C$2]*[.A947]" office:value-type="float" office:value="1.153564453125" calcext:value-type="float">
            <text:p>1.154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$C$2]*[.A948]" office:value-type="float" office:value="1.15478515625" calcext:value-type="float">
            <text:p>1.155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$C$2]*[.A949]" office:value-type="float" office:value="1.156005859375" calcext:value-type="float">
            <text:p>1.156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$C$2]*[.A950]" office:value-type="float" office:value="1.1572265625" calcext:value-type="float">
            <text:p>1.157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$C$2]*[.A951]" office:value-type="float" office:value="1.158447265625" calcext:value-type="float">
            <text:p>1.158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$C$2]*[.A952]" office:value-type="float" office:value="1.15966796875" calcext:value-type="float">
            <text:p>1.160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$C$2]*[.A953]" office:value-type="float" office:value="1.160888671875" calcext:value-type="float">
            <text:p>1.161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$C$2]*[.A954]" office:value-type="float" office:value="1.162109375" calcext:value-type="float">
            <text:p>1.162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$C$2]*[.A955]" office:value-type="float" office:value="1.163330078125" calcext:value-type="float">
            <text:p>1.163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$C$2]*[.A956]" office:value-type="float" office:value="1.16455078125" calcext:value-type="float">
            <text:p>1.165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$C$2]*[.A957]" office:value-type="float" office:value="1.165771484375" calcext:value-type="float">
            <text:p>1.166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$C$2]*[.A958]" office:value-type="float" office:value="1.1669921875" calcext:value-type="float">
            <text:p>1.167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$C$2]*[.A959]" office:value-type="float" office:value="1.168212890625" calcext:value-type="float">
            <text:p>1.168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$C$2]*[.A960]" office:value-type="float" office:value="1.16943359375" calcext:value-type="float">
            <text:p>1.169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$C$2]*[.A961]" office:value-type="float" office:value="1.170654296875" calcext:value-type="float">
            <text:p>1.171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$C$2]*[.A962]" office:value-type="float" office:value="1.171875" calcext:value-type="float">
            <text:p>1.172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$C$2]*[.A963]" office:value-type="float" office:value="1.173095703125" calcext:value-type="float">
            <text:p>1.173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$C$2]*[.A964]" office:value-type="float" office:value="1.17431640625" calcext:value-type="float">
            <text:p>1.174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$C$2]*[.A965]" office:value-type="float" office:value="1.175537109375" calcext:value-type="float">
            <text:p>1.176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$C$2]*[.A966]" office:value-type="float" office:value="1.1767578125" calcext:value-type="float">
            <text:p>1.177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$C$2]*[.A967]" office:value-type="float" office:value="1.177978515625" calcext:value-type="float">
            <text:p>1.178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$C$2]*[.A968]" office:value-type="float" office:value="1.17919921875" calcext:value-type="float">
            <text:p>1.179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$C$2]*[.A969]" office:value-type="float" office:value="1.180419921875" calcext:value-type="float">
            <text:p>1.180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$C$2]*[.A970]" office:value-type="float" office:value="1.181640625" calcext:value-type="float">
            <text:p>1.182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$C$2]*[.A971]" office:value-type="float" office:value="1.182861328125" calcext:value-type="float">
            <text:p>1.183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$C$2]*[.A972]" office:value-type="float" office:value="1.18408203125" calcext:value-type="float">
            <text:p>1.184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$C$2]*[.A973]" office:value-type="float" office:value="1.185302734375" calcext:value-type="float">
            <text:p>1.185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$C$2]*[.A974]" office:value-type="float" office:value="1.1865234375" calcext:value-type="float">
            <text:p>1.187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$C$2]*[.A975]" office:value-type="float" office:value="1.187744140625" calcext:value-type="float">
            <text:p>1.188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$C$2]*[.A976]" office:value-type="float" office:value="1.18896484375" calcext:value-type="float">
            <text:p>1.189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$C$2]*[.A977]" office:value-type="float" office:value="1.190185546875" calcext:value-type="float">
            <text:p>1.190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$C$2]*[.A978]" office:value-type="float" office:value="1.19140625" calcext:value-type="float">
            <text:p>1.191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$C$2]*[.A979]" office:value-type="float" office:value="1.192626953125" calcext:value-type="float">
            <text:p>1.193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$C$2]*[.A980]" office:value-type="float" office:value="1.19384765625" calcext:value-type="float">
            <text:p>1.194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$C$2]*[.A981]" office:value-type="float" office:value="1.195068359375" calcext:value-type="float">
            <text:p>1.195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$C$2]*[.A982]" office:value-type="float" office:value="1.1962890625" calcext:value-type="float">
            <text:p>1.196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$C$2]*[.A983]" office:value-type="float" office:value="1.197509765625" calcext:value-type="float">
            <text:p>1.198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$C$2]*[.A984]" office:value-type="float" office:value="1.19873046875" calcext:value-type="float">
            <text:p>1.199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$C$2]*[.A985]" office:value-type="float" office:value="1.199951171875" calcext:value-type="float">
            <text:p>1.200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$C$2]*[.A986]" office:value-type="float" office:value="1.201171875" calcext:value-type="float">
            <text:p>1.201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$C$2]*[.A987]" office:value-type="float" office:value="1.202392578125" calcext:value-type="float">
            <text:p>1.202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$C$2]*[.A988]" office:value-type="float" office:value="1.20361328125" calcext:value-type="float">
            <text:p>1.204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$C$2]*[.A989]" office:value-type="float" office:value="1.204833984375" calcext:value-type="float">
            <text:p>1.205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$C$2]*[.A990]" office:value-type="float" office:value="1.2060546875" calcext:value-type="float">
            <text:p>1.206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$C$2]*[.A991]" office:value-type="float" office:value="1.207275390625" calcext:value-type="float">
            <text:p>1.207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$C$2]*[.A992]" office:value-type="float" office:value="1.20849609375" calcext:value-type="float">
            <text:p>1.208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$C$2]*[.A993]" office:value-type="float" office:value="1.209716796875" calcext:value-type="float">
            <text:p>1.210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$C$2]*[.A994]" office:value-type="float" office:value="1.2109375" calcext:value-type="float">
            <text:p>1.211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$C$2]*[.A995]" office:value-type="float" office:value="1.212158203125" calcext:value-type="float">
            <text:p>1.212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$C$2]*[.A996]" office:value-type="float" office:value="1.21337890625" calcext:value-type="float">
            <text:p>1.213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$C$2]*[.A997]" office:value-type="float" office:value="1.214599609375" calcext:value-type="float">
            <text:p>1.215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$C$2]*[.A998]" office:value-type="float" office:value="1.2158203125" calcext:value-type="float">
            <text:p>1.216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$C$2]*[.A999]" office:value-type="float" office:value="1.217041015625" calcext:value-type="float">
            <text:p>1.217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$C$2]*[.A1000]" office:value-type="float" office:value="1.21826171875" calcext:value-type="float">
            <text:p>1.218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$C$2]*[.A1001]" office:value-type="float" office:value="1.219482421875" calcext:value-type="float">
            <text:p>1.21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C$2]*[.A1002]" office:value-type="float" office:value="1.220703125" calcext:value-type="float">
            <text:p>1.221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[.$C$2]*[.A1003]" office:value-type="float" office:value="1.221923828125" calcext:value-type="float">
            <text:p>1.222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[.$C$2]*[.A1004]" office:value-type="float" office:value="1.22314453125" calcext:value-type="float">
            <text:p>1.223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[.$C$2]*[.A1005]" office:value-type="float" office:value="1.224365234375" calcext:value-type="float">
            <text:p>1.224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[.$C$2]*[.A1006]" office:value-type="float" office:value="1.2255859375" calcext:value-type="float">
            <text:p>1.226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[.$C$2]*[.A1007]" office:value-type="float" office:value="1.226806640625" calcext:value-type="float">
            <text:p>1.227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[.$C$2]*[.A1008]" office:value-type="float" office:value="1.22802734375" calcext:value-type="float">
            <text:p>1.228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[.$C$2]*[.A1009]" office:value-type="float" office:value="1.229248046875" calcext:value-type="float">
            <text:p>1.229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[.$C$2]*[.A1010]" office:value-type="float" office:value="1.23046875" calcext:value-type="float">
            <text:p>1.230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[.$C$2]*[.A1011]" office:value-type="float" office:value="1.231689453125" calcext:value-type="float">
            <text:p>1.232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$C$2]*[.A1012]" office:value-type="float" office:value="1.23291015625" calcext:value-type="float">
            <text:p>1.233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[.$C$2]*[.A1013]" office:value-type="float" office:value="1.234130859375" calcext:value-type="float">
            <text:p>1.234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[.$C$2]*[.A1014]" office:value-type="float" office:value="1.2353515625" calcext:value-type="float">
            <text:p>1.235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[.$C$2]*[.A1015]" office:value-type="float" office:value="1.236572265625" calcext:value-type="float">
            <text:p>1.237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[.$C$2]*[.A1016]" office:value-type="float" office:value="1.23779296875" calcext:value-type="float">
            <text:p>1.238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[.$C$2]*[.A1017]" office:value-type="float" office:value="1.239013671875" calcext:value-type="float">
            <text:p>1.239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[.$C$2]*[.A1018]" office:value-type="float" office:value="1.240234375" calcext:value-type="float">
            <text:p>1.240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[.$C$2]*[.A1019]" office:value-type="float" office:value="1.241455078125" calcext:value-type="float">
            <text:p>1.241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[.$C$2]*[.A1020]" office:value-type="float" office:value="1.24267578125" calcext:value-type="float">
            <text:p>1.243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[.$C$2]*[.A1021]" office:value-type="float" office:value="1.243896484375" calcext:value-type="float">
            <text:p>1.244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[.$C$2]*[.A1022]" office:value-type="float" office:value="1.2451171875" calcext:value-type="float">
            <text:p>1.245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[.$C$2]*[.A1023]" office:value-type="float" office:value="1.246337890625" calcext:value-type="float">
            <text:p>1.246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[.$C$2]*[.A1024]" office:value-type="float" office:value="1.24755859375" calcext:value-type="float">
            <text:p>1.248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[.$C$2]*[.A1025]" office:value-type="float" office:value="1.248779296875" calcext:value-type="float">
            <text:p>1.249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$C$2]*[.A1026]" office:value-type="float" office:value="1.25" calcext:value-type="float">
            <text:p>1.250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[.$C$2]*[.A1027]" office:value-type="float" office:value="1.251220703125" calcext:value-type="float">
            <text:p>1.251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[.$C$2]*[.A1028]" office:value-type="float" office:value="1.25244140625" calcext:value-type="float">
            <text:p>1.252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[.$C$2]*[.A1029]" office:value-type="float" office:value="1.253662109375" calcext:value-type="float">
            <text:p>1.254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[.$C$2]*[.A1030]" office:value-type="float" office:value="1.2548828125" calcext:value-type="float">
            <text:p>1.255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[.$C$2]*[.A1031]" office:value-type="float" office:value="1.256103515625" calcext:value-type="float">
            <text:p>1.256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[.$C$2]*[.A1032]" office:value-type="float" office:value="1.25732421875" calcext:value-type="float">
            <text:p>1.257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[.$C$2]*[.A1033]" office:value-type="float" office:value="1.258544921875" calcext:value-type="float">
            <text:p>1.259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[.$C$2]*[.A1034]" office:value-type="float" office:value="1.259765625" calcext:value-type="float">
            <text:p>1.260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[.$C$2]*[.A1035]" office:value-type="float" office:value="1.260986328125" calcext:value-type="float">
            <text:p>1.261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[.$C$2]*[.A1036]" office:value-type="float" office:value="1.26220703125" calcext:value-type="float">
            <text:p>1.262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[.$C$2]*[.A1037]" office:value-type="float" office:value="1.263427734375" calcext:value-type="float">
            <text:p>1.263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[.$C$2]*[.A1038]" office:value-type="float" office:value="1.2646484375" calcext:value-type="float">
            <text:p>1.265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[.$C$2]*[.A1039]" office:value-type="float" office:value="1.265869140625" calcext:value-type="float">
            <text:p>1.266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[.$C$2]*[.A1040]" office:value-type="float" office:value="1.26708984375" calcext:value-type="float">
            <text:p>1.267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[.$C$2]*[.A1041]" office:value-type="float" office:value="1.268310546875" calcext:value-type="float">
            <text:p>1.268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[.$C$2]*[.A1042]" office:value-type="float" office:value="1.26953125" calcext:value-type="float">
            <text:p>1.270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[.$C$2]*[.A1043]" office:value-type="float" office:value="1.270751953125" calcext:value-type="float">
            <text:p>1.271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table:formula="of:=[.$C$2]*[.A1044]" office:value-type="float" office:value="1.27197265625" calcext:value-type="float">
            <text:p>1.272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[.$C$2]*[.A1045]" office:value-type="float" office:value="1.273193359375" calcext:value-type="float">
            <text:p>1.273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[.$C$2]*[.A1046]" office:value-type="float" office:value="1.2744140625" calcext:value-type="float">
            <text:p>1.274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[.$C$2]*[.A1047]" office:value-type="float" office:value="1.275634765625" calcext:value-type="float">
            <text:p>1.276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[.$C$2]*[.A1048]" office:value-type="float" office:value="1.27685546875" calcext:value-type="float">
            <text:p>1.277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[.$C$2]*[.A1049]" office:value-type="float" office:value="1.278076171875" calcext:value-type="float">
            <text:p>1.278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[.$C$2]*[.A1050]" office:value-type="float" office:value="1.279296875" calcext:value-type="float">
            <text:p>1.279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[.$C$2]*[.A1051]" office:value-type="float" office:value="1.280517578125" calcext:value-type="float">
            <text:p>1.281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.$C$2]*[.A1052]" office:value-type="float" office:value="1.28173828125" calcext:value-type="float">
            <text:p>1.282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[.$C$2]*[.A1053]" office:value-type="float" office:value="1.282958984375" calcext:value-type="float">
            <text:p>1.283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[.$C$2]*[.A1054]" office:value-type="float" office:value="1.2841796875" calcext:value-type="float">
            <text:p>1.284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[.$C$2]*[.A1055]" office:value-type="float" office:value="1.285400390625" calcext:value-type="float">
            <text:p>1.285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[.$C$2]*[.A1056]" office:value-type="float" office:value="1.28662109375" calcext:value-type="float">
            <text:p>1.287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[.$C$2]*[.A1057]" office:value-type="float" office:value="1.287841796875" calcext:value-type="float">
            <text:p>1.288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[.$C$2]*[.A1058]" office:value-type="float" office:value="1.2890625" calcext:value-type="float">
            <text:p>1.289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[.$C$2]*[.A1059]" office:value-type="float" office:value="1.290283203125" calcext:value-type="float">
            <text:p>1.290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[.$C$2]*[.A1060]" office:value-type="float" office:value="1.29150390625" calcext:value-type="float">
            <text:p>1.292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[.$C$2]*[.A1061]" office:value-type="float" office:value="1.292724609375" calcext:value-type="float">
            <text:p>1.293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[.$C$2]*[.A1062]" office:value-type="float" office:value="1.2939453125" calcext:value-type="float">
            <text:p>1.294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[.$C$2]*[.A1063]" office:value-type="float" office:value="1.295166015625" calcext:value-type="float">
            <text:p>1.295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[.$C$2]*[.A1064]" office:value-type="float" office:value="1.29638671875" calcext:value-type="float">
            <text:p>1.296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[.$C$2]*[.A1065]" office:value-type="float" office:value="1.297607421875" calcext:value-type="float">
            <text:p>1.298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[.$C$2]*[.A1066]" office:value-type="float" office:value="1.298828125" calcext:value-type="float">
            <text:p>1.299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[.$C$2]*[.A1067]" office:value-type="float" office:value="1.300048828125" calcext:value-type="float">
            <text:p>1.300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[.$C$2]*[.A1068]" office:value-type="float" office:value="1.30126953125" calcext:value-type="float">
            <text:p>1.301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[.$C$2]*[.A1069]" office:value-type="float" office:value="1.302490234375" calcext:value-type="float">
            <text:p>1.302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[.$C$2]*[.A1070]" office:value-type="float" office:value="1.3037109375" calcext:value-type="float">
            <text:p>1.304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[.$C$2]*[.A1071]" office:value-type="float" office:value="1.304931640625" calcext:value-type="float">
            <text:p>1.305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[.$C$2]*[.A1072]" office:value-type="float" office:value="1.30615234375" calcext:value-type="float">
            <text:p>1.306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[.$C$2]*[.A1073]" office:value-type="float" office:value="1.307373046875" calcext:value-type="float">
            <text:p>1.307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[.$C$2]*[.A1074]" office:value-type="float" office:value="1.30859375" calcext:value-type="float">
            <text:p>1.309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[.$C$2]*[.A1075]" office:value-type="float" office:value="1.309814453125" calcext:value-type="float">
            <text:p>1.310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[.$C$2]*[.A1076]" office:value-type="float" office:value="1.31103515625" calcext:value-type="float">
            <text:p>1.311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[.$C$2]*[.A1077]" office:value-type="float" office:value="1.312255859375" calcext:value-type="float">
            <text:p>1.312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[.$C$2]*[.A1078]" office:value-type="float" office:value="1.3134765625" calcext:value-type="float">
            <text:p>1.313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[.$C$2]*[.A1079]" office:value-type="float" office:value="1.314697265625" calcext:value-type="float">
            <text:p>1.315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[.$C$2]*[.A1080]" office:value-type="float" office:value="1.31591796875" calcext:value-type="float">
            <text:p>1.316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[.$C$2]*[.A1081]" office:value-type="float" office:value="1.317138671875" calcext:value-type="float">
            <text:p>1.317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[.$C$2]*[.A1082]" office:value-type="float" office:value="1.318359375" calcext:value-type="float">
            <text:p>1.318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[.$C$2]*[.A1083]" office:value-type="float" office:value="1.319580078125" calcext:value-type="float">
            <text:p>1.320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[.$C$2]*[.A1084]" office:value-type="float" office:value="1.32080078125" calcext:value-type="float">
            <text:p>1.321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[.$C$2]*[.A1085]" office:value-type="float" office:value="1.322021484375" calcext:value-type="float">
            <text:p>1.322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[.$C$2]*[.A1086]" office:value-type="float" office:value="1.3232421875" calcext:value-type="float">
            <text:p>1.323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[.$C$2]*[.A1087]" office:value-type="float" office:value="1.324462890625" calcext:value-type="float">
            <text:p>1.324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[.$C$2]*[.A1088]" office:value-type="float" office:value="1.32568359375" calcext:value-type="float">
            <text:p>1.326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[.$C$2]*[.A1089]" office:value-type="float" office:value="1.326904296875" calcext:value-type="float">
            <text:p>1.327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[.$C$2]*[.A1090]" office:value-type="float" office:value="1.328125" calcext:value-type="float">
            <text:p>1.328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[.$C$2]*[.A1091]" office:value-type="float" office:value="1.329345703125" calcext:value-type="float">
            <text:p>1.329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[.$C$2]*[.A1092]" office:value-type="float" office:value="1.33056640625" calcext:value-type="float">
            <text:p>1.331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[.$C$2]*[.A1093]" office:value-type="float" office:value="1.331787109375" calcext:value-type="float">
            <text:p>1.332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[.$C$2]*[.A1094]" office:value-type="float" office:value="1.3330078125" calcext:value-type="float">
            <text:p>1.333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[.$C$2]*[.A1095]" office:value-type="float" office:value="1.334228515625" calcext:value-type="float">
            <text:p>1.334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[.$C$2]*[.A1096]" office:value-type="float" office:value="1.33544921875" calcext:value-type="float">
            <text:p>1.335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[.$C$2]*[.A1097]" office:value-type="float" office:value="1.336669921875" calcext:value-type="float">
            <text:p>1.337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[.$C$2]*[.A1098]" office:value-type="float" office:value="1.337890625" calcext:value-type="float">
            <text:p>1.338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[.$C$2]*[.A1099]" office:value-type="float" office:value="1.339111328125" calcext:value-type="float">
            <text:p>1.339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[.$C$2]*[.A1100]" office:value-type="float" office:value="1.34033203125" calcext:value-type="float">
            <text:p>1.340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[.$C$2]*[.A1101]" office:value-type="float" office:value="1.341552734375" calcext:value-type="float">
            <text:p>1.342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$C$2]*[.A1102]" office:value-type="float" office:value="1.3427734375" calcext:value-type="float">
            <text:p>1.343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[.$C$2]*[.A1103]" office:value-type="float" office:value="1.343994140625" calcext:value-type="float">
            <text:p>1.344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[.$C$2]*[.A1104]" office:value-type="float" office:value="1.34521484375" calcext:value-type="float">
            <text:p>1.345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[.$C$2]*[.A1105]" office:value-type="float" office:value="1.346435546875" calcext:value-type="float">
            <text:p>1.346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[.$C$2]*[.A1106]" office:value-type="float" office:value="1.34765625" calcext:value-type="float">
            <text:p>1.348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[.$C$2]*[.A1107]" office:value-type="float" office:value="1.348876953125" calcext:value-type="float">
            <text:p>1.349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[.$C$2]*[.A1108]" office:value-type="float" office:value="1.35009765625" calcext:value-type="float">
            <text:p>1.350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[.$C$2]*[.A1109]" office:value-type="float" office:value="1.351318359375" calcext:value-type="float">
            <text:p>1.351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[.$C$2]*[.A1110]" office:value-type="float" office:value="1.3525390625" calcext:value-type="float">
            <text:p>1.353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[.$C$2]*[.A1111]" office:value-type="float" office:value="1.353759765625" calcext:value-type="float">
            <text:p>1.354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[.$C$2]*[.A1112]" office:value-type="float" office:value="1.35498046875" calcext:value-type="float">
            <text:p>1.355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[.$C$2]*[.A1113]" office:value-type="float" office:value="1.356201171875" calcext:value-type="float">
            <text:p>1.356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[.$C$2]*[.A1114]" office:value-type="float" office:value="1.357421875" calcext:value-type="float">
            <text:p>1.357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[.$C$2]*[.A1115]" office:value-type="float" office:value="1.358642578125" calcext:value-type="float">
            <text:p>1.359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[.$C$2]*[.A1116]" office:value-type="float" office:value="1.35986328125" calcext:value-type="float">
            <text:p>1.360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[.$C$2]*[.A1117]" office:value-type="float" office:value="1.361083984375" calcext:value-type="float">
            <text:p>1.361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[.$C$2]*[.A1118]" office:value-type="float" office:value="1.3623046875" calcext:value-type="float">
            <text:p>1.362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[.$C$2]*[.A1119]" office:value-type="float" office:value="1.363525390625" calcext:value-type="float">
            <text:p>1.364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[.$C$2]*[.A1120]" office:value-type="float" office:value="1.36474609375" calcext:value-type="float">
            <text:p>1.365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[.$C$2]*[.A1121]" office:value-type="float" office:value="1.365966796875" calcext:value-type="float">
            <text:p>1.366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[.$C$2]*[.A1122]" office:value-type="float" office:value="1.3671875" calcext:value-type="float">
            <text:p>1.367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[.$C$2]*[.A1123]" office:value-type="float" office:value="1.368408203125" calcext:value-type="float">
            <text:p>1.368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[.$C$2]*[.A1124]" office:value-type="float" office:value="1.36962890625" calcext:value-type="float">
            <text:p>1.370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[.$C$2]*[.A1125]" office:value-type="float" office:value="1.370849609375" calcext:value-type="float">
            <text:p>1.371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[.$C$2]*[.A1126]" office:value-type="float" office:value="1.3720703125" calcext:value-type="float">
            <text:p>1.372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[.$C$2]*[.A1127]" office:value-type="float" office:value="1.373291015625" calcext:value-type="float">
            <text:p>1.373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[.$C$2]*[.A1128]" office:value-type="float" office:value="1.37451171875" calcext:value-type="float">
            <text:p>1.375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[.$C$2]*[.A1129]" office:value-type="float" office:value="1.375732421875" calcext:value-type="float">
            <text:p>1.376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[.$C$2]*[.A1130]" office:value-type="float" office:value="1.376953125" calcext:value-type="float">
            <text:p>1.377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[.$C$2]*[.A1131]" office:value-type="float" office:value="1.378173828125" calcext:value-type="float">
            <text:p>1.378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[.$C$2]*[.A1132]" office:value-type="float" office:value="1.37939453125" calcext:value-type="float">
            <text:p>1.379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[.$C$2]*[.A1133]" office:value-type="float" office:value="1.380615234375" calcext:value-type="float">
            <text:p>1.381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[.$C$2]*[.A1134]" office:value-type="float" office:value="1.3818359375" calcext:value-type="float">
            <text:p>1.382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[.$C$2]*[.A1135]" office:value-type="float" office:value="1.383056640625" calcext:value-type="float">
            <text:p>1.383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[.$C$2]*[.A1136]" office:value-type="float" office:value="1.38427734375" calcext:value-type="float">
            <text:p>1.384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[.$C$2]*[.A1137]" office:value-type="float" office:value="1.385498046875" calcext:value-type="float">
            <text:p>1.385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[.$C$2]*[.A1138]" office:value-type="float" office:value="1.38671875" calcext:value-type="float">
            <text:p>1.387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[.$C$2]*[.A1139]" office:value-type="float" office:value="1.387939453125" calcext:value-type="float">
            <text:p>1.388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[.$C$2]*[.A1140]" office:value-type="float" office:value="1.38916015625" calcext:value-type="float">
            <text:p>1.389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[.$C$2]*[.A1141]" office:value-type="float" office:value="1.390380859375" calcext:value-type="float">
            <text:p>1.390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[.$C$2]*[.A1142]" office:value-type="float" office:value="1.3916015625" calcext:value-type="float">
            <text:p>1.392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[.$C$2]*[.A1143]" office:value-type="float" office:value="1.392822265625" calcext:value-type="float">
            <text:p>1.393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[.$C$2]*[.A1144]" office:value-type="float" office:value="1.39404296875" calcext:value-type="float">
            <text:p>1.394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[.$C$2]*[.A1145]" office:value-type="float" office:value="1.395263671875" calcext:value-type="float">
            <text:p>1.395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[.$C$2]*[.A1146]" office:value-type="float" office:value="1.396484375" calcext:value-type="float">
            <text:p>1.396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[.$C$2]*[.A1147]" office:value-type="float" office:value="1.397705078125" calcext:value-type="float">
            <text:p>1.398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[.$C$2]*[.A1148]" office:value-type="float" office:value="1.39892578125" calcext:value-type="float">
            <text:p>1.399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[.$C$2]*[.A1149]" office:value-type="float" office:value="1.400146484375" calcext:value-type="float">
            <text:p>1.400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[.$C$2]*[.A1150]" office:value-type="float" office:value="1.4013671875" calcext:value-type="float">
            <text:p>1.401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[.$C$2]*[.A1151]" office:value-type="float" office:value="1.402587890625" calcext:value-type="float">
            <text:p>1.403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[.$C$2]*[.A1152]" office:value-type="float" office:value="1.40380859375" calcext:value-type="float">
            <text:p>1.404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[.$C$2]*[.A1153]" office:value-type="float" office:value="1.405029296875" calcext:value-type="float">
            <text:p>1.405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[.$C$2]*[.A1154]" office:value-type="float" office:value="1.40625" calcext:value-type="float">
            <text:p>1.406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[.$C$2]*[.A1155]" office:value-type="float" office:value="1.407470703125" calcext:value-type="float">
            <text:p>1.407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table:formula="of:=[.$C$2]*[.A1156]" office:value-type="float" office:value="1.40869140625" calcext:value-type="float">
            <text:p>1.409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[.$C$2]*[.A1157]" office:value-type="float" office:value="1.409912109375" calcext:value-type="float">
            <text:p>1.410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[.$C$2]*[.A1158]" office:value-type="float" office:value="1.4111328125" calcext:value-type="float">
            <text:p>1.411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table:formula="of:=[.$C$2]*[.A1159]" office:value-type="float" office:value="1.412353515625" calcext:value-type="float">
            <text:p>1.412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[.$C$2]*[.A1160]" office:value-type="float" office:value="1.41357421875" calcext:value-type="float">
            <text:p>1.414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[.$C$2]*[.A1161]" office:value-type="float" office:value="1.414794921875" calcext:value-type="float">
            <text:p>1.415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[.$C$2]*[.A1162]" office:value-type="float" office:value="1.416015625" calcext:value-type="float">
            <text:p>1.416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[.$C$2]*[.A1163]" office:value-type="float" office:value="1.417236328125" calcext:value-type="float">
            <text:p>1.417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[.$C$2]*[.A1164]" office:value-type="float" office:value="1.41845703125" calcext:value-type="float">
            <text:p>1.418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[.$C$2]*[.A1165]" office:value-type="float" office:value="1.419677734375" calcext:value-type="float">
            <text:p>1.420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[.$C$2]*[.A1166]" office:value-type="float" office:value="1.4208984375" calcext:value-type="float">
            <text:p>1.421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[.$C$2]*[.A1167]" office:value-type="float" office:value="1.422119140625" calcext:value-type="float">
            <text:p>1.422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[.$C$2]*[.A1168]" office:value-type="float" office:value="1.42333984375" calcext:value-type="float">
            <text:p>1.423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[.$C$2]*[.A1169]" office:value-type="float" office:value="1.424560546875" calcext:value-type="float">
            <text:p>1.425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[.$C$2]*[.A1170]" office:value-type="float" office:value="1.42578125" calcext:value-type="float">
            <text:p>1.426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[.$C$2]*[.A1171]" office:value-type="float" office:value="1.427001953125" calcext:value-type="float">
            <text:p>1.427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[.$C$2]*[.A1172]" office:value-type="float" office:value="1.42822265625" calcext:value-type="float">
            <text:p>1.428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[.$C$2]*[.A1173]" office:value-type="float" office:value="1.429443359375" calcext:value-type="float">
            <text:p>1.429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[.$C$2]*[.A1174]" office:value-type="float" office:value="1.4306640625" calcext:value-type="float">
            <text:p>1.431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[.$C$2]*[.A1175]" office:value-type="float" office:value="1.431884765625" calcext:value-type="float">
            <text:p>1.432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table:formula="of:=[.$C$2]*[.A1176]" office:value-type="float" office:value="1.43310546875" calcext:value-type="float">
            <text:p>1.433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table:formula="of:=[.$C$2]*[.A1177]" office:value-type="float" office:value="1.434326171875" calcext:value-type="float">
            <text:p>1.434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[.$C$2]*[.A1178]" office:value-type="float" office:value="1.435546875" calcext:value-type="float">
            <text:p>1.436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[.$C$2]*[.A1179]" office:value-type="float" office:value="1.436767578125" calcext:value-type="float">
            <text:p>1.437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table:formula="of:=[.$C$2]*[.A1180]" office:value-type="float" office:value="1.43798828125" calcext:value-type="float">
            <text:p>1.438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[.$C$2]*[.A1181]" office:value-type="float" office:value="1.439208984375" calcext:value-type="float">
            <text:p>1.439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[.$C$2]*[.A1182]" office:value-type="float" office:value="1.4404296875" calcext:value-type="float">
            <text:p>1.440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[.$C$2]*[.A1183]" office:value-type="float" office:value="1.441650390625" calcext:value-type="float">
            <text:p>1.442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[.$C$2]*[.A1184]" office:value-type="float" office:value="1.44287109375" calcext:value-type="float">
            <text:p>1.443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[.$C$2]*[.A1185]" office:value-type="float" office:value="1.444091796875" calcext:value-type="float">
            <text:p>1.444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[.$C$2]*[.A1186]" office:value-type="float" office:value="1.4453125" calcext:value-type="float">
            <text:p>1.445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[.$C$2]*[.A1187]" office:value-type="float" office:value="1.446533203125" calcext:value-type="float">
            <text:p>1.447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[.$C$2]*[.A1188]" office:value-type="float" office:value="1.44775390625" calcext:value-type="float">
            <text:p>1.448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[.$C$2]*[.A1189]" office:value-type="float" office:value="1.448974609375" calcext:value-type="float">
            <text:p>1.449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[.$C$2]*[.A1190]" office:value-type="float" office:value="1.4501953125" calcext:value-type="float">
            <text:p>1.450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[.$C$2]*[.A1191]" office:value-type="float" office:value="1.451416015625" calcext:value-type="float">
            <text:p>1.451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[.$C$2]*[.A1192]" office:value-type="float" office:value="1.45263671875" calcext:value-type="float">
            <text:p>1.453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[.$C$2]*[.A1193]" office:value-type="float" office:value="1.453857421875" calcext:value-type="float">
            <text:p>1.454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[.$C$2]*[.A1194]" office:value-type="float" office:value="1.455078125" calcext:value-type="float">
            <text:p>1.455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[.$C$2]*[.A1195]" office:value-type="float" office:value="1.456298828125" calcext:value-type="float">
            <text:p>1.456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table:formula="of:=[.$C$2]*[.A1196]" office:value-type="float" office:value="1.45751953125" calcext:value-type="float">
            <text:p>1.458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table:formula="of:=[.$C$2]*[.A1197]" office:value-type="float" office:value="1.458740234375" calcext:value-type="float">
            <text:p>1.459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[.$C$2]*[.A1198]" office:value-type="float" office:value="1.4599609375" calcext:value-type="float">
            <text:p>1.460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[.$C$2]*[.A1199]" office:value-type="float" office:value="1.461181640625" calcext:value-type="float">
            <text:p>1.461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[.$C$2]*[.A1200]" office:value-type="float" office:value="1.46240234375" calcext:value-type="float">
            <text:p>1.462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[.$C$2]*[.A1201]" office:value-type="float" office:value="1.463623046875" calcext:value-type="float">
            <text:p>1.464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$C$2]*[.A1202]" office:value-type="float" office:value="1.46484375" calcext:value-type="float">
            <text:p>1.465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[.$C$2]*[.A1203]" office:value-type="float" office:value="1.466064453125" calcext:value-type="float">
            <text:p>1.466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[.$C$2]*[.A1204]" office:value-type="float" office:value="1.46728515625" calcext:value-type="float">
            <text:p>1.467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[.$C$2]*[.A1205]" office:value-type="float" office:value="1.468505859375" calcext:value-type="float">
            <text:p>1.469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[.$C$2]*[.A1206]" office:value-type="float" office:value="1.4697265625" calcext:value-type="float">
            <text:p>1.470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[.$C$2]*[.A1207]" office:value-type="float" office:value="1.470947265625" calcext:value-type="float">
            <text:p>1.471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[.$C$2]*[.A1208]" office:value-type="float" office:value="1.47216796875" calcext:value-type="float">
            <text:p>1.472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[.$C$2]*[.A1209]" office:value-type="float" office:value="1.473388671875" calcext:value-type="float">
            <text:p>1.473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[.$C$2]*[.A1210]" office:value-type="float" office:value="1.474609375" calcext:value-type="float">
            <text:p>1.475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[.$C$2]*[.A1211]" office:value-type="float" office:value="1.475830078125" calcext:value-type="float">
            <text:p>1.476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[.$C$2]*[.A1212]" office:value-type="float" office:value="1.47705078125" calcext:value-type="float">
            <text:p>1.477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table:formula="of:=[.$C$2]*[.A1213]" office:value-type="float" office:value="1.478271484375" calcext:value-type="float">
            <text:p>1.478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[.$C$2]*[.A1214]" office:value-type="float" office:value="1.4794921875" calcext:value-type="float">
            <text:p>1.479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[.$C$2]*[.A1215]" office:value-type="float" office:value="1.480712890625" calcext:value-type="float">
            <text:p>1.481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[.$C$2]*[.A1216]" office:value-type="float" office:value="1.48193359375" calcext:value-type="float">
            <text:p>1.482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[.$C$2]*[.A1217]" office:value-type="float" office:value="1.483154296875" calcext:value-type="float">
            <text:p>1.483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table:formula="of:=[.$C$2]*[.A1218]" office:value-type="float" office:value="1.484375" calcext:value-type="float">
            <text:p>1.484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[.$C$2]*[.A1219]" office:value-type="float" office:value="1.485595703125" calcext:value-type="float">
            <text:p>1.486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[.$C$2]*[.A1220]" office:value-type="float" office:value="1.48681640625" calcext:value-type="float">
            <text:p>1.487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[.$C$2]*[.A1221]" office:value-type="float" office:value="1.488037109375" calcext:value-type="float">
            <text:p>1.488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[.$C$2]*[.A1222]" office:value-type="float" office:value="1.4892578125" calcext:value-type="float">
            <text:p>1.489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[.$C$2]*[.A1223]" office:value-type="float" office:value="1.490478515625" calcext:value-type="float">
            <text:p>1.490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table:formula="of:=[.$C$2]*[.A1224]" office:value-type="float" office:value="1.49169921875" calcext:value-type="float">
            <text:p>1.492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[.$C$2]*[.A1225]" office:value-type="float" office:value="1.492919921875" calcext:value-type="float">
            <text:p>1.493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[.$C$2]*[.A1226]" office:value-type="float" office:value="1.494140625" calcext:value-type="float">
            <text:p>1.494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[.$C$2]*[.A1227]" office:value-type="float" office:value="1.495361328125" calcext:value-type="float">
            <text:p>1.495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[.$C$2]*[.A1228]" office:value-type="float" office:value="1.49658203125" calcext:value-type="float">
            <text:p>1.497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[.$C$2]*[.A1229]" office:value-type="float" office:value="1.497802734375" calcext:value-type="float">
            <text:p>1.498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[.$C$2]*[.A1230]" office:value-type="float" office:value="1.4990234375" calcext:value-type="float">
            <text:p>1.499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[.$C$2]*[.A1231]" office:value-type="float" office:value="1.500244140625" calcext:value-type="float">
            <text:p>1.500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[.$C$2]*[.A1232]" office:value-type="float" office:value="1.50146484375" calcext:value-type="float">
            <text:p>1.501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[.$C$2]*[.A1233]" office:value-type="float" office:value="1.502685546875" calcext:value-type="float">
            <text:p>1.503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table:formula="of:=[.$C$2]*[.A1234]" office:value-type="float" office:value="1.50390625" calcext:value-type="float">
            <text:p>1.504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[.$C$2]*[.A1235]" office:value-type="float" office:value="1.505126953125" calcext:value-type="float">
            <text:p>1.505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[.$C$2]*[.A1236]" office:value-type="float" office:value="1.50634765625" calcext:value-type="float">
            <text:p>1.506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[.$C$2]*[.A1237]" office:value-type="float" office:value="1.507568359375" calcext:value-type="float">
            <text:p>1.508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[.$C$2]*[.A1238]" office:value-type="float" office:value="1.5087890625" calcext:value-type="float">
            <text:p>1.509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[.$C$2]*[.A1239]" office:value-type="float" office:value="1.510009765625" calcext:value-type="float">
            <text:p>1.510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[.$C$2]*[.A1240]" office:value-type="float" office:value="1.51123046875" calcext:value-type="float">
            <text:p>1.511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[.$C$2]*[.A1241]" office:value-type="float" office:value="1.512451171875" calcext:value-type="float">
            <text:p>1.512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[.$C$2]*[.A1242]" office:value-type="float" office:value="1.513671875" calcext:value-type="float">
            <text:p>1.514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[.$C$2]*[.A1243]" office:value-type="float" office:value="1.514892578125" calcext:value-type="float">
            <text:p>1.515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[.$C$2]*[.A1244]" office:value-type="float" office:value="1.51611328125" calcext:value-type="float">
            <text:p>1.516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[.$C$2]*[.A1245]" office:value-type="float" office:value="1.517333984375" calcext:value-type="float">
            <text:p>1.517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[.$C$2]*[.A1246]" office:value-type="float" office:value="1.5185546875" calcext:value-type="float">
            <text:p>1.519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[.$C$2]*[.A1247]" office:value-type="float" office:value="1.519775390625" calcext:value-type="float">
            <text:p>1.520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[.$C$2]*[.A1248]" office:value-type="float" office:value="1.52099609375" calcext:value-type="float">
            <text:p>1.521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[.$C$2]*[.A1249]" office:value-type="float" office:value="1.522216796875" calcext:value-type="float">
            <text:p>1.522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[.$C$2]*[.A1250]" office:value-type="float" office:value="1.5234375" calcext:value-type="float">
            <text:p>1.523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[.$C$2]*[.A1251]" office:value-type="float" office:value="1.524658203125" calcext:value-type="float">
            <text:p>1.525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[.$C$2]*[.A1252]" office:value-type="float" office:value="1.52587890625" calcext:value-type="float">
            <text:p>1.526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[.$C$2]*[.A1253]" office:value-type="float" office:value="1.527099609375" calcext:value-type="float">
            <text:p>1.527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[.$C$2]*[.A1254]" office:value-type="float" office:value="1.5283203125" calcext:value-type="float">
            <text:p>1.528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table:formula="of:=[.$C$2]*[.A1255]" office:value-type="float" office:value="1.529541015625" calcext:value-type="float">
            <text:p>1.530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[.$C$2]*[.A1256]" office:value-type="float" office:value="1.53076171875" calcext:value-type="float">
            <text:p>1.531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table:formula="of:=[.$C$2]*[.A1257]" office:value-type="float" office:value="1.531982421875" calcext:value-type="float">
            <text:p>1.532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[.$C$2]*[.A1258]" office:value-type="float" office:value="1.533203125" calcext:value-type="float">
            <text:p>1.533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[.$C$2]*[.A1259]" office:value-type="float" office:value="1.534423828125" calcext:value-type="float">
            <text:p>1.534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table:formula="of:=[.$C$2]*[.A1260]" office:value-type="float" office:value="1.53564453125" calcext:value-type="float">
            <text:p>1.536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[.$C$2]*[.A1261]" office:value-type="float" office:value="1.536865234375" calcext:value-type="float">
            <text:p>1.537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[.$C$2]*[.A1262]" office:value-type="float" office:value="1.5380859375" calcext:value-type="float">
            <text:p>1.538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[.$C$2]*[.A1263]" office:value-type="float" office:value="1.539306640625" calcext:value-type="float">
            <text:p>1.539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[.$C$2]*[.A1264]" office:value-type="float" office:value="1.54052734375" calcext:value-type="float">
            <text:p>1.541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[.$C$2]*[.A1265]" office:value-type="float" office:value="1.541748046875" calcext:value-type="float">
            <text:p>1.542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[.$C$2]*[.A1266]" office:value-type="float" office:value="1.54296875" calcext:value-type="float">
            <text:p>1.543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[.$C$2]*[.A1267]" office:value-type="float" office:value="1.544189453125" calcext:value-type="float">
            <text:p>1.544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[.$C$2]*[.A1268]" office:value-type="float" office:value="1.54541015625" calcext:value-type="float">
            <text:p>1.545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[.$C$2]*[.A1269]" office:value-type="float" office:value="1.546630859375" calcext:value-type="float">
            <text:p>1.547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[.$C$2]*[.A1270]" office:value-type="float" office:value="1.5478515625" calcext:value-type="float">
            <text:p>1.548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[.$C$2]*[.A1271]" office:value-type="float" office:value="1.549072265625" calcext:value-type="float">
            <text:p>1.549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[.$C$2]*[.A1272]" office:value-type="float" office:value="1.55029296875" calcext:value-type="float">
            <text:p>1.550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[.$C$2]*[.A1273]" office:value-type="float" office:value="1.551513671875" calcext:value-type="float">
            <text:p>1.552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[.$C$2]*[.A1274]" office:value-type="float" office:value="1.552734375" calcext:value-type="float">
            <text:p>1.553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[.$C$2]*[.A1275]" office:value-type="float" office:value="1.553955078125" calcext:value-type="float">
            <text:p>1.554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[.$C$2]*[.A1276]" office:value-type="float" office:value="1.55517578125" calcext:value-type="float">
            <text:p>1.555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[.$C$2]*[.A1277]" office:value-type="float" office:value="1.556396484375" calcext:value-type="float">
            <text:p>1.556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[.$C$2]*[.A1278]" office:value-type="float" office:value="1.5576171875" calcext:value-type="float">
            <text:p>1.558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[.$C$2]*[.A1279]" office:value-type="float" office:value="1.558837890625" calcext:value-type="float">
            <text:p>1.559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[.$C$2]*[.A1280]" office:value-type="float" office:value="1.56005859375" calcext:value-type="float">
            <text:p>1.560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[.$C$2]*[.A1281]" office:value-type="float" office:value="1.561279296875" calcext:value-type="float">
            <text:p>1.561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[.$C$2]*[.A1282]" office:value-type="float" office:value="1.5625" calcext:value-type="float">
            <text:p>1.563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[.$C$2]*[.A1283]" office:value-type="float" office:value="1.563720703125" calcext:value-type="float">
            <text:p>1.564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[.$C$2]*[.A1284]" office:value-type="float" office:value="1.56494140625" calcext:value-type="float">
            <text:p>1.565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[.$C$2]*[.A1285]" office:value-type="float" office:value="1.566162109375" calcext:value-type="float">
            <text:p>1.566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[.$C$2]*[.A1286]" office:value-type="float" office:value="1.5673828125" calcext:value-type="float">
            <text:p>1.567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[.$C$2]*[.A1287]" office:value-type="float" office:value="1.568603515625" calcext:value-type="float">
            <text:p>1.569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[.$C$2]*[.A1288]" office:value-type="float" office:value="1.56982421875" calcext:value-type="float">
            <text:p>1.570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[.$C$2]*[.A1289]" office:value-type="float" office:value="1.571044921875" calcext:value-type="float">
            <text:p>1.571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[.$C$2]*[.A1290]" office:value-type="float" office:value="1.572265625" calcext:value-type="float">
            <text:p>1.572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[.$C$2]*[.A1291]" office:value-type="float" office:value="1.573486328125" calcext:value-type="float">
            <text:p>1.573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[.$C$2]*[.A1292]" office:value-type="float" office:value="1.57470703125" calcext:value-type="float">
            <text:p>1.575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[.$C$2]*[.A1293]" office:value-type="float" office:value="1.575927734375" calcext:value-type="float">
            <text:p>1.576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[.$C$2]*[.A1294]" office:value-type="float" office:value="1.5771484375" calcext:value-type="float">
            <text:p>1.577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[.$C$2]*[.A1295]" office:value-type="float" office:value="1.578369140625" calcext:value-type="float">
            <text:p>1.578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[.$C$2]*[.A1296]" office:value-type="float" office:value="1.57958984375" calcext:value-type="float">
            <text:p>1.580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[.$C$2]*[.A1297]" office:value-type="float" office:value="1.580810546875" calcext:value-type="float">
            <text:p>1.581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[.$C$2]*[.A1298]" office:value-type="float" office:value="1.58203125" calcext:value-type="float">
            <text:p>1.582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[.$C$2]*[.A1299]" office:value-type="float" office:value="1.583251953125" calcext:value-type="float">
            <text:p>1.583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[.$C$2]*[.A1300]" office:value-type="float" office:value="1.58447265625" calcext:value-type="float">
            <text:p>1.584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[.$C$2]*[.A1301]" office:value-type="float" office:value="1.585693359375" calcext:value-type="float">
            <text:p>1.586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[.$C$2]*[.A1302]" office:value-type="float" office:value="1.5869140625" calcext:value-type="float">
            <text:p>1.587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[.$C$2]*[.A1303]" office:value-type="float" office:value="1.588134765625" calcext:value-type="float">
            <text:p>1.588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[.$C$2]*[.A1304]" office:value-type="float" office:value="1.58935546875" calcext:value-type="float">
            <text:p>1.589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[.$C$2]*[.A1305]" office:value-type="float" office:value="1.590576171875" calcext:value-type="float">
            <text:p>1.591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[.$C$2]*[.A1306]" office:value-type="float" office:value="1.591796875" calcext:value-type="float">
            <text:p>1.592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[.$C$2]*[.A1307]" office:value-type="float" office:value="1.593017578125" calcext:value-type="float">
            <text:p>1.593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[.$C$2]*[.A1308]" office:value-type="float" office:value="1.59423828125" calcext:value-type="float">
            <text:p>1.594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[.$C$2]*[.A1309]" office:value-type="float" office:value="1.595458984375" calcext:value-type="float">
            <text:p>1.595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[.$C$2]*[.A1310]" office:value-type="float" office:value="1.5966796875" calcext:value-type="float">
            <text:p>1.597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[.$C$2]*[.A1311]" office:value-type="float" office:value="1.597900390625" calcext:value-type="float">
            <text:p>1.598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[.$C$2]*[.A1312]" office:value-type="float" office:value="1.59912109375" calcext:value-type="float">
            <text:p>1.599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[.$C$2]*[.A1313]" office:value-type="float" office:value="1.600341796875" calcext:value-type="float">
            <text:p>1.600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[.$C$2]*[.A1314]" office:value-type="float" office:value="1.6015625" calcext:value-type="float">
            <text:p>1.602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[.$C$2]*[.A1315]" office:value-type="float" office:value="1.602783203125" calcext:value-type="float">
            <text:p>1.603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[.$C$2]*[.A1316]" office:value-type="float" office:value="1.60400390625" calcext:value-type="float">
            <text:p>1.604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[.$C$2]*[.A1317]" office:value-type="float" office:value="1.605224609375" calcext:value-type="float">
            <text:p>1.605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[.$C$2]*[.A1318]" office:value-type="float" office:value="1.6064453125" calcext:value-type="float">
            <text:p>1.606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[.$C$2]*[.A1319]" office:value-type="float" office:value="1.607666015625" calcext:value-type="float">
            <text:p>1.608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[.$C$2]*[.A1320]" office:value-type="float" office:value="1.60888671875" calcext:value-type="float">
            <text:p>1.609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[.$C$2]*[.A1321]" office:value-type="float" office:value="1.610107421875" calcext:value-type="float">
            <text:p>1.610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[.$C$2]*[.A1322]" office:value-type="float" office:value="1.611328125" calcext:value-type="float">
            <text:p>1.611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[.$C$2]*[.A1323]" office:value-type="float" office:value="1.612548828125" calcext:value-type="float">
            <text:p>1.613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[.$C$2]*[.A1324]" office:value-type="float" office:value="1.61376953125" calcext:value-type="float">
            <text:p>1.614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table:formula="of:=[.$C$2]*[.A1325]" office:value-type="float" office:value="1.614990234375" calcext:value-type="float">
            <text:p>1.615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[.$C$2]*[.A1326]" office:value-type="float" office:value="1.6162109375" calcext:value-type="float">
            <text:p>1.616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table:formula="of:=[.$C$2]*[.A1327]" office:value-type="float" office:value="1.617431640625" calcext:value-type="float">
            <text:p>1.617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[.$C$2]*[.A1328]" office:value-type="float" office:value="1.61865234375" calcext:value-type="float">
            <text:p>1.619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[.$C$2]*[.A1329]" office:value-type="float" office:value="1.619873046875" calcext:value-type="float">
            <text:p>1.620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[.$C$2]*[.A1330]" office:value-type="float" office:value="1.62109375" calcext:value-type="float">
            <text:p>1.621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[.$C$2]*[.A1331]" office:value-type="float" office:value="1.622314453125" calcext:value-type="float">
            <text:p>1.622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[.$C$2]*[.A1332]" office:value-type="float" office:value="1.62353515625" calcext:value-type="float">
            <text:p>1.624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[.$C$2]*[.A1333]" office:value-type="float" office:value="1.624755859375" calcext:value-type="float">
            <text:p>1.625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[.$C$2]*[.A1334]" office:value-type="float" office:value="1.6259765625" calcext:value-type="float">
            <text:p>1.626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[.$C$2]*[.A1335]" office:value-type="float" office:value="1.627197265625" calcext:value-type="float">
            <text:p>1.627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[.$C$2]*[.A1336]" office:value-type="float" office:value="1.62841796875" calcext:value-type="float">
            <text:p>1.628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[.$C$2]*[.A1337]" office:value-type="float" office:value="1.629638671875" calcext:value-type="float">
            <text:p>1.630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[.$C$2]*[.A1338]" office:value-type="float" office:value="1.630859375" calcext:value-type="float">
            <text:p>1.631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[.$C$2]*[.A1339]" office:value-type="float" office:value="1.632080078125" calcext:value-type="float">
            <text:p>1.632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[.$C$2]*[.A1340]" office:value-type="float" office:value="1.63330078125" calcext:value-type="float">
            <text:p>1.633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[.$C$2]*[.A1341]" office:value-type="float" office:value="1.634521484375" calcext:value-type="float">
            <text:p>1.635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[.$C$2]*[.A1342]" office:value-type="float" office:value="1.6357421875" calcext:value-type="float">
            <text:p>1.636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[.$C$2]*[.A1343]" office:value-type="float" office:value="1.636962890625" calcext:value-type="float">
            <text:p>1.637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[.$C$2]*[.A1344]" office:value-type="float" office:value="1.63818359375" calcext:value-type="float">
            <text:p>1.638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[.$C$2]*[.A1345]" office:value-type="float" office:value="1.639404296875" calcext:value-type="float">
            <text:p>1.639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[.$C$2]*[.A1346]" office:value-type="float" office:value="1.640625" calcext:value-type="float">
            <text:p>1.641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[.$C$2]*[.A1347]" office:value-type="float" office:value="1.641845703125" calcext:value-type="float">
            <text:p>1.642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[.$C$2]*[.A1348]" office:value-type="float" office:value="1.64306640625" calcext:value-type="float">
            <text:p>1.643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[.$C$2]*[.A1349]" office:value-type="float" office:value="1.644287109375" calcext:value-type="float">
            <text:p>1.644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[.$C$2]*[.A1350]" office:value-type="float" office:value="1.6455078125" calcext:value-type="float">
            <text:p>1.646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[.$C$2]*[.A1351]" office:value-type="float" office:value="1.646728515625" calcext:value-type="float">
            <text:p>1.647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[.$C$2]*[.A1352]" office:value-type="float" office:value="1.64794921875" calcext:value-type="float">
            <text:p>1.648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[.$C$2]*[.A1353]" office:value-type="float" office:value="1.649169921875" calcext:value-type="float">
            <text:p>1.649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[.$C$2]*[.A1354]" office:value-type="float" office:value="1.650390625" calcext:value-type="float">
            <text:p>1.650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[.$C$2]*[.A1355]" office:value-type="float" office:value="1.651611328125" calcext:value-type="float">
            <text:p>1.652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[.$C$2]*[.A1356]" office:value-type="float" office:value="1.65283203125" calcext:value-type="float">
            <text:p>1.653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[.$C$2]*[.A1357]" office:value-type="float" office:value="1.654052734375" calcext:value-type="float">
            <text:p>1.654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[.$C$2]*[.A1358]" office:value-type="float" office:value="1.6552734375" calcext:value-type="float">
            <text:p>1.655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[.$C$2]*[.A1359]" office:value-type="float" office:value="1.656494140625" calcext:value-type="float">
            <text:p>1.656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[.$C$2]*[.A1360]" office:value-type="float" office:value="1.65771484375" calcext:value-type="float">
            <text:p>1.658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[.$C$2]*[.A1361]" office:value-type="float" office:value="1.658935546875" calcext:value-type="float">
            <text:p>1.659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[.$C$2]*[.A1362]" office:value-type="float" office:value="1.66015625" calcext:value-type="float">
            <text:p>1.660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[.$C$2]*[.A1363]" office:value-type="float" office:value="1.661376953125" calcext:value-type="float">
            <text:p>1.661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[.$C$2]*[.A1364]" office:value-type="float" office:value="1.66259765625" calcext:value-type="float">
            <text:p>1.663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[.$C$2]*[.A1365]" office:value-type="float" office:value="1.663818359375" calcext:value-type="float">
            <text:p>1.664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[.$C$2]*[.A1366]" office:value-type="float" office:value="1.6650390625" calcext:value-type="float">
            <text:p>1.665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[.$C$2]*[.A1367]" office:value-type="float" office:value="1.666259765625" calcext:value-type="float">
            <text:p>1.666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[.$C$2]*[.A1368]" office:value-type="float" office:value="1.66748046875" calcext:value-type="float">
            <text:p>1.667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[.$C$2]*[.A1369]" office:value-type="float" office:value="1.668701171875" calcext:value-type="float">
            <text:p>1.669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[.$C$2]*[.A1370]" office:value-type="float" office:value="1.669921875" calcext:value-type="float">
            <text:p>1.670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[.$C$2]*[.A1371]" office:value-type="float" office:value="1.671142578125" calcext:value-type="float">
            <text:p>1.671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[.$C$2]*[.A1372]" office:value-type="float" office:value="1.67236328125" calcext:value-type="float">
            <text:p>1.672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[.$C$2]*[.A1373]" office:value-type="float" office:value="1.673583984375" calcext:value-type="float">
            <text:p>1.674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[.$C$2]*[.A1374]" office:value-type="float" office:value="1.6748046875" calcext:value-type="float">
            <text:p>1.675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[.$C$2]*[.A1375]" office:value-type="float" office:value="1.676025390625" calcext:value-type="float">
            <text:p>1.676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table:formula="of:=[.$C$2]*[.A1376]" office:value-type="float" office:value="1.67724609375" calcext:value-type="float">
            <text:p>1.677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[.$C$2]*[.A1377]" office:value-type="float" office:value="1.678466796875" calcext:value-type="float">
            <text:p>1.678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[.$C$2]*[.A1378]" office:value-type="float" office:value="1.6796875" calcext:value-type="float">
            <text:p>1.680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[.$C$2]*[.A1379]" office:value-type="float" office:value="1.680908203125" calcext:value-type="float">
            <text:p>1.681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[.$C$2]*[.A1380]" office:value-type="float" office:value="1.68212890625" calcext:value-type="float">
            <text:p>1.682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[.$C$2]*[.A1381]" office:value-type="float" office:value="1.683349609375" calcext:value-type="float">
            <text:p>1.683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[.$C$2]*[.A1382]" office:value-type="float" office:value="1.6845703125" calcext:value-type="float">
            <text:p>1.685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[.$C$2]*[.A1383]" office:value-type="float" office:value="1.685791015625" calcext:value-type="float">
            <text:p>1.686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[.$C$2]*[.A1384]" office:value-type="float" office:value="1.68701171875" calcext:value-type="float">
            <text:p>1.687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[.$C$2]*[.A1385]" office:value-type="float" office:value="1.688232421875" calcext:value-type="float">
            <text:p>1.688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[.$C$2]*[.A1386]" office:value-type="float" office:value="1.689453125" calcext:value-type="float">
            <text:p>1.689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[.$C$2]*[.A1387]" office:value-type="float" office:value="1.690673828125" calcext:value-type="float">
            <text:p>1.691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[.$C$2]*[.A1388]" office:value-type="float" office:value="1.69189453125" calcext:value-type="float">
            <text:p>1.692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[.$C$2]*[.A1389]" office:value-type="float" office:value="1.693115234375" calcext:value-type="float">
            <text:p>1.693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[.$C$2]*[.A1390]" office:value-type="float" office:value="1.6943359375" calcext:value-type="float">
            <text:p>1.694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[.$C$2]*[.A1391]" office:value-type="float" office:value="1.695556640625" calcext:value-type="float">
            <text:p>1.696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[.$C$2]*[.A1392]" office:value-type="float" office:value="1.69677734375" calcext:value-type="float">
            <text:p>1.697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[.$C$2]*[.A1393]" office:value-type="float" office:value="1.697998046875" calcext:value-type="float">
            <text:p>1.698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table:formula="of:=[.$C$2]*[.A1394]" office:value-type="float" office:value="1.69921875" calcext:value-type="float">
            <text:p>1.699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table:formula="of:=[.$C$2]*[.A1395]" office:value-type="float" office:value="1.700439453125" calcext:value-type="float">
            <text:p>1.700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[.$C$2]*[.A1396]" office:value-type="float" office:value="1.70166015625" calcext:value-type="float">
            <text:p>1.702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table:formula="of:=[.$C$2]*[.A1397]" office:value-type="float" office:value="1.702880859375" calcext:value-type="float">
            <text:p>1.703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[.$C$2]*[.A1398]" office:value-type="float" office:value="1.7041015625" calcext:value-type="float">
            <text:p>1.704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table:formula="of:=[.$C$2]*[.A1399]" office:value-type="float" office:value="1.705322265625" calcext:value-type="float">
            <text:p>1.705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table:formula="of:=[.$C$2]*[.A1400]" office:value-type="float" office:value="1.70654296875" calcext:value-type="float">
            <text:p>1.707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[.$C$2]*[.A1401]" office:value-type="float" office:value="1.707763671875" calcext:value-type="float">
            <text:p>1.708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[.$C$2]*[.A1402]" office:value-type="float" office:value="1.708984375" calcext:value-type="float">
            <text:p>1.709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[.$C$2]*[.A1403]" office:value-type="float" office:value="1.710205078125" calcext:value-type="float">
            <text:p>1.710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[.$C$2]*[.A1404]" office:value-type="float" office:value="1.71142578125" calcext:value-type="float">
            <text:p>1.711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[.$C$2]*[.A1405]" office:value-type="float" office:value="1.712646484375" calcext:value-type="float">
            <text:p>1.713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[.$C$2]*[.A1406]" office:value-type="float" office:value="1.7138671875" calcext:value-type="float">
            <text:p>1.714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[.$C$2]*[.A1407]" office:value-type="float" office:value="1.715087890625" calcext:value-type="float">
            <text:p>1.715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table:formula="of:=[.$C$2]*[.A1408]" office:value-type="float" office:value="1.71630859375" calcext:value-type="float">
            <text:p>1.716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[.$C$2]*[.A1409]" office:value-type="float" office:value="1.717529296875" calcext:value-type="float">
            <text:p>1.718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[.$C$2]*[.A1410]" office:value-type="float" office:value="1.71875" calcext:value-type="float">
            <text:p>1.719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[.$C$2]*[.A1411]" office:value-type="float" office:value="1.719970703125" calcext:value-type="float">
            <text:p>1.720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[.$C$2]*[.A1412]" office:value-type="float" office:value="1.72119140625" calcext:value-type="float">
            <text:p>1.721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[.$C$2]*[.A1413]" office:value-type="float" office:value="1.722412109375" calcext:value-type="float">
            <text:p>1.722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[.$C$2]*[.A1414]" office:value-type="float" office:value="1.7236328125" calcext:value-type="float">
            <text:p>1.724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[.$C$2]*[.A1415]" office:value-type="float" office:value="1.724853515625" calcext:value-type="float">
            <text:p>1.725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[.$C$2]*[.A1416]" office:value-type="float" office:value="1.72607421875" calcext:value-type="float">
            <text:p>1.726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[.$C$2]*[.A1417]" office:value-type="float" office:value="1.727294921875" calcext:value-type="float">
            <text:p>1.727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table:formula="of:=[.$C$2]*[.A1418]" office:value-type="float" office:value="1.728515625" calcext:value-type="float">
            <text:p>1.729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[.$C$2]*[.A1419]" office:value-type="float" office:value="1.729736328125" calcext:value-type="float">
            <text:p>1.730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[.$C$2]*[.A1420]" office:value-type="float" office:value="1.73095703125" calcext:value-type="float">
            <text:p>1.731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[.$C$2]*[.A1421]" office:value-type="float" office:value="1.732177734375" calcext:value-type="float">
            <text:p>1.732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[.$C$2]*[.A1422]" office:value-type="float" office:value="1.7333984375" calcext:value-type="float">
            <text:p>1.733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[.$C$2]*[.A1423]" office:value-type="float" office:value="1.734619140625" calcext:value-type="float">
            <text:p>1.735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table:formula="of:=[.$C$2]*[.A1424]" office:value-type="float" office:value="1.73583984375" calcext:value-type="float">
            <text:p>1.736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[.$C$2]*[.A1425]" office:value-type="float" office:value="1.737060546875" calcext:value-type="float">
            <text:p>1.737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[.$C$2]*[.A1426]" office:value-type="float" office:value="1.73828125" calcext:value-type="float">
            <text:p>1.738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[.$C$2]*[.A1427]" office:value-type="float" office:value="1.739501953125" calcext:value-type="float">
            <text:p>1.740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[.$C$2]*[.A1428]" office:value-type="float" office:value="1.74072265625" calcext:value-type="float">
            <text:p>1.741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[.$C$2]*[.A1429]" office:value-type="float" office:value="1.741943359375" calcext:value-type="float">
            <text:p>1.742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[.$C$2]*[.A1430]" office:value-type="float" office:value="1.7431640625" calcext:value-type="float">
            <text:p>1.743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[.$C$2]*[.A1431]" office:value-type="float" office:value="1.744384765625" calcext:value-type="float">
            <text:p>1.744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[.$C$2]*[.A1432]" office:value-type="float" office:value="1.74560546875" calcext:value-type="float">
            <text:p>1.746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table:formula="of:=[.$C$2]*[.A1433]" office:value-type="float" office:value="1.746826171875" calcext:value-type="float">
            <text:p>1.747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[.$C$2]*[.A1434]" office:value-type="float" office:value="1.748046875" calcext:value-type="float">
            <text:p>1.748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[.$C$2]*[.A1435]" office:value-type="float" office:value="1.749267578125" calcext:value-type="float">
            <text:p>1.749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[.$C$2]*[.A1436]" office:value-type="float" office:value="1.75048828125" calcext:value-type="float">
            <text:p>1.750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table:formula="of:=[.$C$2]*[.A1437]" office:value-type="float" office:value="1.751708984375" calcext:value-type="float">
            <text:p>1.752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[.$C$2]*[.A1438]" office:value-type="float" office:value="1.7529296875" calcext:value-type="float">
            <text:p>1.753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[.$C$2]*[.A1439]" office:value-type="float" office:value="1.754150390625" calcext:value-type="float">
            <text:p>1.754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[.$C$2]*[.A1440]" office:value-type="float" office:value="1.75537109375" calcext:value-type="float">
            <text:p>1.755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[.$C$2]*[.A1441]" office:value-type="float" office:value="1.756591796875" calcext:value-type="float">
            <text:p>1.757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[.$C$2]*[.A1442]" office:value-type="float" office:value="1.7578125" calcext:value-type="float">
            <text:p>1.758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[.$C$2]*[.A1443]" office:value-type="float" office:value="1.759033203125" calcext:value-type="float">
            <text:p>1.759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[.$C$2]*[.A1444]" office:value-type="float" office:value="1.76025390625" calcext:value-type="float">
            <text:p>1.760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[.$C$2]*[.A1445]" office:value-type="float" office:value="1.761474609375" calcext:value-type="float">
            <text:p>1.761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[.$C$2]*[.A1446]" office:value-type="float" office:value="1.7626953125" calcext:value-type="float">
            <text:p>1.763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[.$C$2]*[.A1447]" office:value-type="float" office:value="1.763916015625" calcext:value-type="float">
            <text:p>1.764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[.$C$2]*[.A1448]" office:value-type="float" office:value="1.76513671875" calcext:value-type="float">
            <text:p>1.765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[.$C$2]*[.A1449]" office:value-type="float" office:value="1.766357421875" calcext:value-type="float">
            <text:p>1.766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[.$C$2]*[.A1450]" office:value-type="float" office:value="1.767578125" calcext:value-type="float">
            <text:p>1.768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[.$C$2]*[.A1451]" office:value-type="float" office:value="1.768798828125" calcext:value-type="float">
            <text:p>1.769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[.$C$2]*[.A1452]" office:value-type="float" office:value="1.77001953125" calcext:value-type="float">
            <text:p>1.770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[.$C$2]*[.A1453]" office:value-type="float" office:value="1.771240234375" calcext:value-type="float">
            <text:p>1.771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[.$C$2]*[.A1454]" office:value-type="float" office:value="1.7724609375" calcext:value-type="float">
            <text:p>1.772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[.$C$2]*[.A1455]" office:value-type="float" office:value="1.773681640625" calcext:value-type="float">
            <text:p>1.774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[.$C$2]*[.A1456]" office:value-type="float" office:value="1.77490234375" calcext:value-type="float">
            <text:p>1.775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[.$C$2]*[.A1457]" office:value-type="float" office:value="1.776123046875" calcext:value-type="float">
            <text:p>1.776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[.$C$2]*[.A1458]" office:value-type="float" office:value="1.77734375" calcext:value-type="float">
            <text:p>1.777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[.$C$2]*[.A1459]" office:value-type="float" office:value="1.778564453125" calcext:value-type="float">
            <text:p>1.779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[.$C$2]*[.A1460]" office:value-type="float" office:value="1.77978515625" calcext:value-type="float">
            <text:p>1.780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[.$C$2]*[.A1461]" office:value-type="float" office:value="1.781005859375" calcext:value-type="float">
            <text:p>1.781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[.$C$2]*[.A1462]" office:value-type="float" office:value="1.7822265625" calcext:value-type="float">
            <text:p>1.782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[.$C$2]*[.A1463]" office:value-type="float" office:value="1.783447265625" calcext:value-type="float">
            <text:p>1.783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[.$C$2]*[.A1464]" office:value-type="float" office:value="1.78466796875" calcext:value-type="float">
            <text:p>1.785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table:formula="of:=[.$C$2]*[.A1465]" office:value-type="float" office:value="1.785888671875" calcext:value-type="float">
            <text:p>1.786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table:formula="of:=[.$C$2]*[.A1466]" office:value-type="float" office:value="1.787109375" calcext:value-type="float">
            <text:p>1.787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table:formula="of:=[.$C$2]*[.A1467]" office:value-type="float" office:value="1.788330078125" calcext:value-type="float">
            <text:p>1.788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[.$C$2]*[.A1468]" office:value-type="float" office:value="1.78955078125" calcext:value-type="float">
            <text:p>1.790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[.$C$2]*[.A1469]" office:value-type="float" office:value="1.790771484375" calcext:value-type="float">
            <text:p>1.791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[.$C$2]*[.A1470]" office:value-type="float" office:value="1.7919921875" calcext:value-type="float">
            <text:p>1.792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table:formula="of:=[.$C$2]*[.A1471]" office:value-type="float" office:value="1.793212890625" calcext:value-type="float">
            <text:p>1.793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[.$C$2]*[.A1472]" office:value-type="float" office:value="1.79443359375" calcext:value-type="float">
            <text:p>1.794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table:formula="of:=[.$C$2]*[.A1473]" office:value-type="float" office:value="1.795654296875" calcext:value-type="float">
            <text:p>1.796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[.$C$2]*[.A1474]" office:value-type="float" office:value="1.796875" calcext:value-type="float">
            <text:p>1.797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[.$C$2]*[.A1475]" office:value-type="float" office:value="1.798095703125" calcext:value-type="float">
            <text:p>1.798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[.$C$2]*[.A1476]" office:value-type="float" office:value="1.79931640625" calcext:value-type="float">
            <text:p>1.799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[.$C$2]*[.A1477]" office:value-type="float" office:value="1.800537109375" calcext:value-type="float">
            <text:p>1.801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[.$C$2]*[.A1478]" office:value-type="float" office:value="1.8017578125" calcext:value-type="float">
            <text:p>1.802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[.$C$2]*[.A1479]" office:value-type="float" office:value="1.802978515625" calcext:value-type="float">
            <text:p>1.803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table:formula="of:=[.$C$2]*[.A1480]" office:value-type="float" office:value="1.80419921875" calcext:value-type="float">
            <text:p>1.804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[.$C$2]*[.A1481]" office:value-type="float" office:value="1.805419921875" calcext:value-type="float">
            <text:p>1.805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[.$C$2]*[.A1482]" office:value-type="float" office:value="1.806640625" calcext:value-type="float">
            <text:p>1.807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[.$C$2]*[.A1483]" office:value-type="float" office:value="1.807861328125" calcext:value-type="float">
            <text:p>1.808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[.$C$2]*[.A1484]" office:value-type="float" office:value="1.80908203125" calcext:value-type="float">
            <text:p>1.809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[.$C$2]*[.A1485]" office:value-type="float" office:value="1.810302734375" calcext:value-type="float">
            <text:p>1.810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[.$C$2]*[.A1486]" office:value-type="float" office:value="1.8115234375" calcext:value-type="float">
            <text:p>1.812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[.$C$2]*[.A1487]" office:value-type="float" office:value="1.812744140625" calcext:value-type="float">
            <text:p>1.813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[.$C$2]*[.A1488]" office:value-type="float" office:value="1.81396484375" calcext:value-type="float">
            <text:p>1.814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[.$C$2]*[.A1489]" office:value-type="float" office:value="1.815185546875" calcext:value-type="float">
            <text:p>1.815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[.$C$2]*[.A1490]" office:value-type="float" office:value="1.81640625" calcext:value-type="float">
            <text:p>1.816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[.$C$2]*[.A1491]" office:value-type="float" office:value="1.817626953125" calcext:value-type="float">
            <text:p>1.818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[.$C$2]*[.A1492]" office:value-type="float" office:value="1.81884765625" calcext:value-type="float">
            <text:p>1.819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table:formula="of:=[.$C$2]*[.A1493]" office:value-type="float" office:value="1.820068359375" calcext:value-type="float">
            <text:p>1.820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table:formula="of:=[.$C$2]*[.A1494]" office:value-type="float" office:value="1.8212890625" calcext:value-type="float">
            <text:p>1.821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[.$C$2]*[.A1495]" office:value-type="float" office:value="1.822509765625" calcext:value-type="float">
            <text:p>1.823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[.$C$2]*[.A1496]" office:value-type="float" office:value="1.82373046875" calcext:value-type="float">
            <text:p>1.824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table:formula="of:=[.$C$2]*[.A1497]" office:value-type="float" office:value="1.824951171875" calcext:value-type="float">
            <text:p>1.825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[.$C$2]*[.A1498]" office:value-type="float" office:value="1.826171875" calcext:value-type="float">
            <text:p>1.826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table:formula="of:=[.$C$2]*[.A1499]" office:value-type="float" office:value="1.827392578125" calcext:value-type="float">
            <text:p>1.827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[.$C$2]*[.A1500]" office:value-type="float" office:value="1.82861328125" calcext:value-type="float">
            <text:p>1.829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table:formula="of:=[.$C$2]*[.A1501]" office:value-type="float" office:value="1.829833984375" calcext:value-type="float">
            <text:p>1.83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$C$2]*[.A1502]" office:value-type="float" office:value="1.8310546875" calcext:value-type="float">
            <text:p>1.831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table:formula="of:=[.$C$2]*[.A1503]" office:value-type="float" office:value="1.832275390625" calcext:value-type="float">
            <text:p>1.832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[.$C$2]*[.A1504]" office:value-type="float" office:value="1.83349609375" calcext:value-type="float">
            <text:p>1.833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table:formula="of:=[.$C$2]*[.A1505]" office:value-type="float" office:value="1.834716796875" calcext:value-type="float">
            <text:p>1.835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table:formula="of:=[.$C$2]*[.A1506]" office:value-type="float" office:value="1.8359375" calcext:value-type="float">
            <text:p>1.836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table:formula="of:=[.$C$2]*[.A1507]" office:value-type="float" office:value="1.837158203125" calcext:value-type="float">
            <text:p>1.837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[.$C$2]*[.A1508]" office:value-type="float" office:value="1.83837890625" calcext:value-type="float">
            <text:p>1.838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table:formula="of:=[.$C$2]*[.A1509]" office:value-type="float" office:value="1.839599609375" calcext:value-type="float">
            <text:p>1.840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[.$C$2]*[.A1510]" office:value-type="float" office:value="1.8408203125" calcext:value-type="float">
            <text:p>1.841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table:formula="of:=[.$C$2]*[.A1511]" office:value-type="float" office:value="1.842041015625" calcext:value-type="float">
            <text:p>1.842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[.$C$2]*[.A1512]" office:value-type="float" office:value="1.84326171875" calcext:value-type="float">
            <text:p>1.843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table:formula="of:=[.$C$2]*[.A1513]" office:value-type="float" office:value="1.844482421875" calcext:value-type="float">
            <text:p>1.844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[.$C$2]*[.A1514]" office:value-type="float" office:value="1.845703125" calcext:value-type="float">
            <text:p>1.846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[.$C$2]*[.A1515]" office:value-type="float" office:value="1.846923828125" calcext:value-type="float">
            <text:p>1.847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[.$C$2]*[.A1516]" office:value-type="float" office:value="1.84814453125" calcext:value-type="float">
            <text:p>1.848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[.$C$2]*[.A1517]" office:value-type="float" office:value="1.849365234375" calcext:value-type="float">
            <text:p>1.849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[.$C$2]*[.A1518]" office:value-type="float" office:value="1.8505859375" calcext:value-type="float">
            <text:p>1.851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[.$C$2]*[.A1519]" office:value-type="float" office:value="1.851806640625" calcext:value-type="float">
            <text:p>1.852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table:formula="of:=[.$C$2]*[.A1520]" office:value-type="float" office:value="1.85302734375" calcext:value-type="float">
            <text:p>1.853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table:formula="of:=[.$C$2]*[.A1521]" office:value-type="float" office:value="1.854248046875" calcext:value-type="float">
            <text:p>1.854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[.$C$2]*[.A1522]" office:value-type="float" office:value="1.85546875" calcext:value-type="float">
            <text:p>1.855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table:formula="of:=[.$C$2]*[.A1523]" office:value-type="float" office:value="1.856689453125" calcext:value-type="float">
            <text:p>1.857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table:formula="of:=[.$C$2]*[.A1524]" office:value-type="float" office:value="1.85791015625" calcext:value-type="float">
            <text:p>1.858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table:formula="of:=[.$C$2]*[.A1525]" office:value-type="float" office:value="1.859130859375" calcext:value-type="float">
            <text:p>1.859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table:formula="of:=[.$C$2]*[.A1526]" office:value-type="float" office:value="1.8603515625" calcext:value-type="float">
            <text:p>1.860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[.$C$2]*[.A1527]" office:value-type="float" office:value="1.861572265625" calcext:value-type="float">
            <text:p>1.862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[.$C$2]*[.A1528]" office:value-type="float" office:value="1.86279296875" calcext:value-type="float">
            <text:p>1.863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table:formula="of:=[.$C$2]*[.A1529]" office:value-type="float" office:value="1.864013671875" calcext:value-type="float">
            <text:p>1.864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table:formula="of:=[.$C$2]*[.A1530]" office:value-type="float" office:value="1.865234375" calcext:value-type="float">
            <text:p>1.865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table:formula="of:=[.$C$2]*[.A1531]" office:value-type="float" office:value="1.866455078125" calcext:value-type="float">
            <text:p>1.866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[.$C$2]*[.A1532]" office:value-type="float" office:value="1.86767578125" calcext:value-type="float">
            <text:p>1.868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table:formula="of:=[.$C$2]*[.A1533]" office:value-type="float" office:value="1.868896484375" calcext:value-type="float">
            <text:p>1.869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table:formula="of:=[.$C$2]*[.A1534]" office:value-type="float" office:value="1.8701171875" calcext:value-type="float">
            <text:p>1.870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table:formula="of:=[.$C$2]*[.A1535]" office:value-type="float" office:value="1.871337890625" calcext:value-type="float">
            <text:p>1.871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table:formula="of:=[.$C$2]*[.A1536]" office:value-type="float" office:value="1.87255859375" calcext:value-type="float">
            <text:p>1.873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table:formula="of:=[.$C$2]*[.A1537]" office:value-type="float" office:value="1.873779296875" calcext:value-type="float">
            <text:p>1.874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[.$C$2]*[.A1538]" office:value-type="float" office:value="1.875" calcext:value-type="float">
            <text:p>1.875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table:formula="of:=[.$C$2]*[.A1539]" office:value-type="float" office:value="1.876220703125" calcext:value-type="float">
            <text:p>1.876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table:formula="of:=[.$C$2]*[.A1540]" office:value-type="float" office:value="1.87744140625" calcext:value-type="float">
            <text:p>1.877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table:formula="of:=[.$C$2]*[.A1541]" office:value-type="float" office:value="1.878662109375" calcext:value-type="float">
            <text:p>1.879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[.$C$2]*[.A1542]" office:value-type="float" office:value="1.8798828125" calcext:value-type="float">
            <text:p>1.880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[.$C$2]*[.A1543]" office:value-type="float" office:value="1.881103515625" calcext:value-type="float">
            <text:p>1.881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table:formula="of:=[.$C$2]*[.A1544]" office:value-type="float" office:value="1.88232421875" calcext:value-type="float">
            <text:p>1.882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table:formula="of:=[.$C$2]*[.A1545]" office:value-type="float" office:value="1.883544921875" calcext:value-type="float">
            <text:p>1.884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[.$C$2]*[.A1546]" office:value-type="float" office:value="1.884765625" calcext:value-type="float">
            <text:p>1.885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[.$C$2]*[.A1547]" office:value-type="float" office:value="1.885986328125" calcext:value-type="float">
            <text:p>1.886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table:formula="of:=[.$C$2]*[.A1548]" office:value-type="float" office:value="1.88720703125" calcext:value-type="float">
            <text:p>1.887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table:formula="of:=[.$C$2]*[.A1549]" office:value-type="float" office:value="1.888427734375" calcext:value-type="float">
            <text:p>1.888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table:formula="of:=[.$C$2]*[.A1550]" office:value-type="float" office:value="1.8896484375" calcext:value-type="float">
            <text:p>1.890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table:formula="of:=[.$C$2]*[.A1551]" office:value-type="float" office:value="1.890869140625" calcext:value-type="float">
            <text:p>1.891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[.$C$2]*[.A1552]" office:value-type="float" office:value="1.89208984375" calcext:value-type="float">
            <text:p>1.892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[.$C$2]*[.A1553]" office:value-type="float" office:value="1.893310546875" calcext:value-type="float">
            <text:p>1.893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table:formula="of:=[.$C$2]*[.A1554]" office:value-type="float" office:value="1.89453125" calcext:value-type="float">
            <text:p>1.895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table:formula="of:=[.$C$2]*[.A1555]" office:value-type="float" office:value="1.895751953125" calcext:value-type="float">
            <text:p>1.896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table:formula="of:=[.$C$2]*[.A1556]" office:value-type="float" office:value="1.89697265625" calcext:value-type="float">
            <text:p>1.897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table:formula="of:=[.$C$2]*[.A1557]" office:value-type="float" office:value="1.898193359375" calcext:value-type="float">
            <text:p>1.898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table:formula="of:=[.$C$2]*[.A1558]" office:value-type="float" office:value="1.8994140625" calcext:value-type="float">
            <text:p>1.899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table:formula="of:=[.$C$2]*[.A1559]" office:value-type="float" office:value="1.900634765625" calcext:value-type="float">
            <text:p>1.901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[.$C$2]*[.A1560]" office:value-type="float" office:value="1.90185546875" calcext:value-type="float">
            <text:p>1.902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table:formula="of:=[.$C$2]*[.A1561]" office:value-type="float" office:value="1.903076171875" calcext:value-type="float">
            <text:p>1.903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table:formula="of:=[.$C$2]*[.A1562]" office:value-type="float" office:value="1.904296875" calcext:value-type="float">
            <text:p>1.904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table:formula="of:=[.$C$2]*[.A1563]" office:value-type="float" office:value="1.905517578125" calcext:value-type="float">
            <text:p>1.906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table:formula="of:=[.$C$2]*[.A1564]" office:value-type="float" office:value="1.90673828125" calcext:value-type="float">
            <text:p>1.907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table:formula="of:=[.$C$2]*[.A1565]" office:value-type="float" office:value="1.907958984375" calcext:value-type="float">
            <text:p>1.908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table:formula="of:=[.$C$2]*[.A1566]" office:value-type="float" office:value="1.9091796875" calcext:value-type="float">
            <text:p>1.909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table:formula="of:=[.$C$2]*[.A1567]" office:value-type="float" office:value="1.910400390625" calcext:value-type="float">
            <text:p>1.910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table:formula="of:=[.$C$2]*[.A1568]" office:value-type="float" office:value="1.91162109375" calcext:value-type="float">
            <text:p>1.912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[.$C$2]*[.A1569]" office:value-type="float" office:value="1.912841796875" calcext:value-type="float">
            <text:p>1.913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table:formula="of:=[.$C$2]*[.A1570]" office:value-type="float" office:value="1.9140625" calcext:value-type="float">
            <text:p>1.914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table:formula="of:=[.$C$2]*[.A1571]" office:value-type="float" office:value="1.915283203125" calcext:value-type="float">
            <text:p>1.915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[.$C$2]*[.A1572]" office:value-type="float" office:value="1.91650390625" calcext:value-type="float">
            <text:p>1.917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[.$C$2]*[.A1573]" office:value-type="float" office:value="1.917724609375" calcext:value-type="float">
            <text:p>1.918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table:formula="of:=[.$C$2]*[.A1574]" office:value-type="float" office:value="1.9189453125" calcext:value-type="float">
            <text:p>1.919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table:formula="of:=[.$C$2]*[.A1575]" office:value-type="float" office:value="1.920166015625" calcext:value-type="float">
            <text:p>1.920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table:formula="of:=[.$C$2]*[.A1576]" office:value-type="float" office:value="1.92138671875" calcext:value-type="float">
            <text:p>1.921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[.$C$2]*[.A1577]" office:value-type="float" office:value="1.922607421875" calcext:value-type="float">
            <text:p>1.923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table:formula="of:=[.$C$2]*[.A1578]" office:value-type="float" office:value="1.923828125" calcext:value-type="float">
            <text:p>1.924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table:formula="of:=[.$C$2]*[.A1579]" office:value-type="float" office:value="1.925048828125" calcext:value-type="float">
            <text:p>1.925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[.$C$2]*[.A1580]" office:value-type="float" office:value="1.92626953125" calcext:value-type="float">
            <text:p>1.926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table:formula="of:=[.$C$2]*[.A1581]" office:value-type="float" office:value="1.927490234375" calcext:value-type="float">
            <text:p>1.927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table:formula="of:=[.$C$2]*[.A1582]" office:value-type="float" office:value="1.9287109375" calcext:value-type="float">
            <text:p>1.929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[.$C$2]*[.A1583]" office:value-type="float" office:value="1.929931640625" calcext:value-type="float">
            <text:p>1.930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[.$C$2]*[.A1584]" office:value-type="float" office:value="1.93115234375" calcext:value-type="float">
            <text:p>1.931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[.$C$2]*[.A1585]" office:value-type="float" office:value="1.932373046875" calcext:value-type="float">
            <text:p>1.932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[.$C$2]*[.A1586]" office:value-type="float" office:value="1.93359375" calcext:value-type="float">
            <text:p>1.934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table:formula="of:=[.$C$2]*[.A1587]" office:value-type="float" office:value="1.934814453125" calcext:value-type="float">
            <text:p>1.935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table:formula="of:=[.$C$2]*[.A1588]" office:value-type="float" office:value="1.93603515625" calcext:value-type="float">
            <text:p>1.936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table:formula="of:=[.$C$2]*[.A1589]" office:value-type="float" office:value="1.937255859375" calcext:value-type="float">
            <text:p>1.937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[.$C$2]*[.A1590]" office:value-type="float" office:value="1.9384765625" calcext:value-type="float">
            <text:p>1.938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table:formula="of:=[.$C$2]*[.A1591]" office:value-type="float" office:value="1.939697265625" calcext:value-type="float">
            <text:p>1.940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[.$C$2]*[.A1592]" office:value-type="float" office:value="1.94091796875" calcext:value-type="float">
            <text:p>1.941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table:formula="of:=[.$C$2]*[.A1593]" office:value-type="float" office:value="1.942138671875" calcext:value-type="float">
            <text:p>1.942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table:formula="of:=[.$C$2]*[.A1594]" office:value-type="float" office:value="1.943359375" calcext:value-type="float">
            <text:p>1.943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table:formula="of:=[.$C$2]*[.A1595]" office:value-type="float" office:value="1.944580078125" calcext:value-type="float">
            <text:p>1.945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table:formula="of:=[.$C$2]*[.A1596]" office:value-type="float" office:value="1.94580078125" calcext:value-type="float">
            <text:p>1.946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table:formula="of:=[.$C$2]*[.A1597]" office:value-type="float" office:value="1.947021484375" calcext:value-type="float">
            <text:p>1.947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table:formula="of:=[.$C$2]*[.A1598]" office:value-type="float" office:value="1.9482421875" calcext:value-type="float">
            <text:p>1.948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table:formula="of:=[.$C$2]*[.A1599]" office:value-type="float" office:value="1.949462890625" calcext:value-type="float">
            <text:p>1.949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[.$C$2]*[.A1600]" office:value-type="float" office:value="1.95068359375" calcext:value-type="float">
            <text:p>1.951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table:formula="of:=[.$C$2]*[.A1601]" office:value-type="float" office:value="1.951904296875" calcext:value-type="float">
            <text:p>1.952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$C$2]*[.A1602]" office:value-type="float" office:value="1.953125" calcext:value-type="float">
            <text:p>1.953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[.$C$2]*[.A1603]" office:value-type="float" office:value="1.954345703125" calcext:value-type="float">
            <text:p>1.954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[.$C$2]*[.A1604]" office:value-type="float" office:value="1.95556640625" calcext:value-type="float">
            <text:p>1.956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[.$C$2]*[.A1605]" office:value-type="float" office:value="1.956787109375" calcext:value-type="float">
            <text:p>1.957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[.$C$2]*[.A1606]" office:value-type="float" office:value="1.9580078125" calcext:value-type="float">
            <text:p>1.958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table:formula="of:=[.$C$2]*[.A1607]" office:value-type="float" office:value="1.959228515625" calcext:value-type="float">
            <text:p>1.959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table:formula="of:=[.$C$2]*[.A1608]" office:value-type="float" office:value="1.96044921875" calcext:value-type="float">
            <text:p>1.960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table:formula="of:=[.$C$2]*[.A1609]" office:value-type="float" office:value="1.961669921875" calcext:value-type="float">
            <text:p>1.962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[.$C$2]*[.A1610]" office:value-type="float" office:value="1.962890625" calcext:value-type="float">
            <text:p>1.963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[.$C$2]*[.A1611]" office:value-type="float" office:value="1.964111328125" calcext:value-type="float">
            <text:p>1.964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table:formula="of:=[.$C$2]*[.A1612]" office:value-type="float" office:value="1.96533203125" calcext:value-type="float">
            <text:p>1.965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table:formula="of:=[.$C$2]*[.A1613]" office:value-type="float" office:value="1.966552734375" calcext:value-type="float">
            <text:p>1.967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[.$C$2]*[.A1614]" office:value-type="float" office:value="1.9677734375" calcext:value-type="float">
            <text:p>1.968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[.$C$2]*[.A1615]" office:value-type="float" office:value="1.968994140625" calcext:value-type="float">
            <text:p>1.969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[.$C$2]*[.A1616]" office:value-type="float" office:value="1.97021484375" calcext:value-type="float">
            <text:p>1.970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table:formula="of:=[.$C$2]*[.A1617]" office:value-type="float" office:value="1.971435546875" calcext:value-type="float">
            <text:p>1.971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table:formula="of:=[.$C$2]*[.A1618]" office:value-type="float" office:value="1.97265625" calcext:value-type="float">
            <text:p>1.973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[.$C$2]*[.A1619]" office:value-type="float" office:value="1.973876953125" calcext:value-type="float">
            <text:p>1.974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[.$C$2]*[.A1620]" office:value-type="float" office:value="1.97509765625" calcext:value-type="float">
            <text:p>1.975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[.$C$2]*[.A1621]" office:value-type="float" office:value="1.976318359375" calcext:value-type="float">
            <text:p>1.976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[.$C$2]*[.A1622]" office:value-type="float" office:value="1.9775390625" calcext:value-type="float">
            <text:p>1.978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table:formula="of:=[.$C$2]*[.A1623]" office:value-type="float" office:value="1.978759765625" calcext:value-type="float">
            <text:p>1.979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table:formula="of:=[.$C$2]*[.A1624]" office:value-type="float" office:value="1.97998046875" calcext:value-type="float">
            <text:p>1.980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table:formula="of:=[.$C$2]*[.A1625]" office:value-type="float" office:value="1.981201171875" calcext:value-type="float">
            <text:p>1.981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table:formula="of:=[.$C$2]*[.A1626]" office:value-type="float" office:value="1.982421875" calcext:value-type="float">
            <text:p>1.982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table:formula="of:=[.$C$2]*[.A1627]" office:value-type="float" office:value="1.983642578125" calcext:value-type="float">
            <text:p>1.984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table:formula="of:=[.$C$2]*[.A1628]" office:value-type="float" office:value="1.98486328125" calcext:value-type="float">
            <text:p>1.985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table:formula="of:=[.$C$2]*[.A1629]" office:value-type="float" office:value="1.986083984375" calcext:value-type="float">
            <text:p>1.986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table:formula="of:=[.$C$2]*[.A1630]" office:value-type="float" office:value="1.9873046875" calcext:value-type="float">
            <text:p>1.987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[.$C$2]*[.A1631]" office:value-type="float" office:value="1.988525390625" calcext:value-type="float">
            <text:p>1.989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[.$C$2]*[.A1632]" office:value-type="float" office:value="1.98974609375" calcext:value-type="float">
            <text:p>1.990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table:formula="of:=[.$C$2]*[.A1633]" office:value-type="float" office:value="1.990966796875" calcext:value-type="float">
            <text:p>1.991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[.$C$2]*[.A1634]" office:value-type="float" office:value="1.9921875" calcext:value-type="float">
            <text:p>1.992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[.$C$2]*[.A1635]" office:value-type="float" office:value="1.993408203125" calcext:value-type="float">
            <text:p>1.993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[.$C$2]*[.A1636]" office:value-type="float" office:value="1.99462890625" calcext:value-type="float">
            <text:p>1.995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[.$C$2]*[.A1637]" office:value-type="float" office:value="1.995849609375" calcext:value-type="float">
            <text:p>1.996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[.$C$2]*[.A1638]" office:value-type="float" office:value="1.9970703125" calcext:value-type="float">
            <text:p>1.997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[.$C$2]*[.A1639]" office:value-type="float" office:value="1.998291015625" calcext:value-type="float">
            <text:p>1.998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table:formula="of:=[.$C$2]*[.A1640]" office:value-type="float" office:value="1.99951171875" calcext:value-type="float">
            <text:p>2.000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table:formula="of:=[.$C$2]*[.A1641]" office:value-type="float" office:value="2.000732421875" calcext:value-type="float">
            <text:p>2.001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[.$C$2]*[.A1642]" office:value-type="float" office:value="2.001953125" calcext:value-type="float">
            <text:p>2.002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table:formula="of:=[.$C$2]*[.A1643]" office:value-type="float" office:value="2.003173828125" calcext:value-type="float">
            <text:p>2.003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table:formula="of:=[.$C$2]*[.A1644]" office:value-type="float" office:value="2.00439453125" calcext:value-type="float">
            <text:p>2.004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table:formula="of:=[.$C$2]*[.A1645]" office:value-type="float" office:value="2.005615234375" calcext:value-type="float">
            <text:p>2.006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table:formula="of:=[.$C$2]*[.A1646]" office:value-type="float" office:value="2.0068359375" calcext:value-type="float">
            <text:p>2.007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table:formula="of:=[.$C$2]*[.A1647]" office:value-type="float" office:value="2.008056640625" calcext:value-type="float">
            <text:p>2.008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table:formula="of:=[.$C$2]*[.A1648]" office:value-type="float" office:value="2.00927734375" calcext:value-type="float">
            <text:p>2.009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table:formula="of:=[.$C$2]*[.A1649]" office:value-type="float" office:value="2.010498046875" calcext:value-type="float">
            <text:p>2.010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[.$C$2]*[.A1650]" office:value-type="float" office:value="2.01171875" calcext:value-type="float">
            <text:p>2.012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[.$C$2]*[.A1651]" office:value-type="float" office:value="2.012939453125" calcext:value-type="float">
            <text:p>2.013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[.$C$2]*[.A1652]" office:value-type="float" office:value="2.01416015625" calcext:value-type="float">
            <text:p>2.014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table:formula="of:=[.$C$2]*[.A1653]" office:value-type="float" office:value="2.015380859375" calcext:value-type="float">
            <text:p>2.015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[.$C$2]*[.A1654]" office:value-type="float" office:value="2.0166015625" calcext:value-type="float">
            <text:p>2.017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table:formula="of:=[.$C$2]*[.A1655]" office:value-type="float" office:value="2.017822265625" calcext:value-type="float">
            <text:p>2.018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table:formula="of:=[.$C$2]*[.A1656]" office:value-type="float" office:value="2.01904296875" calcext:value-type="float">
            <text:p>2.019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table:formula="of:=[.$C$2]*[.A1657]" office:value-type="float" office:value="2.020263671875" calcext:value-type="float">
            <text:p>2.020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[.$C$2]*[.A1658]" office:value-type="float" office:value="2.021484375" calcext:value-type="float">
            <text:p>2.021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[.$C$2]*[.A1659]" office:value-type="float" office:value="2.022705078125" calcext:value-type="float">
            <text:p>2.023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[.$C$2]*[.A1660]" office:value-type="float" office:value="2.02392578125" calcext:value-type="float">
            <text:p>2.024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[.$C$2]*[.A1661]" office:value-type="float" office:value="2.025146484375" calcext:value-type="float">
            <text:p>2.025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[.$C$2]*[.A1662]" office:value-type="float" office:value="2.0263671875" calcext:value-type="float">
            <text:p>2.026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[.$C$2]*[.A1663]" office:value-type="float" office:value="2.027587890625" calcext:value-type="float">
            <text:p>2.028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[.$C$2]*[.A1664]" office:value-type="float" office:value="2.02880859375" calcext:value-type="float">
            <text:p>2.029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[.$C$2]*[.A1665]" office:value-type="float" office:value="2.030029296875" calcext:value-type="float">
            <text:p>2.030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[.$C$2]*[.A1666]" office:value-type="float" office:value="2.03125" calcext:value-type="float">
            <text:p>2.031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[.$C$2]*[.A1667]" office:value-type="float" office:value="2.032470703125" calcext:value-type="float">
            <text:p>2.032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[.$C$2]*[.A1668]" office:value-type="float" office:value="2.03369140625" calcext:value-type="float">
            <text:p>2.034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[.$C$2]*[.A1669]" office:value-type="float" office:value="2.034912109375" calcext:value-type="float">
            <text:p>2.035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[.$C$2]*[.A1670]" office:value-type="float" office:value="2.0361328125" calcext:value-type="float">
            <text:p>2.036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[.$C$2]*[.A1671]" office:value-type="float" office:value="2.037353515625" calcext:value-type="float">
            <text:p>2.037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[.$C$2]*[.A1672]" office:value-type="float" office:value="2.03857421875" calcext:value-type="float">
            <text:p>2.039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[.$C$2]*[.A1673]" office:value-type="float" office:value="2.039794921875" calcext:value-type="float">
            <text:p>2.040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[.$C$2]*[.A1674]" office:value-type="float" office:value="2.041015625" calcext:value-type="float">
            <text:p>2.041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[.$C$2]*[.A1675]" office:value-type="float" office:value="2.042236328125" calcext:value-type="float">
            <text:p>2.042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table:formula="of:=[.$C$2]*[.A1676]" office:value-type="float" office:value="2.04345703125" calcext:value-type="float">
            <text:p>2.043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[.$C$2]*[.A1677]" office:value-type="float" office:value="2.044677734375" calcext:value-type="float">
            <text:p>2.045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[.$C$2]*[.A1678]" office:value-type="float" office:value="2.0458984375" calcext:value-type="float">
            <text:p>2.046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[.$C$2]*[.A1679]" office:value-type="float" office:value="2.047119140625" calcext:value-type="float">
            <text:p>2.047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[.$C$2]*[.A1680]" office:value-type="float" office:value="2.04833984375" calcext:value-type="float">
            <text:p>2.048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[.$C$2]*[.A1681]" office:value-type="float" office:value="2.049560546875" calcext:value-type="float">
            <text:p>2.050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[.$C$2]*[.A1682]" office:value-type="float" office:value="2.05078125" calcext:value-type="float">
            <text:p>2.051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[.$C$2]*[.A1683]" office:value-type="float" office:value="2.052001953125" calcext:value-type="float">
            <text:p>2.052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[.$C$2]*[.A1684]" office:value-type="float" office:value="2.05322265625" calcext:value-type="float">
            <text:p>2.053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[.$C$2]*[.A1685]" office:value-type="float" office:value="2.054443359375" calcext:value-type="float">
            <text:p>2.054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[.$C$2]*[.A1686]" office:value-type="float" office:value="2.0556640625" calcext:value-type="float">
            <text:p>2.056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[.$C$2]*[.A1687]" office:value-type="float" office:value="2.056884765625" calcext:value-type="float">
            <text:p>2.057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table:formula="of:=[.$C$2]*[.A1688]" office:value-type="float" office:value="2.05810546875" calcext:value-type="float">
            <text:p>2.058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table:formula="of:=[.$C$2]*[.A1689]" office:value-type="float" office:value="2.059326171875" calcext:value-type="float">
            <text:p>2.059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table:formula="of:=[.$C$2]*[.A1690]" office:value-type="float" office:value="2.060546875" calcext:value-type="float">
            <text:p>2.061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table:formula="of:=[.$C$2]*[.A1691]" office:value-type="float" office:value="2.061767578125" calcext:value-type="float">
            <text:p>2.062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[.$C$2]*[.A1692]" office:value-type="float" office:value="2.06298828125" calcext:value-type="float">
            <text:p>2.063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table:formula="of:=[.$C$2]*[.A1693]" office:value-type="float" office:value="2.064208984375" calcext:value-type="float">
            <text:p>2.064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[.$C$2]*[.A1694]" office:value-type="float" office:value="2.0654296875" calcext:value-type="float">
            <text:p>2.065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table:formula="of:=[.$C$2]*[.A1695]" office:value-type="float" office:value="2.066650390625" calcext:value-type="float">
            <text:p>2.067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table:formula="of:=[.$C$2]*[.A1696]" office:value-type="float" office:value="2.06787109375" calcext:value-type="float">
            <text:p>2.068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[.$C$2]*[.A1697]" office:value-type="float" office:value="2.069091796875" calcext:value-type="float">
            <text:p>2.069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table:formula="of:=[.$C$2]*[.A1698]" office:value-type="float" office:value="2.0703125" calcext:value-type="float">
            <text:p>2.070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table:formula="of:=[.$C$2]*[.A1699]" office:value-type="float" office:value="2.071533203125" calcext:value-type="float">
            <text:p>2.072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table:formula="of:=[.$C$2]*[.A1700]" office:value-type="float" office:value="2.07275390625" calcext:value-type="float">
            <text:p>2.073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table:formula="of:=[.$C$2]*[.A1701]" office:value-type="float" office:value="2.073974609375" calcext:value-type="float">
            <text:p>2.074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[.$C$2]*[.A1702]" office:value-type="float" office:value="2.0751953125" calcext:value-type="float">
            <text:p>2.075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[.$C$2]*[.A1703]" office:value-type="float" office:value="2.076416015625" calcext:value-type="float">
            <text:p>2.076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table:formula="of:=[.$C$2]*[.A1704]" office:value-type="float" office:value="2.07763671875" calcext:value-type="float">
            <text:p>2.078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[.$C$2]*[.A1705]" office:value-type="float" office:value="2.078857421875" calcext:value-type="float">
            <text:p>2.079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[.$C$2]*[.A1706]" office:value-type="float" office:value="2.080078125" calcext:value-type="float">
            <text:p>2.080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table:formula="of:=[.$C$2]*[.A1707]" office:value-type="float" office:value="2.081298828125" calcext:value-type="float">
            <text:p>2.081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table:formula="of:=[.$C$2]*[.A1708]" office:value-type="float" office:value="2.08251953125" calcext:value-type="float">
            <text:p>2.083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table:formula="of:=[.$C$2]*[.A1709]" office:value-type="float" office:value="2.083740234375" calcext:value-type="float">
            <text:p>2.084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table:formula="of:=[.$C$2]*[.A1710]" office:value-type="float" office:value="2.0849609375" calcext:value-type="float">
            <text:p>2.085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[.$C$2]*[.A1711]" office:value-type="float" office:value="2.086181640625" calcext:value-type="float">
            <text:p>2.086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table:formula="of:=[.$C$2]*[.A1712]" office:value-type="float" office:value="2.08740234375" calcext:value-type="float">
            <text:p>2.087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table:formula="of:=[.$C$2]*[.A1713]" office:value-type="float" office:value="2.088623046875" calcext:value-type="float">
            <text:p>2.089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table:formula="of:=[.$C$2]*[.A1714]" office:value-type="float" office:value="2.08984375" calcext:value-type="float">
            <text:p>2.090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table:formula="of:=[.$C$2]*[.A1715]" office:value-type="float" office:value="2.091064453125" calcext:value-type="float">
            <text:p>2.091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table:formula="of:=[.$C$2]*[.A1716]" office:value-type="float" office:value="2.09228515625" calcext:value-type="float">
            <text:p>2.092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table:formula="of:=[.$C$2]*[.A1717]" office:value-type="float" office:value="2.093505859375" calcext:value-type="float">
            <text:p>2.094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table:formula="of:=[.$C$2]*[.A1718]" office:value-type="float" office:value="2.0947265625" calcext:value-type="float">
            <text:p>2.095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table:formula="of:=[.$C$2]*[.A1719]" office:value-type="float" office:value="2.095947265625" calcext:value-type="float">
            <text:p>2.096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[.$C$2]*[.A1720]" office:value-type="float" office:value="2.09716796875" calcext:value-type="float">
            <text:p>2.097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table:formula="of:=[.$C$2]*[.A1721]" office:value-type="float" office:value="2.098388671875" calcext:value-type="float">
            <text:p>2.098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[.$C$2]*[.A1722]" office:value-type="float" office:value="2.099609375" calcext:value-type="float">
            <text:p>2.100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[.$C$2]*[.A1723]" office:value-type="float" office:value="2.100830078125" calcext:value-type="float">
            <text:p>2.101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[.$C$2]*[.A1724]" office:value-type="float" office:value="2.10205078125" calcext:value-type="float">
            <text:p>2.102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[.$C$2]*[.A1725]" office:value-type="float" office:value="2.103271484375" calcext:value-type="float">
            <text:p>2.103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table:formula="of:=[.$C$2]*[.A1726]" office:value-type="float" office:value="2.1044921875" calcext:value-type="float">
            <text:p>2.104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table:formula="of:=[.$C$2]*[.A1727]" office:value-type="float" office:value="2.105712890625" calcext:value-type="float">
            <text:p>2.106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table:formula="of:=[.$C$2]*[.A1728]" office:value-type="float" office:value="2.10693359375" calcext:value-type="float">
            <text:p>2.107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table:formula="of:=[.$C$2]*[.A1729]" office:value-type="float" office:value="2.108154296875" calcext:value-type="float">
            <text:p>2.108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[.$C$2]*[.A1730]" office:value-type="float" office:value="2.109375" calcext:value-type="float">
            <text:p>2.109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table:formula="of:=[.$C$2]*[.A1731]" office:value-type="float" office:value="2.110595703125" calcext:value-type="float">
            <text:p>2.111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[.$C$2]*[.A1732]" office:value-type="float" office:value="2.11181640625" calcext:value-type="float">
            <text:p>2.112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table:formula="of:=[.$C$2]*[.A1733]" office:value-type="float" office:value="2.113037109375" calcext:value-type="float">
            <text:p>2.113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table:formula="of:=[.$C$2]*[.A1734]" office:value-type="float" office:value="2.1142578125" calcext:value-type="float">
            <text:p>2.114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table:formula="of:=[.$C$2]*[.A1735]" office:value-type="float" office:value="2.115478515625" calcext:value-type="float">
            <text:p>2.115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table:formula="of:=[.$C$2]*[.A1736]" office:value-type="float" office:value="2.11669921875" calcext:value-type="float">
            <text:p>2.117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table:formula="of:=[.$C$2]*[.A1737]" office:value-type="float" office:value="2.117919921875" calcext:value-type="float">
            <text:p>2.118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table:formula="of:=[.$C$2]*[.A1738]" office:value-type="float" office:value="2.119140625" calcext:value-type="float">
            <text:p>2.119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[.$C$2]*[.A1739]" office:value-type="float" office:value="2.120361328125" calcext:value-type="float">
            <text:p>2.120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[.$C$2]*[.A1740]" office:value-type="float" office:value="2.12158203125" calcext:value-type="float">
            <text:p>2.122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table:formula="of:=[.$C$2]*[.A1741]" office:value-type="float" office:value="2.122802734375" calcext:value-type="float">
            <text:p>2.123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table:formula="of:=[.$C$2]*[.A1742]" office:value-type="float" office:value="2.1240234375" calcext:value-type="float">
            <text:p>2.124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table:formula="of:=[.$C$2]*[.A1743]" office:value-type="float" office:value="2.125244140625" calcext:value-type="float">
            <text:p>2.125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table:formula="of:=[.$C$2]*[.A1744]" office:value-type="float" office:value="2.12646484375" calcext:value-type="float">
            <text:p>2.126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table:formula="of:=[.$C$2]*[.A1745]" office:value-type="float" office:value="2.127685546875" calcext:value-type="float">
            <text:p>2.128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[.$C$2]*[.A1746]" office:value-type="float" office:value="2.12890625" calcext:value-type="float">
            <text:p>2.129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table:formula="of:=[.$C$2]*[.A1747]" office:value-type="float" office:value="2.130126953125" calcext:value-type="float">
            <text:p>2.130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table:formula="of:=[.$C$2]*[.A1748]" office:value-type="float" office:value="2.13134765625" calcext:value-type="float">
            <text:p>2.131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[.$C$2]*[.A1749]" office:value-type="float" office:value="2.132568359375" calcext:value-type="float">
            <text:p>2.133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[.$C$2]*[.A1750]" office:value-type="float" office:value="2.1337890625" calcext:value-type="float">
            <text:p>2.134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table:formula="of:=[.$C$2]*[.A1751]" office:value-type="float" office:value="2.135009765625" calcext:value-type="float">
            <text:p>2.135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[.$C$2]*[.A1752]" office:value-type="float" office:value="2.13623046875" calcext:value-type="float">
            <text:p>2.136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[.$C$2]*[.A1753]" office:value-type="float" office:value="2.137451171875" calcext:value-type="float">
            <text:p>2.137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[.$C$2]*[.A1754]" office:value-type="float" office:value="2.138671875" calcext:value-type="float">
            <text:p>2.139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[.$C$2]*[.A1755]" office:value-type="float" office:value="2.139892578125" calcext:value-type="float">
            <text:p>2.140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table:formula="of:=[.$C$2]*[.A1756]" office:value-type="float" office:value="2.14111328125" calcext:value-type="float">
            <text:p>2.141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table:formula="of:=[.$C$2]*[.A1757]" office:value-type="float" office:value="2.142333984375" calcext:value-type="float">
            <text:p>2.142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table:formula="of:=[.$C$2]*[.A1758]" office:value-type="float" office:value="2.1435546875" calcext:value-type="float">
            <text:p>2.144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table:formula="of:=[.$C$2]*[.A1759]" office:value-type="float" office:value="2.144775390625" calcext:value-type="float">
            <text:p>2.145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table:formula="of:=[.$C$2]*[.A1760]" office:value-type="float" office:value="2.14599609375" calcext:value-type="float">
            <text:p>2.146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table:formula="of:=[.$C$2]*[.A1761]" office:value-type="float" office:value="2.147216796875" calcext:value-type="float">
            <text:p>2.147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[.$C$2]*[.A1762]" office:value-type="float" office:value="2.1484375" calcext:value-type="float">
            <text:p>2.148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table:formula="of:=[.$C$2]*[.A1763]" office:value-type="float" office:value="2.149658203125" calcext:value-type="float">
            <text:p>2.150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table:formula="of:=[.$C$2]*[.A1764]" office:value-type="float" office:value="2.15087890625" calcext:value-type="float">
            <text:p>2.151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[.$C$2]*[.A1765]" office:value-type="float" office:value="2.152099609375" calcext:value-type="float">
            <text:p>2.152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table:formula="of:=[.$C$2]*[.A1766]" office:value-type="float" office:value="2.1533203125" calcext:value-type="float">
            <text:p>2.153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[.$C$2]*[.A1767]" office:value-type="float" office:value="2.154541015625" calcext:value-type="float">
            <text:p>2.155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[.$C$2]*[.A1768]" office:value-type="float" office:value="2.15576171875" calcext:value-type="float">
            <text:p>2.156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[.$C$2]*[.A1769]" office:value-type="float" office:value="2.156982421875" calcext:value-type="float">
            <text:p>2.157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table:formula="of:=[.$C$2]*[.A1770]" office:value-type="float" office:value="2.158203125" calcext:value-type="float">
            <text:p>2.158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[.$C$2]*[.A1771]" office:value-type="float" office:value="2.159423828125" calcext:value-type="float">
            <text:p>2.159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table:formula="of:=[.$C$2]*[.A1772]" office:value-type="float" office:value="2.16064453125" calcext:value-type="float">
            <text:p>2.161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table:formula="of:=[.$C$2]*[.A1773]" office:value-type="float" office:value="2.161865234375" calcext:value-type="float">
            <text:p>2.162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table:formula="of:=[.$C$2]*[.A1774]" office:value-type="float" office:value="2.1630859375" calcext:value-type="float">
            <text:p>2.163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[.$C$2]*[.A1775]" office:value-type="float" office:value="2.164306640625" calcext:value-type="float">
            <text:p>2.164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table:formula="of:=[.$C$2]*[.A1776]" office:value-type="float" office:value="2.16552734375" calcext:value-type="float">
            <text:p>2.166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[.$C$2]*[.A1777]" office:value-type="float" office:value="2.166748046875" calcext:value-type="float">
            <text:p>2.167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table:formula="of:=[.$C$2]*[.A1778]" office:value-type="float" office:value="2.16796875" calcext:value-type="float">
            <text:p>2.168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[.$C$2]*[.A1779]" office:value-type="float" office:value="2.169189453125" calcext:value-type="float">
            <text:p>2.169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table:formula="of:=[.$C$2]*[.A1780]" office:value-type="float" office:value="2.17041015625" calcext:value-type="float">
            <text:p>2.170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table:formula="of:=[.$C$2]*[.A1781]" office:value-type="float" office:value="2.171630859375" calcext:value-type="float">
            <text:p>2.172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table:formula="of:=[.$C$2]*[.A1782]" office:value-type="float" office:value="2.1728515625" calcext:value-type="float">
            <text:p>2.173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table:formula="of:=[.$C$2]*[.A1783]" office:value-type="float" office:value="2.174072265625" calcext:value-type="float">
            <text:p>2.174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table:formula="of:=[.$C$2]*[.A1784]" office:value-type="float" office:value="2.17529296875" calcext:value-type="float">
            <text:p>2.175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table:formula="of:=[.$C$2]*[.A1785]" office:value-type="float" office:value="2.176513671875" calcext:value-type="float">
            <text:p>2.177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table:formula="of:=[.$C$2]*[.A1786]" office:value-type="float" office:value="2.177734375" calcext:value-type="float">
            <text:p>2.178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[.$C$2]*[.A1787]" office:value-type="float" office:value="2.178955078125" calcext:value-type="float">
            <text:p>2.179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[.$C$2]*[.A1788]" office:value-type="float" office:value="2.18017578125" calcext:value-type="float">
            <text:p>2.180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table:formula="of:=[.$C$2]*[.A1789]" office:value-type="float" office:value="2.181396484375" calcext:value-type="float">
            <text:p>2.181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table:formula="of:=[.$C$2]*[.A1790]" office:value-type="float" office:value="2.1826171875" calcext:value-type="float">
            <text:p>2.183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table:formula="of:=[.$C$2]*[.A1791]" office:value-type="float" office:value="2.183837890625" calcext:value-type="float">
            <text:p>2.184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table:formula="of:=[.$C$2]*[.A1792]" office:value-type="float" office:value="2.18505859375" calcext:value-type="float">
            <text:p>2.185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table:formula="of:=[.$C$2]*[.A1793]" office:value-type="float" office:value="2.186279296875" calcext:value-type="float">
            <text:p>2.186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table:formula="of:=[.$C$2]*[.A1794]" office:value-type="float" office:value="2.1875" calcext:value-type="float">
            <text:p>2.188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table:formula="of:=[.$C$2]*[.A1795]" office:value-type="float" office:value="2.188720703125" calcext:value-type="float">
            <text:p>2.189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table:formula="of:=[.$C$2]*[.A1796]" office:value-type="float" office:value="2.18994140625" calcext:value-type="float">
            <text:p>2.190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table:formula="of:=[.$C$2]*[.A1797]" office:value-type="float" office:value="2.191162109375" calcext:value-type="float">
            <text:p>2.191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table:formula="of:=[.$C$2]*[.A1798]" office:value-type="float" office:value="2.1923828125" calcext:value-type="float">
            <text:p>2.192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table:formula="of:=[.$C$2]*[.A1799]" office:value-type="float" office:value="2.193603515625" calcext:value-type="float">
            <text:p>2.194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table:formula="of:=[.$C$2]*[.A1800]" office:value-type="float" office:value="2.19482421875" calcext:value-type="float">
            <text:p>2.195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table:formula="of:=[.$C$2]*[.A1801]" office:value-type="float" office:value="2.196044921875" calcext:value-type="float">
            <text:p>2.196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$C$2]*[.A1802]" office:value-type="float" office:value="2.197265625" calcext:value-type="float">
            <text:p>2.197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table:formula="of:=[.$C$2]*[.A1803]" office:value-type="float" office:value="2.198486328125" calcext:value-type="float">
            <text:p>2.198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table:formula="of:=[.$C$2]*[.A1804]" office:value-type="float" office:value="2.19970703125" calcext:value-type="float">
            <text:p>2.200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table:formula="of:=[.$C$2]*[.A1805]" office:value-type="float" office:value="2.200927734375" calcext:value-type="float">
            <text:p>2.201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table:formula="of:=[.$C$2]*[.A1806]" office:value-type="float" office:value="2.2021484375" calcext:value-type="float">
            <text:p>2.202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table:formula="of:=[.$C$2]*[.A1807]" office:value-type="float" office:value="2.203369140625" calcext:value-type="float">
            <text:p>2.203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[.$C$2]*[.A1808]" office:value-type="float" office:value="2.20458984375" calcext:value-type="float">
            <text:p>2.205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table:formula="of:=[.$C$2]*[.A1809]" office:value-type="float" office:value="2.205810546875" calcext:value-type="float">
            <text:p>2.206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table:formula="of:=[.$C$2]*[.A1810]" office:value-type="float" office:value="2.20703125" calcext:value-type="float">
            <text:p>2.207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table:formula="of:=[.$C$2]*[.A1811]" office:value-type="float" office:value="2.208251953125" calcext:value-type="float">
            <text:p>2.208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table:formula="of:=[.$C$2]*[.A1812]" office:value-type="float" office:value="2.20947265625" calcext:value-type="float">
            <text:p>2.209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table:formula="of:=[.$C$2]*[.A1813]" office:value-type="float" office:value="2.210693359375" calcext:value-type="float">
            <text:p>2.211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table:formula="of:=[.$C$2]*[.A1814]" office:value-type="float" office:value="2.2119140625" calcext:value-type="float">
            <text:p>2.212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table:formula="of:=[.$C$2]*[.A1815]" office:value-type="float" office:value="2.213134765625" calcext:value-type="float">
            <text:p>2.213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table:formula="of:=[.$C$2]*[.A1816]" office:value-type="float" office:value="2.21435546875" calcext:value-type="float">
            <text:p>2.214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table:formula="of:=[.$C$2]*[.A1817]" office:value-type="float" office:value="2.215576171875" calcext:value-type="float">
            <text:p>2.216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table:formula="of:=[.$C$2]*[.A1818]" office:value-type="float" office:value="2.216796875" calcext:value-type="float">
            <text:p>2.217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table:formula="of:=[.$C$2]*[.A1819]" office:value-type="float" office:value="2.218017578125" calcext:value-type="float">
            <text:p>2.218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table:formula="of:=[.$C$2]*[.A1820]" office:value-type="float" office:value="2.21923828125" calcext:value-type="float">
            <text:p>2.219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table:formula="of:=[.$C$2]*[.A1821]" office:value-type="float" office:value="2.220458984375" calcext:value-type="float">
            <text:p>2.220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table:formula="of:=[.$C$2]*[.A1822]" office:value-type="float" office:value="2.2216796875" calcext:value-type="float">
            <text:p>2.222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table:formula="of:=[.$C$2]*[.A1823]" office:value-type="float" office:value="2.222900390625" calcext:value-type="float">
            <text:p>2.223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table:formula="of:=[.$C$2]*[.A1824]" office:value-type="float" office:value="2.22412109375" calcext:value-type="float">
            <text:p>2.224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table:formula="of:=[.$C$2]*[.A1825]" office:value-type="float" office:value="2.225341796875" calcext:value-type="float">
            <text:p>2.225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table:formula="of:=[.$C$2]*[.A1826]" office:value-type="float" office:value="2.2265625" calcext:value-type="float">
            <text:p>2.227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[.$C$2]*[.A1827]" office:value-type="float" office:value="2.227783203125" calcext:value-type="float">
            <text:p>2.228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table:formula="of:=[.$C$2]*[.A1828]" office:value-type="float" office:value="2.22900390625" calcext:value-type="float">
            <text:p>2.229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[.$C$2]*[.A1829]" office:value-type="float" office:value="2.230224609375" calcext:value-type="float">
            <text:p>2.230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table:formula="of:=[.$C$2]*[.A1830]" office:value-type="float" office:value="2.2314453125" calcext:value-type="float">
            <text:p>2.231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table:formula="of:=[.$C$2]*[.A1831]" office:value-type="float" office:value="2.232666015625" calcext:value-type="float">
            <text:p>2.233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table:formula="of:=[.$C$2]*[.A1832]" office:value-type="float" office:value="2.23388671875" calcext:value-type="float">
            <text:p>2.234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table:formula="of:=[.$C$2]*[.A1833]" office:value-type="float" office:value="2.235107421875" calcext:value-type="float">
            <text:p>2.235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table:formula="of:=[.$C$2]*[.A1834]" office:value-type="float" office:value="2.236328125" calcext:value-type="float">
            <text:p>2.236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table:formula="of:=[.$C$2]*[.A1835]" office:value-type="float" office:value="2.237548828125" calcext:value-type="float">
            <text:p>2.238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table:formula="of:=[.$C$2]*[.A1836]" office:value-type="float" office:value="2.23876953125" calcext:value-type="float">
            <text:p>2.239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table:formula="of:=[.$C$2]*[.A1837]" office:value-type="float" office:value="2.239990234375" calcext:value-type="float">
            <text:p>2.240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table:formula="of:=[.$C$2]*[.A1838]" office:value-type="float" office:value="2.2412109375" calcext:value-type="float">
            <text:p>2.241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table:formula="of:=[.$C$2]*[.A1839]" office:value-type="float" office:value="2.242431640625" calcext:value-type="float">
            <text:p>2.242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table:formula="of:=[.$C$2]*[.A1840]" office:value-type="float" office:value="2.24365234375" calcext:value-type="float">
            <text:p>2.244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table:formula="of:=[.$C$2]*[.A1841]" office:value-type="float" office:value="2.244873046875" calcext:value-type="float">
            <text:p>2.245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table:formula="of:=[.$C$2]*[.A1842]" office:value-type="float" office:value="2.24609375" calcext:value-type="float">
            <text:p>2.246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table:formula="of:=[.$C$2]*[.A1843]" office:value-type="float" office:value="2.247314453125" calcext:value-type="float">
            <text:p>2.247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table:formula="of:=[.$C$2]*[.A1844]" office:value-type="float" office:value="2.24853515625" calcext:value-type="float">
            <text:p>2.249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table:formula="of:=[.$C$2]*[.A1845]" office:value-type="float" office:value="2.249755859375" calcext:value-type="float">
            <text:p>2.250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table:formula="of:=[.$C$2]*[.A1846]" office:value-type="float" office:value="2.2509765625" calcext:value-type="float">
            <text:p>2.251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table:formula="of:=[.$C$2]*[.A1847]" office:value-type="float" office:value="2.252197265625" calcext:value-type="float">
            <text:p>2.252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table:formula="of:=[.$C$2]*[.A1848]" office:value-type="float" office:value="2.25341796875" calcext:value-type="float">
            <text:p>2.253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table:formula="of:=[.$C$2]*[.A1849]" office:value-type="float" office:value="2.254638671875" calcext:value-type="float">
            <text:p>2.255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table:formula="of:=[.$C$2]*[.A1850]" office:value-type="float" office:value="2.255859375" calcext:value-type="float">
            <text:p>2.256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table:formula="of:=[.$C$2]*[.A1851]" office:value-type="float" office:value="2.257080078125" calcext:value-type="float">
            <text:p>2.257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[.$C$2]*[.A1852]" office:value-type="float" office:value="2.25830078125" calcext:value-type="float">
            <text:p>2.258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table:formula="of:=[.$C$2]*[.A1853]" office:value-type="float" office:value="2.259521484375" calcext:value-type="float">
            <text:p>2.260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table:formula="of:=[.$C$2]*[.A1854]" office:value-type="float" office:value="2.2607421875" calcext:value-type="float">
            <text:p>2.261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table:formula="of:=[.$C$2]*[.A1855]" office:value-type="float" office:value="2.261962890625" calcext:value-type="float">
            <text:p>2.262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table:formula="of:=[.$C$2]*[.A1856]" office:value-type="float" office:value="2.26318359375" calcext:value-type="float">
            <text:p>2.263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table:formula="of:=[.$C$2]*[.A1857]" office:value-type="float" office:value="2.264404296875" calcext:value-type="float">
            <text:p>2.264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table:formula="of:=[.$C$2]*[.A1858]" office:value-type="float" office:value="2.265625" calcext:value-type="float">
            <text:p>2.266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table:formula="of:=[.$C$2]*[.A1859]" office:value-type="float" office:value="2.266845703125" calcext:value-type="float">
            <text:p>2.267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table:formula="of:=[.$C$2]*[.A1860]" office:value-type="float" office:value="2.26806640625" calcext:value-type="float">
            <text:p>2.268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table:formula="of:=[.$C$2]*[.A1861]" office:value-type="float" office:value="2.269287109375" calcext:value-type="float">
            <text:p>2.269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[.$C$2]*[.A1862]" office:value-type="float" office:value="2.2705078125" calcext:value-type="float">
            <text:p>2.271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table:formula="of:=[.$C$2]*[.A1863]" office:value-type="float" office:value="2.271728515625" calcext:value-type="float">
            <text:p>2.272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table:formula="of:=[.$C$2]*[.A1864]" office:value-type="float" office:value="2.27294921875" calcext:value-type="float">
            <text:p>2.273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table:formula="of:=[.$C$2]*[.A1865]" office:value-type="float" office:value="2.274169921875" calcext:value-type="float">
            <text:p>2.274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table:formula="of:=[.$C$2]*[.A1866]" office:value-type="float" office:value="2.275390625" calcext:value-type="float">
            <text:p>2.275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table:formula="of:=[.$C$2]*[.A1867]" office:value-type="float" office:value="2.276611328125" calcext:value-type="float">
            <text:p>2.277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table:formula="of:=[.$C$2]*[.A1868]" office:value-type="float" office:value="2.27783203125" calcext:value-type="float">
            <text:p>2.278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table:formula="of:=[.$C$2]*[.A1869]" office:value-type="float" office:value="2.279052734375" calcext:value-type="float">
            <text:p>2.279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table:formula="of:=[.$C$2]*[.A1870]" office:value-type="float" office:value="2.2802734375" calcext:value-type="float">
            <text:p>2.280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table:formula="of:=[.$C$2]*[.A1871]" office:value-type="float" office:value="2.281494140625" calcext:value-type="float">
            <text:p>2.281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table:formula="of:=[.$C$2]*[.A1872]" office:value-type="float" office:value="2.28271484375" calcext:value-type="float">
            <text:p>2.283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table:formula="of:=[.$C$2]*[.A1873]" office:value-type="float" office:value="2.283935546875" calcext:value-type="float">
            <text:p>2.284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table:formula="of:=[.$C$2]*[.A1874]" office:value-type="float" office:value="2.28515625" calcext:value-type="float">
            <text:p>2.285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table:formula="of:=[.$C$2]*[.A1875]" office:value-type="float" office:value="2.286376953125" calcext:value-type="float">
            <text:p>2.286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table:formula="of:=[.$C$2]*[.A1876]" office:value-type="float" office:value="2.28759765625" calcext:value-type="float">
            <text:p>2.288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table:formula="of:=[.$C$2]*[.A1877]" office:value-type="float" office:value="2.288818359375" calcext:value-type="float">
            <text:p>2.289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table:formula="of:=[.$C$2]*[.A1878]" office:value-type="float" office:value="2.2900390625" calcext:value-type="float">
            <text:p>2.290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table:formula="of:=[.$C$2]*[.A1879]" office:value-type="float" office:value="2.291259765625" calcext:value-type="float">
            <text:p>2.291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table:formula="of:=[.$C$2]*[.A1880]" office:value-type="float" office:value="2.29248046875" calcext:value-type="float">
            <text:p>2.292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table:formula="of:=[.$C$2]*[.A1881]" office:value-type="float" office:value="2.293701171875" calcext:value-type="float">
            <text:p>2.294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table:formula="of:=[.$C$2]*[.A1882]" office:value-type="float" office:value="2.294921875" calcext:value-type="float">
            <text:p>2.295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table:formula="of:=[.$C$2]*[.A1883]" office:value-type="float" office:value="2.296142578125" calcext:value-type="float">
            <text:p>2.296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table:formula="of:=[.$C$2]*[.A1884]" office:value-type="float" office:value="2.29736328125" calcext:value-type="float">
            <text:p>2.297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table:formula="of:=[.$C$2]*[.A1885]" office:value-type="float" office:value="2.298583984375" calcext:value-type="float">
            <text:p>2.299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table:formula="of:=[.$C$2]*[.A1886]" office:value-type="float" office:value="2.2998046875" calcext:value-type="float">
            <text:p>2.300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[.$C$2]*[.A1887]" office:value-type="float" office:value="2.301025390625" calcext:value-type="float">
            <text:p>2.301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table:formula="of:=[.$C$2]*[.A1888]" office:value-type="float" office:value="2.30224609375" calcext:value-type="float">
            <text:p>2.302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table:formula="of:=[.$C$2]*[.A1889]" office:value-type="float" office:value="2.303466796875" calcext:value-type="float">
            <text:p>2.303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table:formula="of:=[.$C$2]*[.A1890]" office:value-type="float" office:value="2.3046875" calcext:value-type="float">
            <text:p>2.305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table:formula="of:=[.$C$2]*[.A1891]" office:value-type="float" office:value="2.305908203125" calcext:value-type="float">
            <text:p>2.306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table:formula="of:=[.$C$2]*[.A1892]" office:value-type="float" office:value="2.30712890625" calcext:value-type="float">
            <text:p>2.307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table:formula="of:=[.$C$2]*[.A1893]" office:value-type="float" office:value="2.308349609375" calcext:value-type="float">
            <text:p>2.308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table:formula="of:=[.$C$2]*[.A1894]" office:value-type="float" office:value="2.3095703125" calcext:value-type="float">
            <text:p>2.310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[.$C$2]*[.A1895]" office:value-type="float" office:value="2.310791015625" calcext:value-type="float">
            <text:p>2.311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table:formula="of:=[.$C$2]*[.A1896]" office:value-type="float" office:value="2.31201171875" calcext:value-type="float">
            <text:p>2.312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table:formula="of:=[.$C$2]*[.A1897]" office:value-type="float" office:value="2.313232421875" calcext:value-type="float">
            <text:p>2.313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table:formula="of:=[.$C$2]*[.A1898]" office:value-type="float" office:value="2.314453125" calcext:value-type="float">
            <text:p>2.314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table:formula="of:=[.$C$2]*[.A1899]" office:value-type="float" office:value="2.315673828125" calcext:value-type="float">
            <text:p>2.316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table:formula="of:=[.$C$2]*[.A1900]" office:value-type="float" office:value="2.31689453125" calcext:value-type="float">
            <text:p>2.317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table:formula="of:=[.$C$2]*[.A1901]" office:value-type="float" office:value="2.318115234375" calcext:value-type="float">
            <text:p>2.318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[.$C$2]*[.A1902]" office:value-type="float" office:value="2.3193359375" calcext:value-type="float">
            <text:p>2.319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[.$C$2]*[.A1903]" office:value-type="float" office:value="2.320556640625" calcext:value-type="float">
            <text:p>2.321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table:formula="of:=[.$C$2]*[.A1904]" office:value-type="float" office:value="2.32177734375" calcext:value-type="float">
            <text:p>2.322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table:formula="of:=[.$C$2]*[.A1905]" office:value-type="float" office:value="2.322998046875" calcext:value-type="float">
            <text:p>2.323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[.$C$2]*[.A1906]" office:value-type="float" office:value="2.32421875" calcext:value-type="float">
            <text:p>2.324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table:formula="of:=[.$C$2]*[.A1907]" office:value-type="float" office:value="2.325439453125" calcext:value-type="float">
            <text:p>2.325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[.$C$2]*[.A1908]" office:value-type="float" office:value="2.32666015625" calcext:value-type="float">
            <text:p>2.327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table:formula="of:=[.$C$2]*[.A1909]" office:value-type="float" office:value="2.327880859375" calcext:value-type="float">
            <text:p>2.328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table:formula="of:=[.$C$2]*[.A1910]" office:value-type="float" office:value="2.3291015625" calcext:value-type="float">
            <text:p>2.329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table:formula="of:=[.$C$2]*[.A1911]" office:value-type="float" office:value="2.330322265625" calcext:value-type="float">
            <text:p>2.330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table:formula="of:=[.$C$2]*[.A1912]" office:value-type="float" office:value="2.33154296875" calcext:value-type="float">
            <text:p>2.332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table:formula="of:=[.$C$2]*[.A1913]" office:value-type="float" office:value="2.332763671875" calcext:value-type="float">
            <text:p>2.333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[.$C$2]*[.A1914]" office:value-type="float" office:value="2.333984375" calcext:value-type="float">
            <text:p>2.334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table:formula="of:=[.$C$2]*[.A1915]" office:value-type="float" office:value="2.335205078125" calcext:value-type="float">
            <text:p>2.335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[.$C$2]*[.A1916]" office:value-type="float" office:value="2.33642578125" calcext:value-type="float">
            <text:p>2.336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table:formula="of:=[.$C$2]*[.A1917]" office:value-type="float" office:value="2.337646484375" calcext:value-type="float">
            <text:p>2.338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[.$C$2]*[.A1918]" office:value-type="float" office:value="2.3388671875" calcext:value-type="float">
            <text:p>2.339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[.$C$2]*[.A1919]" office:value-type="float" office:value="2.340087890625" calcext:value-type="float">
            <text:p>2.340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table:formula="of:=[.$C$2]*[.A1920]" office:value-type="float" office:value="2.34130859375" calcext:value-type="float">
            <text:p>2.341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[.$C$2]*[.A1921]" office:value-type="float" office:value="2.342529296875" calcext:value-type="float">
            <text:p>2.343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[.$C$2]*[.A1922]" office:value-type="float" office:value="2.34375" calcext:value-type="float">
            <text:p>2.344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table:formula="of:=[.$C$2]*[.A1923]" office:value-type="float" office:value="2.344970703125" calcext:value-type="float">
            <text:p>2.345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[.$C$2]*[.A1924]" office:value-type="float" office:value="2.34619140625" calcext:value-type="float">
            <text:p>2.346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[.$C$2]*[.A1925]" office:value-type="float" office:value="2.347412109375" calcext:value-type="float">
            <text:p>2.347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[.$C$2]*[.A1926]" office:value-type="float" office:value="2.3486328125" calcext:value-type="float">
            <text:p>2.349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[.$C$2]*[.A1927]" office:value-type="float" office:value="2.349853515625" calcext:value-type="float">
            <text:p>2.350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[.$C$2]*[.A1928]" office:value-type="float" office:value="2.35107421875" calcext:value-type="float">
            <text:p>2.351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[.$C$2]*[.A1929]" office:value-type="float" office:value="2.352294921875" calcext:value-type="float">
            <text:p>2.352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[.$C$2]*[.A1930]" office:value-type="float" office:value="2.353515625" calcext:value-type="float">
            <text:p>2.354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[.$C$2]*[.A1931]" office:value-type="float" office:value="2.354736328125" calcext:value-type="float">
            <text:p>2.355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[.$C$2]*[.A1932]" office:value-type="float" office:value="2.35595703125" calcext:value-type="float">
            <text:p>2.356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[.$C$2]*[.A1933]" office:value-type="float" office:value="2.357177734375" calcext:value-type="float">
            <text:p>2.357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[.$C$2]*[.A1934]" office:value-type="float" office:value="2.3583984375" calcext:value-type="float">
            <text:p>2.358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[.$C$2]*[.A1935]" office:value-type="float" office:value="2.359619140625" calcext:value-type="float">
            <text:p>2.360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[.$C$2]*[.A1936]" office:value-type="float" office:value="2.36083984375" calcext:value-type="float">
            <text:p>2.361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[.$C$2]*[.A1937]" office:value-type="float" office:value="2.362060546875" calcext:value-type="float">
            <text:p>2.362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[.$C$2]*[.A1938]" office:value-type="float" office:value="2.36328125" calcext:value-type="float">
            <text:p>2.363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table:formula="of:=[.$C$2]*[.A1939]" office:value-type="float" office:value="2.364501953125" calcext:value-type="float">
            <text:p>2.365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[.$C$2]*[.A1940]" office:value-type="float" office:value="2.36572265625" calcext:value-type="float">
            <text:p>2.366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[.$C$2]*[.A1941]" office:value-type="float" office:value="2.366943359375" calcext:value-type="float">
            <text:p>2.367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[.$C$2]*[.A1942]" office:value-type="float" office:value="2.3681640625" calcext:value-type="float">
            <text:p>2.368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[.$C$2]*[.A1943]" office:value-type="float" office:value="2.369384765625" calcext:value-type="float">
            <text:p>2.369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[.$C$2]*[.A1944]" office:value-type="float" office:value="2.37060546875" calcext:value-type="float">
            <text:p>2.371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[.$C$2]*[.A1945]" office:value-type="float" office:value="2.371826171875" calcext:value-type="float">
            <text:p>2.372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[.$C$2]*[.A1946]" office:value-type="float" office:value="2.373046875" calcext:value-type="float">
            <text:p>2.373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[.$C$2]*[.A1947]" office:value-type="float" office:value="2.374267578125" calcext:value-type="float">
            <text:p>2.374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[.$C$2]*[.A1948]" office:value-type="float" office:value="2.37548828125" calcext:value-type="float">
            <text:p>2.375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[.$C$2]*[.A1949]" office:value-type="float" office:value="2.376708984375" calcext:value-type="float">
            <text:p>2.377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[.$C$2]*[.A1950]" office:value-type="float" office:value="2.3779296875" calcext:value-type="float">
            <text:p>2.378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[.$C$2]*[.A1951]" office:value-type="float" office:value="2.379150390625" calcext:value-type="float">
            <text:p>2.379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[.$C$2]*[.A1952]" office:value-type="float" office:value="2.38037109375" calcext:value-type="float">
            <text:p>2.380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[.$C$2]*[.A1953]" office:value-type="float" office:value="2.381591796875" calcext:value-type="float">
            <text:p>2.382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[.$C$2]*[.A1954]" office:value-type="float" office:value="2.3828125" calcext:value-type="float">
            <text:p>2.383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[.$C$2]*[.A1955]" office:value-type="float" office:value="2.384033203125" calcext:value-type="float">
            <text:p>2.384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table:formula="of:=[.$C$2]*[.A1956]" office:value-type="float" office:value="2.38525390625" calcext:value-type="float">
            <text:p>2.385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[.$C$2]*[.A1957]" office:value-type="float" office:value="2.386474609375" calcext:value-type="float">
            <text:p>2.386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[.$C$2]*[.A1958]" office:value-type="float" office:value="2.3876953125" calcext:value-type="float">
            <text:p>2.388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[.$C$2]*[.A1959]" office:value-type="float" office:value="2.388916015625" calcext:value-type="float">
            <text:p>2.389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[.$C$2]*[.A1960]" office:value-type="float" office:value="2.39013671875" calcext:value-type="float">
            <text:p>2.390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[.$C$2]*[.A1961]" office:value-type="float" office:value="2.391357421875" calcext:value-type="float">
            <text:p>2.391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[.$C$2]*[.A1962]" office:value-type="float" office:value="2.392578125" calcext:value-type="float">
            <text:p>2.393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[.$C$2]*[.A1963]" office:value-type="float" office:value="2.393798828125" calcext:value-type="float">
            <text:p>2.394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[.$C$2]*[.A1964]" office:value-type="float" office:value="2.39501953125" calcext:value-type="float">
            <text:p>2.395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table:formula="of:=[.$C$2]*[.A1965]" office:value-type="float" office:value="2.396240234375" calcext:value-type="float">
            <text:p>2.396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[.$C$2]*[.A1966]" office:value-type="float" office:value="2.3974609375" calcext:value-type="float">
            <text:p>2.397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[.$C$2]*[.A1967]" office:value-type="float" office:value="2.398681640625" calcext:value-type="float">
            <text:p>2.399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[.$C$2]*[.A1968]" office:value-type="float" office:value="2.39990234375" calcext:value-type="float">
            <text:p>2.400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[.$C$2]*[.A1969]" office:value-type="float" office:value="2.401123046875" calcext:value-type="float">
            <text:p>2.401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[.$C$2]*[.A1970]" office:value-type="float" office:value="2.40234375" calcext:value-type="float">
            <text:p>2.402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[.$C$2]*[.A1971]" office:value-type="float" office:value="2.403564453125" calcext:value-type="float">
            <text:p>2.404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[.$C$2]*[.A1972]" office:value-type="float" office:value="2.40478515625" calcext:value-type="float">
            <text:p>2.405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[.$C$2]*[.A1973]" office:value-type="float" office:value="2.406005859375" calcext:value-type="float">
            <text:p>2.406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[.$C$2]*[.A1974]" office:value-type="float" office:value="2.4072265625" calcext:value-type="float">
            <text:p>2.407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[.$C$2]*[.A1975]" office:value-type="float" office:value="2.408447265625" calcext:value-type="float">
            <text:p>2.408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[.$C$2]*[.A1976]" office:value-type="float" office:value="2.40966796875" calcext:value-type="float">
            <text:p>2.410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[.$C$2]*[.A1977]" office:value-type="float" office:value="2.410888671875" calcext:value-type="float">
            <text:p>2.411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.$C$2]*[.A1978]" office:value-type="float" office:value="2.412109375" calcext:value-type="float">
            <text:p>2.412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.$C$2]*[.A1979]" office:value-type="float" office:value="2.413330078125" calcext:value-type="float">
            <text:p>2.413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.$C$2]*[.A1980]" office:value-type="float" office:value="2.41455078125" calcext:value-type="float">
            <text:p>2.415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.$C$2]*[.A1981]" office:value-type="float" office:value="2.415771484375" calcext:value-type="float">
            <text:p>2.416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.$C$2]*[.A1982]" office:value-type="float" office:value="2.4169921875" calcext:value-type="float">
            <text:p>2.417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.$C$2]*[.A1983]" office:value-type="float" office:value="2.418212890625" calcext:value-type="float">
            <text:p>2.418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.$C$2]*[.A1984]" office:value-type="float" office:value="2.41943359375" calcext:value-type="float">
            <text:p>2.419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[.$C$2]*[.A1985]" office:value-type="float" office:value="2.420654296875" calcext:value-type="float">
            <text:p>2.421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.$C$2]*[.A1986]" office:value-type="float" office:value="2.421875" calcext:value-type="float">
            <text:p>2.422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.$C$2]*[.A1987]" office:value-type="float" office:value="2.423095703125" calcext:value-type="float">
            <text:p>2.423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.$C$2]*[.A1988]" office:value-type="float" office:value="2.42431640625" calcext:value-type="float">
            <text:p>2.424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.$C$2]*[.A1989]" office:value-type="float" office:value="2.425537109375" calcext:value-type="float">
            <text:p>2.426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.$C$2]*[.A1990]" office:value-type="float" office:value="2.4267578125" calcext:value-type="float">
            <text:p>2.427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.$C$2]*[.A1991]" office:value-type="float" office:value="2.427978515625" calcext:value-type="float">
            <text:p>2.428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.$C$2]*[.A1992]" office:value-type="float" office:value="2.42919921875" calcext:value-type="float">
            <text:p>2.429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.$C$2]*[.A1993]" office:value-type="float" office:value="2.430419921875" calcext:value-type="float">
            <text:p>2.430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.$C$2]*[.A1994]" office:value-type="float" office:value="2.431640625" calcext:value-type="float">
            <text:p>2.432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.$C$2]*[.A1995]" office:value-type="float" office:value="2.432861328125" calcext:value-type="float">
            <text:p>2.433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[.$C$2]*[.A1996]" office:value-type="float" office:value="2.43408203125" calcext:value-type="float">
            <text:p>2.434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[.$C$2]*[.A1997]" office:value-type="float" office:value="2.435302734375" calcext:value-type="float">
            <text:p>2.435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.$C$2]*[.A1998]" office:value-type="float" office:value="2.4365234375" calcext:value-type="float">
            <text:p>2.437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.$C$2]*[.A1999]" office:value-type="float" office:value="2.437744140625" calcext:value-type="float">
            <text:p>2.438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.$C$2]*[.A2000]" office:value-type="float" office:value="2.43896484375" calcext:value-type="float">
            <text:p>2.439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.$C$2]*[.A2001]" office:value-type="float" office:value="2.440185546875" calcext:value-type="float">
            <text:p>2.44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$C$2]*[.A2002]" office:value-type="float" office:value="2.44140625" calcext:value-type="float">
            <text:p>2.441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.$C$2]*[.A2003]" office:value-type="float" office:value="2.442626953125" calcext:value-type="float">
            <text:p>2.443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.$C$2]*[.A2004]" office:value-type="float" office:value="2.44384765625" calcext:value-type="float">
            <text:p>2.444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.$C$2]*[.A2005]" office:value-type="float" office:value="2.445068359375" calcext:value-type="float">
            <text:p>2.445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.$C$2]*[.A2006]" office:value-type="float" office:value="2.4462890625" calcext:value-type="float">
            <text:p>2.446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.$C$2]*[.A2007]" office:value-type="float" office:value="2.447509765625" calcext:value-type="float">
            <text:p>2.448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.$C$2]*[.A2008]" office:value-type="float" office:value="2.44873046875" calcext:value-type="float">
            <text:p>2.449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.$C$2]*[.A2009]" office:value-type="float" office:value="2.449951171875" calcext:value-type="float">
            <text:p>2.450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.$C$2]*[.A2010]" office:value-type="float" office:value="2.451171875" calcext:value-type="float">
            <text:p>2.451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.$C$2]*[.A2011]" office:value-type="float" office:value="2.452392578125" calcext:value-type="float">
            <text:p>2.452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.$C$2]*[.A2012]" office:value-type="float" office:value="2.45361328125" calcext:value-type="float">
            <text:p>2.454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.$C$2]*[.A2013]" office:value-type="float" office:value="2.454833984375" calcext:value-type="float">
            <text:p>2.455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.$C$2]*[.A2014]" office:value-type="float" office:value="2.4560546875" calcext:value-type="float">
            <text:p>2.456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.$C$2]*[.A2015]" office:value-type="float" office:value="2.457275390625" calcext:value-type="float">
            <text:p>2.457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.$C$2]*[.A2016]" office:value-type="float" office:value="2.45849609375" calcext:value-type="float">
            <text:p>2.458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.$C$2]*[.A2017]" office:value-type="float" office:value="2.459716796875" calcext:value-type="float">
            <text:p>2.46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[.$C$2]*[.A2018]" office:value-type="float" office:value="2.4609375" calcext:value-type="float">
            <text:p>2.461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[.$C$2]*[.A2019]" office:value-type="float" office:value="2.462158203125" calcext:value-type="float">
            <text:p>2.462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[.$C$2]*[.A2020]" office:value-type="float" office:value="2.46337890625" calcext:value-type="float">
            <text:p>2.463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[.$C$2]*[.A2021]" office:value-type="float" office:value="2.464599609375" calcext:value-type="float">
            <text:p>2.465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[.$C$2]*[.A2022]" office:value-type="float" office:value="2.4658203125" calcext:value-type="float">
            <text:p>2.466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[.$C$2]*[.A2023]" office:value-type="float" office:value="2.467041015625" calcext:value-type="float">
            <text:p>2.467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[.$C$2]*[.A2024]" office:value-type="float" office:value="2.46826171875" calcext:value-type="float">
            <text:p>2.468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table:formula="of:=[.$C$2]*[.A2025]" office:value-type="float" office:value="2.469482421875" calcext:value-type="float">
            <text:p>2.469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table:formula="of:=[.$C$2]*[.A2026]" office:value-type="float" office:value="2.470703125" calcext:value-type="float">
            <text:p>2.471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[.$C$2]*[.A2027]" office:value-type="float" office:value="2.471923828125" calcext:value-type="float">
            <text:p>2.472</text:p>
          </table:table-cell>
          <table:table-cell/>
        </table:table-row>
        <table:table-row table:style-name="ro1">
          <table:table-cell office:value-type="float" office:value="2026" calcext:value-type="float">
            <text:p>2026</text:p>
          </table:table-cell>
          <table:table-cell table:formula="of:=[.$C$2]*[.A2028]" office:value-type="float" office:value="2.47314453125" calcext:value-type="float">
            <text:p>2.473</text:p>
          </table:table-cell>
          <table:table-cell/>
        </table:table-row>
        <table:table-row table:style-name="ro1">
          <table:table-cell office:value-type="float" office:value="2027" calcext:value-type="float">
            <text:p>2027</text:p>
          </table:table-cell>
          <table:table-cell table:formula="of:=[.$C$2]*[.A2029]" office:value-type="float" office:value="2.474365234375" calcext:value-type="float">
            <text:p>2.474</text:p>
          </table:table-cell>
          <table:table-cell/>
        </table:table-row>
        <table:table-row table:style-name="ro1">
          <table:table-cell office:value-type="float" office:value="2028" calcext:value-type="float">
            <text:p>2028</text:p>
          </table:table-cell>
          <table:table-cell table:formula="of:=[.$C$2]*[.A2030]" office:value-type="float" office:value="2.4755859375" calcext:value-type="float">
            <text:p>2.476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table:formula="of:=[.$C$2]*[.A2031]" office:value-type="float" office:value="2.476806640625" calcext:value-type="float">
            <text:p>2.477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table:formula="of:=[.$C$2]*[.A2032]" office:value-type="float" office:value="2.47802734375" calcext:value-type="float">
            <text:p>2.478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table:formula="of:=[.$C$2]*[.A2033]" office:value-type="float" office:value="2.479248046875" calcext:value-type="float">
            <text:p>2.479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table:formula="of:=[.$C$2]*[.A2034]" office:value-type="float" office:value="2.48046875" calcext:value-type="float">
            <text:p>2.480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table:formula="of:=[.$C$2]*[.A2035]" office:value-type="float" office:value="2.481689453125" calcext:value-type="float">
            <text:p>2.482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table:formula="of:=[.$C$2]*[.A2036]" office:value-type="float" office:value="2.48291015625" calcext:value-type="float">
            <text:p>2.483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 table:formula="of:=[.$C$2]*[.A2037]" office:value-type="float" office:value="2.484130859375" calcext:value-type="float">
            <text:p>2.484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[.$C$2]*[.A2038]" office:value-type="float" office:value="2.4853515625" calcext:value-type="float">
            <text:p>2.485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table:formula="of:=[.$C$2]*[.A2039]" office:value-type="float" office:value="2.486572265625" calcext:value-type="float">
            <text:p>2.487</text:p>
          </table:table-cell>
          <table:table-cell/>
        </table:table-row>
        <table:table-row table:style-name="ro1">
          <table:table-cell office:value-type="float" office:value="2038" calcext:value-type="float">
            <text:p>2038</text:p>
          </table:table-cell>
          <table:table-cell table:formula="of:=[.$C$2]*[.A2040]" office:value-type="float" office:value="2.48779296875" calcext:value-type="float">
            <text:p>2.488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table:formula="of:=[.$C$2]*[.A2041]" office:value-type="float" office:value="2.489013671875" calcext:value-type="float">
            <text:p>2.489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table:formula="of:=[.$C$2]*[.A2042]" office:value-type="float" office:value="2.490234375" calcext:value-type="float">
            <text:p>2.490</text:p>
          </table:table-cell>
          <table:table-cell/>
        </table:table-row>
        <table:table-row table:style-name="ro1">
          <table:table-cell office:value-type="float" office:value="2041" calcext:value-type="float">
            <text:p>2041</text:p>
          </table:table-cell>
          <table:table-cell table:formula="of:=[.$C$2]*[.A2043]" office:value-type="float" office:value="2.491455078125" calcext:value-type="float">
            <text:p>2.491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table:formula="of:=[.$C$2]*[.A2044]" office:value-type="float" office:value="2.49267578125" calcext:value-type="float">
            <text:p>2.493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table:formula="of:=[.$C$2]*[.A2045]" office:value-type="float" office:value="2.493896484375" calcext:value-type="float">
            <text:p>2.494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table:formula="of:=[.$C$2]*[.A2046]" office:value-type="float" office:value="2.4951171875" calcext:value-type="float">
            <text:p>2.495</text:p>
          </table:table-cell>
          <table:table-cell/>
        </table:table-row>
        <table:table-row table:style-name="ro1">
          <table:table-cell office:value-type="float" office:value="2045" calcext:value-type="float">
            <text:p>2045</text:p>
          </table:table-cell>
          <table:table-cell table:formula="of:=[.$C$2]*[.A2047]" office:value-type="float" office:value="2.496337890625" calcext:value-type="float">
            <text:p>2.496</text:p>
          </table:table-cell>
          <table:table-cell/>
        </table:table-row>
        <table:table-row table:style-name="ro1">
          <table:table-cell office:value-type="float" office:value="2046" calcext:value-type="float">
            <text:p>2046</text:p>
          </table:table-cell>
          <table:table-cell table:formula="of:=[.$C$2]*[.A2048]" office:value-type="float" office:value="2.49755859375" calcext:value-type="float">
            <text:p>2.498</text:p>
          </table:table-cell>
          <table:table-cell/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[.$C$2]*[.A2049]" office:value-type="float" office:value="2.498779296875" calcext:value-type="float">
            <text:p>2.499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$C$2]*[.A2050]" office:value-type="float" office:value="2.5" calcext:value-type="float">
            <text:p>2.500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table:formula="of:=[.$C$2]*[.A2051]" office:value-type="float" office:value="2.501220703125" calcext:value-type="float">
            <text:p>2.501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[.$C$2]*[.A2052]" office:value-type="float" office:value="2.50244140625" calcext:value-type="float">
            <text:p>2.502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table:formula="of:=[.$C$2]*[.A2053]" office:value-type="float" office:value="2.503662109375" calcext:value-type="float">
            <text:p>2.504</text:p>
          </table:table-cell>
          <table:table-cell/>
        </table:table-row>
        <table:table-row table:style-name="ro1">
          <table:table-cell office:value-type="float" office:value="2052" calcext:value-type="float">
            <text:p>2052</text:p>
          </table:table-cell>
          <table:table-cell table:formula="of:=[.$C$2]*[.A2054]" office:value-type="float" office:value="2.5048828125" calcext:value-type="float">
            <text:p>2.505</text:p>
          </table:table-cell>
          <table:table-cell/>
        </table:table-row>
        <table:table-row table:style-name="ro1">
          <table:table-cell office:value-type="float" office:value="2053" calcext:value-type="float">
            <text:p>2053</text:p>
          </table:table-cell>
          <table:table-cell table:formula="of:=[.$C$2]*[.A2055]" office:value-type="float" office:value="2.506103515625" calcext:value-type="float">
            <text:p>2.506</text:p>
          </table:table-cell>
          <table:table-cell/>
        </table:table-row>
        <table:table-row table:style-name="ro1">
          <table:table-cell office:value-type="float" office:value="2054" calcext:value-type="float">
            <text:p>2054</text:p>
          </table:table-cell>
          <table:table-cell table:formula="of:=[.$C$2]*[.A2056]" office:value-type="float" office:value="2.50732421875" calcext:value-type="float">
            <text:p>2.507</text:p>
          </table:table-cell>
          <table:table-cell/>
        </table:table-row>
        <table:table-row table:style-name="ro1">
          <table:table-cell office:value-type="float" office:value="2055" calcext:value-type="float">
            <text:p>2055</text:p>
          </table:table-cell>
          <table:table-cell table:formula="of:=[.$C$2]*[.A2057]" office:value-type="float" office:value="2.508544921875" calcext:value-type="float">
            <text:p>2.509</text:p>
          </table:table-cell>
          <table:table-cell/>
        </table:table-row>
        <table:table-row table:style-name="ro1">
          <table:table-cell office:value-type="float" office:value="2056" calcext:value-type="float">
            <text:p>2056</text:p>
          </table:table-cell>
          <table:table-cell table:formula="of:=[.$C$2]*[.A2058]" office:value-type="float" office:value="2.509765625" calcext:value-type="float">
            <text:p>2.510</text:p>
          </table:table-cell>
          <table:table-cell/>
        </table:table-row>
        <table:table-row table:style-name="ro1">
          <table:table-cell office:value-type="float" office:value="2057" calcext:value-type="float">
            <text:p>2057</text:p>
          </table:table-cell>
          <table:table-cell table:formula="of:=[.$C$2]*[.A2059]" office:value-type="float" office:value="2.510986328125" calcext:value-type="float">
            <text:p>2.511</text:p>
          </table:table-cell>
          <table:table-cell/>
        </table:table-row>
        <table:table-row table:style-name="ro1">
          <table:table-cell office:value-type="float" office:value="2058" calcext:value-type="float">
            <text:p>2058</text:p>
          </table:table-cell>
          <table:table-cell table:formula="of:=[.$C$2]*[.A2060]" office:value-type="float" office:value="2.51220703125" calcext:value-type="float">
            <text:p>2.512</text:p>
          </table:table-cell>
          <table:table-cell/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[.$C$2]*[.A2061]" office:value-type="float" office:value="2.513427734375" calcext:value-type="float">
            <text:p>2.513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[.$C$2]*[.A2062]" office:value-type="float" office:value="2.5146484375" calcext:value-type="float">
            <text:p>2.515</text:p>
          </table:table-cell>
          <table:table-cell/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[.$C$2]*[.A2063]" office:value-type="float" office:value="2.515869140625" calcext:value-type="float">
            <text:p>2.516</text:p>
          </table:table-cell>
          <table:table-cell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$C$2]*[.A2064]" office:value-type="float" office:value="2.51708984375" calcext:value-type="float">
            <text:p>2.517</text:p>
          </table:table-cell>
          <table:table-cell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$C$2]*[.A2065]" office:value-type="float" office:value="2.518310546875" calcext:value-type="float">
            <text:p>2.518</text:p>
          </table:table-cell>
          <table:table-cell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[.$C$2]*[.A2066]" office:value-type="float" office:value="2.51953125" calcext:value-type="float">
            <text:p>2.520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$C$2]*[.A2067]" office:value-type="float" office:value="2.520751953125" calcext:value-type="float">
            <text:p>2.521</text:p>
          </table:table-cell>
          <table:table-cell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$C$2]*[.A2068]" office:value-type="float" office:value="2.52197265625" calcext:value-type="float">
            <text:p>2.522</text:p>
          </table:table-cell>
          <table:table-cell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$C$2]*[.A2069]" office:value-type="float" office:value="2.523193359375" calcext:value-type="float">
            <text:p>2.523</text:p>
          </table:table-cell>
          <table:table-cell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$C$2]*[.A2070]" office:value-type="float" office:value="2.5244140625" calcext:value-type="float">
            <text:p>2.524</text:p>
          </table:table-cell>
          <table:table-cell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$C$2]*[.A2071]" office:value-type="float" office:value="2.525634765625" calcext:value-type="float">
            <text:p>2.526</text:p>
          </table:table-cell>
          <table:table-cell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$C$2]*[.A2072]" office:value-type="float" office:value="2.52685546875" calcext:value-type="float">
            <text:p>2.527</text:p>
          </table:table-cell>
          <table:table-cell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$C$2]*[.A2073]" office:value-type="float" office:value="2.528076171875" calcext:value-type="float">
            <text:p>2.528</text:p>
          </table:table-cell>
          <table:table-cell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$C$2]*[.A2074]" office:value-type="float" office:value="2.529296875" calcext:value-type="float">
            <text:p>2.529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$C$2]*[.A2075]" office:value-type="float" office:value="2.530517578125" calcext:value-type="float">
            <text:p>2.531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[.$C$2]*[.A2076]" office:value-type="float" office:value="2.53173828125" calcext:value-type="float">
            <text:p>2.532</text:p>
          </table:table-cell>
          <table:table-cell/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[.$C$2]*[.A2077]" office:value-type="float" office:value="2.532958984375" calcext:value-type="float">
            <text:p>2.533</text:p>
          </table:table-cell>
          <table:table-cell/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[.$C$2]*[.A2078]" office:value-type="float" office:value="2.5341796875" calcext:value-type="float">
            <text:p>2.534</text:p>
          </table:table-cell>
          <table:table-cell/>
        </table:table-row>
        <table:table-row table:style-name="ro1">
          <table:table-cell office:value-type="float" office:value="2077" calcext:value-type="float">
            <text:p>2077</text:p>
          </table:table-cell>
          <table:table-cell table:formula="of:=[.$C$2]*[.A2079]" office:value-type="float" office:value="2.535400390625" calcext:value-type="float">
            <text:p>2.535</text:p>
          </table:table-cell>
          <table:table-cell/>
        </table:table-row>
        <table:table-row table:style-name="ro1">
          <table:table-cell office:value-type="float" office:value="2078" calcext:value-type="float">
            <text:p>2078</text:p>
          </table:table-cell>
          <table:table-cell table:formula="of:=[.$C$2]*[.A2080]" office:value-type="float" office:value="2.53662109375" calcext:value-type="float">
            <text:p>2.537</text:p>
          </table:table-cell>
          <table:table-cell/>
        </table:table-row>
        <table:table-row table:style-name="ro1">
          <table:table-cell office:value-type="float" office:value="2079" calcext:value-type="float">
            <text:p>2079</text:p>
          </table:table-cell>
          <table:table-cell table:formula="of:=[.$C$2]*[.A2081]" office:value-type="float" office:value="2.537841796875" calcext:value-type="float">
            <text:p>2.538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table:formula="of:=[.$C$2]*[.A2082]" office:value-type="float" office:value="2.5390625" calcext:value-type="float">
            <text:p>2.539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table:formula="of:=[.$C$2]*[.A2083]" office:value-type="float" office:value="2.540283203125" calcext:value-type="float">
            <text:p>2.540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table:formula="of:=[.$C$2]*[.A2084]" office:value-type="float" office:value="2.54150390625" calcext:value-type="float">
            <text:p>2.542</text:p>
          </table:table-cell>
          <table:table-cell/>
        </table:table-row>
        <table:table-row table:style-name="ro1">
          <table:table-cell office:value-type="float" office:value="2083" calcext:value-type="float">
            <text:p>2083</text:p>
          </table:table-cell>
          <table:table-cell table:formula="of:=[.$C$2]*[.A2085]" office:value-type="float" office:value="2.542724609375" calcext:value-type="float">
            <text:p>2.543</text:p>
          </table:table-cell>
          <table:table-cell/>
        </table:table-row>
        <table:table-row table:style-name="ro1">
          <table:table-cell office:value-type="float" office:value="2084" calcext:value-type="float">
            <text:p>2084</text:p>
          </table:table-cell>
          <table:table-cell table:formula="of:=[.$C$2]*[.A2086]" office:value-type="float" office:value="2.5439453125" calcext:value-type="float">
            <text:p>2.544</text:p>
          </table:table-cell>
          <table:table-cell/>
        </table:table-row>
        <table:table-row table:style-name="ro1">
          <table:table-cell office:value-type="float" office:value="2085" calcext:value-type="float">
            <text:p>2085</text:p>
          </table:table-cell>
          <table:table-cell table:formula="of:=[.$C$2]*[.A2087]" office:value-type="float" office:value="2.545166015625" calcext:value-type="float">
            <text:p>2.545</text:p>
          </table:table-cell>
          <table:table-cell/>
        </table:table-row>
        <table:table-row table:style-name="ro1">
          <table:table-cell office:value-type="float" office:value="2086" calcext:value-type="float">
            <text:p>2086</text:p>
          </table:table-cell>
          <table:table-cell table:formula="of:=[.$C$2]*[.A2088]" office:value-type="float" office:value="2.54638671875" calcext:value-type="float">
            <text:p>2.546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table:formula="of:=[.$C$2]*[.A2089]" office:value-type="float" office:value="2.547607421875" calcext:value-type="float">
            <text:p>2.548</text:p>
          </table:table-cell>
          <table:table-cell/>
        </table:table-row>
        <table:table-row table:style-name="ro1">
          <table:table-cell office:value-type="float" office:value="2088" calcext:value-type="float">
            <text:p>2088</text:p>
          </table:table-cell>
          <table:table-cell table:formula="of:=[.$C$2]*[.A2090]" office:value-type="float" office:value="2.548828125" calcext:value-type="float">
            <text:p>2.549</text:p>
          </table:table-cell>
          <table:table-cell/>
        </table:table-row>
        <table:table-row table:style-name="ro1">
          <table:table-cell office:value-type="float" office:value="2089" calcext:value-type="float">
            <text:p>2089</text:p>
          </table:table-cell>
          <table:table-cell table:formula="of:=[.$C$2]*[.A2091]" office:value-type="float" office:value="2.550048828125" calcext:value-type="float">
            <text:p>2.550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table:formula="of:=[.$C$2]*[.A2092]" office:value-type="float" office:value="2.55126953125" calcext:value-type="float">
            <text:p>2.551</text:p>
          </table:table-cell>
          <table:table-cell/>
        </table:table-row>
        <table:table-row table:style-name="ro1">
          <table:table-cell office:value-type="float" office:value="2091" calcext:value-type="float">
            <text:p>2091</text:p>
          </table:table-cell>
          <table:table-cell table:formula="of:=[.$C$2]*[.A2093]" office:value-type="float" office:value="2.552490234375" calcext:value-type="float">
            <text:p>2.552</text:p>
          </table:table-cell>
          <table:table-cell/>
        </table:table-row>
        <table:table-row table:style-name="ro1">
          <table:table-cell office:value-type="float" office:value="2092" calcext:value-type="float">
            <text:p>2092</text:p>
          </table:table-cell>
          <table:table-cell table:formula="of:=[.$C$2]*[.A2094]" office:value-type="float" office:value="2.5537109375" calcext:value-type="float">
            <text:p>2.554</text:p>
          </table:table-cell>
          <table:table-cell/>
        </table:table-row>
        <table:table-row table:style-name="ro1">
          <table:table-cell office:value-type="float" office:value="2093" calcext:value-type="float">
            <text:p>2093</text:p>
          </table:table-cell>
          <table:table-cell table:formula="of:=[.$C$2]*[.A2095]" office:value-type="float" office:value="2.554931640625" calcext:value-type="float">
            <text:p>2.555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table:formula="of:=[.$C$2]*[.A2096]" office:value-type="float" office:value="2.55615234375" calcext:value-type="float">
            <text:p>2.556</text:p>
          </table:table-cell>
          <table:table-cell/>
        </table:table-row>
        <table:table-row table:style-name="ro1">
          <table:table-cell office:value-type="float" office:value="2095" calcext:value-type="float">
            <text:p>2095</text:p>
          </table:table-cell>
          <table:table-cell table:formula="of:=[.$C$2]*[.A2097]" office:value-type="float" office:value="2.557373046875" calcext:value-type="float">
            <text:p>2.557</text:p>
          </table:table-cell>
          <table:table-cell/>
        </table:table-row>
        <table:table-row table:style-name="ro1">
          <table:table-cell office:value-type="float" office:value="2096" calcext:value-type="float">
            <text:p>2096</text:p>
          </table:table-cell>
          <table:table-cell table:formula="of:=[.$C$2]*[.A2098]" office:value-type="float" office:value="2.55859375" calcext:value-type="float">
            <text:p>2.559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table:formula="of:=[.$C$2]*[.A2099]" office:value-type="float" office:value="2.559814453125" calcext:value-type="float">
            <text:p>2.560</text:p>
          </table:table-cell>
          <table:table-cell/>
        </table:table-row>
        <table:table-row table:style-name="ro1">
          <table:table-cell office:value-type="float" office:value="2098" calcext:value-type="float">
            <text:p>2098</text:p>
          </table:table-cell>
          <table:table-cell table:formula="of:=[.$C$2]*[.A2100]" office:value-type="float" office:value="2.56103515625" calcext:value-type="float">
            <text:p>2.561</text:p>
          </table:table-cell>
          <table:table-cell/>
        </table:table-row>
        <table:table-row table:style-name="ro1">
          <table:table-cell office:value-type="float" office:value="2099" calcext:value-type="float">
            <text:p>2099</text:p>
          </table:table-cell>
          <table:table-cell table:formula="of:=[.$C$2]*[.A2101]" office:value-type="float" office:value="2.562255859375" calcext:value-type="float">
            <text:p>2.562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[.$C$2]*[.A2102]" office:value-type="float" office:value="2.5634765625" calcext:value-type="float">
            <text:p>2.563</text:p>
          </table:table-cell>
          <table:table-cell/>
        </table:table-row>
        <table:table-row table:style-name="ro1">
          <table:table-cell office:value-type="float" office:value="2101" calcext:value-type="float">
            <text:p>2101</text:p>
          </table:table-cell>
          <table:table-cell table:formula="of:=[.$C$2]*[.A2103]" office:value-type="float" office:value="2.564697265625" calcext:value-type="float">
            <text:p>2.565</text:p>
          </table:table-cell>
          <table:table-cell/>
        </table:table-row>
        <table:table-row table:style-name="ro1">
          <table:table-cell office:value-type="float" office:value="2102" calcext:value-type="float">
            <text:p>2102</text:p>
          </table:table-cell>
          <table:table-cell table:formula="of:=[.$C$2]*[.A2104]" office:value-type="float" office:value="2.56591796875" calcext:value-type="float">
            <text:p>2.566</text:p>
          </table:table-cell>
          <table:table-cell/>
        </table:table-row>
        <table:table-row table:style-name="ro1">
          <table:table-cell office:value-type="float" office:value="2103" calcext:value-type="float">
            <text:p>2103</text:p>
          </table:table-cell>
          <table:table-cell table:formula="of:=[.$C$2]*[.A2105]" office:value-type="float" office:value="2.567138671875" calcext:value-type="float">
            <text:p>2.567</text:p>
          </table:table-cell>
          <table:table-cell/>
        </table:table-row>
        <table:table-row table:style-name="ro1">
          <table:table-cell office:value-type="float" office:value="2104" calcext:value-type="float">
            <text:p>2104</text:p>
          </table:table-cell>
          <table:table-cell table:formula="of:=[.$C$2]*[.A2106]" office:value-type="float" office:value="2.568359375" calcext:value-type="float">
            <text:p>2.568</text:p>
          </table:table-cell>
          <table:table-cell/>
        </table:table-row>
        <table:table-row table:style-name="ro1">
          <table:table-cell office:value-type="float" office:value="2105" calcext:value-type="float">
            <text:p>2105</text:p>
          </table:table-cell>
          <table:table-cell table:formula="of:=[.$C$2]*[.A2107]" office:value-type="float" office:value="2.569580078125" calcext:value-type="float">
            <text:p>2.570</text:p>
          </table:table-cell>
          <table:table-cell/>
        </table:table-row>
        <table:table-row table:style-name="ro1">
          <table:table-cell office:value-type="float" office:value="2106" calcext:value-type="float">
            <text:p>2106</text:p>
          </table:table-cell>
          <table:table-cell table:formula="of:=[.$C$2]*[.A2108]" office:value-type="float" office:value="2.57080078125" calcext:value-type="float">
            <text:p>2.571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table:formula="of:=[.$C$2]*[.A2109]" office:value-type="float" office:value="2.572021484375" calcext:value-type="float">
            <text:p>2.572</text:p>
          </table:table-cell>
          <table:table-cell/>
        </table:table-row>
        <table:table-row table:style-name="ro1">
          <table:table-cell office:value-type="float" office:value="2108" calcext:value-type="float">
            <text:p>2108</text:p>
          </table:table-cell>
          <table:table-cell table:formula="of:=[.$C$2]*[.A2110]" office:value-type="float" office:value="2.5732421875" calcext:value-type="float">
            <text:p>2.573</text:p>
          </table:table-cell>
          <table:table-cell/>
        </table:table-row>
        <table:table-row table:style-name="ro1">
          <table:table-cell office:value-type="float" office:value="2109" calcext:value-type="float">
            <text:p>2109</text:p>
          </table:table-cell>
          <table:table-cell table:formula="of:=[.$C$2]*[.A2111]" office:value-type="float" office:value="2.574462890625" calcext:value-type="float">
            <text:p>2.574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table:formula="of:=[.$C$2]*[.A2112]" office:value-type="float" office:value="2.57568359375" calcext:value-type="float">
            <text:p>2.576</text:p>
          </table:table-cell>
          <table:table-cell/>
        </table:table-row>
        <table:table-row table:style-name="ro1">
          <table:table-cell office:value-type="float" office:value="2111" calcext:value-type="float">
            <text:p>2111</text:p>
          </table:table-cell>
          <table:table-cell table:formula="of:=[.$C$2]*[.A2113]" office:value-type="float" office:value="2.576904296875" calcext:value-type="float">
            <text:p>2.577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table:formula="of:=[.$C$2]*[.A2114]" office:value-type="float" office:value="2.578125" calcext:value-type="float">
            <text:p>2.578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table:formula="of:=[.$C$2]*[.A2115]" office:value-type="float" office:value="2.579345703125" calcext:value-type="float">
            <text:p>2.579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table:formula="of:=[.$C$2]*[.A2116]" office:value-type="float" office:value="2.58056640625" calcext:value-type="float">
            <text:p>2.581</text:p>
          </table:table-cell>
          <table:table-cell/>
        </table:table-row>
        <table:table-row table:style-name="ro1">
          <table:table-cell office:value-type="float" office:value="2115" calcext:value-type="float">
            <text:p>2115</text:p>
          </table:table-cell>
          <table:table-cell table:formula="of:=[.$C$2]*[.A2117]" office:value-type="float" office:value="2.581787109375" calcext:value-type="float">
            <text:p>2.582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table:formula="of:=[.$C$2]*[.A2118]" office:value-type="float" office:value="2.5830078125" calcext:value-type="float">
            <text:p>2.583</text:p>
          </table:table-cell>
          <table:table-cell/>
        </table:table-row>
        <table:table-row table:style-name="ro1">
          <table:table-cell office:value-type="float" office:value="2117" calcext:value-type="float">
            <text:p>2117</text:p>
          </table:table-cell>
          <table:table-cell table:formula="of:=[.$C$2]*[.A2119]" office:value-type="float" office:value="2.584228515625" calcext:value-type="float">
            <text:p>2.584</text:p>
          </table:table-cell>
          <table:table-cell/>
        </table:table-row>
        <table:table-row table:style-name="ro1">
          <table:table-cell office:value-type="float" office:value="2118" calcext:value-type="float">
            <text:p>2118</text:p>
          </table:table-cell>
          <table:table-cell table:formula="of:=[.$C$2]*[.A2120]" office:value-type="float" office:value="2.58544921875" calcext:value-type="float">
            <text:p>2.585</text:p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table:formula="of:=[.$C$2]*[.A2121]" office:value-type="float" office:value="2.586669921875" calcext:value-type="float">
            <text:p>2.587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table:formula="of:=[.$C$2]*[.A2122]" office:value-type="float" office:value="2.587890625" calcext:value-type="float">
            <text:p>2.588</text:p>
          </table:table-cell>
          <table:table-cell/>
        </table:table-row>
        <table:table-row table:style-name="ro1">
          <table:table-cell office:value-type="float" office:value="2121" calcext:value-type="float">
            <text:p>2121</text:p>
          </table:table-cell>
          <table:table-cell table:formula="of:=[.$C$2]*[.A2123]" office:value-type="float" office:value="2.589111328125" calcext:value-type="float">
            <text:p>2.589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table:formula="of:=[.$C$2]*[.A2124]" office:value-type="float" office:value="2.59033203125" calcext:value-type="float">
            <text:p>2.590</text:p>
          </table:table-cell>
          <table:table-cell/>
        </table:table-row>
        <table:table-row table:style-name="ro1">
          <table:table-cell office:value-type="float" office:value="2123" calcext:value-type="float">
            <text:p>2123</text:p>
          </table:table-cell>
          <table:table-cell table:formula="of:=[.$C$2]*[.A2125]" office:value-type="float" office:value="2.591552734375" calcext:value-type="float">
            <text:p>2.592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table:formula="of:=[.$C$2]*[.A2126]" office:value-type="float" office:value="2.5927734375" calcext:value-type="float">
            <text:p>2.593</text:p>
          </table:table-cell>
          <table:table-cell/>
        </table:table-row>
        <table:table-row table:style-name="ro1">
          <table:table-cell office:value-type="float" office:value="2125" calcext:value-type="float">
            <text:p>2125</text:p>
          </table:table-cell>
          <table:table-cell table:formula="of:=[.$C$2]*[.A2127]" office:value-type="float" office:value="2.593994140625" calcext:value-type="float">
            <text:p>2.594</text:p>
          </table:table-cell>
          <table:table-cell/>
        </table:table-row>
        <table:table-row table:style-name="ro1">
          <table:table-cell office:value-type="float" office:value="2126" calcext:value-type="float">
            <text:p>2126</text:p>
          </table:table-cell>
          <table:table-cell table:formula="of:=[.$C$2]*[.A2128]" office:value-type="float" office:value="2.59521484375" calcext:value-type="float">
            <text:p>2.595</text:p>
          </table:table-cell>
          <table:table-cell/>
        </table:table-row>
        <table:table-row table:style-name="ro1">
          <table:table-cell office:value-type="float" office:value="2127" calcext:value-type="float">
            <text:p>2127</text:p>
          </table:table-cell>
          <table:table-cell table:formula="of:=[.$C$2]*[.A2129]" office:value-type="float" office:value="2.596435546875" calcext:value-type="float">
            <text:p>2.596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table:formula="of:=[.$C$2]*[.A2130]" office:value-type="float" office:value="2.59765625" calcext:value-type="float">
            <text:p>2.598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table:formula="of:=[.$C$2]*[.A2131]" office:value-type="float" office:value="2.598876953125" calcext:value-type="float">
            <text:p>2.599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table:formula="of:=[.$C$2]*[.A2132]" office:value-type="float" office:value="2.60009765625" calcext:value-type="float">
            <text:p>2.600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table:formula="of:=[.$C$2]*[.A2133]" office:value-type="float" office:value="2.601318359375" calcext:value-type="float">
            <text:p>2.601</text:p>
          </table:table-cell>
          <table:table-cell/>
        </table:table-row>
        <table:table-row table:style-name="ro1">
          <table:table-cell office:value-type="float" office:value="2132" calcext:value-type="float">
            <text:p>2132</text:p>
          </table:table-cell>
          <table:table-cell table:formula="of:=[.$C$2]*[.A2134]" office:value-type="float" office:value="2.6025390625" calcext:value-type="float">
            <text:p>2.603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table:formula="of:=[.$C$2]*[.A2135]" office:value-type="float" office:value="2.603759765625" calcext:value-type="float">
            <text:p>2.604</text:p>
          </table:table-cell>
          <table:table-cell/>
        </table:table-row>
        <table:table-row table:style-name="ro1">
          <table:table-cell office:value-type="float" office:value="2134" calcext:value-type="float">
            <text:p>2134</text:p>
          </table:table-cell>
          <table:table-cell table:formula="of:=[.$C$2]*[.A2136]" office:value-type="float" office:value="2.60498046875" calcext:value-type="float">
            <text:p>2.605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table:formula="of:=[.$C$2]*[.A2137]" office:value-type="float" office:value="2.606201171875" calcext:value-type="float">
            <text:p>2.606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table:formula="of:=[.$C$2]*[.A2138]" office:value-type="float" office:value="2.607421875" calcext:value-type="float">
            <text:p>2.607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table:formula="of:=[.$C$2]*[.A2139]" office:value-type="float" office:value="2.608642578125" calcext:value-type="float">
            <text:p>2.609</text:p>
          </table:table-cell>
          <table:table-cell/>
        </table:table-row>
        <table:table-row table:style-name="ro1">
          <table:table-cell office:value-type="float" office:value="2138" calcext:value-type="float">
            <text:p>2138</text:p>
          </table:table-cell>
          <table:table-cell table:formula="of:=[.$C$2]*[.A2140]" office:value-type="float" office:value="2.60986328125" calcext:value-type="float">
            <text:p>2.610</text:p>
          </table:table-cell>
          <table:table-cell/>
        </table:table-row>
        <table:table-row table:style-name="ro1">
          <table:table-cell office:value-type="float" office:value="2139" calcext:value-type="float">
            <text:p>2139</text:p>
          </table:table-cell>
          <table:table-cell table:formula="of:=[.$C$2]*[.A2141]" office:value-type="float" office:value="2.611083984375" calcext:value-type="float">
            <text:p>2.611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table:formula="of:=[.$C$2]*[.A2142]" office:value-type="float" office:value="2.6123046875" calcext:value-type="float">
            <text:p>2.612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table:formula="of:=[.$C$2]*[.A2143]" office:value-type="float" office:value="2.613525390625" calcext:value-type="float">
            <text:p>2.614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table:formula="of:=[.$C$2]*[.A2144]" office:value-type="float" office:value="2.61474609375" calcext:value-type="float">
            <text:p>2.615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table:formula="of:=[.$C$2]*[.A2145]" office:value-type="float" office:value="2.615966796875" calcext:value-type="float">
            <text:p>2.616</text:p>
          </table:table-cell>
          <table:table-cell/>
        </table:table-row>
        <table:table-row table:style-name="ro1">
          <table:table-cell office:value-type="float" office:value="2144" calcext:value-type="float">
            <text:p>2144</text:p>
          </table:table-cell>
          <table:table-cell table:formula="of:=[.$C$2]*[.A2146]" office:value-type="float" office:value="2.6171875" calcext:value-type="float">
            <text:p>2.617</text:p>
          </table:table-cell>
          <table:table-cell/>
        </table:table-row>
        <table:table-row table:style-name="ro1">
          <table:table-cell office:value-type="float" office:value="2145" calcext:value-type="float">
            <text:p>2145</text:p>
          </table:table-cell>
          <table:table-cell table:formula="of:=[.$C$2]*[.A2147]" office:value-type="float" office:value="2.618408203125" calcext:value-type="float">
            <text:p>2.618</text:p>
          </table:table-cell>
          <table:table-cell/>
        </table:table-row>
        <table:table-row table:style-name="ro1">
          <table:table-cell office:value-type="float" office:value="2146" calcext:value-type="float">
            <text:p>2146</text:p>
          </table:table-cell>
          <table:table-cell table:formula="of:=[.$C$2]*[.A2148]" office:value-type="float" office:value="2.61962890625" calcext:value-type="float">
            <text:p>2.620</text:p>
          </table:table-cell>
          <table:table-cell/>
        </table:table-row>
        <table:table-row table:style-name="ro1">
          <table:table-cell office:value-type="float" office:value="2147" calcext:value-type="float">
            <text:p>2147</text:p>
          </table:table-cell>
          <table:table-cell table:formula="of:=[.$C$2]*[.A2149]" office:value-type="float" office:value="2.620849609375" calcext:value-type="float">
            <text:p>2.621</text:p>
          </table:table-cell>
          <table:table-cell/>
        </table:table-row>
        <table:table-row table:style-name="ro1">
          <table:table-cell office:value-type="float" office:value="2148" calcext:value-type="float">
            <text:p>2148</text:p>
          </table:table-cell>
          <table:table-cell table:formula="of:=[.$C$2]*[.A2150]" office:value-type="float" office:value="2.6220703125" calcext:value-type="float">
            <text:p>2.622</text:p>
          </table:table-cell>
          <table:table-cell/>
        </table:table-row>
        <table:table-row table:style-name="ro1">
          <table:table-cell office:value-type="float" office:value="2149" calcext:value-type="float">
            <text:p>2149</text:p>
          </table:table-cell>
          <table:table-cell table:formula="of:=[.$C$2]*[.A2151]" office:value-type="float" office:value="2.623291015625" calcext:value-type="float">
            <text:p>2.623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table:formula="of:=[.$C$2]*[.A2152]" office:value-type="float" office:value="2.62451171875" calcext:value-type="float">
            <text:p>2.625</text:p>
          </table:table-cell>
          <table:table-cell/>
        </table:table-row>
        <table:table-row table:style-name="ro1">
          <table:table-cell office:value-type="float" office:value="2151" calcext:value-type="float">
            <text:p>2151</text:p>
          </table:table-cell>
          <table:table-cell table:formula="of:=[.$C$2]*[.A2153]" office:value-type="float" office:value="2.625732421875" calcext:value-type="float">
            <text:p>2.626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table:formula="of:=[.$C$2]*[.A2154]" office:value-type="float" office:value="2.626953125" calcext:value-type="float">
            <text:p>2.627</text:p>
          </table:table-cell>
          <table: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table:formula="of:=[.$C$2]*[.A2155]" office:value-type="float" office:value="2.628173828125" calcext:value-type="float">
            <text:p>2.628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table:formula="of:=[.$C$2]*[.A2156]" office:value-type="float" office:value="2.62939453125" calcext:value-type="float">
            <text:p>2.629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table:formula="of:=[.$C$2]*[.A2157]" office:value-type="float" office:value="2.630615234375" calcext:value-type="float">
            <text:p>2.631</text:p>
          </table:table-cell>
          <table:table-cell/>
        </table:table-row>
        <table:table-row table:style-name="ro1">
          <table:table-cell office:value-type="float" office:value="2156" calcext:value-type="float">
            <text:p>2156</text:p>
          </table:table-cell>
          <table:table-cell table:formula="of:=[.$C$2]*[.A2158]" office:value-type="float" office:value="2.6318359375" calcext:value-type="float">
            <text:p>2.632</text:p>
          </table:table-cell>
          <table:table-cell/>
        </table:table-row>
        <table:table-row table:style-name="ro1">
          <table:table-cell office:value-type="float" office:value="2157" calcext:value-type="float">
            <text:p>2157</text:p>
          </table:table-cell>
          <table:table-cell table:formula="of:=[.$C$2]*[.A2159]" office:value-type="float" office:value="2.633056640625" calcext:value-type="float">
            <text:p>2.633</text:p>
          </table:table-cell>
          <table:table-cell/>
        </table:table-row>
        <table:table-row table:style-name="ro1">
          <table:table-cell office:value-type="float" office:value="2158" calcext:value-type="float">
            <text:p>2158</text:p>
          </table:table-cell>
          <table:table-cell table:formula="of:=[.$C$2]*[.A2160]" office:value-type="float" office:value="2.63427734375" calcext:value-type="float">
            <text:p>2.634</text:p>
          </table:table-cell>
          <table:table-cell/>
        </table:table-row>
        <table:table-row table:style-name="ro1">
          <table:table-cell office:value-type="float" office:value="2159" calcext:value-type="float">
            <text:p>2159</text:p>
          </table:table-cell>
          <table:table-cell table:formula="of:=[.$C$2]*[.A2161]" office:value-type="float" office:value="2.635498046875" calcext:value-type="float">
            <text:p>2.635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table:formula="of:=[.$C$2]*[.A2162]" office:value-type="float" office:value="2.63671875" calcext:value-type="float">
            <text:p>2.637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table:formula="of:=[.$C$2]*[.A2163]" office:value-type="float" office:value="2.637939453125" calcext:value-type="float">
            <text:p>2.638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table:formula="of:=[.$C$2]*[.A2164]" office:value-type="float" office:value="2.63916015625" calcext:value-type="float">
            <text:p>2.639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table:formula="of:=[.$C$2]*[.A2165]" office:value-type="float" office:value="2.640380859375" calcext:value-type="float">
            <text:p>2.640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table:formula="of:=[.$C$2]*[.A2166]" office:value-type="float" office:value="2.6416015625" calcext:value-type="float">
            <text:p>2.642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table:formula="of:=[.$C$2]*[.A2167]" office:value-type="float" office:value="2.642822265625" calcext:value-type="float">
            <text:p>2.643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table:formula="of:=[.$C$2]*[.A2168]" office:value-type="float" office:value="2.64404296875" calcext:value-type="float">
            <text:p>2.644</text:p>
          </table:table-cell>
          <table:table-cell/>
        </table:table-row>
        <table:table-row table:style-name="ro1">
          <table:table-cell office:value-type="float" office:value="2167" calcext:value-type="float">
            <text:p>2167</text:p>
          </table:table-cell>
          <table:table-cell table:formula="of:=[.$C$2]*[.A2169]" office:value-type="float" office:value="2.645263671875" calcext:value-type="float">
            <text:p>2.645</text:p>
          </table:table-cell>
          <table:table-cell/>
        </table:table-row>
        <table:table-row table:style-name="ro1">
          <table:table-cell office:value-type="float" office:value="2168" calcext:value-type="float">
            <text:p>2168</text:p>
          </table:table-cell>
          <table:table-cell table:formula="of:=[.$C$2]*[.A2170]" office:value-type="float" office:value="2.646484375" calcext:value-type="float">
            <text:p>2.646</text:p>
          </table:table-cell>
          <table:table-cell/>
        </table:table-row>
        <table:table-row table:style-name="ro1">
          <table:table-cell office:value-type="float" office:value="2169" calcext:value-type="float">
            <text:p>2169</text:p>
          </table:table-cell>
          <table:table-cell table:formula="of:=[.$C$2]*[.A2171]" office:value-type="float" office:value="2.647705078125" calcext:value-type="float">
            <text:p>2.648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table:formula="of:=[.$C$2]*[.A2172]" office:value-type="float" office:value="2.64892578125" calcext:value-type="float">
            <text:p>2.649</text:p>
          </table:table-cell>
          <table:table-cell/>
        </table:table-row>
        <table:table-row table:style-name="ro1">
          <table:table-cell office:value-type="float" office:value="2171" calcext:value-type="float">
            <text:p>2171</text:p>
          </table:table-cell>
          <table:table-cell table:formula="of:=[.$C$2]*[.A2173]" office:value-type="float" office:value="2.650146484375" calcext:value-type="float">
            <text:p>2.650</text:p>
          </table:table-cell>
          <table:table-cell/>
        </table:table-row>
        <table:table-row table:style-name="ro1">
          <table:table-cell office:value-type="float" office:value="2172" calcext:value-type="float">
            <text:p>2172</text:p>
          </table:table-cell>
          <table:table-cell table:formula="of:=[.$C$2]*[.A2174]" office:value-type="float" office:value="2.6513671875" calcext:value-type="float">
            <text:p>2.651</text:p>
          </table:table-cell>
          <table:table-cell/>
        </table:table-row>
        <table:table-row table:style-name="ro1">
          <table:table-cell office:value-type="float" office:value="2173" calcext:value-type="float">
            <text:p>2173</text:p>
          </table:table-cell>
          <table:table-cell table:formula="of:=[.$C$2]*[.A2175]" office:value-type="float" office:value="2.652587890625" calcext:value-type="float">
            <text:p>2.653</text:p>
          </table:table-cell>
          <table:table-cell/>
        </table:table-row>
        <table:table-row table:style-name="ro1">
          <table:table-cell office:value-type="float" office:value="2174" calcext:value-type="float">
            <text:p>2174</text:p>
          </table:table-cell>
          <table:table-cell table:formula="of:=[.$C$2]*[.A2176]" office:value-type="float" office:value="2.65380859375" calcext:value-type="float">
            <text:p>2.654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table:formula="of:=[.$C$2]*[.A2177]" office:value-type="float" office:value="2.655029296875" calcext:value-type="float">
            <text:p>2.655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table:formula="of:=[.$C$2]*[.A2178]" office:value-type="float" office:value="2.65625" calcext:value-type="float">
            <text:p>2.656</text:p>
          </table:table-cell>
          <table:table-cell/>
        </table:table-row>
        <table:table-row table:style-name="ro1">
          <table:table-cell office:value-type="float" office:value="2177" calcext:value-type="float">
            <text:p>2177</text:p>
          </table:table-cell>
          <table:table-cell table:formula="of:=[.$C$2]*[.A2179]" office:value-type="float" office:value="2.657470703125" calcext:value-type="float">
            <text:p>2.657</text:p>
          </table:table-cell>
          <table:table-cell/>
        </table:table-row>
        <table:table-row table:style-name="ro1">
          <table:table-cell office:value-type="float" office:value="2178" calcext:value-type="float">
            <text:p>2178</text:p>
          </table:table-cell>
          <table:table-cell table:formula="of:=[.$C$2]*[.A2180]" office:value-type="float" office:value="2.65869140625" calcext:value-type="float">
            <text:p>2.659</text:p>
          </table:table-cell>
          <table:table-cell/>
        </table:table-row>
        <table:table-row table:style-name="ro1">
          <table:table-cell office:value-type="float" office:value="2179" calcext:value-type="float">
            <text:p>2179</text:p>
          </table:table-cell>
          <table:table-cell table:formula="of:=[.$C$2]*[.A2181]" office:value-type="float" office:value="2.659912109375" calcext:value-type="float">
            <text:p>2.660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table:formula="of:=[.$C$2]*[.A2182]" office:value-type="float" office:value="2.6611328125" calcext:value-type="float">
            <text:p>2.661</text:p>
          </table:table-cell>
          <table:table-cell/>
        </table:table-row>
        <table:table-row table:style-name="ro1">
          <table:table-cell office:value-type="float" office:value="2181" calcext:value-type="float">
            <text:p>2181</text:p>
          </table:table-cell>
          <table:table-cell table:formula="of:=[.$C$2]*[.A2183]" office:value-type="float" office:value="2.662353515625" calcext:value-type="float">
            <text:p>2.662</text:p>
          </table:table-cell>
          <table:table-cell/>
        </table:table-row>
        <table:table-row table:style-name="ro1">
          <table:table-cell office:value-type="float" office:value="2182" calcext:value-type="float">
            <text:p>2182</text:p>
          </table:table-cell>
          <table:table-cell table:formula="of:=[.$C$2]*[.A2184]" office:value-type="float" office:value="2.66357421875" calcext:value-type="float">
            <text:p>2.664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table:formula="of:=[.$C$2]*[.A2185]" office:value-type="float" office:value="2.664794921875" calcext:value-type="float">
            <text:p>2.665</text:p>
          </table:table-cell>
          <table:table-cell/>
        </table:table-row>
        <table:table-row table:style-name="ro1">
          <table:table-cell office:value-type="float" office:value="2184" calcext:value-type="float">
            <text:p>2184</text:p>
          </table:table-cell>
          <table:table-cell table:formula="of:=[.$C$2]*[.A2186]" office:value-type="float" office:value="2.666015625" calcext:value-type="float">
            <text:p>2.666</text:p>
          </table:table-cell>
          <table:table-cell/>
        </table:table-row>
        <table:table-row table:style-name="ro1">
          <table:table-cell office:value-type="float" office:value="2185" calcext:value-type="float">
            <text:p>2185</text:p>
          </table:table-cell>
          <table:table-cell table:formula="of:=[.$C$2]*[.A2187]" office:value-type="float" office:value="2.667236328125" calcext:value-type="float">
            <text:p>2.667</text:p>
          </table:table-cell>
          <table:table-cell/>
        </table:table-row>
        <table:table-row table:style-name="ro1">
          <table:table-cell office:value-type="float" office:value="2186" calcext:value-type="float">
            <text:p>2186</text:p>
          </table:table-cell>
          <table:table-cell table:formula="of:=[.$C$2]*[.A2188]" office:value-type="float" office:value="2.66845703125" calcext:value-type="float">
            <text:p>2.668</text:p>
          </table:table-cell>
          <table:table-cell/>
        </table:table-row>
        <table:table-row table:style-name="ro1">
          <table:table-cell office:value-type="float" office:value="2187" calcext:value-type="float">
            <text:p>2187</text:p>
          </table:table-cell>
          <table:table-cell table:formula="of:=[.$C$2]*[.A2189]" office:value-type="float" office:value="2.669677734375" calcext:value-type="float">
            <text:p>2.670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table:formula="of:=[.$C$2]*[.A2190]" office:value-type="float" office:value="2.6708984375" calcext:value-type="float">
            <text:p>2.671</text:p>
          </table:table-cell>
          <table:table-cell/>
        </table:table-row>
        <table:table-row table:style-name="ro1">
          <table:table-cell office:value-type="float" office:value="2189" calcext:value-type="float">
            <text:p>2189</text:p>
          </table:table-cell>
          <table:table-cell table:formula="of:=[.$C$2]*[.A2191]" office:value-type="float" office:value="2.672119140625" calcext:value-type="float">
            <text:p>2.672</text:p>
          </table:table-cell>
          <table:table-cell/>
        </table:table-row>
        <table:table-row table:style-name="ro1">
          <table:table-cell office:value-type="float" office:value="2190" calcext:value-type="float">
            <text:p>2190</text:p>
          </table:table-cell>
          <table:table-cell table:formula="of:=[.$C$2]*[.A2192]" office:value-type="float" office:value="2.67333984375" calcext:value-type="float">
            <text:p>2.673</text:p>
          </table:table-cell>
          <table:table-cell/>
        </table:table-row>
        <table:table-row table:style-name="ro1">
          <table:table-cell office:value-type="float" office:value="2191" calcext:value-type="float">
            <text:p>2191</text:p>
          </table:table-cell>
          <table:table-cell table:formula="of:=[.$C$2]*[.A2193]" office:value-type="float" office:value="2.674560546875" calcext:value-type="float">
            <text:p>2.675</text:p>
          </table:table-cell>
          <table:table-cell/>
        </table:table-row>
        <table:table-row table:style-name="ro1">
          <table:table-cell office:value-type="float" office:value="2192" calcext:value-type="float">
            <text:p>2192</text:p>
          </table:table-cell>
          <table:table-cell table:formula="of:=[.$C$2]*[.A2194]" office:value-type="float" office:value="2.67578125" calcext:value-type="float">
            <text:p>2.676</text:p>
          </table:table-cell>
          <table:table-cell/>
        </table:table-row>
        <table:table-row table:style-name="ro1">
          <table:table-cell office:value-type="float" office:value="2193" calcext:value-type="float">
            <text:p>2193</text:p>
          </table:table-cell>
          <table:table-cell table:formula="of:=[.$C$2]*[.A2195]" office:value-type="float" office:value="2.677001953125" calcext:value-type="float">
            <text:p>2.677</text:p>
          </table:table-cell>
          <table:table-cell/>
        </table:table-row>
        <table:table-row table:style-name="ro1">
          <table:table-cell office:value-type="float" office:value="2194" calcext:value-type="float">
            <text:p>2194</text:p>
          </table:table-cell>
          <table:table-cell table:formula="of:=[.$C$2]*[.A2196]" office:value-type="float" office:value="2.67822265625" calcext:value-type="float">
            <text:p>2.678</text:p>
          </table:table-cell>
          <table:table-cell/>
        </table:table-row>
        <table:table-row table:style-name="ro1">
          <table:table-cell office:value-type="float" office:value="2195" calcext:value-type="float">
            <text:p>2195</text:p>
          </table:table-cell>
          <table:table-cell table:formula="of:=[.$C$2]*[.A2197]" office:value-type="float" office:value="2.679443359375" calcext:value-type="float">
            <text:p>2.679</text:p>
          </table:table-cell>
          <table:table-cell/>
        </table:table-row>
        <table:table-row table:style-name="ro1">
          <table:table-cell office:value-type="float" office:value="2196" calcext:value-type="float">
            <text:p>2196</text:p>
          </table:table-cell>
          <table:table-cell table:formula="of:=[.$C$2]*[.A2198]" office:value-type="float" office:value="2.6806640625" calcext:value-type="float">
            <text:p>2.681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table:formula="of:=[.$C$2]*[.A2199]" office:value-type="float" office:value="2.681884765625" calcext:value-type="float">
            <text:p>2.682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table:formula="of:=[.$C$2]*[.A2200]" office:value-type="float" office:value="2.68310546875" calcext:value-type="float">
            <text:p>2.683</text:p>
          </table:table-cell>
          <table:table-cell/>
        </table:table-row>
        <table:table-row table:style-name="ro1">
          <table:table-cell office:value-type="float" office:value="2199" calcext:value-type="float">
            <text:p>2199</text:p>
          </table:table-cell>
          <table:table-cell table:formula="of:=[.$C$2]*[.A2201]" office:value-type="float" office:value="2.684326171875" calcext:value-type="float">
            <text:p>2.684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[.$C$2]*[.A2202]" office:value-type="float" office:value="2.685546875" calcext:value-type="float">
            <text:p>2.686</text:p>
          </table:table-cell>
          <table:table-cell/>
        </table:table-row>
        <table:table-row table:style-name="ro1">
          <table:table-cell office:value-type="float" office:value="2201" calcext:value-type="float">
            <text:p>2201</text:p>
          </table:table-cell>
          <table:table-cell table:formula="of:=[.$C$2]*[.A2203]" office:value-type="float" office:value="2.686767578125" calcext:value-type="float">
            <text:p>2.687</text:p>
          </table:table-cell>
          <table:table-cell/>
        </table:table-row>
        <table:table-row table:style-name="ro1">
          <table:table-cell office:value-type="float" office:value="2202" calcext:value-type="float">
            <text:p>2202</text:p>
          </table:table-cell>
          <table:table-cell table:formula="of:=[.$C$2]*[.A2204]" office:value-type="float" office:value="2.68798828125" calcext:value-type="float">
            <text:p>2.688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table:formula="of:=[.$C$2]*[.A2205]" office:value-type="float" office:value="2.689208984375" calcext:value-type="float">
            <text:p>2.689</text:p>
          </table:table-cell>
          <table:table-cell/>
        </table:table-row>
        <table:table-row table:style-name="ro1">
          <table:table-cell office:value-type="float" office:value="2204" calcext:value-type="float">
            <text:p>2204</text:p>
          </table:table-cell>
          <table:table-cell table:formula="of:=[.$C$2]*[.A2206]" office:value-type="float" office:value="2.6904296875" calcext:value-type="float">
            <text:p>2.690</text:p>
          </table:table-cell>
          <table:table-cell/>
        </table:table-row>
        <table:table-row table:style-name="ro1">
          <table:table-cell office:value-type="float" office:value="2205" calcext:value-type="float">
            <text:p>2205</text:p>
          </table:table-cell>
          <table:table-cell table:formula="of:=[.$C$2]*[.A2207]" office:value-type="float" office:value="2.691650390625" calcext:value-type="float">
            <text:p>2.692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table:formula="of:=[.$C$2]*[.A2208]" office:value-type="float" office:value="2.69287109375" calcext:value-type="float">
            <text:p>2.693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table:formula="of:=[.$C$2]*[.A2209]" office:value-type="float" office:value="2.694091796875" calcext:value-type="float">
            <text:p>2.694</text:p>
          </table:table-cell>
          <table:table-cell/>
        </table:table-row>
        <table:table-row table:style-name="ro1">
          <table:table-cell office:value-type="float" office:value="2208" calcext:value-type="float">
            <text:p>2208</text:p>
          </table:table-cell>
          <table:table-cell table:formula="of:=[.$C$2]*[.A2210]" office:value-type="float" office:value="2.6953125" calcext:value-type="float">
            <text:p>2.695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table:formula="of:=[.$C$2]*[.A2211]" office:value-type="float" office:value="2.696533203125" calcext:value-type="float">
            <text:p>2.697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table:formula="of:=[.$C$2]*[.A2212]" office:value-type="float" office:value="2.69775390625" calcext:value-type="float">
            <text:p>2.698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table:formula="of:=[.$C$2]*[.A2213]" office:value-type="float" office:value="2.698974609375" calcext:value-type="float">
            <text:p>2.699</text:p>
          </table:table-cell>
          <table:table-cell/>
        </table:table-row>
        <table:table-row table:style-name="ro1">
          <table:table-cell office:value-type="float" office:value="2212" calcext:value-type="float">
            <text:p>2212</text:p>
          </table:table-cell>
          <table:table-cell table:formula="of:=[.$C$2]*[.A2214]" office:value-type="float" office:value="2.7001953125" calcext:value-type="float">
            <text:p>2.700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table:formula="of:=[.$C$2]*[.A2215]" office:value-type="float" office:value="2.701416015625" calcext:value-type="float">
            <text:p>2.701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table:formula="of:=[.$C$2]*[.A2216]" office:value-type="float" office:value="2.70263671875" calcext:value-type="float">
            <text:p>2.703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table:formula="of:=[.$C$2]*[.A2217]" office:value-type="float" office:value="2.703857421875" calcext:value-type="float">
            <text:p>2.704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table:formula="of:=[.$C$2]*[.A2218]" office:value-type="float" office:value="2.705078125" calcext:value-type="float">
            <text:p>2.705</text:p>
          </table:table-cell>
          <table:table-cell/>
        </table:table-row>
        <table:table-row table:style-name="ro1">
          <table:table-cell office:value-type="float" office:value="2217" calcext:value-type="float">
            <text:p>2217</text:p>
          </table:table-cell>
          <table:table-cell table:formula="of:=[.$C$2]*[.A2219]" office:value-type="float" office:value="2.706298828125" calcext:value-type="float">
            <text:p>2.706</text:p>
          </table:table-cell>
          <table:table-cell/>
        </table:table-row>
        <table:table-row table:style-name="ro1">
          <table:table-cell office:value-type="float" office:value="2218" calcext:value-type="float">
            <text:p>2218</text:p>
          </table:table-cell>
          <table:table-cell table:formula="of:=[.$C$2]*[.A2220]" office:value-type="float" office:value="2.70751953125" calcext:value-type="float">
            <text:p>2.708</text:p>
          </table:table-cell>
          <table:table-cell/>
        </table:table-row>
        <table:table-row table:style-name="ro1">
          <table:table-cell office:value-type="float" office:value="2219" calcext:value-type="float">
            <text:p>2219</text:p>
          </table:table-cell>
          <table:table-cell table:formula="of:=[.$C$2]*[.A2221]" office:value-type="float" office:value="2.708740234375" calcext:value-type="float">
            <text:p>2.709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table:formula="of:=[.$C$2]*[.A2222]" office:value-type="float" office:value="2.7099609375" calcext:value-type="float">
            <text:p>2.710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table:formula="of:=[.$C$2]*[.A2223]" office:value-type="float" office:value="2.711181640625" calcext:value-type="float">
            <text:p>2.711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table:formula="of:=[.$C$2]*[.A2224]" office:value-type="float" office:value="2.71240234375" calcext:value-type="float">
            <text:p>2.712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table:formula="of:=[.$C$2]*[.A2225]" office:value-type="float" office:value="2.713623046875" calcext:value-type="float">
            <text:p>2.714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table:formula="of:=[.$C$2]*[.A2226]" office:value-type="float" office:value="2.71484375" calcext:value-type="float">
            <text:p>2.715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table:formula="of:=[.$C$2]*[.A2227]" office:value-type="float" office:value="2.716064453125" calcext:value-type="float">
            <text:p>2.716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table:formula="of:=[.$C$2]*[.A2228]" office:value-type="float" office:value="2.71728515625" calcext:value-type="float">
            <text:p>2.717</text:p>
          </table:table-cell>
          <table:table-cell/>
        </table:table-row>
        <table:table-row table:style-name="ro1">
          <table:table-cell office:value-type="float" office:value="2227" calcext:value-type="float">
            <text:p>2227</text:p>
          </table:table-cell>
          <table:table-cell table:formula="of:=[.$C$2]*[.A2229]" office:value-type="float" office:value="2.718505859375" calcext:value-type="float">
            <text:p>2.719</text:p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table:formula="of:=[.$C$2]*[.A2230]" office:value-type="float" office:value="2.7197265625" calcext:value-type="float">
            <text:p>2.720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table:formula="of:=[.$C$2]*[.A2231]" office:value-type="float" office:value="2.720947265625" calcext:value-type="float">
            <text:p>2.721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table:formula="of:=[.$C$2]*[.A2232]" office:value-type="float" office:value="2.72216796875" calcext:value-type="float">
            <text:p>2.722</text:p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table:formula="of:=[.$C$2]*[.A2233]" office:value-type="float" office:value="2.723388671875" calcext:value-type="float">
            <text:p>2.723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table:formula="of:=[.$C$2]*[.A2234]" office:value-type="float" office:value="2.724609375" calcext:value-type="float">
            <text:p>2.725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table:formula="of:=[.$C$2]*[.A2235]" office:value-type="float" office:value="2.725830078125" calcext:value-type="float">
            <text:p>2.726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table:formula="of:=[.$C$2]*[.A2236]" office:value-type="float" office:value="2.72705078125" calcext:value-type="float">
            <text:p>2.727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table:formula="of:=[.$C$2]*[.A2237]" office:value-type="float" office:value="2.728271484375" calcext:value-type="float">
            <text:p>2.728</text:p>
          </table:table-cell>
          <table:table-cell/>
        </table:table-row>
        <table:table-row table:style-name="ro1">
          <table:table-cell office:value-type="float" office:value="2236" calcext:value-type="float">
            <text:p>2236</text:p>
          </table:table-cell>
          <table:table-cell table:formula="of:=[.$C$2]*[.A2238]" office:value-type="float" office:value="2.7294921875" calcext:value-type="float">
            <text:p>2.729</text:p>
          </table:table-cell>
          <table:table-cell/>
        </table:table-row>
        <table:table-row table:style-name="ro1">
          <table:table-cell office:value-type="float" office:value="2237" calcext:value-type="float">
            <text:p>2237</text:p>
          </table:table-cell>
          <table:table-cell table:formula="of:=[.$C$2]*[.A2239]" office:value-type="float" office:value="2.730712890625" calcext:value-type="float">
            <text:p>2.731</text:p>
          </table:table-cell>
          <table:table-cell/>
        </table:table-row>
        <table:table-row table:style-name="ro1">
          <table:table-cell office:value-type="float" office:value="2238" calcext:value-type="float">
            <text:p>2238</text:p>
          </table:table-cell>
          <table:table-cell table:formula="of:=[.$C$2]*[.A2240]" office:value-type="float" office:value="2.73193359375" calcext:value-type="float">
            <text:p>2.732</text:p>
          </table:table-cell>
          <table:table-cell/>
        </table:table-row>
        <table:table-row table:style-name="ro1">
          <table:table-cell office:value-type="float" office:value="2239" calcext:value-type="float">
            <text:p>2239</text:p>
          </table:table-cell>
          <table:table-cell table:formula="of:=[.$C$2]*[.A2241]" office:value-type="float" office:value="2.733154296875" calcext:value-type="float">
            <text:p>2.733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table:formula="of:=[.$C$2]*[.A2242]" office:value-type="float" office:value="2.734375" calcext:value-type="float">
            <text:p>2.734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table:formula="of:=[.$C$2]*[.A2243]" office:value-type="float" office:value="2.735595703125" calcext:value-type="float">
            <text:p>2.736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table:formula="of:=[.$C$2]*[.A2244]" office:value-type="float" office:value="2.73681640625" calcext:value-type="float">
            <text:p>2.737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table:formula="of:=[.$C$2]*[.A2245]" office:value-type="float" office:value="2.738037109375" calcext:value-type="float">
            <text:p>2.738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table:formula="of:=[.$C$2]*[.A2246]" office:value-type="float" office:value="2.7392578125" calcext:value-type="float">
            <text:p>2.739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table:formula="of:=[.$C$2]*[.A2247]" office:value-type="float" office:value="2.740478515625" calcext:value-type="float">
            <text:p>2.740</text:p>
          </table:table-cell>
          <table:table-cell/>
        </table:table-row>
        <table:table-row table:style-name="ro1">
          <table:table-cell office:value-type="float" office:value="2246" calcext:value-type="float">
            <text:p>2246</text:p>
          </table:table-cell>
          <table:table-cell table:formula="of:=[.$C$2]*[.A2248]" office:value-type="float" office:value="2.74169921875" calcext:value-type="float">
            <text:p>2.742</text:p>
          </table:table-cell>
          <table:table-cell/>
        </table:table-row>
        <table:table-row table:style-name="ro1">
          <table:table-cell office:value-type="float" office:value="2247" calcext:value-type="float">
            <text:p>2247</text:p>
          </table:table-cell>
          <table:table-cell table:formula="of:=[.$C$2]*[.A2249]" office:value-type="float" office:value="2.742919921875" calcext:value-type="float">
            <text:p>2.743</text:p>
          </table:table-cell>
          <table:table-cell/>
        </table:table-row>
        <table:table-row table:style-name="ro1">
          <table:table-cell office:value-type="float" office:value="2248" calcext:value-type="float">
            <text:p>2248</text:p>
          </table:table-cell>
          <table:table-cell table:formula="of:=[.$C$2]*[.A2250]" office:value-type="float" office:value="2.744140625" calcext:value-type="float">
            <text:p>2.744</text:p>
          </table:table-cell>
          <table:table-cell/>
        </table:table-row>
        <table:table-row table:style-name="ro1">
          <table:table-cell office:value-type="float" office:value="2249" calcext:value-type="float">
            <text:p>2249</text:p>
          </table:table-cell>
          <table:table-cell table:formula="of:=[.$C$2]*[.A2251]" office:value-type="float" office:value="2.745361328125" calcext:value-type="float">
            <text:p>2.745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table:formula="of:=[.$C$2]*[.A2252]" office:value-type="float" office:value="2.74658203125" calcext:value-type="float">
            <text:p>2.747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table:formula="of:=[.$C$2]*[.A2253]" office:value-type="float" office:value="2.747802734375" calcext:value-type="float">
            <text:p>2.748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table:formula="of:=[.$C$2]*[.A2254]" office:value-type="float" office:value="2.7490234375" calcext:value-type="float">
            <text:p>2.749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table:formula="of:=[.$C$2]*[.A2255]" office:value-type="float" office:value="2.750244140625" calcext:value-type="float">
            <text:p>2.750</text:p>
          </table:table-cell>
          <table:table-cell/>
        </table:table-row>
        <table:table-row table:style-name="ro1">
          <table:table-cell office:value-type="float" office:value="2254" calcext:value-type="float">
            <text:p>2254</text:p>
          </table:table-cell>
          <table:table-cell table:formula="of:=[.$C$2]*[.A2256]" office:value-type="float" office:value="2.75146484375" calcext:value-type="float">
            <text:p>2.751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table:formula="of:=[.$C$2]*[.A2257]" office:value-type="float" office:value="2.752685546875" calcext:value-type="float">
            <text:p>2.753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table:formula="of:=[.$C$2]*[.A2258]" office:value-type="float" office:value="2.75390625" calcext:value-type="float">
            <text:p>2.754</text:p>
          </table:table-cell>
          <table:table-cell/>
        </table:table-row>
        <table:table-row table:style-name="ro1">
          <table:table-cell office:value-type="float" office:value="2257" calcext:value-type="float">
            <text:p>2257</text:p>
          </table:table-cell>
          <table:table-cell table:formula="of:=[.$C$2]*[.A2259]" office:value-type="float" office:value="2.755126953125" calcext:value-type="float">
            <text:p>2.755</text:p>
          </table:table-cell>
          <table:table-cell/>
        </table:table-row>
        <table:table-row table:style-name="ro1">
          <table:table-cell office:value-type="float" office:value="2258" calcext:value-type="float">
            <text:p>2258</text:p>
          </table:table-cell>
          <table:table-cell table:formula="of:=[.$C$2]*[.A2260]" office:value-type="float" office:value="2.75634765625" calcext:value-type="float">
            <text:p>2.756</text:p>
          </table:table-cell>
          <table:table-cell/>
        </table:table-row>
        <table:table-row table:style-name="ro1">
          <table:table-cell office:value-type="float" office:value="2259" calcext:value-type="float">
            <text:p>2259</text:p>
          </table:table-cell>
          <table:table-cell table:formula="of:=[.$C$2]*[.A2261]" office:value-type="float" office:value="2.757568359375" calcext:value-type="float">
            <text:p>2.758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table:formula="of:=[.$C$2]*[.A2262]" office:value-type="float" office:value="2.7587890625" calcext:value-type="float">
            <text:p>2.759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table:formula="of:=[.$C$2]*[.A2263]" office:value-type="float" office:value="2.760009765625" calcext:value-type="float">
            <text:p>2.760</text:p>
          </table:table-cell>
          <table:table-cell/>
        </table:table-row>
        <table:table-row table:style-name="ro1">
          <table:table-cell office:value-type="float" office:value="2262" calcext:value-type="float">
            <text:p>2262</text:p>
          </table:table-cell>
          <table:table-cell table:formula="of:=[.$C$2]*[.A2264]" office:value-type="float" office:value="2.76123046875" calcext:value-type="float">
            <text:p>2.761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table:formula="of:=[.$C$2]*[.A2265]" office:value-type="float" office:value="2.762451171875" calcext:value-type="float">
            <text:p>2.762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table:formula="of:=[.$C$2]*[.A2266]" office:value-type="float" office:value="2.763671875" calcext:value-type="float">
            <text:p>2.764</text:p>
          </table:table-cell>
          <table:table-cell/>
        </table:table-row>
        <table:table-row table:style-name="ro1">
          <table:table-cell office:value-type="float" office:value="2265" calcext:value-type="float">
            <text:p>2265</text:p>
          </table:table-cell>
          <table:table-cell table:formula="of:=[.$C$2]*[.A2267]" office:value-type="float" office:value="2.764892578125" calcext:value-type="float">
            <text:p>2.765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table:formula="of:=[.$C$2]*[.A2268]" office:value-type="float" office:value="2.76611328125" calcext:value-type="float">
            <text:p>2.766</text:p>
          </table:table-cell>
          <table:table-cell/>
        </table:table-row>
        <table:table-row table:style-name="ro1">
          <table:table-cell office:value-type="float" office:value="2267" calcext:value-type="float">
            <text:p>2267</text:p>
          </table:table-cell>
          <table:table-cell table:formula="of:=[.$C$2]*[.A2269]" office:value-type="float" office:value="2.767333984375" calcext:value-type="float">
            <text:p>2.767</text:p>
          </table:table-cell>
          <table:table-cell/>
        </table:table-row>
        <table:table-row table:style-name="ro1">
          <table:table-cell office:value-type="float" office:value="2268" calcext:value-type="float">
            <text:p>2268</text:p>
          </table:table-cell>
          <table:table-cell table:formula="of:=[.$C$2]*[.A2270]" office:value-type="float" office:value="2.7685546875" calcext:value-type="float">
            <text:p>2.769</text:p>
          </table:table-cell>
          <table:table-cell/>
        </table:table-row>
        <table:table-row table:style-name="ro1">
          <table:table-cell office:value-type="float" office:value="2269" calcext:value-type="float">
            <text:p>2269</text:p>
          </table:table-cell>
          <table:table-cell table:formula="of:=[.$C$2]*[.A2271]" office:value-type="float" office:value="2.769775390625" calcext:value-type="float">
            <text:p>2.770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table:formula="of:=[.$C$2]*[.A2272]" office:value-type="float" office:value="2.77099609375" calcext:value-type="float">
            <text:p>2.771</text:p>
          </table:table-cell>
          <table:table-cell/>
        </table:table-row>
        <table:table-row table:style-name="ro1">
          <table:table-cell office:value-type="float" office:value="2271" calcext:value-type="float">
            <text:p>2271</text:p>
          </table:table-cell>
          <table:table-cell table:formula="of:=[.$C$2]*[.A2273]" office:value-type="float" office:value="2.772216796875" calcext:value-type="float">
            <text:p>2.772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table:formula="of:=[.$C$2]*[.A2274]" office:value-type="float" office:value="2.7734375" calcext:value-type="float">
            <text:p>2.773</text:p>
          </table:table-cell>
          <table:table-cell/>
        </table:table-row>
        <table:table-row table:style-name="ro1">
          <table:table-cell office:value-type="float" office:value="2273" calcext:value-type="float">
            <text:p>2273</text:p>
          </table:table-cell>
          <table:table-cell table:formula="of:=[.$C$2]*[.A2275]" office:value-type="float" office:value="2.774658203125" calcext:value-type="float">
            <text:p>2.775</text:p>
          </table:table-cell>
          <table:table-cell/>
        </table:table-row>
        <table:table-row table:style-name="ro1">
          <table:table-cell office:value-type="float" office:value="2274" calcext:value-type="float">
            <text:p>2274</text:p>
          </table:table-cell>
          <table:table-cell table:formula="of:=[.$C$2]*[.A2276]" office:value-type="float" office:value="2.77587890625" calcext:value-type="float">
            <text:p>2.776</text:p>
          </table:table-cell>
          <table:table-cell/>
        </table:table-row>
        <table:table-row table:style-name="ro1">
          <table:table-cell office:value-type="float" office:value="2275" calcext:value-type="float">
            <text:p>2275</text:p>
          </table:table-cell>
          <table:table-cell table:formula="of:=[.$C$2]*[.A2277]" office:value-type="float" office:value="2.777099609375" calcext:value-type="float">
            <text:p>2.777</text:p>
          </table:table-cell>
          <table:table-cell/>
        </table:table-row>
        <table:table-row table:style-name="ro1">
          <table:table-cell office:value-type="float" office:value="2276" calcext:value-type="float">
            <text:p>2276</text:p>
          </table:table-cell>
          <table:table-cell table:formula="of:=[.$C$2]*[.A2278]" office:value-type="float" office:value="2.7783203125" calcext:value-type="float">
            <text:p>2.778</text:p>
          </table:table-cell>
          <table:table-cell/>
        </table:table-row>
        <table:table-row table:style-name="ro1">
          <table:table-cell office:value-type="float" office:value="2277" calcext:value-type="float">
            <text:p>2277</text:p>
          </table:table-cell>
          <table:table-cell table:formula="of:=[.$C$2]*[.A2279]" office:value-type="float" office:value="2.779541015625" calcext:value-type="float">
            <text:p>2.780</text:p>
          </table:table-cell>
          <table:table-cell/>
        </table:table-row>
        <table:table-row table:style-name="ro1">
          <table:table-cell office:value-type="float" office:value="2278" calcext:value-type="float">
            <text:p>2278</text:p>
          </table:table-cell>
          <table:table-cell table:formula="of:=[.$C$2]*[.A2280]" office:value-type="float" office:value="2.78076171875" calcext:value-type="float">
            <text:p>2.781</text:p>
          </table:table-cell>
          <table:table-cell/>
        </table:table-row>
        <table:table-row table:style-name="ro1">
          <table:table-cell office:value-type="float" office:value="2279" calcext:value-type="float">
            <text:p>2279</text:p>
          </table:table-cell>
          <table:table-cell table:formula="of:=[.$C$2]*[.A2281]" office:value-type="float" office:value="2.781982421875" calcext:value-type="float">
            <text:p>2.782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table:formula="of:=[.$C$2]*[.A2282]" office:value-type="float" office:value="2.783203125" calcext:value-type="float">
            <text:p>2.783</text:p>
          </table:table-cell>
          <table:table-cell/>
        </table:table-row>
        <table:table-row table:style-name="ro1">
          <table:table-cell office:value-type="float" office:value="2281" calcext:value-type="float">
            <text:p>2281</text:p>
          </table:table-cell>
          <table:table-cell table:formula="of:=[.$C$2]*[.A2283]" office:value-type="float" office:value="2.784423828125" calcext:value-type="float">
            <text:p>2.784</text:p>
          </table:table-cell>
          <table:table-cell/>
        </table:table-row>
        <table:table-row table:style-name="ro1">
          <table:table-cell office:value-type="float" office:value="2282" calcext:value-type="float">
            <text:p>2282</text:p>
          </table:table-cell>
          <table:table-cell table:formula="of:=[.$C$2]*[.A2284]" office:value-type="float" office:value="2.78564453125" calcext:value-type="float">
            <text:p>2.786</text:p>
          </table:table-cell>
          <table:table-cell/>
        </table:table-row>
        <table:table-row table:style-name="ro1">
          <table:table-cell office:value-type="float" office:value="2283" calcext:value-type="float">
            <text:p>2283</text:p>
          </table:table-cell>
          <table:table-cell table:formula="of:=[.$C$2]*[.A2285]" office:value-type="float" office:value="2.786865234375" calcext:value-type="float">
            <text:p>2.787</text:p>
          </table:table-cell>
          <table:table-cell/>
        </table:table-row>
        <table:table-row table:style-name="ro1">
          <table:table-cell office:value-type="float" office:value="2284" calcext:value-type="float">
            <text:p>2284</text:p>
          </table:table-cell>
          <table:table-cell table:formula="of:=[.$C$2]*[.A2286]" office:value-type="float" office:value="2.7880859375" calcext:value-type="float">
            <text:p>2.788</text:p>
          </table:table-cell>
          <table:table-cell/>
        </table:table-row>
        <table:table-row table:style-name="ro1">
          <table:table-cell office:value-type="float" office:value="2285" calcext:value-type="float">
            <text:p>2285</text:p>
          </table:table-cell>
          <table:table-cell table:formula="of:=[.$C$2]*[.A2287]" office:value-type="float" office:value="2.789306640625" calcext:value-type="float">
            <text:p>2.789</text:p>
          </table:table-cell>
          <table:table-cell/>
        </table:table-row>
        <table:table-row table:style-name="ro1">
          <table:table-cell office:value-type="float" office:value="2286" calcext:value-type="float">
            <text:p>2286</text:p>
          </table:table-cell>
          <table:table-cell table:formula="of:=[.$C$2]*[.A2288]" office:value-type="float" office:value="2.79052734375" calcext:value-type="float">
            <text:p>2.791</text:p>
          </table:table-cell>
          <table:table-cell/>
        </table:table-row>
        <table:table-row table:style-name="ro1">
          <table:table-cell office:value-type="float" office:value="2287" calcext:value-type="float">
            <text:p>2287</text:p>
          </table:table-cell>
          <table:table-cell table:formula="of:=[.$C$2]*[.A2289]" office:value-type="float" office:value="2.791748046875" calcext:value-type="float">
            <text:p>2.792</text:p>
          </table:table-cell>
          <table:table-cell/>
        </table:table-row>
        <table:table-row table:style-name="ro1">
          <table:table-cell office:value-type="float" office:value="2288" calcext:value-type="float">
            <text:p>2288</text:p>
          </table:table-cell>
          <table:table-cell table:formula="of:=[.$C$2]*[.A2290]" office:value-type="float" office:value="2.79296875" calcext:value-type="float">
            <text:p>2.793</text:p>
          </table:table-cell>
          <table:table-cell/>
        </table:table-row>
        <table:table-row table:style-name="ro1">
          <table:table-cell office:value-type="float" office:value="2289" calcext:value-type="float">
            <text:p>2289</text:p>
          </table:table-cell>
          <table:table-cell table:formula="of:=[.$C$2]*[.A2291]" office:value-type="float" office:value="2.794189453125" calcext:value-type="float">
            <text:p>2.794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table:formula="of:=[.$C$2]*[.A2292]" office:value-type="float" office:value="2.79541015625" calcext:value-type="float">
            <text:p>2.795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table:formula="of:=[.$C$2]*[.A2293]" office:value-type="float" office:value="2.796630859375" calcext:value-type="float">
            <text:p>2.797</text:p>
          </table:table-cell>
          <table:table-cell/>
        </table:table-row>
        <table:table-row table:style-name="ro1">
          <table:table-cell office:value-type="float" office:value="2292" calcext:value-type="float">
            <text:p>2292</text:p>
          </table:table-cell>
          <table:table-cell table:formula="of:=[.$C$2]*[.A2294]" office:value-type="float" office:value="2.7978515625" calcext:value-type="float">
            <text:p>2.798</text:p>
          </table:table-cell>
          <table:table-cell/>
        </table:table-row>
        <table:table-row table:style-name="ro1">
          <table:table-cell office:value-type="float" office:value="2293" calcext:value-type="float">
            <text:p>2293</text:p>
          </table:table-cell>
          <table:table-cell table:formula="of:=[.$C$2]*[.A2295]" office:value-type="float" office:value="2.799072265625" calcext:value-type="float">
            <text:p>2.799</text:p>
          </table:table-cell>
          <table:table-cell/>
        </table:table-row>
        <table:table-row table:style-name="ro1">
          <table:table-cell office:value-type="float" office:value="2294" calcext:value-type="float">
            <text:p>2294</text:p>
          </table:table-cell>
          <table:table-cell table:formula="of:=[.$C$2]*[.A2296]" office:value-type="float" office:value="2.80029296875" calcext:value-type="float">
            <text:p>2.800</text:p>
          </table:table-cell>
          <table:table-cell/>
        </table:table-row>
        <table:table-row table:style-name="ro1">
          <table:table-cell office:value-type="float" office:value="2295" calcext:value-type="float">
            <text:p>2295</text:p>
          </table:table-cell>
          <table:table-cell table:formula="of:=[.$C$2]*[.A2297]" office:value-type="float" office:value="2.801513671875" calcext:value-type="float">
            <text:p>2.802</text:p>
          </table:table-cell>
          <table: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table:formula="of:=[.$C$2]*[.A2298]" office:value-type="float" office:value="2.802734375" calcext:value-type="float">
            <text:p>2.803</text:p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table:formula="of:=[.$C$2]*[.A2299]" office:value-type="float" office:value="2.803955078125" calcext:value-type="float">
            <text:p>2.804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table:formula="of:=[.$C$2]*[.A2300]" office:value-type="float" office:value="2.80517578125" calcext:value-type="float">
            <text:p>2.805</text:p>
          </table:table-cell>
          <table:table-cell/>
        </table:table-row>
        <table:table-row table:style-name="ro1">
          <table:table-cell office:value-type="float" office:value="2299" calcext:value-type="float">
            <text:p>2299</text:p>
          </table:table-cell>
          <table:table-cell table:formula="of:=[.$C$2]*[.A2301]" office:value-type="float" office:value="2.806396484375" calcext:value-type="float">
            <text:p>2.806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table:formula="of:=[.$C$2]*[.A2302]" office:value-type="float" office:value="2.8076171875" calcext:value-type="float">
            <text:p>2.808</text:p>
          </table:table-cell>
          <table:table-cell/>
        </table:table-row>
        <table:table-row table:style-name="ro1">
          <table:table-cell office:value-type="float" office:value="2301" calcext:value-type="float">
            <text:p>2301</text:p>
          </table:table-cell>
          <table:table-cell table:formula="of:=[.$C$2]*[.A2303]" office:value-type="float" office:value="2.808837890625" calcext:value-type="float">
            <text:p>2.809</text:p>
          </table:table-cell>
          <table:table-cell/>
        </table:table-row>
        <table:table-row table:style-name="ro1">
          <table:table-cell office:value-type="float" office:value="2302" calcext:value-type="float">
            <text:p>2302</text:p>
          </table:table-cell>
          <table:table-cell table:formula="of:=[.$C$2]*[.A2304]" office:value-type="float" office:value="2.81005859375" calcext:value-type="float">
            <text:p>2.810</text:p>
          </table:table-cell>
          <table:table-cell/>
        </table:table-row>
        <table:table-row table:style-name="ro1">
          <table:table-cell office:value-type="float" office:value="2303" calcext:value-type="float">
            <text:p>2303</text:p>
          </table:table-cell>
          <table:table-cell table:formula="of:=[.$C$2]*[.A2305]" office:value-type="float" office:value="2.811279296875" calcext:value-type="float">
            <text:p>2.811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table:formula="of:=[.$C$2]*[.A2306]" office:value-type="float" office:value="2.8125" calcext:value-type="float">
            <text:p>2.813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table:formula="of:=[.$C$2]*[.A2307]" office:value-type="float" office:value="2.813720703125" calcext:value-type="float">
            <text:p>2.814</text:p>
          </table:table-cell>
          <table:table-cell/>
        </table:table-row>
        <table:table-row table:style-name="ro1">
          <table:table-cell office:value-type="float" office:value="2306" calcext:value-type="float">
            <text:p>2306</text:p>
          </table:table-cell>
          <table:table-cell table:formula="of:=[.$C$2]*[.A2308]" office:value-type="float" office:value="2.81494140625" calcext:value-type="float">
            <text:p>2.815</text:p>
          </table:table-cell>
          <table:table-cell/>
        </table:table-row>
        <table:table-row table:style-name="ro1">
          <table:table-cell office:value-type="float" office:value="2307" calcext:value-type="float">
            <text:p>2307</text:p>
          </table:table-cell>
          <table:table-cell table:formula="of:=[.$C$2]*[.A2309]" office:value-type="float" office:value="2.816162109375" calcext:value-type="float">
            <text:p>2.816</text:p>
          </table:table-cell>
          <table:table-cell/>
        </table:table-row>
        <table:table-row table:style-name="ro1">
          <table:table-cell office:value-type="float" office:value="2308" calcext:value-type="float">
            <text:p>2308</text:p>
          </table:table-cell>
          <table:table-cell table:formula="of:=[.$C$2]*[.A2310]" office:value-type="float" office:value="2.8173828125" calcext:value-type="float">
            <text:p>2.817</text:p>
          </table:table-cell>
          <table:table-cell/>
        </table:table-row>
        <table:table-row table:style-name="ro1">
          <table:table-cell office:value-type="float" office:value="2309" calcext:value-type="float">
            <text:p>2309</text:p>
          </table:table-cell>
          <table:table-cell table:formula="of:=[.$C$2]*[.A2311]" office:value-type="float" office:value="2.818603515625" calcext:value-type="float">
            <text:p>2.819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table:formula="of:=[.$C$2]*[.A2312]" office:value-type="float" office:value="2.81982421875" calcext:value-type="float">
            <text:p>2.820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table:formula="of:=[.$C$2]*[.A2313]" office:value-type="float" office:value="2.821044921875" calcext:value-type="float">
            <text:p>2.821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table:formula="of:=[.$C$2]*[.A2314]" office:value-type="float" office:value="2.822265625" calcext:value-type="float">
            <text:p>2.822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table:formula="of:=[.$C$2]*[.A2315]" office:value-type="float" office:value="2.823486328125" calcext:value-type="float">
            <text:p>2.823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table:formula="of:=[.$C$2]*[.A2316]" office:value-type="float" office:value="2.82470703125" calcext:value-type="float">
            <text:p>2.825</text:p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table:formula="of:=[.$C$2]*[.A2317]" office:value-type="float" office:value="2.825927734375" calcext:value-type="float">
            <text:p>2.826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table:formula="of:=[.$C$2]*[.A2318]" office:value-type="float" office:value="2.8271484375" calcext:value-type="float">
            <text:p>2.827</text:p>
          </table:table-cell>
          <table:table-cell/>
        </table:table-row>
        <table:table-row table:style-name="ro1">
          <table:table-cell office:value-type="float" office:value="2317" calcext:value-type="float">
            <text:p>2317</text:p>
          </table:table-cell>
          <table:table-cell table:formula="of:=[.$C$2]*[.A2319]" office:value-type="float" office:value="2.828369140625" calcext:value-type="float">
            <text:p>2.828</text:p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table:formula="of:=[.$C$2]*[.A2320]" office:value-type="float" office:value="2.82958984375" calcext:value-type="float">
            <text:p>2.830</text:p>
          </table:table-cell>
          <table:table-cell/>
        </table:table-row>
        <table:table-row table:style-name="ro1">
          <table:table-cell office:value-type="float" office:value="2319" calcext:value-type="float">
            <text:p>2319</text:p>
          </table:table-cell>
          <table:table-cell table:formula="of:=[.$C$2]*[.A2321]" office:value-type="float" office:value="2.830810546875" calcext:value-type="float">
            <text:p>2.831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table:formula="of:=[.$C$2]*[.A2322]" office:value-type="float" office:value="2.83203125" calcext:value-type="float">
            <text:p>2.832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table:formula="of:=[.$C$2]*[.A2323]" office:value-type="float" office:value="2.833251953125" calcext:value-type="float">
            <text:p>2.833</text:p>
          </table:table-cell>
          <table:table-cell/>
        </table:table-row>
        <table:table-row table:style-name="ro1">
          <table:table-cell office:value-type="float" office:value="2322" calcext:value-type="float">
            <text:p>2322</text:p>
          </table:table-cell>
          <table:table-cell table:formula="of:=[.$C$2]*[.A2324]" office:value-type="float" office:value="2.83447265625" calcext:value-type="float">
            <text:p>2.834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table:formula="of:=[.$C$2]*[.A2325]" office:value-type="float" office:value="2.835693359375" calcext:value-type="float">
            <text:p>2.836</text:p>
          </table:table-cell>
          <table:table-cell/>
        </table:table-row>
        <table:table-row table:style-name="ro1">
          <table:table-cell office:value-type="float" office:value="2324" calcext:value-type="float">
            <text:p>2324</text:p>
          </table:table-cell>
          <table:table-cell table:formula="of:=[.$C$2]*[.A2326]" office:value-type="float" office:value="2.8369140625" calcext:value-type="float">
            <text:p>2.837</text:p>
          </table:table-cell>
          <table:table-cell/>
        </table:table-row>
        <table:table-row table:style-name="ro1">
          <table:table-cell office:value-type="float" office:value="2325" calcext:value-type="float">
            <text:p>2325</text:p>
          </table:table-cell>
          <table:table-cell table:formula="of:=[.$C$2]*[.A2327]" office:value-type="float" office:value="2.838134765625" calcext:value-type="float">
            <text:p>2.838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table:formula="of:=[.$C$2]*[.A2328]" office:value-type="float" office:value="2.83935546875" calcext:value-type="float">
            <text:p>2.839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table:formula="of:=[.$C$2]*[.A2329]" office:value-type="float" office:value="2.840576171875" calcext:value-type="float">
            <text:p>2.841</text:p>
          </table:table-cell>
          <table:table-cell/>
        </table:table-row>
        <table:table-row table:style-name="ro1">
          <table:table-cell office:value-type="float" office:value="2328" calcext:value-type="float">
            <text:p>2328</text:p>
          </table:table-cell>
          <table:table-cell table:formula="of:=[.$C$2]*[.A2330]" office:value-type="float" office:value="2.841796875" calcext:value-type="float">
            <text:p>2.842</text:p>
          </table:table-cell>
          <table:table-cell/>
        </table:table-row>
        <table:table-row table:style-name="ro1">
          <table:table-cell office:value-type="float" office:value="2329" calcext:value-type="float">
            <text:p>2329</text:p>
          </table:table-cell>
          <table:table-cell table:formula="of:=[.$C$2]*[.A2331]" office:value-type="float" office:value="2.843017578125" calcext:value-type="float">
            <text:p>2.843</text:p>
          </table:table-cell>
          <table:table-cell/>
        </table:table-row>
        <table:table-row table:style-name="ro1">
          <table:table-cell office:value-type="float" office:value="2330" calcext:value-type="float">
            <text:p>2330</text:p>
          </table:table-cell>
          <table:table-cell table:formula="of:=[.$C$2]*[.A2332]" office:value-type="float" office:value="2.84423828125" calcext:value-type="float">
            <text:p>2.844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table:formula="of:=[.$C$2]*[.A2333]" office:value-type="float" office:value="2.845458984375" calcext:value-type="float">
            <text:p>2.845</text:p>
          </table:table-cell>
          <table:table-cell/>
        </table:table-row>
        <table:table-row table:style-name="ro1">
          <table:table-cell office:value-type="float" office:value="2332" calcext:value-type="float">
            <text:p>2332</text:p>
          </table:table-cell>
          <table:table-cell table:formula="of:=[.$C$2]*[.A2334]" office:value-type="float" office:value="2.8466796875" calcext:value-type="float">
            <text:p>2.847</text:p>
          </table:table-cell>
          <table:table-cell/>
        </table:table-row>
        <table:table-row table:style-name="ro1">
          <table:table-cell office:value-type="float" office:value="2333" calcext:value-type="float">
            <text:p>2333</text:p>
          </table:table-cell>
          <table:table-cell table:formula="of:=[.$C$2]*[.A2335]" office:value-type="float" office:value="2.847900390625" calcext:value-type="float">
            <text:p>2.848</text:p>
          </table:table-cell>
          <table:table-cell/>
        </table:table-row>
        <table:table-row table:style-name="ro1">
          <table:table-cell office:value-type="float" office:value="2334" calcext:value-type="float">
            <text:p>2334</text:p>
          </table:table-cell>
          <table:table-cell table:formula="of:=[.$C$2]*[.A2336]" office:value-type="float" office:value="2.84912109375" calcext:value-type="float">
            <text:p>2.849</text:p>
          </table:table-cell>
          <table:table-cell/>
        </table:table-row>
        <table:table-row table:style-name="ro1">
          <table:table-cell office:value-type="float" office:value="2335" calcext:value-type="float">
            <text:p>2335</text:p>
          </table:table-cell>
          <table:table-cell table:formula="of:=[.$C$2]*[.A2337]" office:value-type="float" office:value="2.850341796875" calcext:value-type="float">
            <text:p>2.850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table:formula="of:=[.$C$2]*[.A2338]" office:value-type="float" office:value="2.8515625" calcext:value-type="float">
            <text:p>2.852</text:p>
          </table:table-cell>
          <table:table-cell/>
        </table:table-row>
        <table:table-row table:style-name="ro1">
          <table:table-cell office:value-type="float" office:value="2337" calcext:value-type="float">
            <text:p>2337</text:p>
          </table:table-cell>
          <table:table-cell table:formula="of:=[.$C$2]*[.A2339]" office:value-type="float" office:value="2.852783203125" calcext:value-type="float">
            <text:p>2.853</text:p>
          </table:table-cell>
          <table:table-cell/>
        </table:table-row>
        <table:table-row table:style-name="ro1">
          <table:table-cell office:value-type="float" office:value="2338" calcext:value-type="float">
            <text:p>2338</text:p>
          </table:table-cell>
          <table:table-cell table:formula="of:=[.$C$2]*[.A2340]" office:value-type="float" office:value="2.85400390625" calcext:value-type="float">
            <text:p>2.854</text:p>
          </table:table-cell>
          <table:table-cell/>
        </table:table-row>
        <table:table-row table:style-name="ro1">
          <table:table-cell office:value-type="float" office:value="2339" calcext:value-type="float">
            <text:p>2339</text:p>
          </table:table-cell>
          <table:table-cell table:formula="of:=[.$C$2]*[.A2341]" office:value-type="float" office:value="2.855224609375" calcext:value-type="float">
            <text:p>2.855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table:formula="of:=[.$C$2]*[.A2342]" office:value-type="float" office:value="2.8564453125" calcext:value-type="float">
            <text:p>2.856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table:formula="of:=[.$C$2]*[.A2343]" office:value-type="float" office:value="2.857666015625" calcext:value-type="float">
            <text:p>2.858</text:p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table:formula="of:=[.$C$2]*[.A2344]" office:value-type="float" office:value="2.85888671875" calcext:value-type="float">
            <text:p>2.859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table:formula="of:=[.$C$2]*[.A2345]" office:value-type="float" office:value="2.860107421875" calcext:value-type="float">
            <text:p>2.860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table:formula="of:=[.$C$2]*[.A2346]" office:value-type="float" office:value="2.861328125" calcext:value-type="float">
            <text:p>2.861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[.$C$2]*[.A2347]" office:value-type="float" office:value="2.862548828125" calcext:value-type="float">
            <text:p>2.863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table:formula="of:=[.$C$2]*[.A2348]" office:value-type="float" office:value="2.86376953125" calcext:value-type="float">
            <text:p>2.864</text:p>
          </table:table-cell>
          <table:table-cell/>
        </table:table-row>
        <table:table-row table:style-name="ro1">
          <table:table-cell office:value-type="float" office:value="2347" calcext:value-type="float">
            <text:p>2347</text:p>
          </table:table-cell>
          <table:table-cell table:formula="of:=[.$C$2]*[.A2349]" office:value-type="float" office:value="2.864990234375" calcext:value-type="float">
            <text:p>2.865</text:p>
          </table:table-cell>
          <table:table-cell/>
        </table:table-row>
        <table:table-row table:style-name="ro1">
          <table:table-cell office:value-type="float" office:value="2348" calcext:value-type="float">
            <text:p>2348</text:p>
          </table:table-cell>
          <table:table-cell table:formula="of:=[.$C$2]*[.A2350]" office:value-type="float" office:value="2.8662109375" calcext:value-type="float">
            <text:p>2.866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table:formula="of:=[.$C$2]*[.A2351]" office:value-type="float" office:value="2.867431640625" calcext:value-type="float">
            <text:p>2.867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table:formula="of:=[.$C$2]*[.A2352]" office:value-type="float" office:value="2.86865234375" calcext:value-type="float">
            <text:p>2.869</text:p>
          </table:table-cell>
          <table:table-cell/>
        </table:table-row>
        <table:table-row table:style-name="ro1">
          <table:table-cell office:value-type="float" office:value="2351" calcext:value-type="float">
            <text:p>2351</text:p>
          </table:table-cell>
          <table:table-cell table:formula="of:=[.$C$2]*[.A2353]" office:value-type="float" office:value="2.869873046875" calcext:value-type="float">
            <text:p>2.870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table:formula="of:=[.$C$2]*[.A2354]" office:value-type="float" office:value="2.87109375" calcext:value-type="float">
            <text:p>2.871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table:formula="of:=[.$C$2]*[.A2355]" office:value-type="float" office:value="2.872314453125" calcext:value-type="float">
            <text:p>2.872</text:p>
          </table:table-cell>
          <table:table-cell/>
        </table:table-row>
        <table:table-row table:style-name="ro1">
          <table:table-cell office:value-type="float" office:value="2354" calcext:value-type="float">
            <text:p>2354</text:p>
          </table:table-cell>
          <table:table-cell table:formula="of:=[.$C$2]*[.A2356]" office:value-type="float" office:value="2.87353515625" calcext:value-type="float">
            <text:p>2.874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table:formula="of:=[.$C$2]*[.A2357]" office:value-type="float" office:value="2.874755859375" calcext:value-type="float">
            <text:p>2.875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table:formula="of:=[.$C$2]*[.A2358]" office:value-type="float" office:value="2.8759765625" calcext:value-type="float">
            <text:p>2.876</text:p>
          </table:table-cell>
          <table:table-cell/>
        </table:table-row>
        <table:table-row table:style-name="ro1">
          <table:table-cell office:value-type="float" office:value="2357" calcext:value-type="float">
            <text:p>2357</text:p>
          </table:table-cell>
          <table:table-cell table:formula="of:=[.$C$2]*[.A2359]" office:value-type="float" office:value="2.877197265625" calcext:value-type="float">
            <text:p>2.877</text:p>
          </table:table-cell>
          <table:table-cell/>
        </table:table-row>
        <table:table-row table:style-name="ro1">
          <table:table-cell office:value-type="float" office:value="2358" calcext:value-type="float">
            <text:p>2358</text:p>
          </table:table-cell>
          <table:table-cell table:formula="of:=[.$C$2]*[.A2360]" office:value-type="float" office:value="2.87841796875" calcext:value-type="float">
            <text:p>2.878</text:p>
          </table:table-cell>
          <table:table-cell/>
        </table:table-row>
        <table:table-row table:style-name="ro1">
          <table:table-cell office:value-type="float" office:value="2359" calcext:value-type="float">
            <text:p>2359</text:p>
          </table:table-cell>
          <table:table-cell table:formula="of:=[.$C$2]*[.A2361]" office:value-type="float" office:value="2.879638671875" calcext:value-type="float">
            <text:p>2.880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table:formula="of:=[.$C$2]*[.A2362]" office:value-type="float" office:value="2.880859375" calcext:value-type="float">
            <text:p>2.881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table:formula="of:=[.$C$2]*[.A2363]" office:value-type="float" office:value="2.882080078125" calcext:value-type="float">
            <text:p>2.882</text:p>
          </table:table-cell>
          <table:table-cell/>
        </table:table-row>
        <table:table-row table:style-name="ro1">
          <table:table-cell office:value-type="float" office:value="2362" calcext:value-type="float">
            <text:p>2362</text:p>
          </table:table-cell>
          <table:table-cell table:formula="of:=[.$C$2]*[.A2364]" office:value-type="float" office:value="2.88330078125" calcext:value-type="float">
            <text:p>2.883</text:p>
          </table:table-cell>
          <table:table-cell/>
        </table:table-row>
        <table:table-row table:style-name="ro1">
          <table:table-cell office:value-type="float" office:value="2363" calcext:value-type="float">
            <text:p>2363</text:p>
          </table:table-cell>
          <table:table-cell table:formula="of:=[.$C$2]*[.A2365]" office:value-type="float" office:value="2.884521484375" calcext:value-type="float">
            <text:p>2.885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table:formula="of:=[.$C$2]*[.A2366]" office:value-type="float" office:value="2.8857421875" calcext:value-type="float">
            <text:p>2.886</text:p>
          </table:table-cell>
          <table:table-cell/>
        </table:table-row>
        <table:table-row table:style-name="ro1">
          <table:table-cell office:value-type="float" office:value="2365" calcext:value-type="float">
            <text:p>2365</text:p>
          </table:table-cell>
          <table:table-cell table:formula="of:=[.$C$2]*[.A2367]" office:value-type="float" office:value="2.886962890625" calcext:value-type="float">
            <text:p>2.887</text:p>
          </table:table-cell>
          <table:table-cell/>
        </table:table-row>
        <table:table-row table:style-name="ro1">
          <table:table-cell office:value-type="float" office:value="2366" calcext:value-type="float">
            <text:p>2366</text:p>
          </table:table-cell>
          <table:table-cell table:formula="of:=[.$C$2]*[.A2368]" office:value-type="float" office:value="2.88818359375" calcext:value-type="float">
            <text:p>2.888</text:p>
          </table:table-cell>
          <table:table-cell/>
        </table:table-row>
        <table:table-row table:style-name="ro1">
          <table:table-cell office:value-type="float" office:value="2367" calcext:value-type="float">
            <text:p>2367</text:p>
          </table:table-cell>
          <table:table-cell table:formula="of:=[.$C$2]*[.A2369]" office:value-type="float" office:value="2.889404296875" calcext:value-type="float">
            <text:p>2.889</text:p>
          </table:table-cell>
          <table:table-cell/>
        </table:table-row>
        <table:table-row table:style-name="ro1">
          <table:table-cell office:value-type="float" office:value="2368" calcext:value-type="float">
            <text:p>2368</text:p>
          </table:table-cell>
          <table:table-cell table:formula="of:=[.$C$2]*[.A2370]" office:value-type="float" office:value="2.890625" calcext:value-type="float">
            <text:p>2.891</text:p>
          </table:table-cell>
          <table:table-cell/>
        </table:table-row>
        <table:table-row table:style-name="ro1">
          <table:table-cell office:value-type="float" office:value="2369" calcext:value-type="float">
            <text:p>2369</text:p>
          </table:table-cell>
          <table:table-cell table:formula="of:=[.$C$2]*[.A2371]" office:value-type="float" office:value="2.891845703125" calcext:value-type="float">
            <text:p>2.892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table:formula="of:=[.$C$2]*[.A2372]" office:value-type="float" office:value="2.89306640625" calcext:value-type="float">
            <text:p>2.893</text:p>
          </table:table-cell>
          <table:table-cell/>
        </table:table-row>
        <table:table-row table:style-name="ro1">
          <table:table-cell office:value-type="float" office:value="2371" calcext:value-type="float">
            <text:p>2371</text:p>
          </table:table-cell>
          <table:table-cell table:formula="of:=[.$C$2]*[.A2373]" office:value-type="float" office:value="2.894287109375" calcext:value-type="float">
            <text:p>2.894</text:p>
          </table:table-cell>
          <table:table-cell/>
        </table:table-row>
        <table:table-row table:style-name="ro1">
          <table:table-cell office:value-type="float" office:value="2372" calcext:value-type="float">
            <text:p>2372</text:p>
          </table:table-cell>
          <table:table-cell table:formula="of:=[.$C$2]*[.A2374]" office:value-type="float" office:value="2.8955078125" calcext:value-type="float">
            <text:p>2.896</text:p>
          </table:table-cell>
          <table:table-cell/>
        </table:table-row>
        <table:table-row table:style-name="ro1">
          <table:table-cell office:value-type="float" office:value="2373" calcext:value-type="float">
            <text:p>2373</text:p>
          </table:table-cell>
          <table:table-cell table:formula="of:=[.$C$2]*[.A2375]" office:value-type="float" office:value="2.896728515625" calcext:value-type="float">
            <text:p>2.897</text:p>
          </table:table-cell>
          <table:table-cell/>
        </table:table-row>
        <table:table-row table:style-name="ro1">
          <table:table-cell office:value-type="float" office:value="2374" calcext:value-type="float">
            <text:p>2374</text:p>
          </table:table-cell>
          <table:table-cell table:formula="of:=[.$C$2]*[.A2376]" office:value-type="float" office:value="2.89794921875" calcext:value-type="float">
            <text:p>2.898</text:p>
          </table:table-cell>
          <table:table-cell/>
        </table:table-row>
        <table:table-row table:style-name="ro1">
          <table:table-cell office:value-type="float" office:value="2375" calcext:value-type="float">
            <text:p>2375</text:p>
          </table:table-cell>
          <table:table-cell table:formula="of:=[.$C$2]*[.A2377]" office:value-type="float" office:value="2.899169921875" calcext:value-type="float">
            <text:p>2.899</text:p>
          </table:table-cell>
          <table:table-cell/>
        </table:table-row>
        <table:table-row table:style-name="ro1">
          <table:table-cell office:value-type="float" office:value="2376" calcext:value-type="float">
            <text:p>2376</text:p>
          </table:table-cell>
          <table:table-cell table:formula="of:=[.$C$2]*[.A2378]" office:value-type="float" office:value="2.900390625" calcext:value-type="float">
            <text:p>2.900</text:p>
          </table:table-cell>
          <table:table-cell/>
        </table:table-row>
        <table:table-row table:style-name="ro1">
          <table:table-cell office:value-type="float" office:value="2377" calcext:value-type="float">
            <text:p>2377</text:p>
          </table:table-cell>
          <table:table-cell table:formula="of:=[.$C$2]*[.A2379]" office:value-type="float" office:value="2.901611328125" calcext:value-type="float">
            <text:p>2.902</text:p>
          </table:table-cell>
          <table:table-cell/>
        </table:table-row>
        <table:table-row table:style-name="ro1">
          <table:table-cell office:value-type="float" office:value="2378" calcext:value-type="float">
            <text:p>2378</text:p>
          </table:table-cell>
          <table:table-cell table:formula="of:=[.$C$2]*[.A2380]" office:value-type="float" office:value="2.90283203125" calcext:value-type="float">
            <text:p>2.903</text:p>
          </table:table-cell>
          <table:table-cell/>
        </table:table-row>
        <table:table-row table:style-name="ro1">
          <table:table-cell office:value-type="float" office:value="2379" calcext:value-type="float">
            <text:p>2379</text:p>
          </table:table-cell>
          <table:table-cell table:formula="of:=[.$C$2]*[.A2381]" office:value-type="float" office:value="2.904052734375" calcext:value-type="float">
            <text:p>2.904</text:p>
          </table:table-cell>
          <table:table-cell/>
        </table:table-row>
        <table:table-row table:style-name="ro1">
          <table:table-cell office:value-type="float" office:value="2380" calcext:value-type="float">
            <text:p>2380</text:p>
          </table:table-cell>
          <table:table-cell table:formula="of:=[.$C$2]*[.A2382]" office:value-type="float" office:value="2.9052734375" calcext:value-type="float">
            <text:p>2.905</text:p>
          </table:table-cell>
          <table:table-cell/>
        </table:table-row>
        <table:table-row table:style-name="ro1">
          <table:table-cell office:value-type="float" office:value="2381" calcext:value-type="float">
            <text:p>2381</text:p>
          </table:table-cell>
          <table:table-cell table:formula="of:=[.$C$2]*[.A2383]" office:value-type="float" office:value="2.906494140625" calcext:value-type="float">
            <text:p>2.906</text:p>
          </table:table-cell>
          <table:table-cell/>
        </table:table-row>
        <table:table-row table:style-name="ro1">
          <table:table-cell office:value-type="float" office:value="2382" calcext:value-type="float">
            <text:p>2382</text:p>
          </table:table-cell>
          <table:table-cell table:formula="of:=[.$C$2]*[.A2384]" office:value-type="float" office:value="2.90771484375" calcext:value-type="float">
            <text:p>2.908</text:p>
          </table:table-cell>
          <table:table-cell/>
        </table:table-row>
        <table:table-row table:style-name="ro1">
          <table:table-cell office:value-type="float" office:value="2383" calcext:value-type="float">
            <text:p>2383</text:p>
          </table:table-cell>
          <table:table-cell table:formula="of:=[.$C$2]*[.A2385]" office:value-type="float" office:value="2.908935546875" calcext:value-type="float">
            <text:p>2.909</text:p>
          </table:table-cell>
          <table:table-cell/>
        </table:table-row>
        <table:table-row table:style-name="ro1">
          <table:table-cell office:value-type="float" office:value="2384" calcext:value-type="float">
            <text:p>2384</text:p>
          </table:table-cell>
          <table:table-cell table:formula="of:=[.$C$2]*[.A2386]" office:value-type="float" office:value="2.91015625" calcext:value-type="float">
            <text:p>2.910</text:p>
          </table:table-cell>
          <table:table-cell/>
        </table:table-row>
        <table:table-row table:style-name="ro1">
          <table:table-cell office:value-type="float" office:value="2385" calcext:value-type="float">
            <text:p>2385</text:p>
          </table:table-cell>
          <table:table-cell table:formula="of:=[.$C$2]*[.A2387]" office:value-type="float" office:value="2.911376953125" calcext:value-type="float">
            <text:p>2.911</text:p>
          </table:table-cell>
          <table:table-cell/>
        </table:table-row>
        <table:table-row table:style-name="ro1">
          <table:table-cell office:value-type="float" office:value="2386" calcext:value-type="float">
            <text:p>2386</text:p>
          </table:table-cell>
          <table:table-cell table:formula="of:=[.$C$2]*[.A2388]" office:value-type="float" office:value="2.91259765625" calcext:value-type="float">
            <text:p>2.913</text:p>
          </table:table-cell>
          <table:table-cell/>
        </table:table-row>
        <table:table-row table:style-name="ro1">
          <table:table-cell office:value-type="float" office:value="2387" calcext:value-type="float">
            <text:p>2387</text:p>
          </table:table-cell>
          <table:table-cell table:formula="of:=[.$C$2]*[.A2389]" office:value-type="float" office:value="2.913818359375" calcext:value-type="float">
            <text:p>2.914</text:p>
          </table:table-cell>
          <table:table-cell/>
        </table:table-row>
        <table:table-row table:style-name="ro1">
          <table:table-cell office:value-type="float" office:value="2388" calcext:value-type="float">
            <text:p>2388</text:p>
          </table:table-cell>
          <table:table-cell table:formula="of:=[.$C$2]*[.A2390]" office:value-type="float" office:value="2.9150390625" calcext:value-type="float">
            <text:p>2.915</text:p>
          </table:table-cell>
          <table:table-cell/>
        </table:table-row>
        <table:table-row table:style-name="ro1">
          <table:table-cell office:value-type="float" office:value="2389" calcext:value-type="float">
            <text:p>2389</text:p>
          </table:table-cell>
          <table:table-cell table:formula="of:=[.$C$2]*[.A2391]" office:value-type="float" office:value="2.916259765625" calcext:value-type="float">
            <text:p>2.916</text:p>
          </table:table-cell>
          <table:table-cell/>
        </table:table-row>
        <table:table-row table:style-name="ro1">
          <table:table-cell office:value-type="float" office:value="2390" calcext:value-type="float">
            <text:p>2390</text:p>
          </table:table-cell>
          <table:table-cell table:formula="of:=[.$C$2]*[.A2392]" office:value-type="float" office:value="2.91748046875" calcext:value-type="float">
            <text:p>2.917</text:p>
          </table:table-cell>
          <table:table-cell/>
        </table:table-row>
        <table:table-row table:style-name="ro1">
          <table:table-cell office:value-type="float" office:value="2391" calcext:value-type="float">
            <text:p>2391</text:p>
          </table:table-cell>
          <table:table-cell table:formula="of:=[.$C$2]*[.A2393]" office:value-type="float" office:value="2.918701171875" calcext:value-type="float">
            <text:p>2.919</text:p>
          </table:table-cell>
          <table:table-cell/>
        </table:table-row>
        <table:table-row table:style-name="ro1">
          <table:table-cell office:value-type="float" office:value="2392" calcext:value-type="float">
            <text:p>2392</text:p>
          </table:table-cell>
          <table:table-cell table:formula="of:=[.$C$2]*[.A2394]" office:value-type="float" office:value="2.919921875" calcext:value-type="float">
            <text:p>2.920</text:p>
          </table:table-cell>
          <table:table-cell/>
        </table:table-row>
        <table:table-row table:style-name="ro1">
          <table:table-cell office:value-type="float" office:value="2393" calcext:value-type="float">
            <text:p>2393</text:p>
          </table:table-cell>
          <table:table-cell table:formula="of:=[.$C$2]*[.A2395]" office:value-type="float" office:value="2.921142578125" calcext:value-type="float">
            <text:p>2.921</text:p>
          </table:table-cell>
          <table:table-cell/>
        </table:table-row>
        <table:table-row table:style-name="ro1">
          <table:table-cell office:value-type="float" office:value="2394" calcext:value-type="float">
            <text:p>2394</text:p>
          </table:table-cell>
          <table:table-cell table:formula="of:=[.$C$2]*[.A2396]" office:value-type="float" office:value="2.92236328125" calcext:value-type="float">
            <text:p>2.922</text:p>
          </table:table-cell>
          <table:table-cell/>
        </table:table-row>
        <table:table-row table:style-name="ro1">
          <table:table-cell office:value-type="float" office:value="2395" calcext:value-type="float">
            <text:p>2395</text:p>
          </table:table-cell>
          <table:table-cell table:formula="of:=[.$C$2]*[.A2397]" office:value-type="float" office:value="2.923583984375" calcext:value-type="float">
            <text:p>2.924</text:p>
          </table:table-cell>
          <table:table-cell/>
        </table:table-row>
        <table:table-row table:style-name="ro1">
          <table:table-cell office:value-type="float" office:value="2396" calcext:value-type="float">
            <text:p>2396</text:p>
          </table:table-cell>
          <table:table-cell table:formula="of:=[.$C$2]*[.A2398]" office:value-type="float" office:value="2.9248046875" calcext:value-type="float">
            <text:p>2.925</text:p>
          </table:table-cell>
          <table:table-cell/>
        </table:table-row>
        <table:table-row table:style-name="ro1">
          <table:table-cell office:value-type="float" office:value="2397" calcext:value-type="float">
            <text:p>2397</text:p>
          </table:table-cell>
          <table:table-cell table:formula="of:=[.$C$2]*[.A2399]" office:value-type="float" office:value="2.926025390625" calcext:value-type="float">
            <text:p>2.926</text:p>
          </table:table-cell>
          <table:table-cell/>
        </table:table-row>
        <table:table-row table:style-name="ro1">
          <table:table-cell office:value-type="float" office:value="2398" calcext:value-type="float">
            <text:p>2398</text:p>
          </table:table-cell>
          <table:table-cell table:formula="of:=[.$C$2]*[.A2400]" office:value-type="float" office:value="2.92724609375" calcext:value-type="float">
            <text:p>2.927</text:p>
          </table:table-cell>
          <table:table-cell/>
        </table:table-row>
        <table:table-row table:style-name="ro1">
          <table:table-cell office:value-type="float" office:value="2399" calcext:value-type="float">
            <text:p>2399</text:p>
          </table:table-cell>
          <table:table-cell table:formula="of:=[.$C$2]*[.A2401]" office:value-type="float" office:value="2.928466796875" calcext:value-type="float">
            <text:p>2.928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.$C$2]*[.A2402]" office:value-type="float" office:value="2.9296875" calcext:value-type="float">
            <text:p>2.930</text:p>
          </table:table-cell>
          <table:table-cell/>
        </table:table-row>
        <table:table-row table:style-name="ro1">
          <table:table-cell office:value-type="float" office:value="2401" calcext:value-type="float">
            <text:p>2401</text:p>
          </table:table-cell>
          <table:table-cell table:formula="of:=[.$C$2]*[.A2403]" office:value-type="float" office:value="2.930908203125" calcext:value-type="float">
            <text:p>2.931</text:p>
          </table:table-cell>
          <table:table-cell/>
        </table:table-row>
        <table:table-row table:style-name="ro1">
          <table:table-cell office:value-type="float" office:value="2402" calcext:value-type="float">
            <text:p>2402</text:p>
          </table:table-cell>
          <table:table-cell table:formula="of:=[.$C$2]*[.A2404]" office:value-type="float" office:value="2.93212890625" calcext:value-type="float">
            <text:p>2.932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table:formula="of:=[.$C$2]*[.A2405]" office:value-type="float" office:value="2.933349609375" calcext:value-type="float">
            <text:p>2.933</text:p>
          </table:table-cell>
          <table:table-cell/>
        </table:table-row>
        <table:table-row table:style-name="ro1">
          <table:table-cell office:value-type="float" office:value="2404" calcext:value-type="float">
            <text:p>2404</text:p>
          </table:table-cell>
          <table:table-cell table:formula="of:=[.$C$2]*[.A2406]" office:value-type="float" office:value="2.9345703125" calcext:value-type="float">
            <text:p>2.935</text:p>
          </table:table-cell>
          <table:table-cell/>
        </table:table-row>
        <table:table-row table:style-name="ro1">
          <table:table-cell office:value-type="float" office:value="2405" calcext:value-type="float">
            <text:p>2405</text:p>
          </table:table-cell>
          <table:table-cell table:formula="of:=[.$C$2]*[.A2407]" office:value-type="float" office:value="2.935791015625" calcext:value-type="float">
            <text:p>2.936</text:p>
          </table:table-cell>
          <table:table-cell/>
        </table:table-row>
        <table:table-row table:style-name="ro1">
          <table:table-cell office:value-type="float" office:value="2406" calcext:value-type="float">
            <text:p>2406</text:p>
          </table:table-cell>
          <table:table-cell table:formula="of:=[.$C$2]*[.A2408]" office:value-type="float" office:value="2.93701171875" calcext:value-type="float">
            <text:p>2.937</text:p>
          </table:table-cell>
          <table:table-cell/>
        </table:table-row>
        <table:table-row table:style-name="ro1">
          <table:table-cell office:value-type="float" office:value="2407" calcext:value-type="float">
            <text:p>2407</text:p>
          </table:table-cell>
          <table:table-cell table:formula="of:=[.$C$2]*[.A2409]" office:value-type="float" office:value="2.938232421875" calcext:value-type="float">
            <text:p>2.938</text:p>
          </table:table-cell>
          <table:table-cell/>
        </table:table-row>
        <table:table-row table:style-name="ro1">
          <table:table-cell office:value-type="float" office:value="2408" calcext:value-type="float">
            <text:p>2408</text:p>
          </table:table-cell>
          <table:table-cell table:formula="of:=[.$C$2]*[.A2410]" office:value-type="float" office:value="2.939453125" calcext:value-type="float">
            <text:p>2.939</text:p>
          </table:table-cell>
          <table:table-cell/>
        </table:table-row>
        <table:table-row table:style-name="ro1">
          <table:table-cell office:value-type="float" office:value="2409" calcext:value-type="float">
            <text:p>2409</text:p>
          </table:table-cell>
          <table:table-cell table:formula="of:=[.$C$2]*[.A2411]" office:value-type="float" office:value="2.940673828125" calcext:value-type="float">
            <text:p>2.941</text:p>
          </table:table-cell>
          <table:table-cell/>
        </table:table-row>
        <table:table-row table:style-name="ro1">
          <table:table-cell office:value-type="float" office:value="2410" calcext:value-type="float">
            <text:p>2410</text:p>
          </table:table-cell>
          <table:table-cell table:formula="of:=[.$C$2]*[.A2412]" office:value-type="float" office:value="2.94189453125" calcext:value-type="float">
            <text:p>2.942</text:p>
          </table:table-cell>
          <table:table-cell/>
        </table:table-row>
        <table:table-row table:style-name="ro1">
          <table:table-cell office:value-type="float" office:value="2411" calcext:value-type="float">
            <text:p>2411</text:p>
          </table:table-cell>
          <table:table-cell table:formula="of:=[.$C$2]*[.A2413]" office:value-type="float" office:value="2.943115234375" calcext:value-type="float">
            <text:p>2.943</text:p>
          </table:table-cell>
          <table:table-cell/>
        </table:table-row>
        <table:table-row table:style-name="ro1">
          <table:table-cell office:value-type="float" office:value="2412" calcext:value-type="float">
            <text:p>2412</text:p>
          </table:table-cell>
          <table:table-cell table:formula="of:=[.$C$2]*[.A2414]" office:value-type="float" office:value="2.9443359375" calcext:value-type="float">
            <text:p>2.944</text:p>
          </table:table-cell>
          <table:table-cell/>
        </table:table-row>
        <table:table-row table:style-name="ro1">
          <table:table-cell office:value-type="float" office:value="2413" calcext:value-type="float">
            <text:p>2413</text:p>
          </table:table-cell>
          <table:table-cell table:formula="of:=[.$C$2]*[.A2415]" office:value-type="float" office:value="2.945556640625" calcext:value-type="float">
            <text:p>2.946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table:formula="of:=[.$C$2]*[.A2416]" office:value-type="float" office:value="2.94677734375" calcext:value-type="float">
            <text:p>2.947</text:p>
          </table:table-cell>
          <table:table-cell/>
        </table:table-row>
        <table:table-row table:style-name="ro1">
          <table:table-cell office:value-type="float" office:value="2415" calcext:value-type="float">
            <text:p>2415</text:p>
          </table:table-cell>
          <table:table-cell table:formula="of:=[.$C$2]*[.A2417]" office:value-type="float" office:value="2.947998046875" calcext:value-type="float">
            <text:p>2.948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table:formula="of:=[.$C$2]*[.A2418]" office:value-type="float" office:value="2.94921875" calcext:value-type="float">
            <text:p>2.949</text:p>
          </table:table-cell>
          <table:table-cell/>
        </table:table-row>
        <table:table-row table:style-name="ro1">
          <table:table-cell office:value-type="float" office:value="2417" calcext:value-type="float">
            <text:p>2417</text:p>
          </table:table-cell>
          <table:table-cell table:formula="of:=[.$C$2]*[.A2419]" office:value-type="float" office:value="2.950439453125" calcext:value-type="float">
            <text:p>2.950</text:p>
          </table:table-cell>
          <table:table-cell/>
        </table:table-row>
        <table:table-row table:style-name="ro1">
          <table:table-cell office:value-type="float" office:value="2418" calcext:value-type="float">
            <text:p>2418</text:p>
          </table:table-cell>
          <table:table-cell table:formula="of:=[.$C$2]*[.A2420]" office:value-type="float" office:value="2.95166015625" calcext:value-type="float">
            <text:p>2.952</text:p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table:formula="of:=[.$C$2]*[.A2421]" office:value-type="float" office:value="2.952880859375" calcext:value-type="float">
            <text:p>2.953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[.$C$2]*[.A2422]" office:value-type="float" office:value="2.9541015625" calcext:value-type="float">
            <text:p>2.954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table:formula="of:=[.$C$2]*[.A2423]" office:value-type="float" office:value="2.955322265625" calcext:value-type="float">
            <text:p>2.955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table:formula="of:=[.$C$2]*[.A2424]" office:value-type="float" office:value="2.95654296875" calcext:value-type="float">
            <text:p>2.957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table:formula="of:=[.$C$2]*[.A2425]" office:value-type="float" office:value="2.957763671875" calcext:value-type="float">
            <text:p>2.958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table:formula="of:=[.$C$2]*[.A2426]" office:value-type="float" office:value="2.958984375" calcext:value-type="float">
            <text:p>2.959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table:formula="of:=[.$C$2]*[.A2427]" office:value-type="float" office:value="2.960205078125" calcext:value-type="float">
            <text:p>2.960</text:p>
          </table:table-cell>
          <table:table-cell/>
        </table:table-row>
        <table:table-row table:style-name="ro1">
          <table:table-cell office:value-type="float" office:value="2426" calcext:value-type="float">
            <text:p>2426</text:p>
          </table:table-cell>
          <table:table-cell table:formula="of:=[.$C$2]*[.A2428]" office:value-type="float" office:value="2.96142578125" calcext:value-type="float">
            <text:p>2.961</text:p>
          </table:table-cell>
          <table:table-cell/>
        </table:table-row>
        <table:table-row table:style-name="ro1">
          <table:table-cell office:value-type="float" office:value="2427" calcext:value-type="float">
            <text:p>2427</text:p>
          </table:table-cell>
          <table:table-cell table:formula="of:=[.$C$2]*[.A2429]" office:value-type="float" office:value="2.962646484375" calcext:value-type="float">
            <text:p>2.963</text:p>
          </table:table-cell>
          <table:table-cell/>
        </table:table-row>
        <table:table-row table:style-name="ro1">
          <table:table-cell office:value-type="float" office:value="2428" calcext:value-type="float">
            <text:p>2428</text:p>
          </table:table-cell>
          <table:table-cell table:formula="of:=[.$C$2]*[.A2430]" office:value-type="float" office:value="2.9638671875" calcext:value-type="float">
            <text:p>2.964</text:p>
          </table:table-cell>
          <table:table-cell/>
        </table:table-row>
        <table:table-row table:style-name="ro1">
          <table:table-cell office:value-type="float" office:value="2429" calcext:value-type="float">
            <text:p>2429</text:p>
          </table:table-cell>
          <table:table-cell table:formula="of:=[.$C$2]*[.A2431]" office:value-type="float" office:value="2.965087890625" calcext:value-type="float">
            <text:p>2.965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table:formula="of:=[.$C$2]*[.A2432]" office:value-type="float" office:value="2.96630859375" calcext:value-type="float">
            <text:p>2.966</text:p>
          </table:table-cell>
          <table:table-cell/>
        </table:table-row>
        <table:table-row table:style-name="ro1">
          <table:table-cell office:value-type="float" office:value="2431" calcext:value-type="float">
            <text:p>2431</text:p>
          </table:table-cell>
          <table:table-cell table:formula="of:=[.$C$2]*[.A2433]" office:value-type="float" office:value="2.967529296875" calcext:value-type="float">
            <text:p>2.968</text:p>
          </table:table-cell>
          <table:table-cell/>
        </table:table-row>
        <table:table-row table:style-name="ro1">
          <table:table-cell office:value-type="float" office:value="2432" calcext:value-type="float">
            <text:p>2432</text:p>
          </table:table-cell>
          <table:table-cell table:formula="of:=[.$C$2]*[.A2434]" office:value-type="float" office:value="2.96875" calcext:value-type="float">
            <text:p>2.969</text:p>
          </table:table-cell>
          <table:table-cell/>
        </table:table-row>
        <table:table-row table:style-name="ro1">
          <table:table-cell office:value-type="float" office:value="2433" calcext:value-type="float">
            <text:p>2433</text:p>
          </table:table-cell>
          <table:table-cell table:formula="of:=[.$C$2]*[.A2435]" office:value-type="float" office:value="2.969970703125" calcext:value-type="float">
            <text:p>2.970</text:p>
          </table:table-cell>
          <table:table-cell/>
        </table:table-row>
        <table:table-row table:style-name="ro1">
          <table:table-cell office:value-type="float" office:value="2434" calcext:value-type="float">
            <text:p>2434</text:p>
          </table:table-cell>
          <table:table-cell table:formula="of:=[.$C$2]*[.A2436]" office:value-type="float" office:value="2.97119140625" calcext:value-type="float">
            <text:p>2.971</text:p>
          </table:table-cell>
          <table:table-cell/>
        </table:table-row>
        <table:table-row table:style-name="ro1">
          <table:table-cell office:value-type="float" office:value="2435" calcext:value-type="float">
            <text:p>2435</text:p>
          </table:table-cell>
          <table:table-cell table:formula="of:=[.$C$2]*[.A2437]" office:value-type="float" office:value="2.972412109375" calcext:value-type="float">
            <text:p>2.972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table:formula="of:=[.$C$2]*[.A2438]" office:value-type="float" office:value="2.9736328125" calcext:value-type="float">
            <text:p>2.974</text:p>
          </table:table-cell>
          <table:table-cell/>
        </table:table-row>
        <table:table-row table:style-name="ro1">
          <table:table-cell office:value-type="float" office:value="2437" calcext:value-type="float">
            <text:p>2437</text:p>
          </table:table-cell>
          <table:table-cell table:formula="of:=[.$C$2]*[.A2439]" office:value-type="float" office:value="2.974853515625" calcext:value-type="float">
            <text:p>2.975</text:p>
          </table:table-cell>
          <table:table-cell/>
        </table:table-row>
        <table:table-row table:style-name="ro1">
          <table:table-cell office:value-type="float" office:value="2438" calcext:value-type="float">
            <text:p>2438</text:p>
          </table:table-cell>
          <table:table-cell table:formula="of:=[.$C$2]*[.A2440]" office:value-type="float" office:value="2.97607421875" calcext:value-type="float">
            <text:p>2.976</text:p>
          </table:table-cell>
          <table:table-cell/>
        </table:table-row>
        <table:table-row table:style-name="ro1">
          <table:table-cell office:value-type="float" office:value="2439" calcext:value-type="float">
            <text:p>2439</text:p>
          </table:table-cell>
          <table:table-cell table:formula="of:=[.$C$2]*[.A2441]" office:value-type="float" office:value="2.977294921875" calcext:value-type="float">
            <text:p>2.977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table:formula="of:=[.$C$2]*[.A2442]" office:value-type="float" office:value="2.978515625" calcext:value-type="float">
            <text:p>2.979</text:p>
          </table:table-cell>
          <table: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table:formula="of:=[.$C$2]*[.A2443]" office:value-type="float" office:value="2.979736328125" calcext:value-type="float">
            <text:p>2.980</text:p>
          </table:table-cell>
          <table:table-cell/>
        </table:table-row>
        <table:table-row table:style-name="ro1">
          <table:table-cell office:value-type="float" office:value="2442" calcext:value-type="float">
            <text:p>2442</text:p>
          </table:table-cell>
          <table:table-cell table:formula="of:=[.$C$2]*[.A2444]" office:value-type="float" office:value="2.98095703125" calcext:value-type="float">
            <text:p>2.981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table:formula="of:=[.$C$2]*[.A2445]" office:value-type="float" office:value="2.982177734375" calcext:value-type="float">
            <text:p>2.982</text:p>
          </table:table-cell>
          <table:table-cell/>
        </table:table-row>
        <table:table-row table:style-name="ro1">
          <table:table-cell office:value-type="float" office:value="2444" calcext:value-type="float">
            <text:p>2444</text:p>
          </table:table-cell>
          <table:table-cell table:formula="of:=[.$C$2]*[.A2446]" office:value-type="float" office:value="2.9833984375" calcext:value-type="float">
            <text:p>2.983</text:p>
          </table:table-cell>
          <table:table-cell/>
        </table:table-row>
        <table:table-row table:style-name="ro1">
          <table:table-cell office:value-type="float" office:value="2445" calcext:value-type="float">
            <text:p>2445</text:p>
          </table:table-cell>
          <table:table-cell table:formula="of:=[.$C$2]*[.A2447]" office:value-type="float" office:value="2.984619140625" calcext:value-type="float">
            <text:p>2.985</text:p>
          </table:table-cell>
          <table:table-cell/>
        </table:table-row>
        <table:table-row table:style-name="ro1">
          <table:table-cell office:value-type="float" office:value="2446" calcext:value-type="float">
            <text:p>2446</text:p>
          </table:table-cell>
          <table:table-cell table:formula="of:=[.$C$2]*[.A2448]" office:value-type="float" office:value="2.98583984375" calcext:value-type="float">
            <text:p>2.986</text:p>
          </table:table-cell>
          <table:table-cell/>
        </table:table-row>
        <table:table-row table:style-name="ro1">
          <table:table-cell office:value-type="float" office:value="2447" calcext:value-type="float">
            <text:p>2447</text:p>
          </table:table-cell>
          <table:table-cell table:formula="of:=[.$C$2]*[.A2449]" office:value-type="float" office:value="2.987060546875" calcext:value-type="float">
            <text:p>2.987</text:p>
          </table:table-cell>
          <table:table-cell/>
        </table:table-row>
        <table:table-row table:style-name="ro1">
          <table:table-cell office:value-type="float" office:value="2448" calcext:value-type="float">
            <text:p>2448</text:p>
          </table:table-cell>
          <table:table-cell table:formula="of:=[.$C$2]*[.A2450]" office:value-type="float" office:value="2.98828125" calcext:value-type="float">
            <text:p>2.988</text:p>
          </table:table-cell>
          <table:table-cell/>
        </table:table-row>
        <table:table-row table:style-name="ro1">
          <table:table-cell office:value-type="float" office:value="2449" calcext:value-type="float">
            <text:p>2449</text:p>
          </table:table-cell>
          <table:table-cell table:formula="of:=[.$C$2]*[.A2451]" office:value-type="float" office:value="2.989501953125" calcext:value-type="float">
            <text:p>2.990</text:p>
          </table:table-cell>
          <table:table-cell/>
        </table:table-row>
        <table:table-row table:style-name="ro1">
          <table:table-cell office:value-type="float" office:value="2450" calcext:value-type="float">
            <text:p>2450</text:p>
          </table:table-cell>
          <table:table-cell table:formula="of:=[.$C$2]*[.A2452]" office:value-type="float" office:value="2.99072265625" calcext:value-type="float">
            <text:p>2.991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table:formula="of:=[.$C$2]*[.A2453]" office:value-type="float" office:value="2.991943359375" calcext:value-type="float">
            <text:p>2.992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table:formula="of:=[.$C$2]*[.A2454]" office:value-type="float" office:value="2.9931640625" calcext:value-type="float">
            <text:p>2.993</text:p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 table:formula="of:=[.$C$2]*[.A2455]" office:value-type="float" office:value="2.994384765625" calcext:value-type="float">
            <text:p>2.994</text:p>
          </table:table-cell>
          <table:table-cell/>
        </table:table-row>
        <table:table-row table:style-name="ro1">
          <table:table-cell office:value-type="float" office:value="2454" calcext:value-type="float">
            <text:p>2454</text:p>
          </table:table-cell>
          <table:table-cell table:formula="of:=[.$C$2]*[.A2456]" office:value-type="float" office:value="2.99560546875" calcext:value-type="float">
            <text:p>2.996</text:p>
          </table:table-cell>
          <table:table-cell/>
        </table:table-row>
        <table:table-row table:style-name="ro1">
          <table:table-cell office:value-type="float" office:value="2455" calcext:value-type="float">
            <text:p>2455</text:p>
          </table:table-cell>
          <table:table-cell table:formula="of:=[.$C$2]*[.A2457]" office:value-type="float" office:value="2.996826171875" calcext:value-type="float">
            <text:p>2.997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table:formula="of:=[.$C$2]*[.A2458]" office:value-type="float" office:value="2.998046875" calcext:value-type="float">
            <text:p>2.998</text:p>
          </table:table-cell>
          <table:table-cell/>
        </table:table-row>
        <table:table-row table:style-name="ro1">
          <table:table-cell office:value-type="float" office:value="2457" calcext:value-type="float">
            <text:p>2457</text:p>
          </table:table-cell>
          <table:table-cell table:formula="of:=[.$C$2]*[.A2459]" office:value-type="float" office:value="2.999267578125" calcext:value-type="float">
            <text:p>2.999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table:formula="of:=[.$C$2]*[.A2460]" office:value-type="float" office:value="3.00048828125" calcext:value-type="float">
            <text:p>3.000</text:p>
          </table:table-cell>
          <table:table-cell/>
        </table:table-row>
        <table:table-row table:style-name="ro1">
          <table:table-cell office:value-type="float" office:value="2459" calcext:value-type="float">
            <text:p>2459</text:p>
          </table:table-cell>
          <table:table-cell table:formula="of:=[.$C$2]*[.A2461]" office:value-type="float" office:value="3.001708984375" calcext:value-type="float">
            <text:p>3.002</text:p>
          </table:table-cell>
          <table:table-cell/>
        </table:table-row>
        <table:table-row table:style-name="ro1">
          <table:table-cell office:value-type="float" office:value="2460" calcext:value-type="float">
            <text:p>2460</text:p>
          </table:table-cell>
          <table:table-cell table:formula="of:=[.$C$2]*[.A2462]" office:value-type="float" office:value="3.0029296875" calcext:value-type="float">
            <text:p>3.003</text:p>
          </table:table-cell>
          <table:table-cell/>
        </table:table-row>
        <table:table-row table:style-name="ro1">
          <table:table-cell office:value-type="float" office:value="2461" calcext:value-type="float">
            <text:p>2461</text:p>
          </table:table-cell>
          <table:table-cell table:formula="of:=[.$C$2]*[.A2463]" office:value-type="float" office:value="3.004150390625" calcext:value-type="float">
            <text:p>3.004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table:formula="of:=[.$C$2]*[.A2464]" office:value-type="float" office:value="3.00537109375" calcext:value-type="float">
            <text:p>3.005</text:p>
          </table:table-cell>
          <table:table-cell/>
        </table:table-row>
        <table:table-row table:style-name="ro1">
          <table:table-cell office:value-type="float" office:value="2463" calcext:value-type="float">
            <text:p>2463</text:p>
          </table:table-cell>
          <table:table-cell table:formula="of:=[.$C$2]*[.A2465]" office:value-type="float" office:value="3.006591796875" calcext:value-type="float">
            <text:p>3.007</text:p>
          </table:table-cell>
          <table:table-cell/>
        </table:table-row>
        <table:table-row table:style-name="ro1">
          <table:table-cell office:value-type="float" office:value="2464" calcext:value-type="float">
            <text:p>2464</text:p>
          </table:table-cell>
          <table:table-cell table:formula="of:=[.$C$2]*[.A2466]" office:value-type="float" office:value="3.0078125" calcext:value-type="float">
            <text:p>3.008</text:p>
          </table:table-cell>
          <table:table-cell/>
        </table:table-row>
        <table:table-row table:style-name="ro1">
          <table:table-cell office:value-type="float" office:value="2465" calcext:value-type="float">
            <text:p>2465</text:p>
          </table:table-cell>
          <table:table-cell table:formula="of:=[.$C$2]*[.A2467]" office:value-type="float" office:value="3.009033203125" calcext:value-type="float">
            <text:p>3.009</text:p>
          </table:table-cell>
          <table:table-cell/>
        </table:table-row>
        <table:table-row table:style-name="ro1">
          <table:table-cell office:value-type="float" office:value="2466" calcext:value-type="float">
            <text:p>2466</text:p>
          </table:table-cell>
          <table:table-cell table:formula="of:=[.$C$2]*[.A2468]" office:value-type="float" office:value="3.01025390625" calcext:value-type="float">
            <text:p>3.010</text:p>
          </table:table-cell>
          <table:table-cell/>
        </table:table-row>
        <table:table-row table:style-name="ro1">
          <table:table-cell office:value-type="float" office:value="2467" calcext:value-type="float">
            <text:p>2467</text:p>
          </table:table-cell>
          <table:table-cell table:formula="of:=[.$C$2]*[.A2469]" office:value-type="float" office:value="3.011474609375" calcext:value-type="float">
            <text:p>3.011</text:p>
          </table:table-cell>
          <table:table-cell/>
        </table:table-row>
        <table:table-row table:style-name="ro1">
          <table:table-cell office:value-type="float" office:value="2468" calcext:value-type="float">
            <text:p>2468</text:p>
          </table:table-cell>
          <table:table-cell table:formula="of:=[.$C$2]*[.A2470]" office:value-type="float" office:value="3.0126953125" calcext:value-type="float">
            <text:p>3.013</text:p>
          </table:table-cell>
          <table:table-cell/>
        </table:table-row>
        <table:table-row table:style-name="ro1">
          <table:table-cell office:value-type="float" office:value="2469" calcext:value-type="float">
            <text:p>2469</text:p>
          </table:table-cell>
          <table:table-cell table:formula="of:=[.$C$2]*[.A2471]" office:value-type="float" office:value="3.013916015625" calcext:value-type="float">
            <text:p>3.014</text:p>
          </table:table-cell>
          <table:table-cell/>
        </table:table-row>
        <table:table-row table:style-name="ro1">
          <table:table-cell office:value-type="float" office:value="2470" calcext:value-type="float">
            <text:p>2470</text:p>
          </table:table-cell>
          <table:table-cell table:formula="of:=[.$C$2]*[.A2472]" office:value-type="float" office:value="3.01513671875" calcext:value-type="float">
            <text:p>3.015</text:p>
          </table:table-cell>
          <table:table-cell/>
        </table:table-row>
        <table:table-row table:style-name="ro1">
          <table:table-cell office:value-type="float" office:value="2471" calcext:value-type="float">
            <text:p>2471</text:p>
          </table:table-cell>
          <table:table-cell table:formula="of:=[.$C$2]*[.A2473]" office:value-type="float" office:value="3.016357421875" calcext:value-type="float">
            <text:p>3.016</text:p>
          </table:table-cell>
          <table:table-cell/>
        </table:table-row>
        <table:table-row table:style-name="ro1">
          <table:table-cell office:value-type="float" office:value="2472" calcext:value-type="float">
            <text:p>2472</text:p>
          </table:table-cell>
          <table:table-cell table:formula="of:=[.$C$2]*[.A2474]" office:value-type="float" office:value="3.017578125" calcext:value-type="float">
            <text:p>3.018</text:p>
          </table:table-cell>
          <table:table-cell/>
        </table:table-row>
        <table:table-row table:style-name="ro1">
          <table:table-cell office:value-type="float" office:value="2473" calcext:value-type="float">
            <text:p>2473</text:p>
          </table:table-cell>
          <table:table-cell table:formula="of:=[.$C$2]*[.A2475]" office:value-type="float" office:value="3.018798828125" calcext:value-type="float">
            <text:p>3.019</text:p>
          </table:table-cell>
          <table:table-cell/>
        </table:table-row>
        <table:table-row table:style-name="ro1">
          <table:table-cell office:value-type="float" office:value="2474" calcext:value-type="float">
            <text:p>2474</text:p>
          </table:table-cell>
          <table:table-cell table:formula="of:=[.$C$2]*[.A2476]" office:value-type="float" office:value="3.02001953125" calcext:value-type="float">
            <text:p>3.020</text:p>
          </table:table-cell>
          <table:table-cell/>
        </table:table-row>
        <table:table-row table:style-name="ro1">
          <table:table-cell office:value-type="float" office:value="2475" calcext:value-type="float">
            <text:p>2475</text:p>
          </table:table-cell>
          <table:table-cell table:formula="of:=[.$C$2]*[.A2477]" office:value-type="float" office:value="3.021240234375" calcext:value-type="float">
            <text:p>3.021</text:p>
          </table:table-cell>
          <table:table-cell/>
        </table:table-row>
        <table:table-row table:style-name="ro1">
          <table:table-cell office:value-type="float" office:value="2476" calcext:value-type="float">
            <text:p>2476</text:p>
          </table:table-cell>
          <table:table-cell table:formula="of:=[.$C$2]*[.A2478]" office:value-type="float" office:value="3.0224609375" calcext:value-type="float">
            <text:p>3.022</text:p>
          </table:table-cell>
          <table:table-cell/>
        </table:table-row>
        <table:table-row table:style-name="ro1">
          <table:table-cell office:value-type="float" office:value="2477" calcext:value-type="float">
            <text:p>2477</text:p>
          </table:table-cell>
          <table:table-cell table:formula="of:=[.$C$2]*[.A2479]" office:value-type="float" office:value="3.023681640625" calcext:value-type="float">
            <text:p>3.024</text:p>
          </table:table-cell>
          <table:table-cell/>
        </table:table-row>
        <table:table-row table:style-name="ro1">
          <table:table-cell office:value-type="float" office:value="2478" calcext:value-type="float">
            <text:p>2478</text:p>
          </table:table-cell>
          <table:table-cell table:formula="of:=[.$C$2]*[.A2480]" office:value-type="float" office:value="3.02490234375" calcext:value-type="float">
            <text:p>3.025</text:p>
          </table:table-cell>
          <table:table-cell/>
        </table:table-row>
        <table:table-row table:style-name="ro1">
          <table:table-cell office:value-type="float" office:value="2479" calcext:value-type="float">
            <text:p>2479</text:p>
          </table:table-cell>
          <table:table-cell table:formula="of:=[.$C$2]*[.A2481]" office:value-type="float" office:value="3.026123046875" calcext:value-type="float">
            <text:p>3.026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table:formula="of:=[.$C$2]*[.A2482]" office:value-type="float" office:value="3.02734375" calcext:value-type="float">
            <text:p>3.027</text:p>
          </table:table-cell>
          <table:table-cell/>
        </table:table-row>
        <table:table-row table:style-name="ro1">
          <table:table-cell office:value-type="float" office:value="2481" calcext:value-type="float">
            <text:p>2481</text:p>
          </table:table-cell>
          <table:table-cell table:formula="of:=[.$C$2]*[.A2483]" office:value-type="float" office:value="3.028564453125" calcext:value-type="float">
            <text:p>3.029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table:formula="of:=[.$C$2]*[.A2484]" office:value-type="float" office:value="3.02978515625" calcext:value-type="float">
            <text:p>3.030</text:p>
          </table:table-cell>
          <table:table-cell/>
        </table:table-row>
        <table:table-row table:style-name="ro1">
          <table:table-cell office:value-type="float" office:value="2483" calcext:value-type="float">
            <text:p>2483</text:p>
          </table:table-cell>
          <table:table-cell table:formula="of:=[.$C$2]*[.A2485]" office:value-type="float" office:value="3.031005859375" calcext:value-type="float">
            <text:p>3.031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table:formula="of:=[.$C$2]*[.A2486]" office:value-type="float" office:value="3.0322265625" calcext:value-type="float">
            <text:p>3.032</text:p>
          </table:table-cell>
          <table:table-cell/>
        </table:table-row>
        <table:table-row table:style-name="ro1">
          <table:table-cell office:value-type="float" office:value="2485" calcext:value-type="float">
            <text:p>2485</text:p>
          </table:table-cell>
          <table:table-cell table:formula="of:=[.$C$2]*[.A2487]" office:value-type="float" office:value="3.033447265625" calcext:value-type="float">
            <text:p>3.033</text:p>
          </table:table-cell>
          <table:table-cell/>
        </table:table-row>
        <table:table-row table:style-name="ro1">
          <table:table-cell office:value-type="float" office:value="2486" calcext:value-type="float">
            <text:p>2486</text:p>
          </table:table-cell>
          <table:table-cell table:formula="of:=[.$C$2]*[.A2488]" office:value-type="float" office:value="3.03466796875" calcext:value-type="float">
            <text:p>3.035</text:p>
          </table:table-cell>
          <table:table-cell/>
        </table:table-row>
        <table:table-row table:style-name="ro1">
          <table:table-cell office:value-type="float" office:value="2487" calcext:value-type="float">
            <text:p>2487</text:p>
          </table:table-cell>
          <table:table-cell table:formula="of:=[.$C$2]*[.A2489]" office:value-type="float" office:value="3.035888671875" calcext:value-type="float">
            <text:p>3.036</text:p>
          </table:table-cell>
          <table:table-cell/>
        </table:table-row>
        <table:table-row table:style-name="ro1">
          <table:table-cell office:value-type="float" office:value="2488" calcext:value-type="float">
            <text:p>2488</text:p>
          </table:table-cell>
          <table:table-cell table:formula="of:=[.$C$2]*[.A2490]" office:value-type="float" office:value="3.037109375" calcext:value-type="float">
            <text:p>3.037</text:p>
          </table:table-cell>
          <table:table-cell/>
        </table:table-row>
        <table:table-row table:style-name="ro1">
          <table:table-cell office:value-type="float" office:value="2489" calcext:value-type="float">
            <text:p>2489</text:p>
          </table:table-cell>
          <table:table-cell table:formula="of:=[.$C$2]*[.A2491]" office:value-type="float" office:value="3.038330078125" calcext:value-type="float">
            <text:p>3.038</text:p>
          </table:table-cell>
          <table:table-cell/>
        </table:table-row>
        <table:table-row table:style-name="ro1">
          <table:table-cell office:value-type="float" office:value="2490" calcext:value-type="float">
            <text:p>2490</text:p>
          </table:table-cell>
          <table:table-cell table:formula="of:=[.$C$2]*[.A2492]" office:value-type="float" office:value="3.03955078125" calcext:value-type="float">
            <text:p>3.040</text:p>
          </table:table-cell>
          <table:table-cell/>
        </table:table-row>
        <table:table-row table:style-name="ro1">
          <table:table-cell office:value-type="float" office:value="2491" calcext:value-type="float">
            <text:p>2491</text:p>
          </table:table-cell>
          <table:table-cell table:formula="of:=[.$C$2]*[.A2493]" office:value-type="float" office:value="3.040771484375" calcext:value-type="float">
            <text:p>3.041</text:p>
          </table:table-cell>
          <table:table-cell/>
        </table:table-row>
        <table:table-row table:style-name="ro1">
          <table:table-cell office:value-type="float" office:value="2492" calcext:value-type="float">
            <text:p>2492</text:p>
          </table:table-cell>
          <table:table-cell table:formula="of:=[.$C$2]*[.A2494]" office:value-type="float" office:value="3.0419921875" calcext:value-type="float">
            <text:p>3.042</text:p>
          </table:table-cell>
          <table:table-cell/>
        </table:table-row>
        <table:table-row table:style-name="ro1">
          <table:table-cell office:value-type="float" office:value="2493" calcext:value-type="float">
            <text:p>2493</text:p>
          </table:table-cell>
          <table:table-cell table:formula="of:=[.$C$2]*[.A2495]" office:value-type="float" office:value="3.043212890625" calcext:value-type="float">
            <text:p>3.043</text:p>
          </table:table-cell>
          <table:table-cell/>
        </table:table-row>
        <table:table-row table:style-name="ro1">
          <table:table-cell office:value-type="float" office:value="2494" calcext:value-type="float">
            <text:p>2494</text:p>
          </table:table-cell>
          <table:table-cell table:formula="of:=[.$C$2]*[.A2496]" office:value-type="float" office:value="3.04443359375" calcext:value-type="float">
            <text:p>3.044</text:p>
          </table:table-cell>
          <table:table-cell/>
        </table:table-row>
        <table:table-row table:style-name="ro1">
          <table:table-cell office:value-type="float" office:value="2495" calcext:value-type="float">
            <text:p>2495</text:p>
          </table:table-cell>
          <table:table-cell table:formula="of:=[.$C$2]*[.A2497]" office:value-type="float" office:value="3.045654296875" calcext:value-type="float">
            <text:p>3.046</text:p>
          </table:table-cell>
          <table:table-cell/>
        </table:table-row>
        <table:table-row table:style-name="ro1">
          <table:table-cell office:value-type="float" office:value="2496" calcext:value-type="float">
            <text:p>2496</text:p>
          </table:table-cell>
          <table:table-cell table:formula="of:=[.$C$2]*[.A2498]" office:value-type="float" office:value="3.046875" calcext:value-type="float">
            <text:p>3.047</text:p>
          </table:table-cell>
          <table:table-cell/>
        </table:table-row>
        <table:table-row table:style-name="ro1">
          <table:table-cell office:value-type="float" office:value="2497" calcext:value-type="float">
            <text:p>2497</text:p>
          </table:table-cell>
          <table:table-cell table:formula="of:=[.$C$2]*[.A2499]" office:value-type="float" office:value="3.048095703125" calcext:value-type="float">
            <text:p>3.048</text:p>
          </table:table-cell>
          <table:table-cell/>
        </table:table-row>
        <table:table-row table:style-name="ro1">
          <table:table-cell office:value-type="float" office:value="2498" calcext:value-type="float">
            <text:p>2498</text:p>
          </table:table-cell>
          <table:table-cell table:formula="of:=[.$C$2]*[.A2500]" office:value-type="float" office:value="3.04931640625" calcext:value-type="float">
            <text:p>3.049</text:p>
          </table:table-cell>
          <table:table-cell/>
        </table:table-row>
        <table:table-row table:style-name="ro1">
          <table:table-cell office:value-type="float" office:value="2499" calcext:value-type="float">
            <text:p>2499</text:p>
          </table:table-cell>
          <table:table-cell table:formula="of:=[.$C$2]*[.A2501]" office:value-type="float" office:value="3.050537109375" calcext:value-type="float">
            <text:p>3.051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$C$2]*[.A2502]" office:value-type="float" office:value="3.0517578125" calcext:value-type="float">
            <text:p>3.052</text:p>
          </table:table-cell>
          <table:table-cell/>
        </table:table-row>
        <table:table-row table:style-name="ro1">
          <table:table-cell office:value-type="float" office:value="2501" calcext:value-type="float">
            <text:p>2501</text:p>
          </table:table-cell>
          <table:table-cell table:formula="of:=[.$C$2]*[.A2503]" office:value-type="float" office:value="3.052978515625" calcext:value-type="float">
            <text:p>3.053</text:p>
          </table:table-cell>
          <table:table-cell/>
        </table:table-row>
        <table:table-row table:style-name="ro1">
          <table:table-cell office:value-type="float" office:value="2502" calcext:value-type="float">
            <text:p>2502</text:p>
          </table:table-cell>
          <table:table-cell table:formula="of:=[.$C$2]*[.A2504]" office:value-type="float" office:value="3.05419921875" calcext:value-type="float">
            <text:p>3.054</text:p>
          </table:table-cell>
          <table:table-cell/>
        </table:table-row>
        <table:table-row table:style-name="ro1">
          <table:table-cell office:value-type="float" office:value="2503" calcext:value-type="float">
            <text:p>2503</text:p>
          </table:table-cell>
          <table:table-cell table:formula="of:=[.$C$2]*[.A2505]" office:value-type="float" office:value="3.055419921875" calcext:value-type="float">
            <text:p>3.055</text:p>
          </table:table-cell>
          <table:table-cell/>
        </table:table-row>
        <table:table-row table:style-name="ro1">
          <table:table-cell office:value-type="float" office:value="2504" calcext:value-type="float">
            <text:p>2504</text:p>
          </table:table-cell>
          <table:table-cell table:formula="of:=[.$C$2]*[.A2506]" office:value-type="float" office:value="3.056640625" calcext:value-type="float">
            <text:p>3.057</text:p>
          </table:table-cell>
          <table:table-cell/>
        </table:table-row>
        <table:table-row table:style-name="ro1">
          <table:table-cell office:value-type="float" office:value="2505" calcext:value-type="float">
            <text:p>2505</text:p>
          </table:table-cell>
          <table:table-cell table:formula="of:=[.$C$2]*[.A2507]" office:value-type="float" office:value="3.057861328125" calcext:value-type="float">
            <text:p>3.058</text:p>
          </table:table-cell>
          <table:table-cell/>
        </table:table-row>
        <table:table-row table:style-name="ro1">
          <table:table-cell office:value-type="float" office:value="2506" calcext:value-type="float">
            <text:p>2506</text:p>
          </table:table-cell>
          <table:table-cell table:formula="of:=[.$C$2]*[.A2508]" office:value-type="float" office:value="3.05908203125" calcext:value-type="float">
            <text:p>3.059</text:p>
          </table:table-cell>
          <table:table-cell/>
        </table:table-row>
        <table:table-row table:style-name="ro1">
          <table:table-cell office:value-type="float" office:value="2507" calcext:value-type="float">
            <text:p>2507</text:p>
          </table:table-cell>
          <table:table-cell table:formula="of:=[.$C$2]*[.A2509]" office:value-type="float" office:value="3.060302734375" calcext:value-type="float">
            <text:p>3.060</text:p>
          </table:table-cell>
          <table:table-cell/>
        </table:table-row>
        <table:table-row table:style-name="ro1">
          <table:table-cell office:value-type="float" office:value="2508" calcext:value-type="float">
            <text:p>2508</text:p>
          </table:table-cell>
          <table:table-cell table:formula="of:=[.$C$2]*[.A2510]" office:value-type="float" office:value="3.0615234375" calcext:value-type="float">
            <text:p>3.062</text:p>
          </table:table-cell>
          <table:table-cell/>
        </table:table-row>
        <table:table-row table:style-name="ro1">
          <table:table-cell office:value-type="float" office:value="2509" calcext:value-type="float">
            <text:p>2509</text:p>
          </table:table-cell>
          <table:table-cell table:formula="of:=[.$C$2]*[.A2511]" office:value-type="float" office:value="3.062744140625" calcext:value-type="float">
            <text:p>3.063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table:formula="of:=[.$C$2]*[.A2512]" office:value-type="float" office:value="3.06396484375" calcext:value-type="float">
            <text:p>3.064</text:p>
          </table:table-cell>
          <table:table-cell/>
        </table:table-row>
        <table:table-row table:style-name="ro1">
          <table:table-cell office:value-type="float" office:value="2511" calcext:value-type="float">
            <text:p>2511</text:p>
          </table:table-cell>
          <table:table-cell table:formula="of:=[.$C$2]*[.A2513]" office:value-type="float" office:value="3.065185546875" calcext:value-type="float">
            <text:p>3.065</text:p>
          </table:table-cell>
          <table:table-cell/>
        </table:table-row>
        <table:table-row table:style-name="ro1">
          <table:table-cell office:value-type="float" office:value="2512" calcext:value-type="float">
            <text:p>2512</text:p>
          </table:table-cell>
          <table:table-cell table:formula="of:=[.$C$2]*[.A2514]" office:value-type="float" office:value="3.06640625" calcext:value-type="float">
            <text:p>3.066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table:formula="of:=[.$C$2]*[.A2515]" office:value-type="float" office:value="3.067626953125" calcext:value-type="float">
            <text:p>3.068</text:p>
          </table:table-cell>
          <table:table-cell/>
        </table:table-row>
        <table:table-row table:style-name="ro1">
          <table:table-cell office:value-type="float" office:value="2514" calcext:value-type="float">
            <text:p>2514</text:p>
          </table:table-cell>
          <table:table-cell table:formula="of:=[.$C$2]*[.A2516]" office:value-type="float" office:value="3.06884765625" calcext:value-type="float">
            <text:p>3.069</text:p>
          </table:table-cell>
          <table:table-cell/>
        </table:table-row>
        <table:table-row table:style-name="ro1">
          <table:table-cell office:value-type="float" office:value="2515" calcext:value-type="float">
            <text:p>2515</text:p>
          </table:table-cell>
          <table:table-cell table:formula="of:=[.$C$2]*[.A2517]" office:value-type="float" office:value="3.070068359375" calcext:value-type="float">
            <text:p>3.070</text:p>
          </table:table-cell>
          <table:table-cell/>
        </table:table-row>
        <table:table-row table:style-name="ro1">
          <table:table-cell office:value-type="float" office:value="2516" calcext:value-type="float">
            <text:p>2516</text:p>
          </table:table-cell>
          <table:table-cell table:formula="of:=[.$C$2]*[.A2518]" office:value-type="float" office:value="3.0712890625" calcext:value-type="float">
            <text:p>3.071</text:p>
          </table:table-cell>
          <table:table-cell/>
        </table:table-row>
        <table:table-row table:style-name="ro1">
          <table:table-cell office:value-type="float" office:value="2517" calcext:value-type="float">
            <text:p>2517</text:p>
          </table:table-cell>
          <table:table-cell table:formula="of:=[.$C$2]*[.A2519]" office:value-type="float" office:value="3.072509765625" calcext:value-type="float">
            <text:p>3.073</text:p>
          </table:table-cell>
          <table:table-cell/>
        </table:table-row>
        <table:table-row table:style-name="ro1">
          <table:table-cell office:value-type="float" office:value="2518" calcext:value-type="float">
            <text:p>2518</text:p>
          </table:table-cell>
          <table:table-cell table:formula="of:=[.$C$2]*[.A2520]" office:value-type="float" office:value="3.07373046875" calcext:value-type="float">
            <text:p>3.074</text:p>
          </table:table-cell>
          <table:table-cell/>
        </table:table-row>
        <table:table-row table:style-name="ro1">
          <table:table-cell office:value-type="float" office:value="2519" calcext:value-type="float">
            <text:p>2519</text:p>
          </table:table-cell>
          <table:table-cell table:formula="of:=[.$C$2]*[.A2521]" office:value-type="float" office:value="3.074951171875" calcext:value-type="float">
            <text:p>3.075</text:p>
          </table:table-cell>
          <table:table-cell/>
        </table:table-row>
        <table:table-row table:style-name="ro1">
          <table:table-cell office:value-type="float" office:value="2520" calcext:value-type="float">
            <text:p>2520</text:p>
          </table:table-cell>
          <table:table-cell table:formula="of:=[.$C$2]*[.A2522]" office:value-type="float" office:value="3.076171875" calcext:value-type="float">
            <text:p>3.076</text:p>
          </table:table-cell>
          <table:table-cell/>
        </table:table-row>
        <table:table-row table:style-name="ro1">
          <table:table-cell office:value-type="float" office:value="2521" calcext:value-type="float">
            <text:p>2521</text:p>
          </table:table-cell>
          <table:table-cell table:formula="of:=[.$C$2]*[.A2523]" office:value-type="float" office:value="3.077392578125" calcext:value-type="float">
            <text:p>3.077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table:formula="of:=[.$C$2]*[.A2524]" office:value-type="float" office:value="3.07861328125" calcext:value-type="float">
            <text:p>3.079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table:formula="of:=[.$C$2]*[.A2525]" office:value-type="float" office:value="3.079833984375" calcext:value-type="float">
            <text:p>3.080</text:p>
          </table:table-cell>
          <table:table-cell/>
        </table:table-row>
        <table:table-row table:style-name="ro1">
          <table:table-cell office:value-type="float" office:value="2524" calcext:value-type="float">
            <text:p>2524</text:p>
          </table:table-cell>
          <table:table-cell table:formula="of:=[.$C$2]*[.A2526]" office:value-type="float" office:value="3.0810546875" calcext:value-type="float">
            <text:p>3.081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table:formula="of:=[.$C$2]*[.A2527]" office:value-type="float" office:value="3.082275390625" calcext:value-type="float">
            <text:p>3.082</text:p>
          </table:table-cell>
          <table:table-cell/>
        </table:table-row>
        <table:table-row table:style-name="ro1">
          <table:table-cell office:value-type="float" office:value="2526" calcext:value-type="float">
            <text:p>2526</text:p>
          </table:table-cell>
          <table:table-cell table:formula="of:=[.$C$2]*[.A2528]" office:value-type="float" office:value="3.08349609375" calcext:value-type="float">
            <text:p>3.083</text:p>
          </table:table-cell>
          <table:table-cell/>
        </table:table-row>
        <table:table-row table:style-name="ro1">
          <table:table-cell office:value-type="float" office:value="2527" calcext:value-type="float">
            <text:p>2527</text:p>
          </table:table-cell>
          <table:table-cell table:formula="of:=[.$C$2]*[.A2529]" office:value-type="float" office:value="3.084716796875" calcext:value-type="float">
            <text:p>3.085</text:p>
          </table:table-cell>
          <table:table-cell/>
        </table:table-row>
        <table:table-row table:style-name="ro1">
          <table:table-cell office:value-type="float" office:value="2528" calcext:value-type="float">
            <text:p>2528</text:p>
          </table:table-cell>
          <table:table-cell table:formula="of:=[.$C$2]*[.A2530]" office:value-type="float" office:value="3.0859375" calcext:value-type="float">
            <text:p>3.086</text:p>
          </table:table-cell>
          <table:table-cell/>
        </table:table-row>
        <table:table-row table:style-name="ro1">
          <table:table-cell office:value-type="float" office:value="2529" calcext:value-type="float">
            <text:p>2529</text:p>
          </table:table-cell>
          <table:table-cell table:formula="of:=[.$C$2]*[.A2531]" office:value-type="float" office:value="3.087158203125" calcext:value-type="float">
            <text:p>3.087</text:p>
          </table:table-cell>
          <table:table-cell/>
        </table:table-row>
        <table:table-row table:style-name="ro1">
          <table:table-cell office:value-type="float" office:value="2530" calcext:value-type="float">
            <text:p>2530</text:p>
          </table:table-cell>
          <table:table-cell table:formula="of:=[.$C$2]*[.A2532]" office:value-type="float" office:value="3.08837890625" calcext:value-type="float">
            <text:p>3.088</text:p>
          </table:table-cell>
          <table:table-cell/>
        </table:table-row>
        <table:table-row table:style-name="ro1">
          <table:table-cell office:value-type="float" office:value="2531" calcext:value-type="float">
            <text:p>2531</text:p>
          </table:table-cell>
          <table:table-cell table:formula="of:=[.$C$2]*[.A2533]" office:value-type="float" office:value="3.089599609375" calcext:value-type="float">
            <text:p>3.090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table:formula="of:=[.$C$2]*[.A2534]" office:value-type="float" office:value="3.0908203125" calcext:value-type="float">
            <text:p>3.091</text:p>
          </table:table-cell>
          <table:table-cell/>
        </table:table-row>
        <table:table-row table:style-name="ro1">
          <table:table-cell office:value-type="float" office:value="2533" calcext:value-type="float">
            <text:p>2533</text:p>
          </table:table-cell>
          <table:table-cell table:formula="of:=[.$C$2]*[.A2535]" office:value-type="float" office:value="3.092041015625" calcext:value-type="float">
            <text:p>3.092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table:formula="of:=[.$C$2]*[.A2536]" office:value-type="float" office:value="3.09326171875" calcext:value-type="float">
            <text:p>3.093</text:p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table:formula="of:=[.$C$2]*[.A2537]" office:value-type="float" office:value="3.094482421875" calcext:value-type="float">
            <text:p>3.094</text:p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table:formula="of:=[.$C$2]*[.A2538]" office:value-type="float" office:value="3.095703125" calcext:value-type="float">
            <text:p>3.096</text:p>
          </table:table-cell>
          <table:table-cell/>
        </table:table-row>
        <table:table-row table:style-name="ro1">
          <table:table-cell office:value-type="float" office:value="2537" calcext:value-type="float">
            <text:p>2537</text:p>
          </table:table-cell>
          <table:table-cell table:formula="of:=[.$C$2]*[.A2539]" office:value-type="float" office:value="3.096923828125" calcext:value-type="float">
            <text:p>3.097</text:p>
          </table:table-cell>
          <table:table-cell/>
        </table:table-row>
        <table:table-row table:style-name="ro1">
          <table:table-cell office:value-type="float" office:value="2538" calcext:value-type="float">
            <text:p>2538</text:p>
          </table:table-cell>
          <table:table-cell table:formula="of:=[.$C$2]*[.A2540]" office:value-type="float" office:value="3.09814453125" calcext:value-type="float">
            <text:p>3.098</text:p>
          </table:table-cell>
          <table:table-cell/>
        </table:table-row>
        <table:table-row table:style-name="ro1">
          <table:table-cell office:value-type="float" office:value="2539" calcext:value-type="float">
            <text:p>2539</text:p>
          </table:table-cell>
          <table:table-cell table:formula="of:=[.$C$2]*[.A2541]" office:value-type="float" office:value="3.099365234375" calcext:value-type="float">
            <text:p>3.099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table:formula="of:=[.$C$2]*[.A2542]" office:value-type="float" office:value="3.1005859375" calcext:value-type="float">
            <text:p>3.101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table:formula="of:=[.$C$2]*[.A2543]" office:value-type="float" office:value="3.101806640625" calcext:value-type="float">
            <text:p>3.102</text:p>
          </table:table-cell>
          <table:table-cell/>
        </table:table-row>
        <table:table-row table:style-name="ro1">
          <table:table-cell office:value-type="float" office:value="2542" calcext:value-type="float">
            <text:p>2542</text:p>
          </table:table-cell>
          <table:table-cell table:formula="of:=[.$C$2]*[.A2544]" office:value-type="float" office:value="3.10302734375" calcext:value-type="float">
            <text:p>3.103</text:p>
          </table:table-cell>
          <table:table-cell/>
        </table:table-row>
        <table:table-row table:style-name="ro1">
          <table:table-cell office:value-type="float" office:value="2543" calcext:value-type="float">
            <text:p>2543</text:p>
          </table:table-cell>
          <table:table-cell table:formula="of:=[.$C$2]*[.A2545]" office:value-type="float" office:value="3.104248046875" calcext:value-type="float">
            <text:p>3.104</text:p>
          </table:table-cell>
          <table:table-cell/>
        </table:table-row>
        <table:table-row table:style-name="ro1">
          <table:table-cell office:value-type="float" office:value="2544" calcext:value-type="float">
            <text:p>2544</text:p>
          </table:table-cell>
          <table:table-cell table:formula="of:=[.$C$2]*[.A2546]" office:value-type="float" office:value="3.10546875" calcext:value-type="float">
            <text:p>3.105</text:p>
          </table:table-cell>
          <table:table-cell/>
        </table:table-row>
        <table:table-row table:style-name="ro1">
          <table:table-cell office:value-type="float" office:value="2545" calcext:value-type="float">
            <text:p>2545</text:p>
          </table:table-cell>
          <table:table-cell table:formula="of:=[.$C$2]*[.A2547]" office:value-type="float" office:value="3.106689453125" calcext:value-type="float">
            <text:p>3.107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table:formula="of:=[.$C$2]*[.A2548]" office:value-type="float" office:value="3.10791015625" calcext:value-type="float">
            <text:p>3.108</text:p>
          </table:table-cell>
          <table:table-cell/>
        </table:table-row>
        <table:table-row table:style-name="ro1">
          <table:table-cell office:value-type="float" office:value="2547" calcext:value-type="float">
            <text:p>2547</text:p>
          </table:table-cell>
          <table:table-cell table:formula="of:=[.$C$2]*[.A2549]" office:value-type="float" office:value="3.109130859375" calcext:value-type="float">
            <text:p>3.109</text:p>
          </table:table-cell>
          <table:table-cell/>
        </table:table-row>
        <table:table-row table:style-name="ro1">
          <table:table-cell office:value-type="float" office:value="2548" calcext:value-type="float">
            <text:p>2548</text:p>
          </table:table-cell>
          <table:table-cell table:formula="of:=[.$C$2]*[.A2550]" office:value-type="float" office:value="3.1103515625" calcext:value-type="float">
            <text:p>3.110</text:p>
          </table:table-cell>
          <table:table-cell/>
        </table:table-row>
        <table:table-row table:style-name="ro1">
          <table:table-cell office:value-type="float" office:value="2549" calcext:value-type="float">
            <text:p>2549</text:p>
          </table:table-cell>
          <table:table-cell table:formula="of:=[.$C$2]*[.A2551]" office:value-type="float" office:value="3.111572265625" calcext:value-type="float">
            <text:p>3.112</text:p>
          </table:table-cell>
          <table:table-cell/>
        </table:table-row>
        <table:table-row table:style-name="ro1">
          <table:table-cell office:value-type="float" office:value="2550" calcext:value-type="float">
            <text:p>2550</text:p>
          </table:table-cell>
          <table:table-cell table:formula="of:=[.$C$2]*[.A2552]" office:value-type="float" office:value="3.11279296875" calcext:value-type="float">
            <text:p>3.113</text:p>
          </table:table-cell>
          <table:table-cell/>
        </table:table-row>
        <table:table-row table:style-name="ro1">
          <table:table-cell office:value-type="float" office:value="2551" calcext:value-type="float">
            <text:p>2551</text:p>
          </table:table-cell>
          <table:table-cell table:formula="of:=[.$C$2]*[.A2553]" office:value-type="float" office:value="3.114013671875" calcext:value-type="float">
            <text:p>3.114</text:p>
          </table:table-cell>
          <table:table-cell/>
        </table:table-row>
        <table:table-row table:style-name="ro1">
          <table:table-cell office:value-type="float" office:value="2552" calcext:value-type="float">
            <text:p>2552</text:p>
          </table:table-cell>
          <table:table-cell table:formula="of:=[.$C$2]*[.A2554]" office:value-type="float" office:value="3.115234375" calcext:value-type="float">
            <text:p>3.115</text:p>
          </table:table-cell>
          <table:table-cell/>
        </table:table-row>
        <table:table-row table:style-name="ro1">
          <table:table-cell office:value-type="float" office:value="2553" calcext:value-type="float">
            <text:p>2553</text:p>
          </table:table-cell>
          <table:table-cell table:formula="of:=[.$C$2]*[.A2555]" office:value-type="float" office:value="3.116455078125" calcext:value-type="float">
            <text:p>3.116</text:p>
          </table:table-cell>
          <table:table-cell/>
        </table:table-row>
        <table:table-row table:style-name="ro1">
          <table:table-cell office:value-type="float" office:value="2554" calcext:value-type="float">
            <text:p>2554</text:p>
          </table:table-cell>
          <table:table-cell table:formula="of:=[.$C$2]*[.A2556]" office:value-type="float" office:value="3.11767578125" calcext:value-type="float">
            <text:p>3.118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table:formula="of:=[.$C$2]*[.A2557]" office:value-type="float" office:value="3.118896484375" calcext:value-type="float">
            <text:p>3.119</text:p>
          </table:table-cell>
          <table:table-cell/>
        </table:table-row>
        <table:table-row table:style-name="ro1">
          <table:table-cell office:value-type="float" office:value="2556" calcext:value-type="float">
            <text:p>2556</text:p>
          </table:table-cell>
          <table:table-cell table:formula="of:=[.$C$2]*[.A2558]" office:value-type="float" office:value="3.1201171875" calcext:value-type="float">
            <text:p>3.120</text:p>
          </table:table-cell>
          <table:table-cell/>
        </table:table-row>
        <table:table-row table:style-name="ro1">
          <table:table-cell office:value-type="float" office:value="2557" calcext:value-type="float">
            <text:p>2557</text:p>
          </table:table-cell>
          <table:table-cell table:formula="of:=[.$C$2]*[.A2559]" office:value-type="float" office:value="3.121337890625" calcext:value-type="float">
            <text:p>3.121</text:p>
          </table:table-cell>
          <table:table-cell/>
        </table:table-row>
        <table:table-row table:style-name="ro1">
          <table:table-cell office:value-type="float" office:value="2558" calcext:value-type="float">
            <text:p>2558</text:p>
          </table:table-cell>
          <table:table-cell table:formula="of:=[.$C$2]*[.A2560]" office:value-type="float" office:value="3.12255859375" calcext:value-type="float">
            <text:p>3.123</text:p>
          </table:table-cell>
          <table:table-cell/>
        </table:table-row>
        <table:table-row table:style-name="ro1">
          <table:table-cell office:value-type="float" office:value="2559" calcext:value-type="float">
            <text:p>2559</text:p>
          </table:table-cell>
          <table:table-cell table:formula="of:=[.$C$2]*[.A2561]" office:value-type="float" office:value="3.123779296875" calcext:value-type="float">
            <text:p>3.124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[.$C$2]*[.A2562]" office:value-type="float" office:value="3.125" calcext:value-type="float">
            <text:p>3.125</text:p>
          </table:table-cell>
          <table:table-cell/>
        </table:table-row>
        <table:table-row table:style-name="ro1">
          <table:table-cell office:value-type="float" office:value="2561" calcext:value-type="float">
            <text:p>2561</text:p>
          </table:table-cell>
          <table:table-cell table:formula="of:=[.$C$2]*[.A2563]" office:value-type="float" office:value="3.126220703125" calcext:value-type="float">
            <text:p>3.126</text:p>
          </table:table-cell>
          <table:table-cell/>
        </table:table-row>
        <table:table-row table:style-name="ro1">
          <table:table-cell office:value-type="float" office:value="2562" calcext:value-type="float">
            <text:p>2562</text:p>
          </table:table-cell>
          <table:table-cell table:formula="of:=[.$C$2]*[.A2564]" office:value-type="float" office:value="3.12744140625" calcext:value-type="float">
            <text:p>3.127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 table:formula="of:=[.$C$2]*[.A2565]" office:value-type="float" office:value="3.128662109375" calcext:value-type="float">
            <text:p>3.129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 table:formula="of:=[.$C$2]*[.A2566]" office:value-type="float" office:value="3.1298828125" calcext:value-type="float">
            <text:p>3.130</text:p>
          </table:table-cell>
          <table:table-cell/>
        </table:table-row>
        <table:table-row table:style-name="ro1">
          <table:table-cell office:value-type="float" office:value="2565" calcext:value-type="float">
            <text:p>2565</text:p>
          </table:table-cell>
          <table:table-cell table:formula="of:=[.$C$2]*[.A2567]" office:value-type="float" office:value="3.131103515625" calcext:value-type="float">
            <text:p>3.131</text:p>
          </table:table-cell>
          <table:table-cell/>
        </table:table-row>
        <table:table-row table:style-name="ro1">
          <table:table-cell office:value-type="float" office:value="2566" calcext:value-type="float">
            <text:p>2566</text:p>
          </table:table-cell>
          <table:table-cell table:formula="of:=[.$C$2]*[.A2568]" office:value-type="float" office:value="3.13232421875" calcext:value-type="float">
            <text:p>3.132</text:p>
          </table:table-cell>
          <table:table-cell/>
        </table:table-row>
        <table:table-row table:style-name="ro1">
          <table:table-cell office:value-type="float" office:value="2567" calcext:value-type="float">
            <text:p>2567</text:p>
          </table:table-cell>
          <table:table-cell table:formula="of:=[.$C$2]*[.A2569]" office:value-type="float" office:value="3.133544921875" calcext:value-type="float">
            <text:p>3.134</text:p>
          </table:table-cell>
          <table:table-cell/>
        </table:table-row>
        <table:table-row table:style-name="ro1">
          <table:table-cell office:value-type="float" office:value="2568" calcext:value-type="float">
            <text:p>2568</text:p>
          </table:table-cell>
          <table:table-cell table:formula="of:=[.$C$2]*[.A2570]" office:value-type="float" office:value="3.134765625" calcext:value-type="float">
            <text:p>3.135</text:p>
          </table:table-cell>
          <table:table-cell/>
        </table:table-row>
        <table:table-row table:style-name="ro1">
          <table:table-cell office:value-type="float" office:value="2569" calcext:value-type="float">
            <text:p>2569</text:p>
          </table:table-cell>
          <table:table-cell table:formula="of:=[.$C$2]*[.A2571]" office:value-type="float" office:value="3.135986328125" calcext:value-type="float">
            <text:p>3.136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table:formula="of:=[.$C$2]*[.A2572]" office:value-type="float" office:value="3.13720703125" calcext:value-type="float">
            <text:p>3.137</text:p>
          </table:table-cell>
          <table:table-cell/>
        </table:table-row>
        <table:table-row table:style-name="ro1">
          <table:table-cell office:value-type="float" office:value="2571" calcext:value-type="float">
            <text:p>2571</text:p>
          </table:table-cell>
          <table:table-cell table:formula="of:=[.$C$2]*[.A2573]" office:value-type="float" office:value="3.138427734375" calcext:value-type="float">
            <text:p>3.138</text:p>
          </table:table-cell>
          <table:table-cell/>
        </table:table-row>
        <table:table-row table:style-name="ro1">
          <table:table-cell office:value-type="float" office:value="2572" calcext:value-type="float">
            <text:p>2572</text:p>
          </table:table-cell>
          <table:table-cell table:formula="of:=[.$C$2]*[.A2574]" office:value-type="float" office:value="3.1396484375" calcext:value-type="float">
            <text:p>3.140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 table:formula="of:=[.$C$2]*[.A2575]" office:value-type="float" office:value="3.140869140625" calcext:value-type="float">
            <text:p>3.141</text:p>
          </table:table-cell>
          <table:table-cell/>
        </table:table-row>
        <table:table-row table:style-name="ro1">
          <table:table-cell office:value-type="float" office:value="2574" calcext:value-type="float">
            <text:p>2574</text:p>
          </table:table-cell>
          <table:table-cell table:formula="of:=[.$C$2]*[.A2576]" office:value-type="float" office:value="3.14208984375" calcext:value-type="float">
            <text:p>3.142</text:p>
          </table:table-cell>
          <table:table-cell/>
        </table:table-row>
        <table:table-row table:style-name="ro1">
          <table:table-cell office:value-type="float" office:value="2575" calcext:value-type="float">
            <text:p>2575</text:p>
          </table:table-cell>
          <table:table-cell table:formula="of:=[.$C$2]*[.A2577]" office:value-type="float" office:value="3.143310546875" calcext:value-type="float">
            <text:p>3.143</text:p>
          </table:table-cell>
          <table:table-cell/>
        </table:table-row>
        <table:table-row table:style-name="ro1">
          <table:table-cell office:value-type="float" office:value="2576" calcext:value-type="float">
            <text:p>2576</text:p>
          </table:table-cell>
          <table:table-cell table:formula="of:=[.$C$2]*[.A2578]" office:value-type="float" office:value="3.14453125" calcext:value-type="float">
            <text:p>3.145</text:p>
          </table:table-cell>
          <table:table-cell/>
        </table:table-row>
        <table:table-row table:style-name="ro1">
          <table:table-cell office:value-type="float" office:value="2577" calcext:value-type="float">
            <text:p>2577</text:p>
          </table:table-cell>
          <table:table-cell table:formula="of:=[.$C$2]*[.A2579]" office:value-type="float" office:value="3.145751953125" calcext:value-type="float">
            <text:p>3.146</text:p>
          </table:table-cell>
          <table:table-cell/>
        </table:table-row>
        <table:table-row table:style-name="ro1">
          <table:table-cell office:value-type="float" office:value="2578" calcext:value-type="float">
            <text:p>2578</text:p>
          </table:table-cell>
          <table:table-cell table:formula="of:=[.$C$2]*[.A2580]" office:value-type="float" office:value="3.14697265625" calcext:value-type="float">
            <text:p>3.147</text:p>
          </table:table-cell>
          <table:table-cell/>
        </table:table-row>
        <table:table-row table:style-name="ro1">
          <table:table-cell office:value-type="float" office:value="2579" calcext:value-type="float">
            <text:p>2579</text:p>
          </table:table-cell>
          <table:table-cell table:formula="of:=[.$C$2]*[.A2581]" office:value-type="float" office:value="3.148193359375" calcext:value-type="float">
            <text:p>3.148</text:p>
          </table:table-cell>
          <table:table-cell/>
        </table:table-row>
        <table:table-row table:style-name="ro1">
          <table:table-cell office:value-type="float" office:value="2580" calcext:value-type="float">
            <text:p>2580</text:p>
          </table:table-cell>
          <table:table-cell table:formula="of:=[.$C$2]*[.A2582]" office:value-type="float" office:value="3.1494140625" calcext:value-type="float">
            <text:p>3.149</text:p>
          </table:table-cell>
          <table:table-cell/>
        </table:table-row>
        <table:table-row table:style-name="ro1">
          <table:table-cell office:value-type="float" office:value="2581" calcext:value-type="float">
            <text:p>2581</text:p>
          </table:table-cell>
          <table:table-cell table:formula="of:=[.$C$2]*[.A2583]" office:value-type="float" office:value="3.150634765625" calcext:value-type="float">
            <text:p>3.151</text:p>
          </table:table-cell>
          <table:table-cell/>
        </table:table-row>
        <table:table-row table:style-name="ro1">
          <table:table-cell office:value-type="float" office:value="2582" calcext:value-type="float">
            <text:p>2582</text:p>
          </table:table-cell>
          <table:table-cell table:formula="of:=[.$C$2]*[.A2584]" office:value-type="float" office:value="3.15185546875" calcext:value-type="float">
            <text:p>3.152</text:p>
          </table:table-cell>
          <table:table-cell/>
        </table:table-row>
        <table:table-row table:style-name="ro1">
          <table:table-cell office:value-type="float" office:value="2583" calcext:value-type="float">
            <text:p>2583</text:p>
          </table:table-cell>
          <table:table-cell table:formula="of:=[.$C$2]*[.A2585]" office:value-type="float" office:value="3.153076171875" calcext:value-type="float">
            <text:p>3.153</text:p>
          </table:table-cell>
          <table:table-cell/>
        </table:table-row>
        <table:table-row table:style-name="ro1">
          <table:table-cell office:value-type="float" office:value="2584" calcext:value-type="float">
            <text:p>2584</text:p>
          </table:table-cell>
          <table:table-cell table:formula="of:=[.$C$2]*[.A2586]" office:value-type="float" office:value="3.154296875" calcext:value-type="float">
            <text:p>3.154</text:p>
          </table:table-cell>
          <table:table-cell/>
        </table:table-row>
        <table:table-row table:style-name="ro1">
          <table:table-cell office:value-type="float" office:value="2585" calcext:value-type="float">
            <text:p>2585</text:p>
          </table:table-cell>
          <table:table-cell table:formula="of:=[.$C$2]*[.A2587]" office:value-type="float" office:value="3.155517578125" calcext:value-type="float">
            <text:p>3.156</text:p>
          </table:table-cell>
          <table:table-cell/>
        </table:table-row>
        <table:table-row table:style-name="ro1">
          <table:table-cell office:value-type="float" office:value="2586" calcext:value-type="float">
            <text:p>2586</text:p>
          </table:table-cell>
          <table:table-cell table:formula="of:=[.$C$2]*[.A2588]" office:value-type="float" office:value="3.15673828125" calcext:value-type="float">
            <text:p>3.157</text:p>
          </table:table-cell>
          <table:table-cell/>
        </table:table-row>
        <table:table-row table:style-name="ro1">
          <table:table-cell office:value-type="float" office:value="2587" calcext:value-type="float">
            <text:p>2587</text:p>
          </table:table-cell>
          <table:table-cell table:formula="of:=[.$C$2]*[.A2589]" office:value-type="float" office:value="3.157958984375" calcext:value-type="float">
            <text:p>3.158</text:p>
          </table:table-cell>
          <table:table-cell/>
        </table:table-row>
        <table:table-row table:style-name="ro1">
          <table:table-cell office:value-type="float" office:value="2588" calcext:value-type="float">
            <text:p>2588</text:p>
          </table:table-cell>
          <table:table-cell table:formula="of:=[.$C$2]*[.A2590]" office:value-type="float" office:value="3.1591796875" calcext:value-type="float">
            <text:p>3.159</text:p>
          </table:table-cell>
          <table:table-cell/>
        </table:table-row>
        <table:table-row table:style-name="ro1">
          <table:table-cell office:value-type="float" office:value="2589" calcext:value-type="float">
            <text:p>2589</text:p>
          </table:table-cell>
          <table:table-cell table:formula="of:=[.$C$2]*[.A2591]" office:value-type="float" office:value="3.160400390625" calcext:value-type="float">
            <text:p>3.160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table:formula="of:=[.$C$2]*[.A2592]" office:value-type="float" office:value="3.16162109375" calcext:value-type="float">
            <text:p>3.162</text:p>
          </table:table-cell>
          <table:table-cell/>
        </table:table-row>
        <table:table-row table:style-name="ro1">
          <table:table-cell office:value-type="float" office:value="2591" calcext:value-type="float">
            <text:p>2591</text:p>
          </table:table-cell>
          <table:table-cell table:formula="of:=[.$C$2]*[.A2593]" office:value-type="float" office:value="3.162841796875" calcext:value-type="float">
            <text:p>3.163</text:p>
          </table:table-cell>
          <table:table-cell/>
        </table:table-row>
        <table:table-row table:style-name="ro1">
          <table:table-cell office:value-type="float" office:value="2592" calcext:value-type="float">
            <text:p>2592</text:p>
          </table:table-cell>
          <table:table-cell table:formula="of:=[.$C$2]*[.A2594]" office:value-type="float" office:value="3.1640625" calcext:value-type="float">
            <text:p>3.164</text:p>
          </table:table-cell>
          <table:table-cell/>
        </table:table-row>
        <table:table-row table:style-name="ro1">
          <table:table-cell office:value-type="float" office:value="2593" calcext:value-type="float">
            <text:p>2593</text:p>
          </table:table-cell>
          <table:table-cell table:formula="of:=[.$C$2]*[.A2595]" office:value-type="float" office:value="3.165283203125" calcext:value-type="float">
            <text:p>3.165</text:p>
          </table:table-cell>
          <table:table-cell/>
        </table:table-row>
        <table:table-row table:style-name="ro1">
          <table:table-cell office:value-type="float" office:value="2594" calcext:value-type="float">
            <text:p>2594</text:p>
          </table:table-cell>
          <table:table-cell table:formula="of:=[.$C$2]*[.A2596]" office:value-type="float" office:value="3.16650390625" calcext:value-type="float">
            <text:p>3.167</text:p>
          </table:table-cell>
          <table:table-cell/>
        </table:table-row>
        <table:table-row table:style-name="ro1">
          <table:table-cell office:value-type="float" office:value="2595" calcext:value-type="float">
            <text:p>2595</text:p>
          </table:table-cell>
          <table:table-cell table:formula="of:=[.$C$2]*[.A2597]" office:value-type="float" office:value="3.167724609375" calcext:value-type="float">
            <text:p>3.168</text:p>
          </table:table-cell>
          <table:table-cell/>
        </table:table-row>
        <table:table-row table:style-name="ro1">
          <table:table-cell office:value-type="float" office:value="2596" calcext:value-type="float">
            <text:p>2596</text:p>
          </table:table-cell>
          <table:table-cell table:formula="of:=[.$C$2]*[.A2598]" office:value-type="float" office:value="3.1689453125" calcext:value-type="float">
            <text:p>3.169</text:p>
          </table:table-cell>
          <table:table-cell/>
        </table:table-row>
        <table:table-row table:style-name="ro1">
          <table:table-cell office:value-type="float" office:value="2597" calcext:value-type="float">
            <text:p>2597</text:p>
          </table:table-cell>
          <table:table-cell table:formula="of:=[.$C$2]*[.A2599]" office:value-type="float" office:value="3.170166015625" calcext:value-type="float">
            <text:p>3.170</text:p>
          </table:table-cell>
          <table:table-cell/>
        </table:table-row>
        <table:table-row table:style-name="ro1">
          <table:table-cell office:value-type="float" office:value="2598" calcext:value-type="float">
            <text:p>2598</text:p>
          </table:table-cell>
          <table:table-cell table:formula="of:=[.$C$2]*[.A2600]" office:value-type="float" office:value="3.17138671875" calcext:value-type="float">
            <text:p>3.171</text:p>
          </table:table-cell>
          <table:table-cell/>
        </table:table-row>
        <table:table-row table:style-name="ro1">
          <table:table-cell office:value-type="float" office:value="2599" calcext:value-type="float">
            <text:p>2599</text:p>
          </table:table-cell>
          <table:table-cell table:formula="of:=[.$C$2]*[.A2601]" office:value-type="float" office:value="3.172607421875" calcext:value-type="float">
            <text:p>3.173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[.$C$2]*[.A2602]" office:value-type="float" office:value="3.173828125" calcext:value-type="float">
            <text:p>3.174</text:p>
          </table:table-cell>
          <table:table-cell/>
        </table:table-row>
        <table:table-row table:style-name="ro1">
          <table:table-cell office:value-type="float" office:value="2601" calcext:value-type="float">
            <text:p>2601</text:p>
          </table:table-cell>
          <table:table-cell table:formula="of:=[.$C$2]*[.A2603]" office:value-type="float" office:value="3.175048828125" calcext:value-type="float">
            <text:p>3.175</text:p>
          </table:table-cell>
          <table:table-cell/>
        </table:table-row>
        <table:table-row table:style-name="ro1">
          <table:table-cell office:value-type="float" office:value="2602" calcext:value-type="float">
            <text:p>2602</text:p>
          </table:table-cell>
          <table:table-cell table:formula="of:=[.$C$2]*[.A2604]" office:value-type="float" office:value="3.17626953125" calcext:value-type="float">
            <text:p>3.176</text:p>
          </table:table-cell>
          <table:table-cell/>
        </table:table-row>
        <table:table-row table:style-name="ro1">
          <table:table-cell office:value-type="float" office:value="2603" calcext:value-type="float">
            <text:p>2603</text:p>
          </table:table-cell>
          <table:table-cell table:formula="of:=[.$C$2]*[.A2605]" office:value-type="float" office:value="3.177490234375" calcext:value-type="float">
            <text:p>3.177</text:p>
          </table:table-cell>
          <table:table-cell/>
        </table:table-row>
        <table:table-row table:style-name="ro1">
          <table:table-cell office:value-type="float" office:value="2604" calcext:value-type="float">
            <text:p>2604</text:p>
          </table:table-cell>
          <table:table-cell table:formula="of:=[.$C$2]*[.A2606]" office:value-type="float" office:value="3.1787109375" calcext:value-type="float">
            <text:p>3.179</text:p>
          </table:table-cell>
          <table:table-cell/>
        </table:table-row>
        <table:table-row table:style-name="ro1">
          <table:table-cell office:value-type="float" office:value="2605" calcext:value-type="float">
            <text:p>2605</text:p>
          </table:table-cell>
          <table:table-cell table:formula="of:=[.$C$2]*[.A2607]" office:value-type="float" office:value="3.179931640625" calcext:value-type="float">
            <text:p>3.180</text:p>
          </table:table-cell>
          <table:table-cell/>
        </table:table-row>
        <table:table-row table:style-name="ro1">
          <table:table-cell office:value-type="float" office:value="2606" calcext:value-type="float">
            <text:p>2606</text:p>
          </table:table-cell>
          <table:table-cell table:formula="of:=[.$C$2]*[.A2608]" office:value-type="float" office:value="3.18115234375" calcext:value-type="float">
            <text:p>3.181</text:p>
          </table:table-cell>
          <table:table-cell/>
        </table:table-row>
        <table:table-row table:style-name="ro1">
          <table:table-cell office:value-type="float" office:value="2607" calcext:value-type="float">
            <text:p>2607</text:p>
          </table:table-cell>
          <table:table-cell table:formula="of:=[.$C$2]*[.A2609]" office:value-type="float" office:value="3.182373046875" calcext:value-type="float">
            <text:p>3.182</text:p>
          </table:table-cell>
          <table:table-cell/>
        </table:table-row>
        <table:table-row table:style-name="ro1">
          <table:table-cell office:value-type="float" office:value="2608" calcext:value-type="float">
            <text:p>2608</text:p>
          </table:table-cell>
          <table:table-cell table:formula="of:=[.$C$2]*[.A2610]" office:value-type="float" office:value="3.18359375" calcext:value-type="float">
            <text:p>3.184</text:p>
          </table:table-cell>
          <table:table-cell/>
        </table:table-row>
        <table:table-row table:style-name="ro1">
          <table:table-cell office:value-type="float" office:value="2609" calcext:value-type="float">
            <text:p>2609</text:p>
          </table:table-cell>
          <table:table-cell table:formula="of:=[.$C$2]*[.A2611]" office:value-type="float" office:value="3.184814453125" calcext:value-type="float">
            <text:p>3.185</text:p>
          </table:table-cell>
          <table:table-cell/>
        </table:table-row>
        <table:table-row table:style-name="ro1">
          <table:table-cell office:value-type="float" office:value="2610" calcext:value-type="float">
            <text:p>2610</text:p>
          </table:table-cell>
          <table:table-cell table:formula="of:=[.$C$2]*[.A2612]" office:value-type="float" office:value="3.18603515625" calcext:value-type="float">
            <text:p>3.186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table:formula="of:=[.$C$2]*[.A2613]" office:value-type="float" office:value="3.187255859375" calcext:value-type="float">
            <text:p>3.187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table:formula="of:=[.$C$2]*[.A2614]" office:value-type="float" office:value="3.1884765625" calcext:value-type="float">
            <text:p>3.188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table:formula="of:=[.$C$2]*[.A2615]" office:value-type="float" office:value="3.189697265625" calcext:value-type="float">
            <text:p>3.190</text:p>
          </table:table-cell>
          <table:table-cell/>
        </table:table-row>
        <table:table-row table:style-name="ro1">
          <table:table-cell office:value-type="float" office:value="2614" calcext:value-type="float">
            <text:p>2614</text:p>
          </table:table-cell>
          <table:table-cell table:formula="of:=[.$C$2]*[.A2616]" office:value-type="float" office:value="3.19091796875" calcext:value-type="float">
            <text:p>3.191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 table:formula="of:=[.$C$2]*[.A2617]" office:value-type="float" office:value="3.192138671875" calcext:value-type="float">
            <text:p>3.192</text:p>
          </table:table-cell>
          <table:table-cell/>
        </table:table-row>
        <table:table-row table:style-name="ro1">
          <table:table-cell office:value-type="float" office:value="2616" calcext:value-type="float">
            <text:p>2616</text:p>
          </table:table-cell>
          <table:table-cell table:formula="of:=[.$C$2]*[.A2618]" office:value-type="float" office:value="3.193359375" calcext:value-type="float">
            <text:p>3.193</text:p>
          </table:table-cell>
          <table:table-cell/>
        </table:table-row>
        <table:table-row table:style-name="ro1">
          <table:table-cell office:value-type="float" office:value="2617" calcext:value-type="float">
            <text:p>2617</text:p>
          </table:table-cell>
          <table:table-cell table:formula="of:=[.$C$2]*[.A2619]" office:value-type="float" office:value="3.194580078125" calcext:value-type="float">
            <text:p>3.195</text:p>
          </table:table-cell>
          <table:table-cell/>
        </table:table-row>
        <table:table-row table:style-name="ro1">
          <table:table-cell office:value-type="float" office:value="2618" calcext:value-type="float">
            <text:p>2618</text:p>
          </table:table-cell>
          <table:table-cell table:formula="of:=[.$C$2]*[.A2620]" office:value-type="float" office:value="3.19580078125" calcext:value-type="float">
            <text:p>3.196</text:p>
          </table:table-cell>
          <table:table-cell/>
        </table:table-row>
        <table:table-row table:style-name="ro1">
          <table:table-cell office:value-type="float" office:value="2619" calcext:value-type="float">
            <text:p>2619</text:p>
          </table:table-cell>
          <table:table-cell table:formula="of:=[.$C$2]*[.A2621]" office:value-type="float" office:value="3.197021484375" calcext:value-type="float">
            <text:p>3.197</text:p>
          </table:table-cell>
          <table:table-cell/>
        </table:table-row>
        <table:table-row table:style-name="ro1">
          <table:table-cell office:value-type="float" office:value="2620" calcext:value-type="float">
            <text:p>2620</text:p>
          </table:table-cell>
          <table:table-cell table:formula="of:=[.$C$2]*[.A2622]" office:value-type="float" office:value="3.1982421875" calcext:value-type="float">
            <text:p>3.198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table:formula="of:=[.$C$2]*[.A2623]" office:value-type="float" office:value="3.199462890625" calcext:value-type="float">
            <text:p>3.199</text:p>
          </table:table-cell>
          <table:table-cell/>
        </table:table-row>
        <table:table-row table:style-name="ro1">
          <table:table-cell office:value-type="float" office:value="2622" calcext:value-type="float">
            <text:p>2622</text:p>
          </table:table-cell>
          <table:table-cell table:formula="of:=[.$C$2]*[.A2624]" office:value-type="float" office:value="3.20068359375" calcext:value-type="float">
            <text:p>3.201</text:p>
          </table:table-cell>
          <table:table-cell/>
        </table:table-row>
        <table:table-row table:style-name="ro1">
          <table:table-cell office:value-type="float" office:value="2623" calcext:value-type="float">
            <text:p>2623</text:p>
          </table:table-cell>
          <table:table-cell table:formula="of:=[.$C$2]*[.A2625]" office:value-type="float" office:value="3.201904296875" calcext:value-type="float">
            <text:p>3.202</text:p>
          </table:table-cell>
          <table:table-cell/>
        </table:table-row>
        <table:table-row table:style-name="ro1">
          <table:table-cell office:value-type="float" office:value="2624" calcext:value-type="float">
            <text:p>2624</text:p>
          </table:table-cell>
          <table:table-cell table:formula="of:=[.$C$2]*[.A2626]" office:value-type="float" office:value="3.203125" calcext:value-type="float">
            <text:p>3.203</text:p>
          </table:table-cell>
          <table:table-cell/>
        </table:table-row>
        <table:table-row table:style-name="ro1">
          <table:table-cell office:value-type="float" office:value="2625" calcext:value-type="float">
            <text:p>2625</text:p>
          </table:table-cell>
          <table:table-cell table:formula="of:=[.$C$2]*[.A2627]" office:value-type="float" office:value="3.204345703125" calcext:value-type="float">
            <text:p>3.204</text:p>
          </table:table-cell>
          <table:table-cell/>
        </table:table-row>
        <table:table-row table:style-name="ro1">
          <table:table-cell office:value-type="float" office:value="2626" calcext:value-type="float">
            <text:p>2626</text:p>
          </table:table-cell>
          <table:table-cell table:formula="of:=[.$C$2]*[.A2628]" office:value-type="float" office:value="3.20556640625" calcext:value-type="float">
            <text:p>3.206</text:p>
          </table:table-cell>
          <table:table-cell/>
        </table:table-row>
        <table:table-row table:style-name="ro1">
          <table:table-cell office:value-type="float" office:value="2627" calcext:value-type="float">
            <text:p>2627</text:p>
          </table:table-cell>
          <table:table-cell table:formula="of:=[.$C$2]*[.A2629]" office:value-type="float" office:value="3.206787109375" calcext:value-type="float">
            <text:p>3.207</text:p>
          </table:table-cell>
          <table:table-cell/>
        </table:table-row>
        <table:table-row table:style-name="ro1">
          <table:table-cell office:value-type="float" office:value="2628" calcext:value-type="float">
            <text:p>2628</text:p>
          </table:table-cell>
          <table:table-cell table:formula="of:=[.$C$2]*[.A2630]" office:value-type="float" office:value="3.2080078125" calcext:value-type="float">
            <text:p>3.208</text:p>
          </table:table-cell>
          <table:table-cell/>
        </table:table-row>
        <table:table-row table:style-name="ro1">
          <table:table-cell office:value-type="float" office:value="2629" calcext:value-type="float">
            <text:p>2629</text:p>
          </table:table-cell>
          <table:table-cell table:formula="of:=[.$C$2]*[.A2631]" office:value-type="float" office:value="3.209228515625" calcext:value-type="float">
            <text:p>3.209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table:formula="of:=[.$C$2]*[.A2632]" office:value-type="float" office:value="3.21044921875" calcext:value-type="float">
            <text:p>3.210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table:formula="of:=[.$C$2]*[.A2633]" office:value-type="float" office:value="3.211669921875" calcext:value-type="float">
            <text:p>3.212</text:p>
          </table:table-cell>
          <table:table-cell/>
        </table:table-row>
        <table:table-row table:style-name="ro1">
          <table:table-cell office:value-type="float" office:value="2632" calcext:value-type="float">
            <text:p>2632</text:p>
          </table:table-cell>
          <table:table-cell table:formula="of:=[.$C$2]*[.A2634]" office:value-type="float" office:value="3.212890625" calcext:value-type="float">
            <text:p>3.213</text:p>
          </table:table-cell>
          <table:table-cell/>
        </table:table-row>
        <table:table-row table:style-name="ro1">
          <table:table-cell office:value-type="float" office:value="2633" calcext:value-type="float">
            <text:p>2633</text:p>
          </table:table-cell>
          <table:table-cell table:formula="of:=[.$C$2]*[.A2635]" office:value-type="float" office:value="3.214111328125" calcext:value-type="float">
            <text:p>3.214</text:p>
          </table:table-cell>
          <table:table-cell/>
        </table:table-row>
        <table:table-row table:style-name="ro1">
          <table:table-cell office:value-type="float" office:value="2634" calcext:value-type="float">
            <text:p>2634</text:p>
          </table:table-cell>
          <table:table-cell table:formula="of:=[.$C$2]*[.A2636]" office:value-type="float" office:value="3.21533203125" calcext:value-type="float">
            <text:p>3.215</text:p>
          </table:table-cell>
          <table:table-cell/>
        </table:table-row>
        <table:table-row table:style-name="ro1">
          <table:table-cell office:value-type="float" office:value="2635" calcext:value-type="float">
            <text:p>2635</text:p>
          </table:table-cell>
          <table:table-cell table:formula="of:=[.$C$2]*[.A2637]" office:value-type="float" office:value="3.216552734375" calcext:value-type="float">
            <text:p>3.217</text:p>
          </table:table-cell>
          <table:table-cell/>
        </table:table-row>
        <table:table-row table:style-name="ro1">
          <table:table-cell office:value-type="float" office:value="2636" calcext:value-type="float">
            <text:p>2636</text:p>
          </table:table-cell>
          <table:table-cell table:formula="of:=[.$C$2]*[.A2638]" office:value-type="float" office:value="3.2177734375" calcext:value-type="float">
            <text:p>3.218</text:p>
          </table:table-cell>
          <table:table-cell/>
        </table:table-row>
        <table:table-row table:style-name="ro1">
          <table:table-cell office:value-type="float" office:value="2637" calcext:value-type="float">
            <text:p>2637</text:p>
          </table:table-cell>
          <table:table-cell table:formula="of:=[.$C$2]*[.A2639]" office:value-type="float" office:value="3.218994140625" calcext:value-type="float">
            <text:p>3.219</text:p>
          </table:table-cell>
          <table:table-cell/>
        </table:table-row>
        <table:table-row table:style-name="ro1">
          <table:table-cell office:value-type="float" office:value="2638" calcext:value-type="float">
            <text:p>2638</text:p>
          </table:table-cell>
          <table:table-cell table:formula="of:=[.$C$2]*[.A2640]" office:value-type="float" office:value="3.22021484375" calcext:value-type="float">
            <text:p>3.220</text:p>
          </table:table-cell>
          <table:table-cell/>
        </table:table-row>
        <table:table-row table:style-name="ro1">
          <table:table-cell office:value-type="float" office:value="2639" calcext:value-type="float">
            <text:p>2639</text:p>
          </table:table-cell>
          <table:table-cell table:formula="of:=[.$C$2]*[.A2641]" office:value-type="float" office:value="3.221435546875" calcext:value-type="float">
            <text:p>3.221</text:p>
          </table:table-cell>
          <table:table-cell/>
        </table:table-row>
        <table:table-row table:style-name="ro1">
          <table:table-cell office:value-type="float" office:value="2640" calcext:value-type="float">
            <text:p>2640</text:p>
          </table:table-cell>
          <table:table-cell table:formula="of:=[.$C$2]*[.A2642]" office:value-type="float" office:value="3.22265625" calcext:value-type="float">
            <text:p>3.223</text:p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table:formula="of:=[.$C$2]*[.A2643]" office:value-type="float" office:value="3.223876953125" calcext:value-type="float">
            <text:p>3.224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table:formula="of:=[.$C$2]*[.A2644]" office:value-type="float" office:value="3.22509765625" calcext:value-type="float">
            <text:p>3.225</text:p>
          </table:table-cell>
          <table:table-cell/>
        </table:table-row>
        <table:table-row table:style-name="ro1">
          <table:table-cell office:value-type="float" office:value="2643" calcext:value-type="float">
            <text:p>2643</text:p>
          </table:table-cell>
          <table:table-cell table:formula="of:=[.$C$2]*[.A2645]" office:value-type="float" office:value="3.226318359375" calcext:value-type="float">
            <text:p>3.226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table:formula="of:=[.$C$2]*[.A2646]" office:value-type="float" office:value="3.2275390625" calcext:value-type="float">
            <text:p>3.228</text:p>
          </table:table-cell>
          <table:table-cell/>
        </table:table-row>
        <table:table-row table:style-name="ro1">
          <table:table-cell office:value-type="float" office:value="2645" calcext:value-type="float">
            <text:p>2645</text:p>
          </table:table-cell>
          <table:table-cell table:formula="of:=[.$C$2]*[.A2647]" office:value-type="float" office:value="3.228759765625" calcext:value-type="float">
            <text:p>3.229</text:p>
          </table:table-cell>
          <table:table-cell/>
        </table:table-row>
        <table:table-row table:style-name="ro1">
          <table:table-cell office:value-type="float" office:value="2646" calcext:value-type="float">
            <text:p>2646</text:p>
          </table:table-cell>
          <table:table-cell table:formula="of:=[.$C$2]*[.A2648]" office:value-type="float" office:value="3.22998046875" calcext:value-type="float">
            <text:p>3.230</text:p>
          </table:table-cell>
          <table:table-cell/>
        </table:table-row>
        <table:table-row table:style-name="ro1">
          <table:table-cell office:value-type="float" office:value="2647" calcext:value-type="float">
            <text:p>2647</text:p>
          </table:table-cell>
          <table:table-cell table:formula="of:=[.$C$2]*[.A2649]" office:value-type="float" office:value="3.231201171875" calcext:value-type="float">
            <text:p>3.231</text:p>
          </table:table-cell>
          <table:table-cell/>
        </table:table-row>
        <table:table-row table:style-name="ro1">
          <table:table-cell office:value-type="float" office:value="2648" calcext:value-type="float">
            <text:p>2648</text:p>
          </table:table-cell>
          <table:table-cell table:formula="of:=[.$C$2]*[.A2650]" office:value-type="float" office:value="3.232421875" calcext:value-type="float">
            <text:p>3.232</text:p>
          </table:table-cell>
          <table:table-cell/>
        </table:table-row>
        <table:table-row table:style-name="ro1">
          <table:table-cell office:value-type="float" office:value="2649" calcext:value-type="float">
            <text:p>2649</text:p>
          </table:table-cell>
          <table:table-cell table:formula="of:=[.$C$2]*[.A2651]" office:value-type="float" office:value="3.233642578125" calcext:value-type="float">
            <text:p>3.234</text:p>
          </table:table-cell>
          <table:table-cell/>
        </table:table-row>
        <table:table-row table:style-name="ro1">
          <table:table-cell office:value-type="float" office:value="2650" calcext:value-type="float">
            <text:p>2650</text:p>
          </table:table-cell>
          <table:table-cell table:formula="of:=[.$C$2]*[.A2652]" office:value-type="float" office:value="3.23486328125" calcext:value-type="float">
            <text:p>3.235</text:p>
          </table:table-cell>
          <table:table-cell/>
        </table:table-row>
        <table:table-row table:style-name="ro1">
          <table:table-cell office:value-type="float" office:value="2651" calcext:value-type="float">
            <text:p>2651</text:p>
          </table:table-cell>
          <table:table-cell table:formula="of:=[.$C$2]*[.A2653]" office:value-type="float" office:value="3.236083984375" calcext:value-type="float">
            <text:p>3.236</text:p>
          </table:table-cell>
          <table:table-cell/>
        </table:table-row>
        <table:table-row table:style-name="ro1">
          <table:table-cell office:value-type="float" office:value="2652" calcext:value-type="float">
            <text:p>2652</text:p>
          </table:table-cell>
          <table:table-cell table:formula="of:=[.$C$2]*[.A2654]" office:value-type="float" office:value="3.2373046875" calcext:value-type="float">
            <text:p>3.237</text:p>
          </table:table-cell>
          <table:table-cell/>
        </table:table-row>
        <table:table-row table:style-name="ro1">
          <table:table-cell office:value-type="float" office:value="2653" calcext:value-type="float">
            <text:p>2653</text:p>
          </table:table-cell>
          <table:table-cell table:formula="of:=[.$C$2]*[.A2655]" office:value-type="float" office:value="3.238525390625" calcext:value-type="float">
            <text:p>3.239</text:p>
          </table:table-cell>
          <table:table-cell/>
        </table:table-row>
        <table:table-row table:style-name="ro1">
          <table:table-cell office:value-type="float" office:value="2654" calcext:value-type="float">
            <text:p>2654</text:p>
          </table:table-cell>
          <table:table-cell table:formula="of:=[.$C$2]*[.A2656]" office:value-type="float" office:value="3.23974609375" calcext:value-type="float">
            <text:p>3.240</text:p>
          </table:table-cell>
          <table:table-cell/>
        </table:table-row>
        <table:table-row table:style-name="ro1">
          <table:table-cell office:value-type="float" office:value="2655" calcext:value-type="float">
            <text:p>2655</text:p>
          </table:table-cell>
          <table:table-cell table:formula="of:=[.$C$2]*[.A2657]" office:value-type="float" office:value="3.240966796875" calcext:value-type="float">
            <text:p>3.241</text:p>
          </table:table-cell>
          <table:table-cell/>
        </table:table-row>
        <table:table-row table:style-name="ro1">
          <table:table-cell office:value-type="float" office:value="2656" calcext:value-type="float">
            <text:p>2656</text:p>
          </table:table-cell>
          <table:table-cell table:formula="of:=[.$C$2]*[.A2658]" office:value-type="float" office:value="3.2421875" calcext:value-type="float">
            <text:p>3.242</text:p>
          </table:table-cell>
          <table:table-cell/>
        </table:table-row>
        <table:table-row table:style-name="ro1">
          <table:table-cell office:value-type="float" office:value="2657" calcext:value-type="float">
            <text:p>2657</text:p>
          </table:table-cell>
          <table:table-cell table:formula="of:=[.$C$2]*[.A2659]" office:value-type="float" office:value="3.243408203125" calcext:value-type="float">
            <text:p>3.243</text:p>
          </table:table-cell>
          <table:table-cell/>
        </table:table-row>
        <table:table-row table:style-name="ro1">
          <table:table-cell office:value-type="float" office:value="2658" calcext:value-type="float">
            <text:p>2658</text:p>
          </table:table-cell>
          <table:table-cell table:formula="of:=[.$C$2]*[.A2660]" office:value-type="float" office:value="3.24462890625" calcext:value-type="float">
            <text:p>3.245</text:p>
          </table:table-cell>
          <table:table-cell/>
        </table:table-row>
        <table:table-row table:style-name="ro1">
          <table:table-cell office:value-type="float" office:value="2659" calcext:value-type="float">
            <text:p>2659</text:p>
          </table:table-cell>
          <table:table-cell table:formula="of:=[.$C$2]*[.A2661]" office:value-type="float" office:value="3.245849609375" calcext:value-type="float">
            <text:p>3.246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table:formula="of:=[.$C$2]*[.A2662]" office:value-type="float" office:value="3.2470703125" calcext:value-type="float">
            <text:p>3.247</text:p>
          </table:table-cell>
          <table:table-cell/>
        </table:table-row>
        <table:table-row table:style-name="ro1">
          <table:table-cell office:value-type="float" office:value="2661" calcext:value-type="float">
            <text:p>2661</text:p>
          </table:table-cell>
          <table:table-cell table:formula="of:=[.$C$2]*[.A2663]" office:value-type="float" office:value="3.248291015625" calcext:value-type="float">
            <text:p>3.248</text:p>
          </table:table-cell>
          <table:table-cell/>
        </table:table-row>
        <table:table-row table:style-name="ro1">
          <table:table-cell office:value-type="float" office:value="2662" calcext:value-type="float">
            <text:p>2662</text:p>
          </table:table-cell>
          <table:table-cell table:formula="of:=[.$C$2]*[.A2664]" office:value-type="float" office:value="3.24951171875" calcext:value-type="float">
            <text:p>3.250</text:p>
          </table:table-cell>
          <table:table-cell/>
        </table:table-row>
        <table:table-row table:style-name="ro1">
          <table:table-cell office:value-type="float" office:value="2663" calcext:value-type="float">
            <text:p>2663</text:p>
          </table:table-cell>
          <table:table-cell table:formula="of:=[.$C$2]*[.A2665]" office:value-type="float" office:value="3.250732421875" calcext:value-type="float">
            <text:p>3.251</text:p>
          </table:table-cell>
          <table:table-cell/>
        </table:table-row>
        <table:table-row table:style-name="ro1">
          <table:table-cell office:value-type="float" office:value="2664" calcext:value-type="float">
            <text:p>2664</text:p>
          </table:table-cell>
          <table:table-cell table:formula="of:=[.$C$2]*[.A2666]" office:value-type="float" office:value="3.251953125" calcext:value-type="float">
            <text:p>3.252</text:p>
          </table:table-cell>
          <table:table-cell/>
        </table:table-row>
        <table:table-row table:style-name="ro1">
          <table:table-cell office:value-type="float" office:value="2665" calcext:value-type="float">
            <text:p>2665</text:p>
          </table:table-cell>
          <table:table-cell table:formula="of:=[.$C$2]*[.A2667]" office:value-type="float" office:value="3.253173828125" calcext:value-type="float">
            <text:p>3.253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table:formula="of:=[.$C$2]*[.A2668]" office:value-type="float" office:value="3.25439453125" calcext:value-type="float">
            <text:p>3.254</text:p>
          </table:table-cell>
          <table:table-cell/>
        </table:table-row>
        <table:table-row table:style-name="ro1">
          <table:table-cell office:value-type="float" office:value="2667" calcext:value-type="float">
            <text:p>2667</text:p>
          </table:table-cell>
          <table:table-cell table:formula="of:=[.$C$2]*[.A2669]" office:value-type="float" office:value="3.255615234375" calcext:value-type="float">
            <text:p>3.256</text:p>
          </table:table-cell>
          <table:table-cell/>
        </table:table-row>
        <table:table-row table:style-name="ro1">
          <table:table-cell office:value-type="float" office:value="2668" calcext:value-type="float">
            <text:p>2668</text:p>
          </table:table-cell>
          <table:table-cell table:formula="of:=[.$C$2]*[.A2670]" office:value-type="float" office:value="3.2568359375" calcext:value-type="float">
            <text:p>3.257</text:p>
          </table:table-cell>
          <table:table-cell/>
        </table:table-row>
        <table:table-row table:style-name="ro1">
          <table:table-cell office:value-type="float" office:value="2669" calcext:value-type="float">
            <text:p>2669</text:p>
          </table:table-cell>
          <table:table-cell table:formula="of:=[.$C$2]*[.A2671]" office:value-type="float" office:value="3.258056640625" calcext:value-type="float">
            <text:p>3.258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table:formula="of:=[.$C$2]*[.A2672]" office:value-type="float" office:value="3.25927734375" calcext:value-type="float">
            <text:p>3.259</text:p>
          </table:table-cell>
          <table:table-cell/>
        </table:table-row>
        <table:table-row table:style-name="ro1">
          <table:table-cell office:value-type="float" office:value="2671" calcext:value-type="float">
            <text:p>2671</text:p>
          </table:table-cell>
          <table:table-cell table:formula="of:=[.$C$2]*[.A2673]" office:value-type="float" office:value="3.260498046875" calcext:value-type="float">
            <text:p>3.260</text:p>
          </table:table-cell>
          <table:table-cell/>
        </table:table-row>
        <table:table-row table:style-name="ro1">
          <table:table-cell office:value-type="float" office:value="2672" calcext:value-type="float">
            <text:p>2672</text:p>
          </table:table-cell>
          <table:table-cell table:formula="of:=[.$C$2]*[.A2674]" office:value-type="float" office:value="3.26171875" calcext:value-type="float">
            <text:p>3.262</text:p>
          </table:table-cell>
          <table:table-cell/>
        </table:table-row>
        <table:table-row table:style-name="ro1">
          <table:table-cell office:value-type="float" office:value="2673" calcext:value-type="float">
            <text:p>2673</text:p>
          </table:table-cell>
          <table:table-cell table:formula="of:=[.$C$2]*[.A2675]" office:value-type="float" office:value="3.262939453125" calcext:value-type="float">
            <text:p>3.263</text:p>
          </table:table-cell>
          <table:table-cell/>
        </table:table-row>
        <table:table-row table:style-name="ro1">
          <table:table-cell office:value-type="float" office:value="2674" calcext:value-type="float">
            <text:p>2674</text:p>
          </table:table-cell>
          <table:table-cell table:formula="of:=[.$C$2]*[.A2676]" office:value-type="float" office:value="3.26416015625" calcext:value-type="float">
            <text:p>3.264</text:p>
          </table:table-cell>
          <table:table-cell/>
        </table:table-row>
        <table:table-row table:style-name="ro1">
          <table:table-cell office:value-type="float" office:value="2675" calcext:value-type="float">
            <text:p>2675</text:p>
          </table:table-cell>
          <table:table-cell table:formula="of:=[.$C$2]*[.A2677]" office:value-type="float" office:value="3.265380859375" calcext:value-type="float">
            <text:p>3.265</text:p>
          </table:table-cell>
          <table:table-cell/>
        </table:table-row>
        <table:table-row table:style-name="ro1">
          <table:table-cell office:value-type="float" office:value="2676" calcext:value-type="float">
            <text:p>2676</text:p>
          </table:table-cell>
          <table:table-cell table:formula="of:=[.$C$2]*[.A2678]" office:value-type="float" office:value="3.2666015625" calcext:value-type="float">
            <text:p>3.267</text:p>
          </table:table-cell>
          <table:table-cell/>
        </table:table-row>
        <table:table-row table:style-name="ro1">
          <table:table-cell office:value-type="float" office:value="2677" calcext:value-type="float">
            <text:p>2677</text:p>
          </table:table-cell>
          <table:table-cell table:formula="of:=[.$C$2]*[.A2679]" office:value-type="float" office:value="3.267822265625" calcext:value-type="float">
            <text:p>3.268</text:p>
          </table:table-cell>
          <table:table-cell/>
        </table:table-row>
        <table:table-row table:style-name="ro1">
          <table:table-cell office:value-type="float" office:value="2678" calcext:value-type="float">
            <text:p>2678</text:p>
          </table:table-cell>
          <table:table-cell table:formula="of:=[.$C$2]*[.A2680]" office:value-type="float" office:value="3.26904296875" calcext:value-type="float">
            <text:p>3.269</text:p>
          </table:table-cell>
          <table:table-cell/>
        </table:table-row>
        <table:table-row table:style-name="ro1">
          <table:table-cell office:value-type="float" office:value="2679" calcext:value-type="float">
            <text:p>2679</text:p>
          </table:table-cell>
          <table:table-cell table:formula="of:=[.$C$2]*[.A2681]" office:value-type="float" office:value="3.270263671875" calcext:value-type="float">
            <text:p>3.270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table:formula="of:=[.$C$2]*[.A2682]" office:value-type="float" office:value="3.271484375" calcext:value-type="float">
            <text:p>3.271</text:p>
          </table:table-cell>
          <table:table-cell/>
        </table:table-row>
        <table:table-row table:style-name="ro1">
          <table:table-cell office:value-type="float" office:value="2681" calcext:value-type="float">
            <text:p>2681</text:p>
          </table:table-cell>
          <table:table-cell table:formula="of:=[.$C$2]*[.A2683]" office:value-type="float" office:value="3.272705078125" calcext:value-type="float">
            <text:p>3.273</text:p>
          </table:table-cell>
          <table:table-cell/>
        </table:table-row>
        <table:table-row table:style-name="ro1">
          <table:table-cell office:value-type="float" office:value="2682" calcext:value-type="float">
            <text:p>2682</text:p>
          </table:table-cell>
          <table:table-cell table:formula="of:=[.$C$2]*[.A2684]" office:value-type="float" office:value="3.27392578125" calcext:value-type="float">
            <text:p>3.274</text:p>
          </table:table-cell>
          <table:table-cell/>
        </table:table-row>
        <table:table-row table:style-name="ro1">
          <table:table-cell office:value-type="float" office:value="2683" calcext:value-type="float">
            <text:p>2683</text:p>
          </table:table-cell>
          <table:table-cell table:formula="of:=[.$C$2]*[.A2685]" office:value-type="float" office:value="3.275146484375" calcext:value-type="float">
            <text:p>3.275</text:p>
          </table:table-cell>
          <table:table-cell/>
        </table:table-row>
        <table:table-row table:style-name="ro1">
          <table:table-cell office:value-type="float" office:value="2684" calcext:value-type="float">
            <text:p>2684</text:p>
          </table:table-cell>
          <table:table-cell table:formula="of:=[.$C$2]*[.A2686]" office:value-type="float" office:value="3.2763671875" calcext:value-type="float">
            <text:p>3.276</text:p>
          </table:table-cell>
          <table:table-cell/>
        </table:table-row>
        <table:table-row table:style-name="ro1">
          <table:table-cell office:value-type="float" office:value="2685" calcext:value-type="float">
            <text:p>2685</text:p>
          </table:table-cell>
          <table:table-cell table:formula="of:=[.$C$2]*[.A2687]" office:value-type="float" office:value="3.277587890625" calcext:value-type="float">
            <text:p>3.278</text:p>
          </table:table-cell>
          <table:table-cell/>
        </table:table-row>
        <table:table-row table:style-name="ro1">
          <table:table-cell office:value-type="float" office:value="2686" calcext:value-type="float">
            <text:p>2686</text:p>
          </table:table-cell>
          <table:table-cell table:formula="of:=[.$C$2]*[.A2688]" office:value-type="float" office:value="3.27880859375" calcext:value-type="float">
            <text:p>3.279</text:p>
          </table:table-cell>
          <table:table-cell/>
        </table:table-row>
        <table:table-row table:style-name="ro1">
          <table:table-cell office:value-type="float" office:value="2687" calcext:value-type="float">
            <text:p>2687</text:p>
          </table:table-cell>
          <table:table-cell table:formula="of:=[.$C$2]*[.A2689]" office:value-type="float" office:value="3.280029296875" calcext:value-type="float">
            <text:p>3.280</text:p>
          </table:table-cell>
          <table:table-cell/>
        </table:table-row>
        <table:table-row table:style-name="ro1">
          <table:table-cell office:value-type="float" office:value="2688" calcext:value-type="float">
            <text:p>2688</text:p>
          </table:table-cell>
          <table:table-cell table:formula="of:=[.$C$2]*[.A2690]" office:value-type="float" office:value="3.28125" calcext:value-type="float">
            <text:p>3.281</text:p>
          </table:table-cell>
          <table:table-cell/>
        </table:table-row>
        <table:table-row table:style-name="ro1">
          <table:table-cell office:value-type="float" office:value="2689" calcext:value-type="float">
            <text:p>2689</text:p>
          </table:table-cell>
          <table:table-cell table:formula="of:=[.$C$2]*[.A2691]" office:value-type="float" office:value="3.282470703125" calcext:value-type="float">
            <text:p>3.282</text:p>
          </table:table-cell>
          <table:table-cell/>
        </table:table-row>
        <table:table-row table:style-name="ro1">
          <table:table-cell office:value-type="float" office:value="2690" calcext:value-type="float">
            <text:p>2690</text:p>
          </table:table-cell>
          <table:table-cell table:formula="of:=[.$C$2]*[.A2692]" office:value-type="float" office:value="3.28369140625" calcext:value-type="float">
            <text:p>3.284</text:p>
          </table:table-cell>
          <table:table-cell/>
        </table:table-row>
        <table:table-row table:style-name="ro1">
          <table:table-cell office:value-type="float" office:value="2691" calcext:value-type="float">
            <text:p>2691</text:p>
          </table:table-cell>
          <table:table-cell table:formula="of:=[.$C$2]*[.A2693]" office:value-type="float" office:value="3.284912109375" calcext:value-type="float">
            <text:p>3.285</text:p>
          </table:table-cell>
          <table:table-cell/>
        </table:table-row>
        <table:table-row table:style-name="ro1">
          <table:table-cell office:value-type="float" office:value="2692" calcext:value-type="float">
            <text:p>2692</text:p>
          </table:table-cell>
          <table:table-cell table:formula="of:=[.$C$2]*[.A2694]" office:value-type="float" office:value="3.2861328125" calcext:value-type="float">
            <text:p>3.286</text:p>
          </table:table-cell>
          <table:table-cell/>
        </table:table-row>
        <table:table-row table:style-name="ro1">
          <table:table-cell office:value-type="float" office:value="2693" calcext:value-type="float">
            <text:p>2693</text:p>
          </table:table-cell>
          <table:table-cell table:formula="of:=[.$C$2]*[.A2695]" office:value-type="float" office:value="3.287353515625" calcext:value-type="float">
            <text:p>3.287</text:p>
          </table:table-cell>
          <table:table-cell/>
        </table:table-row>
        <table:table-row table:style-name="ro1">
          <table:table-cell office:value-type="float" office:value="2694" calcext:value-type="float">
            <text:p>2694</text:p>
          </table:table-cell>
          <table:table-cell table:formula="of:=[.$C$2]*[.A2696]" office:value-type="float" office:value="3.28857421875" calcext:value-type="float">
            <text:p>3.289</text:p>
          </table:table-cell>
          <table:table-cell/>
        </table:table-row>
        <table:table-row table:style-name="ro1">
          <table:table-cell office:value-type="float" office:value="2695" calcext:value-type="float">
            <text:p>2695</text:p>
          </table:table-cell>
          <table:table-cell table:formula="of:=[.$C$2]*[.A2697]" office:value-type="float" office:value="3.289794921875" calcext:value-type="float">
            <text:p>3.290</text:p>
          </table:table-cell>
          <table:table-cell/>
        </table:table-row>
        <table:table-row table:style-name="ro1">
          <table:table-cell office:value-type="float" office:value="2696" calcext:value-type="float">
            <text:p>2696</text:p>
          </table:table-cell>
          <table:table-cell table:formula="of:=[.$C$2]*[.A2698]" office:value-type="float" office:value="3.291015625" calcext:value-type="float">
            <text:p>3.291</text:p>
          </table:table-cell>
          <table:table-cell/>
        </table:table-row>
        <table:table-row table:style-name="ro1">
          <table:table-cell office:value-type="float" office:value="2697" calcext:value-type="float">
            <text:p>2697</text:p>
          </table:table-cell>
          <table:table-cell table:formula="of:=[.$C$2]*[.A2699]" office:value-type="float" office:value="3.292236328125" calcext:value-type="float">
            <text:p>3.292</text:p>
          </table:table-cell>
          <table:table-cell/>
        </table:table-row>
        <table:table-row table:style-name="ro1">
          <table:table-cell office:value-type="float" office:value="2698" calcext:value-type="float">
            <text:p>2698</text:p>
          </table:table-cell>
          <table:table-cell table:formula="of:=[.$C$2]*[.A2700]" office:value-type="float" office:value="3.29345703125" calcext:value-type="float">
            <text:p>3.293</text:p>
          </table:table-cell>
          <table:table-cell/>
        </table:table-row>
        <table:table-row table:style-name="ro1">
          <table:table-cell office:value-type="float" office:value="2699" calcext:value-type="float">
            <text:p>2699</text:p>
          </table:table-cell>
          <table:table-cell table:formula="of:=[.$C$2]*[.A2701]" office:value-type="float" office:value="3.294677734375" calcext:value-type="float">
            <text:p>3.295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[.$C$2]*[.A2702]" office:value-type="float" office:value="3.2958984375" calcext:value-type="float">
            <text:p>3.296</text:p>
          </table:table-cell>
          <table:table-cell/>
        </table:table-row>
        <table:table-row table:style-name="ro1">
          <table:table-cell office:value-type="float" office:value="2701" calcext:value-type="float">
            <text:p>2701</text:p>
          </table:table-cell>
          <table:table-cell table:formula="of:=[.$C$2]*[.A2703]" office:value-type="float" office:value="3.297119140625" calcext:value-type="float">
            <text:p>3.297</text:p>
          </table:table-cell>
          <table:table-cell/>
        </table:table-row>
        <table:table-row table:style-name="ro1">
          <table:table-cell office:value-type="float" office:value="2702" calcext:value-type="float">
            <text:p>2702</text:p>
          </table:table-cell>
          <table:table-cell table:formula="of:=[.$C$2]*[.A2704]" office:value-type="float" office:value="3.29833984375" calcext:value-type="float">
            <text:p>3.298</text:p>
          </table:table-cell>
          <table:table-cell/>
        </table:table-row>
        <table:table-row table:style-name="ro1">
          <table:table-cell office:value-type="float" office:value="2703" calcext:value-type="float">
            <text:p>2703</text:p>
          </table:table-cell>
          <table:table-cell table:formula="of:=[.$C$2]*[.A2705]" office:value-type="float" office:value="3.299560546875" calcext:value-type="float">
            <text:p>3.300</text:p>
          </table:table-cell>
          <table:table-cell/>
        </table:table-row>
        <table:table-row table:style-name="ro1">
          <table:table-cell office:value-type="float" office:value="2704" calcext:value-type="float">
            <text:p>2704</text:p>
          </table:table-cell>
          <table:table-cell table:formula="of:=[.$C$2]*[.A2706]" office:value-type="float" office:value="3.30078125" calcext:value-type="float">
            <text:p>3.301</text:p>
          </table:table-cell>
          <table:table-cell/>
        </table:table-row>
        <table:table-row table:style-name="ro1">
          <table:table-cell office:value-type="float" office:value="2705" calcext:value-type="float">
            <text:p>2705</text:p>
          </table:table-cell>
          <table:table-cell table:formula="of:=[.$C$2]*[.A2707]" office:value-type="float" office:value="3.302001953125" calcext:value-type="float">
            <text:p>3.302</text:p>
          </table:table-cell>
          <table:table-cell/>
        </table:table-row>
        <table:table-row table:style-name="ro1">
          <table:table-cell office:value-type="float" office:value="2706" calcext:value-type="float">
            <text:p>2706</text:p>
          </table:table-cell>
          <table:table-cell table:formula="of:=[.$C$2]*[.A2708]" office:value-type="float" office:value="3.30322265625" calcext:value-type="float">
            <text:p>3.303</text:p>
          </table:table-cell>
          <table:table-cell/>
        </table:table-row>
        <table:table-row table:style-name="ro1">
          <table:table-cell office:value-type="float" office:value="2707" calcext:value-type="float">
            <text:p>2707</text:p>
          </table:table-cell>
          <table:table-cell table:formula="of:=[.$C$2]*[.A2709]" office:value-type="float" office:value="3.304443359375" calcext:value-type="float">
            <text:p>3.304</text:p>
          </table:table-cell>
          <table:table-cell/>
        </table:table-row>
        <table:table-row table:style-name="ro1">
          <table:table-cell office:value-type="float" office:value="2708" calcext:value-type="float">
            <text:p>2708</text:p>
          </table:table-cell>
          <table:table-cell table:formula="of:=[.$C$2]*[.A2710]" office:value-type="float" office:value="3.3056640625" calcext:value-type="float">
            <text:p>3.306</text:p>
          </table:table-cell>
          <table:table-cell/>
        </table:table-row>
        <table:table-row table:style-name="ro1">
          <table:table-cell office:value-type="float" office:value="2709" calcext:value-type="float">
            <text:p>2709</text:p>
          </table:table-cell>
          <table:table-cell table:formula="of:=[.$C$2]*[.A2711]" office:value-type="float" office:value="3.306884765625" calcext:value-type="float">
            <text:p>3.307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table:formula="of:=[.$C$2]*[.A2712]" office:value-type="float" office:value="3.30810546875" calcext:value-type="float">
            <text:p>3.308</text:p>
          </table:table-cell>
          <table:table-cell/>
        </table:table-row>
        <table:table-row table:style-name="ro1">
          <table:table-cell office:value-type="float" office:value="2711" calcext:value-type="float">
            <text:p>2711</text:p>
          </table:table-cell>
          <table:table-cell table:formula="of:=[.$C$2]*[.A2713]" office:value-type="float" office:value="3.309326171875" calcext:value-type="float">
            <text:p>3.309</text:p>
          </table:table-cell>
          <table:table-cell/>
        </table:table-row>
        <table:table-row table:style-name="ro1">
          <table:table-cell office:value-type="float" office:value="2712" calcext:value-type="float">
            <text:p>2712</text:p>
          </table:table-cell>
          <table:table-cell table:formula="of:=[.$C$2]*[.A2714]" office:value-type="float" office:value="3.310546875" calcext:value-type="float">
            <text:p>3.311</text:p>
          </table:table-cell>
          <table:table-cell/>
        </table:table-row>
        <table:table-row table:style-name="ro1">
          <table:table-cell office:value-type="float" office:value="2713" calcext:value-type="float">
            <text:p>2713</text:p>
          </table:table-cell>
          <table:table-cell table:formula="of:=[.$C$2]*[.A2715]" office:value-type="float" office:value="3.311767578125" calcext:value-type="float">
            <text:p>3.312</text:p>
          </table:table-cell>
          <table:table-cell/>
        </table:table-row>
        <table:table-row table:style-name="ro1">
          <table:table-cell office:value-type="float" office:value="2714" calcext:value-type="float">
            <text:p>2714</text:p>
          </table:table-cell>
          <table:table-cell table:formula="of:=[.$C$2]*[.A2716]" office:value-type="float" office:value="3.31298828125" calcext:value-type="float">
            <text:p>3.313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table:formula="of:=[.$C$2]*[.A2717]" office:value-type="float" office:value="3.314208984375" calcext:value-type="float">
            <text:p>3.314</text:p>
          </table:table-cell>
          <table:table-cell/>
        </table:table-row>
        <table:table-row table:style-name="ro1">
          <table:table-cell office:value-type="float" office:value="2716" calcext:value-type="float">
            <text:p>2716</text:p>
          </table:table-cell>
          <table:table-cell table:formula="of:=[.$C$2]*[.A2718]" office:value-type="float" office:value="3.3154296875" calcext:value-type="float">
            <text:p>3.315</text:p>
          </table:table-cell>
          <table:table-cell/>
        </table:table-row>
        <table:table-row table:style-name="ro1">
          <table:table-cell office:value-type="float" office:value="2717" calcext:value-type="float">
            <text:p>2717</text:p>
          </table:table-cell>
          <table:table-cell table:formula="of:=[.$C$2]*[.A2719]" office:value-type="float" office:value="3.316650390625" calcext:value-type="float">
            <text:p>3.317</text:p>
          </table:table-cell>
          <table:table-cell/>
        </table:table-row>
        <table:table-row table:style-name="ro1">
          <table:table-cell office:value-type="float" office:value="2718" calcext:value-type="float">
            <text:p>2718</text:p>
          </table:table-cell>
          <table:table-cell table:formula="of:=[.$C$2]*[.A2720]" office:value-type="float" office:value="3.31787109375" calcext:value-type="float">
            <text:p>3.318</text:p>
          </table:table-cell>
          <table:table-cell/>
        </table:table-row>
        <table:table-row table:style-name="ro1">
          <table:table-cell office:value-type="float" office:value="2719" calcext:value-type="float">
            <text:p>2719</text:p>
          </table:table-cell>
          <table:table-cell table:formula="of:=[.$C$2]*[.A2721]" office:value-type="float" office:value="3.319091796875" calcext:value-type="float">
            <text:p>3.319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table:formula="of:=[.$C$2]*[.A2722]" office:value-type="float" office:value="3.3203125" calcext:value-type="float">
            <text:p>3.320</text:p>
          </table:table-cell>
          <table:table-cell/>
        </table:table-row>
        <table:table-row table:style-name="ro1">
          <table:table-cell office:value-type="float" office:value="2721" calcext:value-type="float">
            <text:p>2721</text:p>
          </table:table-cell>
          <table:table-cell table:formula="of:=[.$C$2]*[.A2723]" office:value-type="float" office:value="3.321533203125" calcext:value-type="float">
            <text:p>3.322</text:p>
          </table:table-cell>
          <table:table-cell/>
        </table:table-row>
        <table:table-row table:style-name="ro1">
          <table:table-cell office:value-type="float" office:value="2722" calcext:value-type="float">
            <text:p>2722</text:p>
          </table:table-cell>
          <table:table-cell table:formula="of:=[.$C$2]*[.A2724]" office:value-type="float" office:value="3.32275390625" calcext:value-type="float">
            <text:p>3.323</text:p>
          </table:table-cell>
          <table:table-cell/>
        </table:table-row>
        <table:table-row table:style-name="ro1">
          <table:table-cell office:value-type="float" office:value="2723" calcext:value-type="float">
            <text:p>2723</text:p>
          </table:table-cell>
          <table:table-cell table:formula="of:=[.$C$2]*[.A2725]" office:value-type="float" office:value="3.323974609375" calcext:value-type="float">
            <text:p>3.324</text:p>
          </table:table-cell>
          <table:table-cell/>
        </table:table-row>
        <table:table-row table:style-name="ro1">
          <table:table-cell office:value-type="float" office:value="2724" calcext:value-type="float">
            <text:p>2724</text:p>
          </table:table-cell>
          <table:table-cell table:formula="of:=[.$C$2]*[.A2726]" office:value-type="float" office:value="3.3251953125" calcext:value-type="float">
            <text:p>3.325</text:p>
          </table:table-cell>
          <table:table-cell/>
        </table:table-row>
        <table:table-row table:style-name="ro1">
          <table:table-cell office:value-type="float" office:value="2725" calcext:value-type="float">
            <text:p>2725</text:p>
          </table:table-cell>
          <table:table-cell table:formula="of:=[.$C$2]*[.A2727]" office:value-type="float" office:value="3.326416015625" calcext:value-type="float">
            <text:p>3.326</text:p>
          </table:table-cell>
          <table:table-cell/>
        </table:table-row>
        <table:table-row table:style-name="ro1">
          <table:table-cell office:value-type="float" office:value="2726" calcext:value-type="float">
            <text:p>2726</text:p>
          </table:table-cell>
          <table:table-cell table:formula="of:=[.$C$2]*[.A2728]" office:value-type="float" office:value="3.32763671875" calcext:value-type="float">
            <text:p>3.328</text:p>
          </table:table-cell>
          <table:table-cell/>
        </table:table-row>
        <table:table-row table:style-name="ro1">
          <table:table-cell office:value-type="float" office:value="2727" calcext:value-type="float">
            <text:p>2727</text:p>
          </table:table-cell>
          <table:table-cell table:formula="of:=[.$C$2]*[.A2729]" office:value-type="float" office:value="3.328857421875" calcext:value-type="float">
            <text:p>3.329</text:p>
          </table:table-cell>
          <table:table-cell/>
        </table:table-row>
        <table:table-row table:style-name="ro1">
          <table:table-cell office:value-type="float" office:value="2728" calcext:value-type="float">
            <text:p>2728</text:p>
          </table:table-cell>
          <table:table-cell table:formula="of:=[.$C$2]*[.A2730]" office:value-type="float" office:value="3.330078125" calcext:value-type="float">
            <text:p>3.330</text:p>
          </table:table-cell>
          <table:table-cell/>
        </table:table-row>
        <table:table-row table:style-name="ro1">
          <table:table-cell office:value-type="float" office:value="2729" calcext:value-type="float">
            <text:p>2729</text:p>
          </table:table-cell>
          <table:table-cell table:formula="of:=[.$C$2]*[.A2731]" office:value-type="float" office:value="3.331298828125" calcext:value-type="float">
            <text:p>3.331</text:p>
          </table:table-cell>
          <table:table-cell/>
        </table:table-row>
        <table:table-row table:style-name="ro1">
          <table:table-cell office:value-type="float" office:value="2730" calcext:value-type="float">
            <text:p>2730</text:p>
          </table:table-cell>
          <table:table-cell table:formula="of:=[.$C$2]*[.A2732]" office:value-type="float" office:value="3.33251953125" calcext:value-type="float">
            <text:p>3.333</text:p>
          </table:table-cell>
          <table:table-cell/>
        </table:table-row>
        <table:table-row table:style-name="ro1">
          <table:table-cell office:value-type="float" office:value="2731" calcext:value-type="float">
            <text:p>2731</text:p>
          </table:table-cell>
          <table:table-cell table:formula="of:=[.$C$2]*[.A2733]" office:value-type="float" office:value="3.333740234375" calcext:value-type="float">
            <text:p>3.334</text:p>
          </table:table-cell>
          <table:table-cell/>
        </table:table-row>
        <table:table-row table:style-name="ro1">
          <table:table-cell office:value-type="float" office:value="2732" calcext:value-type="float">
            <text:p>2732</text:p>
          </table:table-cell>
          <table:table-cell table:formula="of:=[.$C$2]*[.A2734]" office:value-type="float" office:value="3.3349609375" calcext:value-type="float">
            <text:p>3.335</text:p>
          </table:table-cell>
          <table:table-cell/>
        </table:table-row>
        <table:table-row table:style-name="ro1">
          <table:table-cell office:value-type="float" office:value="2733" calcext:value-type="float">
            <text:p>2733</text:p>
          </table:table-cell>
          <table:table-cell table:formula="of:=[.$C$2]*[.A2735]" office:value-type="float" office:value="3.336181640625" calcext:value-type="float">
            <text:p>3.336</text:p>
          </table:table-cell>
          <table:table-cell/>
        </table:table-row>
        <table:table-row table:style-name="ro1">
          <table:table-cell office:value-type="float" office:value="2734" calcext:value-type="float">
            <text:p>2734</text:p>
          </table:table-cell>
          <table:table-cell table:formula="of:=[.$C$2]*[.A2736]" office:value-type="float" office:value="3.33740234375" calcext:value-type="float">
            <text:p>3.337</text:p>
          </table:table-cell>
          <table:table-cell/>
        </table:table-row>
        <table:table-row table:style-name="ro1">
          <table:table-cell office:value-type="float" office:value="2735" calcext:value-type="float">
            <text:p>2735</text:p>
          </table:table-cell>
          <table:table-cell table:formula="of:=[.$C$2]*[.A2737]" office:value-type="float" office:value="3.338623046875" calcext:value-type="float">
            <text:p>3.339</text:p>
          </table:table-cell>
          <table:table-cell/>
        </table:table-row>
        <table:table-row table:style-name="ro1">
          <table:table-cell office:value-type="float" office:value="2736" calcext:value-type="float">
            <text:p>2736</text:p>
          </table:table-cell>
          <table:table-cell table:formula="of:=[.$C$2]*[.A2738]" office:value-type="float" office:value="3.33984375" calcext:value-type="float">
            <text:p>3.340</text:p>
          </table:table-cell>
          <table:table-cell/>
        </table:table-row>
        <table:table-row table:style-name="ro1">
          <table:table-cell office:value-type="float" office:value="2737" calcext:value-type="float">
            <text:p>2737</text:p>
          </table:table-cell>
          <table:table-cell table:formula="of:=[.$C$2]*[.A2739]" office:value-type="float" office:value="3.341064453125" calcext:value-type="float">
            <text:p>3.341</text:p>
          </table:table-cell>
          <table:table-cell/>
        </table:table-row>
        <table:table-row table:style-name="ro1">
          <table:table-cell office:value-type="float" office:value="2738" calcext:value-type="float">
            <text:p>2738</text:p>
          </table:table-cell>
          <table:table-cell table:formula="of:=[.$C$2]*[.A2740]" office:value-type="float" office:value="3.34228515625" calcext:value-type="float">
            <text:p>3.342</text:p>
          </table:table-cell>
          <table:table-cell/>
        </table:table-row>
        <table:table-row table:style-name="ro1">
          <table:table-cell office:value-type="float" office:value="2739" calcext:value-type="float">
            <text:p>2739</text:p>
          </table:table-cell>
          <table:table-cell table:formula="of:=[.$C$2]*[.A2741]" office:value-type="float" office:value="3.343505859375" calcext:value-type="float">
            <text:p>3.344</text:p>
          </table:table-cell>
          <table:table-cell/>
        </table:table-row>
        <table:table-row table:style-name="ro1">
          <table:table-cell office:value-type="float" office:value="2740" calcext:value-type="float">
            <text:p>2740</text:p>
          </table:table-cell>
          <table:table-cell table:formula="of:=[.$C$2]*[.A2742]" office:value-type="float" office:value="3.3447265625" calcext:value-type="float">
            <text:p>3.345</text:p>
          </table:table-cell>
          <table:table-cell/>
        </table:table-row>
        <table:table-row table:style-name="ro1">
          <table:table-cell office:value-type="float" office:value="2741" calcext:value-type="float">
            <text:p>2741</text:p>
          </table:table-cell>
          <table:table-cell table:formula="of:=[.$C$2]*[.A2743]" office:value-type="float" office:value="3.345947265625" calcext:value-type="float">
            <text:p>3.346</text:p>
          </table:table-cell>
          <table:table-cell/>
        </table:table-row>
        <table:table-row table:style-name="ro1">
          <table:table-cell office:value-type="float" office:value="2742" calcext:value-type="float">
            <text:p>2742</text:p>
          </table:table-cell>
          <table:table-cell table:formula="of:=[.$C$2]*[.A2744]" office:value-type="float" office:value="3.34716796875" calcext:value-type="float">
            <text:p>3.347</text:p>
          </table:table-cell>
          <table:table-cell/>
        </table:table-row>
        <table:table-row table:style-name="ro1">
          <table:table-cell office:value-type="float" office:value="2743" calcext:value-type="float">
            <text:p>2743</text:p>
          </table:table-cell>
          <table:table-cell table:formula="of:=[.$C$2]*[.A2745]" office:value-type="float" office:value="3.348388671875" calcext:value-type="float">
            <text:p>3.348</text:p>
          </table:table-cell>
          <table:table-cell/>
        </table:table-row>
        <table:table-row table:style-name="ro1">
          <table:table-cell office:value-type="float" office:value="2744" calcext:value-type="float">
            <text:p>2744</text:p>
          </table:table-cell>
          <table:table-cell table:formula="of:=[.$C$2]*[.A2746]" office:value-type="float" office:value="3.349609375" calcext:value-type="float">
            <text:p>3.350</text:p>
          </table:table-cell>
          <table:table-cell/>
        </table:table-row>
        <table:table-row table:style-name="ro1">
          <table:table-cell office:value-type="float" office:value="2745" calcext:value-type="float">
            <text:p>2745</text:p>
          </table:table-cell>
          <table:table-cell table:formula="of:=[.$C$2]*[.A2747]" office:value-type="float" office:value="3.350830078125" calcext:value-type="float">
            <text:p>3.351</text:p>
          </table:table-cell>
          <table:table-cell/>
        </table:table-row>
        <table:table-row table:style-name="ro1">
          <table:table-cell office:value-type="float" office:value="2746" calcext:value-type="float">
            <text:p>2746</text:p>
          </table:table-cell>
          <table:table-cell table:formula="of:=[.$C$2]*[.A2748]" office:value-type="float" office:value="3.35205078125" calcext:value-type="float">
            <text:p>3.352</text:p>
          </table:table-cell>
          <table:table-cell/>
        </table:table-row>
        <table:table-row table:style-name="ro1">
          <table:table-cell office:value-type="float" office:value="2747" calcext:value-type="float">
            <text:p>2747</text:p>
          </table:table-cell>
          <table:table-cell table:formula="of:=[.$C$2]*[.A2749]" office:value-type="float" office:value="3.353271484375" calcext:value-type="float">
            <text:p>3.353</text:p>
          </table:table-cell>
          <table:table-cell/>
        </table:table-row>
        <table:table-row table:style-name="ro1">
          <table:table-cell office:value-type="float" office:value="2748" calcext:value-type="float">
            <text:p>2748</text:p>
          </table:table-cell>
          <table:table-cell table:formula="of:=[.$C$2]*[.A2750]" office:value-type="float" office:value="3.3544921875" calcext:value-type="float">
            <text:p>3.354</text:p>
          </table:table-cell>
          <table:table-cell/>
        </table:table-row>
        <table:table-row table:style-name="ro1">
          <table:table-cell office:value-type="float" office:value="2749" calcext:value-type="float">
            <text:p>2749</text:p>
          </table:table-cell>
          <table:table-cell table:formula="of:=[.$C$2]*[.A2751]" office:value-type="float" office:value="3.355712890625" calcext:value-type="float">
            <text:p>3.356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table:formula="of:=[.$C$2]*[.A2752]" office:value-type="float" office:value="3.35693359375" calcext:value-type="float">
            <text:p>3.357</text:p>
          </table:table-cell>
          <table:table-cell/>
        </table:table-row>
        <table:table-row table:style-name="ro1">
          <table:table-cell office:value-type="float" office:value="2751" calcext:value-type="float">
            <text:p>2751</text:p>
          </table:table-cell>
          <table:table-cell table:formula="of:=[.$C$2]*[.A2753]" office:value-type="float" office:value="3.358154296875" calcext:value-type="float">
            <text:p>3.358</text:p>
          </table:table-cell>
          <table:table-cell/>
        </table:table-row>
        <table:table-row table:style-name="ro1">
          <table:table-cell office:value-type="float" office:value="2752" calcext:value-type="float">
            <text:p>2752</text:p>
          </table:table-cell>
          <table:table-cell table:formula="of:=[.$C$2]*[.A2754]" office:value-type="float" office:value="3.359375" calcext:value-type="float">
            <text:p>3.359</text:p>
          </table:table-cell>
          <table:table-cell/>
        </table:table-row>
        <table:table-row table:style-name="ro1">
          <table:table-cell office:value-type="float" office:value="2753" calcext:value-type="float">
            <text:p>2753</text:p>
          </table:table-cell>
          <table:table-cell table:formula="of:=[.$C$2]*[.A2755]" office:value-type="float" office:value="3.360595703125" calcext:value-type="float">
            <text:p>3.361</text:p>
          </table:table-cell>
          <table:table-cell/>
        </table:table-row>
        <table:table-row table:style-name="ro1">
          <table:table-cell office:value-type="float" office:value="2754" calcext:value-type="float">
            <text:p>2754</text:p>
          </table:table-cell>
          <table:table-cell table:formula="of:=[.$C$2]*[.A2756]" office:value-type="float" office:value="3.36181640625" calcext:value-type="float">
            <text:p>3.362</text:p>
          </table:table-cell>
          <table:table-cell/>
        </table:table-row>
        <table:table-row table:style-name="ro1">
          <table:table-cell office:value-type="float" office:value="2755" calcext:value-type="float">
            <text:p>2755</text:p>
          </table:table-cell>
          <table:table-cell table:formula="of:=[.$C$2]*[.A2757]" office:value-type="float" office:value="3.363037109375" calcext:value-type="float">
            <text:p>3.363</text:p>
          </table:table-cell>
          <table:table-cell/>
        </table:table-row>
        <table:table-row table:style-name="ro1">
          <table:table-cell office:value-type="float" office:value="2756" calcext:value-type="float">
            <text:p>2756</text:p>
          </table:table-cell>
          <table:table-cell table:formula="of:=[.$C$2]*[.A2758]" office:value-type="float" office:value="3.3642578125" calcext:value-type="float">
            <text:p>3.364</text:p>
          </table:table-cell>
          <table:table-cell/>
        </table:table-row>
        <table:table-row table:style-name="ro1">
          <table:table-cell office:value-type="float" office:value="2757" calcext:value-type="float">
            <text:p>2757</text:p>
          </table:table-cell>
          <table:table-cell table:formula="of:=[.$C$2]*[.A2759]" office:value-type="float" office:value="3.365478515625" calcext:value-type="float">
            <text:p>3.365</text:p>
          </table:table-cell>
          <table:table-cell/>
        </table:table-row>
        <table:table-row table:style-name="ro1">
          <table:table-cell office:value-type="float" office:value="2758" calcext:value-type="float">
            <text:p>2758</text:p>
          </table:table-cell>
          <table:table-cell table:formula="of:=[.$C$2]*[.A2760]" office:value-type="float" office:value="3.36669921875" calcext:value-type="float">
            <text:p>3.367</text:p>
          </table:table-cell>
          <table:table-cell/>
        </table:table-row>
        <table:table-row table:style-name="ro1">
          <table:table-cell office:value-type="float" office:value="2759" calcext:value-type="float">
            <text:p>2759</text:p>
          </table:table-cell>
          <table:table-cell table:formula="of:=[.$C$2]*[.A2761]" office:value-type="float" office:value="3.367919921875" calcext:value-type="float">
            <text:p>3.368</text:p>
          </table:table-cell>
          <table:table-cell/>
        </table:table-row>
        <table:table-row table:style-name="ro1">
          <table:table-cell office:value-type="float" office:value="2760" calcext:value-type="float">
            <text:p>2760</text:p>
          </table:table-cell>
          <table:table-cell table:formula="of:=[.$C$2]*[.A2762]" office:value-type="float" office:value="3.369140625" calcext:value-type="float">
            <text:p>3.369</text:p>
          </table:table-cell>
          <table:table-cell/>
        </table:table-row>
        <table:table-row table:style-name="ro1">
          <table:table-cell office:value-type="float" office:value="2761" calcext:value-type="float">
            <text:p>2761</text:p>
          </table:table-cell>
          <table:table-cell table:formula="of:=[.$C$2]*[.A2763]" office:value-type="float" office:value="3.370361328125" calcext:value-type="float">
            <text:p>3.370</text:p>
          </table:table-cell>
          <table:table-cell/>
        </table:table-row>
        <table:table-row table:style-name="ro1">
          <table:table-cell office:value-type="float" office:value="2762" calcext:value-type="float">
            <text:p>2762</text:p>
          </table:table-cell>
          <table:table-cell table:formula="of:=[.$C$2]*[.A2764]" office:value-type="float" office:value="3.37158203125" calcext:value-type="float">
            <text:p>3.372</text:p>
          </table:table-cell>
          <table:table-cell/>
        </table:table-row>
        <table:table-row table:style-name="ro1">
          <table:table-cell office:value-type="float" office:value="2763" calcext:value-type="float">
            <text:p>2763</text:p>
          </table:table-cell>
          <table:table-cell table:formula="of:=[.$C$2]*[.A2765]" office:value-type="float" office:value="3.372802734375" calcext:value-type="float">
            <text:p>3.373</text:p>
          </table:table-cell>
          <table:table-cell/>
        </table:table-row>
        <table:table-row table:style-name="ro1">
          <table:table-cell office:value-type="float" office:value="2764" calcext:value-type="float">
            <text:p>2764</text:p>
          </table:table-cell>
          <table:table-cell table:formula="of:=[.$C$2]*[.A2766]" office:value-type="float" office:value="3.3740234375" calcext:value-type="float">
            <text:p>3.374</text:p>
          </table:table-cell>
          <table:table-cell/>
        </table:table-row>
        <table:table-row table:style-name="ro1">
          <table:table-cell office:value-type="float" office:value="2765" calcext:value-type="float">
            <text:p>2765</text:p>
          </table:table-cell>
          <table:table-cell table:formula="of:=[.$C$2]*[.A2767]" office:value-type="float" office:value="3.375244140625" calcext:value-type="float">
            <text:p>3.375</text:p>
          </table:table-cell>
          <table:table-cell/>
        </table:table-row>
        <table:table-row table:style-name="ro1">
          <table:table-cell office:value-type="float" office:value="2766" calcext:value-type="float">
            <text:p>2766</text:p>
          </table:table-cell>
          <table:table-cell table:formula="of:=[.$C$2]*[.A2768]" office:value-type="float" office:value="3.37646484375" calcext:value-type="float">
            <text:p>3.376</text:p>
          </table:table-cell>
          <table:table-cell/>
        </table:table-row>
        <table:table-row table:style-name="ro1">
          <table:table-cell office:value-type="float" office:value="2767" calcext:value-type="float">
            <text:p>2767</text:p>
          </table:table-cell>
          <table:table-cell table:formula="of:=[.$C$2]*[.A2769]" office:value-type="float" office:value="3.377685546875" calcext:value-type="float">
            <text:p>3.378</text:p>
          </table:table-cell>
          <table:table-cell/>
        </table:table-row>
        <table:table-row table:style-name="ro1">
          <table:table-cell office:value-type="float" office:value="2768" calcext:value-type="float">
            <text:p>2768</text:p>
          </table:table-cell>
          <table:table-cell table:formula="of:=[.$C$2]*[.A2770]" office:value-type="float" office:value="3.37890625" calcext:value-type="float">
            <text:p>3.379</text:p>
          </table:table-cell>
          <table:table-cell/>
        </table:table-row>
        <table:table-row table:style-name="ro1">
          <table:table-cell office:value-type="float" office:value="2769" calcext:value-type="float">
            <text:p>2769</text:p>
          </table:table-cell>
          <table:table-cell table:formula="of:=[.$C$2]*[.A2771]" office:value-type="float" office:value="3.380126953125" calcext:value-type="float">
            <text:p>3.380</text:p>
          </table:table-cell>
          <table:table-cell/>
        </table:table-row>
        <table:table-row table:style-name="ro1">
          <table:table-cell office:value-type="float" office:value="2770" calcext:value-type="float">
            <text:p>2770</text:p>
          </table:table-cell>
          <table:table-cell table:formula="of:=[.$C$2]*[.A2772]" office:value-type="float" office:value="3.38134765625" calcext:value-type="float">
            <text:p>3.381</text:p>
          </table:table-cell>
          <table:table-cell/>
        </table:table-row>
        <table:table-row table:style-name="ro1">
          <table:table-cell office:value-type="float" office:value="2771" calcext:value-type="float">
            <text:p>2771</text:p>
          </table:table-cell>
          <table:table-cell table:formula="of:=[.$C$2]*[.A2773]" office:value-type="float" office:value="3.382568359375" calcext:value-type="float">
            <text:p>3.383</text:p>
          </table:table-cell>
          <table:table-cell/>
        </table:table-row>
        <table:table-row table:style-name="ro1">
          <table:table-cell office:value-type="float" office:value="2772" calcext:value-type="float">
            <text:p>2772</text:p>
          </table:table-cell>
          <table:table-cell table:formula="of:=[.$C$2]*[.A2774]" office:value-type="float" office:value="3.3837890625" calcext:value-type="float">
            <text:p>3.384</text:p>
          </table:table-cell>
          <table:table-cell/>
        </table:table-row>
        <table:table-row table:style-name="ro1">
          <table:table-cell office:value-type="float" office:value="2773" calcext:value-type="float">
            <text:p>2773</text:p>
          </table:table-cell>
          <table:table-cell table:formula="of:=[.$C$2]*[.A2775]" office:value-type="float" office:value="3.385009765625" calcext:value-type="float">
            <text:p>3.385</text:p>
          </table:table-cell>
          <table:table-cell/>
        </table:table-row>
        <table:table-row table:style-name="ro1">
          <table:table-cell office:value-type="float" office:value="2774" calcext:value-type="float">
            <text:p>2774</text:p>
          </table:table-cell>
          <table:table-cell table:formula="of:=[.$C$2]*[.A2776]" office:value-type="float" office:value="3.38623046875" calcext:value-type="float">
            <text:p>3.386</text:p>
          </table:table-cell>
          <table:table-cell/>
        </table:table-row>
        <table:table-row table:style-name="ro1">
          <table:table-cell office:value-type="float" office:value="2775" calcext:value-type="float">
            <text:p>2775</text:p>
          </table:table-cell>
          <table:table-cell table:formula="of:=[.$C$2]*[.A2777]" office:value-type="float" office:value="3.387451171875" calcext:value-type="float">
            <text:p>3.387</text:p>
          </table:table-cell>
          <table:table-cell/>
        </table:table-row>
        <table:table-row table:style-name="ro1">
          <table:table-cell office:value-type="float" office:value="2776" calcext:value-type="float">
            <text:p>2776</text:p>
          </table:table-cell>
          <table:table-cell table:formula="of:=[.$C$2]*[.A2778]" office:value-type="float" office:value="3.388671875" calcext:value-type="float">
            <text:p>3.389</text:p>
          </table:table-cell>
          <table:table-cell/>
        </table:table-row>
        <table:table-row table:style-name="ro1">
          <table:table-cell office:value-type="float" office:value="2777" calcext:value-type="float">
            <text:p>2777</text:p>
          </table:table-cell>
          <table:table-cell table:formula="of:=[.$C$2]*[.A2779]" office:value-type="float" office:value="3.389892578125" calcext:value-type="float">
            <text:p>3.390</text:p>
          </table:table-cell>
          <table:table-cell/>
        </table:table-row>
        <table:table-row table:style-name="ro1">
          <table:table-cell office:value-type="float" office:value="2778" calcext:value-type="float">
            <text:p>2778</text:p>
          </table:table-cell>
          <table:table-cell table:formula="of:=[.$C$2]*[.A2780]" office:value-type="float" office:value="3.39111328125" calcext:value-type="float">
            <text:p>3.391</text:p>
          </table:table-cell>
          <table:table-cell/>
        </table:table-row>
        <table:table-row table:style-name="ro1">
          <table:table-cell office:value-type="float" office:value="2779" calcext:value-type="float">
            <text:p>2779</text:p>
          </table:table-cell>
          <table:table-cell table:formula="of:=[.$C$2]*[.A2781]" office:value-type="float" office:value="3.392333984375" calcext:value-type="float">
            <text:p>3.392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table:formula="of:=[.$C$2]*[.A2782]" office:value-type="float" office:value="3.3935546875" calcext:value-type="float">
            <text:p>3.394</text:p>
          </table:table-cell>
          <table:table-cell/>
        </table:table-row>
        <table:table-row table:style-name="ro1">
          <table:table-cell office:value-type="float" office:value="2781" calcext:value-type="float">
            <text:p>2781</text:p>
          </table:table-cell>
          <table:table-cell table:formula="of:=[.$C$2]*[.A2783]" office:value-type="float" office:value="3.394775390625" calcext:value-type="float">
            <text:p>3.395</text:p>
          </table:table-cell>
          <table:table-cell/>
        </table:table-row>
        <table:table-row table:style-name="ro1">
          <table:table-cell office:value-type="float" office:value="2782" calcext:value-type="float">
            <text:p>2782</text:p>
          </table:table-cell>
          <table:table-cell table:formula="of:=[.$C$2]*[.A2784]" office:value-type="float" office:value="3.39599609375" calcext:value-type="float">
            <text:p>3.396</text:p>
          </table:table-cell>
          <table:table-cell/>
        </table:table-row>
        <table:table-row table:style-name="ro1">
          <table:table-cell office:value-type="float" office:value="2783" calcext:value-type="float">
            <text:p>2783</text:p>
          </table:table-cell>
          <table:table-cell table:formula="of:=[.$C$2]*[.A2785]" office:value-type="float" office:value="3.397216796875" calcext:value-type="float">
            <text:p>3.397</text:p>
          </table:table-cell>
          <table:table-cell/>
        </table:table-row>
        <table:table-row table:style-name="ro1">
          <table:table-cell office:value-type="float" office:value="2784" calcext:value-type="float">
            <text:p>2784</text:p>
          </table:table-cell>
          <table:table-cell table:formula="of:=[.$C$2]*[.A2786]" office:value-type="float" office:value="3.3984375" calcext:value-type="float">
            <text:p>3.398</text:p>
          </table:table-cell>
          <table:table-cell/>
        </table:table-row>
        <table:table-row table:style-name="ro1">
          <table:table-cell office:value-type="float" office:value="2785" calcext:value-type="float">
            <text:p>2785</text:p>
          </table:table-cell>
          <table:table-cell table:formula="of:=[.$C$2]*[.A2787]" office:value-type="float" office:value="3.399658203125" calcext:value-type="float">
            <text:p>3.400</text:p>
          </table:table-cell>
          <table:table-cell/>
        </table:table-row>
        <table:table-row table:style-name="ro1">
          <table:table-cell office:value-type="float" office:value="2786" calcext:value-type="float">
            <text:p>2786</text:p>
          </table:table-cell>
          <table:table-cell table:formula="of:=[.$C$2]*[.A2788]" office:value-type="float" office:value="3.40087890625" calcext:value-type="float">
            <text:p>3.401</text:p>
          </table:table-cell>
          <table:table-cell/>
        </table:table-row>
        <table:table-row table:style-name="ro1">
          <table:table-cell office:value-type="float" office:value="2787" calcext:value-type="float">
            <text:p>2787</text:p>
          </table:table-cell>
          <table:table-cell table:formula="of:=[.$C$2]*[.A2789]" office:value-type="float" office:value="3.402099609375" calcext:value-type="float">
            <text:p>3.402</text:p>
          </table:table-cell>
          <table:table-cell/>
        </table:table-row>
        <table:table-row table:style-name="ro1">
          <table:table-cell office:value-type="float" office:value="2788" calcext:value-type="float">
            <text:p>2788</text:p>
          </table:table-cell>
          <table:table-cell table:formula="of:=[.$C$2]*[.A2790]" office:value-type="float" office:value="3.4033203125" calcext:value-type="float">
            <text:p>3.403</text:p>
          </table:table-cell>
          <table:table-cell/>
        </table:table-row>
        <table:table-row table:style-name="ro1">
          <table:table-cell office:value-type="float" office:value="2789" calcext:value-type="float">
            <text:p>2789</text:p>
          </table:table-cell>
          <table:table-cell table:formula="of:=[.$C$2]*[.A2791]" office:value-type="float" office:value="3.404541015625" calcext:value-type="float">
            <text:p>3.405</text:p>
          </table:table-cell>
          <table:table-cell/>
        </table:table-row>
        <table:table-row table:style-name="ro1">
          <table:table-cell office:value-type="float" office:value="2790" calcext:value-type="float">
            <text:p>2790</text:p>
          </table:table-cell>
          <table:table-cell table:formula="of:=[.$C$2]*[.A2792]" office:value-type="float" office:value="3.40576171875" calcext:value-type="float">
            <text:p>3.406</text:p>
          </table:table-cell>
          <table:table-cell/>
        </table:table-row>
        <table:table-row table:style-name="ro1">
          <table:table-cell office:value-type="float" office:value="2791" calcext:value-type="float">
            <text:p>2791</text:p>
          </table:table-cell>
          <table:table-cell table:formula="of:=[.$C$2]*[.A2793]" office:value-type="float" office:value="3.406982421875" calcext:value-type="float">
            <text:p>3.407</text:p>
          </table:table-cell>
          <table:table-cell/>
        </table:table-row>
        <table:table-row table:style-name="ro1">
          <table:table-cell office:value-type="float" office:value="2792" calcext:value-type="float">
            <text:p>2792</text:p>
          </table:table-cell>
          <table:table-cell table:formula="of:=[.$C$2]*[.A2794]" office:value-type="float" office:value="3.408203125" calcext:value-type="float">
            <text:p>3.408</text:p>
          </table:table-cell>
          <table:table-cell/>
        </table:table-row>
        <table:table-row table:style-name="ro1">
          <table:table-cell office:value-type="float" office:value="2793" calcext:value-type="float">
            <text:p>2793</text:p>
          </table:table-cell>
          <table:table-cell table:formula="of:=[.$C$2]*[.A2795]" office:value-type="float" office:value="3.409423828125" calcext:value-type="float">
            <text:p>3.409</text:p>
          </table:table-cell>
          <table:table-cell/>
        </table:table-row>
        <table:table-row table:style-name="ro1">
          <table:table-cell office:value-type="float" office:value="2794" calcext:value-type="float">
            <text:p>2794</text:p>
          </table:table-cell>
          <table:table-cell table:formula="of:=[.$C$2]*[.A2796]" office:value-type="float" office:value="3.41064453125" calcext:value-type="float">
            <text:p>3.411</text:p>
          </table:table-cell>
          <table:table-cell/>
        </table:table-row>
        <table:table-row table:style-name="ro1">
          <table:table-cell office:value-type="float" office:value="2795" calcext:value-type="float">
            <text:p>2795</text:p>
          </table:table-cell>
          <table:table-cell table:formula="of:=[.$C$2]*[.A2797]" office:value-type="float" office:value="3.411865234375" calcext:value-type="float">
            <text:p>3.412</text:p>
          </table:table-cell>
          <table:table-cell/>
        </table:table-row>
        <table:table-row table:style-name="ro1">
          <table:table-cell office:value-type="float" office:value="2796" calcext:value-type="float">
            <text:p>2796</text:p>
          </table:table-cell>
          <table:table-cell table:formula="of:=[.$C$2]*[.A2798]" office:value-type="float" office:value="3.4130859375" calcext:value-type="float">
            <text:p>3.413</text:p>
          </table:table-cell>
          <table:table-cell/>
        </table:table-row>
        <table:table-row table:style-name="ro1">
          <table:table-cell office:value-type="float" office:value="2797" calcext:value-type="float">
            <text:p>2797</text:p>
          </table:table-cell>
          <table:table-cell table:formula="of:=[.$C$2]*[.A2799]" office:value-type="float" office:value="3.414306640625" calcext:value-type="float">
            <text:p>3.414</text:p>
          </table:table-cell>
          <table:table-cell/>
        </table:table-row>
        <table:table-row table:style-name="ro1">
          <table:table-cell office:value-type="float" office:value="2798" calcext:value-type="float">
            <text:p>2798</text:p>
          </table:table-cell>
          <table:table-cell table:formula="of:=[.$C$2]*[.A2800]" office:value-type="float" office:value="3.41552734375" calcext:value-type="float">
            <text:p>3.416</text:p>
          </table:table-cell>
          <table:table-cell/>
        </table:table-row>
        <table:table-row table:style-name="ro1">
          <table:table-cell office:value-type="float" office:value="2799" calcext:value-type="float">
            <text:p>2799</text:p>
          </table:table-cell>
          <table:table-cell table:formula="of:=[.$C$2]*[.A2801]" office:value-type="float" office:value="3.416748046875" calcext:value-type="float">
            <text:p>3.417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[.$C$2]*[.A2802]" office:value-type="float" office:value="3.41796875" calcext:value-type="float">
            <text:p>3.418</text:p>
          </table:table-cell>
          <table:table-cell/>
        </table:table-row>
        <table:table-row table:style-name="ro1">
          <table:table-cell office:value-type="float" office:value="2801" calcext:value-type="float">
            <text:p>2801</text:p>
          </table:table-cell>
          <table:table-cell table:formula="of:=[.$C$2]*[.A2803]" office:value-type="float" office:value="3.419189453125" calcext:value-type="float">
            <text:p>3.419</text:p>
          </table:table-cell>
          <table:table-cell/>
        </table:table-row>
        <table:table-row table:style-name="ro1">
          <table:table-cell office:value-type="float" office:value="2802" calcext:value-type="float">
            <text:p>2802</text:p>
          </table:table-cell>
          <table:table-cell table:formula="of:=[.$C$2]*[.A2804]" office:value-type="float" office:value="3.42041015625" calcext:value-type="float">
            <text:p>3.420</text:p>
          </table:table-cell>
          <table:table-cell/>
        </table:table-row>
        <table:table-row table:style-name="ro1">
          <table:table-cell office:value-type="float" office:value="2803" calcext:value-type="float">
            <text:p>2803</text:p>
          </table:table-cell>
          <table:table-cell table:formula="of:=[.$C$2]*[.A2805]" office:value-type="float" office:value="3.421630859375" calcext:value-type="float">
            <text:p>3.422</text:p>
          </table:table-cell>
          <table:table-cell/>
        </table:table-row>
        <table:table-row table:style-name="ro1">
          <table:table-cell office:value-type="float" office:value="2804" calcext:value-type="float">
            <text:p>2804</text:p>
          </table:table-cell>
          <table:table-cell table:formula="of:=[.$C$2]*[.A2806]" office:value-type="float" office:value="3.4228515625" calcext:value-type="float">
            <text:p>3.423</text:p>
          </table:table-cell>
          <table:table-cell/>
        </table:table-row>
        <table:table-row table:style-name="ro1">
          <table:table-cell office:value-type="float" office:value="2805" calcext:value-type="float">
            <text:p>2805</text:p>
          </table:table-cell>
          <table:table-cell table:formula="of:=[.$C$2]*[.A2807]" office:value-type="float" office:value="3.424072265625" calcext:value-type="float">
            <text:p>3.424</text:p>
          </table:table-cell>
          <table:table-cell/>
        </table:table-row>
        <table:table-row table:style-name="ro1">
          <table:table-cell office:value-type="float" office:value="2806" calcext:value-type="float">
            <text:p>2806</text:p>
          </table:table-cell>
          <table:table-cell table:formula="of:=[.$C$2]*[.A2808]" office:value-type="float" office:value="3.42529296875" calcext:value-type="float">
            <text:p>3.425</text:p>
          </table:table-cell>
          <table:table-cell/>
        </table:table-row>
        <table:table-row table:style-name="ro1">
          <table:table-cell office:value-type="float" office:value="2807" calcext:value-type="float">
            <text:p>2807</text:p>
          </table:table-cell>
          <table:table-cell table:formula="of:=[.$C$2]*[.A2809]" office:value-type="float" office:value="3.426513671875" calcext:value-type="float">
            <text:p>3.427</text:p>
          </table:table-cell>
          <table:table-cell/>
        </table:table-row>
        <table:table-row table:style-name="ro1">
          <table:table-cell office:value-type="float" office:value="2808" calcext:value-type="float">
            <text:p>2808</text:p>
          </table:table-cell>
          <table:table-cell table:formula="of:=[.$C$2]*[.A2810]" office:value-type="float" office:value="3.427734375" calcext:value-type="float">
            <text:p>3.428</text:p>
          </table:table-cell>
          <table:table-cell/>
        </table:table-row>
        <table:table-row table:style-name="ro1">
          <table:table-cell office:value-type="float" office:value="2809" calcext:value-type="float">
            <text:p>2809</text:p>
          </table:table-cell>
          <table:table-cell table:formula="of:=[.$C$2]*[.A2811]" office:value-type="float" office:value="3.428955078125" calcext:value-type="float">
            <text:p>3.429</text:p>
          </table:table-cell>
          <table:table-cell/>
        </table:table-row>
        <table:table-row table:style-name="ro1">
          <table:table-cell office:value-type="float" office:value="2810" calcext:value-type="float">
            <text:p>2810</text:p>
          </table:table-cell>
          <table:table-cell table:formula="of:=[.$C$2]*[.A2812]" office:value-type="float" office:value="3.43017578125" calcext:value-type="float">
            <text:p>3.430</text:p>
          </table:table-cell>
          <table:table-cell/>
        </table:table-row>
        <table:table-row table:style-name="ro1">
          <table:table-cell office:value-type="float" office:value="2811" calcext:value-type="float">
            <text:p>2811</text:p>
          </table:table-cell>
          <table:table-cell table:formula="of:=[.$C$2]*[.A2813]" office:value-type="float" office:value="3.431396484375" calcext:value-type="float">
            <text:p>3.431</text:p>
          </table:table-cell>
          <table:table-cell/>
        </table:table-row>
        <table:table-row table:style-name="ro1">
          <table:table-cell office:value-type="float" office:value="2812" calcext:value-type="float">
            <text:p>2812</text:p>
          </table:table-cell>
          <table:table-cell table:formula="of:=[.$C$2]*[.A2814]" office:value-type="float" office:value="3.4326171875" calcext:value-type="float">
            <text:p>3.433</text:p>
          </table:table-cell>
          <table:table-cell/>
        </table:table-row>
        <table:table-row table:style-name="ro1">
          <table:table-cell office:value-type="float" office:value="2813" calcext:value-type="float">
            <text:p>2813</text:p>
          </table:table-cell>
          <table:table-cell table:formula="of:=[.$C$2]*[.A2815]" office:value-type="float" office:value="3.433837890625" calcext:value-type="float">
            <text:p>3.434</text:p>
          </table:table-cell>
          <table:table-cell/>
        </table:table-row>
        <table:table-row table:style-name="ro1">
          <table:table-cell office:value-type="float" office:value="2814" calcext:value-type="float">
            <text:p>2814</text:p>
          </table:table-cell>
          <table:table-cell table:formula="of:=[.$C$2]*[.A2816]" office:value-type="float" office:value="3.43505859375" calcext:value-type="float">
            <text:p>3.435</text:p>
          </table:table-cell>
          <table:table-cell/>
        </table:table-row>
        <table:table-row table:style-name="ro1">
          <table:table-cell office:value-type="float" office:value="2815" calcext:value-type="float">
            <text:p>2815</text:p>
          </table:table-cell>
          <table:table-cell table:formula="of:=[.$C$2]*[.A2817]" office:value-type="float" office:value="3.436279296875" calcext:value-type="float">
            <text:p>3.436</text:p>
          </table:table-cell>
          <table:table-cell/>
        </table:table-row>
        <table:table-row table:style-name="ro1">
          <table:table-cell office:value-type="float" office:value="2816" calcext:value-type="float">
            <text:p>2816</text:p>
          </table:table-cell>
          <table:table-cell table:formula="of:=[.$C$2]*[.A2818]" office:value-type="float" office:value="3.4375" calcext:value-type="float">
            <text:p>3.438</text:p>
          </table:table-cell>
          <table:table-cell/>
        </table:table-row>
        <table:table-row table:style-name="ro1">
          <table:table-cell office:value-type="float" office:value="2817" calcext:value-type="float">
            <text:p>2817</text:p>
          </table:table-cell>
          <table:table-cell table:formula="of:=[.$C$2]*[.A2819]" office:value-type="float" office:value="3.438720703125" calcext:value-type="float">
            <text:p>3.439</text:p>
          </table:table-cell>
          <table:table-cell/>
        </table:table-row>
        <table:table-row table:style-name="ro1">
          <table:table-cell office:value-type="float" office:value="2818" calcext:value-type="float">
            <text:p>2818</text:p>
          </table:table-cell>
          <table:table-cell table:formula="of:=[.$C$2]*[.A2820]" office:value-type="float" office:value="3.43994140625" calcext:value-type="float">
            <text:p>3.440</text:p>
          </table:table-cell>
          <table:table-cell/>
        </table:table-row>
        <table:table-row table:style-name="ro1">
          <table:table-cell office:value-type="float" office:value="2819" calcext:value-type="float">
            <text:p>2819</text:p>
          </table:table-cell>
          <table:table-cell table:formula="of:=[.$C$2]*[.A2821]" office:value-type="float" office:value="3.441162109375" calcext:value-type="float">
            <text:p>3.441</text:p>
          </table:table-cell>
          <table:table-cell/>
        </table:table-row>
        <table:table-row table:style-name="ro1">
          <table:table-cell office:value-type="float" office:value="2820" calcext:value-type="float">
            <text:p>2820</text:p>
          </table:table-cell>
          <table:table-cell table:formula="of:=[.$C$2]*[.A2822]" office:value-type="float" office:value="3.4423828125" calcext:value-type="float">
            <text:p>3.442</text:p>
          </table:table-cell>
          <table:table-cell/>
        </table:table-row>
        <table:table-row table:style-name="ro1">
          <table:table-cell office:value-type="float" office:value="2821" calcext:value-type="float">
            <text:p>2821</text:p>
          </table:table-cell>
          <table:table-cell table:formula="of:=[.$C$2]*[.A2823]" office:value-type="float" office:value="3.443603515625" calcext:value-type="float">
            <text:p>3.444</text:p>
          </table:table-cell>
          <table:table-cell/>
        </table:table-row>
        <table:table-row table:style-name="ro1">
          <table:table-cell office:value-type="float" office:value="2822" calcext:value-type="float">
            <text:p>2822</text:p>
          </table:table-cell>
          <table:table-cell table:formula="of:=[.$C$2]*[.A2824]" office:value-type="float" office:value="3.44482421875" calcext:value-type="float">
            <text:p>3.445</text:p>
          </table:table-cell>
          <table:table-cell/>
        </table:table-row>
        <table:table-row table:style-name="ro1">
          <table:table-cell office:value-type="float" office:value="2823" calcext:value-type="float">
            <text:p>2823</text:p>
          </table:table-cell>
          <table:table-cell table:formula="of:=[.$C$2]*[.A2825]" office:value-type="float" office:value="3.446044921875" calcext:value-type="float">
            <text:p>3.446</text:p>
          </table:table-cell>
          <table:table-cell/>
        </table:table-row>
        <table:table-row table:style-name="ro1">
          <table:table-cell office:value-type="float" office:value="2824" calcext:value-type="float">
            <text:p>2824</text:p>
          </table:table-cell>
          <table:table-cell table:formula="of:=[.$C$2]*[.A2826]" office:value-type="float" office:value="3.447265625" calcext:value-type="float">
            <text:p>3.447</text:p>
          </table:table-cell>
          <table:table-cell/>
        </table:table-row>
        <table:table-row table:style-name="ro1">
          <table:table-cell office:value-type="float" office:value="2825" calcext:value-type="float">
            <text:p>2825</text:p>
          </table:table-cell>
          <table:table-cell table:formula="of:=[.$C$2]*[.A2827]" office:value-type="float" office:value="3.448486328125" calcext:value-type="float">
            <text:p>3.448</text:p>
          </table:table-cell>
          <table:table-cell/>
        </table:table-row>
        <table:table-row table:style-name="ro1">
          <table:table-cell office:value-type="float" office:value="2826" calcext:value-type="float">
            <text:p>2826</text:p>
          </table:table-cell>
          <table:table-cell table:formula="of:=[.$C$2]*[.A2828]" office:value-type="float" office:value="3.44970703125" calcext:value-type="float">
            <text:p>3.450</text:p>
          </table:table-cell>
          <table:table-cell/>
        </table:table-row>
        <table:table-row table:style-name="ro1">
          <table:table-cell office:value-type="float" office:value="2827" calcext:value-type="float">
            <text:p>2827</text:p>
          </table:table-cell>
          <table:table-cell table:formula="of:=[.$C$2]*[.A2829]" office:value-type="float" office:value="3.450927734375" calcext:value-type="float">
            <text:p>3.451</text:p>
          </table:table-cell>
          <table:table-cell/>
        </table:table-row>
        <table:table-row table:style-name="ro1">
          <table:table-cell office:value-type="float" office:value="2828" calcext:value-type="float">
            <text:p>2828</text:p>
          </table:table-cell>
          <table:table-cell table:formula="of:=[.$C$2]*[.A2830]" office:value-type="float" office:value="3.4521484375" calcext:value-type="float">
            <text:p>3.452</text:p>
          </table:table-cell>
          <table:table-cell/>
        </table:table-row>
        <table:table-row table:style-name="ro1">
          <table:table-cell office:value-type="float" office:value="2829" calcext:value-type="float">
            <text:p>2829</text:p>
          </table:table-cell>
          <table:table-cell table:formula="of:=[.$C$2]*[.A2831]" office:value-type="float" office:value="3.453369140625" calcext:value-type="float">
            <text:p>3.453</text:p>
          </table:table-cell>
          <table:table-cell/>
        </table:table-row>
        <table:table-row table:style-name="ro1">
          <table:table-cell office:value-type="float" office:value="2830" calcext:value-type="float">
            <text:p>2830</text:p>
          </table:table-cell>
          <table:table-cell table:formula="of:=[.$C$2]*[.A2832]" office:value-type="float" office:value="3.45458984375" calcext:value-type="float">
            <text:p>3.455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table:formula="of:=[.$C$2]*[.A2833]" office:value-type="float" office:value="3.455810546875" calcext:value-type="float">
            <text:p>3.456</text:p>
          </table:table-cell>
          <table:table-cell/>
        </table:table-row>
        <table:table-row table:style-name="ro1">
          <table:table-cell office:value-type="float" office:value="2832" calcext:value-type="float">
            <text:p>2832</text:p>
          </table:table-cell>
          <table:table-cell table:formula="of:=[.$C$2]*[.A2834]" office:value-type="float" office:value="3.45703125" calcext:value-type="float">
            <text:p>3.457</text:p>
          </table:table-cell>
          <table:table-cell/>
        </table:table-row>
        <table:table-row table:style-name="ro1">
          <table:table-cell office:value-type="float" office:value="2833" calcext:value-type="float">
            <text:p>2833</text:p>
          </table:table-cell>
          <table:table-cell table:formula="of:=[.$C$2]*[.A2835]" office:value-type="float" office:value="3.458251953125" calcext:value-type="float">
            <text:p>3.458</text:p>
          </table:table-cell>
          <table:table-cell/>
        </table:table-row>
        <table:table-row table:style-name="ro1">
          <table:table-cell office:value-type="float" office:value="2834" calcext:value-type="float">
            <text:p>2834</text:p>
          </table:table-cell>
          <table:table-cell table:formula="of:=[.$C$2]*[.A2836]" office:value-type="float" office:value="3.45947265625" calcext:value-type="float">
            <text:p>3.459</text:p>
          </table:table-cell>
          <table:table-cell/>
        </table:table-row>
        <table:table-row table:style-name="ro1">
          <table:table-cell office:value-type="float" office:value="2835" calcext:value-type="float">
            <text:p>2835</text:p>
          </table:table-cell>
          <table:table-cell table:formula="of:=[.$C$2]*[.A2837]" office:value-type="float" office:value="3.460693359375" calcext:value-type="float">
            <text:p>3.461</text:p>
          </table:table-cell>
          <table:table-cell/>
        </table:table-row>
        <table:table-row table:style-name="ro1">
          <table:table-cell office:value-type="float" office:value="2836" calcext:value-type="float">
            <text:p>2836</text:p>
          </table:table-cell>
          <table:table-cell table:formula="of:=[.$C$2]*[.A2838]" office:value-type="float" office:value="3.4619140625" calcext:value-type="float">
            <text:p>3.462</text:p>
          </table:table-cell>
          <table:table-cell/>
        </table:table-row>
        <table:table-row table:style-name="ro1">
          <table:table-cell office:value-type="float" office:value="2837" calcext:value-type="float">
            <text:p>2837</text:p>
          </table:table-cell>
          <table:table-cell table:formula="of:=[.$C$2]*[.A2839]" office:value-type="float" office:value="3.463134765625" calcext:value-type="float">
            <text:p>3.463</text:p>
          </table:table-cell>
          <table:table-cell/>
        </table:table-row>
        <table:table-row table:style-name="ro1">
          <table:table-cell office:value-type="float" office:value="2838" calcext:value-type="float">
            <text:p>2838</text:p>
          </table:table-cell>
          <table:table-cell table:formula="of:=[.$C$2]*[.A2840]" office:value-type="float" office:value="3.46435546875" calcext:value-type="float">
            <text:p>3.464</text:p>
          </table:table-cell>
          <table:table-cell/>
        </table:table-row>
        <table:table-row table:style-name="ro1">
          <table:table-cell office:value-type="float" office:value="2839" calcext:value-type="float">
            <text:p>2839</text:p>
          </table:table-cell>
          <table:table-cell table:formula="of:=[.$C$2]*[.A2841]" office:value-type="float" office:value="3.465576171875" calcext:value-type="float">
            <text:p>3.466</text:p>
          </table:table-cell>
          <table:table-cell/>
        </table:table-row>
        <table:table-row table:style-name="ro1">
          <table:table-cell office:value-type="float" office:value="2840" calcext:value-type="float">
            <text:p>2840</text:p>
          </table:table-cell>
          <table:table-cell table:formula="of:=[.$C$2]*[.A2842]" office:value-type="float" office:value="3.466796875" calcext:value-type="float">
            <text:p>3.467</text:p>
          </table:table-cell>
          <table:table-cell/>
        </table:table-row>
        <table:table-row table:style-name="ro1">
          <table:table-cell office:value-type="float" office:value="2841" calcext:value-type="float">
            <text:p>2841</text:p>
          </table:table-cell>
          <table:table-cell table:formula="of:=[.$C$2]*[.A2843]" office:value-type="float" office:value="3.468017578125" calcext:value-type="float">
            <text:p>3.468</text:p>
          </table:table-cell>
          <table:table-cell/>
        </table:table-row>
        <table:table-row table:style-name="ro1">
          <table:table-cell office:value-type="float" office:value="2842" calcext:value-type="float">
            <text:p>2842</text:p>
          </table:table-cell>
          <table:table-cell table:formula="of:=[.$C$2]*[.A2844]" office:value-type="float" office:value="3.46923828125" calcext:value-type="float">
            <text:p>3.469</text:p>
          </table:table-cell>
          <table:table-cell/>
        </table:table-row>
        <table:table-row table:style-name="ro1">
          <table:table-cell office:value-type="float" office:value="2843" calcext:value-type="float">
            <text:p>2843</text:p>
          </table:table-cell>
          <table:table-cell table:formula="of:=[.$C$2]*[.A2845]" office:value-type="float" office:value="3.470458984375" calcext:value-type="float">
            <text:p>3.470</text:p>
          </table:table-cell>
          <table:table-cell/>
        </table:table-row>
        <table:table-row table:style-name="ro1">
          <table:table-cell office:value-type="float" office:value="2844" calcext:value-type="float">
            <text:p>2844</text:p>
          </table:table-cell>
          <table:table-cell table:formula="of:=[.$C$2]*[.A2846]" office:value-type="float" office:value="3.4716796875" calcext:value-type="float">
            <text:p>3.472</text:p>
          </table:table-cell>
          <table:table-cell/>
        </table:table-row>
        <table:table-row table:style-name="ro1">
          <table:table-cell office:value-type="float" office:value="2845" calcext:value-type="float">
            <text:p>2845</text:p>
          </table:table-cell>
          <table:table-cell table:formula="of:=[.$C$2]*[.A2847]" office:value-type="float" office:value="3.472900390625" calcext:value-type="float">
            <text:p>3.473</text:p>
          </table:table-cell>
          <table:table-cell/>
        </table:table-row>
        <table:table-row table:style-name="ro1">
          <table:table-cell office:value-type="float" office:value="2846" calcext:value-type="float">
            <text:p>2846</text:p>
          </table:table-cell>
          <table:table-cell table:formula="of:=[.$C$2]*[.A2848]" office:value-type="float" office:value="3.47412109375" calcext:value-type="float">
            <text:p>3.474</text:p>
          </table:table-cell>
          <table:table-cell/>
        </table:table-row>
        <table:table-row table:style-name="ro1">
          <table:table-cell office:value-type="float" office:value="2847" calcext:value-type="float">
            <text:p>2847</text:p>
          </table:table-cell>
          <table:table-cell table:formula="of:=[.$C$2]*[.A2849]" office:value-type="float" office:value="3.475341796875" calcext:value-type="float">
            <text:p>3.475</text:p>
          </table:table-cell>
          <table:table-cell/>
        </table:table-row>
        <table:table-row table:style-name="ro1">
          <table:table-cell office:value-type="float" office:value="2848" calcext:value-type="float">
            <text:p>2848</text:p>
          </table:table-cell>
          <table:table-cell table:formula="of:=[.$C$2]*[.A2850]" office:value-type="float" office:value="3.4765625" calcext:value-type="float">
            <text:p>3.477</text:p>
          </table:table-cell>
          <table:table-cell/>
        </table:table-row>
        <table:table-row table:style-name="ro1">
          <table:table-cell office:value-type="float" office:value="2849" calcext:value-type="float">
            <text:p>2849</text:p>
          </table:table-cell>
          <table:table-cell table:formula="of:=[.$C$2]*[.A2851]" office:value-type="float" office:value="3.477783203125" calcext:value-type="float">
            <text:p>3.478</text:p>
          </table:table-cell>
          <table:table-cell/>
        </table:table-row>
        <table:table-row table:style-name="ro1">
          <table:table-cell office:value-type="float" office:value="2850" calcext:value-type="float">
            <text:p>2850</text:p>
          </table:table-cell>
          <table:table-cell table:formula="of:=[.$C$2]*[.A2852]" office:value-type="float" office:value="3.47900390625" calcext:value-type="float">
            <text:p>3.479</text:p>
          </table:table-cell>
          <table:table-cell/>
        </table:table-row>
        <table:table-row table:style-name="ro1">
          <table:table-cell office:value-type="float" office:value="2851" calcext:value-type="float">
            <text:p>2851</text:p>
          </table:table-cell>
          <table:table-cell table:formula="of:=[.$C$2]*[.A2853]" office:value-type="float" office:value="3.480224609375" calcext:value-type="float">
            <text:p>3.480</text:p>
          </table:table-cell>
          <table:table-cell/>
        </table:table-row>
        <table:table-row table:style-name="ro1">
          <table:table-cell office:value-type="float" office:value="2852" calcext:value-type="float">
            <text:p>2852</text:p>
          </table:table-cell>
          <table:table-cell table:formula="of:=[.$C$2]*[.A2854]" office:value-type="float" office:value="3.4814453125" calcext:value-type="float">
            <text:p>3.481</text:p>
          </table:table-cell>
          <table:table-cell/>
        </table:table-row>
        <table:table-row table:style-name="ro1">
          <table:table-cell office:value-type="float" office:value="2853" calcext:value-type="float">
            <text:p>2853</text:p>
          </table:table-cell>
          <table:table-cell table:formula="of:=[.$C$2]*[.A2855]" office:value-type="float" office:value="3.482666015625" calcext:value-type="float">
            <text:p>3.483</text:p>
          </table:table-cell>
          <table:table-cell/>
        </table:table-row>
        <table:table-row table:style-name="ro1">
          <table:table-cell office:value-type="float" office:value="2854" calcext:value-type="float">
            <text:p>2854</text:p>
          </table:table-cell>
          <table:table-cell table:formula="of:=[.$C$2]*[.A2856]" office:value-type="float" office:value="3.48388671875" calcext:value-type="float">
            <text:p>3.484</text:p>
          </table:table-cell>
          <table:table-cell/>
        </table:table-row>
        <table:table-row table:style-name="ro1">
          <table:table-cell office:value-type="float" office:value="2855" calcext:value-type="float">
            <text:p>2855</text:p>
          </table:table-cell>
          <table:table-cell table:formula="of:=[.$C$2]*[.A2857]" office:value-type="float" office:value="3.485107421875" calcext:value-type="float">
            <text:p>3.485</text:p>
          </table:table-cell>
          <table:table-cell/>
        </table:table-row>
        <table:table-row table:style-name="ro1">
          <table:table-cell office:value-type="float" office:value="2856" calcext:value-type="float">
            <text:p>2856</text:p>
          </table:table-cell>
          <table:table-cell table:formula="of:=[.$C$2]*[.A2858]" office:value-type="float" office:value="3.486328125" calcext:value-type="float">
            <text:p>3.486</text:p>
          </table:table-cell>
          <table:table-cell/>
        </table:table-row>
        <table:table-row table:style-name="ro1">
          <table:table-cell office:value-type="float" office:value="2857" calcext:value-type="float">
            <text:p>2857</text:p>
          </table:table-cell>
          <table:table-cell table:formula="of:=[.$C$2]*[.A2859]" office:value-type="float" office:value="3.487548828125" calcext:value-type="float">
            <text:p>3.488</text:p>
          </table:table-cell>
          <table:table-cell/>
        </table:table-row>
        <table:table-row table:style-name="ro1">
          <table:table-cell office:value-type="float" office:value="2858" calcext:value-type="float">
            <text:p>2858</text:p>
          </table:table-cell>
          <table:table-cell table:formula="of:=[.$C$2]*[.A2860]" office:value-type="float" office:value="3.48876953125" calcext:value-type="float">
            <text:p>3.489</text:p>
          </table:table-cell>
          <table:table-cell/>
        </table:table-row>
        <table:table-row table:style-name="ro1">
          <table:table-cell office:value-type="float" office:value="2859" calcext:value-type="float">
            <text:p>2859</text:p>
          </table:table-cell>
          <table:table-cell table:formula="of:=[.$C$2]*[.A2861]" office:value-type="float" office:value="3.489990234375" calcext:value-type="float">
            <text:p>3.490</text:p>
          </table:table-cell>
          <table:table-cell/>
        </table:table-row>
        <table:table-row table:style-name="ro1">
          <table:table-cell office:value-type="float" office:value="2860" calcext:value-type="float">
            <text:p>2860</text:p>
          </table:table-cell>
          <table:table-cell table:formula="of:=[.$C$2]*[.A2862]" office:value-type="float" office:value="3.4912109375" calcext:value-type="float">
            <text:p>3.491</text:p>
          </table:table-cell>
          <table:table-cell/>
        </table:table-row>
        <table:table-row table:style-name="ro1">
          <table:table-cell office:value-type="float" office:value="2861" calcext:value-type="float">
            <text:p>2861</text:p>
          </table:table-cell>
          <table:table-cell table:formula="of:=[.$C$2]*[.A2863]" office:value-type="float" office:value="3.492431640625" calcext:value-type="float">
            <text:p>3.492</text:p>
          </table:table-cell>
          <table:table-cell/>
        </table:table-row>
        <table:table-row table:style-name="ro1">
          <table:table-cell office:value-type="float" office:value="2862" calcext:value-type="float">
            <text:p>2862</text:p>
          </table:table-cell>
          <table:table-cell table:formula="of:=[.$C$2]*[.A2864]" office:value-type="float" office:value="3.49365234375" calcext:value-type="float">
            <text:p>3.494</text:p>
          </table:table-cell>
          <table:table-cell/>
        </table:table-row>
        <table:table-row table:style-name="ro1">
          <table:table-cell office:value-type="float" office:value="2863" calcext:value-type="float">
            <text:p>2863</text:p>
          </table:table-cell>
          <table:table-cell table:formula="of:=[.$C$2]*[.A2865]" office:value-type="float" office:value="3.494873046875" calcext:value-type="float">
            <text:p>3.495</text:p>
          </table:table-cell>
          <table:table-cell/>
        </table:table-row>
        <table:table-row table:style-name="ro1">
          <table:table-cell office:value-type="float" office:value="2864" calcext:value-type="float">
            <text:p>2864</text:p>
          </table:table-cell>
          <table:table-cell table:formula="of:=[.$C$2]*[.A2866]" office:value-type="float" office:value="3.49609375" calcext:value-type="float">
            <text:p>3.496</text:p>
          </table:table-cell>
          <table:table-cell/>
        </table:table-row>
        <table:table-row table:style-name="ro1">
          <table:table-cell office:value-type="float" office:value="2865" calcext:value-type="float">
            <text:p>2865</text:p>
          </table:table-cell>
          <table:table-cell table:formula="of:=[.$C$2]*[.A2867]" office:value-type="float" office:value="3.497314453125" calcext:value-type="float">
            <text:p>3.497</text:p>
          </table:table-cell>
          <table:table-cell/>
        </table:table-row>
        <table:table-row table:style-name="ro1">
          <table:table-cell office:value-type="float" office:value="2866" calcext:value-type="float">
            <text:p>2866</text:p>
          </table:table-cell>
          <table:table-cell table:formula="of:=[.$C$2]*[.A2868]" office:value-type="float" office:value="3.49853515625" calcext:value-type="float">
            <text:p>3.499</text:p>
          </table:table-cell>
          <table:table-cell/>
        </table:table-row>
        <table:table-row table:style-name="ro1">
          <table:table-cell office:value-type="float" office:value="2867" calcext:value-type="float">
            <text:p>2867</text:p>
          </table:table-cell>
          <table:table-cell table:formula="of:=[.$C$2]*[.A2869]" office:value-type="float" office:value="3.499755859375" calcext:value-type="float">
            <text:p>3.500</text:p>
          </table:table-cell>
          <table:table-cell/>
        </table:table-row>
        <table:table-row table:style-name="ro1">
          <table:table-cell office:value-type="float" office:value="2868" calcext:value-type="float">
            <text:p>2868</text:p>
          </table:table-cell>
          <table:table-cell table:formula="of:=[.$C$2]*[.A2870]" office:value-type="float" office:value="3.5009765625" calcext:value-type="float">
            <text:p>3.501</text:p>
          </table:table-cell>
          <table:table-cell/>
        </table:table-row>
        <table:table-row table:style-name="ro1">
          <table:table-cell office:value-type="float" office:value="2869" calcext:value-type="float">
            <text:p>2869</text:p>
          </table:table-cell>
          <table:table-cell table:formula="of:=[.$C$2]*[.A2871]" office:value-type="float" office:value="3.502197265625" calcext:value-type="float">
            <text:p>3.502</text:p>
          </table:table-cell>
          <table:table-cell/>
        </table:table-row>
        <table:table-row table:style-name="ro1">
          <table:table-cell office:value-type="float" office:value="2870" calcext:value-type="float">
            <text:p>2870</text:p>
          </table:table-cell>
          <table:table-cell table:formula="of:=[.$C$2]*[.A2872]" office:value-type="float" office:value="3.50341796875" calcext:value-type="float">
            <text:p>3.503</text:p>
          </table:table-cell>
          <table:table-cell/>
        </table:table-row>
        <table:table-row table:style-name="ro1">
          <table:table-cell office:value-type="float" office:value="2871" calcext:value-type="float">
            <text:p>2871</text:p>
          </table:table-cell>
          <table:table-cell table:formula="of:=[.$C$2]*[.A2873]" office:value-type="float" office:value="3.504638671875" calcext:value-type="float">
            <text:p>3.505</text:p>
          </table:table-cell>
          <table:table-cell/>
        </table:table-row>
        <table:table-row table:style-name="ro1">
          <table:table-cell office:value-type="float" office:value="2872" calcext:value-type="float">
            <text:p>2872</text:p>
          </table:table-cell>
          <table:table-cell table:formula="of:=[.$C$2]*[.A2874]" office:value-type="float" office:value="3.505859375" calcext:value-type="float">
            <text:p>3.506</text:p>
          </table:table-cell>
          <table:table-cell/>
        </table:table-row>
        <table:table-row table:style-name="ro1">
          <table:table-cell office:value-type="float" office:value="2873" calcext:value-type="float">
            <text:p>2873</text:p>
          </table:table-cell>
          <table:table-cell table:formula="of:=[.$C$2]*[.A2875]" office:value-type="float" office:value="3.507080078125" calcext:value-type="float">
            <text:p>3.507</text:p>
          </table:table-cell>
          <table:table-cell/>
        </table:table-row>
        <table:table-row table:style-name="ro1">
          <table:table-cell office:value-type="float" office:value="2874" calcext:value-type="float">
            <text:p>2874</text:p>
          </table:table-cell>
          <table:table-cell table:formula="of:=[.$C$2]*[.A2876]" office:value-type="float" office:value="3.50830078125" calcext:value-type="float">
            <text:p>3.508</text:p>
          </table:table-cell>
          <table:table-cell/>
        </table:table-row>
        <table:table-row table:style-name="ro1">
          <table:table-cell office:value-type="float" office:value="2875" calcext:value-type="float">
            <text:p>2875</text:p>
          </table:table-cell>
          <table:table-cell table:formula="of:=[.$C$2]*[.A2877]" office:value-type="float" office:value="3.509521484375" calcext:value-type="float">
            <text:p>3.510</text:p>
          </table:table-cell>
          <table:table-cell/>
        </table:table-row>
        <table:table-row table:style-name="ro1">
          <table:table-cell office:value-type="float" office:value="2876" calcext:value-type="float">
            <text:p>2876</text:p>
          </table:table-cell>
          <table:table-cell table:formula="of:=[.$C$2]*[.A2878]" office:value-type="float" office:value="3.5107421875" calcext:value-type="float">
            <text:p>3.511</text:p>
          </table:table-cell>
          <table:table-cell/>
        </table:table-row>
        <table:table-row table:style-name="ro1">
          <table:table-cell office:value-type="float" office:value="2877" calcext:value-type="float">
            <text:p>2877</text:p>
          </table:table-cell>
          <table:table-cell table:formula="of:=[.$C$2]*[.A2879]" office:value-type="float" office:value="3.511962890625" calcext:value-type="float">
            <text:p>3.512</text:p>
          </table:table-cell>
          <table:table-cell/>
        </table:table-row>
        <table:table-row table:style-name="ro1">
          <table:table-cell office:value-type="float" office:value="2878" calcext:value-type="float">
            <text:p>2878</text:p>
          </table:table-cell>
          <table:table-cell table:formula="of:=[.$C$2]*[.A2880]" office:value-type="float" office:value="3.51318359375" calcext:value-type="float">
            <text:p>3.513</text:p>
          </table:table-cell>
          <table:table-cell/>
        </table:table-row>
        <table:table-row table:style-name="ro1">
          <table:table-cell office:value-type="float" office:value="2879" calcext:value-type="float">
            <text:p>2879</text:p>
          </table:table-cell>
          <table:table-cell table:formula="of:=[.$C$2]*[.A2881]" office:value-type="float" office:value="3.514404296875" calcext:value-type="float">
            <text:p>3.514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table:formula="of:=[.$C$2]*[.A2882]" office:value-type="float" office:value="3.515625" calcext:value-type="float">
            <text:p>3.516</text:p>
          </table:table-cell>
          <table:table-cell/>
        </table:table-row>
        <table:table-row table:style-name="ro1">
          <table:table-cell office:value-type="float" office:value="2881" calcext:value-type="float">
            <text:p>2881</text:p>
          </table:table-cell>
          <table:table-cell table:formula="of:=[.$C$2]*[.A2883]" office:value-type="float" office:value="3.516845703125" calcext:value-type="float">
            <text:p>3.517</text:p>
          </table:table-cell>
          <table:table-cell/>
        </table:table-row>
        <table:table-row table:style-name="ro1">
          <table:table-cell office:value-type="float" office:value="2882" calcext:value-type="float">
            <text:p>2882</text:p>
          </table:table-cell>
          <table:table-cell table:formula="of:=[.$C$2]*[.A2884]" office:value-type="float" office:value="3.51806640625" calcext:value-type="float">
            <text:p>3.518</text:p>
          </table:table-cell>
          <table:table-cell/>
        </table:table-row>
        <table:table-row table:style-name="ro1">
          <table:table-cell office:value-type="float" office:value="2883" calcext:value-type="float">
            <text:p>2883</text:p>
          </table:table-cell>
          <table:table-cell table:formula="of:=[.$C$2]*[.A2885]" office:value-type="float" office:value="3.519287109375" calcext:value-type="float">
            <text:p>3.519</text:p>
          </table:table-cell>
          <table:table-cell/>
        </table:table-row>
        <table:table-row table:style-name="ro1">
          <table:table-cell office:value-type="float" office:value="2884" calcext:value-type="float">
            <text:p>2884</text:p>
          </table:table-cell>
          <table:table-cell table:formula="of:=[.$C$2]*[.A2886]" office:value-type="float" office:value="3.5205078125" calcext:value-type="float">
            <text:p>3.521</text:p>
          </table:table-cell>
          <table:table-cell/>
        </table:table-row>
        <table:table-row table:style-name="ro1">
          <table:table-cell office:value-type="float" office:value="2885" calcext:value-type="float">
            <text:p>2885</text:p>
          </table:table-cell>
          <table:table-cell table:formula="of:=[.$C$2]*[.A2887]" office:value-type="float" office:value="3.521728515625" calcext:value-type="float">
            <text:p>3.522</text:p>
          </table:table-cell>
          <table:table-cell/>
        </table:table-row>
        <table:table-row table:style-name="ro1">
          <table:table-cell office:value-type="float" office:value="2886" calcext:value-type="float">
            <text:p>2886</text:p>
          </table:table-cell>
          <table:table-cell table:formula="of:=[.$C$2]*[.A2888]" office:value-type="float" office:value="3.52294921875" calcext:value-type="float">
            <text:p>3.523</text:p>
          </table:table-cell>
          <table:table-cell/>
        </table:table-row>
        <table:table-row table:style-name="ro1">
          <table:table-cell office:value-type="float" office:value="2887" calcext:value-type="float">
            <text:p>2887</text:p>
          </table:table-cell>
          <table:table-cell table:formula="of:=[.$C$2]*[.A2889]" office:value-type="float" office:value="3.524169921875" calcext:value-type="float">
            <text:p>3.524</text:p>
          </table:table-cell>
          <table:table-cell/>
        </table:table-row>
        <table:table-row table:style-name="ro1">
          <table:table-cell office:value-type="float" office:value="2888" calcext:value-type="float">
            <text:p>2888</text:p>
          </table:table-cell>
          <table:table-cell table:formula="of:=[.$C$2]*[.A2890]" office:value-type="float" office:value="3.525390625" calcext:value-type="float">
            <text:p>3.525</text:p>
          </table:table-cell>
          <table:table-cell/>
        </table:table-row>
        <table:table-row table:style-name="ro1">
          <table:table-cell office:value-type="float" office:value="2889" calcext:value-type="float">
            <text:p>2889</text:p>
          </table:table-cell>
          <table:table-cell table:formula="of:=[.$C$2]*[.A2891]" office:value-type="float" office:value="3.526611328125" calcext:value-type="float">
            <text:p>3.527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table:formula="of:=[.$C$2]*[.A2892]" office:value-type="float" office:value="3.52783203125" calcext:value-type="float">
            <text:p>3.528</text:p>
          </table:table-cell>
          <table:table-cell/>
        </table:table-row>
        <table:table-row table:style-name="ro1">
          <table:table-cell office:value-type="float" office:value="2891" calcext:value-type="float">
            <text:p>2891</text:p>
          </table:table-cell>
          <table:table-cell table:formula="of:=[.$C$2]*[.A2893]" office:value-type="float" office:value="3.529052734375" calcext:value-type="float">
            <text:p>3.529</text:p>
          </table:table-cell>
          <table:table-cell/>
        </table:table-row>
        <table:table-row table:style-name="ro1">
          <table:table-cell office:value-type="float" office:value="2892" calcext:value-type="float">
            <text:p>2892</text:p>
          </table:table-cell>
          <table:table-cell table:formula="of:=[.$C$2]*[.A2894]" office:value-type="float" office:value="3.5302734375" calcext:value-type="float">
            <text:p>3.530</text:p>
          </table:table-cell>
          <table:table-cell/>
        </table:table-row>
        <table:table-row table:style-name="ro1">
          <table:table-cell office:value-type="float" office:value="2893" calcext:value-type="float">
            <text:p>2893</text:p>
          </table:table-cell>
          <table:table-cell table:formula="of:=[.$C$2]*[.A2895]" office:value-type="float" office:value="3.531494140625" calcext:value-type="float">
            <text:p>3.531</text:p>
          </table:table-cell>
          <table:table-cell/>
        </table:table-row>
        <table:table-row table:style-name="ro1">
          <table:table-cell office:value-type="float" office:value="2894" calcext:value-type="float">
            <text:p>2894</text:p>
          </table:table-cell>
          <table:table-cell table:formula="of:=[.$C$2]*[.A2896]" office:value-type="float" office:value="3.53271484375" calcext:value-type="float">
            <text:p>3.533</text:p>
          </table:table-cell>
          <table:table-cell/>
        </table:table-row>
        <table:table-row table:style-name="ro1">
          <table:table-cell office:value-type="float" office:value="2895" calcext:value-type="float">
            <text:p>2895</text:p>
          </table:table-cell>
          <table:table-cell table:formula="of:=[.$C$2]*[.A2897]" office:value-type="float" office:value="3.533935546875" calcext:value-type="float">
            <text:p>3.534</text:p>
          </table:table-cell>
          <table:table-cell/>
        </table:table-row>
        <table:table-row table:style-name="ro1">
          <table:table-cell office:value-type="float" office:value="2896" calcext:value-type="float">
            <text:p>2896</text:p>
          </table:table-cell>
          <table:table-cell table:formula="of:=[.$C$2]*[.A2898]" office:value-type="float" office:value="3.53515625" calcext:value-type="float">
            <text:p>3.535</text:p>
          </table:table-cell>
          <table:table-cell/>
        </table:table-row>
        <table:table-row table:style-name="ro1">
          <table:table-cell office:value-type="float" office:value="2897" calcext:value-type="float">
            <text:p>2897</text:p>
          </table:table-cell>
          <table:table-cell table:formula="of:=[.$C$2]*[.A2899]" office:value-type="float" office:value="3.536376953125" calcext:value-type="float">
            <text:p>3.536</text:p>
          </table:table-cell>
          <table:table-cell/>
        </table:table-row>
        <table:table-row table:style-name="ro1">
          <table:table-cell office:value-type="float" office:value="2898" calcext:value-type="float">
            <text:p>2898</text:p>
          </table:table-cell>
          <table:table-cell table:formula="of:=[.$C$2]*[.A2900]" office:value-type="float" office:value="3.53759765625" calcext:value-type="float">
            <text:p>3.538</text:p>
          </table:table-cell>
          <table:table-cell/>
        </table:table-row>
        <table:table-row table:style-name="ro1">
          <table:table-cell office:value-type="float" office:value="2899" calcext:value-type="float">
            <text:p>2899</text:p>
          </table:table-cell>
          <table:table-cell table:formula="of:=[.$C$2]*[.A2901]" office:value-type="float" office:value="3.538818359375" calcext:value-type="float">
            <text:p>3.539</text:p>
          </table:table-cell>
          <table:table-cell/>
        </table:table-row>
        <table:table-row table:style-name="ro1">
          <table:table-cell office:value-type="float" office:value="2900" calcext:value-type="float">
            <text:p>2900</text:p>
          </table:table-cell>
          <table:table-cell table:formula="of:=[.$C$2]*[.A2902]" office:value-type="float" office:value="3.5400390625" calcext:value-type="float">
            <text:p>3.540</text:p>
          </table:table-cell>
          <table:table-cell/>
        </table:table-row>
        <table:table-row table:style-name="ro1">
          <table:table-cell office:value-type="float" office:value="2901" calcext:value-type="float">
            <text:p>2901</text:p>
          </table:table-cell>
          <table:table-cell table:formula="of:=[.$C$2]*[.A2903]" office:value-type="float" office:value="3.541259765625" calcext:value-type="float">
            <text:p>3.541</text:p>
          </table:table-cell>
          <table:table-cell/>
        </table:table-row>
        <table:table-row table:style-name="ro1">
          <table:table-cell office:value-type="float" office:value="2902" calcext:value-type="float">
            <text:p>2902</text:p>
          </table:table-cell>
          <table:table-cell table:formula="of:=[.$C$2]*[.A2904]" office:value-type="float" office:value="3.54248046875" calcext:value-type="float">
            <text:p>3.542</text:p>
          </table:table-cell>
          <table:table-cell/>
        </table:table-row>
        <table:table-row table:style-name="ro1">
          <table:table-cell office:value-type="float" office:value="2903" calcext:value-type="float">
            <text:p>2903</text:p>
          </table:table-cell>
          <table:table-cell table:formula="of:=[.$C$2]*[.A2905]" office:value-type="float" office:value="3.543701171875" calcext:value-type="float">
            <text:p>3.544</text:p>
          </table:table-cell>
          <table:table-cell/>
        </table:table-row>
        <table:table-row table:style-name="ro1">
          <table:table-cell office:value-type="float" office:value="2904" calcext:value-type="float">
            <text:p>2904</text:p>
          </table:table-cell>
          <table:table-cell table:formula="of:=[.$C$2]*[.A2906]" office:value-type="float" office:value="3.544921875" calcext:value-type="float">
            <text:p>3.545</text:p>
          </table:table-cell>
          <table:table-cell/>
        </table:table-row>
        <table:table-row table:style-name="ro1">
          <table:table-cell office:value-type="float" office:value="2905" calcext:value-type="float">
            <text:p>2905</text:p>
          </table:table-cell>
          <table:table-cell table:formula="of:=[.$C$2]*[.A2907]" office:value-type="float" office:value="3.546142578125" calcext:value-type="float">
            <text:p>3.546</text:p>
          </table:table-cell>
          <table:table-cell/>
        </table:table-row>
        <table:table-row table:style-name="ro1">
          <table:table-cell office:value-type="float" office:value="2906" calcext:value-type="float">
            <text:p>2906</text:p>
          </table:table-cell>
          <table:table-cell table:formula="of:=[.$C$2]*[.A2908]" office:value-type="float" office:value="3.54736328125" calcext:value-type="float">
            <text:p>3.547</text:p>
          </table:table-cell>
          <table:table-cell/>
        </table:table-row>
        <table:table-row table:style-name="ro1">
          <table:table-cell office:value-type="float" office:value="2907" calcext:value-type="float">
            <text:p>2907</text:p>
          </table:table-cell>
          <table:table-cell table:formula="of:=[.$C$2]*[.A2909]" office:value-type="float" office:value="3.548583984375" calcext:value-type="float">
            <text:p>3.549</text:p>
          </table:table-cell>
          <table:table-cell/>
        </table:table-row>
        <table:table-row table:style-name="ro1">
          <table:table-cell office:value-type="float" office:value="2908" calcext:value-type="float">
            <text:p>2908</text:p>
          </table:table-cell>
          <table:table-cell table:formula="of:=[.$C$2]*[.A2910]" office:value-type="float" office:value="3.5498046875" calcext:value-type="float">
            <text:p>3.550</text:p>
          </table:table-cell>
          <table:table-cell/>
        </table:table-row>
        <table:table-row table:style-name="ro1">
          <table:table-cell office:value-type="float" office:value="2909" calcext:value-type="float">
            <text:p>2909</text:p>
          </table:table-cell>
          <table:table-cell table:formula="of:=[.$C$2]*[.A2911]" office:value-type="float" office:value="3.551025390625" calcext:value-type="float">
            <text:p>3.551</text:p>
          </table:table-cell>
          <table:table-cell/>
        </table:table-row>
        <table:table-row table:style-name="ro1">
          <table:table-cell office:value-type="float" office:value="2910" calcext:value-type="float">
            <text:p>2910</text:p>
          </table:table-cell>
          <table:table-cell table:formula="of:=[.$C$2]*[.A2912]" office:value-type="float" office:value="3.55224609375" calcext:value-type="float">
            <text:p>3.552</text:p>
          </table:table-cell>
          <table:table-cell/>
        </table:table-row>
        <table:table-row table:style-name="ro1">
          <table:table-cell office:value-type="float" office:value="2911" calcext:value-type="float">
            <text:p>2911</text:p>
          </table:table-cell>
          <table:table-cell table:formula="of:=[.$C$2]*[.A2913]" office:value-type="float" office:value="3.553466796875" calcext:value-type="float">
            <text:p>3.553</text:p>
          </table:table-cell>
          <table:table-cell/>
        </table:table-row>
        <table:table-row table:style-name="ro1">
          <table:table-cell office:value-type="float" office:value="2912" calcext:value-type="float">
            <text:p>2912</text:p>
          </table:table-cell>
          <table:table-cell table:formula="of:=[.$C$2]*[.A2914]" office:value-type="float" office:value="3.5546875" calcext:value-type="float">
            <text:p>3.555</text:p>
          </table:table-cell>
          <table:table-cell/>
        </table:table-row>
        <table:table-row table:style-name="ro1">
          <table:table-cell office:value-type="float" office:value="2913" calcext:value-type="float">
            <text:p>2913</text:p>
          </table:table-cell>
          <table:table-cell table:formula="of:=[.$C$2]*[.A2915]" office:value-type="float" office:value="3.555908203125" calcext:value-type="float">
            <text:p>3.556</text:p>
          </table:table-cell>
          <table:table-cell/>
        </table:table-row>
        <table:table-row table:style-name="ro1">
          <table:table-cell office:value-type="float" office:value="2914" calcext:value-type="float">
            <text:p>2914</text:p>
          </table:table-cell>
          <table:table-cell table:formula="of:=[.$C$2]*[.A2916]" office:value-type="float" office:value="3.55712890625" calcext:value-type="float">
            <text:p>3.557</text:p>
          </table:table-cell>
          <table:table-cell/>
        </table:table-row>
        <table:table-row table:style-name="ro1">
          <table:table-cell office:value-type="float" office:value="2915" calcext:value-type="float">
            <text:p>2915</text:p>
          </table:table-cell>
          <table:table-cell table:formula="of:=[.$C$2]*[.A2917]" office:value-type="float" office:value="3.558349609375" calcext:value-type="float">
            <text:p>3.558</text:p>
          </table:table-cell>
          <table:table-cell/>
        </table:table-row>
        <table:table-row table:style-name="ro1">
          <table:table-cell office:value-type="float" office:value="2916" calcext:value-type="float">
            <text:p>2916</text:p>
          </table:table-cell>
          <table:table-cell table:formula="of:=[.$C$2]*[.A2918]" office:value-type="float" office:value="3.5595703125" calcext:value-type="float">
            <text:p>3.560</text:p>
          </table:table-cell>
          <table:table-cell/>
        </table:table-row>
        <table:table-row table:style-name="ro1">
          <table:table-cell office:value-type="float" office:value="2917" calcext:value-type="float">
            <text:p>2917</text:p>
          </table:table-cell>
          <table:table-cell table:formula="of:=[.$C$2]*[.A2919]" office:value-type="float" office:value="3.560791015625" calcext:value-type="float">
            <text:p>3.561</text:p>
          </table:table-cell>
          <table:table-cell/>
        </table:table-row>
        <table:table-row table:style-name="ro1">
          <table:table-cell office:value-type="float" office:value="2918" calcext:value-type="float">
            <text:p>2918</text:p>
          </table:table-cell>
          <table:table-cell table:formula="of:=[.$C$2]*[.A2920]" office:value-type="float" office:value="3.56201171875" calcext:value-type="float">
            <text:p>3.562</text:p>
          </table:table-cell>
          <table:table-cell/>
        </table:table-row>
        <table:table-row table:style-name="ro1">
          <table:table-cell office:value-type="float" office:value="2919" calcext:value-type="float">
            <text:p>2919</text:p>
          </table:table-cell>
          <table:table-cell table:formula="of:=[.$C$2]*[.A2921]" office:value-type="float" office:value="3.563232421875" calcext:value-type="float">
            <text:p>3.563</text:p>
          </table:table-cell>
          <table:table-cell/>
        </table:table-row>
        <table:table-row table:style-name="ro1">
          <table:table-cell office:value-type="float" office:value="2920" calcext:value-type="float">
            <text:p>2920</text:p>
          </table:table-cell>
          <table:table-cell table:formula="of:=[.$C$2]*[.A2922]" office:value-type="float" office:value="3.564453125" calcext:value-type="float">
            <text:p>3.564</text:p>
          </table:table-cell>
          <table:table-cell/>
        </table:table-row>
        <table:table-row table:style-name="ro1">
          <table:table-cell office:value-type="float" office:value="2921" calcext:value-type="float">
            <text:p>2921</text:p>
          </table:table-cell>
          <table:table-cell table:formula="of:=[.$C$2]*[.A2923]" office:value-type="float" office:value="3.565673828125" calcext:value-type="float">
            <text:p>3.566</text:p>
          </table:table-cell>
          <table:table-cell/>
        </table:table-row>
        <table:table-row table:style-name="ro1">
          <table:table-cell office:value-type="float" office:value="2922" calcext:value-type="float">
            <text:p>2922</text:p>
          </table:table-cell>
          <table:table-cell table:formula="of:=[.$C$2]*[.A2924]" office:value-type="float" office:value="3.56689453125" calcext:value-type="float">
            <text:p>3.567</text:p>
          </table:table-cell>
          <table:table-cell/>
        </table:table-row>
        <table:table-row table:style-name="ro1">
          <table:table-cell office:value-type="float" office:value="2923" calcext:value-type="float">
            <text:p>2923</text:p>
          </table:table-cell>
          <table:table-cell table:formula="of:=[.$C$2]*[.A2925]" office:value-type="float" office:value="3.568115234375" calcext:value-type="float">
            <text:p>3.568</text:p>
          </table:table-cell>
          <table:table-cell/>
        </table:table-row>
        <table:table-row table:style-name="ro1">
          <table:table-cell office:value-type="float" office:value="2924" calcext:value-type="float">
            <text:p>2924</text:p>
          </table:table-cell>
          <table:table-cell table:formula="of:=[.$C$2]*[.A2926]" office:value-type="float" office:value="3.5693359375" calcext:value-type="float">
            <text:p>3.569</text:p>
          </table:table-cell>
          <table:table-cell/>
        </table:table-row>
        <table:table-row table:style-name="ro1">
          <table:table-cell office:value-type="float" office:value="2925" calcext:value-type="float">
            <text:p>2925</text:p>
          </table:table-cell>
          <table:table-cell table:formula="of:=[.$C$2]*[.A2927]" office:value-type="float" office:value="3.570556640625" calcext:value-type="float">
            <text:p>3.571</text:p>
          </table:table-cell>
          <table:table-cell/>
        </table:table-row>
        <table:table-row table:style-name="ro1">
          <table:table-cell office:value-type="float" office:value="2926" calcext:value-type="float">
            <text:p>2926</text:p>
          </table:table-cell>
          <table:table-cell table:formula="of:=[.$C$2]*[.A2928]" office:value-type="float" office:value="3.57177734375" calcext:value-type="float">
            <text:p>3.572</text:p>
          </table:table-cell>
          <table:table-cell/>
        </table:table-row>
        <table:table-row table:style-name="ro1">
          <table:table-cell office:value-type="float" office:value="2927" calcext:value-type="float">
            <text:p>2927</text:p>
          </table:table-cell>
          <table:table-cell table:formula="of:=[.$C$2]*[.A2929]" office:value-type="float" office:value="3.572998046875" calcext:value-type="float">
            <text:p>3.573</text:p>
          </table:table-cell>
          <table:table-cell/>
        </table:table-row>
        <table:table-row table:style-name="ro1">
          <table:table-cell office:value-type="float" office:value="2928" calcext:value-type="float">
            <text:p>2928</text:p>
          </table:table-cell>
          <table:table-cell table:formula="of:=[.$C$2]*[.A2930]" office:value-type="float" office:value="3.57421875" calcext:value-type="float">
            <text:p>3.574</text:p>
          </table:table-cell>
          <table:table-cell/>
        </table:table-row>
        <table:table-row table:style-name="ro1">
          <table:table-cell office:value-type="float" office:value="2929" calcext:value-type="float">
            <text:p>2929</text:p>
          </table:table-cell>
          <table:table-cell table:formula="of:=[.$C$2]*[.A2931]" office:value-type="float" office:value="3.575439453125" calcext:value-type="float">
            <text:p>3.575</text:p>
          </table:table-cell>
          <table:table-cell/>
        </table:table-row>
        <table:table-row table:style-name="ro1">
          <table:table-cell office:value-type="float" office:value="2930" calcext:value-type="float">
            <text:p>2930</text:p>
          </table:table-cell>
          <table:table-cell table:formula="of:=[.$C$2]*[.A2932]" office:value-type="float" office:value="3.57666015625" calcext:value-type="float">
            <text:p>3.577</text:p>
          </table:table-cell>
          <table:table-cell/>
        </table:table-row>
        <table:table-row table:style-name="ro1">
          <table:table-cell office:value-type="float" office:value="2931" calcext:value-type="float">
            <text:p>2931</text:p>
          </table:table-cell>
          <table:table-cell table:formula="of:=[.$C$2]*[.A2933]" office:value-type="float" office:value="3.577880859375" calcext:value-type="float">
            <text:p>3.578</text:p>
          </table:table-cell>
          <table:table-cell/>
        </table:table-row>
        <table:table-row table:style-name="ro1">
          <table:table-cell office:value-type="float" office:value="2932" calcext:value-type="float">
            <text:p>2932</text:p>
          </table:table-cell>
          <table:table-cell table:formula="of:=[.$C$2]*[.A2934]" office:value-type="float" office:value="3.5791015625" calcext:value-type="float">
            <text:p>3.579</text:p>
          </table:table-cell>
          <table:table-cell/>
        </table:table-row>
        <table:table-row table:style-name="ro1">
          <table:table-cell office:value-type="float" office:value="2933" calcext:value-type="float">
            <text:p>2933</text:p>
          </table:table-cell>
          <table:table-cell table:formula="of:=[.$C$2]*[.A2935]" office:value-type="float" office:value="3.580322265625" calcext:value-type="float">
            <text:p>3.580</text:p>
          </table:table-cell>
          <table:table-cell/>
        </table:table-row>
        <table:table-row table:style-name="ro1">
          <table:table-cell office:value-type="float" office:value="2934" calcext:value-type="float">
            <text:p>2934</text:p>
          </table:table-cell>
          <table:table-cell table:formula="of:=[.$C$2]*[.A2936]" office:value-type="float" office:value="3.58154296875" calcext:value-type="float">
            <text:p>3.582</text:p>
          </table:table-cell>
          <table:table-cell/>
        </table:table-row>
        <table:table-row table:style-name="ro1">
          <table:table-cell office:value-type="float" office:value="2935" calcext:value-type="float">
            <text:p>2935</text:p>
          </table:table-cell>
          <table:table-cell table:formula="of:=[.$C$2]*[.A2937]" office:value-type="float" office:value="3.582763671875" calcext:value-type="float">
            <text:p>3.583</text:p>
          </table:table-cell>
          <table:table-cell/>
        </table:table-row>
        <table:table-row table:style-name="ro1">
          <table:table-cell office:value-type="float" office:value="2936" calcext:value-type="float">
            <text:p>2936</text:p>
          </table:table-cell>
          <table:table-cell table:formula="of:=[.$C$2]*[.A2938]" office:value-type="float" office:value="3.583984375" calcext:value-type="float">
            <text:p>3.584</text:p>
          </table:table-cell>
          <table:table-cell/>
        </table:table-row>
        <table:table-row table:style-name="ro1">
          <table:table-cell office:value-type="float" office:value="2937" calcext:value-type="float">
            <text:p>2937</text:p>
          </table:table-cell>
          <table:table-cell table:formula="of:=[.$C$2]*[.A2939]" office:value-type="float" office:value="3.585205078125" calcext:value-type="float">
            <text:p>3.585</text:p>
          </table:table-cell>
          <table:table-cell/>
        </table:table-row>
        <table:table-row table:style-name="ro1">
          <table:table-cell office:value-type="float" office:value="2938" calcext:value-type="float">
            <text:p>2938</text:p>
          </table:table-cell>
          <table:table-cell table:formula="of:=[.$C$2]*[.A2940]" office:value-type="float" office:value="3.58642578125" calcext:value-type="float">
            <text:p>3.586</text:p>
          </table:table-cell>
          <table:table-cell/>
        </table:table-row>
        <table:table-row table:style-name="ro1">
          <table:table-cell office:value-type="float" office:value="2939" calcext:value-type="float">
            <text:p>2939</text:p>
          </table:table-cell>
          <table:table-cell table:formula="of:=[.$C$2]*[.A2941]" office:value-type="float" office:value="3.587646484375" calcext:value-type="float">
            <text:p>3.588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table:formula="of:=[.$C$2]*[.A2942]" office:value-type="float" office:value="3.5888671875" calcext:value-type="float">
            <text:p>3.589</text:p>
          </table:table-cell>
          <table:table-cell/>
        </table:table-row>
        <table:table-row table:style-name="ro1">
          <table:table-cell office:value-type="float" office:value="2941" calcext:value-type="float">
            <text:p>2941</text:p>
          </table:table-cell>
          <table:table-cell table:formula="of:=[.$C$2]*[.A2943]" office:value-type="float" office:value="3.590087890625" calcext:value-type="float">
            <text:p>3.590</text:p>
          </table:table-cell>
          <table:table-cell/>
        </table:table-row>
        <table:table-row table:style-name="ro1">
          <table:table-cell office:value-type="float" office:value="2942" calcext:value-type="float">
            <text:p>2942</text:p>
          </table:table-cell>
          <table:table-cell table:formula="of:=[.$C$2]*[.A2944]" office:value-type="float" office:value="3.59130859375" calcext:value-type="float">
            <text:p>3.591</text:p>
          </table:table-cell>
          <table:table-cell/>
        </table:table-row>
        <table:table-row table:style-name="ro1">
          <table:table-cell office:value-type="float" office:value="2943" calcext:value-type="float">
            <text:p>2943</text:p>
          </table:table-cell>
          <table:table-cell table:formula="of:=[.$C$2]*[.A2945]" office:value-type="float" office:value="3.592529296875" calcext:value-type="float">
            <text:p>3.593</text:p>
          </table:table-cell>
          <table:table-cell/>
        </table:table-row>
        <table:table-row table:style-name="ro1">
          <table:table-cell office:value-type="float" office:value="2944" calcext:value-type="float">
            <text:p>2944</text:p>
          </table:table-cell>
          <table:table-cell table:formula="of:=[.$C$2]*[.A2946]" office:value-type="float" office:value="3.59375" calcext:value-type="float">
            <text:p>3.594</text:p>
          </table:table-cell>
          <table:table-cell/>
        </table:table-row>
        <table:table-row table:style-name="ro1">
          <table:table-cell office:value-type="float" office:value="2945" calcext:value-type="float">
            <text:p>2945</text:p>
          </table:table-cell>
          <table:table-cell table:formula="of:=[.$C$2]*[.A2947]" office:value-type="float" office:value="3.594970703125" calcext:value-type="float">
            <text:p>3.595</text:p>
          </table:table-cell>
          <table:table-cell/>
        </table:table-row>
        <table:table-row table:style-name="ro1">
          <table:table-cell office:value-type="float" office:value="2946" calcext:value-type="float">
            <text:p>2946</text:p>
          </table:table-cell>
          <table:table-cell table:formula="of:=[.$C$2]*[.A2948]" office:value-type="float" office:value="3.59619140625" calcext:value-type="float">
            <text:p>3.596</text:p>
          </table:table-cell>
          <table:table-cell/>
        </table:table-row>
        <table:table-row table:style-name="ro1">
          <table:table-cell office:value-type="float" office:value="2947" calcext:value-type="float">
            <text:p>2947</text:p>
          </table:table-cell>
          <table:table-cell table:formula="of:=[.$C$2]*[.A2949]" office:value-type="float" office:value="3.597412109375" calcext:value-type="float">
            <text:p>3.597</text:p>
          </table:table-cell>
          <table:table-cell/>
        </table:table-row>
        <table:table-row table:style-name="ro1">
          <table:table-cell office:value-type="float" office:value="2948" calcext:value-type="float">
            <text:p>2948</text:p>
          </table:table-cell>
          <table:table-cell table:formula="of:=[.$C$2]*[.A2950]" office:value-type="float" office:value="3.5986328125" calcext:value-type="float">
            <text:p>3.599</text:p>
          </table:table-cell>
          <table:table-cell/>
        </table:table-row>
        <table:table-row table:style-name="ro1">
          <table:table-cell office:value-type="float" office:value="2949" calcext:value-type="float">
            <text:p>2949</text:p>
          </table:table-cell>
          <table:table-cell table:formula="of:=[.$C$2]*[.A2951]" office:value-type="float" office:value="3.599853515625" calcext:value-type="float">
            <text:p>3.600</text:p>
          </table:table-cell>
          <table:table-cell/>
        </table:table-row>
        <table:table-row table:style-name="ro1">
          <table:table-cell office:value-type="float" office:value="2950" calcext:value-type="float">
            <text:p>2950</text:p>
          </table:table-cell>
          <table:table-cell table:formula="of:=[.$C$2]*[.A2952]" office:value-type="float" office:value="3.60107421875" calcext:value-type="float">
            <text:p>3.601</text:p>
          </table:table-cell>
          <table:table-cell/>
        </table:table-row>
        <table:table-row table:style-name="ro1">
          <table:table-cell office:value-type="float" office:value="2951" calcext:value-type="float">
            <text:p>2951</text:p>
          </table:table-cell>
          <table:table-cell table:formula="of:=[.$C$2]*[.A2953]" office:value-type="float" office:value="3.602294921875" calcext:value-type="float">
            <text:p>3.602</text:p>
          </table:table-cell>
          <table:table-cell/>
        </table:table-row>
        <table:table-row table:style-name="ro1">
          <table:table-cell office:value-type="float" office:value="2952" calcext:value-type="float">
            <text:p>2952</text:p>
          </table:table-cell>
          <table:table-cell table:formula="of:=[.$C$2]*[.A2954]" office:value-type="float" office:value="3.603515625" calcext:value-type="float">
            <text:p>3.604</text:p>
          </table:table-cell>
          <table:table-cell/>
        </table:table-row>
        <table:table-row table:style-name="ro1">
          <table:table-cell office:value-type="float" office:value="2953" calcext:value-type="float">
            <text:p>2953</text:p>
          </table:table-cell>
          <table:table-cell table:formula="of:=[.$C$2]*[.A2955]" office:value-type="float" office:value="3.604736328125" calcext:value-type="float">
            <text:p>3.605</text:p>
          </table:table-cell>
          <table:table-cell/>
        </table:table-row>
        <table:table-row table:style-name="ro1">
          <table:table-cell office:value-type="float" office:value="2954" calcext:value-type="float">
            <text:p>2954</text:p>
          </table:table-cell>
          <table:table-cell table:formula="of:=[.$C$2]*[.A2956]" office:value-type="float" office:value="3.60595703125" calcext:value-type="float">
            <text:p>3.606</text:p>
          </table:table-cell>
          <table:table-cell/>
        </table:table-row>
        <table:table-row table:style-name="ro1">
          <table:table-cell office:value-type="float" office:value="2955" calcext:value-type="float">
            <text:p>2955</text:p>
          </table:table-cell>
          <table:table-cell table:formula="of:=[.$C$2]*[.A2957]" office:value-type="float" office:value="3.607177734375" calcext:value-type="float">
            <text:p>3.607</text:p>
          </table:table-cell>
          <table:table-cell/>
        </table:table-row>
        <table:table-row table:style-name="ro1">
          <table:table-cell office:value-type="float" office:value="2956" calcext:value-type="float">
            <text:p>2956</text:p>
          </table:table-cell>
          <table:table-cell table:formula="of:=[.$C$2]*[.A2958]" office:value-type="float" office:value="3.6083984375" calcext:value-type="float">
            <text:p>3.608</text:p>
          </table:table-cell>
          <table:table-cell/>
        </table:table-row>
        <table:table-row table:style-name="ro1">
          <table:table-cell office:value-type="float" office:value="2957" calcext:value-type="float">
            <text:p>2957</text:p>
          </table:table-cell>
          <table:table-cell table:formula="of:=[.$C$2]*[.A2959]" office:value-type="float" office:value="3.609619140625" calcext:value-type="float">
            <text:p>3.610</text:p>
          </table:table-cell>
          <table:table-cell/>
        </table:table-row>
        <table:table-row table:style-name="ro1">
          <table:table-cell office:value-type="float" office:value="2958" calcext:value-type="float">
            <text:p>2958</text:p>
          </table:table-cell>
          <table:table-cell table:formula="of:=[.$C$2]*[.A2960]" office:value-type="float" office:value="3.61083984375" calcext:value-type="float">
            <text:p>3.611</text:p>
          </table:table-cell>
          <table:table-cell/>
        </table:table-row>
        <table:table-row table:style-name="ro1">
          <table:table-cell office:value-type="float" office:value="2959" calcext:value-type="float">
            <text:p>2959</text:p>
          </table:table-cell>
          <table:table-cell table:formula="of:=[.$C$2]*[.A2961]" office:value-type="float" office:value="3.612060546875" calcext:value-type="float">
            <text:p>3.612</text:p>
          </table:table-cell>
          <table:table-cell/>
        </table:table-row>
        <table:table-row table:style-name="ro1">
          <table:table-cell office:value-type="float" office:value="2960" calcext:value-type="float">
            <text:p>2960</text:p>
          </table:table-cell>
          <table:table-cell table:formula="of:=[.$C$2]*[.A2962]" office:value-type="float" office:value="3.61328125" calcext:value-type="float">
            <text:p>3.613</text:p>
          </table:table-cell>
          <table:table-cell/>
        </table:table-row>
        <table:table-row table:style-name="ro1">
          <table:table-cell office:value-type="float" office:value="2961" calcext:value-type="float">
            <text:p>2961</text:p>
          </table:table-cell>
          <table:table-cell table:formula="of:=[.$C$2]*[.A2963]" office:value-type="float" office:value="3.614501953125" calcext:value-type="float">
            <text:p>3.615</text:p>
          </table:table-cell>
          <table:table-cell/>
        </table:table-row>
        <table:table-row table:style-name="ro1">
          <table:table-cell office:value-type="float" office:value="2962" calcext:value-type="float">
            <text:p>2962</text:p>
          </table:table-cell>
          <table:table-cell table:formula="of:=[.$C$2]*[.A2964]" office:value-type="float" office:value="3.61572265625" calcext:value-type="float">
            <text:p>3.616</text:p>
          </table:table-cell>
          <table:table-cell/>
        </table:table-row>
        <table:table-row table:style-name="ro1">
          <table:table-cell office:value-type="float" office:value="2963" calcext:value-type="float">
            <text:p>2963</text:p>
          </table:table-cell>
          <table:table-cell table:formula="of:=[.$C$2]*[.A2965]" office:value-type="float" office:value="3.616943359375" calcext:value-type="float">
            <text:p>3.617</text:p>
          </table:table-cell>
          <table:table-cell/>
        </table:table-row>
        <table:table-row table:style-name="ro1">
          <table:table-cell office:value-type="float" office:value="2964" calcext:value-type="float">
            <text:p>2964</text:p>
          </table:table-cell>
          <table:table-cell table:formula="of:=[.$C$2]*[.A2966]" office:value-type="float" office:value="3.6181640625" calcext:value-type="float">
            <text:p>3.618</text:p>
          </table:table-cell>
          <table:table-cell/>
        </table:table-row>
        <table:table-row table:style-name="ro1">
          <table:table-cell office:value-type="float" office:value="2965" calcext:value-type="float">
            <text:p>2965</text:p>
          </table:table-cell>
          <table:table-cell table:formula="of:=[.$C$2]*[.A2967]" office:value-type="float" office:value="3.619384765625" calcext:value-type="float">
            <text:p>3.619</text:p>
          </table:table-cell>
          <table:table-cell/>
        </table:table-row>
        <table:table-row table:style-name="ro1">
          <table:table-cell office:value-type="float" office:value="2966" calcext:value-type="float">
            <text:p>2966</text:p>
          </table:table-cell>
          <table:table-cell table:formula="of:=[.$C$2]*[.A2968]" office:value-type="float" office:value="3.62060546875" calcext:value-type="float">
            <text:p>3.621</text:p>
          </table:table-cell>
          <table:table-cell/>
        </table:table-row>
        <table:table-row table:style-name="ro1">
          <table:table-cell office:value-type="float" office:value="2967" calcext:value-type="float">
            <text:p>2967</text:p>
          </table:table-cell>
          <table:table-cell table:formula="of:=[.$C$2]*[.A2969]" office:value-type="float" office:value="3.621826171875" calcext:value-type="float">
            <text:p>3.622</text:p>
          </table:table-cell>
          <table:table-cell/>
        </table:table-row>
        <table:table-row table:style-name="ro1">
          <table:table-cell office:value-type="float" office:value="2968" calcext:value-type="float">
            <text:p>2968</text:p>
          </table:table-cell>
          <table:table-cell table:formula="of:=[.$C$2]*[.A2970]" office:value-type="float" office:value="3.623046875" calcext:value-type="float">
            <text:p>3.623</text:p>
          </table:table-cell>
          <table:table-cell/>
        </table:table-row>
        <table:table-row table:style-name="ro1">
          <table:table-cell office:value-type="float" office:value="2969" calcext:value-type="float">
            <text:p>2969</text:p>
          </table:table-cell>
          <table:table-cell table:formula="of:=[.$C$2]*[.A2971]" office:value-type="float" office:value="3.624267578125" calcext:value-type="float">
            <text:p>3.624</text:p>
          </table:table-cell>
          <table:table-cell/>
        </table:table-row>
        <table:table-row table:style-name="ro1">
          <table:table-cell office:value-type="float" office:value="2970" calcext:value-type="float">
            <text:p>2970</text:p>
          </table:table-cell>
          <table:table-cell table:formula="of:=[.$C$2]*[.A2972]" office:value-type="float" office:value="3.62548828125" calcext:value-type="float">
            <text:p>3.625</text:p>
          </table:table-cell>
          <table:table-cell/>
        </table:table-row>
        <table:table-row table:style-name="ro1">
          <table:table-cell office:value-type="float" office:value="2971" calcext:value-type="float">
            <text:p>2971</text:p>
          </table:table-cell>
          <table:table-cell table:formula="of:=[.$C$2]*[.A2973]" office:value-type="float" office:value="3.626708984375" calcext:value-type="float">
            <text:p>3.627</text:p>
          </table:table-cell>
          <table:table-cell/>
        </table:table-row>
        <table:table-row table:style-name="ro1">
          <table:table-cell office:value-type="float" office:value="2972" calcext:value-type="float">
            <text:p>2972</text:p>
          </table:table-cell>
          <table:table-cell table:formula="of:=[.$C$2]*[.A2974]" office:value-type="float" office:value="3.6279296875" calcext:value-type="float">
            <text:p>3.628</text:p>
          </table:table-cell>
          <table:table-cell/>
        </table:table-row>
        <table:table-row table:style-name="ro1">
          <table:table-cell office:value-type="float" office:value="2973" calcext:value-type="float">
            <text:p>2973</text:p>
          </table:table-cell>
          <table:table-cell table:formula="of:=[.$C$2]*[.A2975]" office:value-type="float" office:value="3.629150390625" calcext:value-type="float">
            <text:p>3.629</text:p>
          </table:table-cell>
          <table:table-cell/>
        </table:table-row>
        <table:table-row table:style-name="ro1">
          <table:table-cell office:value-type="float" office:value="2974" calcext:value-type="float">
            <text:p>2974</text:p>
          </table:table-cell>
          <table:table-cell table:formula="of:=[.$C$2]*[.A2976]" office:value-type="float" office:value="3.63037109375" calcext:value-type="float">
            <text:p>3.630</text:p>
          </table:table-cell>
          <table:table-cell/>
        </table:table-row>
        <table:table-row table:style-name="ro1">
          <table:table-cell office:value-type="float" office:value="2975" calcext:value-type="float">
            <text:p>2975</text:p>
          </table:table-cell>
          <table:table-cell table:formula="of:=[.$C$2]*[.A2977]" office:value-type="float" office:value="3.631591796875" calcext:value-type="float">
            <text:p>3.632</text:p>
          </table:table-cell>
          <table:table-cell/>
        </table:table-row>
        <table:table-row table:style-name="ro1">
          <table:table-cell office:value-type="float" office:value="2976" calcext:value-type="float">
            <text:p>2976</text:p>
          </table:table-cell>
          <table:table-cell table:formula="of:=[.$C$2]*[.A2978]" office:value-type="float" office:value="3.6328125" calcext:value-type="float">
            <text:p>3.633</text:p>
          </table:table-cell>
          <table:table-cell/>
        </table:table-row>
        <table:table-row table:style-name="ro1">
          <table:table-cell office:value-type="float" office:value="2977" calcext:value-type="float">
            <text:p>2977</text:p>
          </table:table-cell>
          <table:table-cell table:formula="of:=[.$C$2]*[.A2979]" office:value-type="float" office:value="3.634033203125" calcext:value-type="float">
            <text:p>3.634</text:p>
          </table:table-cell>
          <table:table-cell/>
        </table:table-row>
        <table:table-row table:style-name="ro1">
          <table:table-cell office:value-type="float" office:value="2978" calcext:value-type="float">
            <text:p>2978</text:p>
          </table:table-cell>
          <table:table-cell table:formula="of:=[.$C$2]*[.A2980]" office:value-type="float" office:value="3.63525390625" calcext:value-type="float">
            <text:p>3.635</text:p>
          </table:table-cell>
          <table:table-cell/>
        </table:table-row>
        <table:table-row table:style-name="ro1">
          <table:table-cell office:value-type="float" office:value="2979" calcext:value-type="float">
            <text:p>2979</text:p>
          </table:table-cell>
          <table:table-cell table:formula="of:=[.$C$2]*[.A2981]" office:value-type="float" office:value="3.636474609375" calcext:value-type="float">
            <text:p>3.636</text:p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table:formula="of:=[.$C$2]*[.A2982]" office:value-type="float" office:value="3.6376953125" calcext:value-type="float">
            <text:p>3.638</text:p>
          </table:table-cell>
          <table:table-cell/>
        </table:table-row>
        <table:table-row table:style-name="ro1">
          <table:table-cell office:value-type="float" office:value="2981" calcext:value-type="float">
            <text:p>2981</text:p>
          </table:table-cell>
          <table:table-cell table:formula="of:=[.$C$2]*[.A2983]" office:value-type="float" office:value="3.638916015625" calcext:value-type="float">
            <text:p>3.639</text:p>
          </table:table-cell>
          <table:table-cell/>
        </table:table-row>
        <table:table-row table:style-name="ro1">
          <table:table-cell office:value-type="float" office:value="2982" calcext:value-type="float">
            <text:p>2982</text:p>
          </table:table-cell>
          <table:table-cell table:formula="of:=[.$C$2]*[.A2984]" office:value-type="float" office:value="3.64013671875" calcext:value-type="float">
            <text:p>3.640</text:p>
          </table:table-cell>
          <table:table-cell/>
        </table:table-row>
        <table:table-row table:style-name="ro1">
          <table:table-cell office:value-type="float" office:value="2983" calcext:value-type="float">
            <text:p>2983</text:p>
          </table:table-cell>
          <table:table-cell table:formula="of:=[.$C$2]*[.A2985]" office:value-type="float" office:value="3.641357421875" calcext:value-type="float">
            <text:p>3.641</text:p>
          </table:table-cell>
          <table:table-cell/>
        </table:table-row>
        <table:table-row table:style-name="ro1">
          <table:table-cell office:value-type="float" office:value="2984" calcext:value-type="float">
            <text:p>2984</text:p>
          </table:table-cell>
          <table:table-cell table:formula="of:=[.$C$2]*[.A2986]" office:value-type="float" office:value="3.642578125" calcext:value-type="float">
            <text:p>3.643</text:p>
          </table:table-cell>
          <table:table-cell/>
        </table:table-row>
        <table:table-row table:style-name="ro1">
          <table:table-cell office:value-type="float" office:value="2985" calcext:value-type="float">
            <text:p>2985</text:p>
          </table:table-cell>
          <table:table-cell table:formula="of:=[.$C$2]*[.A2987]" office:value-type="float" office:value="3.643798828125" calcext:value-type="float">
            <text:p>3.644</text:p>
          </table:table-cell>
          <table:table-cell/>
        </table:table-row>
        <table:table-row table:style-name="ro1">
          <table:table-cell office:value-type="float" office:value="2986" calcext:value-type="float">
            <text:p>2986</text:p>
          </table:table-cell>
          <table:table-cell table:formula="of:=[.$C$2]*[.A2988]" office:value-type="float" office:value="3.64501953125" calcext:value-type="float">
            <text:p>3.645</text:p>
          </table:table-cell>
          <table:table-cell/>
        </table:table-row>
        <table:table-row table:style-name="ro1">
          <table:table-cell office:value-type="float" office:value="2987" calcext:value-type="float">
            <text:p>2987</text:p>
          </table:table-cell>
          <table:table-cell table:formula="of:=[.$C$2]*[.A2989]" office:value-type="float" office:value="3.646240234375" calcext:value-type="float">
            <text:p>3.646</text:p>
          </table:table-cell>
          <table:table-cell/>
        </table:table-row>
        <table:table-row table:style-name="ro1">
          <table:table-cell office:value-type="float" office:value="2988" calcext:value-type="float">
            <text:p>2988</text:p>
          </table:table-cell>
          <table:table-cell table:formula="of:=[.$C$2]*[.A2990]" office:value-type="float" office:value="3.6474609375" calcext:value-type="float">
            <text:p>3.647</text:p>
          </table:table-cell>
          <table:table-cell/>
        </table:table-row>
        <table:table-row table:style-name="ro1">
          <table:table-cell office:value-type="float" office:value="2989" calcext:value-type="float">
            <text:p>2989</text:p>
          </table:table-cell>
          <table:table-cell table:formula="of:=[.$C$2]*[.A2991]" office:value-type="float" office:value="3.648681640625" calcext:value-type="float">
            <text:p>3.649</text:p>
          </table:table-cell>
          <table:table-cell/>
        </table:table-row>
        <table:table-row table:style-name="ro1">
          <table:table-cell office:value-type="float" office:value="2990" calcext:value-type="float">
            <text:p>2990</text:p>
          </table:table-cell>
          <table:table-cell table:formula="of:=[.$C$2]*[.A2992]" office:value-type="float" office:value="3.64990234375" calcext:value-type="float">
            <text:p>3.650</text:p>
          </table:table-cell>
          <table:table-cell/>
        </table:table-row>
        <table:table-row table:style-name="ro1">
          <table:table-cell office:value-type="float" office:value="2991" calcext:value-type="float">
            <text:p>2991</text:p>
          </table:table-cell>
          <table:table-cell table:formula="of:=[.$C$2]*[.A2993]" office:value-type="float" office:value="3.651123046875" calcext:value-type="float">
            <text:p>3.651</text:p>
          </table:table-cell>
          <table:table-cell/>
        </table:table-row>
        <table:table-row table:style-name="ro1">
          <table:table-cell office:value-type="float" office:value="2992" calcext:value-type="float">
            <text:p>2992</text:p>
          </table:table-cell>
          <table:table-cell table:formula="of:=[.$C$2]*[.A2994]" office:value-type="float" office:value="3.65234375" calcext:value-type="float">
            <text:p>3.652</text:p>
          </table:table-cell>
          <table:table-cell/>
        </table:table-row>
        <table:table-row table:style-name="ro1">
          <table:table-cell office:value-type="float" office:value="2993" calcext:value-type="float">
            <text:p>2993</text:p>
          </table:table-cell>
          <table:table-cell table:formula="of:=[.$C$2]*[.A2995]" office:value-type="float" office:value="3.653564453125" calcext:value-type="float">
            <text:p>3.654</text:p>
          </table:table-cell>
          <table:table-cell/>
        </table:table-row>
        <table:table-row table:style-name="ro1">
          <table:table-cell office:value-type="float" office:value="2994" calcext:value-type="float">
            <text:p>2994</text:p>
          </table:table-cell>
          <table:table-cell table:formula="of:=[.$C$2]*[.A2996]" office:value-type="float" office:value="3.65478515625" calcext:value-type="float">
            <text:p>3.655</text:p>
          </table:table-cell>
          <table:table-cell/>
        </table:table-row>
        <table:table-row table:style-name="ro1">
          <table:table-cell office:value-type="float" office:value="2995" calcext:value-type="float">
            <text:p>2995</text:p>
          </table:table-cell>
          <table:table-cell table:formula="of:=[.$C$2]*[.A2997]" office:value-type="float" office:value="3.656005859375" calcext:value-type="float">
            <text:p>3.656</text:p>
          </table:table-cell>
          <table:table-cell/>
        </table:table-row>
        <table:table-row table:style-name="ro1">
          <table:table-cell office:value-type="float" office:value="2996" calcext:value-type="float">
            <text:p>2996</text:p>
          </table:table-cell>
          <table:table-cell table:formula="of:=[.$C$2]*[.A2998]" office:value-type="float" office:value="3.6572265625" calcext:value-type="float">
            <text:p>3.657</text:p>
          </table:table-cell>
          <table:table-cell/>
        </table:table-row>
        <table:table-row table:style-name="ro1">
          <table:table-cell office:value-type="float" office:value="2997" calcext:value-type="float">
            <text:p>2997</text:p>
          </table:table-cell>
          <table:table-cell table:formula="of:=[.$C$2]*[.A2999]" office:value-type="float" office:value="3.658447265625" calcext:value-type="float">
            <text:p>3.658</text:p>
          </table:table-cell>
          <table:table-cell/>
        </table:table-row>
        <table:table-row table:style-name="ro1">
          <table:table-cell office:value-type="float" office:value="2998" calcext:value-type="float">
            <text:p>2998</text:p>
          </table:table-cell>
          <table:table-cell table:formula="of:=[.$C$2]*[.A3000]" office:value-type="float" office:value="3.65966796875" calcext:value-type="float">
            <text:p>3.660</text:p>
          </table:table-cell>
          <table:table-cell/>
        </table:table-row>
        <table:table-row table:style-name="ro1">
          <table:table-cell office:value-type="float" office:value="2999" calcext:value-type="float">
            <text:p>2999</text:p>
          </table:table-cell>
          <table:table-cell table:formula="of:=[.$C$2]*[.A3001]" office:value-type="float" office:value="3.660888671875" calcext:value-type="float">
            <text:p>3.661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$C$2]*[.A3002]" office:value-type="float" office:value="3.662109375" calcext:value-type="float">
            <text:p>3.662</text:p>
          </table:table-cell>
          <table:table-cell/>
        </table:table-row>
        <table:table-row table:style-name="ro1">
          <table:table-cell office:value-type="float" office:value="3001" calcext:value-type="float">
            <text:p>3001</text:p>
          </table:table-cell>
          <table:table-cell table:formula="of:=[.$C$2]*[.A3003]" office:value-type="float" office:value="3.663330078125" calcext:value-type="float">
            <text:p>3.663</text:p>
          </table:table-cell>
          <table:table-cell/>
        </table:table-row>
        <table:table-row table:style-name="ro1">
          <table:table-cell office:value-type="float" office:value="3002" calcext:value-type="float">
            <text:p>3002</text:p>
          </table:table-cell>
          <table:table-cell table:formula="of:=[.$C$2]*[.A3004]" office:value-type="float" office:value="3.66455078125" calcext:value-type="float">
            <text:p>3.665</text:p>
          </table:table-cell>
          <table:table-cell/>
        </table:table-row>
        <table:table-row table:style-name="ro1">
          <table:table-cell office:value-type="float" office:value="3003" calcext:value-type="float">
            <text:p>3003</text:p>
          </table:table-cell>
          <table:table-cell table:formula="of:=[.$C$2]*[.A3005]" office:value-type="float" office:value="3.665771484375" calcext:value-type="float">
            <text:p>3.666</text:p>
          </table:table-cell>
          <table:table-cell/>
        </table:table-row>
        <table:table-row table:style-name="ro1">
          <table:table-cell office:value-type="float" office:value="3004" calcext:value-type="float">
            <text:p>3004</text:p>
          </table:table-cell>
          <table:table-cell table:formula="of:=[.$C$2]*[.A3006]" office:value-type="float" office:value="3.6669921875" calcext:value-type="float">
            <text:p>3.667</text:p>
          </table:table-cell>
          <table:table-cell/>
        </table:table-row>
        <table:table-row table:style-name="ro1">
          <table:table-cell office:value-type="float" office:value="3005" calcext:value-type="float">
            <text:p>3005</text:p>
          </table:table-cell>
          <table:table-cell table:formula="of:=[.$C$2]*[.A3007]" office:value-type="float" office:value="3.668212890625" calcext:value-type="float">
            <text:p>3.668</text:p>
          </table:table-cell>
          <table:table-cell/>
        </table:table-row>
        <table:table-row table:style-name="ro1">
          <table:table-cell office:value-type="float" office:value="3006" calcext:value-type="float">
            <text:p>3006</text:p>
          </table:table-cell>
          <table:table-cell table:formula="of:=[.$C$2]*[.A3008]" office:value-type="float" office:value="3.66943359375" calcext:value-type="float">
            <text:p>3.669</text:p>
          </table:table-cell>
          <table:table-cell/>
        </table:table-row>
        <table:table-row table:style-name="ro1">
          <table:table-cell office:value-type="float" office:value="3007" calcext:value-type="float">
            <text:p>3007</text:p>
          </table:table-cell>
          <table:table-cell table:formula="of:=[.$C$2]*[.A3009]" office:value-type="float" office:value="3.670654296875" calcext:value-type="float">
            <text:p>3.671</text:p>
          </table:table-cell>
          <table:table-cell/>
        </table:table-row>
        <table:table-row table:style-name="ro1">
          <table:table-cell office:value-type="float" office:value="3008" calcext:value-type="float">
            <text:p>3008</text:p>
          </table:table-cell>
          <table:table-cell table:formula="of:=[.$C$2]*[.A3010]" office:value-type="float" office:value="3.671875" calcext:value-type="float">
            <text:p>3.672</text:p>
          </table:table-cell>
          <table:table-cell/>
        </table:table-row>
        <table:table-row table:style-name="ro1">
          <table:table-cell office:value-type="float" office:value="3009" calcext:value-type="float">
            <text:p>3009</text:p>
          </table:table-cell>
          <table:table-cell table:formula="of:=[.$C$2]*[.A3011]" office:value-type="float" office:value="3.673095703125" calcext:value-type="float">
            <text:p>3.673</text:p>
          </table:table-cell>
          <table:table-cell/>
        </table:table-row>
        <table:table-row table:style-name="ro1">
          <table:table-cell office:value-type="float" office:value="3010" calcext:value-type="float">
            <text:p>3010</text:p>
          </table:table-cell>
          <table:table-cell table:formula="of:=[.$C$2]*[.A3012]" office:value-type="float" office:value="3.67431640625" calcext:value-type="float">
            <text:p>3.674</text:p>
          </table:table-cell>
          <table:table-cell/>
        </table:table-row>
        <table:table-row table:style-name="ro1">
          <table:table-cell office:value-type="float" office:value="3011" calcext:value-type="float">
            <text:p>3011</text:p>
          </table:table-cell>
          <table:table-cell table:formula="of:=[.$C$2]*[.A3013]" office:value-type="float" office:value="3.675537109375" calcext:value-type="float">
            <text:p>3.676</text:p>
          </table:table-cell>
          <table:table-cell/>
        </table:table-row>
        <table:table-row table:style-name="ro1">
          <table:table-cell office:value-type="float" office:value="3012" calcext:value-type="float">
            <text:p>3012</text:p>
          </table:table-cell>
          <table:table-cell table:formula="of:=[.$C$2]*[.A3014]" office:value-type="float" office:value="3.6767578125" calcext:value-type="float">
            <text:p>3.677</text:p>
          </table:table-cell>
          <table:table-cell/>
        </table:table-row>
        <table:table-row table:style-name="ro1">
          <table:table-cell office:value-type="float" office:value="3013" calcext:value-type="float">
            <text:p>3013</text:p>
          </table:table-cell>
          <table:table-cell table:formula="of:=[.$C$2]*[.A3015]" office:value-type="float" office:value="3.677978515625" calcext:value-type="float">
            <text:p>3.678</text:p>
          </table:table-cell>
          <table:table-cell/>
        </table:table-row>
        <table:table-row table:style-name="ro1">
          <table:table-cell office:value-type="float" office:value="3014" calcext:value-type="float">
            <text:p>3014</text:p>
          </table:table-cell>
          <table:table-cell table:formula="of:=[.$C$2]*[.A3016]" office:value-type="float" office:value="3.67919921875" calcext:value-type="float">
            <text:p>3.679</text:p>
          </table:table-cell>
          <table:table-cell/>
        </table:table-row>
        <table:table-row table:style-name="ro1">
          <table:table-cell office:value-type="float" office:value="3015" calcext:value-type="float">
            <text:p>3015</text:p>
          </table:table-cell>
          <table:table-cell table:formula="of:=[.$C$2]*[.A3017]" office:value-type="float" office:value="3.680419921875" calcext:value-type="float">
            <text:p>3.680</text:p>
          </table:table-cell>
          <table:table-cell/>
        </table:table-row>
        <table:table-row table:style-name="ro1">
          <table:table-cell office:value-type="float" office:value="3016" calcext:value-type="float">
            <text:p>3016</text:p>
          </table:table-cell>
          <table:table-cell table:formula="of:=[.$C$2]*[.A3018]" office:value-type="float" office:value="3.681640625" calcext:value-type="float">
            <text:p>3.682</text:p>
          </table:table-cell>
          <table:table-cell/>
        </table:table-row>
        <table:table-row table:style-name="ro1">
          <table:table-cell office:value-type="float" office:value="3017" calcext:value-type="float">
            <text:p>3017</text:p>
          </table:table-cell>
          <table:table-cell table:formula="of:=[.$C$2]*[.A3019]" office:value-type="float" office:value="3.682861328125" calcext:value-type="float">
            <text:p>3.683</text:p>
          </table:table-cell>
          <table:table-cell/>
        </table:table-row>
        <table:table-row table:style-name="ro1">
          <table:table-cell office:value-type="float" office:value="3018" calcext:value-type="float">
            <text:p>3018</text:p>
          </table:table-cell>
          <table:table-cell table:formula="of:=[.$C$2]*[.A3020]" office:value-type="float" office:value="3.68408203125" calcext:value-type="float">
            <text:p>3.684</text:p>
          </table:table-cell>
          <table:table-cell/>
        </table:table-row>
        <table:table-row table:style-name="ro1">
          <table:table-cell office:value-type="float" office:value="3019" calcext:value-type="float">
            <text:p>3019</text:p>
          </table:table-cell>
          <table:table-cell table:formula="of:=[.$C$2]*[.A3021]" office:value-type="float" office:value="3.685302734375" calcext:value-type="float">
            <text:p>3.685</text:p>
          </table:table-cell>
          <table:table-cell/>
        </table:table-row>
        <table:table-row table:style-name="ro1">
          <table:table-cell office:value-type="float" office:value="3020" calcext:value-type="float">
            <text:p>3020</text:p>
          </table:table-cell>
          <table:table-cell table:formula="of:=[.$C$2]*[.A3022]" office:value-type="float" office:value="3.6865234375" calcext:value-type="float">
            <text:p>3.687</text:p>
          </table:table-cell>
          <table:table-cell/>
        </table:table-row>
        <table:table-row table:style-name="ro1">
          <table:table-cell office:value-type="float" office:value="3021" calcext:value-type="float">
            <text:p>3021</text:p>
          </table:table-cell>
          <table:table-cell table:formula="of:=[.$C$2]*[.A3023]" office:value-type="float" office:value="3.687744140625" calcext:value-type="float">
            <text:p>3.688</text:p>
          </table:table-cell>
          <table:table-cell/>
        </table:table-row>
        <table:table-row table:style-name="ro1">
          <table:table-cell office:value-type="float" office:value="3022" calcext:value-type="float">
            <text:p>3022</text:p>
          </table:table-cell>
          <table:table-cell table:formula="of:=[.$C$2]*[.A3024]" office:value-type="float" office:value="3.68896484375" calcext:value-type="float">
            <text:p>3.689</text:p>
          </table:table-cell>
          <table:table-cell/>
        </table:table-row>
        <table:table-row table:style-name="ro1">
          <table:table-cell office:value-type="float" office:value="3023" calcext:value-type="float">
            <text:p>3023</text:p>
          </table:table-cell>
          <table:table-cell table:formula="of:=[.$C$2]*[.A3025]" office:value-type="float" office:value="3.690185546875" calcext:value-type="float">
            <text:p>3.690</text:p>
          </table:table-cell>
          <table:table-cell/>
        </table:table-row>
        <table:table-row table:style-name="ro1">
          <table:table-cell office:value-type="float" office:value="3024" calcext:value-type="float">
            <text:p>3024</text:p>
          </table:table-cell>
          <table:table-cell table:formula="of:=[.$C$2]*[.A3026]" office:value-type="float" office:value="3.69140625" calcext:value-type="float">
            <text:p>3.691</text:p>
          </table:table-cell>
          <table:table-cell/>
        </table:table-row>
        <table:table-row table:style-name="ro1">
          <table:table-cell office:value-type="float" office:value="3025" calcext:value-type="float">
            <text:p>3025</text:p>
          </table:table-cell>
          <table:table-cell table:formula="of:=[.$C$2]*[.A3027]" office:value-type="float" office:value="3.692626953125" calcext:value-type="float">
            <text:p>3.693</text:p>
          </table:table-cell>
          <table:table-cell/>
        </table:table-row>
        <table:table-row table:style-name="ro1">
          <table:table-cell office:value-type="float" office:value="3026" calcext:value-type="float">
            <text:p>3026</text:p>
          </table:table-cell>
          <table:table-cell table:formula="of:=[.$C$2]*[.A3028]" office:value-type="float" office:value="3.69384765625" calcext:value-type="float">
            <text:p>3.694</text:p>
          </table:table-cell>
          <table:table-cell/>
        </table:table-row>
        <table:table-row table:style-name="ro1">
          <table:table-cell office:value-type="float" office:value="3027" calcext:value-type="float">
            <text:p>3027</text:p>
          </table:table-cell>
          <table:table-cell table:formula="of:=[.$C$2]*[.A3029]" office:value-type="float" office:value="3.695068359375" calcext:value-type="float">
            <text:p>3.695</text:p>
          </table:table-cell>
          <table:table-cell/>
        </table:table-row>
        <table:table-row table:style-name="ro1">
          <table:table-cell office:value-type="float" office:value="3028" calcext:value-type="float">
            <text:p>3028</text:p>
          </table:table-cell>
          <table:table-cell table:formula="of:=[.$C$2]*[.A3030]" office:value-type="float" office:value="3.6962890625" calcext:value-type="float">
            <text:p>3.696</text:p>
          </table:table-cell>
          <table:table-cell/>
        </table:table-row>
        <table:table-row table:style-name="ro1">
          <table:table-cell office:value-type="float" office:value="3029" calcext:value-type="float">
            <text:p>3029</text:p>
          </table:table-cell>
          <table:table-cell table:formula="of:=[.$C$2]*[.A3031]" office:value-type="float" office:value="3.697509765625" calcext:value-type="float">
            <text:p>3.698</text:p>
          </table:table-cell>
          <table:table-cell/>
        </table:table-row>
        <table:table-row table:style-name="ro1">
          <table:table-cell office:value-type="float" office:value="3030" calcext:value-type="float">
            <text:p>3030</text:p>
          </table:table-cell>
          <table:table-cell table:formula="of:=[.$C$2]*[.A3032]" office:value-type="float" office:value="3.69873046875" calcext:value-type="float">
            <text:p>3.699</text:p>
          </table:table-cell>
          <table:table-cell/>
        </table:table-row>
        <table:table-row table:style-name="ro1">
          <table:table-cell office:value-type="float" office:value="3031" calcext:value-type="float">
            <text:p>3031</text:p>
          </table:table-cell>
          <table:table-cell table:formula="of:=[.$C$2]*[.A3033]" office:value-type="float" office:value="3.699951171875" calcext:value-type="float">
            <text:p>3.700</text:p>
          </table:table-cell>
          <table:table-cell/>
        </table:table-row>
        <table:table-row table:style-name="ro1">
          <table:table-cell office:value-type="float" office:value="3032" calcext:value-type="float">
            <text:p>3032</text:p>
          </table:table-cell>
          <table:table-cell table:formula="of:=[.$C$2]*[.A3034]" office:value-type="float" office:value="3.701171875" calcext:value-type="float">
            <text:p>3.701</text:p>
          </table:table-cell>
          <table:table-cell/>
        </table:table-row>
        <table:table-row table:style-name="ro1">
          <table:table-cell office:value-type="float" office:value="3033" calcext:value-type="float">
            <text:p>3033</text:p>
          </table:table-cell>
          <table:table-cell table:formula="of:=[.$C$2]*[.A3035]" office:value-type="float" office:value="3.702392578125" calcext:value-type="float">
            <text:p>3.702</text:p>
          </table:table-cell>
          <table:table-cell/>
        </table:table-row>
        <table:table-row table:style-name="ro1">
          <table:table-cell office:value-type="float" office:value="3034" calcext:value-type="float">
            <text:p>3034</text:p>
          </table:table-cell>
          <table:table-cell table:formula="of:=[.$C$2]*[.A3036]" office:value-type="float" office:value="3.70361328125" calcext:value-type="float">
            <text:p>3.704</text:p>
          </table:table-cell>
          <table:table-cell/>
        </table:table-row>
        <table:table-row table:style-name="ro1">
          <table:table-cell office:value-type="float" office:value="3035" calcext:value-type="float">
            <text:p>3035</text:p>
          </table:table-cell>
          <table:table-cell table:formula="of:=[.$C$2]*[.A3037]" office:value-type="float" office:value="3.704833984375" calcext:value-type="float">
            <text:p>3.705</text:p>
          </table:table-cell>
          <table:table-cell/>
        </table:table-row>
        <table:table-row table:style-name="ro1">
          <table:table-cell office:value-type="float" office:value="3036" calcext:value-type="float">
            <text:p>3036</text:p>
          </table:table-cell>
          <table:table-cell table:formula="of:=[.$C$2]*[.A3038]" office:value-type="float" office:value="3.7060546875" calcext:value-type="float">
            <text:p>3.706</text:p>
          </table:table-cell>
          <table:table-cell/>
        </table:table-row>
        <table:table-row table:style-name="ro1">
          <table:table-cell office:value-type="float" office:value="3037" calcext:value-type="float">
            <text:p>3037</text:p>
          </table:table-cell>
          <table:table-cell table:formula="of:=[.$C$2]*[.A3039]" office:value-type="float" office:value="3.707275390625" calcext:value-type="float">
            <text:p>3.707</text:p>
          </table:table-cell>
          <table:table-cell/>
        </table:table-row>
        <table:table-row table:style-name="ro1">
          <table:table-cell office:value-type="float" office:value="3038" calcext:value-type="float">
            <text:p>3038</text:p>
          </table:table-cell>
          <table:table-cell table:formula="of:=[.$C$2]*[.A3040]" office:value-type="float" office:value="3.70849609375" calcext:value-type="float">
            <text:p>3.708</text:p>
          </table:table-cell>
          <table:table-cell/>
        </table:table-row>
        <table:table-row table:style-name="ro1">
          <table:table-cell office:value-type="float" office:value="3039" calcext:value-type="float">
            <text:p>3039</text:p>
          </table:table-cell>
          <table:table-cell table:formula="of:=[.$C$2]*[.A3041]" office:value-type="float" office:value="3.709716796875" calcext:value-type="float">
            <text:p>3.710</text:p>
          </table:table-cell>
          <table:table-cell/>
        </table:table-row>
        <table:table-row table:style-name="ro1">
          <table:table-cell office:value-type="float" office:value="3040" calcext:value-type="float">
            <text:p>3040</text:p>
          </table:table-cell>
          <table:table-cell table:formula="of:=[.$C$2]*[.A3042]" office:value-type="float" office:value="3.7109375" calcext:value-type="float">
            <text:p>3.711</text:p>
          </table:table-cell>
          <table:table-cell/>
        </table:table-row>
        <table:table-row table:style-name="ro1">
          <table:table-cell office:value-type="float" office:value="3041" calcext:value-type="float">
            <text:p>3041</text:p>
          </table:table-cell>
          <table:table-cell table:formula="of:=[.$C$2]*[.A3043]" office:value-type="float" office:value="3.712158203125" calcext:value-type="float">
            <text:p>3.712</text:p>
          </table:table-cell>
          <table:table-cell/>
        </table:table-row>
        <table:table-row table:style-name="ro1">
          <table:table-cell office:value-type="float" office:value="3042" calcext:value-type="float">
            <text:p>3042</text:p>
          </table:table-cell>
          <table:table-cell table:formula="of:=[.$C$2]*[.A3044]" office:value-type="float" office:value="3.71337890625" calcext:value-type="float">
            <text:p>3.713</text:p>
          </table:table-cell>
          <table:table-cell/>
        </table:table-row>
        <table:table-row table:style-name="ro1">
          <table:table-cell office:value-type="float" office:value="3043" calcext:value-type="float">
            <text:p>3043</text:p>
          </table:table-cell>
          <table:table-cell table:formula="of:=[.$C$2]*[.A3045]" office:value-type="float" office:value="3.714599609375" calcext:value-type="float">
            <text:p>3.715</text:p>
          </table:table-cell>
          <table:table-cell/>
        </table:table-row>
        <table:table-row table:style-name="ro1">
          <table:table-cell office:value-type="float" office:value="3044" calcext:value-type="float">
            <text:p>3044</text:p>
          </table:table-cell>
          <table:table-cell table:formula="of:=[.$C$2]*[.A3046]" office:value-type="float" office:value="3.7158203125" calcext:value-type="float">
            <text:p>3.716</text:p>
          </table:table-cell>
          <table:table-cell/>
        </table:table-row>
        <table:table-row table:style-name="ro1">
          <table:table-cell office:value-type="float" office:value="3045" calcext:value-type="float">
            <text:p>3045</text:p>
          </table:table-cell>
          <table:table-cell table:formula="of:=[.$C$2]*[.A3047]" office:value-type="float" office:value="3.717041015625" calcext:value-type="float">
            <text:p>3.717</text:p>
          </table:table-cell>
          <table:table-cell/>
        </table:table-row>
        <table:table-row table:style-name="ro1">
          <table:table-cell office:value-type="float" office:value="3046" calcext:value-type="float">
            <text:p>3046</text:p>
          </table:table-cell>
          <table:table-cell table:formula="of:=[.$C$2]*[.A3048]" office:value-type="float" office:value="3.71826171875" calcext:value-type="float">
            <text:p>3.718</text:p>
          </table:table-cell>
          <table:table-cell/>
        </table:table-row>
        <table:table-row table:style-name="ro1">
          <table:table-cell office:value-type="float" office:value="3047" calcext:value-type="float">
            <text:p>3047</text:p>
          </table:table-cell>
          <table:table-cell table:formula="of:=[.$C$2]*[.A3049]" office:value-type="float" office:value="3.719482421875" calcext:value-type="float">
            <text:p>3.719</text:p>
          </table:table-cell>
          <table:table-cell/>
        </table:table-row>
        <table:table-row table:style-name="ro1">
          <table:table-cell office:value-type="float" office:value="3048" calcext:value-type="float">
            <text:p>3048</text:p>
          </table:table-cell>
          <table:table-cell table:formula="of:=[.$C$2]*[.A3050]" office:value-type="float" office:value="3.720703125" calcext:value-type="float">
            <text:p>3.721</text:p>
          </table:table-cell>
          <table:table-cell/>
        </table:table-row>
        <table:table-row table:style-name="ro1">
          <table:table-cell office:value-type="float" office:value="3049" calcext:value-type="float">
            <text:p>3049</text:p>
          </table:table-cell>
          <table:table-cell table:formula="of:=[.$C$2]*[.A3051]" office:value-type="float" office:value="3.721923828125" calcext:value-type="float">
            <text:p>3.722</text:p>
          </table:table-cell>
          <table:table-cell/>
        </table:table-row>
        <table:table-row table:style-name="ro1">
          <table:table-cell office:value-type="float" office:value="3050" calcext:value-type="float">
            <text:p>3050</text:p>
          </table:table-cell>
          <table:table-cell table:formula="of:=[.$C$2]*[.A3052]" office:value-type="float" office:value="3.72314453125" calcext:value-type="float">
            <text:p>3.723</text:p>
          </table:table-cell>
          <table:table-cell/>
        </table:table-row>
        <table:table-row table:style-name="ro1">
          <table:table-cell office:value-type="float" office:value="3051" calcext:value-type="float">
            <text:p>3051</text:p>
          </table:table-cell>
          <table:table-cell table:formula="of:=[.$C$2]*[.A3053]" office:value-type="float" office:value="3.724365234375" calcext:value-type="float">
            <text:p>3.724</text:p>
          </table:table-cell>
          <table:table-cell/>
        </table:table-row>
        <table:table-row table:style-name="ro1">
          <table:table-cell office:value-type="float" office:value="3052" calcext:value-type="float">
            <text:p>3052</text:p>
          </table:table-cell>
          <table:table-cell table:formula="of:=[.$C$2]*[.A3054]" office:value-type="float" office:value="3.7255859375" calcext:value-type="float">
            <text:p>3.726</text:p>
          </table:table-cell>
          <table:table-cell/>
        </table:table-row>
        <table:table-row table:style-name="ro1">
          <table:table-cell office:value-type="float" office:value="3053" calcext:value-type="float">
            <text:p>3053</text:p>
          </table:table-cell>
          <table:table-cell table:formula="of:=[.$C$2]*[.A3055]" office:value-type="float" office:value="3.726806640625" calcext:value-type="float">
            <text:p>3.727</text:p>
          </table:table-cell>
          <table:table-cell/>
        </table:table-row>
        <table:table-row table:style-name="ro1">
          <table:table-cell office:value-type="float" office:value="3054" calcext:value-type="float">
            <text:p>3054</text:p>
          </table:table-cell>
          <table:table-cell table:formula="of:=[.$C$2]*[.A3056]" office:value-type="float" office:value="3.72802734375" calcext:value-type="float">
            <text:p>3.728</text:p>
          </table:table-cell>
          <table:table-cell/>
        </table:table-row>
        <table:table-row table:style-name="ro1">
          <table:table-cell office:value-type="float" office:value="3055" calcext:value-type="float">
            <text:p>3055</text:p>
          </table:table-cell>
          <table:table-cell table:formula="of:=[.$C$2]*[.A3057]" office:value-type="float" office:value="3.729248046875" calcext:value-type="float">
            <text:p>3.729</text:p>
          </table:table-cell>
          <table:table-cell/>
        </table:table-row>
        <table:table-row table:style-name="ro1">
          <table:table-cell office:value-type="float" office:value="3056" calcext:value-type="float">
            <text:p>3056</text:p>
          </table:table-cell>
          <table:table-cell table:formula="of:=[.$C$2]*[.A3058]" office:value-type="float" office:value="3.73046875" calcext:value-type="float">
            <text:p>3.730</text:p>
          </table:table-cell>
          <table:table-cell/>
        </table:table-row>
        <table:table-row table:style-name="ro1">
          <table:table-cell office:value-type="float" office:value="3057" calcext:value-type="float">
            <text:p>3057</text:p>
          </table:table-cell>
          <table:table-cell table:formula="of:=[.$C$2]*[.A3059]" office:value-type="float" office:value="3.731689453125" calcext:value-type="float">
            <text:p>3.732</text:p>
          </table:table-cell>
          <table:table-cell/>
        </table:table-row>
        <table:table-row table:style-name="ro1">
          <table:table-cell office:value-type="float" office:value="3058" calcext:value-type="float">
            <text:p>3058</text:p>
          </table:table-cell>
          <table:table-cell table:formula="of:=[.$C$2]*[.A3060]" office:value-type="float" office:value="3.73291015625" calcext:value-type="float">
            <text:p>3.733</text:p>
          </table:table-cell>
          <table:table-cell/>
        </table:table-row>
        <table:table-row table:style-name="ro1">
          <table:table-cell office:value-type="float" office:value="3059" calcext:value-type="float">
            <text:p>3059</text:p>
          </table:table-cell>
          <table:table-cell table:formula="of:=[.$C$2]*[.A3061]" office:value-type="float" office:value="3.734130859375" calcext:value-type="float">
            <text:p>3.734</text:p>
          </table:table-cell>
          <table:table-cell/>
        </table:table-row>
        <table:table-row table:style-name="ro1">
          <table:table-cell office:value-type="float" office:value="3060" calcext:value-type="float">
            <text:p>3060</text:p>
          </table:table-cell>
          <table:table-cell table:formula="of:=[.$C$2]*[.A3062]" office:value-type="float" office:value="3.7353515625" calcext:value-type="float">
            <text:p>3.735</text:p>
          </table:table-cell>
          <table:table-cell/>
        </table:table-row>
        <table:table-row table:style-name="ro1">
          <table:table-cell office:value-type="float" office:value="3061" calcext:value-type="float">
            <text:p>3061</text:p>
          </table:table-cell>
          <table:table-cell table:formula="of:=[.$C$2]*[.A3063]" office:value-type="float" office:value="3.736572265625" calcext:value-type="float">
            <text:p>3.737</text:p>
          </table:table-cell>
          <table:table-cell/>
        </table:table-row>
        <table:table-row table:style-name="ro1">
          <table:table-cell office:value-type="float" office:value="3062" calcext:value-type="float">
            <text:p>3062</text:p>
          </table:table-cell>
          <table:table-cell table:formula="of:=[.$C$2]*[.A3064]" office:value-type="float" office:value="3.73779296875" calcext:value-type="float">
            <text:p>3.738</text:p>
          </table:table-cell>
          <table:table-cell/>
        </table:table-row>
        <table:table-row table:style-name="ro1">
          <table:table-cell office:value-type="float" office:value="3063" calcext:value-type="float">
            <text:p>3063</text:p>
          </table:table-cell>
          <table:table-cell table:formula="of:=[.$C$2]*[.A3065]" office:value-type="float" office:value="3.739013671875" calcext:value-type="float">
            <text:p>3.739</text:p>
          </table:table-cell>
          <table:table-cell/>
        </table:table-row>
        <table:table-row table:style-name="ro1">
          <table:table-cell office:value-type="float" office:value="3064" calcext:value-type="float">
            <text:p>3064</text:p>
          </table:table-cell>
          <table:table-cell table:formula="of:=[.$C$2]*[.A3066]" office:value-type="float" office:value="3.740234375" calcext:value-type="float">
            <text:p>3.740</text:p>
          </table:table-cell>
          <table:table-cell/>
        </table:table-row>
        <table:table-row table:style-name="ro1">
          <table:table-cell office:value-type="float" office:value="3065" calcext:value-type="float">
            <text:p>3065</text:p>
          </table:table-cell>
          <table:table-cell table:formula="of:=[.$C$2]*[.A3067]" office:value-type="float" office:value="3.741455078125" calcext:value-type="float">
            <text:p>3.741</text:p>
          </table:table-cell>
          <table:table-cell/>
        </table:table-row>
        <table:table-row table:style-name="ro1">
          <table:table-cell office:value-type="float" office:value="3066" calcext:value-type="float">
            <text:p>3066</text:p>
          </table:table-cell>
          <table:table-cell table:formula="of:=[.$C$2]*[.A3068]" office:value-type="float" office:value="3.74267578125" calcext:value-type="float">
            <text:p>3.743</text:p>
          </table:table-cell>
          <table:table-cell/>
        </table:table-row>
        <table:table-row table:style-name="ro1">
          <table:table-cell office:value-type="float" office:value="3067" calcext:value-type="float">
            <text:p>3067</text:p>
          </table:table-cell>
          <table:table-cell table:formula="of:=[.$C$2]*[.A3069]" office:value-type="float" office:value="3.743896484375" calcext:value-type="float">
            <text:p>3.744</text:p>
          </table:table-cell>
          <table:table-cell/>
        </table:table-row>
        <table:table-row table:style-name="ro1">
          <table:table-cell office:value-type="float" office:value="3068" calcext:value-type="float">
            <text:p>3068</text:p>
          </table:table-cell>
          <table:table-cell table:formula="of:=[.$C$2]*[.A3070]" office:value-type="float" office:value="3.7451171875" calcext:value-type="float">
            <text:p>3.745</text:p>
          </table:table-cell>
          <table:table-cell/>
        </table:table-row>
        <table:table-row table:style-name="ro1">
          <table:table-cell office:value-type="float" office:value="3069" calcext:value-type="float">
            <text:p>3069</text:p>
          </table:table-cell>
          <table:table-cell table:formula="of:=[.$C$2]*[.A3071]" office:value-type="float" office:value="3.746337890625" calcext:value-type="float">
            <text:p>3.746</text:p>
          </table:table-cell>
          <table:table-cell/>
        </table:table-row>
        <table:table-row table:style-name="ro1">
          <table:table-cell office:value-type="float" office:value="3070" calcext:value-type="float">
            <text:p>3070</text:p>
          </table:table-cell>
          <table:table-cell table:formula="of:=[.$C$2]*[.A3072]" office:value-type="float" office:value="3.74755859375" calcext:value-type="float">
            <text:p>3.748</text:p>
          </table:table-cell>
          <table:table-cell/>
        </table:table-row>
        <table:table-row table:style-name="ro1">
          <table:table-cell office:value-type="float" office:value="3071" calcext:value-type="float">
            <text:p>3071</text:p>
          </table:table-cell>
          <table:table-cell table:formula="of:=[.$C$2]*[.A3073]" office:value-type="float" office:value="3.748779296875" calcext:value-type="float">
            <text:p>3.749</text:p>
          </table:table-cell>
          <table:table-cell/>
        </table:table-row>
        <table:table-row table:style-name="ro1">
          <table:table-cell office:value-type="float" office:value="3072" calcext:value-type="float">
            <text:p>3072</text:p>
          </table:table-cell>
          <table:table-cell table:formula="of:=[.$C$2]*[.A3074]" office:value-type="float" office:value="3.75" calcext:value-type="float">
            <text:p>3.750</text:p>
          </table:table-cell>
          <table:table-cell/>
        </table:table-row>
        <table:table-row table:style-name="ro1">
          <table:table-cell office:value-type="float" office:value="3073" calcext:value-type="float">
            <text:p>3073</text:p>
          </table:table-cell>
          <table:table-cell table:formula="of:=[.$C$2]*[.A3075]" office:value-type="float" office:value="3.751220703125" calcext:value-type="float">
            <text:p>3.751</text:p>
          </table:table-cell>
          <table:table-cell/>
        </table:table-row>
        <table:table-row table:style-name="ro1">
          <table:table-cell office:value-type="float" office:value="3074" calcext:value-type="float">
            <text:p>3074</text:p>
          </table:table-cell>
          <table:table-cell table:formula="of:=[.$C$2]*[.A3076]" office:value-type="float" office:value="3.75244140625" calcext:value-type="float">
            <text:p>3.752</text:p>
          </table:table-cell>
          <table:table-cell/>
        </table:table-row>
        <table:table-row table:style-name="ro1">
          <table:table-cell office:value-type="float" office:value="3075" calcext:value-type="float">
            <text:p>3075</text:p>
          </table:table-cell>
          <table:table-cell table:formula="of:=[.$C$2]*[.A3077]" office:value-type="float" office:value="3.753662109375" calcext:value-type="float">
            <text:p>3.754</text:p>
          </table:table-cell>
          <table:table-cell/>
        </table:table-row>
        <table:table-row table:style-name="ro1">
          <table:table-cell office:value-type="float" office:value="3076" calcext:value-type="float">
            <text:p>3076</text:p>
          </table:table-cell>
          <table:table-cell table:formula="of:=[.$C$2]*[.A3078]" office:value-type="float" office:value="3.7548828125" calcext:value-type="float">
            <text:p>3.755</text:p>
          </table:table-cell>
          <table:table-cell/>
        </table:table-row>
        <table:table-row table:style-name="ro1">
          <table:table-cell office:value-type="float" office:value="3077" calcext:value-type="float">
            <text:p>3077</text:p>
          </table:table-cell>
          <table:table-cell table:formula="of:=[.$C$2]*[.A3079]" office:value-type="float" office:value="3.756103515625" calcext:value-type="float">
            <text:p>3.756</text:p>
          </table:table-cell>
          <table:table-cell/>
        </table:table-row>
        <table:table-row table:style-name="ro1">
          <table:table-cell office:value-type="float" office:value="3078" calcext:value-type="float">
            <text:p>3078</text:p>
          </table:table-cell>
          <table:table-cell table:formula="of:=[.$C$2]*[.A3080]" office:value-type="float" office:value="3.75732421875" calcext:value-type="float">
            <text:p>3.757</text:p>
          </table:table-cell>
          <table:table-cell/>
        </table:table-row>
        <table:table-row table:style-name="ro1">
          <table:table-cell office:value-type="float" office:value="3079" calcext:value-type="float">
            <text:p>3079</text:p>
          </table:table-cell>
          <table:table-cell table:formula="of:=[.$C$2]*[.A3081]" office:value-type="float" office:value="3.758544921875" calcext:value-type="float">
            <text:p>3.759</text:p>
          </table:table-cell>
          <table:table-cell/>
        </table:table-row>
        <table:table-row table:style-name="ro1">
          <table:table-cell office:value-type="float" office:value="3080" calcext:value-type="float">
            <text:p>3080</text:p>
          </table:table-cell>
          <table:table-cell table:formula="of:=[.$C$2]*[.A3082]" office:value-type="float" office:value="3.759765625" calcext:value-type="float">
            <text:p>3.760</text:p>
          </table:table-cell>
          <table:table-cell/>
        </table:table-row>
        <table:table-row table:style-name="ro1">
          <table:table-cell office:value-type="float" office:value="3081" calcext:value-type="float">
            <text:p>3081</text:p>
          </table:table-cell>
          <table:table-cell table:formula="of:=[.$C$2]*[.A3083]" office:value-type="float" office:value="3.760986328125" calcext:value-type="float">
            <text:p>3.761</text:p>
          </table:table-cell>
          <table:table-cell/>
        </table:table-row>
        <table:table-row table:style-name="ro1">
          <table:table-cell office:value-type="float" office:value="3082" calcext:value-type="float">
            <text:p>3082</text:p>
          </table:table-cell>
          <table:table-cell table:formula="of:=[.$C$2]*[.A3084]" office:value-type="float" office:value="3.76220703125" calcext:value-type="float">
            <text:p>3.762</text:p>
          </table:table-cell>
          <table:table-cell/>
        </table:table-row>
        <table:table-row table:style-name="ro1">
          <table:table-cell office:value-type="float" office:value="3083" calcext:value-type="float">
            <text:p>3083</text:p>
          </table:table-cell>
          <table:table-cell table:formula="of:=[.$C$2]*[.A3085]" office:value-type="float" office:value="3.763427734375" calcext:value-type="float">
            <text:p>3.763</text:p>
          </table:table-cell>
          <table:table-cell/>
        </table:table-row>
        <table:table-row table:style-name="ro1">
          <table:table-cell office:value-type="float" office:value="3084" calcext:value-type="float">
            <text:p>3084</text:p>
          </table:table-cell>
          <table:table-cell table:formula="of:=[.$C$2]*[.A3086]" office:value-type="float" office:value="3.7646484375" calcext:value-type="float">
            <text:p>3.765</text:p>
          </table:table-cell>
          <table:table-cell/>
        </table:table-row>
        <table:table-row table:style-name="ro1">
          <table:table-cell office:value-type="float" office:value="3085" calcext:value-type="float">
            <text:p>3085</text:p>
          </table:table-cell>
          <table:table-cell table:formula="of:=[.$C$2]*[.A3087]" office:value-type="float" office:value="3.765869140625" calcext:value-type="float">
            <text:p>3.766</text:p>
          </table:table-cell>
          <table:table-cell/>
        </table:table-row>
        <table:table-row table:style-name="ro1">
          <table:table-cell office:value-type="float" office:value="3086" calcext:value-type="float">
            <text:p>3086</text:p>
          </table:table-cell>
          <table:table-cell table:formula="of:=[.$C$2]*[.A3088]" office:value-type="float" office:value="3.76708984375" calcext:value-type="float">
            <text:p>3.767</text:p>
          </table:table-cell>
          <table:table-cell/>
        </table:table-row>
        <table:table-row table:style-name="ro1">
          <table:table-cell office:value-type="float" office:value="3087" calcext:value-type="float">
            <text:p>3087</text:p>
          </table:table-cell>
          <table:table-cell table:formula="of:=[.$C$2]*[.A3089]" office:value-type="float" office:value="3.768310546875" calcext:value-type="float">
            <text:p>3.768</text:p>
          </table:table-cell>
          <table:table-cell/>
        </table:table-row>
        <table:table-row table:style-name="ro1">
          <table:table-cell office:value-type="float" office:value="3088" calcext:value-type="float">
            <text:p>3088</text:p>
          </table:table-cell>
          <table:table-cell table:formula="of:=[.$C$2]*[.A3090]" office:value-type="float" office:value="3.76953125" calcext:value-type="float">
            <text:p>3.770</text:p>
          </table:table-cell>
          <table:table-cell/>
        </table:table-row>
        <table:table-row table:style-name="ro1">
          <table:table-cell office:value-type="float" office:value="3089" calcext:value-type="float">
            <text:p>3089</text:p>
          </table:table-cell>
          <table:table-cell table:formula="of:=[.$C$2]*[.A3091]" office:value-type="float" office:value="3.770751953125" calcext:value-type="float">
            <text:p>3.771</text:p>
          </table:table-cell>
          <table:table-cell/>
        </table:table-row>
        <table:table-row table:style-name="ro1">
          <table:table-cell office:value-type="float" office:value="3090" calcext:value-type="float">
            <text:p>3090</text:p>
          </table:table-cell>
          <table:table-cell table:formula="of:=[.$C$2]*[.A3092]" office:value-type="float" office:value="3.77197265625" calcext:value-type="float">
            <text:p>3.772</text:p>
          </table:table-cell>
          <table:table-cell/>
        </table:table-row>
        <table:table-row table:style-name="ro1">
          <table:table-cell office:value-type="float" office:value="3091" calcext:value-type="float">
            <text:p>3091</text:p>
          </table:table-cell>
          <table:table-cell table:formula="of:=[.$C$2]*[.A3093]" office:value-type="float" office:value="3.773193359375" calcext:value-type="float">
            <text:p>3.773</text:p>
          </table:table-cell>
          <table:table-cell/>
        </table:table-row>
        <table:table-row table:style-name="ro1">
          <table:table-cell office:value-type="float" office:value="3092" calcext:value-type="float">
            <text:p>3092</text:p>
          </table:table-cell>
          <table:table-cell table:formula="of:=[.$C$2]*[.A3094]" office:value-type="float" office:value="3.7744140625" calcext:value-type="float">
            <text:p>3.774</text:p>
          </table:table-cell>
          <table:table-cell/>
        </table:table-row>
        <table:table-row table:style-name="ro1">
          <table:table-cell office:value-type="float" office:value="3093" calcext:value-type="float">
            <text:p>3093</text:p>
          </table:table-cell>
          <table:table-cell table:formula="of:=[.$C$2]*[.A3095]" office:value-type="float" office:value="3.775634765625" calcext:value-type="float">
            <text:p>3.776</text:p>
          </table:table-cell>
          <table:table-cell/>
        </table:table-row>
        <table:table-row table:style-name="ro1">
          <table:table-cell office:value-type="float" office:value="3094" calcext:value-type="float">
            <text:p>3094</text:p>
          </table:table-cell>
          <table:table-cell table:formula="of:=[.$C$2]*[.A3096]" office:value-type="float" office:value="3.77685546875" calcext:value-type="float">
            <text:p>3.777</text:p>
          </table:table-cell>
          <table:table-cell/>
        </table:table-row>
        <table:table-row table:style-name="ro1">
          <table:table-cell office:value-type="float" office:value="3095" calcext:value-type="float">
            <text:p>3095</text:p>
          </table:table-cell>
          <table:table-cell table:formula="of:=[.$C$2]*[.A3097]" office:value-type="float" office:value="3.778076171875" calcext:value-type="float">
            <text:p>3.778</text:p>
          </table:table-cell>
          <table:table-cell/>
        </table:table-row>
        <table:table-row table:style-name="ro1">
          <table:table-cell office:value-type="float" office:value="3096" calcext:value-type="float">
            <text:p>3096</text:p>
          </table:table-cell>
          <table:table-cell table:formula="of:=[.$C$2]*[.A3098]" office:value-type="float" office:value="3.779296875" calcext:value-type="float">
            <text:p>3.779</text:p>
          </table:table-cell>
          <table:table-cell/>
        </table:table-row>
        <table:table-row table:style-name="ro1">
          <table:table-cell office:value-type="float" office:value="3097" calcext:value-type="float">
            <text:p>3097</text:p>
          </table:table-cell>
          <table:table-cell table:formula="of:=[.$C$2]*[.A3099]" office:value-type="float" office:value="3.780517578125" calcext:value-type="float">
            <text:p>3.781</text:p>
          </table:table-cell>
          <table:table-cell/>
        </table:table-row>
        <table:table-row table:style-name="ro1">
          <table:table-cell office:value-type="float" office:value="3098" calcext:value-type="float">
            <text:p>3098</text:p>
          </table:table-cell>
          <table:table-cell table:formula="of:=[.$C$2]*[.A3100]" office:value-type="float" office:value="3.78173828125" calcext:value-type="float">
            <text:p>3.782</text:p>
          </table:table-cell>
          <table:table-cell/>
        </table:table-row>
        <table:table-row table:style-name="ro1">
          <table:table-cell office:value-type="float" office:value="3099" calcext:value-type="float">
            <text:p>3099</text:p>
          </table:table-cell>
          <table:table-cell table:formula="of:=[.$C$2]*[.A3101]" office:value-type="float" office:value="3.782958984375" calcext:value-type="float">
            <text:p>3.783</text:p>
          </table:table-cell>
          <table:table-cell/>
        </table:table-row>
        <table:table-row table:style-name="ro1">
          <table:table-cell office:value-type="float" office:value="3100" calcext:value-type="float">
            <text:p>3100</text:p>
          </table:table-cell>
          <table:table-cell table:formula="of:=[.$C$2]*[.A3102]" office:value-type="float" office:value="3.7841796875" calcext:value-type="float">
            <text:p>3.784</text:p>
          </table:table-cell>
          <table:table-cell/>
        </table:table-row>
        <table:table-row table:style-name="ro1">
          <table:table-cell office:value-type="float" office:value="3101" calcext:value-type="float">
            <text:p>3101</text:p>
          </table:table-cell>
          <table:table-cell table:formula="of:=[.$C$2]*[.A3103]" office:value-type="float" office:value="3.785400390625" calcext:value-type="float">
            <text:p>3.785</text:p>
          </table:table-cell>
          <table:table-cell/>
        </table:table-row>
        <table:table-row table:style-name="ro1">
          <table:table-cell office:value-type="float" office:value="3102" calcext:value-type="float">
            <text:p>3102</text:p>
          </table:table-cell>
          <table:table-cell table:formula="of:=[.$C$2]*[.A3104]" office:value-type="float" office:value="3.78662109375" calcext:value-type="float">
            <text:p>3.787</text:p>
          </table:table-cell>
          <table:table-cell/>
        </table:table-row>
        <table:table-row table:style-name="ro1">
          <table:table-cell office:value-type="float" office:value="3103" calcext:value-type="float">
            <text:p>3103</text:p>
          </table:table-cell>
          <table:table-cell table:formula="of:=[.$C$2]*[.A3105]" office:value-type="float" office:value="3.787841796875" calcext:value-type="float">
            <text:p>3.788</text:p>
          </table:table-cell>
          <table:table-cell/>
        </table:table-row>
        <table:table-row table:style-name="ro1">
          <table:table-cell office:value-type="float" office:value="3104" calcext:value-type="float">
            <text:p>3104</text:p>
          </table:table-cell>
          <table:table-cell table:formula="of:=[.$C$2]*[.A3106]" office:value-type="float" office:value="3.7890625" calcext:value-type="float">
            <text:p>3.789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table:formula="of:=[.$C$2]*[.A3107]" office:value-type="float" office:value="3.790283203125" calcext:value-type="float">
            <text:p>3.790</text:p>
          </table:table-cell>
          <table:table-cell/>
        </table:table-row>
        <table:table-row table:style-name="ro1">
          <table:table-cell office:value-type="float" office:value="3106" calcext:value-type="float">
            <text:p>3106</text:p>
          </table:table-cell>
          <table:table-cell table:formula="of:=[.$C$2]*[.A3108]" office:value-type="float" office:value="3.79150390625" calcext:value-type="float">
            <text:p>3.792</text:p>
          </table:table-cell>
          <table:table-cell/>
        </table:table-row>
        <table:table-row table:style-name="ro1">
          <table:table-cell office:value-type="float" office:value="3107" calcext:value-type="float">
            <text:p>3107</text:p>
          </table:table-cell>
          <table:table-cell table:formula="of:=[.$C$2]*[.A3109]" office:value-type="float" office:value="3.792724609375" calcext:value-type="float">
            <text:p>3.793</text:p>
          </table:table-cell>
          <table:table-cell/>
        </table:table-row>
        <table:table-row table:style-name="ro1">
          <table:table-cell office:value-type="float" office:value="3108" calcext:value-type="float">
            <text:p>3108</text:p>
          </table:table-cell>
          <table:table-cell table:formula="of:=[.$C$2]*[.A3110]" office:value-type="float" office:value="3.7939453125" calcext:value-type="float">
            <text:p>3.794</text:p>
          </table:table-cell>
          <table:table-cell/>
        </table:table-row>
        <table:table-row table:style-name="ro1">
          <table:table-cell office:value-type="float" office:value="3109" calcext:value-type="float">
            <text:p>3109</text:p>
          </table:table-cell>
          <table:table-cell table:formula="of:=[.$C$2]*[.A3111]" office:value-type="float" office:value="3.795166015625" calcext:value-type="float">
            <text:p>3.795</text:p>
          </table:table-cell>
          <table:table-cell/>
        </table:table-row>
        <table:table-row table:style-name="ro1">
          <table:table-cell office:value-type="float" office:value="3110" calcext:value-type="float">
            <text:p>3110</text:p>
          </table:table-cell>
          <table:table-cell table:formula="of:=[.$C$2]*[.A3112]" office:value-type="float" office:value="3.79638671875" calcext:value-type="float">
            <text:p>3.796</text:p>
          </table:table-cell>
          <table:table-cell/>
        </table:table-row>
        <table:table-row table:style-name="ro1">
          <table:table-cell office:value-type="float" office:value="3111" calcext:value-type="float">
            <text:p>3111</text:p>
          </table:table-cell>
          <table:table-cell table:formula="of:=[.$C$2]*[.A3113]" office:value-type="float" office:value="3.797607421875" calcext:value-type="float">
            <text:p>3.798</text:p>
          </table:table-cell>
          <table:table-cell/>
        </table:table-row>
        <table:table-row table:style-name="ro1">
          <table:table-cell office:value-type="float" office:value="3112" calcext:value-type="float">
            <text:p>3112</text:p>
          </table:table-cell>
          <table:table-cell table:formula="of:=[.$C$2]*[.A3114]" office:value-type="float" office:value="3.798828125" calcext:value-type="float">
            <text:p>3.799</text:p>
          </table:table-cell>
          <table:table-cell/>
        </table:table-row>
        <table:table-row table:style-name="ro1">
          <table:table-cell office:value-type="float" office:value="3113" calcext:value-type="float">
            <text:p>3113</text:p>
          </table:table-cell>
          <table:table-cell table:formula="of:=[.$C$2]*[.A3115]" office:value-type="float" office:value="3.800048828125" calcext:value-type="float">
            <text:p>3.800</text:p>
          </table:table-cell>
          <table:table-cell/>
        </table:table-row>
        <table:table-row table:style-name="ro1">
          <table:table-cell office:value-type="float" office:value="3114" calcext:value-type="float">
            <text:p>3114</text:p>
          </table:table-cell>
          <table:table-cell table:formula="of:=[.$C$2]*[.A3116]" office:value-type="float" office:value="3.80126953125" calcext:value-type="float">
            <text:p>3.801</text:p>
          </table:table-cell>
          <table:table-cell/>
        </table:table-row>
        <table:table-row table:style-name="ro1">
          <table:table-cell office:value-type="float" office:value="3115" calcext:value-type="float">
            <text:p>3115</text:p>
          </table:table-cell>
          <table:table-cell table:formula="of:=[.$C$2]*[.A3117]" office:value-type="float" office:value="3.802490234375" calcext:value-type="float">
            <text:p>3.802</text:p>
          </table:table-cell>
          <table:table-cell/>
        </table:table-row>
        <table:table-row table:style-name="ro1">
          <table:table-cell office:value-type="float" office:value="3116" calcext:value-type="float">
            <text:p>3116</text:p>
          </table:table-cell>
          <table:table-cell table:formula="of:=[.$C$2]*[.A3118]" office:value-type="float" office:value="3.8037109375" calcext:value-type="float">
            <text:p>3.804</text:p>
          </table:table-cell>
          <table:table-cell/>
        </table:table-row>
        <table:table-row table:style-name="ro1">
          <table:table-cell office:value-type="float" office:value="3117" calcext:value-type="float">
            <text:p>3117</text:p>
          </table:table-cell>
          <table:table-cell table:formula="of:=[.$C$2]*[.A3119]" office:value-type="float" office:value="3.804931640625" calcext:value-type="float">
            <text:p>3.805</text:p>
          </table:table-cell>
          <table:table-cell/>
        </table:table-row>
        <table:table-row table:style-name="ro1">
          <table:table-cell office:value-type="float" office:value="3118" calcext:value-type="float">
            <text:p>3118</text:p>
          </table:table-cell>
          <table:table-cell table:formula="of:=[.$C$2]*[.A3120]" office:value-type="float" office:value="3.80615234375" calcext:value-type="float">
            <text:p>3.806</text:p>
          </table:table-cell>
          <table:table-cell/>
        </table:table-row>
        <table:table-row table:style-name="ro1">
          <table:table-cell office:value-type="float" office:value="3119" calcext:value-type="float">
            <text:p>3119</text:p>
          </table:table-cell>
          <table:table-cell table:formula="of:=[.$C$2]*[.A3121]" office:value-type="float" office:value="3.807373046875" calcext:value-type="float">
            <text:p>3.807</text:p>
          </table:table-cell>
          <table:table-cell/>
        </table:table-row>
        <table:table-row table:style-name="ro1">
          <table:table-cell office:value-type="float" office:value="3120" calcext:value-type="float">
            <text:p>3120</text:p>
          </table:table-cell>
          <table:table-cell table:formula="of:=[.$C$2]*[.A3122]" office:value-type="float" office:value="3.80859375" calcext:value-type="float">
            <text:p>3.809</text:p>
          </table:table-cell>
          <table:table-cell/>
        </table:table-row>
        <table:table-row table:style-name="ro1">
          <table:table-cell office:value-type="float" office:value="3121" calcext:value-type="float">
            <text:p>3121</text:p>
          </table:table-cell>
          <table:table-cell table:formula="of:=[.$C$2]*[.A3123]" office:value-type="float" office:value="3.809814453125" calcext:value-type="float">
            <text:p>3.810</text:p>
          </table:table-cell>
          <table:table-cell/>
        </table:table-row>
        <table:table-row table:style-name="ro1">
          <table:table-cell office:value-type="float" office:value="3122" calcext:value-type="float">
            <text:p>3122</text:p>
          </table:table-cell>
          <table:table-cell table:formula="of:=[.$C$2]*[.A3124]" office:value-type="float" office:value="3.81103515625" calcext:value-type="float">
            <text:p>3.811</text:p>
          </table:table-cell>
          <table:table-cell/>
        </table:table-row>
        <table:table-row table:style-name="ro1">
          <table:table-cell office:value-type="float" office:value="3123" calcext:value-type="float">
            <text:p>3123</text:p>
          </table:table-cell>
          <table:table-cell table:formula="of:=[.$C$2]*[.A3125]" office:value-type="float" office:value="3.812255859375" calcext:value-type="float">
            <text:p>3.812</text:p>
          </table:table-cell>
          <table:table-cell/>
        </table:table-row>
        <table:table-row table:style-name="ro1">
          <table:table-cell office:value-type="float" office:value="3124" calcext:value-type="float">
            <text:p>3124</text:p>
          </table:table-cell>
          <table:table-cell table:formula="of:=[.$C$2]*[.A3126]" office:value-type="float" office:value="3.8134765625" calcext:value-type="float">
            <text:p>3.813</text:p>
          </table:table-cell>
          <table:table-cell/>
        </table:table-row>
        <table:table-row table:style-name="ro1">
          <table:table-cell office:value-type="float" office:value="3125" calcext:value-type="float">
            <text:p>3125</text:p>
          </table:table-cell>
          <table:table-cell table:formula="of:=[.$C$2]*[.A3127]" office:value-type="float" office:value="3.814697265625" calcext:value-type="float">
            <text:p>3.815</text:p>
          </table:table-cell>
          <table:table-cell/>
        </table:table-row>
        <table:table-row table:style-name="ro1">
          <table:table-cell office:value-type="float" office:value="3126" calcext:value-type="float">
            <text:p>3126</text:p>
          </table:table-cell>
          <table:table-cell table:formula="of:=[.$C$2]*[.A3128]" office:value-type="float" office:value="3.81591796875" calcext:value-type="float">
            <text:p>3.816</text:p>
          </table:table-cell>
          <table:table-cell/>
        </table:table-row>
        <table:table-row table:style-name="ro1">
          <table:table-cell office:value-type="float" office:value="3127" calcext:value-type="float">
            <text:p>3127</text:p>
          </table:table-cell>
          <table:table-cell table:formula="of:=[.$C$2]*[.A3129]" office:value-type="float" office:value="3.817138671875" calcext:value-type="float">
            <text:p>3.817</text:p>
          </table:table-cell>
          <table:table-cell/>
        </table:table-row>
        <table:table-row table:style-name="ro1">
          <table:table-cell office:value-type="float" office:value="3128" calcext:value-type="float">
            <text:p>3128</text:p>
          </table:table-cell>
          <table:table-cell table:formula="of:=[.$C$2]*[.A3130]" office:value-type="float" office:value="3.818359375" calcext:value-type="float">
            <text:p>3.818</text:p>
          </table:table-cell>
          <table:table-cell/>
        </table:table-row>
        <table:table-row table:style-name="ro1">
          <table:table-cell office:value-type="float" office:value="3129" calcext:value-type="float">
            <text:p>3129</text:p>
          </table:table-cell>
          <table:table-cell table:formula="of:=[.$C$2]*[.A3131]" office:value-type="float" office:value="3.819580078125" calcext:value-type="float">
            <text:p>3.820</text:p>
          </table:table-cell>
          <table:table-cell/>
        </table:table-row>
        <table:table-row table:style-name="ro1">
          <table:table-cell office:value-type="float" office:value="3130" calcext:value-type="float">
            <text:p>3130</text:p>
          </table:table-cell>
          <table:table-cell table:formula="of:=[.$C$2]*[.A3132]" office:value-type="float" office:value="3.82080078125" calcext:value-type="float">
            <text:p>3.821</text:p>
          </table:table-cell>
          <table:table-cell/>
        </table:table-row>
        <table:table-row table:style-name="ro1">
          <table:table-cell office:value-type="float" office:value="3131" calcext:value-type="float">
            <text:p>3131</text:p>
          </table:table-cell>
          <table:table-cell table:formula="of:=[.$C$2]*[.A3133]" office:value-type="float" office:value="3.822021484375" calcext:value-type="float">
            <text:p>3.822</text:p>
          </table:table-cell>
          <table:table-cell/>
        </table:table-row>
        <table:table-row table:style-name="ro1">
          <table:table-cell office:value-type="float" office:value="3132" calcext:value-type="float">
            <text:p>3132</text:p>
          </table:table-cell>
          <table:table-cell table:formula="of:=[.$C$2]*[.A3134]" office:value-type="float" office:value="3.8232421875" calcext:value-type="float">
            <text:p>3.823</text:p>
          </table:table-cell>
          <table:table-cell/>
        </table:table-row>
        <table:table-row table:style-name="ro1">
          <table:table-cell office:value-type="float" office:value="3133" calcext:value-type="float">
            <text:p>3133</text:p>
          </table:table-cell>
          <table:table-cell table:formula="of:=[.$C$2]*[.A3135]" office:value-type="float" office:value="3.824462890625" calcext:value-type="float">
            <text:p>3.824</text:p>
          </table:table-cell>
          <table:table-cell/>
        </table:table-row>
        <table:table-row table:style-name="ro1">
          <table:table-cell office:value-type="float" office:value="3134" calcext:value-type="float">
            <text:p>3134</text:p>
          </table:table-cell>
          <table:table-cell table:formula="of:=[.$C$2]*[.A3136]" office:value-type="float" office:value="3.82568359375" calcext:value-type="float">
            <text:p>3.826</text:p>
          </table:table-cell>
          <table:table-cell/>
        </table:table-row>
        <table:table-row table:style-name="ro1">
          <table:table-cell office:value-type="float" office:value="3135" calcext:value-type="float">
            <text:p>3135</text:p>
          </table:table-cell>
          <table:table-cell table:formula="of:=[.$C$2]*[.A3137]" office:value-type="float" office:value="3.826904296875" calcext:value-type="float">
            <text:p>3.827</text:p>
          </table:table-cell>
          <table:table-cell/>
        </table:table-row>
        <table:table-row table:style-name="ro1">
          <table:table-cell office:value-type="float" office:value="3136" calcext:value-type="float">
            <text:p>3136</text:p>
          </table:table-cell>
          <table:table-cell table:formula="of:=[.$C$2]*[.A3138]" office:value-type="float" office:value="3.828125" calcext:value-type="float">
            <text:p>3.828</text:p>
          </table:table-cell>
          <table:table-cell/>
        </table:table-row>
        <table:table-row table:style-name="ro1">
          <table:table-cell office:value-type="float" office:value="3137" calcext:value-type="float">
            <text:p>3137</text:p>
          </table:table-cell>
          <table:table-cell table:formula="of:=[.$C$2]*[.A3139]" office:value-type="float" office:value="3.829345703125" calcext:value-type="float">
            <text:p>3.829</text:p>
          </table:table-cell>
          <table:table-cell/>
        </table:table-row>
        <table:table-row table:style-name="ro1">
          <table:table-cell office:value-type="float" office:value="3138" calcext:value-type="float">
            <text:p>3138</text:p>
          </table:table-cell>
          <table:table-cell table:formula="of:=[.$C$2]*[.A3140]" office:value-type="float" office:value="3.83056640625" calcext:value-type="float">
            <text:p>3.831</text:p>
          </table:table-cell>
          <table:table-cell/>
        </table:table-row>
        <table:table-row table:style-name="ro1">
          <table:table-cell office:value-type="float" office:value="3139" calcext:value-type="float">
            <text:p>3139</text:p>
          </table:table-cell>
          <table:table-cell table:formula="of:=[.$C$2]*[.A3141]" office:value-type="float" office:value="3.831787109375" calcext:value-type="float">
            <text:p>3.832</text:p>
          </table:table-cell>
          <table:table-cell/>
        </table:table-row>
        <table:table-row table:style-name="ro1">
          <table:table-cell office:value-type="float" office:value="3140" calcext:value-type="float">
            <text:p>3140</text:p>
          </table:table-cell>
          <table:table-cell table:formula="of:=[.$C$2]*[.A3142]" office:value-type="float" office:value="3.8330078125" calcext:value-type="float">
            <text:p>3.833</text:p>
          </table:table-cell>
          <table:table-cell/>
        </table:table-row>
        <table:table-row table:style-name="ro1">
          <table:table-cell office:value-type="float" office:value="3141" calcext:value-type="float">
            <text:p>3141</text:p>
          </table:table-cell>
          <table:table-cell table:formula="of:=[.$C$2]*[.A3143]" office:value-type="float" office:value="3.834228515625" calcext:value-type="float">
            <text:p>3.834</text:p>
          </table:table-cell>
          <table:table-cell/>
        </table:table-row>
        <table:table-row table:style-name="ro1">
          <table:table-cell office:value-type="float" office:value="3142" calcext:value-type="float">
            <text:p>3142</text:p>
          </table:table-cell>
          <table:table-cell table:formula="of:=[.$C$2]*[.A3144]" office:value-type="float" office:value="3.83544921875" calcext:value-type="float">
            <text:p>3.835</text:p>
          </table:table-cell>
          <table:table-cell/>
        </table:table-row>
        <table:table-row table:style-name="ro1">
          <table:table-cell office:value-type="float" office:value="3143" calcext:value-type="float">
            <text:p>3143</text:p>
          </table:table-cell>
          <table:table-cell table:formula="of:=[.$C$2]*[.A3145]" office:value-type="float" office:value="3.836669921875" calcext:value-type="float">
            <text:p>3.837</text:p>
          </table:table-cell>
          <table:table-cell/>
        </table:table-row>
        <table:table-row table:style-name="ro1">
          <table:table-cell office:value-type="float" office:value="3144" calcext:value-type="float">
            <text:p>3144</text:p>
          </table:table-cell>
          <table:table-cell table:formula="of:=[.$C$2]*[.A3146]" office:value-type="float" office:value="3.837890625" calcext:value-type="float">
            <text:p>3.838</text:p>
          </table:table-cell>
          <table:table-cell/>
        </table:table-row>
        <table:table-row table:style-name="ro1">
          <table:table-cell office:value-type="float" office:value="3145" calcext:value-type="float">
            <text:p>3145</text:p>
          </table:table-cell>
          <table:table-cell table:formula="of:=[.$C$2]*[.A3147]" office:value-type="float" office:value="3.839111328125" calcext:value-type="float">
            <text:p>3.839</text:p>
          </table:table-cell>
          <table:table-cell/>
        </table:table-row>
        <table:table-row table:style-name="ro1">
          <table:table-cell office:value-type="float" office:value="3146" calcext:value-type="float">
            <text:p>3146</text:p>
          </table:table-cell>
          <table:table-cell table:formula="of:=[.$C$2]*[.A3148]" office:value-type="float" office:value="3.84033203125" calcext:value-type="float">
            <text:p>3.840</text:p>
          </table:table-cell>
          <table:table-cell/>
        </table:table-row>
        <table:table-row table:style-name="ro1">
          <table:table-cell office:value-type="float" office:value="3147" calcext:value-type="float">
            <text:p>3147</text:p>
          </table:table-cell>
          <table:table-cell table:formula="of:=[.$C$2]*[.A3149]" office:value-type="float" office:value="3.841552734375" calcext:value-type="float">
            <text:p>3.842</text:p>
          </table:table-cell>
          <table:table-cell/>
        </table:table-row>
        <table:table-row table:style-name="ro1">
          <table:table-cell office:value-type="float" office:value="3148" calcext:value-type="float">
            <text:p>3148</text:p>
          </table:table-cell>
          <table:table-cell table:formula="of:=[.$C$2]*[.A3150]" office:value-type="float" office:value="3.8427734375" calcext:value-type="float">
            <text:p>3.843</text:p>
          </table:table-cell>
          <table:table-cell/>
        </table:table-row>
        <table:table-row table:style-name="ro1">
          <table:table-cell office:value-type="float" office:value="3149" calcext:value-type="float">
            <text:p>3149</text:p>
          </table:table-cell>
          <table:table-cell table:formula="of:=[.$C$2]*[.A3151]" office:value-type="float" office:value="3.843994140625" calcext:value-type="float">
            <text:p>3.844</text:p>
          </table:table-cell>
          <table:table-cell/>
        </table:table-row>
        <table:table-row table:style-name="ro1">
          <table:table-cell office:value-type="float" office:value="3150" calcext:value-type="float">
            <text:p>3150</text:p>
          </table:table-cell>
          <table:table-cell table:formula="of:=[.$C$2]*[.A3152]" office:value-type="float" office:value="3.84521484375" calcext:value-type="float">
            <text:p>3.845</text:p>
          </table:table-cell>
          <table:table-cell/>
        </table:table-row>
        <table:table-row table:style-name="ro1">
          <table:table-cell office:value-type="float" office:value="3151" calcext:value-type="float">
            <text:p>3151</text:p>
          </table:table-cell>
          <table:table-cell table:formula="of:=[.$C$2]*[.A3153]" office:value-type="float" office:value="3.846435546875" calcext:value-type="float">
            <text:p>3.846</text:p>
          </table:table-cell>
          <table:table-cell/>
        </table:table-row>
        <table:table-row table:style-name="ro1">
          <table:table-cell office:value-type="float" office:value="3152" calcext:value-type="float">
            <text:p>3152</text:p>
          </table:table-cell>
          <table:table-cell table:formula="of:=[.$C$2]*[.A3154]" office:value-type="float" office:value="3.84765625" calcext:value-type="float">
            <text:p>3.848</text:p>
          </table:table-cell>
          <table:table-cell/>
        </table:table-row>
        <table:table-row table:style-name="ro1">
          <table:table-cell office:value-type="float" office:value="3153" calcext:value-type="float">
            <text:p>3153</text:p>
          </table:table-cell>
          <table:table-cell table:formula="of:=[.$C$2]*[.A3155]" office:value-type="float" office:value="3.848876953125" calcext:value-type="float">
            <text:p>3.849</text:p>
          </table:table-cell>
          <table:table-cell/>
        </table:table-row>
        <table:table-row table:style-name="ro1">
          <table:table-cell office:value-type="float" office:value="3154" calcext:value-type="float">
            <text:p>3154</text:p>
          </table:table-cell>
          <table:table-cell table:formula="of:=[.$C$2]*[.A3156]" office:value-type="float" office:value="3.85009765625" calcext:value-type="float">
            <text:p>3.850</text:p>
          </table:table-cell>
          <table:table-cell/>
        </table:table-row>
        <table:table-row table:style-name="ro1">
          <table:table-cell office:value-type="float" office:value="3155" calcext:value-type="float">
            <text:p>3155</text:p>
          </table:table-cell>
          <table:table-cell table:formula="of:=[.$C$2]*[.A3157]" office:value-type="float" office:value="3.851318359375" calcext:value-type="float">
            <text:p>3.851</text:p>
          </table:table-cell>
          <table:table-cell/>
        </table:table-row>
        <table:table-row table:style-name="ro1">
          <table:table-cell office:value-type="float" office:value="3156" calcext:value-type="float">
            <text:p>3156</text:p>
          </table:table-cell>
          <table:table-cell table:formula="of:=[.$C$2]*[.A3158]" office:value-type="float" office:value="3.8525390625" calcext:value-type="float">
            <text:p>3.853</text:p>
          </table:table-cell>
          <table:table-cell/>
        </table:table-row>
        <table:table-row table:style-name="ro1">
          <table:table-cell office:value-type="float" office:value="3157" calcext:value-type="float">
            <text:p>3157</text:p>
          </table:table-cell>
          <table:table-cell table:formula="of:=[.$C$2]*[.A3159]" office:value-type="float" office:value="3.853759765625" calcext:value-type="float">
            <text:p>3.854</text:p>
          </table:table-cell>
          <table:table-cell/>
        </table:table-row>
        <table:table-row table:style-name="ro1">
          <table:table-cell office:value-type="float" office:value="3158" calcext:value-type="float">
            <text:p>3158</text:p>
          </table:table-cell>
          <table:table-cell table:formula="of:=[.$C$2]*[.A3160]" office:value-type="float" office:value="3.85498046875" calcext:value-type="float">
            <text:p>3.855</text:p>
          </table:table-cell>
          <table:table-cell/>
        </table:table-row>
        <table:table-row table:style-name="ro1">
          <table:table-cell office:value-type="float" office:value="3159" calcext:value-type="float">
            <text:p>3159</text:p>
          </table:table-cell>
          <table:table-cell table:formula="of:=[.$C$2]*[.A3161]" office:value-type="float" office:value="3.856201171875" calcext:value-type="float">
            <text:p>3.856</text:p>
          </table:table-cell>
          <table:table-cell/>
        </table:table-row>
        <table:table-row table:style-name="ro1">
          <table:table-cell office:value-type="float" office:value="3160" calcext:value-type="float">
            <text:p>3160</text:p>
          </table:table-cell>
          <table:table-cell table:formula="of:=[.$C$2]*[.A3162]" office:value-type="float" office:value="3.857421875" calcext:value-type="float">
            <text:p>3.857</text:p>
          </table:table-cell>
          <table:table-cell/>
        </table:table-row>
        <table:table-row table:style-name="ro1">
          <table:table-cell office:value-type="float" office:value="3161" calcext:value-type="float">
            <text:p>3161</text:p>
          </table:table-cell>
          <table:table-cell table:formula="of:=[.$C$2]*[.A3163]" office:value-type="float" office:value="3.858642578125" calcext:value-type="float">
            <text:p>3.859</text:p>
          </table:table-cell>
          <table:table-cell/>
        </table:table-row>
        <table:table-row table:style-name="ro1">
          <table:table-cell office:value-type="float" office:value="3162" calcext:value-type="float">
            <text:p>3162</text:p>
          </table:table-cell>
          <table:table-cell table:formula="of:=[.$C$2]*[.A3164]" office:value-type="float" office:value="3.85986328125" calcext:value-type="float">
            <text:p>3.860</text:p>
          </table:table-cell>
          <table:table-cell/>
        </table:table-row>
        <table:table-row table:style-name="ro1">
          <table:table-cell office:value-type="float" office:value="3163" calcext:value-type="float">
            <text:p>3163</text:p>
          </table:table-cell>
          <table:table-cell table:formula="of:=[.$C$2]*[.A3165]" office:value-type="float" office:value="3.861083984375" calcext:value-type="float">
            <text:p>3.861</text:p>
          </table:table-cell>
          <table:table-cell/>
        </table:table-row>
        <table:table-row table:style-name="ro1">
          <table:table-cell office:value-type="float" office:value="3164" calcext:value-type="float">
            <text:p>3164</text:p>
          </table:table-cell>
          <table:table-cell table:formula="of:=[.$C$2]*[.A3166]" office:value-type="float" office:value="3.8623046875" calcext:value-type="float">
            <text:p>3.862</text:p>
          </table:table-cell>
          <table:table-cell/>
        </table:table-row>
        <table:table-row table:style-name="ro1">
          <table:table-cell office:value-type="float" office:value="3165" calcext:value-type="float">
            <text:p>3165</text:p>
          </table:table-cell>
          <table:table-cell table:formula="of:=[.$C$2]*[.A3167]" office:value-type="float" office:value="3.863525390625" calcext:value-type="float">
            <text:p>3.864</text:p>
          </table:table-cell>
          <table:table-cell/>
        </table:table-row>
        <table:table-row table:style-name="ro1">
          <table:table-cell office:value-type="float" office:value="3166" calcext:value-type="float">
            <text:p>3166</text:p>
          </table:table-cell>
          <table:table-cell table:formula="of:=[.$C$2]*[.A3168]" office:value-type="float" office:value="3.86474609375" calcext:value-type="float">
            <text:p>3.865</text:p>
          </table:table-cell>
          <table:table-cell/>
        </table:table-row>
        <table:table-row table:style-name="ro1">
          <table:table-cell office:value-type="float" office:value="3167" calcext:value-type="float">
            <text:p>3167</text:p>
          </table:table-cell>
          <table:table-cell table:formula="of:=[.$C$2]*[.A3169]" office:value-type="float" office:value="3.865966796875" calcext:value-type="float">
            <text:p>3.866</text:p>
          </table:table-cell>
          <table:table-cell/>
        </table:table-row>
        <table:table-row table:style-name="ro1">
          <table:table-cell office:value-type="float" office:value="3168" calcext:value-type="float">
            <text:p>3168</text:p>
          </table:table-cell>
          <table:table-cell table:formula="of:=[.$C$2]*[.A3170]" office:value-type="float" office:value="3.8671875" calcext:value-type="float">
            <text:p>3.867</text:p>
          </table:table-cell>
          <table:table-cell/>
        </table:table-row>
        <table:table-row table:style-name="ro1">
          <table:table-cell office:value-type="float" office:value="3169" calcext:value-type="float">
            <text:p>3169</text:p>
          </table:table-cell>
          <table:table-cell table:formula="of:=[.$C$2]*[.A3171]" office:value-type="float" office:value="3.868408203125" calcext:value-type="float">
            <text:p>3.868</text:p>
          </table:table-cell>
          <table:table-cell/>
        </table:table-row>
        <table:table-row table:style-name="ro1">
          <table:table-cell office:value-type="float" office:value="3170" calcext:value-type="float">
            <text:p>3170</text:p>
          </table:table-cell>
          <table:table-cell table:formula="of:=[.$C$2]*[.A3172]" office:value-type="float" office:value="3.86962890625" calcext:value-type="float">
            <text:p>3.870</text:p>
          </table:table-cell>
          <table:table-cell/>
        </table:table-row>
        <table:table-row table:style-name="ro1">
          <table:table-cell office:value-type="float" office:value="3171" calcext:value-type="float">
            <text:p>3171</text:p>
          </table:table-cell>
          <table:table-cell table:formula="of:=[.$C$2]*[.A3173]" office:value-type="float" office:value="3.870849609375" calcext:value-type="float">
            <text:p>3.871</text:p>
          </table:table-cell>
          <table:table-cell/>
        </table:table-row>
        <table:table-row table:style-name="ro1">
          <table:table-cell office:value-type="float" office:value="3172" calcext:value-type="float">
            <text:p>3172</text:p>
          </table:table-cell>
          <table:table-cell table:formula="of:=[.$C$2]*[.A3174]" office:value-type="float" office:value="3.8720703125" calcext:value-type="float">
            <text:p>3.872</text:p>
          </table:table-cell>
          <table:table-cell/>
        </table:table-row>
        <table:table-row table:style-name="ro1">
          <table:table-cell office:value-type="float" office:value="3173" calcext:value-type="float">
            <text:p>3173</text:p>
          </table:table-cell>
          <table:table-cell table:formula="of:=[.$C$2]*[.A3175]" office:value-type="float" office:value="3.873291015625" calcext:value-type="float">
            <text:p>3.873</text:p>
          </table:table-cell>
          <table:table-cell/>
        </table:table-row>
        <table:table-row table:style-name="ro1">
          <table:table-cell office:value-type="float" office:value="3174" calcext:value-type="float">
            <text:p>3174</text:p>
          </table:table-cell>
          <table:table-cell table:formula="of:=[.$C$2]*[.A3176]" office:value-type="float" office:value="3.87451171875" calcext:value-type="float">
            <text:p>3.875</text:p>
          </table:table-cell>
          <table:table-cell/>
        </table:table-row>
        <table:table-row table:style-name="ro1">
          <table:table-cell office:value-type="float" office:value="3175" calcext:value-type="float">
            <text:p>3175</text:p>
          </table:table-cell>
          <table:table-cell table:formula="of:=[.$C$2]*[.A3177]" office:value-type="float" office:value="3.875732421875" calcext:value-type="float">
            <text:p>3.876</text:p>
          </table:table-cell>
          <table:table-cell/>
        </table:table-row>
        <table:table-row table:style-name="ro1">
          <table:table-cell office:value-type="float" office:value="3176" calcext:value-type="float">
            <text:p>3176</text:p>
          </table:table-cell>
          <table:table-cell table:formula="of:=[.$C$2]*[.A3178]" office:value-type="float" office:value="3.876953125" calcext:value-type="float">
            <text:p>3.877</text:p>
          </table:table-cell>
          <table:table-cell/>
        </table:table-row>
        <table:table-row table:style-name="ro1">
          <table:table-cell office:value-type="float" office:value="3177" calcext:value-type="float">
            <text:p>3177</text:p>
          </table:table-cell>
          <table:table-cell table:formula="of:=[.$C$2]*[.A3179]" office:value-type="float" office:value="3.878173828125" calcext:value-type="float">
            <text:p>3.878</text:p>
          </table:table-cell>
          <table:table-cell/>
        </table:table-row>
        <table:table-row table:style-name="ro1">
          <table:table-cell office:value-type="float" office:value="3178" calcext:value-type="float">
            <text:p>3178</text:p>
          </table:table-cell>
          <table:table-cell table:formula="of:=[.$C$2]*[.A3180]" office:value-type="float" office:value="3.87939453125" calcext:value-type="float">
            <text:p>3.879</text:p>
          </table:table-cell>
          <table:table-cell/>
        </table:table-row>
        <table:table-row table:style-name="ro1">
          <table:table-cell office:value-type="float" office:value="3179" calcext:value-type="float">
            <text:p>3179</text:p>
          </table:table-cell>
          <table:table-cell table:formula="of:=[.$C$2]*[.A3181]" office:value-type="float" office:value="3.880615234375" calcext:value-type="float">
            <text:p>3.881</text:p>
          </table:table-cell>
          <table:table-cell/>
        </table:table-row>
        <table:table-row table:style-name="ro1">
          <table:table-cell office:value-type="float" office:value="3180" calcext:value-type="float">
            <text:p>3180</text:p>
          </table:table-cell>
          <table:table-cell table:formula="of:=[.$C$2]*[.A3182]" office:value-type="float" office:value="3.8818359375" calcext:value-type="float">
            <text:p>3.882</text:p>
          </table:table-cell>
          <table:table-cell/>
        </table:table-row>
        <table:table-row table:style-name="ro1">
          <table:table-cell office:value-type="float" office:value="3181" calcext:value-type="float">
            <text:p>3181</text:p>
          </table:table-cell>
          <table:table-cell table:formula="of:=[.$C$2]*[.A3183]" office:value-type="float" office:value="3.883056640625" calcext:value-type="float">
            <text:p>3.883</text:p>
          </table:table-cell>
          <table:table-cell/>
        </table:table-row>
        <table:table-row table:style-name="ro1">
          <table:table-cell office:value-type="float" office:value="3182" calcext:value-type="float">
            <text:p>3182</text:p>
          </table:table-cell>
          <table:table-cell table:formula="of:=[.$C$2]*[.A3184]" office:value-type="float" office:value="3.88427734375" calcext:value-type="float">
            <text:p>3.884</text:p>
          </table:table-cell>
          <table:table-cell/>
        </table:table-row>
        <table:table-row table:style-name="ro1">
          <table:table-cell office:value-type="float" office:value="3183" calcext:value-type="float">
            <text:p>3183</text:p>
          </table:table-cell>
          <table:table-cell table:formula="of:=[.$C$2]*[.A3185]" office:value-type="float" office:value="3.885498046875" calcext:value-type="float">
            <text:p>3.885</text:p>
          </table:table-cell>
          <table:table-cell/>
        </table:table-row>
        <table:table-row table:style-name="ro1">
          <table:table-cell office:value-type="float" office:value="3184" calcext:value-type="float">
            <text:p>3184</text:p>
          </table:table-cell>
          <table:table-cell table:formula="of:=[.$C$2]*[.A3186]" office:value-type="float" office:value="3.88671875" calcext:value-type="float">
            <text:p>3.887</text:p>
          </table:table-cell>
          <table:table-cell/>
        </table:table-row>
        <table:table-row table:style-name="ro1">
          <table:table-cell office:value-type="float" office:value="3185" calcext:value-type="float">
            <text:p>3185</text:p>
          </table:table-cell>
          <table:table-cell table:formula="of:=[.$C$2]*[.A3187]" office:value-type="float" office:value="3.887939453125" calcext:value-type="float">
            <text:p>3.888</text:p>
          </table:table-cell>
          <table:table-cell/>
        </table:table-row>
        <table:table-row table:style-name="ro1">
          <table:table-cell office:value-type="float" office:value="3186" calcext:value-type="float">
            <text:p>3186</text:p>
          </table:table-cell>
          <table:table-cell table:formula="of:=[.$C$2]*[.A3188]" office:value-type="float" office:value="3.88916015625" calcext:value-type="float">
            <text:p>3.889</text:p>
          </table:table-cell>
          <table:table-cell/>
        </table:table-row>
        <table:table-row table:style-name="ro1">
          <table:table-cell office:value-type="float" office:value="3187" calcext:value-type="float">
            <text:p>3187</text:p>
          </table:table-cell>
          <table:table-cell table:formula="of:=[.$C$2]*[.A3189]" office:value-type="float" office:value="3.890380859375" calcext:value-type="float">
            <text:p>3.890</text:p>
          </table:table-cell>
          <table:table-cell/>
        </table:table-row>
        <table:table-row table:style-name="ro1">
          <table:table-cell office:value-type="float" office:value="3188" calcext:value-type="float">
            <text:p>3188</text:p>
          </table:table-cell>
          <table:table-cell table:formula="of:=[.$C$2]*[.A3190]" office:value-type="float" office:value="3.8916015625" calcext:value-type="float">
            <text:p>3.892</text:p>
          </table:table-cell>
          <table:table-cell/>
        </table:table-row>
        <table:table-row table:style-name="ro1">
          <table:table-cell office:value-type="float" office:value="3189" calcext:value-type="float">
            <text:p>3189</text:p>
          </table:table-cell>
          <table:table-cell table:formula="of:=[.$C$2]*[.A3191]" office:value-type="float" office:value="3.892822265625" calcext:value-type="float">
            <text:p>3.893</text:p>
          </table:table-cell>
          <table:table-cell/>
        </table:table-row>
        <table:table-row table:style-name="ro1">
          <table:table-cell office:value-type="float" office:value="3190" calcext:value-type="float">
            <text:p>3190</text:p>
          </table:table-cell>
          <table:table-cell table:formula="of:=[.$C$2]*[.A3192]" office:value-type="float" office:value="3.89404296875" calcext:value-type="float">
            <text:p>3.894</text:p>
          </table:table-cell>
          <table:table-cell/>
        </table:table-row>
        <table:table-row table:style-name="ro1">
          <table:table-cell office:value-type="float" office:value="3191" calcext:value-type="float">
            <text:p>3191</text:p>
          </table:table-cell>
          <table:table-cell table:formula="of:=[.$C$2]*[.A3193]" office:value-type="float" office:value="3.895263671875" calcext:value-type="float">
            <text:p>3.895</text:p>
          </table:table-cell>
          <table:table-cell/>
        </table:table-row>
        <table:table-row table:style-name="ro1">
          <table:table-cell office:value-type="float" office:value="3192" calcext:value-type="float">
            <text:p>3192</text:p>
          </table:table-cell>
          <table:table-cell table:formula="of:=[.$C$2]*[.A3194]" office:value-type="float" office:value="3.896484375" calcext:value-type="float">
            <text:p>3.896</text:p>
          </table:table-cell>
          <table:table-cell/>
        </table:table-row>
        <table:table-row table:style-name="ro1">
          <table:table-cell office:value-type="float" office:value="3193" calcext:value-type="float">
            <text:p>3193</text:p>
          </table:table-cell>
          <table:table-cell table:formula="of:=[.$C$2]*[.A3195]" office:value-type="float" office:value="3.897705078125" calcext:value-type="float">
            <text:p>3.898</text:p>
          </table:table-cell>
          <table:table-cell/>
        </table:table-row>
        <table:table-row table:style-name="ro1">
          <table:table-cell office:value-type="float" office:value="3194" calcext:value-type="float">
            <text:p>3194</text:p>
          </table:table-cell>
          <table:table-cell table:formula="of:=[.$C$2]*[.A3196]" office:value-type="float" office:value="3.89892578125" calcext:value-type="float">
            <text:p>3.899</text:p>
          </table:table-cell>
          <table:table-cell/>
        </table:table-row>
        <table:table-row table:style-name="ro1">
          <table:table-cell office:value-type="float" office:value="3195" calcext:value-type="float">
            <text:p>3195</text:p>
          </table:table-cell>
          <table:table-cell table:formula="of:=[.$C$2]*[.A3197]" office:value-type="float" office:value="3.900146484375" calcext:value-type="float">
            <text:p>3.900</text:p>
          </table:table-cell>
          <table:table-cell/>
        </table:table-row>
        <table:table-row table:style-name="ro1">
          <table:table-cell office:value-type="float" office:value="3196" calcext:value-type="float">
            <text:p>3196</text:p>
          </table:table-cell>
          <table:table-cell table:formula="of:=[.$C$2]*[.A3198]" office:value-type="float" office:value="3.9013671875" calcext:value-type="float">
            <text:p>3.901</text:p>
          </table:table-cell>
          <table:table-cell/>
        </table:table-row>
        <table:table-row table:style-name="ro1">
          <table:table-cell office:value-type="float" office:value="3197" calcext:value-type="float">
            <text:p>3197</text:p>
          </table:table-cell>
          <table:table-cell table:formula="of:=[.$C$2]*[.A3199]" office:value-type="float" office:value="3.902587890625" calcext:value-type="float">
            <text:p>3.903</text:p>
          </table:table-cell>
          <table:table-cell/>
        </table:table-row>
        <table:table-row table:style-name="ro1">
          <table:table-cell office:value-type="float" office:value="3198" calcext:value-type="float">
            <text:p>3198</text:p>
          </table:table-cell>
          <table:table-cell table:formula="of:=[.$C$2]*[.A3200]" office:value-type="float" office:value="3.90380859375" calcext:value-type="float">
            <text:p>3.904</text:p>
          </table:table-cell>
          <table:table-cell/>
        </table:table-row>
        <table:table-row table:style-name="ro1">
          <table:table-cell office:value-type="float" office:value="3199" calcext:value-type="float">
            <text:p>3199</text:p>
          </table:table-cell>
          <table:table-cell table:formula="of:=[.$C$2]*[.A3201]" office:value-type="float" office:value="3.905029296875" calcext:value-type="float">
            <text:p>3.905</text:p>
          </table:table-cell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$C$2]*[.A3202]" office:value-type="float" office:value="3.90625" calcext:value-type="float">
            <text:p>3.906</text:p>
          </table:table-cell>
          <table:table-cell/>
        </table:table-row>
        <table:table-row table:style-name="ro1">
          <table:table-cell office:value-type="float" office:value="3201" calcext:value-type="float">
            <text:p>3201</text:p>
          </table:table-cell>
          <table:table-cell table:formula="of:=[.$C$2]*[.A3203]" office:value-type="float" office:value="3.907470703125" calcext:value-type="float">
            <text:p>3.907</text:p>
          </table:table-cell>
          <table:table-cell/>
        </table:table-row>
        <table:table-row table:style-name="ro1">
          <table:table-cell office:value-type="float" office:value="3202" calcext:value-type="float">
            <text:p>3202</text:p>
          </table:table-cell>
          <table:table-cell table:formula="of:=[.$C$2]*[.A3204]" office:value-type="float" office:value="3.90869140625" calcext:value-type="float">
            <text:p>3.909</text:p>
          </table:table-cell>
          <table:table-cell/>
        </table:table-row>
        <table:table-row table:style-name="ro1">
          <table:table-cell office:value-type="float" office:value="3203" calcext:value-type="float">
            <text:p>3203</text:p>
          </table:table-cell>
          <table:table-cell table:formula="of:=[.$C$2]*[.A3205]" office:value-type="float" office:value="3.909912109375" calcext:value-type="float">
            <text:p>3.910</text:p>
          </table:table-cell>
          <table:table-cell/>
        </table:table-row>
        <table:table-row table:style-name="ro1">
          <table:table-cell office:value-type="float" office:value="3204" calcext:value-type="float">
            <text:p>3204</text:p>
          </table:table-cell>
          <table:table-cell table:formula="of:=[.$C$2]*[.A3206]" office:value-type="float" office:value="3.9111328125" calcext:value-type="float">
            <text:p>3.911</text:p>
          </table:table-cell>
          <table:table-cell/>
        </table:table-row>
        <table:table-row table:style-name="ro1">
          <table:table-cell office:value-type="float" office:value="3205" calcext:value-type="float">
            <text:p>3205</text:p>
          </table:table-cell>
          <table:table-cell table:formula="of:=[.$C$2]*[.A3207]" office:value-type="float" office:value="3.912353515625" calcext:value-type="float">
            <text:p>3.912</text:p>
          </table:table-cell>
          <table:table-cell/>
        </table:table-row>
        <table:table-row table:style-name="ro1">
          <table:table-cell office:value-type="float" office:value="3206" calcext:value-type="float">
            <text:p>3206</text:p>
          </table:table-cell>
          <table:table-cell table:formula="of:=[.$C$2]*[.A3208]" office:value-type="float" office:value="3.91357421875" calcext:value-type="float">
            <text:p>3.914</text:p>
          </table:table-cell>
          <table:table-cell/>
        </table:table-row>
        <table:table-row table:style-name="ro1">
          <table:table-cell office:value-type="float" office:value="3207" calcext:value-type="float">
            <text:p>3207</text:p>
          </table:table-cell>
          <table:table-cell table:formula="of:=[.$C$2]*[.A3209]" office:value-type="float" office:value="3.914794921875" calcext:value-type="float">
            <text:p>3.915</text:p>
          </table:table-cell>
          <table:table-cell/>
        </table:table-row>
        <table:table-row table:style-name="ro1">
          <table:table-cell office:value-type="float" office:value="3208" calcext:value-type="float">
            <text:p>3208</text:p>
          </table:table-cell>
          <table:table-cell table:formula="of:=[.$C$2]*[.A3210]" office:value-type="float" office:value="3.916015625" calcext:value-type="float">
            <text:p>3.916</text:p>
          </table:table-cell>
          <table:table-cell/>
        </table:table-row>
        <table:table-row table:style-name="ro1">
          <table:table-cell office:value-type="float" office:value="3209" calcext:value-type="float">
            <text:p>3209</text:p>
          </table:table-cell>
          <table:table-cell table:formula="of:=[.$C$2]*[.A3211]" office:value-type="float" office:value="3.917236328125" calcext:value-type="float">
            <text:p>3.917</text:p>
          </table:table-cell>
          <table:table-cell/>
        </table:table-row>
        <table:table-row table:style-name="ro1">
          <table:table-cell office:value-type="float" office:value="3210" calcext:value-type="float">
            <text:p>3210</text:p>
          </table:table-cell>
          <table:table-cell table:formula="of:=[.$C$2]*[.A3212]" office:value-type="float" office:value="3.91845703125" calcext:value-type="float">
            <text:p>3.918</text:p>
          </table:table-cell>
          <table:table-cell/>
        </table:table-row>
        <table:table-row table:style-name="ro1">
          <table:table-cell office:value-type="float" office:value="3211" calcext:value-type="float">
            <text:p>3211</text:p>
          </table:table-cell>
          <table:table-cell table:formula="of:=[.$C$2]*[.A3213]" office:value-type="float" office:value="3.919677734375" calcext:value-type="float">
            <text:p>3.920</text:p>
          </table:table-cell>
          <table:table-cell/>
        </table:table-row>
        <table:table-row table:style-name="ro1">
          <table:table-cell office:value-type="float" office:value="3212" calcext:value-type="float">
            <text:p>3212</text:p>
          </table:table-cell>
          <table:table-cell table:formula="of:=[.$C$2]*[.A3214]" office:value-type="float" office:value="3.9208984375" calcext:value-type="float">
            <text:p>3.921</text:p>
          </table:table-cell>
          <table:table-cell/>
        </table:table-row>
        <table:table-row table:style-name="ro1">
          <table:table-cell office:value-type="float" office:value="3213" calcext:value-type="float">
            <text:p>3213</text:p>
          </table:table-cell>
          <table:table-cell table:formula="of:=[.$C$2]*[.A3215]" office:value-type="float" office:value="3.922119140625" calcext:value-type="float">
            <text:p>3.922</text:p>
          </table:table-cell>
          <table:table-cell/>
        </table:table-row>
        <table:table-row table:style-name="ro1">
          <table:table-cell office:value-type="float" office:value="3214" calcext:value-type="float">
            <text:p>3214</text:p>
          </table:table-cell>
          <table:table-cell table:formula="of:=[.$C$2]*[.A3216]" office:value-type="float" office:value="3.92333984375" calcext:value-type="float">
            <text:p>3.923</text:p>
          </table:table-cell>
          <table:table-cell/>
        </table:table-row>
        <table:table-row table:style-name="ro1">
          <table:table-cell office:value-type="float" office:value="3215" calcext:value-type="float">
            <text:p>3215</text:p>
          </table:table-cell>
          <table:table-cell table:formula="of:=[.$C$2]*[.A3217]" office:value-type="float" office:value="3.924560546875" calcext:value-type="float">
            <text:p>3.925</text:p>
          </table:table-cell>
          <table:table-cell/>
        </table:table-row>
        <table:table-row table:style-name="ro1">
          <table:table-cell office:value-type="float" office:value="3216" calcext:value-type="float">
            <text:p>3216</text:p>
          </table:table-cell>
          <table:table-cell table:formula="of:=[.$C$2]*[.A3218]" office:value-type="float" office:value="3.92578125" calcext:value-type="float">
            <text:p>3.926</text:p>
          </table:table-cell>
          <table:table-cell/>
        </table:table-row>
        <table:table-row table:style-name="ro1">
          <table:table-cell office:value-type="float" office:value="3217" calcext:value-type="float">
            <text:p>3217</text:p>
          </table:table-cell>
          <table:table-cell table:formula="of:=[.$C$2]*[.A3219]" office:value-type="float" office:value="3.927001953125" calcext:value-type="float">
            <text:p>3.927</text:p>
          </table:table-cell>
          <table:table-cell/>
        </table:table-row>
        <table:table-row table:style-name="ro1">
          <table:table-cell office:value-type="float" office:value="3218" calcext:value-type="float">
            <text:p>3218</text:p>
          </table:table-cell>
          <table:table-cell table:formula="of:=[.$C$2]*[.A3220]" office:value-type="float" office:value="3.92822265625" calcext:value-type="float">
            <text:p>3.928</text:p>
          </table:table-cell>
          <table:table-cell/>
        </table:table-row>
        <table:table-row table:style-name="ro1">
          <table:table-cell office:value-type="float" office:value="3219" calcext:value-type="float">
            <text:p>3219</text:p>
          </table:table-cell>
          <table:table-cell table:formula="of:=[.$C$2]*[.A3221]" office:value-type="float" office:value="3.929443359375" calcext:value-type="float">
            <text:p>3.929</text:p>
          </table:table-cell>
          <table:table-cell/>
        </table:table-row>
        <table:table-row table:style-name="ro1">
          <table:table-cell office:value-type="float" office:value="3220" calcext:value-type="float">
            <text:p>3220</text:p>
          </table:table-cell>
          <table:table-cell table:formula="of:=[.$C$2]*[.A3222]" office:value-type="float" office:value="3.9306640625" calcext:value-type="float">
            <text:p>3.931</text:p>
          </table:table-cell>
          <table:table-cell/>
        </table:table-row>
        <table:table-row table:style-name="ro1">
          <table:table-cell office:value-type="float" office:value="3221" calcext:value-type="float">
            <text:p>3221</text:p>
          </table:table-cell>
          <table:table-cell table:formula="of:=[.$C$2]*[.A3223]" office:value-type="float" office:value="3.931884765625" calcext:value-type="float">
            <text:p>3.932</text:p>
          </table:table-cell>
          <table:table-cell/>
        </table:table-row>
        <table:table-row table:style-name="ro1">
          <table:table-cell office:value-type="float" office:value="3222" calcext:value-type="float">
            <text:p>3222</text:p>
          </table:table-cell>
          <table:table-cell table:formula="of:=[.$C$2]*[.A3224]" office:value-type="float" office:value="3.93310546875" calcext:value-type="float">
            <text:p>3.933</text:p>
          </table:table-cell>
          <table:table-cell/>
        </table:table-row>
        <table:table-row table:style-name="ro1">
          <table:table-cell office:value-type="float" office:value="3223" calcext:value-type="float">
            <text:p>3223</text:p>
          </table:table-cell>
          <table:table-cell table:formula="of:=[.$C$2]*[.A3225]" office:value-type="float" office:value="3.934326171875" calcext:value-type="float">
            <text:p>3.934</text:p>
          </table:table-cell>
          <table:table-cell/>
        </table:table-row>
        <table:table-row table:style-name="ro1">
          <table:table-cell office:value-type="float" office:value="3224" calcext:value-type="float">
            <text:p>3224</text:p>
          </table:table-cell>
          <table:table-cell table:formula="of:=[.$C$2]*[.A3226]" office:value-type="float" office:value="3.935546875" calcext:value-type="float">
            <text:p>3.936</text:p>
          </table:table-cell>
          <table:table-cell/>
        </table:table-row>
        <table:table-row table:style-name="ro1">
          <table:table-cell office:value-type="float" office:value="3225" calcext:value-type="float">
            <text:p>3225</text:p>
          </table:table-cell>
          <table:table-cell table:formula="of:=[.$C$2]*[.A3227]" office:value-type="float" office:value="3.936767578125" calcext:value-type="float">
            <text:p>3.937</text:p>
          </table:table-cell>
          <table:table-cell/>
        </table:table-row>
        <table:table-row table:style-name="ro1">
          <table:table-cell office:value-type="float" office:value="3226" calcext:value-type="float">
            <text:p>3226</text:p>
          </table:table-cell>
          <table:table-cell table:formula="of:=[.$C$2]*[.A3228]" office:value-type="float" office:value="3.93798828125" calcext:value-type="float">
            <text:p>3.938</text:p>
          </table:table-cell>
          <table:table-cell/>
        </table:table-row>
        <table:table-row table:style-name="ro1">
          <table:table-cell office:value-type="float" office:value="3227" calcext:value-type="float">
            <text:p>3227</text:p>
          </table:table-cell>
          <table:table-cell table:formula="of:=[.$C$2]*[.A3229]" office:value-type="float" office:value="3.939208984375" calcext:value-type="float">
            <text:p>3.939</text:p>
          </table:table-cell>
          <table:table-cell/>
        </table:table-row>
        <table:table-row table:style-name="ro1">
          <table:table-cell office:value-type="float" office:value="3228" calcext:value-type="float">
            <text:p>3228</text:p>
          </table:table-cell>
          <table:table-cell table:formula="of:=[.$C$2]*[.A3230]" office:value-type="float" office:value="3.9404296875" calcext:value-type="float">
            <text:p>3.940</text:p>
          </table:table-cell>
          <table:table-cell/>
        </table:table-row>
        <table:table-row table:style-name="ro1">
          <table:table-cell office:value-type="float" office:value="3229" calcext:value-type="float">
            <text:p>3229</text:p>
          </table:table-cell>
          <table:table-cell table:formula="of:=[.$C$2]*[.A3231]" office:value-type="float" office:value="3.941650390625" calcext:value-type="float">
            <text:p>3.942</text:p>
          </table:table-cell>
          <table:table-cell/>
        </table:table-row>
        <table:table-row table:style-name="ro1">
          <table:table-cell office:value-type="float" office:value="3230" calcext:value-type="float">
            <text:p>3230</text:p>
          </table:table-cell>
          <table:table-cell table:formula="of:=[.$C$2]*[.A3232]" office:value-type="float" office:value="3.94287109375" calcext:value-type="float">
            <text:p>3.943</text:p>
          </table:table-cell>
          <table:table-cell/>
        </table:table-row>
        <table:table-row table:style-name="ro1">
          <table:table-cell office:value-type="float" office:value="3231" calcext:value-type="float">
            <text:p>3231</text:p>
          </table:table-cell>
          <table:table-cell table:formula="of:=[.$C$2]*[.A3233]" office:value-type="float" office:value="3.944091796875" calcext:value-type="float">
            <text:p>3.944</text:p>
          </table:table-cell>
          <table:table-cell/>
        </table:table-row>
        <table:table-row table:style-name="ro1">
          <table:table-cell office:value-type="float" office:value="3232" calcext:value-type="float">
            <text:p>3232</text:p>
          </table:table-cell>
          <table:table-cell table:formula="of:=[.$C$2]*[.A3234]" office:value-type="float" office:value="3.9453125" calcext:value-type="float">
            <text:p>3.945</text:p>
          </table:table-cell>
          <table:table-cell/>
        </table:table-row>
        <table:table-row table:style-name="ro1">
          <table:table-cell office:value-type="float" office:value="3233" calcext:value-type="float">
            <text:p>3233</text:p>
          </table:table-cell>
          <table:table-cell table:formula="of:=[.$C$2]*[.A3235]" office:value-type="float" office:value="3.946533203125" calcext:value-type="float">
            <text:p>3.947</text:p>
          </table:table-cell>
          <table:table-cell/>
        </table:table-row>
        <table:table-row table:style-name="ro1">
          <table:table-cell office:value-type="float" office:value="3234" calcext:value-type="float">
            <text:p>3234</text:p>
          </table:table-cell>
          <table:table-cell table:formula="of:=[.$C$2]*[.A3236]" office:value-type="float" office:value="3.94775390625" calcext:value-type="float">
            <text:p>3.948</text:p>
          </table:table-cell>
          <table:table-cell/>
        </table:table-row>
        <table:table-row table:style-name="ro1">
          <table:table-cell office:value-type="float" office:value="3235" calcext:value-type="float">
            <text:p>3235</text:p>
          </table:table-cell>
          <table:table-cell table:formula="of:=[.$C$2]*[.A3237]" office:value-type="float" office:value="3.948974609375" calcext:value-type="float">
            <text:p>3.949</text:p>
          </table:table-cell>
          <table:table-cell/>
        </table:table-row>
        <table:table-row table:style-name="ro1">
          <table:table-cell office:value-type="float" office:value="3236" calcext:value-type="float">
            <text:p>3236</text:p>
          </table:table-cell>
          <table:table-cell table:formula="of:=[.$C$2]*[.A3238]" office:value-type="float" office:value="3.9501953125" calcext:value-type="float">
            <text:p>3.950</text:p>
          </table:table-cell>
          <table:table-cell/>
        </table:table-row>
        <table:table-row table:style-name="ro1">
          <table:table-cell office:value-type="float" office:value="3237" calcext:value-type="float">
            <text:p>3237</text:p>
          </table:table-cell>
          <table:table-cell table:formula="of:=[.$C$2]*[.A3239]" office:value-type="float" office:value="3.951416015625" calcext:value-type="float">
            <text:p>3.951</text:p>
          </table:table-cell>
          <table:table-cell/>
        </table:table-row>
        <table:table-row table:style-name="ro1">
          <table:table-cell office:value-type="float" office:value="3238" calcext:value-type="float">
            <text:p>3238</text:p>
          </table:table-cell>
          <table:table-cell table:formula="of:=[.$C$2]*[.A3240]" office:value-type="float" office:value="3.95263671875" calcext:value-type="float">
            <text:p>3.953</text:p>
          </table:table-cell>
          <table:table-cell/>
        </table:table-row>
        <table:table-row table:style-name="ro1">
          <table:table-cell office:value-type="float" office:value="3239" calcext:value-type="float">
            <text:p>3239</text:p>
          </table:table-cell>
          <table:table-cell table:formula="of:=[.$C$2]*[.A3241]" office:value-type="float" office:value="3.953857421875" calcext:value-type="float">
            <text:p>3.954</text:p>
          </table:table-cell>
          <table:table-cell/>
        </table:table-row>
        <table:table-row table:style-name="ro1">
          <table:table-cell office:value-type="float" office:value="3240" calcext:value-type="float">
            <text:p>3240</text:p>
          </table:table-cell>
          <table:table-cell table:formula="of:=[.$C$2]*[.A3242]" office:value-type="float" office:value="3.955078125" calcext:value-type="float">
            <text:p>3.955</text:p>
          </table:table-cell>
          <table:table-cell/>
        </table:table-row>
        <table:table-row table:style-name="ro1">
          <table:table-cell office:value-type="float" office:value="3241" calcext:value-type="float">
            <text:p>3241</text:p>
          </table:table-cell>
          <table:table-cell table:formula="of:=[.$C$2]*[.A3243]" office:value-type="float" office:value="3.956298828125" calcext:value-type="float">
            <text:p>3.956</text:p>
          </table:table-cell>
          <table:table-cell/>
        </table:table-row>
        <table:table-row table:style-name="ro1">
          <table:table-cell office:value-type="float" office:value="3242" calcext:value-type="float">
            <text:p>3242</text:p>
          </table:table-cell>
          <table:table-cell table:formula="of:=[.$C$2]*[.A3244]" office:value-type="float" office:value="3.95751953125" calcext:value-type="float">
            <text:p>3.958</text:p>
          </table:table-cell>
          <table:table-cell/>
        </table:table-row>
        <table:table-row table:style-name="ro1">
          <table:table-cell office:value-type="float" office:value="3243" calcext:value-type="float">
            <text:p>3243</text:p>
          </table:table-cell>
          <table:table-cell table:formula="of:=[.$C$2]*[.A3245]" office:value-type="float" office:value="3.958740234375" calcext:value-type="float">
            <text:p>3.959</text:p>
          </table:table-cell>
          <table:table-cell/>
        </table:table-row>
        <table:table-row table:style-name="ro1">
          <table:table-cell office:value-type="float" office:value="3244" calcext:value-type="float">
            <text:p>3244</text:p>
          </table:table-cell>
          <table:table-cell table:formula="of:=[.$C$2]*[.A3246]" office:value-type="float" office:value="3.9599609375" calcext:value-type="float">
            <text:p>3.960</text:p>
          </table:table-cell>
          <table:table-cell/>
        </table:table-row>
        <table:table-row table:style-name="ro1">
          <table:table-cell office:value-type="float" office:value="3245" calcext:value-type="float">
            <text:p>3245</text:p>
          </table:table-cell>
          <table:table-cell table:formula="of:=[.$C$2]*[.A3247]" office:value-type="float" office:value="3.961181640625" calcext:value-type="float">
            <text:p>3.961</text:p>
          </table:table-cell>
          <table:table-cell/>
        </table:table-row>
        <table:table-row table:style-name="ro1">
          <table:table-cell office:value-type="float" office:value="3246" calcext:value-type="float">
            <text:p>3246</text:p>
          </table:table-cell>
          <table:table-cell table:formula="of:=[.$C$2]*[.A3248]" office:value-type="float" office:value="3.96240234375" calcext:value-type="float">
            <text:p>3.962</text:p>
          </table:table-cell>
          <table:table-cell/>
        </table:table-row>
        <table:table-row table:style-name="ro1">
          <table:table-cell office:value-type="float" office:value="3247" calcext:value-type="float">
            <text:p>3247</text:p>
          </table:table-cell>
          <table:table-cell table:formula="of:=[.$C$2]*[.A3249]" office:value-type="float" office:value="3.963623046875" calcext:value-type="float">
            <text:p>3.964</text:p>
          </table:table-cell>
          <table:table-cell/>
        </table:table-row>
        <table:table-row table:style-name="ro1">
          <table:table-cell office:value-type="float" office:value="3248" calcext:value-type="float">
            <text:p>3248</text:p>
          </table:table-cell>
          <table:table-cell table:formula="of:=[.$C$2]*[.A3250]" office:value-type="float" office:value="3.96484375" calcext:value-type="float">
            <text:p>3.965</text:p>
          </table:table-cell>
          <table:table-cell/>
        </table:table-row>
        <table:table-row table:style-name="ro1">
          <table:table-cell office:value-type="float" office:value="3249" calcext:value-type="float">
            <text:p>3249</text:p>
          </table:table-cell>
          <table:table-cell table:formula="of:=[.$C$2]*[.A3251]" office:value-type="float" office:value="3.966064453125" calcext:value-type="float">
            <text:p>3.966</text:p>
          </table:table-cell>
          <table:table-cell/>
        </table:table-row>
        <table:table-row table:style-name="ro1">
          <table:table-cell office:value-type="float" office:value="3250" calcext:value-type="float">
            <text:p>3250</text:p>
          </table:table-cell>
          <table:table-cell table:formula="of:=[.$C$2]*[.A3252]" office:value-type="float" office:value="3.96728515625" calcext:value-type="float">
            <text:p>3.967</text:p>
          </table:table-cell>
          <table:table-cell/>
        </table:table-row>
        <table:table-row table:style-name="ro1">
          <table:table-cell office:value-type="float" office:value="3251" calcext:value-type="float">
            <text:p>3251</text:p>
          </table:table-cell>
          <table:table-cell table:formula="of:=[.$C$2]*[.A3253]" office:value-type="float" office:value="3.968505859375" calcext:value-type="float">
            <text:p>3.969</text:p>
          </table:table-cell>
          <table:table-cell/>
        </table:table-row>
        <table:table-row table:style-name="ro1">
          <table:table-cell office:value-type="float" office:value="3252" calcext:value-type="float">
            <text:p>3252</text:p>
          </table:table-cell>
          <table:table-cell table:formula="of:=[.$C$2]*[.A3254]" office:value-type="float" office:value="3.9697265625" calcext:value-type="float">
            <text:p>3.970</text:p>
          </table:table-cell>
          <table:table-cell/>
        </table:table-row>
        <table:table-row table:style-name="ro1">
          <table:table-cell office:value-type="float" office:value="3253" calcext:value-type="float">
            <text:p>3253</text:p>
          </table:table-cell>
          <table:table-cell table:formula="of:=[.$C$2]*[.A3255]" office:value-type="float" office:value="3.970947265625" calcext:value-type="float">
            <text:p>3.971</text:p>
          </table:table-cell>
          <table:table-cell/>
        </table:table-row>
        <table:table-row table:style-name="ro1">
          <table:table-cell office:value-type="float" office:value="3254" calcext:value-type="float">
            <text:p>3254</text:p>
          </table:table-cell>
          <table:table-cell table:formula="of:=[.$C$2]*[.A3256]" office:value-type="float" office:value="3.97216796875" calcext:value-type="float">
            <text:p>3.972</text:p>
          </table:table-cell>
          <table:table-cell/>
        </table:table-row>
        <table:table-row table:style-name="ro1">
          <table:table-cell office:value-type="float" office:value="3255" calcext:value-type="float">
            <text:p>3255</text:p>
          </table:table-cell>
          <table:table-cell table:formula="of:=[.$C$2]*[.A3257]" office:value-type="float" office:value="3.973388671875" calcext:value-type="float">
            <text:p>3.973</text:p>
          </table:table-cell>
          <table:table-cell/>
        </table:table-row>
        <table:table-row table:style-name="ro1">
          <table:table-cell office:value-type="float" office:value="3256" calcext:value-type="float">
            <text:p>3256</text:p>
          </table:table-cell>
          <table:table-cell table:formula="of:=[.$C$2]*[.A3258]" office:value-type="float" office:value="3.974609375" calcext:value-type="float">
            <text:p>3.975</text:p>
          </table:table-cell>
          <table:table-cell/>
        </table:table-row>
        <table:table-row table:style-name="ro1">
          <table:table-cell office:value-type="float" office:value="3257" calcext:value-type="float">
            <text:p>3257</text:p>
          </table:table-cell>
          <table:table-cell table:formula="of:=[.$C$2]*[.A3259]" office:value-type="float" office:value="3.975830078125" calcext:value-type="float">
            <text:p>3.976</text:p>
          </table:table-cell>
          <table:table-cell/>
        </table:table-row>
        <table:table-row table:style-name="ro1">
          <table:table-cell office:value-type="float" office:value="3258" calcext:value-type="float">
            <text:p>3258</text:p>
          </table:table-cell>
          <table:table-cell table:formula="of:=[.$C$2]*[.A3260]" office:value-type="float" office:value="3.97705078125" calcext:value-type="float">
            <text:p>3.977</text:p>
          </table:table-cell>
          <table:table-cell/>
        </table:table-row>
        <table:table-row table:style-name="ro1">
          <table:table-cell office:value-type="float" office:value="3259" calcext:value-type="float">
            <text:p>3259</text:p>
          </table:table-cell>
          <table:table-cell table:formula="of:=[.$C$2]*[.A3261]" office:value-type="float" office:value="3.978271484375" calcext:value-type="float">
            <text:p>3.978</text:p>
          </table:table-cell>
          <table:table-cell/>
        </table:table-row>
        <table:table-row table:style-name="ro1">
          <table:table-cell office:value-type="float" office:value="3260" calcext:value-type="float">
            <text:p>3260</text:p>
          </table:table-cell>
          <table:table-cell table:formula="of:=[.$C$2]*[.A3262]" office:value-type="float" office:value="3.9794921875" calcext:value-type="float">
            <text:p>3.979</text:p>
          </table:table-cell>
          <table:table-cell/>
        </table:table-row>
        <table:table-row table:style-name="ro1">
          <table:table-cell office:value-type="float" office:value="3261" calcext:value-type="float">
            <text:p>3261</text:p>
          </table:table-cell>
          <table:table-cell table:formula="of:=[.$C$2]*[.A3263]" office:value-type="float" office:value="3.980712890625" calcext:value-type="float">
            <text:p>3.981</text:p>
          </table:table-cell>
          <table:table-cell/>
        </table:table-row>
        <table:table-row table:style-name="ro1">
          <table:table-cell office:value-type="float" office:value="3262" calcext:value-type="float">
            <text:p>3262</text:p>
          </table:table-cell>
          <table:table-cell table:formula="of:=[.$C$2]*[.A3264]" office:value-type="float" office:value="3.98193359375" calcext:value-type="float">
            <text:p>3.982</text:p>
          </table:table-cell>
          <table:table-cell/>
        </table:table-row>
        <table:table-row table:style-name="ro1">
          <table:table-cell office:value-type="float" office:value="3263" calcext:value-type="float">
            <text:p>3263</text:p>
          </table:table-cell>
          <table:table-cell table:formula="of:=[.$C$2]*[.A3265]" office:value-type="float" office:value="3.983154296875" calcext:value-type="float">
            <text:p>3.983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table:formula="of:=[.$C$2]*[.A3266]" office:value-type="float" office:value="3.984375" calcext:value-type="float">
            <text:p>3.984</text:p>
          </table:table-cell>
          <table:table-cell/>
        </table:table-row>
        <table:table-row table:style-name="ro1">
          <table:table-cell office:value-type="float" office:value="3265" calcext:value-type="float">
            <text:p>3265</text:p>
          </table:table-cell>
          <table:table-cell table:formula="of:=[.$C$2]*[.A3267]" office:value-type="float" office:value="3.985595703125" calcext:value-type="float">
            <text:p>3.986</text:p>
          </table:table-cell>
          <table:table-cell/>
        </table:table-row>
        <table:table-row table:style-name="ro1">
          <table:table-cell office:value-type="float" office:value="3266" calcext:value-type="float">
            <text:p>3266</text:p>
          </table:table-cell>
          <table:table-cell table:formula="of:=[.$C$2]*[.A3268]" office:value-type="float" office:value="3.98681640625" calcext:value-type="float">
            <text:p>3.987</text:p>
          </table:table-cell>
          <table:table-cell/>
        </table:table-row>
        <table:table-row table:style-name="ro1">
          <table:table-cell office:value-type="float" office:value="3267" calcext:value-type="float">
            <text:p>3267</text:p>
          </table:table-cell>
          <table:table-cell table:formula="of:=[.$C$2]*[.A3269]" office:value-type="float" office:value="3.988037109375" calcext:value-type="float">
            <text:p>3.988</text:p>
          </table:table-cell>
          <table:table-cell/>
        </table:table-row>
        <table:table-row table:style-name="ro1">
          <table:table-cell office:value-type="float" office:value="3268" calcext:value-type="float">
            <text:p>3268</text:p>
          </table:table-cell>
          <table:table-cell table:formula="of:=[.$C$2]*[.A3270]" office:value-type="float" office:value="3.9892578125" calcext:value-type="float">
            <text:p>3.989</text:p>
          </table:table-cell>
          <table:table-cell/>
        </table:table-row>
        <table:table-row table:style-name="ro1">
          <table:table-cell office:value-type="float" office:value="3269" calcext:value-type="float">
            <text:p>3269</text:p>
          </table:table-cell>
          <table:table-cell table:formula="of:=[.$C$2]*[.A3271]" office:value-type="float" office:value="3.990478515625" calcext:value-type="float">
            <text:p>3.990</text:p>
          </table:table-cell>
          <table:table-cell/>
        </table:table-row>
        <table:table-row table:style-name="ro1">
          <table:table-cell office:value-type="float" office:value="3270" calcext:value-type="float">
            <text:p>3270</text:p>
          </table:table-cell>
          <table:table-cell table:formula="of:=[.$C$2]*[.A3272]" office:value-type="float" office:value="3.99169921875" calcext:value-type="float">
            <text:p>3.992</text:p>
          </table:table-cell>
          <table:table-cell/>
        </table:table-row>
        <table:table-row table:style-name="ro1">
          <table:table-cell office:value-type="float" office:value="3271" calcext:value-type="float">
            <text:p>3271</text:p>
          </table:table-cell>
          <table:table-cell table:formula="of:=[.$C$2]*[.A3273]" office:value-type="float" office:value="3.992919921875" calcext:value-type="float">
            <text:p>3.993</text:p>
          </table:table-cell>
          <table:table-cell/>
        </table:table-row>
        <table:table-row table:style-name="ro1">
          <table:table-cell office:value-type="float" office:value="3272" calcext:value-type="float">
            <text:p>3272</text:p>
          </table:table-cell>
          <table:table-cell table:formula="of:=[.$C$2]*[.A3274]" office:value-type="float" office:value="3.994140625" calcext:value-type="float">
            <text:p>3.994</text:p>
          </table:table-cell>
          <table:table-cell/>
        </table:table-row>
        <table:table-row table:style-name="ro1">
          <table:table-cell office:value-type="float" office:value="3273" calcext:value-type="float">
            <text:p>3273</text:p>
          </table:table-cell>
          <table:table-cell table:formula="of:=[.$C$2]*[.A3275]" office:value-type="float" office:value="3.995361328125" calcext:value-type="float">
            <text:p>3.995</text:p>
          </table:table-cell>
          <table:table-cell/>
        </table:table-row>
        <table:table-row table:style-name="ro1">
          <table:table-cell office:value-type="float" office:value="3274" calcext:value-type="float">
            <text:p>3274</text:p>
          </table:table-cell>
          <table:table-cell table:formula="of:=[.$C$2]*[.A3276]" office:value-type="float" office:value="3.99658203125" calcext:value-type="float">
            <text:p>3.997</text:p>
          </table:table-cell>
          <table:table-cell/>
        </table:table-row>
        <table:table-row table:style-name="ro1">
          <table:table-cell office:value-type="float" office:value="3275" calcext:value-type="float">
            <text:p>3275</text:p>
          </table:table-cell>
          <table:table-cell table:formula="of:=[.$C$2]*[.A3277]" office:value-type="float" office:value="3.997802734375" calcext:value-type="float">
            <text:p>3.998</text:p>
          </table:table-cell>
          <table:table-cell/>
        </table:table-row>
        <table:table-row table:style-name="ro1">
          <table:table-cell office:value-type="float" office:value="3276" calcext:value-type="float">
            <text:p>3276</text:p>
          </table:table-cell>
          <table:table-cell table:formula="of:=[.$C$2]*[.A3278]" office:value-type="float" office:value="3.9990234375" calcext:value-type="float">
            <text:p>3.999</text:p>
          </table:table-cell>
          <table:table-cell/>
        </table:table-row>
        <table:table-row table:style-name="ro1">
          <table:table-cell office:value-type="float" office:value="3277" calcext:value-type="float">
            <text:p>3277</text:p>
          </table:table-cell>
          <table:table-cell table:formula="of:=[.$C$2]*[.A3279]" office:value-type="float" office:value="4.000244140625" calcext:value-type="float">
            <text:p>4.000</text:p>
          </table:table-cell>
          <table:table-cell/>
        </table:table-row>
        <table:table-row table:style-name="ro1">
          <table:table-cell office:value-type="float" office:value="3278" calcext:value-type="float">
            <text:p>3278</text:p>
          </table:table-cell>
          <table:table-cell table:formula="of:=[.$C$2]*[.A3280]" office:value-type="float" office:value="4.00146484375" calcext:value-type="float">
            <text:p>4.001</text:p>
          </table:table-cell>
          <table:table-cell/>
        </table:table-row>
        <table:table-row table:style-name="ro1">
          <table:table-cell office:value-type="float" office:value="3279" calcext:value-type="float">
            <text:p>3279</text:p>
          </table:table-cell>
          <table:table-cell table:formula="of:=[.$C$2]*[.A3281]" office:value-type="float" office:value="4.002685546875" calcext:value-type="float">
            <text:p>4.003</text:p>
          </table:table-cell>
          <table:table-cell/>
        </table:table-row>
        <table:table-row table:style-name="ro1">
          <table:table-cell office:value-type="float" office:value="3280" calcext:value-type="float">
            <text:p>3280</text:p>
          </table:table-cell>
          <table:table-cell table:formula="of:=[.$C$2]*[.A3282]" office:value-type="float" office:value="4.00390625" calcext:value-type="float">
            <text:p>4.004</text:p>
          </table:table-cell>
          <table:table-cell/>
        </table:table-row>
        <table:table-row table:style-name="ro1">
          <table:table-cell office:value-type="float" office:value="3281" calcext:value-type="float">
            <text:p>3281</text:p>
          </table:table-cell>
          <table:table-cell table:formula="of:=[.$C$2]*[.A3283]" office:value-type="float" office:value="4.005126953125" calcext:value-type="float">
            <text:p>4.005</text:p>
          </table:table-cell>
          <table:table-cell/>
        </table:table-row>
        <table:table-row table:style-name="ro1">
          <table:table-cell office:value-type="float" office:value="3282" calcext:value-type="float">
            <text:p>3282</text:p>
          </table:table-cell>
          <table:table-cell table:formula="of:=[.$C$2]*[.A3284]" office:value-type="float" office:value="4.00634765625" calcext:value-type="float">
            <text:p>4.006</text:p>
          </table:table-cell>
          <table:table-cell/>
        </table:table-row>
        <table:table-row table:style-name="ro1">
          <table:table-cell office:value-type="float" office:value="3283" calcext:value-type="float">
            <text:p>3283</text:p>
          </table:table-cell>
          <table:table-cell table:formula="of:=[.$C$2]*[.A3285]" office:value-type="float" office:value="4.007568359375" calcext:value-type="float">
            <text:p>4.008</text:p>
          </table:table-cell>
          <table:table-cell/>
        </table:table-row>
        <table:table-row table:style-name="ro1">
          <table:table-cell office:value-type="float" office:value="3284" calcext:value-type="float">
            <text:p>3284</text:p>
          </table:table-cell>
          <table:table-cell table:formula="of:=[.$C$2]*[.A3286]" office:value-type="float" office:value="4.0087890625" calcext:value-type="float">
            <text:p>4.009</text:p>
          </table:table-cell>
          <table:table-cell/>
        </table:table-row>
        <table:table-row table:style-name="ro1">
          <table:table-cell office:value-type="float" office:value="3285" calcext:value-type="float">
            <text:p>3285</text:p>
          </table:table-cell>
          <table:table-cell table:formula="of:=[.$C$2]*[.A3287]" office:value-type="float" office:value="4.010009765625" calcext:value-type="float">
            <text:p>4.010</text:p>
          </table:table-cell>
          <table:table-cell/>
        </table:table-row>
        <table:table-row table:style-name="ro1">
          <table:table-cell office:value-type="float" office:value="3286" calcext:value-type="float">
            <text:p>3286</text:p>
          </table:table-cell>
          <table:table-cell table:formula="of:=[.$C$2]*[.A3288]" office:value-type="float" office:value="4.01123046875" calcext:value-type="float">
            <text:p>4.011</text:p>
          </table:table-cell>
          <table:table-cell/>
        </table:table-row>
        <table:table-row table:style-name="ro1">
          <table:table-cell office:value-type="float" office:value="3287" calcext:value-type="float">
            <text:p>3287</text:p>
          </table:table-cell>
          <table:table-cell table:formula="of:=[.$C$2]*[.A3289]" office:value-type="float" office:value="4.012451171875" calcext:value-type="float">
            <text:p>4.012</text:p>
          </table:table-cell>
          <table:table-cell/>
        </table:table-row>
        <table:table-row table:style-name="ro1">
          <table:table-cell office:value-type="float" office:value="3288" calcext:value-type="float">
            <text:p>3288</text:p>
          </table:table-cell>
          <table:table-cell table:formula="of:=[.$C$2]*[.A3290]" office:value-type="float" office:value="4.013671875" calcext:value-type="float">
            <text:p>4.014</text:p>
          </table:table-cell>
          <table:table-cell/>
        </table:table-row>
        <table:table-row table:style-name="ro1">
          <table:table-cell office:value-type="float" office:value="3289" calcext:value-type="float">
            <text:p>3289</text:p>
          </table:table-cell>
          <table:table-cell table:formula="of:=[.$C$2]*[.A3291]" office:value-type="float" office:value="4.014892578125" calcext:value-type="float">
            <text:p>4.015</text:p>
          </table:table-cell>
          <table:table-cell/>
        </table:table-row>
        <table:table-row table:style-name="ro1">
          <table:table-cell office:value-type="float" office:value="3290" calcext:value-type="float">
            <text:p>3290</text:p>
          </table:table-cell>
          <table:table-cell table:formula="of:=[.$C$2]*[.A3292]" office:value-type="float" office:value="4.01611328125" calcext:value-type="float">
            <text:p>4.016</text:p>
          </table:table-cell>
          <table:table-cell/>
        </table:table-row>
        <table:table-row table:style-name="ro1">
          <table:table-cell office:value-type="float" office:value="3291" calcext:value-type="float">
            <text:p>3291</text:p>
          </table:table-cell>
          <table:table-cell table:formula="of:=[.$C$2]*[.A3293]" office:value-type="float" office:value="4.017333984375" calcext:value-type="float">
            <text:p>4.017</text:p>
          </table:table-cell>
          <table:table-cell/>
        </table:table-row>
        <table:table-row table:style-name="ro1">
          <table:table-cell office:value-type="float" office:value="3292" calcext:value-type="float">
            <text:p>3292</text:p>
          </table:table-cell>
          <table:table-cell table:formula="of:=[.$C$2]*[.A3294]" office:value-type="float" office:value="4.0185546875" calcext:value-type="float">
            <text:p>4.019</text:p>
          </table:table-cell>
          <table:table-cell/>
        </table:table-row>
        <table:table-row table:style-name="ro1">
          <table:table-cell office:value-type="float" office:value="3293" calcext:value-type="float">
            <text:p>3293</text:p>
          </table:table-cell>
          <table:table-cell table:formula="of:=[.$C$2]*[.A3295]" office:value-type="float" office:value="4.019775390625" calcext:value-type="float">
            <text:p>4.020</text:p>
          </table:table-cell>
          <table:table-cell/>
        </table:table-row>
        <table:table-row table:style-name="ro1">
          <table:table-cell office:value-type="float" office:value="3294" calcext:value-type="float">
            <text:p>3294</text:p>
          </table:table-cell>
          <table:table-cell table:formula="of:=[.$C$2]*[.A3296]" office:value-type="float" office:value="4.02099609375" calcext:value-type="float">
            <text:p>4.021</text:p>
          </table:table-cell>
          <table:table-cell/>
        </table:table-row>
        <table:table-row table:style-name="ro1">
          <table:table-cell office:value-type="float" office:value="3295" calcext:value-type="float">
            <text:p>3295</text:p>
          </table:table-cell>
          <table:table-cell table:formula="of:=[.$C$2]*[.A3297]" office:value-type="float" office:value="4.022216796875" calcext:value-type="float">
            <text:p>4.022</text:p>
          </table:table-cell>
          <table:table-cell/>
        </table:table-row>
        <table:table-row table:style-name="ro1">
          <table:table-cell office:value-type="float" office:value="3296" calcext:value-type="float">
            <text:p>3296</text:p>
          </table:table-cell>
          <table:table-cell table:formula="of:=[.$C$2]*[.A3298]" office:value-type="float" office:value="4.0234375" calcext:value-type="float">
            <text:p>4.023</text:p>
          </table:table-cell>
          <table:table-cell/>
        </table:table-row>
        <table:table-row table:style-name="ro1">
          <table:table-cell office:value-type="float" office:value="3297" calcext:value-type="float">
            <text:p>3297</text:p>
          </table:table-cell>
          <table:table-cell table:formula="of:=[.$C$2]*[.A3299]" office:value-type="float" office:value="4.024658203125" calcext:value-type="float">
            <text:p>4.025</text:p>
          </table:table-cell>
          <table:table-cell/>
        </table:table-row>
        <table:table-row table:style-name="ro1">
          <table:table-cell office:value-type="float" office:value="3298" calcext:value-type="float">
            <text:p>3298</text:p>
          </table:table-cell>
          <table:table-cell table:formula="of:=[.$C$2]*[.A3300]" office:value-type="float" office:value="4.02587890625" calcext:value-type="float">
            <text:p>4.026</text:p>
          </table:table-cell>
          <table:table-cell/>
        </table:table-row>
        <table:table-row table:style-name="ro1">
          <table:table-cell office:value-type="float" office:value="3299" calcext:value-type="float">
            <text:p>3299</text:p>
          </table:table-cell>
          <table:table-cell table:formula="of:=[.$C$2]*[.A3301]" office:value-type="float" office:value="4.027099609375" calcext:value-type="float">
            <text:p>4.027</text:p>
          </table:table-cell>
          <table:table-cell/>
        </table:table-row>
        <table:table-row table:style-name="ro1">
          <table:table-cell office:value-type="float" office:value="3300" calcext:value-type="float">
            <text:p>3300</text:p>
          </table:table-cell>
          <table:table-cell table:formula="of:=[.$C$2]*[.A3302]" office:value-type="float" office:value="4.0283203125" calcext:value-type="float">
            <text:p>4.028</text:p>
          </table:table-cell>
          <table:table-cell/>
        </table:table-row>
        <table:table-row table:style-name="ro1">
          <table:table-cell office:value-type="float" office:value="3301" calcext:value-type="float">
            <text:p>3301</text:p>
          </table:table-cell>
          <table:table-cell table:formula="of:=[.$C$2]*[.A3303]" office:value-type="float" office:value="4.029541015625" calcext:value-type="float">
            <text:p>4.030</text:p>
          </table:table-cell>
          <table:table-cell/>
        </table:table-row>
        <table:table-row table:style-name="ro1">
          <table:table-cell office:value-type="float" office:value="3302" calcext:value-type="float">
            <text:p>3302</text:p>
          </table:table-cell>
          <table:table-cell table:formula="of:=[.$C$2]*[.A3304]" office:value-type="float" office:value="4.03076171875" calcext:value-type="float">
            <text:p>4.031</text:p>
          </table:table-cell>
          <table:table-cell/>
        </table:table-row>
        <table:table-row table:style-name="ro1">
          <table:table-cell office:value-type="float" office:value="3303" calcext:value-type="float">
            <text:p>3303</text:p>
          </table:table-cell>
          <table:table-cell table:formula="of:=[.$C$2]*[.A3305]" office:value-type="float" office:value="4.031982421875" calcext:value-type="float">
            <text:p>4.032</text:p>
          </table:table-cell>
          <table:table-cell/>
        </table:table-row>
        <table:table-row table:style-name="ro1">
          <table:table-cell office:value-type="float" office:value="3304" calcext:value-type="float">
            <text:p>3304</text:p>
          </table:table-cell>
          <table:table-cell table:formula="of:=[.$C$2]*[.A3306]" office:value-type="float" office:value="4.033203125" calcext:value-type="float">
            <text:p>4.033</text:p>
          </table:table-cell>
          <table:table-cell/>
        </table:table-row>
        <table:table-row table:style-name="ro1">
          <table:table-cell office:value-type="float" office:value="3305" calcext:value-type="float">
            <text:p>3305</text:p>
          </table:table-cell>
          <table:table-cell table:formula="of:=[.$C$2]*[.A3307]" office:value-type="float" office:value="4.034423828125" calcext:value-type="float">
            <text:p>4.034</text:p>
          </table:table-cell>
          <table:table-cell/>
        </table:table-row>
        <table:table-row table:style-name="ro1">
          <table:table-cell office:value-type="float" office:value="3306" calcext:value-type="float">
            <text:p>3306</text:p>
          </table:table-cell>
          <table:table-cell table:formula="of:=[.$C$2]*[.A3308]" office:value-type="float" office:value="4.03564453125" calcext:value-type="float">
            <text:p>4.036</text:p>
          </table:table-cell>
          <table:table-cell/>
        </table:table-row>
        <table:table-row table:style-name="ro1">
          <table:table-cell office:value-type="float" office:value="3307" calcext:value-type="float">
            <text:p>3307</text:p>
          </table:table-cell>
          <table:table-cell table:formula="of:=[.$C$2]*[.A3309]" office:value-type="float" office:value="4.036865234375" calcext:value-type="float">
            <text:p>4.037</text:p>
          </table:table-cell>
          <table:table-cell/>
        </table:table-row>
        <table:table-row table:style-name="ro1">
          <table:table-cell office:value-type="float" office:value="3308" calcext:value-type="float">
            <text:p>3308</text:p>
          </table:table-cell>
          <table:table-cell table:formula="of:=[.$C$2]*[.A3310]" office:value-type="float" office:value="4.0380859375" calcext:value-type="float">
            <text:p>4.038</text:p>
          </table:table-cell>
          <table:table-cell/>
        </table:table-row>
        <table:table-row table:style-name="ro1">
          <table:table-cell office:value-type="float" office:value="3309" calcext:value-type="float">
            <text:p>3309</text:p>
          </table:table-cell>
          <table:table-cell table:formula="of:=[.$C$2]*[.A3311]" office:value-type="float" office:value="4.039306640625" calcext:value-type="float">
            <text:p>4.039</text:p>
          </table:table-cell>
          <table:table-cell/>
        </table:table-row>
        <table:table-row table:style-name="ro1">
          <table:table-cell office:value-type="float" office:value="3310" calcext:value-type="float">
            <text:p>3310</text:p>
          </table:table-cell>
          <table:table-cell table:formula="of:=[.$C$2]*[.A3312]" office:value-type="float" office:value="4.04052734375" calcext:value-type="float">
            <text:p>4.041</text:p>
          </table:table-cell>
          <table:table-cell/>
        </table:table-row>
        <table:table-row table:style-name="ro1">
          <table:table-cell office:value-type="float" office:value="3311" calcext:value-type="float">
            <text:p>3311</text:p>
          </table:table-cell>
          <table:table-cell table:formula="of:=[.$C$2]*[.A3313]" office:value-type="float" office:value="4.041748046875" calcext:value-type="float">
            <text:p>4.042</text:p>
          </table:table-cell>
          <table:table-cell/>
        </table:table-row>
        <table:table-row table:style-name="ro1">
          <table:table-cell office:value-type="float" office:value="3312" calcext:value-type="float">
            <text:p>3312</text:p>
          </table:table-cell>
          <table:table-cell table:formula="of:=[.$C$2]*[.A3314]" office:value-type="float" office:value="4.04296875" calcext:value-type="float">
            <text:p>4.043</text:p>
          </table:table-cell>
          <table:table-cell/>
        </table:table-row>
        <table:table-row table:style-name="ro1">
          <table:table-cell office:value-type="float" office:value="3313" calcext:value-type="float">
            <text:p>3313</text:p>
          </table:table-cell>
          <table:table-cell table:formula="of:=[.$C$2]*[.A3315]" office:value-type="float" office:value="4.044189453125" calcext:value-type="float">
            <text:p>4.044</text:p>
          </table:table-cell>
          <table:table-cell/>
        </table:table-row>
        <table:table-row table:style-name="ro1">
          <table:table-cell office:value-type="float" office:value="3314" calcext:value-type="float">
            <text:p>3314</text:p>
          </table:table-cell>
          <table:table-cell table:formula="of:=[.$C$2]*[.A3316]" office:value-type="float" office:value="4.04541015625" calcext:value-type="float">
            <text:p>4.045</text:p>
          </table:table-cell>
          <table:table-cell/>
        </table:table-row>
        <table:table-row table:style-name="ro1">
          <table:table-cell office:value-type="float" office:value="3315" calcext:value-type="float">
            <text:p>3315</text:p>
          </table:table-cell>
          <table:table-cell table:formula="of:=[.$C$2]*[.A3317]" office:value-type="float" office:value="4.046630859375" calcext:value-type="float">
            <text:p>4.047</text:p>
          </table:table-cell>
          <table:table-cell/>
        </table:table-row>
        <table:table-row table:style-name="ro1">
          <table:table-cell office:value-type="float" office:value="3316" calcext:value-type="float">
            <text:p>3316</text:p>
          </table:table-cell>
          <table:table-cell table:formula="of:=[.$C$2]*[.A3318]" office:value-type="float" office:value="4.0478515625" calcext:value-type="float">
            <text:p>4.048</text:p>
          </table:table-cell>
          <table:table-cell/>
        </table:table-row>
        <table:table-row table:style-name="ro1">
          <table:table-cell office:value-type="float" office:value="3317" calcext:value-type="float">
            <text:p>3317</text:p>
          </table:table-cell>
          <table:table-cell table:formula="of:=[.$C$2]*[.A3319]" office:value-type="float" office:value="4.049072265625" calcext:value-type="float">
            <text:p>4.049</text:p>
          </table:table-cell>
          <table:table-cell/>
        </table:table-row>
        <table:table-row table:style-name="ro1">
          <table:table-cell office:value-type="float" office:value="3318" calcext:value-type="float">
            <text:p>3318</text:p>
          </table:table-cell>
          <table:table-cell table:formula="of:=[.$C$2]*[.A3320]" office:value-type="float" office:value="4.05029296875" calcext:value-type="float">
            <text:p>4.050</text:p>
          </table:table-cell>
          <table:table-cell/>
        </table:table-row>
        <table:table-row table:style-name="ro1">
          <table:table-cell office:value-type="float" office:value="3319" calcext:value-type="float">
            <text:p>3319</text:p>
          </table:table-cell>
          <table:table-cell table:formula="of:=[.$C$2]*[.A3321]" office:value-type="float" office:value="4.051513671875" calcext:value-type="float">
            <text:p>4.052</text:p>
          </table:table-cell>
          <table:table-cell/>
        </table:table-row>
        <table:table-row table:style-name="ro1">
          <table:table-cell office:value-type="float" office:value="3320" calcext:value-type="float">
            <text:p>3320</text:p>
          </table:table-cell>
          <table:table-cell table:formula="of:=[.$C$2]*[.A3322]" office:value-type="float" office:value="4.052734375" calcext:value-type="float">
            <text:p>4.053</text:p>
          </table:table-cell>
          <table:table-cell/>
        </table:table-row>
        <table:table-row table:style-name="ro1">
          <table:table-cell office:value-type="float" office:value="3321" calcext:value-type="float">
            <text:p>3321</text:p>
          </table:table-cell>
          <table:table-cell table:formula="of:=[.$C$2]*[.A3323]" office:value-type="float" office:value="4.053955078125" calcext:value-type="float">
            <text:p>4.054</text:p>
          </table:table-cell>
          <table:table-cell/>
        </table:table-row>
        <table:table-row table:style-name="ro1">
          <table:table-cell office:value-type="float" office:value="3322" calcext:value-type="float">
            <text:p>3322</text:p>
          </table:table-cell>
          <table:table-cell table:formula="of:=[.$C$2]*[.A3324]" office:value-type="float" office:value="4.05517578125" calcext:value-type="float">
            <text:p>4.055</text:p>
          </table:table-cell>
          <table:table-cell/>
        </table:table-row>
        <table:table-row table:style-name="ro1">
          <table:table-cell office:value-type="float" office:value="3323" calcext:value-type="float">
            <text:p>3323</text:p>
          </table:table-cell>
          <table:table-cell table:formula="of:=[.$C$2]*[.A3325]" office:value-type="float" office:value="4.056396484375" calcext:value-type="float">
            <text:p>4.056</text:p>
          </table:table-cell>
          <table:table-cell/>
        </table:table-row>
        <table:table-row table:style-name="ro1">
          <table:table-cell office:value-type="float" office:value="3324" calcext:value-type="float">
            <text:p>3324</text:p>
          </table:table-cell>
          <table:table-cell table:formula="of:=[.$C$2]*[.A3326]" office:value-type="float" office:value="4.0576171875" calcext:value-type="float">
            <text:p>4.058</text:p>
          </table:table-cell>
          <table:table-cell/>
        </table:table-row>
        <table:table-row table:style-name="ro1">
          <table:table-cell office:value-type="float" office:value="3325" calcext:value-type="float">
            <text:p>3325</text:p>
          </table:table-cell>
          <table:table-cell table:formula="of:=[.$C$2]*[.A3327]" office:value-type="float" office:value="4.058837890625" calcext:value-type="float">
            <text:p>4.059</text:p>
          </table:table-cell>
          <table:table-cell/>
        </table:table-row>
        <table:table-row table:style-name="ro1">
          <table:table-cell office:value-type="float" office:value="3326" calcext:value-type="float">
            <text:p>3326</text:p>
          </table:table-cell>
          <table:table-cell table:formula="of:=[.$C$2]*[.A3328]" office:value-type="float" office:value="4.06005859375" calcext:value-type="float">
            <text:p>4.060</text:p>
          </table:table-cell>
          <table:table-cell/>
        </table:table-row>
        <table:table-row table:style-name="ro1">
          <table:table-cell office:value-type="float" office:value="3327" calcext:value-type="float">
            <text:p>3327</text:p>
          </table:table-cell>
          <table:table-cell table:formula="of:=[.$C$2]*[.A3329]" office:value-type="float" office:value="4.061279296875" calcext:value-type="float">
            <text:p>4.061</text:p>
          </table:table-cell>
          <table:table-cell/>
        </table:table-row>
        <table:table-row table:style-name="ro1">
          <table:table-cell office:value-type="float" office:value="3328" calcext:value-type="float">
            <text:p>3328</text:p>
          </table:table-cell>
          <table:table-cell table:formula="of:=[.$C$2]*[.A3330]" office:value-type="float" office:value="4.0625" calcext:value-type="float">
            <text:p>4.063</text:p>
          </table:table-cell>
          <table:table-cell/>
        </table:table-row>
        <table:table-row table:style-name="ro1">
          <table:table-cell office:value-type="float" office:value="3329" calcext:value-type="float">
            <text:p>3329</text:p>
          </table:table-cell>
          <table:table-cell table:formula="of:=[.$C$2]*[.A3331]" office:value-type="float" office:value="4.063720703125" calcext:value-type="float">
            <text:p>4.064</text:p>
          </table:table-cell>
          <table:table-cell/>
        </table:table-row>
        <table:table-row table:style-name="ro1">
          <table:table-cell office:value-type="float" office:value="3330" calcext:value-type="float">
            <text:p>3330</text:p>
          </table:table-cell>
          <table:table-cell table:formula="of:=[.$C$2]*[.A3332]" office:value-type="float" office:value="4.06494140625" calcext:value-type="float">
            <text:p>4.065</text:p>
          </table:table-cell>
          <table:table-cell/>
        </table:table-row>
        <table:table-row table:style-name="ro1">
          <table:table-cell office:value-type="float" office:value="3331" calcext:value-type="float">
            <text:p>3331</text:p>
          </table:table-cell>
          <table:table-cell table:formula="of:=[.$C$2]*[.A3333]" office:value-type="float" office:value="4.066162109375" calcext:value-type="float">
            <text:p>4.066</text:p>
          </table:table-cell>
          <table:table-cell/>
        </table:table-row>
        <table:table-row table:style-name="ro1">
          <table:table-cell office:value-type="float" office:value="3332" calcext:value-type="float">
            <text:p>3332</text:p>
          </table:table-cell>
          <table:table-cell table:formula="of:=[.$C$2]*[.A3334]" office:value-type="float" office:value="4.0673828125" calcext:value-type="float">
            <text:p>4.067</text:p>
          </table:table-cell>
          <table:table-cell/>
        </table:table-row>
        <table:table-row table:style-name="ro1">
          <table:table-cell office:value-type="float" office:value="3333" calcext:value-type="float">
            <text:p>3333</text:p>
          </table:table-cell>
          <table:table-cell table:formula="of:=[.$C$2]*[.A3335]" office:value-type="float" office:value="4.068603515625" calcext:value-type="float">
            <text:p>4.069</text:p>
          </table:table-cell>
          <table:table-cell/>
        </table:table-row>
        <table:table-row table:style-name="ro1">
          <table:table-cell office:value-type="float" office:value="3334" calcext:value-type="float">
            <text:p>3334</text:p>
          </table:table-cell>
          <table:table-cell table:formula="of:=[.$C$2]*[.A3336]" office:value-type="float" office:value="4.06982421875" calcext:value-type="float">
            <text:p>4.070</text:p>
          </table:table-cell>
          <table:table-cell/>
        </table:table-row>
        <table:table-row table:style-name="ro1">
          <table:table-cell office:value-type="float" office:value="3335" calcext:value-type="float">
            <text:p>3335</text:p>
          </table:table-cell>
          <table:table-cell table:formula="of:=[.$C$2]*[.A3337]" office:value-type="float" office:value="4.071044921875" calcext:value-type="float">
            <text:p>4.071</text:p>
          </table:table-cell>
          <table:table-cell/>
        </table:table-row>
        <table:table-row table:style-name="ro1">
          <table:table-cell office:value-type="float" office:value="3336" calcext:value-type="float">
            <text:p>3336</text:p>
          </table:table-cell>
          <table:table-cell table:formula="of:=[.$C$2]*[.A3338]" office:value-type="float" office:value="4.072265625" calcext:value-type="float">
            <text:p>4.072</text:p>
          </table:table-cell>
          <table:table-cell/>
        </table:table-row>
        <table:table-row table:style-name="ro1">
          <table:table-cell office:value-type="float" office:value="3337" calcext:value-type="float">
            <text:p>3337</text:p>
          </table:table-cell>
          <table:table-cell table:formula="of:=[.$C$2]*[.A3339]" office:value-type="float" office:value="4.073486328125" calcext:value-type="float">
            <text:p>4.073</text:p>
          </table:table-cell>
          <table:table-cell/>
        </table:table-row>
        <table:table-row table:style-name="ro1">
          <table:table-cell office:value-type="float" office:value="3338" calcext:value-type="float">
            <text:p>3338</text:p>
          </table:table-cell>
          <table:table-cell table:formula="of:=[.$C$2]*[.A3340]" office:value-type="float" office:value="4.07470703125" calcext:value-type="float">
            <text:p>4.075</text:p>
          </table:table-cell>
          <table:table-cell/>
        </table:table-row>
        <table:table-row table:style-name="ro1">
          <table:table-cell office:value-type="float" office:value="3339" calcext:value-type="float">
            <text:p>3339</text:p>
          </table:table-cell>
          <table:table-cell table:formula="of:=[.$C$2]*[.A3341]" office:value-type="float" office:value="4.075927734375" calcext:value-type="float">
            <text:p>4.076</text:p>
          </table:table-cell>
          <table:table-cell/>
        </table:table-row>
        <table:table-row table:style-name="ro1">
          <table:table-cell office:value-type="float" office:value="3340" calcext:value-type="float">
            <text:p>3340</text:p>
          </table:table-cell>
          <table:table-cell table:formula="of:=[.$C$2]*[.A3342]" office:value-type="float" office:value="4.0771484375" calcext:value-type="float">
            <text:p>4.077</text:p>
          </table:table-cell>
          <table:table-cell/>
        </table:table-row>
        <table:table-row table:style-name="ro1">
          <table:table-cell office:value-type="float" office:value="3341" calcext:value-type="float">
            <text:p>3341</text:p>
          </table:table-cell>
          <table:table-cell table:formula="of:=[.$C$2]*[.A3343]" office:value-type="float" office:value="4.078369140625" calcext:value-type="float">
            <text:p>4.078</text:p>
          </table:table-cell>
          <table:table-cell/>
        </table:table-row>
        <table:table-row table:style-name="ro1">
          <table:table-cell office:value-type="float" office:value="3342" calcext:value-type="float">
            <text:p>3342</text:p>
          </table:table-cell>
          <table:table-cell table:formula="of:=[.$C$2]*[.A3344]" office:value-type="float" office:value="4.07958984375" calcext:value-type="float">
            <text:p>4.080</text:p>
          </table:table-cell>
          <table:table-cell/>
        </table:table-row>
        <table:table-row table:style-name="ro1">
          <table:table-cell office:value-type="float" office:value="3343" calcext:value-type="float">
            <text:p>3343</text:p>
          </table:table-cell>
          <table:table-cell table:formula="of:=[.$C$2]*[.A3345]" office:value-type="float" office:value="4.080810546875" calcext:value-type="float">
            <text:p>4.081</text:p>
          </table:table-cell>
          <table:table-cell/>
        </table:table-row>
        <table:table-row table:style-name="ro1">
          <table:table-cell office:value-type="float" office:value="3344" calcext:value-type="float">
            <text:p>3344</text:p>
          </table:table-cell>
          <table:table-cell table:formula="of:=[.$C$2]*[.A3346]" office:value-type="float" office:value="4.08203125" calcext:value-type="float">
            <text:p>4.082</text:p>
          </table:table-cell>
          <table:table-cell/>
        </table:table-row>
        <table:table-row table:style-name="ro1">
          <table:table-cell office:value-type="float" office:value="3345" calcext:value-type="float">
            <text:p>3345</text:p>
          </table:table-cell>
          <table:table-cell table:formula="of:=[.$C$2]*[.A3347]" office:value-type="float" office:value="4.083251953125" calcext:value-type="float">
            <text:p>4.083</text:p>
          </table:table-cell>
          <table:table-cell/>
        </table:table-row>
        <table:table-row table:style-name="ro1">
          <table:table-cell office:value-type="float" office:value="3346" calcext:value-type="float">
            <text:p>3346</text:p>
          </table:table-cell>
          <table:table-cell table:formula="of:=[.$C$2]*[.A3348]" office:value-type="float" office:value="4.08447265625" calcext:value-type="float">
            <text:p>4.084</text:p>
          </table:table-cell>
          <table:table-cell/>
        </table:table-row>
        <table:table-row table:style-name="ro1">
          <table:table-cell office:value-type="float" office:value="3347" calcext:value-type="float">
            <text:p>3347</text:p>
          </table:table-cell>
          <table:table-cell table:formula="of:=[.$C$2]*[.A3349]" office:value-type="float" office:value="4.085693359375" calcext:value-type="float">
            <text:p>4.086</text:p>
          </table:table-cell>
          <table:table-cell/>
        </table:table-row>
        <table:table-row table:style-name="ro1">
          <table:table-cell office:value-type="float" office:value="3348" calcext:value-type="float">
            <text:p>3348</text:p>
          </table:table-cell>
          <table:table-cell table:formula="of:=[.$C$2]*[.A3350]" office:value-type="float" office:value="4.0869140625" calcext:value-type="float">
            <text:p>4.087</text:p>
          </table:table-cell>
          <table:table-cell/>
        </table:table-row>
        <table:table-row table:style-name="ro1">
          <table:table-cell office:value-type="float" office:value="3349" calcext:value-type="float">
            <text:p>3349</text:p>
          </table:table-cell>
          <table:table-cell table:formula="of:=[.$C$2]*[.A3351]" office:value-type="float" office:value="4.088134765625" calcext:value-type="float">
            <text:p>4.088</text:p>
          </table:table-cell>
          <table:table-cell/>
        </table:table-row>
        <table:table-row table:style-name="ro1">
          <table:table-cell office:value-type="float" office:value="3350" calcext:value-type="float">
            <text:p>3350</text:p>
          </table:table-cell>
          <table:table-cell table:formula="of:=[.$C$2]*[.A3352]" office:value-type="float" office:value="4.08935546875" calcext:value-type="float">
            <text:p>4.089</text:p>
          </table:table-cell>
          <table:table-cell/>
        </table:table-row>
        <table:table-row table:style-name="ro1">
          <table:table-cell office:value-type="float" office:value="3351" calcext:value-type="float">
            <text:p>3351</text:p>
          </table:table-cell>
          <table:table-cell table:formula="of:=[.$C$2]*[.A3353]" office:value-type="float" office:value="4.090576171875" calcext:value-type="float">
            <text:p>4.091</text:p>
          </table:table-cell>
          <table:table-cell/>
        </table:table-row>
        <table:table-row table:style-name="ro1">
          <table:table-cell office:value-type="float" office:value="3352" calcext:value-type="float">
            <text:p>3352</text:p>
          </table:table-cell>
          <table:table-cell table:formula="of:=[.$C$2]*[.A3354]" office:value-type="float" office:value="4.091796875" calcext:value-type="float">
            <text:p>4.092</text:p>
          </table:table-cell>
          <table:table-cell/>
        </table:table-row>
        <table:table-row table:style-name="ro1">
          <table:table-cell office:value-type="float" office:value="3353" calcext:value-type="float">
            <text:p>3353</text:p>
          </table:table-cell>
          <table:table-cell table:formula="of:=[.$C$2]*[.A3355]" office:value-type="float" office:value="4.093017578125" calcext:value-type="float">
            <text:p>4.093</text:p>
          </table:table-cell>
          <table:table-cell/>
        </table:table-row>
        <table:table-row table:style-name="ro1">
          <table:table-cell office:value-type="float" office:value="3354" calcext:value-type="float">
            <text:p>3354</text:p>
          </table:table-cell>
          <table:table-cell table:formula="of:=[.$C$2]*[.A3356]" office:value-type="float" office:value="4.09423828125" calcext:value-type="float">
            <text:p>4.094</text:p>
          </table:table-cell>
          <table:table-cell/>
        </table:table-row>
        <table:table-row table:style-name="ro1">
          <table:table-cell office:value-type="float" office:value="3355" calcext:value-type="float">
            <text:p>3355</text:p>
          </table:table-cell>
          <table:table-cell table:formula="of:=[.$C$2]*[.A3357]" office:value-type="float" office:value="4.095458984375" calcext:value-type="float">
            <text:p>4.095</text:p>
          </table:table-cell>
          <table:table-cell/>
        </table:table-row>
        <table:table-row table:style-name="ro1">
          <table:table-cell office:value-type="float" office:value="3356" calcext:value-type="float">
            <text:p>3356</text:p>
          </table:table-cell>
          <table:table-cell table:formula="of:=[.$C$2]*[.A3358]" office:value-type="float" office:value="4.0966796875" calcext:value-type="float">
            <text:p>4.097</text:p>
          </table:table-cell>
          <table:table-cell/>
        </table:table-row>
        <table:table-row table:style-name="ro1">
          <table:table-cell office:value-type="float" office:value="3357" calcext:value-type="float">
            <text:p>3357</text:p>
          </table:table-cell>
          <table:table-cell table:formula="of:=[.$C$2]*[.A3359]" office:value-type="float" office:value="4.097900390625" calcext:value-type="float">
            <text:p>4.098</text:p>
          </table:table-cell>
          <table:table-cell/>
        </table:table-row>
        <table:table-row table:style-name="ro1">
          <table:table-cell office:value-type="float" office:value="3358" calcext:value-type="float">
            <text:p>3358</text:p>
          </table:table-cell>
          <table:table-cell table:formula="of:=[.$C$2]*[.A3360]" office:value-type="float" office:value="4.09912109375" calcext:value-type="float">
            <text:p>4.099</text:p>
          </table:table-cell>
          <table:table-cell/>
        </table:table-row>
        <table:table-row table:style-name="ro1">
          <table:table-cell office:value-type="float" office:value="3359" calcext:value-type="float">
            <text:p>3359</text:p>
          </table:table-cell>
          <table:table-cell table:formula="of:=[.$C$2]*[.A3361]" office:value-type="float" office:value="4.100341796875" calcext:value-type="float">
            <text:p>4.100</text:p>
          </table:table-cell>
          <table:table-cell/>
        </table:table-row>
        <table:table-row table:style-name="ro1">
          <table:table-cell office:value-type="float" office:value="3360" calcext:value-type="float">
            <text:p>3360</text:p>
          </table:table-cell>
          <table:table-cell table:formula="of:=[.$C$2]*[.A3362]" office:value-type="float" office:value="4.1015625" calcext:value-type="float">
            <text:p>4.102</text:p>
          </table:table-cell>
          <table:table-cell/>
        </table:table-row>
        <table:table-row table:style-name="ro1">
          <table:table-cell office:value-type="float" office:value="3361" calcext:value-type="float">
            <text:p>3361</text:p>
          </table:table-cell>
          <table:table-cell table:formula="of:=[.$C$2]*[.A3363]" office:value-type="float" office:value="4.102783203125" calcext:value-type="float">
            <text:p>4.103</text:p>
          </table:table-cell>
          <table:table-cell/>
        </table:table-row>
        <table:table-row table:style-name="ro1">
          <table:table-cell office:value-type="float" office:value="3362" calcext:value-type="float">
            <text:p>3362</text:p>
          </table:table-cell>
          <table:table-cell table:formula="of:=[.$C$2]*[.A3364]" office:value-type="float" office:value="4.10400390625" calcext:value-type="float">
            <text:p>4.104</text:p>
          </table:table-cell>
          <table:table-cell/>
        </table:table-row>
        <table:table-row table:style-name="ro1">
          <table:table-cell office:value-type="float" office:value="3363" calcext:value-type="float">
            <text:p>3363</text:p>
          </table:table-cell>
          <table:table-cell table:formula="of:=[.$C$2]*[.A3365]" office:value-type="float" office:value="4.105224609375" calcext:value-type="float">
            <text:p>4.105</text:p>
          </table:table-cell>
          <table:table-cell/>
        </table:table-row>
        <table:table-row table:style-name="ro1">
          <table:table-cell office:value-type="float" office:value="3364" calcext:value-type="float">
            <text:p>3364</text:p>
          </table:table-cell>
          <table:table-cell table:formula="of:=[.$C$2]*[.A3366]" office:value-type="float" office:value="4.1064453125" calcext:value-type="float">
            <text:p>4.106</text:p>
          </table:table-cell>
          <table:table-cell/>
        </table:table-row>
        <table:table-row table:style-name="ro1">
          <table:table-cell office:value-type="float" office:value="3365" calcext:value-type="float">
            <text:p>3365</text:p>
          </table:table-cell>
          <table:table-cell table:formula="of:=[.$C$2]*[.A3367]" office:value-type="float" office:value="4.107666015625" calcext:value-type="float">
            <text:p>4.108</text:p>
          </table:table-cell>
          <table:table-cell/>
        </table:table-row>
        <table:table-row table:style-name="ro1">
          <table:table-cell office:value-type="float" office:value="3366" calcext:value-type="float">
            <text:p>3366</text:p>
          </table:table-cell>
          <table:table-cell table:formula="of:=[.$C$2]*[.A3368]" office:value-type="float" office:value="4.10888671875" calcext:value-type="float">
            <text:p>4.109</text:p>
          </table:table-cell>
          <table:table-cell/>
        </table:table-row>
        <table:table-row table:style-name="ro1">
          <table:table-cell office:value-type="float" office:value="3367" calcext:value-type="float">
            <text:p>3367</text:p>
          </table:table-cell>
          <table:table-cell table:formula="of:=[.$C$2]*[.A3369]" office:value-type="float" office:value="4.110107421875" calcext:value-type="float">
            <text:p>4.110</text:p>
          </table:table-cell>
          <table:table-cell/>
        </table:table-row>
        <table:table-row table:style-name="ro1">
          <table:table-cell office:value-type="float" office:value="3368" calcext:value-type="float">
            <text:p>3368</text:p>
          </table:table-cell>
          <table:table-cell table:formula="of:=[.$C$2]*[.A3370]" office:value-type="float" office:value="4.111328125" calcext:value-type="float">
            <text:p>4.111</text:p>
          </table:table-cell>
          <table:table-cell/>
        </table:table-row>
        <table:table-row table:style-name="ro1">
          <table:table-cell office:value-type="float" office:value="3369" calcext:value-type="float">
            <text:p>3369</text:p>
          </table:table-cell>
          <table:table-cell table:formula="of:=[.$C$2]*[.A3371]" office:value-type="float" office:value="4.112548828125" calcext:value-type="float">
            <text:p>4.113</text:p>
          </table:table-cell>
          <table:table-cell/>
        </table:table-row>
        <table:table-row table:style-name="ro1">
          <table:table-cell office:value-type="float" office:value="3370" calcext:value-type="float">
            <text:p>3370</text:p>
          </table:table-cell>
          <table:table-cell table:formula="of:=[.$C$2]*[.A3372]" office:value-type="float" office:value="4.11376953125" calcext:value-type="float">
            <text:p>4.114</text:p>
          </table:table-cell>
          <table:table-cell/>
        </table:table-row>
        <table:table-row table:style-name="ro1">
          <table:table-cell office:value-type="float" office:value="3371" calcext:value-type="float">
            <text:p>3371</text:p>
          </table:table-cell>
          <table:table-cell table:formula="of:=[.$C$2]*[.A3373]" office:value-type="float" office:value="4.114990234375" calcext:value-type="float">
            <text:p>4.115</text:p>
          </table:table-cell>
          <table:table-cell/>
        </table:table-row>
        <table:table-row table:style-name="ro1">
          <table:table-cell office:value-type="float" office:value="3372" calcext:value-type="float">
            <text:p>3372</text:p>
          </table:table-cell>
          <table:table-cell table:formula="of:=[.$C$2]*[.A3374]" office:value-type="float" office:value="4.1162109375" calcext:value-type="float">
            <text:p>4.116</text:p>
          </table:table-cell>
          <table:table-cell/>
        </table:table-row>
        <table:table-row table:style-name="ro1">
          <table:table-cell office:value-type="float" office:value="3373" calcext:value-type="float">
            <text:p>3373</text:p>
          </table:table-cell>
          <table:table-cell table:formula="of:=[.$C$2]*[.A3375]" office:value-type="float" office:value="4.117431640625" calcext:value-type="float">
            <text:p>4.117</text:p>
          </table:table-cell>
          <table:table-cell/>
        </table:table-row>
        <table:table-row table:style-name="ro1">
          <table:table-cell office:value-type="float" office:value="3374" calcext:value-type="float">
            <text:p>3374</text:p>
          </table:table-cell>
          <table:table-cell table:formula="of:=[.$C$2]*[.A3376]" office:value-type="float" office:value="4.11865234375" calcext:value-type="float">
            <text:p>4.119</text:p>
          </table:table-cell>
          <table:table-cell/>
        </table:table-row>
        <table:table-row table:style-name="ro1">
          <table:table-cell office:value-type="float" office:value="3375" calcext:value-type="float">
            <text:p>3375</text:p>
          </table:table-cell>
          <table:table-cell table:formula="of:=[.$C$2]*[.A3377]" office:value-type="float" office:value="4.119873046875" calcext:value-type="float">
            <text:p>4.120</text:p>
          </table:table-cell>
          <table:table-cell/>
        </table:table-row>
        <table:table-row table:style-name="ro1">
          <table:table-cell office:value-type="float" office:value="3376" calcext:value-type="float">
            <text:p>3376</text:p>
          </table:table-cell>
          <table:table-cell table:formula="of:=[.$C$2]*[.A3378]" office:value-type="float" office:value="4.12109375" calcext:value-type="float">
            <text:p>4.121</text:p>
          </table:table-cell>
          <table:table-cell/>
        </table:table-row>
        <table:table-row table:style-name="ro1">
          <table:table-cell office:value-type="float" office:value="3377" calcext:value-type="float">
            <text:p>3377</text:p>
          </table:table-cell>
          <table:table-cell table:formula="of:=[.$C$2]*[.A3379]" office:value-type="float" office:value="4.122314453125" calcext:value-type="float">
            <text:p>4.122</text:p>
          </table:table-cell>
          <table:table-cell/>
        </table:table-row>
        <table:table-row table:style-name="ro1">
          <table:table-cell office:value-type="float" office:value="3378" calcext:value-type="float">
            <text:p>3378</text:p>
          </table:table-cell>
          <table:table-cell table:formula="of:=[.$C$2]*[.A3380]" office:value-type="float" office:value="4.12353515625" calcext:value-type="float">
            <text:p>4.124</text:p>
          </table:table-cell>
          <table:table-cell/>
        </table:table-row>
        <table:table-row table:style-name="ro1">
          <table:table-cell office:value-type="float" office:value="3379" calcext:value-type="float">
            <text:p>3379</text:p>
          </table:table-cell>
          <table:table-cell table:formula="of:=[.$C$2]*[.A3381]" office:value-type="float" office:value="4.124755859375" calcext:value-type="float">
            <text:p>4.125</text:p>
          </table:table-cell>
          <table:table-cell/>
        </table:table-row>
        <table:table-row table:style-name="ro1">
          <table:table-cell office:value-type="float" office:value="3380" calcext:value-type="float">
            <text:p>3380</text:p>
          </table:table-cell>
          <table:table-cell table:formula="of:=[.$C$2]*[.A3382]" office:value-type="float" office:value="4.1259765625" calcext:value-type="float">
            <text:p>4.126</text:p>
          </table:table-cell>
          <table:table-cell/>
        </table:table-row>
        <table:table-row table:style-name="ro1">
          <table:table-cell office:value-type="float" office:value="3381" calcext:value-type="float">
            <text:p>3381</text:p>
          </table:table-cell>
          <table:table-cell table:formula="of:=[.$C$2]*[.A3383]" office:value-type="float" office:value="4.127197265625" calcext:value-type="float">
            <text:p>4.127</text:p>
          </table:table-cell>
          <table:table-cell/>
        </table:table-row>
        <table:table-row table:style-name="ro1">
          <table:table-cell office:value-type="float" office:value="3382" calcext:value-type="float">
            <text:p>3382</text:p>
          </table:table-cell>
          <table:table-cell table:formula="of:=[.$C$2]*[.A3384]" office:value-type="float" office:value="4.12841796875" calcext:value-type="float">
            <text:p>4.128</text:p>
          </table:table-cell>
          <table:table-cell/>
        </table:table-row>
        <table:table-row table:style-name="ro1">
          <table:table-cell office:value-type="float" office:value="3383" calcext:value-type="float">
            <text:p>3383</text:p>
          </table:table-cell>
          <table:table-cell table:formula="of:=[.$C$2]*[.A3385]" office:value-type="float" office:value="4.129638671875" calcext:value-type="float">
            <text:p>4.130</text:p>
          </table:table-cell>
          <table:table-cell/>
        </table:table-row>
        <table:table-row table:style-name="ro1">
          <table:table-cell office:value-type="float" office:value="3384" calcext:value-type="float">
            <text:p>3384</text:p>
          </table:table-cell>
          <table:table-cell table:formula="of:=[.$C$2]*[.A3386]" office:value-type="float" office:value="4.130859375" calcext:value-type="float">
            <text:p>4.131</text:p>
          </table:table-cell>
          <table:table-cell/>
        </table:table-row>
        <table:table-row table:style-name="ro1">
          <table:table-cell office:value-type="float" office:value="3385" calcext:value-type="float">
            <text:p>3385</text:p>
          </table:table-cell>
          <table:table-cell table:formula="of:=[.$C$2]*[.A3387]" office:value-type="float" office:value="4.132080078125" calcext:value-type="float">
            <text:p>4.132</text:p>
          </table:table-cell>
          <table:table-cell/>
        </table:table-row>
        <table:table-row table:style-name="ro1">
          <table:table-cell office:value-type="float" office:value="3386" calcext:value-type="float">
            <text:p>3386</text:p>
          </table:table-cell>
          <table:table-cell table:formula="of:=[.$C$2]*[.A3388]" office:value-type="float" office:value="4.13330078125" calcext:value-type="float">
            <text:p>4.133</text:p>
          </table:table-cell>
          <table:table-cell/>
        </table:table-row>
        <table:table-row table:style-name="ro1">
          <table:table-cell office:value-type="float" office:value="3387" calcext:value-type="float">
            <text:p>3387</text:p>
          </table:table-cell>
          <table:table-cell table:formula="of:=[.$C$2]*[.A3389]" office:value-type="float" office:value="4.134521484375" calcext:value-type="float">
            <text:p>4.135</text:p>
          </table:table-cell>
          <table:table-cell/>
        </table:table-row>
        <table:table-row table:style-name="ro1">
          <table:table-cell office:value-type="float" office:value="3388" calcext:value-type="float">
            <text:p>3388</text:p>
          </table:table-cell>
          <table:table-cell table:formula="of:=[.$C$2]*[.A3390]" office:value-type="float" office:value="4.1357421875" calcext:value-type="float">
            <text:p>4.136</text:p>
          </table:table-cell>
          <table:table-cell/>
        </table:table-row>
        <table:table-row table:style-name="ro1">
          <table:table-cell office:value-type="float" office:value="3389" calcext:value-type="float">
            <text:p>3389</text:p>
          </table:table-cell>
          <table:table-cell table:formula="of:=[.$C$2]*[.A3391]" office:value-type="float" office:value="4.136962890625" calcext:value-type="float">
            <text:p>4.137</text:p>
          </table:table-cell>
          <table:table-cell/>
        </table:table-row>
        <table:table-row table:style-name="ro1">
          <table:table-cell office:value-type="float" office:value="3390" calcext:value-type="float">
            <text:p>3390</text:p>
          </table:table-cell>
          <table:table-cell table:formula="of:=[.$C$2]*[.A3392]" office:value-type="float" office:value="4.13818359375" calcext:value-type="float">
            <text:p>4.138</text:p>
          </table:table-cell>
          <table:table-cell/>
        </table:table-row>
        <table:table-row table:style-name="ro1">
          <table:table-cell office:value-type="float" office:value="3391" calcext:value-type="float">
            <text:p>3391</text:p>
          </table:table-cell>
          <table:table-cell table:formula="of:=[.$C$2]*[.A3393]" office:value-type="float" office:value="4.139404296875" calcext:value-type="float">
            <text:p>4.139</text:p>
          </table:table-cell>
          <table:table-cell/>
        </table:table-row>
        <table:table-row table:style-name="ro1">
          <table:table-cell office:value-type="float" office:value="3392" calcext:value-type="float">
            <text:p>3392</text:p>
          </table:table-cell>
          <table:table-cell table:formula="of:=[.$C$2]*[.A3394]" office:value-type="float" office:value="4.140625" calcext:value-type="float">
            <text:p>4.141</text:p>
          </table:table-cell>
          <table:table-cell/>
        </table:table-row>
        <table:table-row table:style-name="ro1">
          <table:table-cell office:value-type="float" office:value="3393" calcext:value-type="float">
            <text:p>3393</text:p>
          </table:table-cell>
          <table:table-cell table:formula="of:=[.$C$2]*[.A3395]" office:value-type="float" office:value="4.141845703125" calcext:value-type="float">
            <text:p>4.142</text:p>
          </table:table-cell>
          <table:table-cell/>
        </table:table-row>
        <table:table-row table:style-name="ro1">
          <table:table-cell office:value-type="float" office:value="3394" calcext:value-type="float">
            <text:p>3394</text:p>
          </table:table-cell>
          <table:table-cell table:formula="of:=[.$C$2]*[.A3396]" office:value-type="float" office:value="4.14306640625" calcext:value-type="float">
            <text:p>4.143</text:p>
          </table:table-cell>
          <table:table-cell/>
        </table:table-row>
        <table:table-row table:style-name="ro1">
          <table:table-cell office:value-type="float" office:value="3395" calcext:value-type="float">
            <text:p>3395</text:p>
          </table:table-cell>
          <table:table-cell table:formula="of:=[.$C$2]*[.A3397]" office:value-type="float" office:value="4.144287109375" calcext:value-type="float">
            <text:p>4.144</text:p>
          </table:table-cell>
          <table:table-cell/>
        </table:table-row>
        <table:table-row table:style-name="ro1">
          <table:table-cell office:value-type="float" office:value="3396" calcext:value-type="float">
            <text:p>3396</text:p>
          </table:table-cell>
          <table:table-cell table:formula="of:=[.$C$2]*[.A3398]" office:value-type="float" office:value="4.1455078125" calcext:value-type="float">
            <text:p>4.146</text:p>
          </table:table-cell>
          <table:table-cell/>
        </table:table-row>
        <table:table-row table:style-name="ro1">
          <table:table-cell office:value-type="float" office:value="3397" calcext:value-type="float">
            <text:p>3397</text:p>
          </table:table-cell>
          <table:table-cell table:formula="of:=[.$C$2]*[.A3399]" office:value-type="float" office:value="4.146728515625" calcext:value-type="float">
            <text:p>4.147</text:p>
          </table:table-cell>
          <table:table-cell/>
        </table:table-row>
        <table:table-row table:style-name="ro1">
          <table:table-cell office:value-type="float" office:value="3398" calcext:value-type="float">
            <text:p>3398</text:p>
          </table:table-cell>
          <table:table-cell table:formula="of:=[.$C$2]*[.A3400]" office:value-type="float" office:value="4.14794921875" calcext:value-type="float">
            <text:p>4.148</text:p>
          </table:table-cell>
          <table:table-cell/>
        </table:table-row>
        <table:table-row table:style-name="ro1">
          <table:table-cell office:value-type="float" office:value="3399" calcext:value-type="float">
            <text:p>3399</text:p>
          </table:table-cell>
          <table:table-cell table:formula="of:=[.$C$2]*[.A3401]" office:value-type="float" office:value="4.149169921875" calcext:value-type="float">
            <text:p>4.149</text:p>
          </table:table-cell>
          <table:table-cell/>
        </table:table-row>
        <table:table-row table:style-name="ro1">
          <table:table-cell office:value-type="float" office:value="3400" calcext:value-type="float">
            <text:p>3400</text:p>
          </table:table-cell>
          <table:table-cell table:formula="of:=[.$C$2]*[.A3402]" office:value-type="float" office:value="4.150390625" calcext:value-type="float">
            <text:p>4.150</text:p>
          </table:table-cell>
          <table:table-cell/>
        </table:table-row>
        <table:table-row table:style-name="ro1">
          <table:table-cell office:value-type="float" office:value="3401" calcext:value-type="float">
            <text:p>3401</text:p>
          </table:table-cell>
          <table:table-cell table:formula="of:=[.$C$2]*[.A3403]" office:value-type="float" office:value="4.151611328125" calcext:value-type="float">
            <text:p>4.152</text:p>
          </table:table-cell>
          <table:table-cell/>
        </table:table-row>
        <table:table-row table:style-name="ro1">
          <table:table-cell office:value-type="float" office:value="3402" calcext:value-type="float">
            <text:p>3402</text:p>
          </table:table-cell>
          <table:table-cell table:formula="of:=[.$C$2]*[.A3404]" office:value-type="float" office:value="4.15283203125" calcext:value-type="float">
            <text:p>4.153</text:p>
          </table:table-cell>
          <table:table-cell/>
        </table:table-row>
        <table:table-row table:style-name="ro1">
          <table:table-cell office:value-type="float" office:value="3403" calcext:value-type="float">
            <text:p>3403</text:p>
          </table:table-cell>
          <table:table-cell table:formula="of:=[.$C$2]*[.A3405]" office:value-type="float" office:value="4.154052734375" calcext:value-type="float">
            <text:p>4.154</text:p>
          </table:table-cell>
          <table:table-cell/>
        </table:table-row>
        <table:table-row table:style-name="ro1">
          <table:table-cell office:value-type="float" office:value="3404" calcext:value-type="float">
            <text:p>3404</text:p>
          </table:table-cell>
          <table:table-cell table:formula="of:=[.$C$2]*[.A3406]" office:value-type="float" office:value="4.1552734375" calcext:value-type="float">
            <text:p>4.155</text:p>
          </table:table-cell>
          <table:table-cell/>
        </table:table-row>
        <table:table-row table:style-name="ro1">
          <table:table-cell office:value-type="float" office:value="3405" calcext:value-type="float">
            <text:p>3405</text:p>
          </table:table-cell>
          <table:table-cell table:formula="of:=[.$C$2]*[.A3407]" office:value-type="float" office:value="4.156494140625" calcext:value-type="float">
            <text:p>4.156</text:p>
          </table:table-cell>
          <table:table-cell/>
        </table:table-row>
        <table:table-row table:style-name="ro1">
          <table:table-cell office:value-type="float" office:value="3406" calcext:value-type="float">
            <text:p>3406</text:p>
          </table:table-cell>
          <table:table-cell table:formula="of:=[.$C$2]*[.A3408]" office:value-type="float" office:value="4.15771484375" calcext:value-type="float">
            <text:p>4.158</text:p>
          </table:table-cell>
          <table:table-cell/>
        </table:table-row>
        <table:table-row table:style-name="ro1">
          <table:table-cell office:value-type="float" office:value="3407" calcext:value-type="float">
            <text:p>3407</text:p>
          </table:table-cell>
          <table:table-cell table:formula="of:=[.$C$2]*[.A3409]" office:value-type="float" office:value="4.158935546875" calcext:value-type="float">
            <text:p>4.159</text:p>
          </table:table-cell>
          <table:table-cell/>
        </table:table-row>
        <table:table-row table:style-name="ro1">
          <table:table-cell office:value-type="float" office:value="3408" calcext:value-type="float">
            <text:p>3408</text:p>
          </table:table-cell>
          <table:table-cell table:formula="of:=[.$C$2]*[.A3410]" office:value-type="float" office:value="4.16015625" calcext:value-type="float">
            <text:p>4.160</text:p>
          </table:table-cell>
          <table:table-cell/>
        </table:table-row>
        <table:table-row table:style-name="ro1">
          <table:table-cell office:value-type="float" office:value="3409" calcext:value-type="float">
            <text:p>3409</text:p>
          </table:table-cell>
          <table:table-cell table:formula="of:=[.$C$2]*[.A3411]" office:value-type="float" office:value="4.161376953125" calcext:value-type="float">
            <text:p>4.161</text:p>
          </table:table-cell>
          <table:table-cell/>
        </table:table-row>
        <table:table-row table:style-name="ro1">
          <table:table-cell office:value-type="float" office:value="3410" calcext:value-type="float">
            <text:p>3410</text:p>
          </table:table-cell>
          <table:table-cell table:formula="of:=[.$C$2]*[.A3412]" office:value-type="float" office:value="4.16259765625" calcext:value-type="float">
            <text:p>4.163</text:p>
          </table:table-cell>
          <table:table-cell/>
        </table:table-row>
        <table:table-row table:style-name="ro1">
          <table:table-cell office:value-type="float" office:value="3411" calcext:value-type="float">
            <text:p>3411</text:p>
          </table:table-cell>
          <table:table-cell table:formula="of:=[.$C$2]*[.A3413]" office:value-type="float" office:value="4.163818359375" calcext:value-type="float">
            <text:p>4.164</text:p>
          </table:table-cell>
          <table:table-cell/>
        </table:table-row>
        <table:table-row table:style-name="ro1">
          <table:table-cell office:value-type="float" office:value="3412" calcext:value-type="float">
            <text:p>3412</text:p>
          </table:table-cell>
          <table:table-cell table:formula="of:=[.$C$2]*[.A3414]" office:value-type="float" office:value="4.1650390625" calcext:value-type="float">
            <text:p>4.165</text:p>
          </table:table-cell>
          <table:table-cell/>
        </table:table-row>
        <table:table-row table:style-name="ro1">
          <table:table-cell office:value-type="float" office:value="3413" calcext:value-type="float">
            <text:p>3413</text:p>
          </table:table-cell>
          <table:table-cell table:formula="of:=[.$C$2]*[.A3415]" office:value-type="float" office:value="4.166259765625" calcext:value-type="float">
            <text:p>4.166</text:p>
          </table:table-cell>
          <table:table-cell/>
        </table:table-row>
        <table:table-row table:style-name="ro1">
          <table:table-cell office:value-type="float" office:value="3414" calcext:value-type="float">
            <text:p>3414</text:p>
          </table:table-cell>
          <table:table-cell table:formula="of:=[.$C$2]*[.A3416]" office:value-type="float" office:value="4.16748046875" calcext:value-type="float">
            <text:p>4.167</text:p>
          </table:table-cell>
          <table:table-cell/>
        </table:table-row>
        <table:table-row table:style-name="ro1">
          <table:table-cell office:value-type="float" office:value="3415" calcext:value-type="float">
            <text:p>3415</text:p>
          </table:table-cell>
          <table:table-cell table:formula="of:=[.$C$2]*[.A3417]" office:value-type="float" office:value="4.168701171875" calcext:value-type="float">
            <text:p>4.169</text:p>
          </table:table-cell>
          <table:table-cell/>
        </table:table-row>
        <table:table-row table:style-name="ro1">
          <table:table-cell office:value-type="float" office:value="3416" calcext:value-type="float">
            <text:p>3416</text:p>
          </table:table-cell>
          <table:table-cell table:formula="of:=[.$C$2]*[.A3418]" office:value-type="float" office:value="4.169921875" calcext:value-type="float">
            <text:p>4.170</text:p>
          </table:table-cell>
          <table:table-cell/>
        </table:table-row>
        <table:table-row table:style-name="ro1">
          <table:table-cell office:value-type="float" office:value="3417" calcext:value-type="float">
            <text:p>3417</text:p>
          </table:table-cell>
          <table:table-cell table:formula="of:=[.$C$2]*[.A3419]" office:value-type="float" office:value="4.171142578125" calcext:value-type="float">
            <text:p>4.171</text:p>
          </table:table-cell>
          <table:table-cell/>
        </table:table-row>
        <table:table-row table:style-name="ro1">
          <table:table-cell office:value-type="float" office:value="3418" calcext:value-type="float">
            <text:p>3418</text:p>
          </table:table-cell>
          <table:table-cell table:formula="of:=[.$C$2]*[.A3420]" office:value-type="float" office:value="4.17236328125" calcext:value-type="float">
            <text:p>4.172</text:p>
          </table:table-cell>
          <table:table-cell/>
        </table:table-row>
        <table:table-row table:style-name="ro1">
          <table:table-cell office:value-type="float" office:value="3419" calcext:value-type="float">
            <text:p>3419</text:p>
          </table:table-cell>
          <table:table-cell table:formula="of:=[.$C$2]*[.A3421]" office:value-type="float" office:value="4.173583984375" calcext:value-type="float">
            <text:p>4.174</text:p>
          </table:table-cell>
          <table:table-cell/>
        </table:table-row>
        <table:table-row table:style-name="ro1">
          <table:table-cell office:value-type="float" office:value="3420" calcext:value-type="float">
            <text:p>3420</text:p>
          </table:table-cell>
          <table:table-cell table:formula="of:=[.$C$2]*[.A3422]" office:value-type="float" office:value="4.1748046875" calcext:value-type="float">
            <text:p>4.175</text:p>
          </table:table-cell>
          <table:table-cell/>
        </table:table-row>
        <table:table-row table:style-name="ro1">
          <table:table-cell office:value-type="float" office:value="3421" calcext:value-type="float">
            <text:p>3421</text:p>
          </table:table-cell>
          <table:table-cell table:formula="of:=[.$C$2]*[.A3423]" office:value-type="float" office:value="4.176025390625" calcext:value-type="float">
            <text:p>4.176</text:p>
          </table:table-cell>
          <table:table-cell/>
        </table:table-row>
        <table:table-row table:style-name="ro1">
          <table:table-cell office:value-type="float" office:value="3422" calcext:value-type="float">
            <text:p>3422</text:p>
          </table:table-cell>
          <table:table-cell table:formula="of:=[.$C$2]*[.A3424]" office:value-type="float" office:value="4.17724609375" calcext:value-type="float">
            <text:p>4.177</text:p>
          </table:table-cell>
          <table:table-cell/>
        </table:table-row>
        <table:table-row table:style-name="ro1">
          <table:table-cell office:value-type="float" office:value="3423" calcext:value-type="float">
            <text:p>3423</text:p>
          </table:table-cell>
          <table:table-cell table:formula="of:=[.$C$2]*[.A3425]" office:value-type="float" office:value="4.178466796875" calcext:value-type="float">
            <text:p>4.178</text:p>
          </table:table-cell>
          <table:table-cell/>
        </table:table-row>
        <table:table-row table:style-name="ro1">
          <table:table-cell office:value-type="float" office:value="3424" calcext:value-type="float">
            <text:p>3424</text:p>
          </table:table-cell>
          <table:table-cell table:formula="of:=[.$C$2]*[.A3426]" office:value-type="float" office:value="4.1796875" calcext:value-type="float">
            <text:p>4.180</text:p>
          </table:table-cell>
          <table:table-cell/>
        </table:table-row>
        <table:table-row table:style-name="ro1">
          <table:table-cell office:value-type="float" office:value="3425" calcext:value-type="float">
            <text:p>3425</text:p>
          </table:table-cell>
          <table:table-cell table:formula="of:=[.$C$2]*[.A3427]" office:value-type="float" office:value="4.180908203125" calcext:value-type="float">
            <text:p>4.181</text:p>
          </table:table-cell>
          <table:table-cell/>
        </table:table-row>
        <table:table-row table:style-name="ro1">
          <table:table-cell office:value-type="float" office:value="3426" calcext:value-type="float">
            <text:p>3426</text:p>
          </table:table-cell>
          <table:table-cell table:formula="of:=[.$C$2]*[.A3428]" office:value-type="float" office:value="4.18212890625" calcext:value-type="float">
            <text:p>4.182</text:p>
          </table:table-cell>
          <table:table-cell/>
        </table:table-row>
        <table:table-row table:style-name="ro1">
          <table:table-cell office:value-type="float" office:value="3427" calcext:value-type="float">
            <text:p>3427</text:p>
          </table:table-cell>
          <table:table-cell table:formula="of:=[.$C$2]*[.A3429]" office:value-type="float" office:value="4.183349609375" calcext:value-type="float">
            <text:p>4.183</text:p>
          </table:table-cell>
          <table:table-cell/>
        </table:table-row>
        <table:table-row table:style-name="ro1">
          <table:table-cell office:value-type="float" office:value="3428" calcext:value-type="float">
            <text:p>3428</text:p>
          </table:table-cell>
          <table:table-cell table:formula="of:=[.$C$2]*[.A3430]" office:value-type="float" office:value="4.1845703125" calcext:value-type="float">
            <text:p>4.185</text:p>
          </table:table-cell>
          <table:table-cell/>
        </table:table-row>
        <table:table-row table:style-name="ro1">
          <table:table-cell office:value-type="float" office:value="3429" calcext:value-type="float">
            <text:p>3429</text:p>
          </table:table-cell>
          <table:table-cell table:formula="of:=[.$C$2]*[.A3431]" office:value-type="float" office:value="4.185791015625" calcext:value-type="float">
            <text:p>4.186</text:p>
          </table:table-cell>
          <table:table-cell/>
        </table:table-row>
        <table:table-row table:style-name="ro1">
          <table:table-cell office:value-type="float" office:value="3430" calcext:value-type="float">
            <text:p>3430</text:p>
          </table:table-cell>
          <table:table-cell table:formula="of:=[.$C$2]*[.A3432]" office:value-type="float" office:value="4.18701171875" calcext:value-type="float">
            <text:p>4.187</text:p>
          </table:table-cell>
          <table:table-cell/>
        </table:table-row>
        <table:table-row table:style-name="ro1">
          <table:table-cell office:value-type="float" office:value="3431" calcext:value-type="float">
            <text:p>3431</text:p>
          </table:table-cell>
          <table:table-cell table:formula="of:=[.$C$2]*[.A3433]" office:value-type="float" office:value="4.188232421875" calcext:value-type="float">
            <text:p>4.188</text:p>
          </table:table-cell>
          <table:table-cell/>
        </table:table-row>
        <table:table-row table:style-name="ro1">
          <table:table-cell office:value-type="float" office:value="3432" calcext:value-type="float">
            <text:p>3432</text:p>
          </table:table-cell>
          <table:table-cell table:formula="of:=[.$C$2]*[.A3434]" office:value-type="float" office:value="4.189453125" calcext:value-type="float">
            <text:p>4.189</text:p>
          </table:table-cell>
          <table:table-cell/>
        </table:table-row>
        <table:table-row table:style-name="ro1">
          <table:table-cell office:value-type="float" office:value="3433" calcext:value-type="float">
            <text:p>3433</text:p>
          </table:table-cell>
          <table:table-cell table:formula="of:=[.$C$2]*[.A3435]" office:value-type="float" office:value="4.190673828125" calcext:value-type="float">
            <text:p>4.191</text:p>
          </table:table-cell>
          <table:table-cell/>
        </table:table-row>
        <table:table-row table:style-name="ro1">
          <table:table-cell office:value-type="float" office:value="3434" calcext:value-type="float">
            <text:p>3434</text:p>
          </table:table-cell>
          <table:table-cell table:formula="of:=[.$C$2]*[.A3436]" office:value-type="float" office:value="4.19189453125" calcext:value-type="float">
            <text:p>4.192</text:p>
          </table:table-cell>
          <table:table-cell/>
        </table:table-row>
        <table:table-row table:style-name="ro1">
          <table:table-cell office:value-type="float" office:value="3435" calcext:value-type="float">
            <text:p>3435</text:p>
          </table:table-cell>
          <table:table-cell table:formula="of:=[.$C$2]*[.A3437]" office:value-type="float" office:value="4.193115234375" calcext:value-type="float">
            <text:p>4.193</text:p>
          </table:table-cell>
          <table:table-cell/>
        </table:table-row>
        <table:table-row table:style-name="ro1">
          <table:table-cell office:value-type="float" office:value="3436" calcext:value-type="float">
            <text:p>3436</text:p>
          </table:table-cell>
          <table:table-cell table:formula="of:=[.$C$2]*[.A3438]" office:value-type="float" office:value="4.1943359375" calcext:value-type="float">
            <text:p>4.194</text:p>
          </table:table-cell>
          <table:table-cell/>
        </table:table-row>
        <table:table-row table:style-name="ro1">
          <table:table-cell office:value-type="float" office:value="3437" calcext:value-type="float">
            <text:p>3437</text:p>
          </table:table-cell>
          <table:table-cell table:formula="of:=[.$C$2]*[.A3439]" office:value-type="float" office:value="4.195556640625" calcext:value-type="float">
            <text:p>4.196</text:p>
          </table:table-cell>
          <table:table-cell/>
        </table:table-row>
        <table:table-row table:style-name="ro1">
          <table:table-cell office:value-type="float" office:value="3438" calcext:value-type="float">
            <text:p>3438</text:p>
          </table:table-cell>
          <table:table-cell table:formula="of:=[.$C$2]*[.A3440]" office:value-type="float" office:value="4.19677734375" calcext:value-type="float">
            <text:p>4.197</text:p>
          </table:table-cell>
          <table:table-cell/>
        </table:table-row>
        <table:table-row table:style-name="ro1">
          <table:table-cell office:value-type="float" office:value="3439" calcext:value-type="float">
            <text:p>3439</text:p>
          </table:table-cell>
          <table:table-cell table:formula="of:=[.$C$2]*[.A3441]" office:value-type="float" office:value="4.197998046875" calcext:value-type="float">
            <text:p>4.198</text:p>
          </table:table-cell>
          <table:table-cell/>
        </table:table-row>
        <table:table-row table:style-name="ro1">
          <table:table-cell office:value-type="float" office:value="3440" calcext:value-type="float">
            <text:p>3440</text:p>
          </table:table-cell>
          <table:table-cell table:formula="of:=[.$C$2]*[.A3442]" office:value-type="float" office:value="4.19921875" calcext:value-type="float">
            <text:p>4.199</text:p>
          </table:table-cell>
          <table:table-cell/>
        </table:table-row>
        <table:table-row table:style-name="ro1">
          <table:table-cell office:value-type="float" office:value="3441" calcext:value-type="float">
            <text:p>3441</text:p>
          </table:table-cell>
          <table:table-cell table:formula="of:=[.$C$2]*[.A3443]" office:value-type="float" office:value="4.200439453125" calcext:value-type="float">
            <text:p>4.200</text:p>
          </table:table-cell>
          <table:table-cell/>
        </table:table-row>
        <table:table-row table:style-name="ro1">
          <table:table-cell office:value-type="float" office:value="3442" calcext:value-type="float">
            <text:p>3442</text:p>
          </table:table-cell>
          <table:table-cell table:formula="of:=[.$C$2]*[.A3444]" office:value-type="float" office:value="4.20166015625" calcext:value-type="float">
            <text:p>4.202</text:p>
          </table:table-cell>
          <table:table-cell/>
        </table:table-row>
        <table:table-row table:style-name="ro1">
          <table:table-cell office:value-type="float" office:value="3443" calcext:value-type="float">
            <text:p>3443</text:p>
          </table:table-cell>
          <table:table-cell table:formula="of:=[.$C$2]*[.A3445]" office:value-type="float" office:value="4.202880859375" calcext:value-type="float">
            <text:p>4.203</text:p>
          </table:table-cell>
          <table:table-cell/>
        </table:table-row>
        <table:table-row table:style-name="ro1">
          <table:table-cell office:value-type="float" office:value="3444" calcext:value-type="float">
            <text:p>3444</text:p>
          </table:table-cell>
          <table:table-cell table:formula="of:=[.$C$2]*[.A3446]" office:value-type="float" office:value="4.2041015625" calcext:value-type="float">
            <text:p>4.204</text:p>
          </table:table-cell>
          <table:table-cell/>
        </table:table-row>
        <table:table-row table:style-name="ro1">
          <table:table-cell office:value-type="float" office:value="3445" calcext:value-type="float">
            <text:p>3445</text:p>
          </table:table-cell>
          <table:table-cell table:formula="of:=[.$C$2]*[.A3447]" office:value-type="float" office:value="4.205322265625" calcext:value-type="float">
            <text:p>4.205</text:p>
          </table:table-cell>
          <table:table-cell/>
        </table:table-row>
        <table:table-row table:style-name="ro1">
          <table:table-cell office:value-type="float" office:value="3446" calcext:value-type="float">
            <text:p>3446</text:p>
          </table:table-cell>
          <table:table-cell table:formula="of:=[.$C$2]*[.A3448]" office:value-type="float" office:value="4.20654296875" calcext:value-type="float">
            <text:p>4.207</text:p>
          </table:table-cell>
          <table:table-cell/>
        </table:table-row>
        <table:table-row table:style-name="ro1">
          <table:table-cell office:value-type="float" office:value="3447" calcext:value-type="float">
            <text:p>3447</text:p>
          </table:table-cell>
          <table:table-cell table:formula="of:=[.$C$2]*[.A3449]" office:value-type="float" office:value="4.207763671875" calcext:value-type="float">
            <text:p>4.208</text:p>
          </table:table-cell>
          <table:table-cell/>
        </table:table-row>
        <table:table-row table:style-name="ro1">
          <table:table-cell office:value-type="float" office:value="3448" calcext:value-type="float">
            <text:p>3448</text:p>
          </table:table-cell>
          <table:table-cell table:formula="of:=[.$C$2]*[.A3450]" office:value-type="float" office:value="4.208984375" calcext:value-type="float">
            <text:p>4.209</text:p>
          </table:table-cell>
          <table:table-cell/>
        </table:table-row>
        <table:table-row table:style-name="ro1">
          <table:table-cell office:value-type="float" office:value="3449" calcext:value-type="float">
            <text:p>3449</text:p>
          </table:table-cell>
          <table:table-cell table:formula="of:=[.$C$2]*[.A3451]" office:value-type="float" office:value="4.210205078125" calcext:value-type="float">
            <text:p>4.210</text:p>
          </table:table-cell>
          <table:table-cell/>
        </table:table-row>
        <table:table-row table:style-name="ro1">
          <table:table-cell office:value-type="float" office:value="3450" calcext:value-type="float">
            <text:p>3450</text:p>
          </table:table-cell>
          <table:table-cell table:formula="of:=[.$C$2]*[.A3452]" office:value-type="float" office:value="4.21142578125" calcext:value-type="float">
            <text:p>4.211</text:p>
          </table:table-cell>
          <table:table-cell/>
        </table:table-row>
        <table:table-row table:style-name="ro1">
          <table:table-cell office:value-type="float" office:value="3451" calcext:value-type="float">
            <text:p>3451</text:p>
          </table:table-cell>
          <table:table-cell table:formula="of:=[.$C$2]*[.A3453]" office:value-type="float" office:value="4.212646484375" calcext:value-type="float">
            <text:p>4.213</text:p>
          </table:table-cell>
          <table:table-cell/>
        </table:table-row>
        <table:table-row table:style-name="ro1">
          <table:table-cell office:value-type="float" office:value="3452" calcext:value-type="float">
            <text:p>3452</text:p>
          </table:table-cell>
          <table:table-cell table:formula="of:=[.$C$2]*[.A3454]" office:value-type="float" office:value="4.2138671875" calcext:value-type="float">
            <text:p>4.214</text:p>
          </table:table-cell>
          <table:table-cell/>
        </table:table-row>
        <table:table-row table:style-name="ro1">
          <table:table-cell office:value-type="float" office:value="3453" calcext:value-type="float">
            <text:p>3453</text:p>
          </table:table-cell>
          <table:table-cell table:formula="of:=[.$C$2]*[.A3455]" office:value-type="float" office:value="4.215087890625" calcext:value-type="float">
            <text:p>4.215</text:p>
          </table:table-cell>
          <table:table-cell/>
        </table:table-row>
        <table:table-row table:style-name="ro1">
          <table:table-cell office:value-type="float" office:value="3454" calcext:value-type="float">
            <text:p>3454</text:p>
          </table:table-cell>
          <table:table-cell table:formula="of:=[.$C$2]*[.A3456]" office:value-type="float" office:value="4.21630859375" calcext:value-type="float">
            <text:p>4.216</text:p>
          </table:table-cell>
          <table:table-cell/>
        </table:table-row>
        <table:table-row table:style-name="ro1">
          <table:table-cell office:value-type="float" office:value="3455" calcext:value-type="float">
            <text:p>3455</text:p>
          </table:table-cell>
          <table:table-cell table:formula="of:=[.$C$2]*[.A3457]" office:value-type="float" office:value="4.217529296875" calcext:value-type="float">
            <text:p>4.218</text:p>
          </table:table-cell>
          <table:table-cell/>
        </table:table-row>
        <table:table-row table:style-name="ro1">
          <table:table-cell office:value-type="float" office:value="3456" calcext:value-type="float">
            <text:p>3456</text:p>
          </table:table-cell>
          <table:table-cell table:formula="of:=[.$C$2]*[.A3458]" office:value-type="float" office:value="4.21875" calcext:value-type="float">
            <text:p>4.219</text:p>
          </table:table-cell>
          <table:table-cell/>
        </table:table-row>
        <table:table-row table:style-name="ro1">
          <table:table-cell office:value-type="float" office:value="3457" calcext:value-type="float">
            <text:p>3457</text:p>
          </table:table-cell>
          <table:table-cell table:formula="of:=[.$C$2]*[.A3459]" office:value-type="float" office:value="4.219970703125" calcext:value-type="float">
            <text:p>4.220</text:p>
          </table:table-cell>
          <table:table-cell/>
        </table:table-row>
        <table:table-row table:style-name="ro1">
          <table:table-cell office:value-type="float" office:value="3458" calcext:value-type="float">
            <text:p>3458</text:p>
          </table:table-cell>
          <table:table-cell table:formula="of:=[.$C$2]*[.A3460]" office:value-type="float" office:value="4.22119140625" calcext:value-type="float">
            <text:p>4.221</text:p>
          </table:table-cell>
          <table:table-cell/>
        </table:table-row>
        <table:table-row table:style-name="ro1">
          <table:table-cell office:value-type="float" office:value="3459" calcext:value-type="float">
            <text:p>3459</text:p>
          </table:table-cell>
          <table:table-cell table:formula="of:=[.$C$2]*[.A3461]" office:value-type="float" office:value="4.222412109375" calcext:value-type="float">
            <text:p>4.222</text:p>
          </table:table-cell>
          <table:table-cell/>
        </table:table-row>
        <table:table-row table:style-name="ro1">
          <table:table-cell office:value-type="float" office:value="3460" calcext:value-type="float">
            <text:p>3460</text:p>
          </table:table-cell>
          <table:table-cell table:formula="of:=[.$C$2]*[.A3462]" office:value-type="float" office:value="4.2236328125" calcext:value-type="float">
            <text:p>4.224</text:p>
          </table:table-cell>
          <table:table-cell/>
        </table:table-row>
        <table:table-row table:style-name="ro1">
          <table:table-cell office:value-type="float" office:value="3461" calcext:value-type="float">
            <text:p>3461</text:p>
          </table:table-cell>
          <table:table-cell table:formula="of:=[.$C$2]*[.A3463]" office:value-type="float" office:value="4.224853515625" calcext:value-type="float">
            <text:p>4.225</text:p>
          </table:table-cell>
          <table:table-cell/>
        </table:table-row>
        <table:table-row table:style-name="ro1">
          <table:table-cell office:value-type="float" office:value="3462" calcext:value-type="float">
            <text:p>3462</text:p>
          </table:table-cell>
          <table:table-cell table:formula="of:=[.$C$2]*[.A3464]" office:value-type="float" office:value="4.22607421875" calcext:value-type="float">
            <text:p>4.226</text:p>
          </table:table-cell>
          <table:table-cell/>
        </table:table-row>
        <table:table-row table:style-name="ro1">
          <table:table-cell office:value-type="float" office:value="3463" calcext:value-type="float">
            <text:p>3463</text:p>
          </table:table-cell>
          <table:table-cell table:formula="of:=[.$C$2]*[.A3465]" office:value-type="float" office:value="4.227294921875" calcext:value-type="float">
            <text:p>4.227</text:p>
          </table:table-cell>
          <table:table-cell/>
        </table:table-row>
        <table:table-row table:style-name="ro1">
          <table:table-cell office:value-type="float" office:value="3464" calcext:value-type="float">
            <text:p>3464</text:p>
          </table:table-cell>
          <table:table-cell table:formula="of:=[.$C$2]*[.A3466]" office:value-type="float" office:value="4.228515625" calcext:value-type="float">
            <text:p>4.229</text:p>
          </table:table-cell>
          <table:table-cell/>
        </table:table-row>
        <table:table-row table:style-name="ro1">
          <table:table-cell office:value-type="float" office:value="3465" calcext:value-type="float">
            <text:p>3465</text:p>
          </table:table-cell>
          <table:table-cell table:formula="of:=[.$C$2]*[.A3467]" office:value-type="float" office:value="4.229736328125" calcext:value-type="float">
            <text:p>4.230</text:p>
          </table:table-cell>
          <table:table-cell/>
        </table:table-row>
        <table:table-row table:style-name="ro1">
          <table:table-cell office:value-type="float" office:value="3466" calcext:value-type="float">
            <text:p>3466</text:p>
          </table:table-cell>
          <table:table-cell table:formula="of:=[.$C$2]*[.A3468]" office:value-type="float" office:value="4.23095703125" calcext:value-type="float">
            <text:p>4.231</text:p>
          </table:table-cell>
          <table:table-cell/>
        </table:table-row>
        <table:table-row table:style-name="ro1">
          <table:table-cell office:value-type="float" office:value="3467" calcext:value-type="float">
            <text:p>3467</text:p>
          </table:table-cell>
          <table:table-cell table:formula="of:=[.$C$2]*[.A3469]" office:value-type="float" office:value="4.232177734375" calcext:value-type="float">
            <text:p>4.232</text:p>
          </table:table-cell>
          <table:table-cell/>
        </table:table-row>
        <table:table-row table:style-name="ro1">
          <table:table-cell office:value-type="float" office:value="3468" calcext:value-type="float">
            <text:p>3468</text:p>
          </table:table-cell>
          <table:table-cell table:formula="of:=[.$C$2]*[.A3470]" office:value-type="float" office:value="4.2333984375" calcext:value-type="float">
            <text:p>4.233</text:p>
          </table:table-cell>
          <table:table-cell/>
        </table:table-row>
        <table:table-row table:style-name="ro1">
          <table:table-cell office:value-type="float" office:value="3469" calcext:value-type="float">
            <text:p>3469</text:p>
          </table:table-cell>
          <table:table-cell table:formula="of:=[.$C$2]*[.A3471]" office:value-type="float" office:value="4.234619140625" calcext:value-type="float">
            <text:p>4.235</text:p>
          </table:table-cell>
          <table:table-cell/>
        </table:table-row>
        <table:table-row table:style-name="ro1">
          <table:table-cell office:value-type="float" office:value="3470" calcext:value-type="float">
            <text:p>3470</text:p>
          </table:table-cell>
          <table:table-cell table:formula="of:=[.$C$2]*[.A3472]" office:value-type="float" office:value="4.23583984375" calcext:value-type="float">
            <text:p>4.236</text:p>
          </table:table-cell>
          <table:table-cell/>
        </table:table-row>
        <table:table-row table:style-name="ro1">
          <table:table-cell office:value-type="float" office:value="3471" calcext:value-type="float">
            <text:p>3471</text:p>
          </table:table-cell>
          <table:table-cell table:formula="of:=[.$C$2]*[.A3473]" office:value-type="float" office:value="4.237060546875" calcext:value-type="float">
            <text:p>4.237</text:p>
          </table:table-cell>
          <table:table-cell/>
        </table:table-row>
        <table:table-row table:style-name="ro1">
          <table:table-cell office:value-type="float" office:value="3472" calcext:value-type="float">
            <text:p>3472</text:p>
          </table:table-cell>
          <table:table-cell table:formula="of:=[.$C$2]*[.A3474]" office:value-type="float" office:value="4.23828125" calcext:value-type="float">
            <text:p>4.238</text:p>
          </table:table-cell>
          <table:table-cell/>
        </table:table-row>
        <table:table-row table:style-name="ro1">
          <table:table-cell office:value-type="float" office:value="3473" calcext:value-type="float">
            <text:p>3473</text:p>
          </table:table-cell>
          <table:table-cell table:formula="of:=[.$C$2]*[.A3475]" office:value-type="float" office:value="4.239501953125" calcext:value-type="float">
            <text:p>4.240</text:p>
          </table:table-cell>
          <table:table-cell/>
        </table:table-row>
        <table:table-row table:style-name="ro1">
          <table:table-cell office:value-type="float" office:value="3474" calcext:value-type="float">
            <text:p>3474</text:p>
          </table:table-cell>
          <table:table-cell table:formula="of:=[.$C$2]*[.A3476]" office:value-type="float" office:value="4.24072265625" calcext:value-type="float">
            <text:p>4.241</text:p>
          </table:table-cell>
          <table:table-cell/>
        </table:table-row>
        <table:table-row table:style-name="ro1">
          <table:table-cell office:value-type="float" office:value="3475" calcext:value-type="float">
            <text:p>3475</text:p>
          </table:table-cell>
          <table:table-cell table:formula="of:=[.$C$2]*[.A3477]" office:value-type="float" office:value="4.241943359375" calcext:value-type="float">
            <text:p>4.242</text:p>
          </table:table-cell>
          <table:table-cell/>
        </table:table-row>
        <table:table-row table:style-name="ro1">
          <table:table-cell office:value-type="float" office:value="3476" calcext:value-type="float">
            <text:p>3476</text:p>
          </table:table-cell>
          <table:table-cell table:formula="of:=[.$C$2]*[.A3478]" office:value-type="float" office:value="4.2431640625" calcext:value-type="float">
            <text:p>4.243</text:p>
          </table:table-cell>
          <table:table-cell/>
        </table:table-row>
        <table:table-row table:style-name="ro1">
          <table:table-cell office:value-type="float" office:value="3477" calcext:value-type="float">
            <text:p>3477</text:p>
          </table:table-cell>
          <table:table-cell table:formula="of:=[.$C$2]*[.A3479]" office:value-type="float" office:value="4.244384765625" calcext:value-type="float">
            <text:p>4.244</text:p>
          </table:table-cell>
          <table:table-cell/>
        </table:table-row>
        <table:table-row table:style-name="ro1">
          <table:table-cell office:value-type="float" office:value="3478" calcext:value-type="float">
            <text:p>3478</text:p>
          </table:table-cell>
          <table:table-cell table:formula="of:=[.$C$2]*[.A3480]" office:value-type="float" office:value="4.24560546875" calcext:value-type="float">
            <text:p>4.246</text:p>
          </table:table-cell>
          <table:table-cell/>
        </table:table-row>
        <table:table-row table:style-name="ro1">
          <table:table-cell office:value-type="float" office:value="3479" calcext:value-type="float">
            <text:p>3479</text:p>
          </table:table-cell>
          <table:table-cell table:formula="of:=[.$C$2]*[.A3481]" office:value-type="float" office:value="4.246826171875" calcext:value-type="float">
            <text:p>4.247</text:p>
          </table:table-cell>
          <table:table-cell/>
        </table:table-row>
        <table:table-row table:style-name="ro1">
          <table:table-cell office:value-type="float" office:value="3480" calcext:value-type="float">
            <text:p>3480</text:p>
          </table:table-cell>
          <table:table-cell table:formula="of:=[.$C$2]*[.A3482]" office:value-type="float" office:value="4.248046875" calcext:value-type="float">
            <text:p>4.248</text:p>
          </table:table-cell>
          <table:table-cell/>
        </table:table-row>
        <table:table-row table:style-name="ro1">
          <table:table-cell office:value-type="float" office:value="3481" calcext:value-type="float">
            <text:p>3481</text:p>
          </table:table-cell>
          <table:table-cell table:formula="of:=[.$C$2]*[.A3483]" office:value-type="float" office:value="4.249267578125" calcext:value-type="float">
            <text:p>4.249</text:p>
          </table:table-cell>
          <table:table-cell/>
        </table:table-row>
        <table:table-row table:style-name="ro1">
          <table:table-cell office:value-type="float" office:value="3482" calcext:value-type="float">
            <text:p>3482</text:p>
          </table:table-cell>
          <table:table-cell table:formula="of:=[.$C$2]*[.A3484]" office:value-type="float" office:value="4.25048828125" calcext:value-type="float">
            <text:p>4.250</text:p>
          </table:table-cell>
          <table:table-cell/>
        </table:table-row>
        <table:table-row table:style-name="ro1">
          <table:table-cell office:value-type="float" office:value="3483" calcext:value-type="float">
            <text:p>3483</text:p>
          </table:table-cell>
          <table:table-cell table:formula="of:=[.$C$2]*[.A3485]" office:value-type="float" office:value="4.251708984375" calcext:value-type="float">
            <text:p>4.252</text:p>
          </table:table-cell>
          <table:table-cell/>
        </table:table-row>
        <table:table-row table:style-name="ro1">
          <table:table-cell office:value-type="float" office:value="3484" calcext:value-type="float">
            <text:p>3484</text:p>
          </table:table-cell>
          <table:table-cell table:formula="of:=[.$C$2]*[.A3486]" office:value-type="float" office:value="4.2529296875" calcext:value-type="float">
            <text:p>4.253</text:p>
          </table:table-cell>
          <table:table-cell/>
        </table:table-row>
        <table:table-row table:style-name="ro1">
          <table:table-cell office:value-type="float" office:value="3485" calcext:value-type="float">
            <text:p>3485</text:p>
          </table:table-cell>
          <table:table-cell table:formula="of:=[.$C$2]*[.A3487]" office:value-type="float" office:value="4.254150390625" calcext:value-type="float">
            <text:p>4.254</text:p>
          </table:table-cell>
          <table:table-cell/>
        </table:table-row>
        <table:table-row table:style-name="ro1">
          <table:table-cell office:value-type="float" office:value="3486" calcext:value-type="float">
            <text:p>3486</text:p>
          </table:table-cell>
          <table:table-cell table:formula="of:=[.$C$2]*[.A3488]" office:value-type="float" office:value="4.25537109375" calcext:value-type="float">
            <text:p>4.255</text:p>
          </table:table-cell>
          <table:table-cell/>
        </table:table-row>
        <table:table-row table:style-name="ro1">
          <table:table-cell office:value-type="float" office:value="3487" calcext:value-type="float">
            <text:p>3487</text:p>
          </table:table-cell>
          <table:table-cell table:formula="of:=[.$C$2]*[.A3489]" office:value-type="float" office:value="4.256591796875" calcext:value-type="float">
            <text:p>4.257</text:p>
          </table:table-cell>
          <table:table-cell/>
        </table:table-row>
        <table:table-row table:style-name="ro1">
          <table:table-cell office:value-type="float" office:value="3488" calcext:value-type="float">
            <text:p>3488</text:p>
          </table:table-cell>
          <table:table-cell table:formula="of:=[.$C$2]*[.A3490]" office:value-type="float" office:value="4.2578125" calcext:value-type="float">
            <text:p>4.258</text:p>
          </table:table-cell>
          <table:table-cell/>
        </table:table-row>
        <table:table-row table:style-name="ro1">
          <table:table-cell office:value-type="float" office:value="3489" calcext:value-type="float">
            <text:p>3489</text:p>
          </table:table-cell>
          <table:table-cell table:formula="of:=[.$C$2]*[.A3491]" office:value-type="float" office:value="4.259033203125" calcext:value-type="float">
            <text:p>4.259</text:p>
          </table:table-cell>
          <table:table-cell/>
        </table:table-row>
        <table:table-row table:style-name="ro1">
          <table:table-cell office:value-type="float" office:value="3490" calcext:value-type="float">
            <text:p>3490</text:p>
          </table:table-cell>
          <table:table-cell table:formula="of:=[.$C$2]*[.A3492]" office:value-type="float" office:value="4.26025390625" calcext:value-type="float">
            <text:p>4.260</text:p>
          </table:table-cell>
          <table:table-cell/>
        </table:table-row>
        <table:table-row table:style-name="ro1">
          <table:table-cell office:value-type="float" office:value="3491" calcext:value-type="float">
            <text:p>3491</text:p>
          </table:table-cell>
          <table:table-cell table:formula="of:=[.$C$2]*[.A3493]" office:value-type="float" office:value="4.261474609375" calcext:value-type="float">
            <text:p>4.261</text:p>
          </table:table-cell>
          <table:table-cell/>
        </table:table-row>
        <table:table-row table:style-name="ro1">
          <table:table-cell office:value-type="float" office:value="3492" calcext:value-type="float">
            <text:p>3492</text:p>
          </table:table-cell>
          <table:table-cell table:formula="of:=[.$C$2]*[.A3494]" office:value-type="float" office:value="4.2626953125" calcext:value-type="float">
            <text:p>4.263</text:p>
          </table:table-cell>
          <table:table-cell/>
        </table:table-row>
        <table:table-row table:style-name="ro1">
          <table:table-cell office:value-type="float" office:value="3493" calcext:value-type="float">
            <text:p>3493</text:p>
          </table:table-cell>
          <table:table-cell table:formula="of:=[.$C$2]*[.A3495]" office:value-type="float" office:value="4.263916015625" calcext:value-type="float">
            <text:p>4.264</text:p>
          </table:table-cell>
          <table:table-cell/>
        </table:table-row>
        <table:table-row table:style-name="ro1">
          <table:table-cell office:value-type="float" office:value="3494" calcext:value-type="float">
            <text:p>3494</text:p>
          </table:table-cell>
          <table:table-cell table:formula="of:=[.$C$2]*[.A3496]" office:value-type="float" office:value="4.26513671875" calcext:value-type="float">
            <text:p>4.265</text:p>
          </table:table-cell>
          <table:table-cell/>
        </table:table-row>
        <table:table-row table:style-name="ro1">
          <table:table-cell office:value-type="float" office:value="3495" calcext:value-type="float">
            <text:p>3495</text:p>
          </table:table-cell>
          <table:table-cell table:formula="of:=[.$C$2]*[.A3497]" office:value-type="float" office:value="4.266357421875" calcext:value-type="float">
            <text:p>4.266</text:p>
          </table:table-cell>
          <table:table-cell/>
        </table:table-row>
        <table:table-row table:style-name="ro1">
          <table:table-cell office:value-type="float" office:value="3496" calcext:value-type="float">
            <text:p>3496</text:p>
          </table:table-cell>
          <table:table-cell table:formula="of:=[.$C$2]*[.A3498]" office:value-type="float" office:value="4.267578125" calcext:value-type="float">
            <text:p>4.268</text:p>
          </table:table-cell>
          <table:table-cell/>
        </table:table-row>
        <table:table-row table:style-name="ro1">
          <table:table-cell office:value-type="float" office:value="3497" calcext:value-type="float">
            <text:p>3497</text:p>
          </table:table-cell>
          <table:table-cell table:formula="of:=[.$C$2]*[.A3499]" office:value-type="float" office:value="4.268798828125" calcext:value-type="float">
            <text:p>4.269</text:p>
          </table:table-cell>
          <table:table-cell/>
        </table:table-row>
        <table:table-row table:style-name="ro1">
          <table:table-cell office:value-type="float" office:value="3498" calcext:value-type="float">
            <text:p>3498</text:p>
          </table:table-cell>
          <table:table-cell table:formula="of:=[.$C$2]*[.A3500]" office:value-type="float" office:value="4.27001953125" calcext:value-type="float">
            <text:p>4.270</text:p>
          </table:table-cell>
          <table:table-cell/>
        </table:table-row>
        <table:table-row table:style-name="ro1">
          <table:table-cell office:value-type="float" office:value="3499" calcext:value-type="float">
            <text:p>3499</text:p>
          </table:table-cell>
          <table:table-cell table:formula="of:=[.$C$2]*[.A3501]" office:value-type="float" office:value="4.271240234375" calcext:value-type="float">
            <text:p>4.271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.$C$2]*[.A3502]" office:value-type="float" office:value="4.2724609375" calcext:value-type="float">
            <text:p>4.272</text:p>
          </table:table-cell>
          <table:table-cell/>
        </table:table-row>
        <table:table-row table:style-name="ro1">
          <table:table-cell office:value-type="float" office:value="3501" calcext:value-type="float">
            <text:p>3501</text:p>
          </table:table-cell>
          <table:table-cell table:formula="of:=[.$C$2]*[.A3503]" office:value-type="float" office:value="4.273681640625" calcext:value-type="float">
            <text:p>4.274</text:p>
          </table:table-cell>
          <table:table-cell/>
        </table:table-row>
        <table:table-row table:style-name="ro1">
          <table:table-cell office:value-type="float" office:value="3502" calcext:value-type="float">
            <text:p>3502</text:p>
          </table:table-cell>
          <table:table-cell table:formula="of:=[.$C$2]*[.A3504]" office:value-type="float" office:value="4.27490234375" calcext:value-type="float">
            <text:p>4.275</text:p>
          </table:table-cell>
          <table:table-cell/>
        </table:table-row>
        <table:table-row table:style-name="ro1">
          <table:table-cell office:value-type="float" office:value="3503" calcext:value-type="float">
            <text:p>3503</text:p>
          </table:table-cell>
          <table:table-cell table:formula="of:=[.$C$2]*[.A3505]" office:value-type="float" office:value="4.276123046875" calcext:value-type="float">
            <text:p>4.276</text:p>
          </table:table-cell>
          <table:table-cell/>
        </table:table-row>
        <table:table-row table:style-name="ro1">
          <table:table-cell office:value-type="float" office:value="3504" calcext:value-type="float">
            <text:p>3504</text:p>
          </table:table-cell>
          <table:table-cell table:formula="of:=[.$C$2]*[.A3506]" office:value-type="float" office:value="4.27734375" calcext:value-type="float">
            <text:p>4.277</text:p>
          </table:table-cell>
          <table:table-cell/>
        </table:table-row>
        <table:table-row table:style-name="ro1">
          <table:table-cell office:value-type="float" office:value="3505" calcext:value-type="float">
            <text:p>3505</text:p>
          </table:table-cell>
          <table:table-cell table:formula="of:=[.$C$2]*[.A3507]" office:value-type="float" office:value="4.278564453125" calcext:value-type="float">
            <text:p>4.279</text:p>
          </table:table-cell>
          <table:table-cell/>
        </table:table-row>
        <table:table-row table:style-name="ro1">
          <table:table-cell office:value-type="float" office:value="3506" calcext:value-type="float">
            <text:p>3506</text:p>
          </table:table-cell>
          <table:table-cell table:formula="of:=[.$C$2]*[.A3508]" office:value-type="float" office:value="4.27978515625" calcext:value-type="float">
            <text:p>4.280</text:p>
          </table:table-cell>
          <table:table-cell/>
        </table:table-row>
        <table:table-row table:style-name="ro1">
          <table:table-cell office:value-type="float" office:value="3507" calcext:value-type="float">
            <text:p>3507</text:p>
          </table:table-cell>
          <table:table-cell table:formula="of:=[.$C$2]*[.A3509]" office:value-type="float" office:value="4.281005859375" calcext:value-type="float">
            <text:p>4.281</text:p>
          </table:table-cell>
          <table:table-cell/>
        </table:table-row>
        <table:table-row table:style-name="ro1">
          <table:table-cell office:value-type="float" office:value="3508" calcext:value-type="float">
            <text:p>3508</text:p>
          </table:table-cell>
          <table:table-cell table:formula="of:=[.$C$2]*[.A3510]" office:value-type="float" office:value="4.2822265625" calcext:value-type="float">
            <text:p>4.282</text:p>
          </table:table-cell>
          <table:table-cell/>
        </table:table-row>
        <table:table-row table:style-name="ro1">
          <table:table-cell office:value-type="float" office:value="3509" calcext:value-type="float">
            <text:p>3509</text:p>
          </table:table-cell>
          <table:table-cell table:formula="of:=[.$C$2]*[.A3511]" office:value-type="float" office:value="4.283447265625" calcext:value-type="float">
            <text:p>4.283</text:p>
          </table:table-cell>
          <table:table-cell/>
        </table:table-row>
        <table:table-row table:style-name="ro1">
          <table:table-cell office:value-type="float" office:value="3510" calcext:value-type="float">
            <text:p>3510</text:p>
          </table:table-cell>
          <table:table-cell table:formula="of:=[.$C$2]*[.A3512]" office:value-type="float" office:value="4.28466796875" calcext:value-type="float">
            <text:p>4.285</text:p>
          </table:table-cell>
          <table:table-cell/>
        </table:table-row>
        <table:table-row table:style-name="ro1">
          <table:table-cell office:value-type="float" office:value="3511" calcext:value-type="float">
            <text:p>3511</text:p>
          </table:table-cell>
          <table:table-cell table:formula="of:=[.$C$2]*[.A3513]" office:value-type="float" office:value="4.285888671875" calcext:value-type="float">
            <text:p>4.286</text:p>
          </table:table-cell>
          <table:table-cell/>
        </table:table-row>
        <table:table-row table:style-name="ro1">
          <table:table-cell office:value-type="float" office:value="3512" calcext:value-type="float">
            <text:p>3512</text:p>
          </table:table-cell>
          <table:table-cell table:formula="of:=[.$C$2]*[.A3514]" office:value-type="float" office:value="4.287109375" calcext:value-type="float">
            <text:p>4.287</text:p>
          </table:table-cell>
          <table:table-cell/>
        </table:table-row>
        <table:table-row table:style-name="ro1">
          <table:table-cell office:value-type="float" office:value="3513" calcext:value-type="float">
            <text:p>3513</text:p>
          </table:table-cell>
          <table:table-cell table:formula="of:=[.$C$2]*[.A3515]" office:value-type="float" office:value="4.288330078125" calcext:value-type="float">
            <text:p>4.288</text:p>
          </table:table-cell>
          <table:table-cell/>
        </table:table-row>
        <table:table-row table:style-name="ro1">
          <table:table-cell office:value-type="float" office:value="3514" calcext:value-type="float">
            <text:p>3514</text:p>
          </table:table-cell>
          <table:table-cell table:formula="of:=[.$C$2]*[.A3516]" office:value-type="float" office:value="4.28955078125" calcext:value-type="float">
            <text:p>4.290</text:p>
          </table:table-cell>
          <table:table-cell/>
        </table:table-row>
        <table:table-row table:style-name="ro1">
          <table:table-cell office:value-type="float" office:value="3515" calcext:value-type="float">
            <text:p>3515</text:p>
          </table:table-cell>
          <table:table-cell table:formula="of:=[.$C$2]*[.A3517]" office:value-type="float" office:value="4.290771484375" calcext:value-type="float">
            <text:p>4.291</text:p>
          </table:table-cell>
          <table:table-cell/>
        </table:table-row>
        <table:table-row table:style-name="ro1">
          <table:table-cell office:value-type="float" office:value="3516" calcext:value-type="float">
            <text:p>3516</text:p>
          </table:table-cell>
          <table:table-cell table:formula="of:=[.$C$2]*[.A3518]" office:value-type="float" office:value="4.2919921875" calcext:value-type="float">
            <text:p>4.292</text:p>
          </table:table-cell>
          <table:table-cell/>
        </table:table-row>
        <table:table-row table:style-name="ro1">
          <table:table-cell office:value-type="float" office:value="3517" calcext:value-type="float">
            <text:p>3517</text:p>
          </table:table-cell>
          <table:table-cell table:formula="of:=[.$C$2]*[.A3519]" office:value-type="float" office:value="4.293212890625" calcext:value-type="float">
            <text:p>4.293</text:p>
          </table:table-cell>
          <table:table-cell/>
        </table:table-row>
        <table:table-row table:style-name="ro1">
          <table:table-cell office:value-type="float" office:value="3518" calcext:value-type="float">
            <text:p>3518</text:p>
          </table:table-cell>
          <table:table-cell table:formula="of:=[.$C$2]*[.A3520]" office:value-type="float" office:value="4.29443359375" calcext:value-type="float">
            <text:p>4.294</text:p>
          </table:table-cell>
          <table:table-cell/>
        </table:table-row>
        <table:table-row table:style-name="ro1">
          <table:table-cell office:value-type="float" office:value="3519" calcext:value-type="float">
            <text:p>3519</text:p>
          </table:table-cell>
          <table:table-cell table:formula="of:=[.$C$2]*[.A3521]" office:value-type="float" office:value="4.295654296875" calcext:value-type="float">
            <text:p>4.296</text:p>
          </table:table-cell>
          <table:table-cell/>
        </table:table-row>
        <table:table-row table:style-name="ro1">
          <table:table-cell office:value-type="float" office:value="3520" calcext:value-type="float">
            <text:p>3520</text:p>
          </table:table-cell>
          <table:table-cell table:formula="of:=[.$C$2]*[.A3522]" office:value-type="float" office:value="4.296875" calcext:value-type="float">
            <text:p>4.297</text:p>
          </table:table-cell>
          <table:table-cell/>
        </table:table-row>
        <table:table-row table:style-name="ro1">
          <table:table-cell office:value-type="float" office:value="3521" calcext:value-type="float">
            <text:p>3521</text:p>
          </table:table-cell>
          <table:table-cell table:formula="of:=[.$C$2]*[.A3523]" office:value-type="float" office:value="4.298095703125" calcext:value-type="float">
            <text:p>4.298</text:p>
          </table:table-cell>
          <table:table-cell/>
        </table:table-row>
        <table:table-row table:style-name="ro1">
          <table:table-cell office:value-type="float" office:value="3522" calcext:value-type="float">
            <text:p>3522</text:p>
          </table:table-cell>
          <table:table-cell table:formula="of:=[.$C$2]*[.A3524]" office:value-type="float" office:value="4.29931640625" calcext:value-type="float">
            <text:p>4.299</text:p>
          </table:table-cell>
          <table:table-cell/>
        </table:table-row>
        <table:table-row table:style-name="ro1">
          <table:table-cell office:value-type="float" office:value="3523" calcext:value-type="float">
            <text:p>3523</text:p>
          </table:table-cell>
          <table:table-cell table:formula="of:=[.$C$2]*[.A3525]" office:value-type="float" office:value="4.300537109375" calcext:value-type="float">
            <text:p>4.301</text:p>
          </table:table-cell>
          <table:table-cell/>
        </table:table-row>
        <table:table-row table:style-name="ro1">
          <table:table-cell office:value-type="float" office:value="3524" calcext:value-type="float">
            <text:p>3524</text:p>
          </table:table-cell>
          <table:table-cell table:formula="of:=[.$C$2]*[.A3526]" office:value-type="float" office:value="4.3017578125" calcext:value-type="float">
            <text:p>4.302</text:p>
          </table:table-cell>
          <table:table-cell/>
        </table:table-row>
        <table:table-row table:style-name="ro1">
          <table:table-cell office:value-type="float" office:value="3525" calcext:value-type="float">
            <text:p>3525</text:p>
          </table:table-cell>
          <table:table-cell table:formula="of:=[.$C$2]*[.A3527]" office:value-type="float" office:value="4.302978515625" calcext:value-type="float">
            <text:p>4.303</text:p>
          </table:table-cell>
          <table:table-cell/>
        </table:table-row>
        <table:table-row table:style-name="ro1">
          <table:table-cell office:value-type="float" office:value="3526" calcext:value-type="float">
            <text:p>3526</text:p>
          </table:table-cell>
          <table:table-cell table:formula="of:=[.$C$2]*[.A3528]" office:value-type="float" office:value="4.30419921875" calcext:value-type="float">
            <text:p>4.304</text:p>
          </table:table-cell>
          <table:table-cell/>
        </table:table-row>
        <table:table-row table:style-name="ro1">
          <table:table-cell office:value-type="float" office:value="3527" calcext:value-type="float">
            <text:p>3527</text:p>
          </table:table-cell>
          <table:table-cell table:formula="of:=[.$C$2]*[.A3529]" office:value-type="float" office:value="4.305419921875" calcext:value-type="float">
            <text:p>4.305</text:p>
          </table:table-cell>
          <table:table-cell/>
        </table:table-row>
        <table:table-row table:style-name="ro1">
          <table:table-cell office:value-type="float" office:value="3528" calcext:value-type="float">
            <text:p>3528</text:p>
          </table:table-cell>
          <table:table-cell table:formula="of:=[.$C$2]*[.A3530]" office:value-type="float" office:value="4.306640625" calcext:value-type="float">
            <text:p>4.307</text:p>
          </table:table-cell>
          <table:table-cell/>
        </table:table-row>
        <table:table-row table:style-name="ro1">
          <table:table-cell office:value-type="float" office:value="3529" calcext:value-type="float">
            <text:p>3529</text:p>
          </table:table-cell>
          <table:table-cell table:formula="of:=[.$C$2]*[.A3531]" office:value-type="float" office:value="4.307861328125" calcext:value-type="float">
            <text:p>4.308</text:p>
          </table:table-cell>
          <table:table-cell/>
        </table:table-row>
        <table:table-row table:style-name="ro1">
          <table:table-cell office:value-type="float" office:value="3530" calcext:value-type="float">
            <text:p>3530</text:p>
          </table:table-cell>
          <table:table-cell table:formula="of:=[.$C$2]*[.A3532]" office:value-type="float" office:value="4.30908203125" calcext:value-type="float">
            <text:p>4.309</text:p>
          </table:table-cell>
          <table:table-cell/>
        </table:table-row>
        <table:table-row table:style-name="ro1">
          <table:table-cell office:value-type="float" office:value="3531" calcext:value-type="float">
            <text:p>3531</text:p>
          </table:table-cell>
          <table:table-cell table:formula="of:=[.$C$2]*[.A3533]" office:value-type="float" office:value="4.310302734375" calcext:value-type="float">
            <text:p>4.310</text:p>
          </table:table-cell>
          <table:table-cell/>
        </table:table-row>
        <table:table-row table:style-name="ro1">
          <table:table-cell office:value-type="float" office:value="3532" calcext:value-type="float">
            <text:p>3532</text:p>
          </table:table-cell>
          <table:table-cell table:formula="of:=[.$C$2]*[.A3534]" office:value-type="float" office:value="4.3115234375" calcext:value-type="float">
            <text:p>4.312</text:p>
          </table:table-cell>
          <table:table-cell/>
        </table:table-row>
        <table:table-row table:style-name="ro1">
          <table:table-cell office:value-type="float" office:value="3533" calcext:value-type="float">
            <text:p>3533</text:p>
          </table:table-cell>
          <table:table-cell table:formula="of:=[.$C$2]*[.A3535]" office:value-type="float" office:value="4.312744140625" calcext:value-type="float">
            <text:p>4.313</text:p>
          </table:table-cell>
          <table:table-cell/>
        </table:table-row>
        <table:table-row table:style-name="ro1">
          <table:table-cell office:value-type="float" office:value="3534" calcext:value-type="float">
            <text:p>3534</text:p>
          </table:table-cell>
          <table:table-cell table:formula="of:=[.$C$2]*[.A3536]" office:value-type="float" office:value="4.31396484375" calcext:value-type="float">
            <text:p>4.314</text:p>
          </table:table-cell>
          <table:table-cell/>
        </table:table-row>
        <table:table-row table:style-name="ro1">
          <table:table-cell office:value-type="float" office:value="3535" calcext:value-type="float">
            <text:p>3535</text:p>
          </table:table-cell>
          <table:table-cell table:formula="of:=[.$C$2]*[.A3537]" office:value-type="float" office:value="4.315185546875" calcext:value-type="float">
            <text:p>4.315</text:p>
          </table:table-cell>
          <table:table-cell/>
        </table:table-row>
        <table:table-row table:style-name="ro1">
          <table:table-cell office:value-type="float" office:value="3536" calcext:value-type="float">
            <text:p>3536</text:p>
          </table:table-cell>
          <table:table-cell table:formula="of:=[.$C$2]*[.A3538]" office:value-type="float" office:value="4.31640625" calcext:value-type="float">
            <text:p>4.316</text:p>
          </table:table-cell>
          <table:table-cell/>
        </table:table-row>
        <table:table-row table:style-name="ro1">
          <table:table-cell office:value-type="float" office:value="3537" calcext:value-type="float">
            <text:p>3537</text:p>
          </table:table-cell>
          <table:table-cell table:formula="of:=[.$C$2]*[.A3539]" office:value-type="float" office:value="4.317626953125" calcext:value-type="float">
            <text:p>4.318</text:p>
          </table:table-cell>
          <table:table-cell/>
        </table:table-row>
        <table:table-row table:style-name="ro1">
          <table:table-cell office:value-type="float" office:value="3538" calcext:value-type="float">
            <text:p>3538</text:p>
          </table:table-cell>
          <table:table-cell table:formula="of:=[.$C$2]*[.A3540]" office:value-type="float" office:value="4.31884765625" calcext:value-type="float">
            <text:p>4.319</text:p>
          </table:table-cell>
          <table:table-cell/>
        </table:table-row>
        <table:table-row table:style-name="ro1">
          <table:table-cell office:value-type="float" office:value="3539" calcext:value-type="float">
            <text:p>3539</text:p>
          </table:table-cell>
          <table:table-cell table:formula="of:=[.$C$2]*[.A3541]" office:value-type="float" office:value="4.320068359375" calcext:value-type="float">
            <text:p>4.320</text:p>
          </table:table-cell>
          <table:table-cell/>
        </table:table-row>
        <table:table-row table:style-name="ro1">
          <table:table-cell office:value-type="float" office:value="3540" calcext:value-type="float">
            <text:p>3540</text:p>
          </table:table-cell>
          <table:table-cell table:formula="of:=[.$C$2]*[.A3542]" office:value-type="float" office:value="4.3212890625" calcext:value-type="float">
            <text:p>4.321</text:p>
          </table:table-cell>
          <table:table-cell/>
        </table:table-row>
        <table:table-row table:style-name="ro1">
          <table:table-cell office:value-type="float" office:value="3541" calcext:value-type="float">
            <text:p>3541</text:p>
          </table:table-cell>
          <table:table-cell table:formula="of:=[.$C$2]*[.A3543]" office:value-type="float" office:value="4.322509765625" calcext:value-type="float">
            <text:p>4.323</text:p>
          </table:table-cell>
          <table:table-cell/>
        </table:table-row>
        <table:table-row table:style-name="ro1">
          <table:table-cell office:value-type="float" office:value="3542" calcext:value-type="float">
            <text:p>3542</text:p>
          </table:table-cell>
          <table:table-cell table:formula="of:=[.$C$2]*[.A3544]" office:value-type="float" office:value="4.32373046875" calcext:value-type="float">
            <text:p>4.324</text:p>
          </table:table-cell>
          <table:table-cell/>
        </table:table-row>
        <table:table-row table:style-name="ro1">
          <table:table-cell office:value-type="float" office:value="3543" calcext:value-type="float">
            <text:p>3543</text:p>
          </table:table-cell>
          <table:table-cell table:formula="of:=[.$C$2]*[.A3545]" office:value-type="float" office:value="4.324951171875" calcext:value-type="float">
            <text:p>4.325</text:p>
          </table:table-cell>
          <table:table-cell/>
        </table:table-row>
        <table:table-row table:style-name="ro1">
          <table:table-cell office:value-type="float" office:value="3544" calcext:value-type="float">
            <text:p>3544</text:p>
          </table:table-cell>
          <table:table-cell table:formula="of:=[.$C$2]*[.A3546]" office:value-type="float" office:value="4.326171875" calcext:value-type="float">
            <text:p>4.326</text:p>
          </table:table-cell>
          <table:table-cell/>
        </table:table-row>
        <table:table-row table:style-name="ro1">
          <table:table-cell office:value-type="float" office:value="3545" calcext:value-type="float">
            <text:p>3545</text:p>
          </table:table-cell>
          <table:table-cell table:formula="of:=[.$C$2]*[.A3547]" office:value-type="float" office:value="4.327392578125" calcext:value-type="float">
            <text:p>4.327</text:p>
          </table:table-cell>
          <table:table-cell/>
        </table:table-row>
        <table:table-row table:style-name="ro1">
          <table:table-cell office:value-type="float" office:value="3546" calcext:value-type="float">
            <text:p>3546</text:p>
          </table:table-cell>
          <table:table-cell table:formula="of:=[.$C$2]*[.A3548]" office:value-type="float" office:value="4.32861328125" calcext:value-type="float">
            <text:p>4.329</text:p>
          </table:table-cell>
          <table:table-cell/>
        </table:table-row>
        <table:table-row table:style-name="ro1">
          <table:table-cell office:value-type="float" office:value="3547" calcext:value-type="float">
            <text:p>3547</text:p>
          </table:table-cell>
          <table:table-cell table:formula="of:=[.$C$2]*[.A3549]" office:value-type="float" office:value="4.329833984375" calcext:value-type="float">
            <text:p>4.330</text:p>
          </table:table-cell>
          <table:table-cell/>
        </table:table-row>
        <table:table-row table:style-name="ro1">
          <table:table-cell office:value-type="float" office:value="3548" calcext:value-type="float">
            <text:p>3548</text:p>
          </table:table-cell>
          <table:table-cell table:formula="of:=[.$C$2]*[.A3550]" office:value-type="float" office:value="4.3310546875" calcext:value-type="float">
            <text:p>4.331</text:p>
          </table:table-cell>
          <table:table-cell/>
        </table:table-row>
        <table:table-row table:style-name="ro1">
          <table:table-cell office:value-type="float" office:value="3549" calcext:value-type="float">
            <text:p>3549</text:p>
          </table:table-cell>
          <table:table-cell table:formula="of:=[.$C$2]*[.A3551]" office:value-type="float" office:value="4.332275390625" calcext:value-type="float">
            <text:p>4.332</text:p>
          </table:table-cell>
          <table:table-cell/>
        </table:table-row>
        <table:table-row table:style-name="ro1">
          <table:table-cell office:value-type="float" office:value="3550" calcext:value-type="float">
            <text:p>3550</text:p>
          </table:table-cell>
          <table:table-cell table:formula="of:=[.$C$2]*[.A3552]" office:value-type="float" office:value="4.33349609375" calcext:value-type="float">
            <text:p>4.333</text:p>
          </table:table-cell>
          <table:table-cell/>
        </table:table-row>
        <table:table-row table:style-name="ro1">
          <table:table-cell office:value-type="float" office:value="3551" calcext:value-type="float">
            <text:p>3551</text:p>
          </table:table-cell>
          <table:table-cell table:formula="of:=[.$C$2]*[.A3553]" office:value-type="float" office:value="4.334716796875" calcext:value-type="float">
            <text:p>4.335</text:p>
          </table:table-cell>
          <table:table-cell/>
        </table:table-row>
        <table:table-row table:style-name="ro1">
          <table:table-cell office:value-type="float" office:value="3552" calcext:value-type="float">
            <text:p>3552</text:p>
          </table:table-cell>
          <table:table-cell table:formula="of:=[.$C$2]*[.A3554]" office:value-type="float" office:value="4.3359375" calcext:value-type="float">
            <text:p>4.336</text:p>
          </table:table-cell>
          <table:table-cell/>
        </table:table-row>
        <table:table-row table:style-name="ro1">
          <table:table-cell office:value-type="float" office:value="3553" calcext:value-type="float">
            <text:p>3553</text:p>
          </table:table-cell>
          <table:table-cell table:formula="of:=[.$C$2]*[.A3555]" office:value-type="float" office:value="4.337158203125" calcext:value-type="float">
            <text:p>4.337</text:p>
          </table:table-cell>
          <table:table-cell/>
        </table:table-row>
        <table:table-row table:style-name="ro1">
          <table:table-cell office:value-type="float" office:value="3554" calcext:value-type="float">
            <text:p>3554</text:p>
          </table:table-cell>
          <table:table-cell table:formula="of:=[.$C$2]*[.A3556]" office:value-type="float" office:value="4.33837890625" calcext:value-type="float">
            <text:p>4.338</text:p>
          </table:table-cell>
          <table:table-cell/>
        </table:table-row>
        <table:table-row table:style-name="ro1">
          <table:table-cell office:value-type="float" office:value="3555" calcext:value-type="float">
            <text:p>3555</text:p>
          </table:table-cell>
          <table:table-cell table:formula="of:=[.$C$2]*[.A3557]" office:value-type="float" office:value="4.339599609375" calcext:value-type="float">
            <text:p>4.340</text:p>
          </table:table-cell>
          <table:table-cell/>
        </table:table-row>
        <table:table-row table:style-name="ro1">
          <table:table-cell office:value-type="float" office:value="3556" calcext:value-type="float">
            <text:p>3556</text:p>
          </table:table-cell>
          <table:table-cell table:formula="of:=[.$C$2]*[.A3558]" office:value-type="float" office:value="4.3408203125" calcext:value-type="float">
            <text:p>4.341</text:p>
          </table:table-cell>
          <table:table-cell/>
        </table:table-row>
        <table:table-row table:style-name="ro1">
          <table:table-cell office:value-type="float" office:value="3557" calcext:value-type="float">
            <text:p>3557</text:p>
          </table:table-cell>
          <table:table-cell table:formula="of:=[.$C$2]*[.A3559]" office:value-type="float" office:value="4.342041015625" calcext:value-type="float">
            <text:p>4.342</text:p>
          </table:table-cell>
          <table:table-cell/>
        </table:table-row>
        <table:table-row table:style-name="ro1">
          <table:table-cell office:value-type="float" office:value="3558" calcext:value-type="float">
            <text:p>3558</text:p>
          </table:table-cell>
          <table:table-cell table:formula="of:=[.$C$2]*[.A3560]" office:value-type="float" office:value="4.34326171875" calcext:value-type="float">
            <text:p>4.343</text:p>
          </table:table-cell>
          <table:table-cell/>
        </table:table-row>
        <table:table-row table:style-name="ro1">
          <table:table-cell office:value-type="float" office:value="3559" calcext:value-type="float">
            <text:p>3559</text:p>
          </table:table-cell>
          <table:table-cell table:formula="of:=[.$C$2]*[.A3561]" office:value-type="float" office:value="4.344482421875" calcext:value-type="float">
            <text:p>4.344</text:p>
          </table:table-cell>
          <table:table-cell/>
        </table:table-row>
        <table:table-row table:style-name="ro1">
          <table:table-cell office:value-type="float" office:value="3560" calcext:value-type="float">
            <text:p>3560</text:p>
          </table:table-cell>
          <table:table-cell table:formula="of:=[.$C$2]*[.A3562]" office:value-type="float" office:value="4.345703125" calcext:value-type="float">
            <text:p>4.346</text:p>
          </table:table-cell>
          <table:table-cell/>
        </table:table-row>
        <table:table-row table:style-name="ro1">
          <table:table-cell office:value-type="float" office:value="3561" calcext:value-type="float">
            <text:p>3561</text:p>
          </table:table-cell>
          <table:table-cell table:formula="of:=[.$C$2]*[.A3563]" office:value-type="float" office:value="4.346923828125" calcext:value-type="float">
            <text:p>4.347</text:p>
          </table:table-cell>
          <table:table-cell/>
        </table:table-row>
        <table:table-row table:style-name="ro1">
          <table:table-cell office:value-type="float" office:value="3562" calcext:value-type="float">
            <text:p>3562</text:p>
          </table:table-cell>
          <table:table-cell table:formula="of:=[.$C$2]*[.A3564]" office:value-type="float" office:value="4.34814453125" calcext:value-type="float">
            <text:p>4.348</text:p>
          </table:table-cell>
          <table:table-cell/>
        </table:table-row>
        <table:table-row table:style-name="ro1">
          <table:table-cell office:value-type="float" office:value="3563" calcext:value-type="float">
            <text:p>3563</text:p>
          </table:table-cell>
          <table:table-cell table:formula="of:=[.$C$2]*[.A3565]" office:value-type="float" office:value="4.349365234375" calcext:value-type="float">
            <text:p>4.349</text:p>
          </table:table-cell>
          <table:table-cell/>
        </table:table-row>
        <table:table-row table:style-name="ro1">
          <table:table-cell office:value-type="float" office:value="3564" calcext:value-type="float">
            <text:p>3564</text:p>
          </table:table-cell>
          <table:table-cell table:formula="of:=[.$C$2]*[.A3566]" office:value-type="float" office:value="4.3505859375" calcext:value-type="float">
            <text:p>4.351</text:p>
          </table:table-cell>
          <table:table-cell/>
        </table:table-row>
        <table:table-row table:style-name="ro1">
          <table:table-cell office:value-type="float" office:value="3565" calcext:value-type="float">
            <text:p>3565</text:p>
          </table:table-cell>
          <table:table-cell table:formula="of:=[.$C$2]*[.A3567]" office:value-type="float" office:value="4.351806640625" calcext:value-type="float">
            <text:p>4.352</text:p>
          </table:table-cell>
          <table:table-cell/>
        </table:table-row>
        <table:table-row table:style-name="ro1">
          <table:table-cell office:value-type="float" office:value="3566" calcext:value-type="float">
            <text:p>3566</text:p>
          </table:table-cell>
          <table:table-cell table:formula="of:=[.$C$2]*[.A3568]" office:value-type="float" office:value="4.35302734375" calcext:value-type="float">
            <text:p>4.353</text:p>
          </table:table-cell>
          <table:table-cell/>
        </table:table-row>
        <table:table-row table:style-name="ro1">
          <table:table-cell office:value-type="float" office:value="3567" calcext:value-type="float">
            <text:p>3567</text:p>
          </table:table-cell>
          <table:table-cell table:formula="of:=[.$C$2]*[.A3569]" office:value-type="float" office:value="4.354248046875" calcext:value-type="float">
            <text:p>4.354</text:p>
          </table:table-cell>
          <table:table-cell/>
        </table:table-row>
        <table:table-row table:style-name="ro1">
          <table:table-cell office:value-type="float" office:value="3568" calcext:value-type="float">
            <text:p>3568</text:p>
          </table:table-cell>
          <table:table-cell table:formula="of:=[.$C$2]*[.A3570]" office:value-type="float" office:value="4.35546875" calcext:value-type="float">
            <text:p>4.355</text:p>
          </table:table-cell>
          <table:table-cell/>
        </table:table-row>
        <table:table-row table:style-name="ro1">
          <table:table-cell office:value-type="float" office:value="3569" calcext:value-type="float">
            <text:p>3569</text:p>
          </table:table-cell>
          <table:table-cell table:formula="of:=[.$C$2]*[.A3571]" office:value-type="float" office:value="4.356689453125" calcext:value-type="float">
            <text:p>4.357</text:p>
          </table:table-cell>
          <table:table-cell/>
        </table:table-row>
        <table:table-row table:style-name="ro1">
          <table:table-cell office:value-type="float" office:value="3570" calcext:value-type="float">
            <text:p>3570</text:p>
          </table:table-cell>
          <table:table-cell table:formula="of:=[.$C$2]*[.A3572]" office:value-type="float" office:value="4.35791015625" calcext:value-type="float">
            <text:p>4.358</text:p>
          </table:table-cell>
          <table:table-cell/>
        </table:table-row>
        <table:table-row table:style-name="ro1">
          <table:table-cell office:value-type="float" office:value="3571" calcext:value-type="float">
            <text:p>3571</text:p>
          </table:table-cell>
          <table:table-cell table:formula="of:=[.$C$2]*[.A3573]" office:value-type="float" office:value="4.359130859375" calcext:value-type="float">
            <text:p>4.359</text:p>
          </table:table-cell>
          <table:table-cell/>
        </table:table-row>
        <table:table-row table:style-name="ro1">
          <table:table-cell office:value-type="float" office:value="3572" calcext:value-type="float">
            <text:p>3572</text:p>
          </table:table-cell>
          <table:table-cell table:formula="of:=[.$C$2]*[.A3574]" office:value-type="float" office:value="4.3603515625" calcext:value-type="float">
            <text:p>4.360</text:p>
          </table:table-cell>
          <table:table-cell/>
        </table:table-row>
        <table:table-row table:style-name="ro1">
          <table:table-cell office:value-type="float" office:value="3573" calcext:value-type="float">
            <text:p>3573</text:p>
          </table:table-cell>
          <table:table-cell table:formula="of:=[.$C$2]*[.A3575]" office:value-type="float" office:value="4.361572265625" calcext:value-type="float">
            <text:p>4.362</text:p>
          </table:table-cell>
          <table:table-cell/>
        </table:table-row>
        <table:table-row table:style-name="ro1">
          <table:table-cell office:value-type="float" office:value="3574" calcext:value-type="float">
            <text:p>3574</text:p>
          </table:table-cell>
          <table:table-cell table:formula="of:=[.$C$2]*[.A3576]" office:value-type="float" office:value="4.36279296875" calcext:value-type="float">
            <text:p>4.363</text:p>
          </table:table-cell>
          <table:table-cell/>
        </table:table-row>
        <table:table-row table:style-name="ro1">
          <table:table-cell office:value-type="float" office:value="3575" calcext:value-type="float">
            <text:p>3575</text:p>
          </table:table-cell>
          <table:table-cell table:formula="of:=[.$C$2]*[.A3577]" office:value-type="float" office:value="4.364013671875" calcext:value-type="float">
            <text:p>4.364</text:p>
          </table:table-cell>
          <table:table-cell/>
        </table:table-row>
        <table:table-row table:style-name="ro1">
          <table:table-cell office:value-type="float" office:value="3576" calcext:value-type="float">
            <text:p>3576</text:p>
          </table:table-cell>
          <table:table-cell table:formula="of:=[.$C$2]*[.A3578]" office:value-type="float" office:value="4.365234375" calcext:value-type="float">
            <text:p>4.365</text:p>
          </table:table-cell>
          <table:table-cell/>
        </table:table-row>
        <table:table-row table:style-name="ro1">
          <table:table-cell office:value-type="float" office:value="3577" calcext:value-type="float">
            <text:p>3577</text:p>
          </table:table-cell>
          <table:table-cell table:formula="of:=[.$C$2]*[.A3579]" office:value-type="float" office:value="4.366455078125" calcext:value-type="float">
            <text:p>4.366</text:p>
          </table:table-cell>
          <table:table-cell/>
        </table:table-row>
        <table:table-row table:style-name="ro1">
          <table:table-cell office:value-type="float" office:value="3578" calcext:value-type="float">
            <text:p>3578</text:p>
          </table:table-cell>
          <table:table-cell table:formula="of:=[.$C$2]*[.A3580]" office:value-type="float" office:value="4.36767578125" calcext:value-type="float">
            <text:p>4.368</text:p>
          </table:table-cell>
          <table:table-cell/>
        </table:table-row>
        <table:table-row table:style-name="ro1">
          <table:table-cell office:value-type="float" office:value="3579" calcext:value-type="float">
            <text:p>3579</text:p>
          </table:table-cell>
          <table:table-cell table:formula="of:=[.$C$2]*[.A3581]" office:value-type="float" office:value="4.368896484375" calcext:value-type="float">
            <text:p>4.369</text:p>
          </table:table-cell>
          <table:table-cell/>
        </table:table-row>
        <table:table-row table:style-name="ro1">
          <table:table-cell office:value-type="float" office:value="3580" calcext:value-type="float">
            <text:p>3580</text:p>
          </table:table-cell>
          <table:table-cell table:formula="of:=[.$C$2]*[.A3582]" office:value-type="float" office:value="4.3701171875" calcext:value-type="float">
            <text:p>4.370</text:p>
          </table:table-cell>
          <table:table-cell/>
        </table:table-row>
        <table:table-row table:style-name="ro1">
          <table:table-cell office:value-type="float" office:value="3581" calcext:value-type="float">
            <text:p>3581</text:p>
          </table:table-cell>
          <table:table-cell table:formula="of:=[.$C$2]*[.A3583]" office:value-type="float" office:value="4.371337890625" calcext:value-type="float">
            <text:p>4.371</text:p>
          </table:table-cell>
          <table:table-cell/>
        </table:table-row>
        <table:table-row table:style-name="ro1">
          <table:table-cell office:value-type="float" office:value="3582" calcext:value-type="float">
            <text:p>3582</text:p>
          </table:table-cell>
          <table:table-cell table:formula="of:=[.$C$2]*[.A3584]" office:value-type="float" office:value="4.37255859375" calcext:value-type="float">
            <text:p>4.373</text:p>
          </table:table-cell>
          <table:table-cell/>
        </table:table-row>
        <table:table-row table:style-name="ro1">
          <table:table-cell office:value-type="float" office:value="3583" calcext:value-type="float">
            <text:p>3583</text:p>
          </table:table-cell>
          <table:table-cell table:formula="of:=[.$C$2]*[.A3585]" office:value-type="float" office:value="4.373779296875" calcext:value-type="float">
            <text:p>4.374</text:p>
          </table:table-cell>
          <table:table-cell/>
        </table:table-row>
        <table:table-row table:style-name="ro1">
          <table:table-cell office:value-type="float" office:value="3584" calcext:value-type="float">
            <text:p>3584</text:p>
          </table:table-cell>
          <table:table-cell table:formula="of:=[.$C$2]*[.A3586]" office:value-type="float" office:value="4.375" calcext:value-type="float">
            <text:p>4.375</text:p>
          </table:table-cell>
          <table:table-cell/>
        </table:table-row>
        <table:table-row table:style-name="ro1">
          <table:table-cell office:value-type="float" office:value="3585" calcext:value-type="float">
            <text:p>3585</text:p>
          </table:table-cell>
          <table:table-cell table:formula="of:=[.$C$2]*[.A3587]" office:value-type="float" office:value="4.376220703125" calcext:value-type="float">
            <text:p>4.376</text:p>
          </table:table-cell>
          <table:table-cell/>
        </table:table-row>
        <table:table-row table:style-name="ro1">
          <table:table-cell office:value-type="float" office:value="3586" calcext:value-type="float">
            <text:p>3586</text:p>
          </table:table-cell>
          <table:table-cell table:formula="of:=[.$C$2]*[.A3588]" office:value-type="float" office:value="4.37744140625" calcext:value-type="float">
            <text:p>4.377</text:p>
          </table:table-cell>
          <table:table-cell/>
        </table:table-row>
        <table:table-row table:style-name="ro1">
          <table:table-cell office:value-type="float" office:value="3587" calcext:value-type="float">
            <text:p>3587</text:p>
          </table:table-cell>
          <table:table-cell table:formula="of:=[.$C$2]*[.A3589]" office:value-type="float" office:value="4.378662109375" calcext:value-type="float">
            <text:p>4.379</text:p>
          </table:table-cell>
          <table:table-cell/>
        </table:table-row>
        <table:table-row table:style-name="ro1">
          <table:table-cell office:value-type="float" office:value="3588" calcext:value-type="float">
            <text:p>3588</text:p>
          </table:table-cell>
          <table:table-cell table:formula="of:=[.$C$2]*[.A3590]" office:value-type="float" office:value="4.3798828125" calcext:value-type="float">
            <text:p>4.380</text:p>
          </table:table-cell>
          <table:table-cell/>
        </table:table-row>
        <table:table-row table:style-name="ro1">
          <table:table-cell office:value-type="float" office:value="3589" calcext:value-type="float">
            <text:p>3589</text:p>
          </table:table-cell>
          <table:table-cell table:formula="of:=[.$C$2]*[.A3591]" office:value-type="float" office:value="4.381103515625" calcext:value-type="float">
            <text:p>4.381</text:p>
          </table:table-cell>
          <table:table-cell/>
        </table:table-row>
        <table:table-row table:style-name="ro1">
          <table:table-cell office:value-type="float" office:value="3590" calcext:value-type="float">
            <text:p>3590</text:p>
          </table:table-cell>
          <table:table-cell table:formula="of:=[.$C$2]*[.A3592]" office:value-type="float" office:value="4.38232421875" calcext:value-type="float">
            <text:p>4.382</text:p>
          </table:table-cell>
          <table:table-cell/>
        </table:table-row>
        <table:table-row table:style-name="ro1">
          <table:table-cell office:value-type="float" office:value="3591" calcext:value-type="float">
            <text:p>3591</text:p>
          </table:table-cell>
          <table:table-cell table:formula="of:=[.$C$2]*[.A3593]" office:value-type="float" office:value="4.383544921875" calcext:value-type="float">
            <text:p>4.384</text:p>
          </table:table-cell>
          <table:table-cell/>
        </table:table-row>
        <table:table-row table:style-name="ro1">
          <table:table-cell office:value-type="float" office:value="3592" calcext:value-type="float">
            <text:p>3592</text:p>
          </table:table-cell>
          <table:table-cell table:formula="of:=[.$C$2]*[.A3594]" office:value-type="float" office:value="4.384765625" calcext:value-type="float">
            <text:p>4.385</text:p>
          </table:table-cell>
          <table:table-cell/>
        </table:table-row>
        <table:table-row table:style-name="ro1">
          <table:table-cell office:value-type="float" office:value="3593" calcext:value-type="float">
            <text:p>3593</text:p>
          </table:table-cell>
          <table:table-cell table:formula="of:=[.$C$2]*[.A3595]" office:value-type="float" office:value="4.385986328125" calcext:value-type="float">
            <text:p>4.386</text:p>
          </table:table-cell>
          <table:table-cell/>
        </table:table-row>
        <table:table-row table:style-name="ro1">
          <table:table-cell office:value-type="float" office:value="3594" calcext:value-type="float">
            <text:p>3594</text:p>
          </table:table-cell>
          <table:table-cell table:formula="of:=[.$C$2]*[.A3596]" office:value-type="float" office:value="4.38720703125" calcext:value-type="float">
            <text:p>4.387</text:p>
          </table:table-cell>
          <table:table-cell/>
        </table:table-row>
        <table:table-row table:style-name="ro1">
          <table:table-cell office:value-type="float" office:value="3595" calcext:value-type="float">
            <text:p>3595</text:p>
          </table:table-cell>
          <table:table-cell table:formula="of:=[.$C$2]*[.A3597]" office:value-type="float" office:value="4.388427734375" calcext:value-type="float">
            <text:p>4.388</text:p>
          </table:table-cell>
          <table:table-cell/>
        </table:table-row>
        <table:table-row table:style-name="ro1">
          <table:table-cell office:value-type="float" office:value="3596" calcext:value-type="float">
            <text:p>3596</text:p>
          </table:table-cell>
          <table:table-cell table:formula="of:=[.$C$2]*[.A3598]" office:value-type="float" office:value="4.3896484375" calcext:value-type="float">
            <text:p>4.390</text:p>
          </table:table-cell>
          <table:table-cell/>
        </table:table-row>
        <table:table-row table:style-name="ro1">
          <table:table-cell office:value-type="float" office:value="3597" calcext:value-type="float">
            <text:p>3597</text:p>
          </table:table-cell>
          <table:table-cell table:formula="of:=[.$C$2]*[.A3599]" office:value-type="float" office:value="4.390869140625" calcext:value-type="float">
            <text:p>4.391</text:p>
          </table:table-cell>
          <table:table-cell/>
        </table:table-row>
        <table:table-row table:style-name="ro1">
          <table:table-cell office:value-type="float" office:value="3598" calcext:value-type="float">
            <text:p>3598</text:p>
          </table:table-cell>
          <table:table-cell table:formula="of:=[.$C$2]*[.A3600]" office:value-type="float" office:value="4.39208984375" calcext:value-type="float">
            <text:p>4.392</text:p>
          </table:table-cell>
          <table:table-cell/>
        </table:table-row>
        <table:table-row table:style-name="ro1">
          <table:table-cell office:value-type="float" office:value="3599" calcext:value-type="float">
            <text:p>3599</text:p>
          </table:table-cell>
          <table:table-cell table:formula="of:=[.$C$2]*[.A3601]" office:value-type="float" office:value="4.393310546875" calcext:value-type="float">
            <text:p>4.393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table:formula="of:=[.$C$2]*[.A3602]" office:value-type="float" office:value="4.39453125" calcext:value-type="float">
            <text:p>4.395</text:p>
          </table:table-cell>
          <table:table-cell/>
        </table:table-row>
        <table:table-row table:style-name="ro1">
          <table:table-cell office:value-type="float" office:value="3601" calcext:value-type="float">
            <text:p>3601</text:p>
          </table:table-cell>
          <table:table-cell table:formula="of:=[.$C$2]*[.A3603]" office:value-type="float" office:value="4.395751953125" calcext:value-type="float">
            <text:p>4.396</text:p>
          </table:table-cell>
          <table:table-cell/>
        </table:table-row>
        <table:table-row table:style-name="ro1">
          <table:table-cell office:value-type="float" office:value="3602" calcext:value-type="float">
            <text:p>3602</text:p>
          </table:table-cell>
          <table:table-cell table:formula="of:=[.$C$2]*[.A3604]" office:value-type="float" office:value="4.39697265625" calcext:value-type="float">
            <text:p>4.397</text:p>
          </table:table-cell>
          <table:table-cell/>
        </table:table-row>
        <table:table-row table:style-name="ro1">
          <table:table-cell office:value-type="float" office:value="3603" calcext:value-type="float">
            <text:p>3603</text:p>
          </table:table-cell>
          <table:table-cell table:formula="of:=[.$C$2]*[.A3605]" office:value-type="float" office:value="4.398193359375" calcext:value-type="float">
            <text:p>4.398</text:p>
          </table:table-cell>
          <table:table-cell/>
        </table:table-row>
        <table:table-row table:style-name="ro1">
          <table:table-cell office:value-type="float" office:value="3604" calcext:value-type="float">
            <text:p>3604</text:p>
          </table:table-cell>
          <table:table-cell table:formula="of:=[.$C$2]*[.A3606]" office:value-type="float" office:value="4.3994140625" calcext:value-type="float">
            <text:p>4.399</text:p>
          </table:table-cell>
          <table:table-cell/>
        </table:table-row>
        <table:table-row table:style-name="ro1">
          <table:table-cell office:value-type="float" office:value="3605" calcext:value-type="float">
            <text:p>3605</text:p>
          </table:table-cell>
          <table:table-cell table:formula="of:=[.$C$2]*[.A3607]" office:value-type="float" office:value="4.400634765625" calcext:value-type="float">
            <text:p>4.401</text:p>
          </table:table-cell>
          <table:table-cell/>
        </table:table-row>
        <table:table-row table:style-name="ro1">
          <table:table-cell office:value-type="float" office:value="3606" calcext:value-type="float">
            <text:p>3606</text:p>
          </table:table-cell>
          <table:table-cell table:formula="of:=[.$C$2]*[.A3608]" office:value-type="float" office:value="4.40185546875" calcext:value-type="float">
            <text:p>4.402</text:p>
          </table:table-cell>
          <table:table-cell/>
        </table:table-row>
        <table:table-row table:style-name="ro1">
          <table:table-cell office:value-type="float" office:value="3607" calcext:value-type="float">
            <text:p>3607</text:p>
          </table:table-cell>
          <table:table-cell table:formula="of:=[.$C$2]*[.A3609]" office:value-type="float" office:value="4.403076171875" calcext:value-type="float">
            <text:p>4.403</text:p>
          </table:table-cell>
          <table:table-cell/>
        </table:table-row>
        <table:table-row table:style-name="ro1">
          <table:table-cell office:value-type="float" office:value="3608" calcext:value-type="float">
            <text:p>3608</text:p>
          </table:table-cell>
          <table:table-cell table:formula="of:=[.$C$2]*[.A3610]" office:value-type="float" office:value="4.404296875" calcext:value-type="float">
            <text:p>4.404</text:p>
          </table:table-cell>
          <table:table-cell/>
        </table:table-row>
        <table:table-row table:style-name="ro1">
          <table:table-cell office:value-type="float" office:value="3609" calcext:value-type="float">
            <text:p>3609</text:p>
          </table:table-cell>
          <table:table-cell table:formula="of:=[.$C$2]*[.A3611]" office:value-type="float" office:value="4.405517578125" calcext:value-type="float">
            <text:p>4.406</text:p>
          </table:table-cell>
          <table:table-cell/>
        </table:table-row>
        <table:table-row table:style-name="ro1">
          <table:table-cell office:value-type="float" office:value="3610" calcext:value-type="float">
            <text:p>3610</text:p>
          </table:table-cell>
          <table:table-cell table:formula="of:=[.$C$2]*[.A3612]" office:value-type="float" office:value="4.40673828125" calcext:value-type="float">
            <text:p>4.407</text:p>
          </table:table-cell>
          <table:table-cell/>
        </table:table-row>
        <table:table-row table:style-name="ro1">
          <table:table-cell office:value-type="float" office:value="3611" calcext:value-type="float">
            <text:p>3611</text:p>
          </table:table-cell>
          <table:table-cell table:formula="of:=[.$C$2]*[.A3613]" office:value-type="float" office:value="4.407958984375" calcext:value-type="float">
            <text:p>4.408</text:p>
          </table:table-cell>
          <table:table-cell/>
        </table:table-row>
        <table:table-row table:style-name="ro1">
          <table:table-cell office:value-type="float" office:value="3612" calcext:value-type="float">
            <text:p>3612</text:p>
          </table:table-cell>
          <table:table-cell table:formula="of:=[.$C$2]*[.A3614]" office:value-type="float" office:value="4.4091796875" calcext:value-type="float">
            <text:p>4.409</text:p>
          </table:table-cell>
          <table:table-cell/>
        </table:table-row>
        <table:table-row table:style-name="ro1">
          <table:table-cell office:value-type="float" office:value="3613" calcext:value-type="float">
            <text:p>3613</text:p>
          </table:table-cell>
          <table:table-cell table:formula="of:=[.$C$2]*[.A3615]" office:value-type="float" office:value="4.410400390625" calcext:value-type="float">
            <text:p>4.410</text:p>
          </table:table-cell>
          <table:table-cell/>
        </table:table-row>
        <table:table-row table:style-name="ro1">
          <table:table-cell office:value-type="float" office:value="3614" calcext:value-type="float">
            <text:p>3614</text:p>
          </table:table-cell>
          <table:table-cell table:formula="of:=[.$C$2]*[.A3616]" office:value-type="float" office:value="4.41162109375" calcext:value-type="float">
            <text:p>4.412</text:p>
          </table:table-cell>
          <table:table-cell/>
        </table:table-row>
        <table:table-row table:style-name="ro1">
          <table:table-cell office:value-type="float" office:value="3615" calcext:value-type="float">
            <text:p>3615</text:p>
          </table:table-cell>
          <table:table-cell table:formula="of:=[.$C$2]*[.A3617]" office:value-type="float" office:value="4.412841796875" calcext:value-type="float">
            <text:p>4.413</text:p>
          </table:table-cell>
          <table:table-cell/>
        </table:table-row>
        <table:table-row table:style-name="ro1">
          <table:table-cell office:value-type="float" office:value="3616" calcext:value-type="float">
            <text:p>3616</text:p>
          </table:table-cell>
          <table:table-cell table:formula="of:=[.$C$2]*[.A3618]" office:value-type="float" office:value="4.4140625" calcext:value-type="float">
            <text:p>4.414</text:p>
          </table:table-cell>
          <table:table-cell/>
        </table:table-row>
        <table:table-row table:style-name="ro1">
          <table:table-cell office:value-type="float" office:value="3617" calcext:value-type="float">
            <text:p>3617</text:p>
          </table:table-cell>
          <table:table-cell table:formula="of:=[.$C$2]*[.A3619]" office:value-type="float" office:value="4.415283203125" calcext:value-type="float">
            <text:p>4.415</text:p>
          </table:table-cell>
          <table:table-cell/>
        </table:table-row>
        <table:table-row table:style-name="ro1">
          <table:table-cell office:value-type="float" office:value="3618" calcext:value-type="float">
            <text:p>3618</text:p>
          </table:table-cell>
          <table:table-cell table:formula="of:=[.$C$2]*[.A3620]" office:value-type="float" office:value="4.41650390625" calcext:value-type="float">
            <text:p>4.417</text:p>
          </table:table-cell>
          <table:table-cell/>
        </table:table-row>
        <table:table-row table:style-name="ro1">
          <table:table-cell office:value-type="float" office:value="3619" calcext:value-type="float">
            <text:p>3619</text:p>
          </table:table-cell>
          <table:table-cell table:formula="of:=[.$C$2]*[.A3621]" office:value-type="float" office:value="4.417724609375" calcext:value-type="float">
            <text:p>4.418</text:p>
          </table:table-cell>
          <table:table-cell/>
        </table:table-row>
        <table:table-row table:style-name="ro1">
          <table:table-cell office:value-type="float" office:value="3620" calcext:value-type="float">
            <text:p>3620</text:p>
          </table:table-cell>
          <table:table-cell table:formula="of:=[.$C$2]*[.A3622]" office:value-type="float" office:value="4.4189453125" calcext:value-type="float">
            <text:p>4.419</text:p>
          </table:table-cell>
          <table:table-cell/>
        </table:table-row>
        <table:table-row table:style-name="ro1">
          <table:table-cell office:value-type="float" office:value="3621" calcext:value-type="float">
            <text:p>3621</text:p>
          </table:table-cell>
          <table:table-cell table:formula="of:=[.$C$2]*[.A3623]" office:value-type="float" office:value="4.420166015625" calcext:value-type="float">
            <text:p>4.420</text:p>
          </table:table-cell>
          <table:table-cell/>
        </table:table-row>
        <table:table-row table:style-name="ro1">
          <table:table-cell office:value-type="float" office:value="3622" calcext:value-type="float">
            <text:p>3622</text:p>
          </table:table-cell>
          <table:table-cell table:formula="of:=[.$C$2]*[.A3624]" office:value-type="float" office:value="4.42138671875" calcext:value-type="float">
            <text:p>4.421</text:p>
          </table:table-cell>
          <table:table-cell/>
        </table:table-row>
        <table:table-row table:style-name="ro1">
          <table:table-cell office:value-type="float" office:value="3623" calcext:value-type="float">
            <text:p>3623</text:p>
          </table:table-cell>
          <table:table-cell table:formula="of:=[.$C$2]*[.A3625]" office:value-type="float" office:value="4.422607421875" calcext:value-type="float">
            <text:p>4.423</text:p>
          </table:table-cell>
          <table:table-cell/>
        </table:table-row>
        <table:table-row table:style-name="ro1">
          <table:table-cell office:value-type="float" office:value="3624" calcext:value-type="float">
            <text:p>3624</text:p>
          </table:table-cell>
          <table:table-cell table:formula="of:=[.$C$2]*[.A3626]" office:value-type="float" office:value="4.423828125" calcext:value-type="float">
            <text:p>4.424</text:p>
          </table:table-cell>
          <table:table-cell/>
        </table:table-row>
        <table:table-row table:style-name="ro1">
          <table:table-cell office:value-type="float" office:value="3625" calcext:value-type="float">
            <text:p>3625</text:p>
          </table:table-cell>
          <table:table-cell table:formula="of:=[.$C$2]*[.A3627]" office:value-type="float" office:value="4.425048828125" calcext:value-type="float">
            <text:p>4.425</text:p>
          </table:table-cell>
          <table:table-cell/>
        </table:table-row>
        <table:table-row table:style-name="ro1">
          <table:table-cell office:value-type="float" office:value="3626" calcext:value-type="float">
            <text:p>3626</text:p>
          </table:table-cell>
          <table:table-cell table:formula="of:=[.$C$2]*[.A3628]" office:value-type="float" office:value="4.42626953125" calcext:value-type="float">
            <text:p>4.426</text:p>
          </table:table-cell>
          <table:table-cell/>
        </table:table-row>
        <table:table-row table:style-name="ro1">
          <table:table-cell office:value-type="float" office:value="3627" calcext:value-type="float">
            <text:p>3627</text:p>
          </table:table-cell>
          <table:table-cell table:formula="of:=[.$C$2]*[.A3629]" office:value-type="float" office:value="4.427490234375" calcext:value-type="float">
            <text:p>4.427</text:p>
          </table:table-cell>
          <table:table-cell/>
        </table:table-row>
        <table:table-row table:style-name="ro1">
          <table:table-cell office:value-type="float" office:value="3628" calcext:value-type="float">
            <text:p>3628</text:p>
          </table:table-cell>
          <table:table-cell table:formula="of:=[.$C$2]*[.A3630]" office:value-type="float" office:value="4.4287109375" calcext:value-type="float">
            <text:p>4.429</text:p>
          </table:table-cell>
          <table:table-cell/>
        </table:table-row>
        <table:table-row table:style-name="ro1">
          <table:table-cell office:value-type="float" office:value="3629" calcext:value-type="float">
            <text:p>3629</text:p>
          </table:table-cell>
          <table:table-cell table:formula="of:=[.$C$2]*[.A3631]" office:value-type="float" office:value="4.429931640625" calcext:value-type="float">
            <text:p>4.430</text:p>
          </table:table-cell>
          <table:table-cell/>
        </table:table-row>
        <table:table-row table:style-name="ro1">
          <table:table-cell office:value-type="float" office:value="3630" calcext:value-type="float">
            <text:p>3630</text:p>
          </table:table-cell>
          <table:table-cell table:formula="of:=[.$C$2]*[.A3632]" office:value-type="float" office:value="4.43115234375" calcext:value-type="float">
            <text:p>4.431</text:p>
          </table:table-cell>
          <table:table-cell/>
        </table:table-row>
        <table:table-row table:style-name="ro1">
          <table:table-cell office:value-type="float" office:value="3631" calcext:value-type="float">
            <text:p>3631</text:p>
          </table:table-cell>
          <table:table-cell table:formula="of:=[.$C$2]*[.A3633]" office:value-type="float" office:value="4.432373046875" calcext:value-type="float">
            <text:p>4.432</text:p>
          </table:table-cell>
          <table:table-cell/>
        </table:table-row>
        <table:table-row table:style-name="ro1">
          <table:table-cell office:value-type="float" office:value="3632" calcext:value-type="float">
            <text:p>3632</text:p>
          </table:table-cell>
          <table:table-cell table:formula="of:=[.$C$2]*[.A3634]" office:value-type="float" office:value="4.43359375" calcext:value-type="float">
            <text:p>4.434</text:p>
          </table:table-cell>
          <table:table-cell/>
        </table:table-row>
        <table:table-row table:style-name="ro1">
          <table:table-cell office:value-type="float" office:value="3633" calcext:value-type="float">
            <text:p>3633</text:p>
          </table:table-cell>
          <table:table-cell table:formula="of:=[.$C$2]*[.A3635]" office:value-type="float" office:value="4.434814453125" calcext:value-type="float">
            <text:p>4.435</text:p>
          </table:table-cell>
          <table:table-cell/>
        </table:table-row>
        <table:table-row table:style-name="ro1">
          <table:table-cell office:value-type="float" office:value="3634" calcext:value-type="float">
            <text:p>3634</text:p>
          </table:table-cell>
          <table:table-cell table:formula="of:=[.$C$2]*[.A3636]" office:value-type="float" office:value="4.43603515625" calcext:value-type="float">
            <text:p>4.436</text:p>
          </table:table-cell>
          <table:table-cell/>
        </table:table-row>
        <table:table-row table:style-name="ro1">
          <table:table-cell office:value-type="float" office:value="3635" calcext:value-type="float">
            <text:p>3635</text:p>
          </table:table-cell>
          <table:table-cell table:formula="of:=[.$C$2]*[.A3637]" office:value-type="float" office:value="4.437255859375" calcext:value-type="float">
            <text:p>4.437</text:p>
          </table:table-cell>
          <table:table-cell/>
        </table:table-row>
        <table:table-row table:style-name="ro1">
          <table:table-cell office:value-type="float" office:value="3636" calcext:value-type="float">
            <text:p>3636</text:p>
          </table:table-cell>
          <table:table-cell table:formula="of:=[.$C$2]*[.A3638]" office:value-type="float" office:value="4.4384765625" calcext:value-type="float">
            <text:p>4.438</text:p>
          </table:table-cell>
          <table:table-cell/>
        </table:table-row>
        <table:table-row table:style-name="ro1">
          <table:table-cell office:value-type="float" office:value="3637" calcext:value-type="float">
            <text:p>3637</text:p>
          </table:table-cell>
          <table:table-cell table:formula="of:=[.$C$2]*[.A3639]" office:value-type="float" office:value="4.439697265625" calcext:value-type="float">
            <text:p>4.440</text:p>
          </table:table-cell>
          <table:table-cell/>
        </table:table-row>
        <table:table-row table:style-name="ro1">
          <table:table-cell office:value-type="float" office:value="3638" calcext:value-type="float">
            <text:p>3638</text:p>
          </table:table-cell>
          <table:table-cell table:formula="of:=[.$C$2]*[.A3640]" office:value-type="float" office:value="4.44091796875" calcext:value-type="float">
            <text:p>4.441</text:p>
          </table:table-cell>
          <table:table-cell/>
        </table:table-row>
        <table:table-row table:style-name="ro1">
          <table:table-cell office:value-type="float" office:value="3639" calcext:value-type="float">
            <text:p>3639</text:p>
          </table:table-cell>
          <table:table-cell table:formula="of:=[.$C$2]*[.A3641]" office:value-type="float" office:value="4.442138671875" calcext:value-type="float">
            <text:p>4.442</text:p>
          </table:table-cell>
          <table:table-cell/>
        </table:table-row>
        <table:table-row table:style-name="ro1">
          <table:table-cell office:value-type="float" office:value="3640" calcext:value-type="float">
            <text:p>3640</text:p>
          </table:table-cell>
          <table:table-cell table:formula="of:=[.$C$2]*[.A3642]" office:value-type="float" office:value="4.443359375" calcext:value-type="float">
            <text:p>4.443</text:p>
          </table:table-cell>
          <table:table-cell/>
        </table:table-row>
        <table:table-row table:style-name="ro1">
          <table:table-cell office:value-type="float" office:value="3641" calcext:value-type="float">
            <text:p>3641</text:p>
          </table:table-cell>
          <table:table-cell table:formula="of:=[.$C$2]*[.A3643]" office:value-type="float" office:value="4.444580078125" calcext:value-type="float">
            <text:p>4.445</text:p>
          </table:table-cell>
          <table:table-cell/>
        </table:table-row>
        <table:table-row table:style-name="ro1">
          <table:table-cell office:value-type="float" office:value="3642" calcext:value-type="float">
            <text:p>3642</text:p>
          </table:table-cell>
          <table:table-cell table:formula="of:=[.$C$2]*[.A3644]" office:value-type="float" office:value="4.44580078125" calcext:value-type="float">
            <text:p>4.446</text:p>
          </table:table-cell>
          <table:table-cell/>
        </table:table-row>
        <table:table-row table:style-name="ro1">
          <table:table-cell office:value-type="float" office:value="3643" calcext:value-type="float">
            <text:p>3643</text:p>
          </table:table-cell>
          <table:table-cell table:formula="of:=[.$C$2]*[.A3645]" office:value-type="float" office:value="4.447021484375" calcext:value-type="float">
            <text:p>4.447</text:p>
          </table:table-cell>
          <table:table-cell/>
        </table:table-row>
        <table:table-row table:style-name="ro1">
          <table:table-cell office:value-type="float" office:value="3644" calcext:value-type="float">
            <text:p>3644</text:p>
          </table:table-cell>
          <table:table-cell table:formula="of:=[.$C$2]*[.A3646]" office:value-type="float" office:value="4.4482421875" calcext:value-type="float">
            <text:p>4.448</text:p>
          </table:table-cell>
          <table:table-cell/>
        </table:table-row>
        <table:table-row table:style-name="ro1">
          <table:table-cell office:value-type="float" office:value="3645" calcext:value-type="float">
            <text:p>3645</text:p>
          </table:table-cell>
          <table:table-cell table:formula="of:=[.$C$2]*[.A3647]" office:value-type="float" office:value="4.449462890625" calcext:value-type="float">
            <text:p>4.449</text:p>
          </table:table-cell>
          <table:table-cell/>
        </table:table-row>
        <table:table-row table:style-name="ro1">
          <table:table-cell office:value-type="float" office:value="3646" calcext:value-type="float">
            <text:p>3646</text:p>
          </table:table-cell>
          <table:table-cell table:formula="of:=[.$C$2]*[.A3648]" office:value-type="float" office:value="4.45068359375" calcext:value-type="float">
            <text:p>4.451</text:p>
          </table:table-cell>
          <table:table-cell/>
        </table:table-row>
        <table:table-row table:style-name="ro1">
          <table:table-cell office:value-type="float" office:value="3647" calcext:value-type="float">
            <text:p>3647</text:p>
          </table:table-cell>
          <table:table-cell table:formula="of:=[.$C$2]*[.A3649]" office:value-type="float" office:value="4.451904296875" calcext:value-type="float">
            <text:p>4.452</text:p>
          </table:table-cell>
          <table:table-cell/>
        </table:table-row>
        <table:table-row table:style-name="ro1">
          <table:table-cell office:value-type="float" office:value="3648" calcext:value-type="float">
            <text:p>3648</text:p>
          </table:table-cell>
          <table:table-cell table:formula="of:=[.$C$2]*[.A3650]" office:value-type="float" office:value="4.453125" calcext:value-type="float">
            <text:p>4.453</text:p>
          </table:table-cell>
          <table:table-cell/>
        </table:table-row>
        <table:table-row table:style-name="ro1">
          <table:table-cell office:value-type="float" office:value="3649" calcext:value-type="float">
            <text:p>3649</text:p>
          </table:table-cell>
          <table:table-cell table:formula="of:=[.$C$2]*[.A3651]" office:value-type="float" office:value="4.454345703125" calcext:value-type="float">
            <text:p>4.454</text:p>
          </table:table-cell>
          <table:table-cell/>
        </table:table-row>
        <table:table-row table:style-name="ro1">
          <table:table-cell office:value-type="float" office:value="3650" calcext:value-type="float">
            <text:p>3650</text:p>
          </table:table-cell>
          <table:table-cell table:formula="of:=[.$C$2]*[.A3652]" office:value-type="float" office:value="4.45556640625" calcext:value-type="float">
            <text:p>4.456</text:p>
          </table:table-cell>
          <table:table-cell/>
        </table:table-row>
        <table:table-row table:style-name="ro1">
          <table:table-cell office:value-type="float" office:value="3651" calcext:value-type="float">
            <text:p>3651</text:p>
          </table:table-cell>
          <table:table-cell table:formula="of:=[.$C$2]*[.A3653]" office:value-type="float" office:value="4.456787109375" calcext:value-type="float">
            <text:p>4.457</text:p>
          </table:table-cell>
          <table:table-cell/>
        </table:table-row>
        <table:table-row table:style-name="ro1">
          <table:table-cell office:value-type="float" office:value="3652" calcext:value-type="float">
            <text:p>3652</text:p>
          </table:table-cell>
          <table:table-cell table:formula="of:=[.$C$2]*[.A3654]" office:value-type="float" office:value="4.4580078125" calcext:value-type="float">
            <text:p>4.458</text:p>
          </table:table-cell>
          <table:table-cell/>
        </table:table-row>
        <table:table-row table:style-name="ro1">
          <table:table-cell office:value-type="float" office:value="3653" calcext:value-type="float">
            <text:p>3653</text:p>
          </table:table-cell>
          <table:table-cell table:formula="of:=[.$C$2]*[.A3655]" office:value-type="float" office:value="4.459228515625" calcext:value-type="float">
            <text:p>4.459</text:p>
          </table:table-cell>
          <table:table-cell/>
        </table:table-row>
        <table:table-row table:style-name="ro1">
          <table:table-cell office:value-type="float" office:value="3654" calcext:value-type="float">
            <text:p>3654</text:p>
          </table:table-cell>
          <table:table-cell table:formula="of:=[.$C$2]*[.A3656]" office:value-type="float" office:value="4.46044921875" calcext:value-type="float">
            <text:p>4.460</text:p>
          </table:table-cell>
          <table:table-cell/>
        </table:table-row>
        <table:table-row table:style-name="ro1">
          <table:table-cell office:value-type="float" office:value="3655" calcext:value-type="float">
            <text:p>3655</text:p>
          </table:table-cell>
          <table:table-cell table:formula="of:=[.$C$2]*[.A3657]" office:value-type="float" office:value="4.461669921875" calcext:value-type="float">
            <text:p>4.462</text:p>
          </table:table-cell>
          <table:table-cell/>
        </table:table-row>
        <table:table-row table:style-name="ro1">
          <table:table-cell office:value-type="float" office:value="3656" calcext:value-type="float">
            <text:p>3656</text:p>
          </table:table-cell>
          <table:table-cell table:formula="of:=[.$C$2]*[.A3658]" office:value-type="float" office:value="4.462890625" calcext:value-type="float">
            <text:p>4.463</text:p>
          </table:table-cell>
          <table:table-cell/>
        </table:table-row>
        <table:table-row table:style-name="ro1">
          <table:table-cell office:value-type="float" office:value="3657" calcext:value-type="float">
            <text:p>3657</text:p>
          </table:table-cell>
          <table:table-cell table:formula="of:=[.$C$2]*[.A3659]" office:value-type="float" office:value="4.464111328125" calcext:value-type="float">
            <text:p>4.464</text:p>
          </table:table-cell>
          <table:table-cell/>
        </table:table-row>
        <table:table-row table:style-name="ro1">
          <table:table-cell office:value-type="float" office:value="3658" calcext:value-type="float">
            <text:p>3658</text:p>
          </table:table-cell>
          <table:table-cell table:formula="of:=[.$C$2]*[.A3660]" office:value-type="float" office:value="4.46533203125" calcext:value-type="float">
            <text:p>4.465</text:p>
          </table:table-cell>
          <table:table-cell/>
        </table:table-row>
        <table:table-row table:style-name="ro1">
          <table:table-cell office:value-type="float" office:value="3659" calcext:value-type="float">
            <text:p>3659</text:p>
          </table:table-cell>
          <table:table-cell table:formula="of:=[.$C$2]*[.A3661]" office:value-type="float" office:value="4.466552734375" calcext:value-type="float">
            <text:p>4.467</text:p>
          </table:table-cell>
          <table:table-cell/>
        </table:table-row>
        <table:table-row table:style-name="ro1">
          <table:table-cell office:value-type="float" office:value="3660" calcext:value-type="float">
            <text:p>3660</text:p>
          </table:table-cell>
          <table:table-cell table:formula="of:=[.$C$2]*[.A3662]" office:value-type="float" office:value="4.4677734375" calcext:value-type="float">
            <text:p>4.468</text:p>
          </table:table-cell>
          <table:table-cell/>
        </table:table-row>
        <table:table-row table:style-name="ro1">
          <table:table-cell office:value-type="float" office:value="3661" calcext:value-type="float">
            <text:p>3661</text:p>
          </table:table-cell>
          <table:table-cell table:formula="of:=[.$C$2]*[.A3663]" office:value-type="float" office:value="4.468994140625" calcext:value-type="float">
            <text:p>4.469</text:p>
          </table:table-cell>
          <table:table-cell/>
        </table:table-row>
        <table:table-row table:style-name="ro1">
          <table:table-cell office:value-type="float" office:value="3662" calcext:value-type="float">
            <text:p>3662</text:p>
          </table:table-cell>
          <table:table-cell table:formula="of:=[.$C$2]*[.A3664]" office:value-type="float" office:value="4.47021484375" calcext:value-type="float">
            <text:p>4.470</text:p>
          </table:table-cell>
          <table:table-cell/>
        </table:table-row>
        <table:table-row table:style-name="ro1">
          <table:table-cell office:value-type="float" office:value="3663" calcext:value-type="float">
            <text:p>3663</text:p>
          </table:table-cell>
          <table:table-cell table:formula="of:=[.$C$2]*[.A3665]" office:value-type="float" office:value="4.471435546875" calcext:value-type="float">
            <text:p>4.471</text:p>
          </table:table-cell>
          <table:table-cell/>
        </table:table-row>
        <table:table-row table:style-name="ro1">
          <table:table-cell office:value-type="float" office:value="3664" calcext:value-type="float">
            <text:p>3664</text:p>
          </table:table-cell>
          <table:table-cell table:formula="of:=[.$C$2]*[.A3666]" office:value-type="float" office:value="4.47265625" calcext:value-type="float">
            <text:p>4.473</text:p>
          </table:table-cell>
          <table:table-cell/>
        </table:table-row>
        <table:table-row table:style-name="ro1">
          <table:table-cell office:value-type="float" office:value="3665" calcext:value-type="float">
            <text:p>3665</text:p>
          </table:table-cell>
          <table:table-cell table:formula="of:=[.$C$2]*[.A3667]" office:value-type="float" office:value="4.473876953125" calcext:value-type="float">
            <text:p>4.474</text:p>
          </table:table-cell>
          <table:table-cell/>
        </table:table-row>
        <table:table-row table:style-name="ro1">
          <table:table-cell office:value-type="float" office:value="3666" calcext:value-type="float">
            <text:p>3666</text:p>
          </table:table-cell>
          <table:table-cell table:formula="of:=[.$C$2]*[.A3668]" office:value-type="float" office:value="4.47509765625" calcext:value-type="float">
            <text:p>4.475</text:p>
          </table:table-cell>
          <table:table-cell/>
        </table:table-row>
        <table:table-row table:style-name="ro1">
          <table:table-cell office:value-type="float" office:value="3667" calcext:value-type="float">
            <text:p>3667</text:p>
          </table:table-cell>
          <table:table-cell table:formula="of:=[.$C$2]*[.A3669]" office:value-type="float" office:value="4.476318359375" calcext:value-type="float">
            <text:p>4.476</text:p>
          </table:table-cell>
          <table:table-cell/>
        </table:table-row>
        <table:table-row table:style-name="ro1">
          <table:table-cell office:value-type="float" office:value="3668" calcext:value-type="float">
            <text:p>3668</text:p>
          </table:table-cell>
          <table:table-cell table:formula="of:=[.$C$2]*[.A3670]" office:value-type="float" office:value="4.4775390625" calcext:value-type="float">
            <text:p>4.478</text:p>
          </table:table-cell>
          <table:table-cell/>
        </table:table-row>
        <table:table-row table:style-name="ro1">
          <table:table-cell office:value-type="float" office:value="3669" calcext:value-type="float">
            <text:p>3669</text:p>
          </table:table-cell>
          <table:table-cell table:formula="of:=[.$C$2]*[.A3671]" office:value-type="float" office:value="4.478759765625" calcext:value-type="float">
            <text:p>4.479</text:p>
          </table:table-cell>
          <table:table-cell/>
        </table:table-row>
        <table:table-row table:style-name="ro1">
          <table:table-cell office:value-type="float" office:value="3670" calcext:value-type="float">
            <text:p>3670</text:p>
          </table:table-cell>
          <table:table-cell table:formula="of:=[.$C$2]*[.A3672]" office:value-type="float" office:value="4.47998046875" calcext:value-type="float">
            <text:p>4.480</text:p>
          </table:table-cell>
          <table:table-cell/>
        </table:table-row>
        <table:table-row table:style-name="ro1">
          <table:table-cell office:value-type="float" office:value="3671" calcext:value-type="float">
            <text:p>3671</text:p>
          </table:table-cell>
          <table:table-cell table:formula="of:=[.$C$2]*[.A3673]" office:value-type="float" office:value="4.481201171875" calcext:value-type="float">
            <text:p>4.481</text:p>
          </table:table-cell>
          <table:table-cell/>
        </table:table-row>
        <table:table-row table:style-name="ro1">
          <table:table-cell office:value-type="float" office:value="3672" calcext:value-type="float">
            <text:p>3672</text:p>
          </table:table-cell>
          <table:table-cell table:formula="of:=[.$C$2]*[.A3674]" office:value-type="float" office:value="4.482421875" calcext:value-type="float">
            <text:p>4.482</text:p>
          </table:table-cell>
          <table:table-cell/>
        </table:table-row>
        <table:table-row table:style-name="ro1">
          <table:table-cell office:value-type="float" office:value="3673" calcext:value-type="float">
            <text:p>3673</text:p>
          </table:table-cell>
          <table:table-cell table:formula="of:=[.$C$2]*[.A3675]" office:value-type="float" office:value="4.483642578125" calcext:value-type="float">
            <text:p>4.484</text:p>
          </table:table-cell>
          <table:table-cell/>
        </table:table-row>
        <table:table-row table:style-name="ro1">
          <table:table-cell office:value-type="float" office:value="3674" calcext:value-type="float">
            <text:p>3674</text:p>
          </table:table-cell>
          <table:table-cell table:formula="of:=[.$C$2]*[.A3676]" office:value-type="float" office:value="4.48486328125" calcext:value-type="float">
            <text:p>4.485</text:p>
          </table:table-cell>
          <table:table-cell/>
        </table:table-row>
        <table:table-row table:style-name="ro1">
          <table:table-cell office:value-type="float" office:value="3675" calcext:value-type="float">
            <text:p>3675</text:p>
          </table:table-cell>
          <table:table-cell table:formula="of:=[.$C$2]*[.A3677]" office:value-type="float" office:value="4.486083984375" calcext:value-type="float">
            <text:p>4.486</text:p>
          </table:table-cell>
          <table:table-cell/>
        </table:table-row>
        <table:table-row table:style-name="ro1">
          <table:table-cell office:value-type="float" office:value="3676" calcext:value-type="float">
            <text:p>3676</text:p>
          </table:table-cell>
          <table:table-cell table:formula="of:=[.$C$2]*[.A3678]" office:value-type="float" office:value="4.4873046875" calcext:value-type="float">
            <text:p>4.487</text:p>
          </table:table-cell>
          <table:table-cell/>
        </table:table-row>
        <table:table-row table:style-name="ro1">
          <table:table-cell office:value-type="float" office:value="3677" calcext:value-type="float">
            <text:p>3677</text:p>
          </table:table-cell>
          <table:table-cell table:formula="of:=[.$C$2]*[.A3679]" office:value-type="float" office:value="4.488525390625" calcext:value-type="float">
            <text:p>4.489</text:p>
          </table:table-cell>
          <table:table-cell/>
        </table:table-row>
        <table:table-row table:style-name="ro1">
          <table:table-cell office:value-type="float" office:value="3678" calcext:value-type="float">
            <text:p>3678</text:p>
          </table:table-cell>
          <table:table-cell table:formula="of:=[.$C$2]*[.A3680]" office:value-type="float" office:value="4.48974609375" calcext:value-type="float">
            <text:p>4.490</text:p>
          </table:table-cell>
          <table:table-cell/>
        </table:table-row>
        <table:table-row table:style-name="ro1">
          <table:table-cell office:value-type="float" office:value="3679" calcext:value-type="float">
            <text:p>3679</text:p>
          </table:table-cell>
          <table:table-cell table:formula="of:=[.$C$2]*[.A3681]" office:value-type="float" office:value="4.490966796875" calcext:value-type="float">
            <text:p>4.491</text:p>
          </table:table-cell>
          <table:table-cell/>
        </table:table-row>
        <table:table-row table:style-name="ro1">
          <table:table-cell office:value-type="float" office:value="3680" calcext:value-type="float">
            <text:p>3680</text:p>
          </table:table-cell>
          <table:table-cell table:formula="of:=[.$C$2]*[.A3682]" office:value-type="float" office:value="4.4921875" calcext:value-type="float">
            <text:p>4.492</text:p>
          </table:table-cell>
          <table:table-cell/>
        </table:table-row>
        <table:table-row table:style-name="ro1">
          <table:table-cell office:value-type="float" office:value="3681" calcext:value-type="float">
            <text:p>3681</text:p>
          </table:table-cell>
          <table:table-cell table:formula="of:=[.$C$2]*[.A3683]" office:value-type="float" office:value="4.493408203125" calcext:value-type="float">
            <text:p>4.493</text:p>
          </table:table-cell>
          <table:table-cell/>
        </table:table-row>
        <table:table-row table:style-name="ro1">
          <table:table-cell office:value-type="float" office:value="3682" calcext:value-type="float">
            <text:p>3682</text:p>
          </table:table-cell>
          <table:table-cell table:formula="of:=[.$C$2]*[.A3684]" office:value-type="float" office:value="4.49462890625" calcext:value-type="float">
            <text:p>4.495</text:p>
          </table:table-cell>
          <table:table-cell/>
        </table:table-row>
        <table:table-row table:style-name="ro1">
          <table:table-cell office:value-type="float" office:value="3683" calcext:value-type="float">
            <text:p>3683</text:p>
          </table:table-cell>
          <table:table-cell table:formula="of:=[.$C$2]*[.A3685]" office:value-type="float" office:value="4.495849609375" calcext:value-type="float">
            <text:p>4.496</text:p>
          </table:table-cell>
          <table:table-cell/>
        </table:table-row>
        <table:table-row table:style-name="ro1">
          <table:table-cell office:value-type="float" office:value="3684" calcext:value-type="float">
            <text:p>3684</text:p>
          </table:table-cell>
          <table:table-cell table:formula="of:=[.$C$2]*[.A3686]" office:value-type="float" office:value="4.4970703125" calcext:value-type="float">
            <text:p>4.497</text:p>
          </table:table-cell>
          <table:table-cell/>
        </table:table-row>
        <table:table-row table:style-name="ro1">
          <table:table-cell office:value-type="float" office:value="3685" calcext:value-type="float">
            <text:p>3685</text:p>
          </table:table-cell>
          <table:table-cell table:formula="of:=[.$C$2]*[.A3687]" office:value-type="float" office:value="4.498291015625" calcext:value-type="float">
            <text:p>4.498</text:p>
          </table:table-cell>
          <table:table-cell/>
        </table:table-row>
        <table:table-row table:style-name="ro1">
          <table:table-cell office:value-type="float" office:value="3686" calcext:value-type="float">
            <text:p>3686</text:p>
          </table:table-cell>
          <table:table-cell table:formula="of:=[.$C$2]*[.A3688]" office:value-type="float" office:value="4.49951171875" calcext:value-type="float">
            <text:p>4.500</text:p>
          </table:table-cell>
          <table:table-cell/>
        </table:table-row>
        <table:table-row table:style-name="ro1">
          <table:table-cell office:value-type="float" office:value="3687" calcext:value-type="float">
            <text:p>3687</text:p>
          </table:table-cell>
          <table:table-cell table:formula="of:=[.$C$2]*[.A3689]" office:value-type="float" office:value="4.500732421875" calcext:value-type="float">
            <text:p>4.501</text:p>
          </table:table-cell>
          <table:table-cell/>
        </table:table-row>
        <table:table-row table:style-name="ro1">
          <table:table-cell office:value-type="float" office:value="3688" calcext:value-type="float">
            <text:p>3688</text:p>
          </table:table-cell>
          <table:table-cell table:formula="of:=[.$C$2]*[.A3690]" office:value-type="float" office:value="4.501953125" calcext:value-type="float">
            <text:p>4.502</text:p>
          </table:table-cell>
          <table:table-cell/>
        </table:table-row>
        <table:table-row table:style-name="ro1">
          <table:table-cell office:value-type="float" office:value="3689" calcext:value-type="float">
            <text:p>3689</text:p>
          </table:table-cell>
          <table:table-cell table:formula="of:=[.$C$2]*[.A3691]" office:value-type="float" office:value="4.503173828125" calcext:value-type="float">
            <text:p>4.503</text:p>
          </table:table-cell>
          <table:table-cell/>
        </table:table-row>
        <table:table-row table:style-name="ro1">
          <table:table-cell office:value-type="float" office:value="3690" calcext:value-type="float">
            <text:p>3690</text:p>
          </table:table-cell>
          <table:table-cell table:formula="of:=[.$C$2]*[.A3692]" office:value-type="float" office:value="4.50439453125" calcext:value-type="float">
            <text:p>4.504</text:p>
          </table:table-cell>
          <table:table-cell/>
        </table:table-row>
        <table:table-row table:style-name="ro1">
          <table:table-cell office:value-type="float" office:value="3691" calcext:value-type="float">
            <text:p>3691</text:p>
          </table:table-cell>
          <table:table-cell table:formula="of:=[.$C$2]*[.A3693]" office:value-type="float" office:value="4.505615234375" calcext:value-type="float">
            <text:p>4.506</text:p>
          </table:table-cell>
          <table:table-cell/>
        </table:table-row>
        <table:table-row table:style-name="ro1">
          <table:table-cell office:value-type="float" office:value="3692" calcext:value-type="float">
            <text:p>3692</text:p>
          </table:table-cell>
          <table:table-cell table:formula="of:=[.$C$2]*[.A3694]" office:value-type="float" office:value="4.5068359375" calcext:value-type="float">
            <text:p>4.507</text:p>
          </table:table-cell>
          <table:table-cell/>
        </table:table-row>
        <table:table-row table:style-name="ro1">
          <table:table-cell office:value-type="float" office:value="3693" calcext:value-type="float">
            <text:p>3693</text:p>
          </table:table-cell>
          <table:table-cell table:formula="of:=[.$C$2]*[.A3695]" office:value-type="float" office:value="4.508056640625" calcext:value-type="float">
            <text:p>4.508</text:p>
          </table:table-cell>
          <table:table-cell/>
        </table:table-row>
        <table:table-row table:style-name="ro1">
          <table:table-cell office:value-type="float" office:value="3694" calcext:value-type="float">
            <text:p>3694</text:p>
          </table:table-cell>
          <table:table-cell table:formula="of:=[.$C$2]*[.A3696]" office:value-type="float" office:value="4.50927734375" calcext:value-type="float">
            <text:p>4.509</text:p>
          </table:table-cell>
          <table:table-cell/>
        </table:table-row>
        <table:table-row table:style-name="ro1">
          <table:table-cell office:value-type="float" office:value="3695" calcext:value-type="float">
            <text:p>3695</text:p>
          </table:table-cell>
          <table:table-cell table:formula="of:=[.$C$2]*[.A3697]" office:value-type="float" office:value="4.510498046875" calcext:value-type="float">
            <text:p>4.510</text:p>
          </table:table-cell>
          <table:table-cell/>
        </table:table-row>
        <table:table-row table:style-name="ro1">
          <table:table-cell office:value-type="float" office:value="3696" calcext:value-type="float">
            <text:p>3696</text:p>
          </table:table-cell>
          <table:table-cell table:formula="of:=[.$C$2]*[.A3698]" office:value-type="float" office:value="4.51171875" calcext:value-type="float">
            <text:p>4.512</text:p>
          </table:table-cell>
          <table:table-cell/>
        </table:table-row>
        <table:table-row table:style-name="ro1">
          <table:table-cell office:value-type="float" office:value="3697" calcext:value-type="float">
            <text:p>3697</text:p>
          </table:table-cell>
          <table:table-cell table:formula="of:=[.$C$2]*[.A3699]" office:value-type="float" office:value="4.512939453125" calcext:value-type="float">
            <text:p>4.513</text:p>
          </table:table-cell>
          <table:table-cell/>
        </table:table-row>
        <table:table-row table:style-name="ro1">
          <table:table-cell office:value-type="float" office:value="3698" calcext:value-type="float">
            <text:p>3698</text:p>
          </table:table-cell>
          <table:table-cell table:formula="of:=[.$C$2]*[.A3700]" office:value-type="float" office:value="4.51416015625" calcext:value-type="float">
            <text:p>4.514</text:p>
          </table:table-cell>
          <table:table-cell/>
        </table:table-row>
        <table:table-row table:style-name="ro1">
          <table:table-cell office:value-type="float" office:value="3699" calcext:value-type="float">
            <text:p>3699</text:p>
          </table:table-cell>
          <table:table-cell table:formula="of:=[.$C$2]*[.A3701]" office:value-type="float" office:value="4.515380859375" calcext:value-type="float">
            <text:p>4.515</text:p>
          </table:table-cell>
          <table:table-cell/>
        </table:table-row>
        <table:table-row table:style-name="ro1">
          <table:table-cell office:value-type="float" office:value="3700" calcext:value-type="float">
            <text:p>3700</text:p>
          </table:table-cell>
          <table:table-cell table:formula="of:=[.$C$2]*[.A3702]" office:value-type="float" office:value="4.5166015625" calcext:value-type="float">
            <text:p>4.517</text:p>
          </table:table-cell>
          <table:table-cell/>
        </table:table-row>
        <table:table-row table:style-name="ro1">
          <table:table-cell office:value-type="float" office:value="3701" calcext:value-type="float">
            <text:p>3701</text:p>
          </table:table-cell>
          <table:table-cell table:formula="of:=[.$C$2]*[.A3703]" office:value-type="float" office:value="4.517822265625" calcext:value-type="float">
            <text:p>4.518</text:p>
          </table:table-cell>
          <table:table-cell/>
        </table:table-row>
        <table:table-row table:style-name="ro1">
          <table:table-cell office:value-type="float" office:value="3702" calcext:value-type="float">
            <text:p>3702</text:p>
          </table:table-cell>
          <table:table-cell table:formula="of:=[.$C$2]*[.A3704]" office:value-type="float" office:value="4.51904296875" calcext:value-type="float">
            <text:p>4.519</text:p>
          </table:table-cell>
          <table:table-cell/>
        </table:table-row>
        <table:table-row table:style-name="ro1">
          <table:table-cell office:value-type="float" office:value="3703" calcext:value-type="float">
            <text:p>3703</text:p>
          </table:table-cell>
          <table:table-cell table:formula="of:=[.$C$2]*[.A3705]" office:value-type="float" office:value="4.520263671875" calcext:value-type="float">
            <text:p>4.520</text:p>
          </table:table-cell>
          <table:table-cell/>
        </table:table-row>
        <table:table-row table:style-name="ro1">
          <table:table-cell office:value-type="float" office:value="3704" calcext:value-type="float">
            <text:p>3704</text:p>
          </table:table-cell>
          <table:table-cell table:formula="of:=[.$C$2]*[.A3706]" office:value-type="float" office:value="4.521484375" calcext:value-type="float">
            <text:p>4.521</text:p>
          </table:table-cell>
          <table:table-cell/>
        </table:table-row>
        <table:table-row table:style-name="ro1">
          <table:table-cell office:value-type="float" office:value="3705" calcext:value-type="float">
            <text:p>3705</text:p>
          </table:table-cell>
          <table:table-cell table:formula="of:=[.$C$2]*[.A3707]" office:value-type="float" office:value="4.522705078125" calcext:value-type="float">
            <text:p>4.523</text:p>
          </table:table-cell>
          <table:table-cell/>
        </table:table-row>
        <table:table-row table:style-name="ro1">
          <table:table-cell office:value-type="float" office:value="3706" calcext:value-type="float">
            <text:p>3706</text:p>
          </table:table-cell>
          <table:table-cell table:formula="of:=[.$C$2]*[.A3708]" office:value-type="float" office:value="4.52392578125" calcext:value-type="float">
            <text:p>4.524</text:p>
          </table:table-cell>
          <table:table-cell/>
        </table:table-row>
        <table:table-row table:style-name="ro1">
          <table:table-cell office:value-type="float" office:value="3707" calcext:value-type="float">
            <text:p>3707</text:p>
          </table:table-cell>
          <table:table-cell table:formula="of:=[.$C$2]*[.A3709]" office:value-type="float" office:value="4.525146484375" calcext:value-type="float">
            <text:p>4.525</text:p>
          </table:table-cell>
          <table:table-cell/>
        </table:table-row>
        <table:table-row table:style-name="ro1">
          <table:table-cell office:value-type="float" office:value="3708" calcext:value-type="float">
            <text:p>3708</text:p>
          </table:table-cell>
          <table:table-cell table:formula="of:=[.$C$2]*[.A3710]" office:value-type="float" office:value="4.5263671875" calcext:value-type="float">
            <text:p>4.526</text:p>
          </table:table-cell>
          <table:table-cell/>
        </table:table-row>
        <table:table-row table:style-name="ro1">
          <table:table-cell office:value-type="float" office:value="3709" calcext:value-type="float">
            <text:p>3709</text:p>
          </table:table-cell>
          <table:table-cell table:formula="of:=[.$C$2]*[.A3711]" office:value-type="float" office:value="4.527587890625" calcext:value-type="float">
            <text:p>4.528</text:p>
          </table:table-cell>
          <table:table-cell/>
        </table:table-row>
        <table:table-row table:style-name="ro1">
          <table:table-cell office:value-type="float" office:value="3710" calcext:value-type="float">
            <text:p>3710</text:p>
          </table:table-cell>
          <table:table-cell table:formula="of:=[.$C$2]*[.A3712]" office:value-type="float" office:value="4.52880859375" calcext:value-type="float">
            <text:p>4.529</text:p>
          </table:table-cell>
          <table:table-cell/>
        </table:table-row>
        <table:table-row table:style-name="ro1">
          <table:table-cell office:value-type="float" office:value="3711" calcext:value-type="float">
            <text:p>3711</text:p>
          </table:table-cell>
          <table:table-cell table:formula="of:=[.$C$2]*[.A3713]" office:value-type="float" office:value="4.530029296875" calcext:value-type="float">
            <text:p>4.530</text:p>
          </table:table-cell>
          <table:table-cell/>
        </table:table-row>
        <table:table-row table:style-name="ro1">
          <table:table-cell office:value-type="float" office:value="3712" calcext:value-type="float">
            <text:p>3712</text:p>
          </table:table-cell>
          <table:table-cell table:formula="of:=[.$C$2]*[.A3714]" office:value-type="float" office:value="4.53125" calcext:value-type="float">
            <text:p>4.531</text:p>
          </table:table-cell>
          <table:table-cell/>
        </table:table-row>
        <table:table-row table:style-name="ro1">
          <table:table-cell office:value-type="float" office:value="3713" calcext:value-type="float">
            <text:p>3713</text:p>
          </table:table-cell>
          <table:table-cell table:formula="of:=[.$C$2]*[.A3715]" office:value-type="float" office:value="4.532470703125" calcext:value-type="float">
            <text:p>4.532</text:p>
          </table:table-cell>
          <table:table-cell/>
        </table:table-row>
        <table:table-row table:style-name="ro1">
          <table:table-cell office:value-type="float" office:value="3714" calcext:value-type="float">
            <text:p>3714</text:p>
          </table:table-cell>
          <table:table-cell table:formula="of:=[.$C$2]*[.A3716]" office:value-type="float" office:value="4.53369140625" calcext:value-type="float">
            <text:p>4.534</text:p>
          </table:table-cell>
          <table:table-cell/>
        </table:table-row>
        <table:table-row table:style-name="ro1">
          <table:table-cell office:value-type="float" office:value="3715" calcext:value-type="float">
            <text:p>3715</text:p>
          </table:table-cell>
          <table:table-cell table:formula="of:=[.$C$2]*[.A3717]" office:value-type="float" office:value="4.534912109375" calcext:value-type="float">
            <text:p>4.535</text:p>
          </table:table-cell>
          <table:table-cell/>
        </table:table-row>
        <table:table-row table:style-name="ro1">
          <table:table-cell office:value-type="float" office:value="3716" calcext:value-type="float">
            <text:p>3716</text:p>
          </table:table-cell>
          <table:table-cell table:formula="of:=[.$C$2]*[.A3718]" office:value-type="float" office:value="4.5361328125" calcext:value-type="float">
            <text:p>4.536</text:p>
          </table:table-cell>
          <table:table-cell/>
        </table:table-row>
        <table:table-row table:style-name="ro1">
          <table:table-cell office:value-type="float" office:value="3717" calcext:value-type="float">
            <text:p>3717</text:p>
          </table:table-cell>
          <table:table-cell table:formula="of:=[.$C$2]*[.A3719]" office:value-type="float" office:value="4.537353515625" calcext:value-type="float">
            <text:p>4.537</text:p>
          </table:table-cell>
          <table:table-cell/>
        </table:table-row>
        <table:table-row table:style-name="ro1">
          <table:table-cell office:value-type="float" office:value="3718" calcext:value-type="float">
            <text:p>3718</text:p>
          </table:table-cell>
          <table:table-cell table:formula="of:=[.$C$2]*[.A3720]" office:value-type="float" office:value="4.53857421875" calcext:value-type="float">
            <text:p>4.539</text:p>
          </table:table-cell>
          <table:table-cell/>
        </table:table-row>
        <table:table-row table:style-name="ro1">
          <table:table-cell office:value-type="float" office:value="3719" calcext:value-type="float">
            <text:p>3719</text:p>
          </table:table-cell>
          <table:table-cell table:formula="of:=[.$C$2]*[.A3721]" office:value-type="float" office:value="4.539794921875" calcext:value-type="float">
            <text:p>4.540</text:p>
          </table:table-cell>
          <table:table-cell/>
        </table:table-row>
        <table:table-row table:style-name="ro1">
          <table:table-cell office:value-type="float" office:value="3720" calcext:value-type="float">
            <text:p>3720</text:p>
          </table:table-cell>
          <table:table-cell table:formula="of:=[.$C$2]*[.A3722]" office:value-type="float" office:value="4.541015625" calcext:value-type="float">
            <text:p>4.541</text:p>
          </table:table-cell>
          <table:table-cell/>
        </table:table-row>
        <table:table-row table:style-name="ro1">
          <table:table-cell office:value-type="float" office:value="3721" calcext:value-type="float">
            <text:p>3721</text:p>
          </table:table-cell>
          <table:table-cell table:formula="of:=[.$C$2]*[.A3723]" office:value-type="float" office:value="4.542236328125" calcext:value-type="float">
            <text:p>4.542</text:p>
          </table:table-cell>
          <table:table-cell/>
        </table:table-row>
        <table:table-row table:style-name="ro1">
          <table:table-cell office:value-type="float" office:value="3722" calcext:value-type="float">
            <text:p>3722</text:p>
          </table:table-cell>
          <table:table-cell table:formula="of:=[.$C$2]*[.A3724]" office:value-type="float" office:value="4.54345703125" calcext:value-type="float">
            <text:p>4.543</text:p>
          </table:table-cell>
          <table:table-cell/>
        </table:table-row>
        <table:table-row table:style-name="ro1">
          <table:table-cell office:value-type="float" office:value="3723" calcext:value-type="float">
            <text:p>3723</text:p>
          </table:table-cell>
          <table:table-cell table:formula="of:=[.$C$2]*[.A3725]" office:value-type="float" office:value="4.544677734375" calcext:value-type="float">
            <text:p>4.545</text:p>
          </table:table-cell>
          <table:table-cell/>
        </table:table-row>
        <table:table-row table:style-name="ro1">
          <table:table-cell office:value-type="float" office:value="3724" calcext:value-type="float">
            <text:p>3724</text:p>
          </table:table-cell>
          <table:table-cell table:formula="of:=[.$C$2]*[.A3726]" office:value-type="float" office:value="4.5458984375" calcext:value-type="float">
            <text:p>4.546</text:p>
          </table:table-cell>
          <table:table-cell/>
        </table:table-row>
        <table:table-row table:style-name="ro1">
          <table:table-cell office:value-type="float" office:value="3725" calcext:value-type="float">
            <text:p>3725</text:p>
          </table:table-cell>
          <table:table-cell table:formula="of:=[.$C$2]*[.A3727]" office:value-type="float" office:value="4.547119140625" calcext:value-type="float">
            <text:p>4.547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table:formula="of:=[.$C$2]*[.A3728]" office:value-type="float" office:value="4.54833984375" calcext:value-type="float">
            <text:p>4.548</text:p>
          </table:table-cell>
          <table:table-cell/>
        </table:table-row>
        <table:table-row table:style-name="ro1">
          <table:table-cell office:value-type="float" office:value="3727" calcext:value-type="float">
            <text:p>3727</text:p>
          </table:table-cell>
          <table:table-cell table:formula="of:=[.$C$2]*[.A3729]" office:value-type="float" office:value="4.549560546875" calcext:value-type="float">
            <text:p>4.550</text:p>
          </table:table-cell>
          <table:table-cell/>
        </table:table-row>
        <table:table-row table:style-name="ro1">
          <table:table-cell office:value-type="float" office:value="3728" calcext:value-type="float">
            <text:p>3728</text:p>
          </table:table-cell>
          <table:table-cell table:formula="of:=[.$C$2]*[.A3730]" office:value-type="float" office:value="4.55078125" calcext:value-type="float">
            <text:p>4.551</text:p>
          </table:table-cell>
          <table:table-cell/>
        </table:table-row>
        <table:table-row table:style-name="ro1">
          <table:table-cell office:value-type="float" office:value="3729" calcext:value-type="float">
            <text:p>3729</text:p>
          </table:table-cell>
          <table:table-cell table:formula="of:=[.$C$2]*[.A3731]" office:value-type="float" office:value="4.552001953125" calcext:value-type="float">
            <text:p>4.552</text:p>
          </table:table-cell>
          <table:table-cell/>
        </table:table-row>
        <table:table-row table:style-name="ro1">
          <table:table-cell office:value-type="float" office:value="3730" calcext:value-type="float">
            <text:p>3730</text:p>
          </table:table-cell>
          <table:table-cell table:formula="of:=[.$C$2]*[.A3732]" office:value-type="float" office:value="4.55322265625" calcext:value-type="float">
            <text:p>4.553</text:p>
          </table:table-cell>
          <table:table-cell/>
        </table:table-row>
        <table:table-row table:style-name="ro1">
          <table:table-cell office:value-type="float" office:value="3731" calcext:value-type="float">
            <text:p>3731</text:p>
          </table:table-cell>
          <table:table-cell table:formula="of:=[.$C$2]*[.A3733]" office:value-type="float" office:value="4.554443359375" calcext:value-type="float">
            <text:p>4.554</text:p>
          </table:table-cell>
          <table:table-cell/>
        </table:table-row>
        <table:table-row table:style-name="ro1">
          <table:table-cell office:value-type="float" office:value="3732" calcext:value-type="float">
            <text:p>3732</text:p>
          </table:table-cell>
          <table:table-cell table:formula="of:=[.$C$2]*[.A3734]" office:value-type="float" office:value="4.5556640625" calcext:value-type="float">
            <text:p>4.556</text:p>
          </table:table-cell>
          <table:table-cell/>
        </table:table-row>
        <table:table-row table:style-name="ro1">
          <table:table-cell office:value-type="float" office:value="3733" calcext:value-type="float">
            <text:p>3733</text:p>
          </table:table-cell>
          <table:table-cell table:formula="of:=[.$C$2]*[.A3735]" office:value-type="float" office:value="4.556884765625" calcext:value-type="float">
            <text:p>4.557</text:p>
          </table:table-cell>
          <table:table-cell/>
        </table:table-row>
        <table:table-row table:style-name="ro1">
          <table:table-cell office:value-type="float" office:value="3734" calcext:value-type="float">
            <text:p>3734</text:p>
          </table:table-cell>
          <table:table-cell table:formula="of:=[.$C$2]*[.A3736]" office:value-type="float" office:value="4.55810546875" calcext:value-type="float">
            <text:p>4.558</text:p>
          </table:table-cell>
          <table:table-cell/>
        </table:table-row>
        <table:table-row table:style-name="ro1">
          <table:table-cell office:value-type="float" office:value="3735" calcext:value-type="float">
            <text:p>3735</text:p>
          </table:table-cell>
          <table:table-cell table:formula="of:=[.$C$2]*[.A3737]" office:value-type="float" office:value="4.559326171875" calcext:value-type="float">
            <text:p>4.559</text:p>
          </table:table-cell>
          <table:table-cell/>
        </table:table-row>
        <table:table-row table:style-name="ro1">
          <table:table-cell office:value-type="float" office:value="3736" calcext:value-type="float">
            <text:p>3736</text:p>
          </table:table-cell>
          <table:table-cell table:formula="of:=[.$C$2]*[.A3738]" office:value-type="float" office:value="4.560546875" calcext:value-type="float">
            <text:p>4.561</text:p>
          </table:table-cell>
          <table:table-cell/>
        </table:table-row>
        <table:table-row table:style-name="ro1">
          <table:table-cell office:value-type="float" office:value="3737" calcext:value-type="float">
            <text:p>3737</text:p>
          </table:table-cell>
          <table:table-cell table:formula="of:=[.$C$2]*[.A3739]" office:value-type="float" office:value="4.561767578125" calcext:value-type="float">
            <text:p>4.562</text:p>
          </table:table-cell>
          <table:table-cell/>
        </table:table-row>
        <table:table-row table:style-name="ro1">
          <table:table-cell office:value-type="float" office:value="3738" calcext:value-type="float">
            <text:p>3738</text:p>
          </table:table-cell>
          <table:table-cell table:formula="of:=[.$C$2]*[.A3740]" office:value-type="float" office:value="4.56298828125" calcext:value-type="float">
            <text:p>4.563</text:p>
          </table:table-cell>
          <table:table-cell/>
        </table:table-row>
        <table:table-row table:style-name="ro1">
          <table:table-cell office:value-type="float" office:value="3739" calcext:value-type="float">
            <text:p>3739</text:p>
          </table:table-cell>
          <table:table-cell table:formula="of:=[.$C$2]*[.A3741]" office:value-type="float" office:value="4.564208984375" calcext:value-type="float">
            <text:p>4.564</text:p>
          </table:table-cell>
          <table:table-cell/>
        </table:table-row>
        <table:table-row table:style-name="ro1">
          <table:table-cell office:value-type="float" office:value="3740" calcext:value-type="float">
            <text:p>3740</text:p>
          </table:table-cell>
          <table:table-cell table:formula="of:=[.$C$2]*[.A3742]" office:value-type="float" office:value="4.5654296875" calcext:value-type="float">
            <text:p>4.565</text:p>
          </table:table-cell>
          <table:table-cell/>
        </table:table-row>
        <table:table-row table:style-name="ro1">
          <table:table-cell office:value-type="float" office:value="3741" calcext:value-type="float">
            <text:p>3741</text:p>
          </table:table-cell>
          <table:table-cell table:formula="of:=[.$C$2]*[.A3743]" office:value-type="float" office:value="4.566650390625" calcext:value-type="float">
            <text:p>4.567</text:p>
          </table:table-cell>
          <table:table-cell/>
        </table:table-row>
        <table:table-row table:style-name="ro1">
          <table:table-cell office:value-type="float" office:value="3742" calcext:value-type="float">
            <text:p>3742</text:p>
          </table:table-cell>
          <table:table-cell table:formula="of:=[.$C$2]*[.A3744]" office:value-type="float" office:value="4.56787109375" calcext:value-type="float">
            <text:p>4.568</text:p>
          </table:table-cell>
          <table:table-cell/>
        </table:table-row>
        <table:table-row table:style-name="ro1">
          <table:table-cell office:value-type="float" office:value="3743" calcext:value-type="float">
            <text:p>3743</text:p>
          </table:table-cell>
          <table:table-cell table:formula="of:=[.$C$2]*[.A3745]" office:value-type="float" office:value="4.569091796875" calcext:value-type="float">
            <text:p>4.569</text:p>
          </table:table-cell>
          <table:table-cell/>
        </table:table-row>
        <table:table-row table:style-name="ro1">
          <table:table-cell office:value-type="float" office:value="3744" calcext:value-type="float">
            <text:p>3744</text:p>
          </table:table-cell>
          <table:table-cell table:formula="of:=[.$C$2]*[.A3746]" office:value-type="float" office:value="4.5703125" calcext:value-type="float">
            <text:p>4.570</text:p>
          </table:table-cell>
          <table:table-cell/>
        </table:table-row>
        <table:table-row table:style-name="ro1">
          <table:table-cell office:value-type="float" office:value="3745" calcext:value-type="float">
            <text:p>3745</text:p>
          </table:table-cell>
          <table:table-cell table:formula="of:=[.$C$2]*[.A3747]" office:value-type="float" office:value="4.571533203125" calcext:value-type="float">
            <text:p>4.572</text:p>
          </table:table-cell>
          <table:table-cell/>
        </table:table-row>
        <table:table-row table:style-name="ro1">
          <table:table-cell office:value-type="float" office:value="3746" calcext:value-type="float">
            <text:p>3746</text:p>
          </table:table-cell>
          <table:table-cell table:formula="of:=[.$C$2]*[.A3748]" office:value-type="float" office:value="4.57275390625" calcext:value-type="float">
            <text:p>4.573</text:p>
          </table:table-cell>
          <table:table-cell/>
        </table:table-row>
        <table:table-row table:style-name="ro1">
          <table:table-cell office:value-type="float" office:value="3747" calcext:value-type="float">
            <text:p>3747</text:p>
          </table:table-cell>
          <table:table-cell table:formula="of:=[.$C$2]*[.A3749]" office:value-type="float" office:value="4.573974609375" calcext:value-type="float">
            <text:p>4.574</text:p>
          </table:table-cell>
          <table:table-cell/>
        </table:table-row>
        <table:table-row table:style-name="ro1">
          <table:table-cell office:value-type="float" office:value="3748" calcext:value-type="float">
            <text:p>3748</text:p>
          </table:table-cell>
          <table:table-cell table:formula="of:=[.$C$2]*[.A3750]" office:value-type="float" office:value="4.5751953125" calcext:value-type="float">
            <text:p>4.575</text:p>
          </table:table-cell>
          <table:table-cell/>
        </table:table-row>
        <table:table-row table:style-name="ro1">
          <table:table-cell office:value-type="float" office:value="3749" calcext:value-type="float">
            <text:p>3749</text:p>
          </table:table-cell>
          <table:table-cell table:formula="of:=[.$C$2]*[.A3751]" office:value-type="float" office:value="4.576416015625" calcext:value-type="float">
            <text:p>4.576</text:p>
          </table:table-cell>
          <table:table-cell/>
        </table:table-row>
        <table:table-row table:style-name="ro1">
          <table:table-cell office:value-type="float" office:value="3750" calcext:value-type="float">
            <text:p>3750</text:p>
          </table:table-cell>
          <table:table-cell table:formula="of:=[.$C$2]*[.A3752]" office:value-type="float" office:value="4.57763671875" calcext:value-type="float">
            <text:p>4.578</text:p>
          </table:table-cell>
          <table:table-cell/>
        </table:table-row>
        <table:table-row table:style-name="ro1">
          <table:table-cell office:value-type="float" office:value="3751" calcext:value-type="float">
            <text:p>3751</text:p>
          </table:table-cell>
          <table:table-cell table:formula="of:=[.$C$2]*[.A3753]" office:value-type="float" office:value="4.578857421875" calcext:value-type="float">
            <text:p>4.579</text:p>
          </table:table-cell>
          <table:table-cell/>
        </table:table-row>
        <table:table-row table:style-name="ro1">
          <table:table-cell office:value-type="float" office:value="3752" calcext:value-type="float">
            <text:p>3752</text:p>
          </table:table-cell>
          <table:table-cell table:formula="of:=[.$C$2]*[.A3754]" office:value-type="float" office:value="4.580078125" calcext:value-type="float">
            <text:p>4.580</text:p>
          </table:table-cell>
          <table:table-cell/>
        </table:table-row>
        <table:table-row table:style-name="ro1">
          <table:table-cell office:value-type="float" office:value="3753" calcext:value-type="float">
            <text:p>3753</text:p>
          </table:table-cell>
          <table:table-cell table:formula="of:=[.$C$2]*[.A3755]" office:value-type="float" office:value="4.581298828125" calcext:value-type="float">
            <text:p>4.581</text:p>
          </table:table-cell>
          <table:table-cell/>
        </table:table-row>
        <table:table-row table:style-name="ro1">
          <table:table-cell office:value-type="float" office:value="3754" calcext:value-type="float">
            <text:p>3754</text:p>
          </table:table-cell>
          <table:table-cell table:formula="of:=[.$C$2]*[.A3756]" office:value-type="float" office:value="4.58251953125" calcext:value-type="float">
            <text:p>4.583</text:p>
          </table:table-cell>
          <table:table-cell/>
        </table:table-row>
        <table:table-row table:style-name="ro1">
          <table:table-cell office:value-type="float" office:value="3755" calcext:value-type="float">
            <text:p>3755</text:p>
          </table:table-cell>
          <table:table-cell table:formula="of:=[.$C$2]*[.A3757]" office:value-type="float" office:value="4.583740234375" calcext:value-type="float">
            <text:p>4.584</text:p>
          </table:table-cell>
          <table:table-cell/>
        </table:table-row>
        <table:table-row table:style-name="ro1">
          <table:table-cell office:value-type="float" office:value="3756" calcext:value-type="float">
            <text:p>3756</text:p>
          </table:table-cell>
          <table:table-cell table:formula="of:=[.$C$2]*[.A3758]" office:value-type="float" office:value="4.5849609375" calcext:value-type="float">
            <text:p>4.585</text:p>
          </table:table-cell>
          <table:table-cell/>
        </table:table-row>
        <table:table-row table:style-name="ro1">
          <table:table-cell office:value-type="float" office:value="3757" calcext:value-type="float">
            <text:p>3757</text:p>
          </table:table-cell>
          <table:table-cell table:formula="of:=[.$C$2]*[.A3759]" office:value-type="float" office:value="4.586181640625" calcext:value-type="float">
            <text:p>4.586</text:p>
          </table:table-cell>
          <table:table-cell/>
        </table:table-row>
        <table:table-row table:style-name="ro1">
          <table:table-cell office:value-type="float" office:value="3758" calcext:value-type="float">
            <text:p>3758</text:p>
          </table:table-cell>
          <table:table-cell table:formula="of:=[.$C$2]*[.A3760]" office:value-type="float" office:value="4.58740234375" calcext:value-type="float">
            <text:p>4.587</text:p>
          </table:table-cell>
          <table:table-cell/>
        </table:table-row>
        <table:table-row table:style-name="ro1">
          <table:table-cell office:value-type="float" office:value="3759" calcext:value-type="float">
            <text:p>3759</text:p>
          </table:table-cell>
          <table:table-cell table:formula="of:=[.$C$2]*[.A3761]" office:value-type="float" office:value="4.588623046875" calcext:value-type="float">
            <text:p>4.589</text:p>
          </table:table-cell>
          <table:table-cell/>
        </table:table-row>
        <table:table-row table:style-name="ro1">
          <table:table-cell office:value-type="float" office:value="3760" calcext:value-type="float">
            <text:p>3760</text:p>
          </table:table-cell>
          <table:table-cell table:formula="of:=[.$C$2]*[.A3762]" office:value-type="float" office:value="4.58984375" calcext:value-type="float">
            <text:p>4.590</text:p>
          </table:table-cell>
          <table:table-cell/>
        </table:table-row>
        <table:table-row table:style-name="ro1">
          <table:table-cell office:value-type="float" office:value="3761" calcext:value-type="float">
            <text:p>3761</text:p>
          </table:table-cell>
          <table:table-cell table:formula="of:=[.$C$2]*[.A3763]" office:value-type="float" office:value="4.591064453125" calcext:value-type="float">
            <text:p>4.591</text:p>
          </table:table-cell>
          <table:table-cell/>
        </table:table-row>
        <table:table-row table:style-name="ro1">
          <table:table-cell office:value-type="float" office:value="3762" calcext:value-type="float">
            <text:p>3762</text:p>
          </table:table-cell>
          <table:table-cell table:formula="of:=[.$C$2]*[.A3764]" office:value-type="float" office:value="4.59228515625" calcext:value-type="float">
            <text:p>4.592</text:p>
          </table:table-cell>
          <table:table-cell/>
        </table:table-row>
        <table:table-row table:style-name="ro1">
          <table:table-cell office:value-type="float" office:value="3763" calcext:value-type="float">
            <text:p>3763</text:p>
          </table:table-cell>
          <table:table-cell table:formula="of:=[.$C$2]*[.A3765]" office:value-type="float" office:value="4.593505859375" calcext:value-type="float">
            <text:p>4.594</text:p>
          </table:table-cell>
          <table:table-cell/>
        </table:table-row>
        <table:table-row table:style-name="ro1">
          <table:table-cell office:value-type="float" office:value="3764" calcext:value-type="float">
            <text:p>3764</text:p>
          </table:table-cell>
          <table:table-cell table:formula="of:=[.$C$2]*[.A3766]" office:value-type="float" office:value="4.5947265625" calcext:value-type="float">
            <text:p>4.595</text:p>
          </table:table-cell>
          <table:table-cell/>
        </table:table-row>
        <table:table-row table:style-name="ro1">
          <table:table-cell office:value-type="float" office:value="3765" calcext:value-type="float">
            <text:p>3765</text:p>
          </table:table-cell>
          <table:table-cell table:formula="of:=[.$C$2]*[.A3767]" office:value-type="float" office:value="4.595947265625" calcext:value-type="float">
            <text:p>4.596</text:p>
          </table:table-cell>
          <table:table-cell/>
        </table:table-row>
        <table:table-row table:style-name="ro1">
          <table:table-cell office:value-type="float" office:value="3766" calcext:value-type="float">
            <text:p>3766</text:p>
          </table:table-cell>
          <table:table-cell table:formula="of:=[.$C$2]*[.A3768]" office:value-type="float" office:value="4.59716796875" calcext:value-type="float">
            <text:p>4.597</text:p>
          </table:table-cell>
          <table:table-cell/>
        </table:table-row>
        <table:table-row table:style-name="ro1">
          <table:table-cell office:value-type="float" office:value="3767" calcext:value-type="float">
            <text:p>3767</text:p>
          </table:table-cell>
          <table:table-cell table:formula="of:=[.$C$2]*[.A3769]" office:value-type="float" office:value="4.598388671875" calcext:value-type="float">
            <text:p>4.598</text:p>
          </table:table-cell>
          <table:table-cell/>
        </table:table-row>
        <table:table-row table:style-name="ro1">
          <table:table-cell office:value-type="float" office:value="3768" calcext:value-type="float">
            <text:p>3768</text:p>
          </table:table-cell>
          <table:table-cell table:formula="of:=[.$C$2]*[.A3770]" office:value-type="float" office:value="4.599609375" calcext:value-type="float">
            <text:p>4.600</text:p>
          </table:table-cell>
          <table:table-cell/>
        </table:table-row>
        <table:table-row table:style-name="ro1">
          <table:table-cell office:value-type="float" office:value="3769" calcext:value-type="float">
            <text:p>3769</text:p>
          </table:table-cell>
          <table:table-cell table:formula="of:=[.$C$2]*[.A3771]" office:value-type="float" office:value="4.600830078125" calcext:value-type="float">
            <text:p>4.601</text:p>
          </table:table-cell>
          <table:table-cell/>
        </table:table-row>
        <table:table-row table:style-name="ro1">
          <table:table-cell office:value-type="float" office:value="3770" calcext:value-type="float">
            <text:p>3770</text:p>
          </table:table-cell>
          <table:table-cell table:formula="of:=[.$C$2]*[.A3772]" office:value-type="float" office:value="4.60205078125" calcext:value-type="float">
            <text:p>4.602</text:p>
          </table:table-cell>
          <table:table-cell/>
        </table:table-row>
        <table:table-row table:style-name="ro1">
          <table:table-cell office:value-type="float" office:value="3771" calcext:value-type="float">
            <text:p>3771</text:p>
          </table:table-cell>
          <table:table-cell table:formula="of:=[.$C$2]*[.A3773]" office:value-type="float" office:value="4.603271484375" calcext:value-type="float">
            <text:p>4.603</text:p>
          </table:table-cell>
          <table:table-cell/>
        </table:table-row>
        <table:table-row table:style-name="ro1">
          <table:table-cell office:value-type="float" office:value="3772" calcext:value-type="float">
            <text:p>3772</text:p>
          </table:table-cell>
          <table:table-cell table:formula="of:=[.$C$2]*[.A3774]" office:value-type="float" office:value="4.6044921875" calcext:value-type="float">
            <text:p>4.604</text:p>
          </table:table-cell>
          <table:table-cell/>
        </table:table-row>
        <table:table-row table:style-name="ro1">
          <table:table-cell office:value-type="float" office:value="3773" calcext:value-type="float">
            <text:p>3773</text:p>
          </table:table-cell>
          <table:table-cell table:formula="of:=[.$C$2]*[.A3775]" office:value-type="float" office:value="4.605712890625" calcext:value-type="float">
            <text:p>4.606</text:p>
          </table:table-cell>
          <table:table-cell/>
        </table:table-row>
        <table:table-row table:style-name="ro1">
          <table:table-cell office:value-type="float" office:value="3774" calcext:value-type="float">
            <text:p>3774</text:p>
          </table:table-cell>
          <table:table-cell table:formula="of:=[.$C$2]*[.A3776]" office:value-type="float" office:value="4.60693359375" calcext:value-type="float">
            <text:p>4.607</text:p>
          </table:table-cell>
          <table:table-cell/>
        </table:table-row>
        <table:table-row table:style-name="ro1">
          <table:table-cell office:value-type="float" office:value="3775" calcext:value-type="float">
            <text:p>3775</text:p>
          </table:table-cell>
          <table:table-cell table:formula="of:=[.$C$2]*[.A3777]" office:value-type="float" office:value="4.608154296875" calcext:value-type="float">
            <text:p>4.608</text:p>
          </table:table-cell>
          <table:table-cell/>
        </table:table-row>
        <table:table-row table:style-name="ro1">
          <table:table-cell office:value-type="float" office:value="3776" calcext:value-type="float">
            <text:p>3776</text:p>
          </table:table-cell>
          <table:table-cell table:formula="of:=[.$C$2]*[.A3778]" office:value-type="float" office:value="4.609375" calcext:value-type="float">
            <text:p>4.609</text:p>
          </table:table-cell>
          <table:table-cell/>
        </table:table-row>
        <table:table-row table:style-name="ro1">
          <table:table-cell office:value-type="float" office:value="3777" calcext:value-type="float">
            <text:p>3777</text:p>
          </table:table-cell>
          <table:table-cell table:formula="of:=[.$C$2]*[.A3779]" office:value-type="float" office:value="4.610595703125" calcext:value-type="float">
            <text:p>4.611</text:p>
          </table:table-cell>
          <table:table-cell/>
        </table:table-row>
        <table:table-row table:style-name="ro1">
          <table:table-cell office:value-type="float" office:value="3778" calcext:value-type="float">
            <text:p>3778</text:p>
          </table:table-cell>
          <table:table-cell table:formula="of:=[.$C$2]*[.A3780]" office:value-type="float" office:value="4.61181640625" calcext:value-type="float">
            <text:p>4.612</text:p>
          </table:table-cell>
          <table:table-cell/>
        </table:table-row>
        <table:table-row table:style-name="ro1">
          <table:table-cell office:value-type="float" office:value="3779" calcext:value-type="float">
            <text:p>3779</text:p>
          </table:table-cell>
          <table:table-cell table:formula="of:=[.$C$2]*[.A3781]" office:value-type="float" office:value="4.613037109375" calcext:value-type="float">
            <text:p>4.613</text:p>
          </table:table-cell>
          <table:table-cell/>
        </table:table-row>
        <table:table-row table:style-name="ro1">
          <table:table-cell office:value-type="float" office:value="3780" calcext:value-type="float">
            <text:p>3780</text:p>
          </table:table-cell>
          <table:table-cell table:formula="of:=[.$C$2]*[.A3782]" office:value-type="float" office:value="4.6142578125" calcext:value-type="float">
            <text:p>4.614</text:p>
          </table:table-cell>
          <table:table-cell/>
        </table:table-row>
        <table:table-row table:style-name="ro1">
          <table:table-cell office:value-type="float" office:value="3781" calcext:value-type="float">
            <text:p>3781</text:p>
          </table:table-cell>
          <table:table-cell table:formula="of:=[.$C$2]*[.A3783]" office:value-type="float" office:value="4.615478515625" calcext:value-type="float">
            <text:p>4.615</text:p>
          </table:table-cell>
          <table:table-cell/>
        </table:table-row>
        <table:table-row table:style-name="ro1">
          <table:table-cell office:value-type="float" office:value="3782" calcext:value-type="float">
            <text:p>3782</text:p>
          </table:table-cell>
          <table:table-cell table:formula="of:=[.$C$2]*[.A3784]" office:value-type="float" office:value="4.61669921875" calcext:value-type="float">
            <text:p>4.617</text:p>
          </table:table-cell>
          <table:table-cell/>
        </table:table-row>
        <table:table-row table:style-name="ro1">
          <table:table-cell office:value-type="float" office:value="3783" calcext:value-type="float">
            <text:p>3783</text:p>
          </table:table-cell>
          <table:table-cell table:formula="of:=[.$C$2]*[.A3785]" office:value-type="float" office:value="4.617919921875" calcext:value-type="float">
            <text:p>4.618</text:p>
          </table:table-cell>
          <table:table-cell/>
        </table:table-row>
        <table:table-row table:style-name="ro1">
          <table:table-cell office:value-type="float" office:value="3784" calcext:value-type="float">
            <text:p>3784</text:p>
          </table:table-cell>
          <table:table-cell table:formula="of:=[.$C$2]*[.A3786]" office:value-type="float" office:value="4.619140625" calcext:value-type="float">
            <text:p>4.619</text:p>
          </table:table-cell>
          <table:table-cell/>
        </table:table-row>
        <table:table-row table:style-name="ro1">
          <table:table-cell office:value-type="float" office:value="3785" calcext:value-type="float">
            <text:p>3785</text:p>
          </table:table-cell>
          <table:table-cell table:formula="of:=[.$C$2]*[.A3787]" office:value-type="float" office:value="4.620361328125" calcext:value-type="float">
            <text:p>4.620</text:p>
          </table:table-cell>
          <table:table-cell/>
        </table:table-row>
        <table:table-row table:style-name="ro1">
          <table:table-cell office:value-type="float" office:value="3786" calcext:value-type="float">
            <text:p>3786</text:p>
          </table:table-cell>
          <table:table-cell table:formula="of:=[.$C$2]*[.A3788]" office:value-type="float" office:value="4.62158203125" calcext:value-type="float">
            <text:p>4.622</text:p>
          </table:table-cell>
          <table:table-cell/>
        </table:table-row>
        <table:table-row table:style-name="ro1">
          <table:table-cell office:value-type="float" office:value="3787" calcext:value-type="float">
            <text:p>3787</text:p>
          </table:table-cell>
          <table:table-cell table:formula="of:=[.$C$2]*[.A3789]" office:value-type="float" office:value="4.622802734375" calcext:value-type="float">
            <text:p>4.623</text:p>
          </table:table-cell>
          <table:table-cell/>
        </table:table-row>
        <table:table-row table:style-name="ro1">
          <table:table-cell office:value-type="float" office:value="3788" calcext:value-type="float">
            <text:p>3788</text:p>
          </table:table-cell>
          <table:table-cell table:formula="of:=[.$C$2]*[.A3790]" office:value-type="float" office:value="4.6240234375" calcext:value-type="float">
            <text:p>4.624</text:p>
          </table:table-cell>
          <table:table-cell/>
        </table:table-row>
        <table:table-row table:style-name="ro1">
          <table:table-cell office:value-type="float" office:value="3789" calcext:value-type="float">
            <text:p>3789</text:p>
          </table:table-cell>
          <table:table-cell table:formula="of:=[.$C$2]*[.A3791]" office:value-type="float" office:value="4.625244140625" calcext:value-type="float">
            <text:p>4.625</text:p>
          </table:table-cell>
          <table:table-cell/>
        </table:table-row>
        <table:table-row table:style-name="ro1">
          <table:table-cell office:value-type="float" office:value="3790" calcext:value-type="float">
            <text:p>3790</text:p>
          </table:table-cell>
          <table:table-cell table:formula="of:=[.$C$2]*[.A3792]" office:value-type="float" office:value="4.62646484375" calcext:value-type="float">
            <text:p>4.626</text:p>
          </table:table-cell>
          <table:table-cell/>
        </table:table-row>
        <table:table-row table:style-name="ro1">
          <table:table-cell office:value-type="float" office:value="3791" calcext:value-type="float">
            <text:p>3791</text:p>
          </table:table-cell>
          <table:table-cell table:formula="of:=[.$C$2]*[.A3793]" office:value-type="float" office:value="4.627685546875" calcext:value-type="float">
            <text:p>4.628</text:p>
          </table:table-cell>
          <table:table-cell/>
        </table:table-row>
        <table:table-row table:style-name="ro1">
          <table:table-cell office:value-type="float" office:value="3792" calcext:value-type="float">
            <text:p>3792</text:p>
          </table:table-cell>
          <table:table-cell table:formula="of:=[.$C$2]*[.A3794]" office:value-type="float" office:value="4.62890625" calcext:value-type="float">
            <text:p>4.629</text:p>
          </table:table-cell>
          <table:table-cell/>
        </table:table-row>
        <table:table-row table:style-name="ro1">
          <table:table-cell office:value-type="float" office:value="3793" calcext:value-type="float">
            <text:p>3793</text:p>
          </table:table-cell>
          <table:table-cell table:formula="of:=[.$C$2]*[.A3795]" office:value-type="float" office:value="4.630126953125" calcext:value-type="float">
            <text:p>4.630</text:p>
          </table:table-cell>
          <table:table-cell/>
        </table:table-row>
        <table:table-row table:style-name="ro1">
          <table:table-cell office:value-type="float" office:value="3794" calcext:value-type="float">
            <text:p>3794</text:p>
          </table:table-cell>
          <table:table-cell table:formula="of:=[.$C$2]*[.A3796]" office:value-type="float" office:value="4.63134765625" calcext:value-type="float">
            <text:p>4.631</text:p>
          </table:table-cell>
          <table:table-cell/>
        </table:table-row>
        <table:table-row table:style-name="ro1">
          <table:table-cell office:value-type="float" office:value="3795" calcext:value-type="float">
            <text:p>3795</text:p>
          </table:table-cell>
          <table:table-cell table:formula="of:=[.$C$2]*[.A3797]" office:value-type="float" office:value="4.632568359375" calcext:value-type="float">
            <text:p>4.633</text:p>
          </table:table-cell>
          <table:table-cell/>
        </table:table-row>
        <table:table-row table:style-name="ro1">
          <table:table-cell office:value-type="float" office:value="3796" calcext:value-type="float">
            <text:p>3796</text:p>
          </table:table-cell>
          <table:table-cell table:formula="of:=[.$C$2]*[.A3798]" office:value-type="float" office:value="4.6337890625" calcext:value-type="float">
            <text:p>4.634</text:p>
          </table:table-cell>
          <table:table-cell/>
        </table:table-row>
        <table:table-row table:style-name="ro1">
          <table:table-cell office:value-type="float" office:value="3797" calcext:value-type="float">
            <text:p>3797</text:p>
          </table:table-cell>
          <table:table-cell table:formula="of:=[.$C$2]*[.A3799]" office:value-type="float" office:value="4.635009765625" calcext:value-type="float">
            <text:p>4.635</text:p>
          </table:table-cell>
          <table:table-cell/>
        </table:table-row>
        <table:table-row table:style-name="ro1">
          <table:table-cell office:value-type="float" office:value="3798" calcext:value-type="float">
            <text:p>3798</text:p>
          </table:table-cell>
          <table:table-cell table:formula="of:=[.$C$2]*[.A3800]" office:value-type="float" office:value="4.63623046875" calcext:value-type="float">
            <text:p>4.636</text:p>
          </table:table-cell>
          <table:table-cell/>
        </table:table-row>
        <table:table-row table:style-name="ro1">
          <table:table-cell office:value-type="float" office:value="3799" calcext:value-type="float">
            <text:p>3799</text:p>
          </table:table-cell>
          <table:table-cell table:formula="of:=[.$C$2]*[.A3801]" office:value-type="float" office:value="4.637451171875" calcext:value-type="float">
            <text:p>4.637</text:p>
          </table:table-cell>
          <table:table-cell/>
        </table:table-row>
        <table:table-row table:style-name="ro1">
          <table:table-cell office:value-type="float" office:value="3800" calcext:value-type="float">
            <text:p>3800</text:p>
          </table:table-cell>
          <table:table-cell table:formula="of:=[.$C$2]*[.A3802]" office:value-type="float" office:value="4.638671875" calcext:value-type="float">
            <text:p>4.639</text:p>
          </table:table-cell>
          <table:table-cell/>
        </table:table-row>
        <table:table-row table:style-name="ro1">
          <table:table-cell office:value-type="float" office:value="3801" calcext:value-type="float">
            <text:p>3801</text:p>
          </table:table-cell>
          <table:table-cell table:formula="of:=[.$C$2]*[.A3803]" office:value-type="float" office:value="4.639892578125" calcext:value-type="float">
            <text:p>4.640</text:p>
          </table:table-cell>
          <table:table-cell/>
        </table:table-row>
        <table:table-row table:style-name="ro1">
          <table:table-cell office:value-type="float" office:value="3802" calcext:value-type="float">
            <text:p>3802</text:p>
          </table:table-cell>
          <table:table-cell table:formula="of:=[.$C$2]*[.A3804]" office:value-type="float" office:value="4.64111328125" calcext:value-type="float">
            <text:p>4.641</text:p>
          </table:table-cell>
          <table:table-cell/>
        </table:table-row>
        <table:table-row table:style-name="ro1">
          <table:table-cell office:value-type="float" office:value="3803" calcext:value-type="float">
            <text:p>3803</text:p>
          </table:table-cell>
          <table:table-cell table:formula="of:=[.$C$2]*[.A3805]" office:value-type="float" office:value="4.642333984375" calcext:value-type="float">
            <text:p>4.642</text:p>
          </table:table-cell>
          <table:table-cell/>
        </table:table-row>
        <table:table-row table:style-name="ro1">
          <table:table-cell office:value-type="float" office:value="3804" calcext:value-type="float">
            <text:p>3804</text:p>
          </table:table-cell>
          <table:table-cell table:formula="of:=[.$C$2]*[.A3806]" office:value-type="float" office:value="4.6435546875" calcext:value-type="float">
            <text:p>4.644</text:p>
          </table:table-cell>
          <table:table-cell/>
        </table:table-row>
        <table:table-row table:style-name="ro1">
          <table:table-cell office:value-type="float" office:value="3805" calcext:value-type="float">
            <text:p>3805</text:p>
          </table:table-cell>
          <table:table-cell table:formula="of:=[.$C$2]*[.A3807]" office:value-type="float" office:value="4.644775390625" calcext:value-type="float">
            <text:p>4.645</text:p>
          </table:table-cell>
          <table:table-cell/>
        </table:table-row>
        <table:table-row table:style-name="ro1">
          <table:table-cell office:value-type="float" office:value="3806" calcext:value-type="float">
            <text:p>3806</text:p>
          </table:table-cell>
          <table:table-cell table:formula="of:=[.$C$2]*[.A3808]" office:value-type="float" office:value="4.64599609375" calcext:value-type="float">
            <text:p>4.646</text:p>
          </table:table-cell>
          <table:table-cell/>
        </table:table-row>
        <table:table-row table:style-name="ro1">
          <table:table-cell office:value-type="float" office:value="3807" calcext:value-type="float">
            <text:p>3807</text:p>
          </table:table-cell>
          <table:table-cell table:formula="of:=[.$C$2]*[.A3809]" office:value-type="float" office:value="4.647216796875" calcext:value-type="float">
            <text:p>4.647</text:p>
          </table:table-cell>
          <table:table-cell/>
        </table:table-row>
        <table:table-row table:style-name="ro1">
          <table:table-cell office:value-type="float" office:value="3808" calcext:value-type="float">
            <text:p>3808</text:p>
          </table:table-cell>
          <table:table-cell table:formula="of:=[.$C$2]*[.A3810]" office:value-type="float" office:value="4.6484375" calcext:value-type="float">
            <text:p>4.648</text:p>
          </table:table-cell>
          <table:table-cell/>
        </table:table-row>
        <table:table-row table:style-name="ro1">
          <table:table-cell office:value-type="float" office:value="3809" calcext:value-type="float">
            <text:p>3809</text:p>
          </table:table-cell>
          <table:table-cell table:formula="of:=[.$C$2]*[.A3811]" office:value-type="float" office:value="4.649658203125" calcext:value-type="float">
            <text:p>4.650</text:p>
          </table:table-cell>
          <table:table-cell/>
        </table:table-row>
        <table:table-row table:style-name="ro1">
          <table:table-cell office:value-type="float" office:value="3810" calcext:value-type="float">
            <text:p>3810</text:p>
          </table:table-cell>
          <table:table-cell table:formula="of:=[.$C$2]*[.A3812]" office:value-type="float" office:value="4.65087890625" calcext:value-type="float">
            <text:p>4.651</text:p>
          </table:table-cell>
          <table:table-cell/>
        </table:table-row>
        <table:table-row table:style-name="ro1">
          <table:table-cell office:value-type="float" office:value="3811" calcext:value-type="float">
            <text:p>3811</text:p>
          </table:table-cell>
          <table:table-cell table:formula="of:=[.$C$2]*[.A3813]" office:value-type="float" office:value="4.652099609375" calcext:value-type="float">
            <text:p>4.652</text:p>
          </table:table-cell>
          <table:table-cell/>
        </table:table-row>
        <table:table-row table:style-name="ro1">
          <table:table-cell office:value-type="float" office:value="3812" calcext:value-type="float">
            <text:p>3812</text:p>
          </table:table-cell>
          <table:table-cell table:formula="of:=[.$C$2]*[.A3814]" office:value-type="float" office:value="4.6533203125" calcext:value-type="float">
            <text:p>4.653</text:p>
          </table:table-cell>
          <table:table-cell/>
        </table:table-row>
        <table:table-row table:style-name="ro1">
          <table:table-cell office:value-type="float" office:value="3813" calcext:value-type="float">
            <text:p>3813</text:p>
          </table:table-cell>
          <table:table-cell table:formula="of:=[.$C$2]*[.A3815]" office:value-type="float" office:value="4.654541015625" calcext:value-type="float">
            <text:p>4.655</text:p>
          </table:table-cell>
          <table:table-cell/>
        </table:table-row>
        <table:table-row table:style-name="ro1">
          <table:table-cell office:value-type="float" office:value="3814" calcext:value-type="float">
            <text:p>3814</text:p>
          </table:table-cell>
          <table:table-cell table:formula="of:=[.$C$2]*[.A3816]" office:value-type="float" office:value="4.65576171875" calcext:value-type="float">
            <text:p>4.656</text:p>
          </table:table-cell>
          <table:table-cell/>
        </table:table-row>
        <table:table-row table:style-name="ro1">
          <table:table-cell office:value-type="float" office:value="3815" calcext:value-type="float">
            <text:p>3815</text:p>
          </table:table-cell>
          <table:table-cell table:formula="of:=[.$C$2]*[.A3817]" office:value-type="float" office:value="4.656982421875" calcext:value-type="float">
            <text:p>4.657</text:p>
          </table:table-cell>
          <table:table-cell/>
        </table:table-row>
        <table:table-row table:style-name="ro1">
          <table:table-cell office:value-type="float" office:value="3816" calcext:value-type="float">
            <text:p>3816</text:p>
          </table:table-cell>
          <table:table-cell table:formula="of:=[.$C$2]*[.A3818]" office:value-type="float" office:value="4.658203125" calcext:value-type="float">
            <text:p>4.658</text:p>
          </table:table-cell>
          <table:table-cell/>
        </table:table-row>
        <table:table-row table:style-name="ro1">
          <table:table-cell office:value-type="float" office:value="3817" calcext:value-type="float">
            <text:p>3817</text:p>
          </table:table-cell>
          <table:table-cell table:formula="of:=[.$C$2]*[.A3819]" office:value-type="float" office:value="4.659423828125" calcext:value-type="float">
            <text:p>4.659</text:p>
          </table:table-cell>
          <table:table-cell/>
        </table:table-row>
        <table:table-row table:style-name="ro1">
          <table:table-cell office:value-type="float" office:value="3818" calcext:value-type="float">
            <text:p>3818</text:p>
          </table:table-cell>
          <table:table-cell table:formula="of:=[.$C$2]*[.A3820]" office:value-type="float" office:value="4.66064453125" calcext:value-type="float">
            <text:p>4.661</text:p>
          </table:table-cell>
          <table:table-cell/>
        </table:table-row>
        <table:table-row table:style-name="ro1">
          <table:table-cell office:value-type="float" office:value="3819" calcext:value-type="float">
            <text:p>3819</text:p>
          </table:table-cell>
          <table:table-cell table:formula="of:=[.$C$2]*[.A3821]" office:value-type="float" office:value="4.661865234375" calcext:value-type="float">
            <text:p>4.662</text:p>
          </table:table-cell>
          <table:table-cell/>
        </table:table-row>
        <table:table-row table:style-name="ro1">
          <table:table-cell office:value-type="float" office:value="3820" calcext:value-type="float">
            <text:p>3820</text:p>
          </table:table-cell>
          <table:table-cell table:formula="of:=[.$C$2]*[.A3822]" office:value-type="float" office:value="4.6630859375" calcext:value-type="float">
            <text:p>4.663</text:p>
          </table:table-cell>
          <table:table-cell/>
        </table:table-row>
        <table:table-row table:style-name="ro1">
          <table:table-cell office:value-type="float" office:value="3821" calcext:value-type="float">
            <text:p>3821</text:p>
          </table:table-cell>
          <table:table-cell table:formula="of:=[.$C$2]*[.A3823]" office:value-type="float" office:value="4.664306640625" calcext:value-type="float">
            <text:p>4.664</text:p>
          </table:table-cell>
          <table:table-cell/>
        </table:table-row>
        <table:table-row table:style-name="ro1">
          <table:table-cell office:value-type="float" office:value="3822" calcext:value-type="float">
            <text:p>3822</text:p>
          </table:table-cell>
          <table:table-cell table:formula="of:=[.$C$2]*[.A3824]" office:value-type="float" office:value="4.66552734375" calcext:value-type="float">
            <text:p>4.666</text:p>
          </table:table-cell>
          <table:table-cell/>
        </table:table-row>
        <table:table-row table:style-name="ro1">
          <table:table-cell office:value-type="float" office:value="3823" calcext:value-type="float">
            <text:p>3823</text:p>
          </table:table-cell>
          <table:table-cell table:formula="of:=[.$C$2]*[.A3825]" office:value-type="float" office:value="4.666748046875" calcext:value-type="float">
            <text:p>4.667</text:p>
          </table:table-cell>
          <table:table-cell/>
        </table:table-row>
        <table:table-row table:style-name="ro1">
          <table:table-cell office:value-type="float" office:value="3824" calcext:value-type="float">
            <text:p>3824</text:p>
          </table:table-cell>
          <table:table-cell table:formula="of:=[.$C$2]*[.A3826]" office:value-type="float" office:value="4.66796875" calcext:value-type="float">
            <text:p>4.668</text:p>
          </table:table-cell>
          <table:table-cell/>
        </table:table-row>
        <table:table-row table:style-name="ro1">
          <table:table-cell office:value-type="float" office:value="3825" calcext:value-type="float">
            <text:p>3825</text:p>
          </table:table-cell>
          <table:table-cell table:formula="of:=[.$C$2]*[.A3827]" office:value-type="float" office:value="4.669189453125" calcext:value-type="float">
            <text:p>4.669</text:p>
          </table:table-cell>
          <table:table-cell/>
        </table:table-row>
        <table:table-row table:style-name="ro1">
          <table:table-cell office:value-type="float" office:value="3826" calcext:value-type="float">
            <text:p>3826</text:p>
          </table:table-cell>
          <table:table-cell table:formula="of:=[.$C$2]*[.A3828]" office:value-type="float" office:value="4.67041015625" calcext:value-type="float">
            <text:p>4.670</text:p>
          </table:table-cell>
          <table:table-cell/>
        </table:table-row>
        <table:table-row table:style-name="ro1">
          <table:table-cell office:value-type="float" office:value="3827" calcext:value-type="float">
            <text:p>3827</text:p>
          </table:table-cell>
          <table:table-cell table:formula="of:=[.$C$2]*[.A3829]" office:value-type="float" office:value="4.671630859375" calcext:value-type="float">
            <text:p>4.672</text:p>
          </table:table-cell>
          <table:table-cell/>
        </table:table-row>
        <table:table-row table:style-name="ro1">
          <table:table-cell office:value-type="float" office:value="3828" calcext:value-type="float">
            <text:p>3828</text:p>
          </table:table-cell>
          <table:table-cell table:formula="of:=[.$C$2]*[.A3830]" office:value-type="float" office:value="4.6728515625" calcext:value-type="float">
            <text:p>4.673</text:p>
          </table:table-cell>
          <table:table-cell/>
        </table:table-row>
        <table:table-row table:style-name="ro1">
          <table:table-cell office:value-type="float" office:value="3829" calcext:value-type="float">
            <text:p>3829</text:p>
          </table:table-cell>
          <table:table-cell table:formula="of:=[.$C$2]*[.A3831]" office:value-type="float" office:value="4.674072265625" calcext:value-type="float">
            <text:p>4.674</text:p>
          </table:table-cell>
          <table:table-cell/>
        </table:table-row>
        <table:table-row table:style-name="ro1">
          <table:table-cell office:value-type="float" office:value="3830" calcext:value-type="float">
            <text:p>3830</text:p>
          </table:table-cell>
          <table:table-cell table:formula="of:=[.$C$2]*[.A3832]" office:value-type="float" office:value="4.67529296875" calcext:value-type="float">
            <text:p>4.675</text:p>
          </table:table-cell>
          <table:table-cell/>
        </table:table-row>
        <table:table-row table:style-name="ro1">
          <table:table-cell office:value-type="float" office:value="3831" calcext:value-type="float">
            <text:p>3831</text:p>
          </table:table-cell>
          <table:table-cell table:formula="of:=[.$C$2]*[.A3833]" office:value-type="float" office:value="4.676513671875" calcext:value-type="float">
            <text:p>4.677</text:p>
          </table:table-cell>
          <table:table-cell/>
        </table:table-row>
        <table:table-row table:style-name="ro1">
          <table:table-cell office:value-type="float" office:value="3832" calcext:value-type="float">
            <text:p>3832</text:p>
          </table:table-cell>
          <table:table-cell table:formula="of:=[.$C$2]*[.A3834]" office:value-type="float" office:value="4.677734375" calcext:value-type="float">
            <text:p>4.678</text:p>
          </table:table-cell>
          <table:table-cell/>
        </table:table-row>
        <table:table-row table:style-name="ro1">
          <table:table-cell office:value-type="float" office:value="3833" calcext:value-type="float">
            <text:p>3833</text:p>
          </table:table-cell>
          <table:table-cell table:formula="of:=[.$C$2]*[.A3835]" office:value-type="float" office:value="4.678955078125" calcext:value-type="float">
            <text:p>4.679</text:p>
          </table:table-cell>
          <table:table-cell/>
        </table:table-row>
        <table:table-row table:style-name="ro1">
          <table:table-cell office:value-type="float" office:value="3834" calcext:value-type="float">
            <text:p>3834</text:p>
          </table:table-cell>
          <table:table-cell table:formula="of:=[.$C$2]*[.A3836]" office:value-type="float" office:value="4.68017578125" calcext:value-type="float">
            <text:p>4.680</text:p>
          </table:table-cell>
          <table:table-cell/>
        </table:table-row>
        <table:table-row table:style-name="ro1">
          <table:table-cell office:value-type="float" office:value="3835" calcext:value-type="float">
            <text:p>3835</text:p>
          </table:table-cell>
          <table:table-cell table:formula="of:=[.$C$2]*[.A3837]" office:value-type="float" office:value="4.681396484375" calcext:value-type="float">
            <text:p>4.681</text:p>
          </table:table-cell>
          <table:table-cell/>
        </table:table-row>
        <table:table-row table:style-name="ro1">
          <table:table-cell office:value-type="float" office:value="3836" calcext:value-type="float">
            <text:p>3836</text:p>
          </table:table-cell>
          <table:table-cell table:formula="of:=[.$C$2]*[.A3838]" office:value-type="float" office:value="4.6826171875" calcext:value-type="float">
            <text:p>4.683</text:p>
          </table:table-cell>
          <table:table-cell/>
        </table:table-row>
        <table:table-row table:style-name="ro1">
          <table:table-cell office:value-type="float" office:value="3837" calcext:value-type="float">
            <text:p>3837</text:p>
          </table:table-cell>
          <table:table-cell table:formula="of:=[.$C$2]*[.A3839]" office:value-type="float" office:value="4.683837890625" calcext:value-type="float">
            <text:p>4.684</text:p>
          </table:table-cell>
          <table:table-cell/>
        </table:table-row>
        <table:table-row table:style-name="ro1">
          <table:table-cell office:value-type="float" office:value="3838" calcext:value-type="float">
            <text:p>3838</text:p>
          </table:table-cell>
          <table:table-cell table:formula="of:=[.$C$2]*[.A3840]" office:value-type="float" office:value="4.68505859375" calcext:value-type="float">
            <text:p>4.685</text:p>
          </table:table-cell>
          <table:table-cell/>
        </table:table-row>
        <table:table-row table:style-name="ro1">
          <table:table-cell office:value-type="float" office:value="3839" calcext:value-type="float">
            <text:p>3839</text:p>
          </table:table-cell>
          <table:table-cell table:formula="of:=[.$C$2]*[.A3841]" office:value-type="float" office:value="4.686279296875" calcext:value-type="float">
            <text:p>4.686</text:p>
          </table:table-cell>
          <table:table-cell/>
        </table:table-row>
        <table:table-row table:style-name="ro1">
          <table:table-cell office:value-type="float" office:value="3840" calcext:value-type="float">
            <text:p>3840</text:p>
          </table:table-cell>
          <table:table-cell table:formula="of:=[.$C$2]*[.A3842]" office:value-type="float" office:value="4.6875" calcext:value-type="float">
            <text:p>4.688</text:p>
          </table:table-cell>
          <table:table-cell/>
        </table:table-row>
        <table:table-row table:style-name="ro1">
          <table:table-cell office:value-type="float" office:value="3841" calcext:value-type="float">
            <text:p>3841</text:p>
          </table:table-cell>
          <table:table-cell table:formula="of:=[.$C$2]*[.A3843]" office:value-type="float" office:value="4.688720703125" calcext:value-type="float">
            <text:p>4.689</text:p>
          </table:table-cell>
          <table:table-cell/>
        </table:table-row>
        <table:table-row table:style-name="ro1">
          <table:table-cell office:value-type="float" office:value="3842" calcext:value-type="float">
            <text:p>3842</text:p>
          </table:table-cell>
          <table:table-cell table:formula="of:=[.$C$2]*[.A3844]" office:value-type="float" office:value="4.68994140625" calcext:value-type="float">
            <text:p>4.690</text:p>
          </table:table-cell>
          <table:table-cell/>
        </table:table-row>
        <table:table-row table:style-name="ro1">
          <table:table-cell office:value-type="float" office:value="3843" calcext:value-type="float">
            <text:p>3843</text:p>
          </table:table-cell>
          <table:table-cell table:formula="of:=[.$C$2]*[.A3845]" office:value-type="float" office:value="4.691162109375" calcext:value-type="float">
            <text:p>4.691</text:p>
          </table:table-cell>
          <table:table-cell/>
        </table:table-row>
        <table:table-row table:style-name="ro1">
          <table:table-cell office:value-type="float" office:value="3844" calcext:value-type="float">
            <text:p>3844</text:p>
          </table:table-cell>
          <table:table-cell table:formula="of:=[.$C$2]*[.A3846]" office:value-type="float" office:value="4.6923828125" calcext:value-type="float">
            <text:p>4.692</text:p>
          </table:table-cell>
          <table:table-cell/>
        </table:table-row>
        <table:table-row table:style-name="ro1">
          <table:table-cell office:value-type="float" office:value="3845" calcext:value-type="float">
            <text:p>3845</text:p>
          </table:table-cell>
          <table:table-cell table:formula="of:=[.$C$2]*[.A3847]" office:value-type="float" office:value="4.693603515625" calcext:value-type="float">
            <text:p>4.694</text:p>
          </table:table-cell>
          <table:table-cell/>
        </table:table-row>
        <table:table-row table:style-name="ro1">
          <table:table-cell office:value-type="float" office:value="3846" calcext:value-type="float">
            <text:p>3846</text:p>
          </table:table-cell>
          <table:table-cell table:formula="of:=[.$C$2]*[.A3848]" office:value-type="float" office:value="4.69482421875" calcext:value-type="float">
            <text:p>4.695</text:p>
          </table:table-cell>
          <table:table-cell/>
        </table:table-row>
        <table:table-row table:style-name="ro1">
          <table:table-cell office:value-type="float" office:value="3847" calcext:value-type="float">
            <text:p>3847</text:p>
          </table:table-cell>
          <table:table-cell table:formula="of:=[.$C$2]*[.A3849]" office:value-type="float" office:value="4.696044921875" calcext:value-type="float">
            <text:p>4.696</text:p>
          </table:table-cell>
          <table:table-cell/>
        </table:table-row>
        <table:table-row table:style-name="ro1">
          <table:table-cell office:value-type="float" office:value="3848" calcext:value-type="float">
            <text:p>3848</text:p>
          </table:table-cell>
          <table:table-cell table:formula="of:=[.$C$2]*[.A3850]" office:value-type="float" office:value="4.697265625" calcext:value-type="float">
            <text:p>4.697</text:p>
          </table:table-cell>
          <table:table-cell/>
        </table:table-row>
        <table:table-row table:style-name="ro1">
          <table:table-cell office:value-type="float" office:value="3849" calcext:value-type="float">
            <text:p>3849</text:p>
          </table:table-cell>
          <table:table-cell table:formula="of:=[.$C$2]*[.A3851]" office:value-type="float" office:value="4.698486328125" calcext:value-type="float">
            <text:p>4.698</text:p>
          </table:table-cell>
          <table:table-cell/>
        </table:table-row>
        <table:table-row table:style-name="ro1">
          <table:table-cell office:value-type="float" office:value="3850" calcext:value-type="float">
            <text:p>3850</text:p>
          </table:table-cell>
          <table:table-cell table:formula="of:=[.$C$2]*[.A3852]" office:value-type="float" office:value="4.69970703125" calcext:value-type="float">
            <text:p>4.700</text:p>
          </table:table-cell>
          <table:table-cell/>
        </table:table-row>
        <table:table-row table:style-name="ro1">
          <table:table-cell office:value-type="float" office:value="3851" calcext:value-type="float">
            <text:p>3851</text:p>
          </table:table-cell>
          <table:table-cell table:formula="of:=[.$C$2]*[.A3853]" office:value-type="float" office:value="4.700927734375" calcext:value-type="float">
            <text:p>4.701</text:p>
          </table:table-cell>
          <table:table-cell/>
        </table:table-row>
        <table:table-row table:style-name="ro1">
          <table:table-cell office:value-type="float" office:value="3852" calcext:value-type="float">
            <text:p>3852</text:p>
          </table:table-cell>
          <table:table-cell table:formula="of:=[.$C$2]*[.A3854]" office:value-type="float" office:value="4.7021484375" calcext:value-type="float">
            <text:p>4.702</text:p>
          </table:table-cell>
          <table:table-cell/>
        </table:table-row>
        <table:table-row table:style-name="ro1">
          <table:table-cell office:value-type="float" office:value="3853" calcext:value-type="float">
            <text:p>3853</text:p>
          </table:table-cell>
          <table:table-cell table:formula="of:=[.$C$2]*[.A3855]" office:value-type="float" office:value="4.703369140625" calcext:value-type="float">
            <text:p>4.703</text:p>
          </table:table-cell>
          <table:table-cell/>
        </table:table-row>
        <table:table-row table:style-name="ro1">
          <table:table-cell office:value-type="float" office:value="3854" calcext:value-type="float">
            <text:p>3854</text:p>
          </table:table-cell>
          <table:table-cell table:formula="of:=[.$C$2]*[.A3856]" office:value-type="float" office:value="4.70458984375" calcext:value-type="float">
            <text:p>4.705</text:p>
          </table:table-cell>
          <table:table-cell/>
        </table:table-row>
        <table:table-row table:style-name="ro1">
          <table:table-cell office:value-type="float" office:value="3855" calcext:value-type="float">
            <text:p>3855</text:p>
          </table:table-cell>
          <table:table-cell table:formula="of:=[.$C$2]*[.A3857]" office:value-type="float" office:value="4.705810546875" calcext:value-type="float">
            <text:p>4.706</text:p>
          </table:table-cell>
          <table:table-cell/>
        </table:table-row>
        <table:table-row table:style-name="ro1">
          <table:table-cell office:value-type="float" office:value="3856" calcext:value-type="float">
            <text:p>3856</text:p>
          </table:table-cell>
          <table:table-cell table:formula="of:=[.$C$2]*[.A3858]" office:value-type="float" office:value="4.70703125" calcext:value-type="float">
            <text:p>4.707</text:p>
          </table:table-cell>
          <table:table-cell/>
        </table:table-row>
        <table:table-row table:style-name="ro1">
          <table:table-cell office:value-type="float" office:value="3857" calcext:value-type="float">
            <text:p>3857</text:p>
          </table:table-cell>
          <table:table-cell table:formula="of:=[.$C$2]*[.A3859]" office:value-type="float" office:value="4.708251953125" calcext:value-type="float">
            <text:p>4.708</text:p>
          </table:table-cell>
          <table:table-cell/>
        </table:table-row>
        <table:table-row table:style-name="ro1">
          <table:table-cell office:value-type="float" office:value="3858" calcext:value-type="float">
            <text:p>3858</text:p>
          </table:table-cell>
          <table:table-cell table:formula="of:=[.$C$2]*[.A3860]" office:value-type="float" office:value="4.70947265625" calcext:value-type="float">
            <text:p>4.709</text:p>
          </table:table-cell>
          <table:table-cell/>
        </table:table-row>
        <table:table-row table:style-name="ro1">
          <table:table-cell office:value-type="float" office:value="3859" calcext:value-type="float">
            <text:p>3859</text:p>
          </table:table-cell>
          <table:table-cell table:formula="of:=[.$C$2]*[.A3861]" office:value-type="float" office:value="4.710693359375" calcext:value-type="float">
            <text:p>4.711</text:p>
          </table:table-cell>
          <table:table-cell/>
        </table:table-row>
        <table:table-row table:style-name="ro1">
          <table:table-cell office:value-type="float" office:value="3860" calcext:value-type="float">
            <text:p>3860</text:p>
          </table:table-cell>
          <table:table-cell table:formula="of:=[.$C$2]*[.A3862]" office:value-type="float" office:value="4.7119140625" calcext:value-type="float">
            <text:p>4.712</text:p>
          </table:table-cell>
          <table:table-cell/>
        </table:table-row>
        <table:table-row table:style-name="ro1">
          <table:table-cell office:value-type="float" office:value="3861" calcext:value-type="float">
            <text:p>3861</text:p>
          </table:table-cell>
          <table:table-cell table:formula="of:=[.$C$2]*[.A3863]" office:value-type="float" office:value="4.713134765625" calcext:value-type="float">
            <text:p>4.713</text:p>
          </table:table-cell>
          <table:table-cell/>
        </table:table-row>
        <table:table-row table:style-name="ro1">
          <table:table-cell office:value-type="float" office:value="3862" calcext:value-type="float">
            <text:p>3862</text:p>
          </table:table-cell>
          <table:table-cell table:formula="of:=[.$C$2]*[.A3864]" office:value-type="float" office:value="4.71435546875" calcext:value-type="float">
            <text:p>4.714</text:p>
          </table:table-cell>
          <table:table-cell/>
        </table:table-row>
        <table:table-row table:style-name="ro1">
          <table:table-cell office:value-type="float" office:value="3863" calcext:value-type="float">
            <text:p>3863</text:p>
          </table:table-cell>
          <table:table-cell table:formula="of:=[.$C$2]*[.A3865]" office:value-type="float" office:value="4.715576171875" calcext:value-type="float">
            <text:p>4.716</text:p>
          </table:table-cell>
          <table:table-cell/>
        </table:table-row>
        <table:table-row table:style-name="ro1">
          <table:table-cell office:value-type="float" office:value="3864" calcext:value-type="float">
            <text:p>3864</text:p>
          </table:table-cell>
          <table:table-cell table:formula="of:=[.$C$2]*[.A3866]" office:value-type="float" office:value="4.716796875" calcext:value-type="float">
            <text:p>4.717</text:p>
          </table:table-cell>
          <table:table-cell/>
        </table:table-row>
        <table:table-row table:style-name="ro1">
          <table:table-cell office:value-type="float" office:value="3865" calcext:value-type="float">
            <text:p>3865</text:p>
          </table:table-cell>
          <table:table-cell table:formula="of:=[.$C$2]*[.A3867]" office:value-type="float" office:value="4.718017578125" calcext:value-type="float">
            <text:p>4.718</text:p>
          </table:table-cell>
          <table:table-cell/>
        </table:table-row>
        <table:table-row table:style-name="ro1">
          <table:table-cell office:value-type="float" office:value="3866" calcext:value-type="float">
            <text:p>3866</text:p>
          </table:table-cell>
          <table:table-cell table:formula="of:=[.$C$2]*[.A3868]" office:value-type="float" office:value="4.71923828125" calcext:value-type="float">
            <text:p>4.719</text:p>
          </table:table-cell>
          <table:table-cell/>
        </table:table-row>
        <table:table-row table:style-name="ro1">
          <table:table-cell office:value-type="float" office:value="3867" calcext:value-type="float">
            <text:p>3867</text:p>
          </table:table-cell>
          <table:table-cell table:formula="of:=[.$C$2]*[.A3869]" office:value-type="float" office:value="4.720458984375" calcext:value-type="float">
            <text:p>4.720</text:p>
          </table:table-cell>
          <table:table-cell/>
        </table:table-row>
        <table:table-row table:style-name="ro1">
          <table:table-cell office:value-type="float" office:value="3868" calcext:value-type="float">
            <text:p>3868</text:p>
          </table:table-cell>
          <table:table-cell table:formula="of:=[.$C$2]*[.A3870]" office:value-type="float" office:value="4.7216796875" calcext:value-type="float">
            <text:p>4.722</text:p>
          </table:table-cell>
          <table:table-cell/>
        </table:table-row>
        <table:table-row table:style-name="ro1">
          <table:table-cell office:value-type="float" office:value="3869" calcext:value-type="float">
            <text:p>3869</text:p>
          </table:table-cell>
          <table:table-cell table:formula="of:=[.$C$2]*[.A3871]" office:value-type="float" office:value="4.722900390625" calcext:value-type="float">
            <text:p>4.723</text:p>
          </table:table-cell>
          <table:table-cell/>
        </table:table-row>
        <table:table-row table:style-name="ro1">
          <table:table-cell office:value-type="float" office:value="3870" calcext:value-type="float">
            <text:p>3870</text:p>
          </table:table-cell>
          <table:table-cell table:formula="of:=[.$C$2]*[.A3872]" office:value-type="float" office:value="4.72412109375" calcext:value-type="float">
            <text:p>4.724</text:p>
          </table:table-cell>
          <table:table-cell/>
        </table:table-row>
        <table:table-row table:style-name="ro1">
          <table:table-cell office:value-type="float" office:value="3871" calcext:value-type="float">
            <text:p>3871</text:p>
          </table:table-cell>
          <table:table-cell table:formula="of:=[.$C$2]*[.A3873]" office:value-type="float" office:value="4.725341796875" calcext:value-type="float">
            <text:p>4.725</text:p>
          </table:table-cell>
          <table:table-cell/>
        </table:table-row>
        <table:table-row table:style-name="ro1">
          <table:table-cell office:value-type="float" office:value="3872" calcext:value-type="float">
            <text:p>3872</text:p>
          </table:table-cell>
          <table:table-cell table:formula="of:=[.$C$2]*[.A3874]" office:value-type="float" office:value="4.7265625" calcext:value-type="float">
            <text:p>4.727</text:p>
          </table:table-cell>
          <table:table-cell/>
        </table:table-row>
        <table:table-row table:style-name="ro1">
          <table:table-cell office:value-type="float" office:value="3873" calcext:value-type="float">
            <text:p>3873</text:p>
          </table:table-cell>
          <table:table-cell table:formula="of:=[.$C$2]*[.A3875]" office:value-type="float" office:value="4.727783203125" calcext:value-type="float">
            <text:p>4.728</text:p>
          </table:table-cell>
          <table:table-cell/>
        </table:table-row>
        <table:table-row table:style-name="ro1">
          <table:table-cell office:value-type="float" office:value="3874" calcext:value-type="float">
            <text:p>3874</text:p>
          </table:table-cell>
          <table:table-cell table:formula="of:=[.$C$2]*[.A3876]" office:value-type="float" office:value="4.72900390625" calcext:value-type="float">
            <text:p>4.729</text:p>
          </table:table-cell>
          <table:table-cell/>
        </table:table-row>
        <table:table-row table:style-name="ro1">
          <table:table-cell office:value-type="float" office:value="3875" calcext:value-type="float">
            <text:p>3875</text:p>
          </table:table-cell>
          <table:table-cell table:formula="of:=[.$C$2]*[.A3877]" office:value-type="float" office:value="4.730224609375" calcext:value-type="float">
            <text:p>4.730</text:p>
          </table:table-cell>
          <table:table-cell/>
        </table:table-row>
        <table:table-row table:style-name="ro1">
          <table:table-cell office:value-type="float" office:value="3876" calcext:value-type="float">
            <text:p>3876</text:p>
          </table:table-cell>
          <table:table-cell table:formula="of:=[.$C$2]*[.A3878]" office:value-type="float" office:value="4.7314453125" calcext:value-type="float">
            <text:p>4.731</text:p>
          </table:table-cell>
          <table:table-cell/>
        </table:table-row>
        <table:table-row table:style-name="ro1">
          <table:table-cell office:value-type="float" office:value="3877" calcext:value-type="float">
            <text:p>3877</text:p>
          </table:table-cell>
          <table:table-cell table:formula="of:=[.$C$2]*[.A3879]" office:value-type="float" office:value="4.732666015625" calcext:value-type="float">
            <text:p>4.733</text:p>
          </table:table-cell>
          <table:table-cell/>
        </table:table-row>
        <table:table-row table:style-name="ro1">
          <table:table-cell office:value-type="float" office:value="3878" calcext:value-type="float">
            <text:p>3878</text:p>
          </table:table-cell>
          <table:table-cell table:formula="of:=[.$C$2]*[.A3880]" office:value-type="float" office:value="4.73388671875" calcext:value-type="float">
            <text:p>4.734</text:p>
          </table:table-cell>
          <table:table-cell/>
        </table:table-row>
        <table:table-row table:style-name="ro1">
          <table:table-cell office:value-type="float" office:value="3879" calcext:value-type="float">
            <text:p>3879</text:p>
          </table:table-cell>
          <table:table-cell table:formula="of:=[.$C$2]*[.A3881]" office:value-type="float" office:value="4.735107421875" calcext:value-type="float">
            <text:p>4.735</text:p>
          </table:table-cell>
          <table:table-cell/>
        </table:table-row>
        <table:table-row table:style-name="ro1">
          <table:table-cell office:value-type="float" office:value="3880" calcext:value-type="float">
            <text:p>3880</text:p>
          </table:table-cell>
          <table:table-cell table:formula="of:=[.$C$2]*[.A3882]" office:value-type="float" office:value="4.736328125" calcext:value-type="float">
            <text:p>4.736</text:p>
          </table:table-cell>
          <table:table-cell/>
        </table:table-row>
        <table:table-row table:style-name="ro1">
          <table:table-cell office:value-type="float" office:value="3881" calcext:value-type="float">
            <text:p>3881</text:p>
          </table:table-cell>
          <table:table-cell table:formula="of:=[.$C$2]*[.A3883]" office:value-type="float" office:value="4.737548828125" calcext:value-type="float">
            <text:p>4.738</text:p>
          </table:table-cell>
          <table:table-cell/>
        </table:table-row>
        <table:table-row table:style-name="ro1">
          <table:table-cell office:value-type="float" office:value="3882" calcext:value-type="float">
            <text:p>3882</text:p>
          </table:table-cell>
          <table:table-cell table:formula="of:=[.$C$2]*[.A3884]" office:value-type="float" office:value="4.73876953125" calcext:value-type="float">
            <text:p>4.739</text:p>
          </table:table-cell>
          <table:table-cell/>
        </table:table-row>
        <table:table-row table:style-name="ro1">
          <table:table-cell office:value-type="float" office:value="3883" calcext:value-type="float">
            <text:p>3883</text:p>
          </table:table-cell>
          <table:table-cell table:formula="of:=[.$C$2]*[.A3885]" office:value-type="float" office:value="4.739990234375" calcext:value-type="float">
            <text:p>4.740</text:p>
          </table:table-cell>
          <table:table-cell/>
        </table:table-row>
        <table:table-row table:style-name="ro1">
          <table:table-cell office:value-type="float" office:value="3884" calcext:value-type="float">
            <text:p>3884</text:p>
          </table:table-cell>
          <table:table-cell table:formula="of:=[.$C$2]*[.A3886]" office:value-type="float" office:value="4.7412109375" calcext:value-type="float">
            <text:p>4.741</text:p>
          </table:table-cell>
          <table:table-cell/>
        </table:table-row>
        <table:table-row table:style-name="ro1">
          <table:table-cell office:value-type="float" office:value="3885" calcext:value-type="float">
            <text:p>3885</text:p>
          </table:table-cell>
          <table:table-cell table:formula="of:=[.$C$2]*[.A3887]" office:value-type="float" office:value="4.742431640625" calcext:value-type="float">
            <text:p>4.742</text:p>
          </table:table-cell>
          <table:table-cell/>
        </table:table-row>
        <table:table-row table:style-name="ro1">
          <table:table-cell office:value-type="float" office:value="3886" calcext:value-type="float">
            <text:p>3886</text:p>
          </table:table-cell>
          <table:table-cell table:formula="of:=[.$C$2]*[.A3888]" office:value-type="float" office:value="4.74365234375" calcext:value-type="float">
            <text:p>4.744</text:p>
          </table:table-cell>
          <table:table-cell/>
        </table:table-row>
        <table:table-row table:style-name="ro1">
          <table:table-cell office:value-type="float" office:value="3887" calcext:value-type="float">
            <text:p>3887</text:p>
          </table:table-cell>
          <table:table-cell table:formula="of:=[.$C$2]*[.A3889]" office:value-type="float" office:value="4.744873046875" calcext:value-type="float">
            <text:p>4.745</text:p>
          </table:table-cell>
          <table:table-cell/>
        </table:table-row>
        <table:table-row table:style-name="ro1">
          <table:table-cell office:value-type="float" office:value="3888" calcext:value-type="float">
            <text:p>3888</text:p>
          </table:table-cell>
          <table:table-cell table:formula="of:=[.$C$2]*[.A3890]" office:value-type="float" office:value="4.74609375" calcext:value-type="float">
            <text:p>4.746</text:p>
          </table:table-cell>
          <table:table-cell/>
        </table:table-row>
        <table:table-row table:style-name="ro1">
          <table:table-cell office:value-type="float" office:value="3889" calcext:value-type="float">
            <text:p>3889</text:p>
          </table:table-cell>
          <table:table-cell table:formula="of:=[.$C$2]*[.A3891]" office:value-type="float" office:value="4.747314453125" calcext:value-type="float">
            <text:p>4.747</text:p>
          </table:table-cell>
          <table:table-cell/>
        </table:table-row>
        <table:table-row table:style-name="ro1">
          <table:table-cell office:value-type="float" office:value="3890" calcext:value-type="float">
            <text:p>3890</text:p>
          </table:table-cell>
          <table:table-cell table:formula="of:=[.$C$2]*[.A3892]" office:value-type="float" office:value="4.74853515625" calcext:value-type="float">
            <text:p>4.749</text:p>
          </table:table-cell>
          <table:table-cell/>
        </table:table-row>
        <table:table-row table:style-name="ro1">
          <table:table-cell office:value-type="float" office:value="3891" calcext:value-type="float">
            <text:p>3891</text:p>
          </table:table-cell>
          <table:table-cell table:formula="of:=[.$C$2]*[.A3893]" office:value-type="float" office:value="4.749755859375" calcext:value-type="float">
            <text:p>4.750</text:p>
          </table:table-cell>
          <table:table-cell/>
        </table:table-row>
        <table:table-row table:style-name="ro1">
          <table:table-cell office:value-type="float" office:value="3892" calcext:value-type="float">
            <text:p>3892</text:p>
          </table:table-cell>
          <table:table-cell table:formula="of:=[.$C$2]*[.A3894]" office:value-type="float" office:value="4.7509765625" calcext:value-type="float">
            <text:p>4.751</text:p>
          </table:table-cell>
          <table:table-cell/>
        </table:table-row>
        <table:table-row table:style-name="ro1">
          <table:table-cell office:value-type="float" office:value="3893" calcext:value-type="float">
            <text:p>3893</text:p>
          </table:table-cell>
          <table:table-cell table:formula="of:=[.$C$2]*[.A3895]" office:value-type="float" office:value="4.752197265625" calcext:value-type="float">
            <text:p>4.752</text:p>
          </table:table-cell>
          <table:table-cell/>
        </table:table-row>
        <table:table-row table:style-name="ro1">
          <table:table-cell office:value-type="float" office:value="3894" calcext:value-type="float">
            <text:p>3894</text:p>
          </table:table-cell>
          <table:table-cell table:formula="of:=[.$C$2]*[.A3896]" office:value-type="float" office:value="4.75341796875" calcext:value-type="float">
            <text:p>4.753</text:p>
          </table:table-cell>
          <table:table-cell/>
        </table:table-row>
        <table:table-row table:style-name="ro1">
          <table:table-cell office:value-type="float" office:value="3895" calcext:value-type="float">
            <text:p>3895</text:p>
          </table:table-cell>
          <table:table-cell table:formula="of:=[.$C$2]*[.A3897]" office:value-type="float" office:value="4.754638671875" calcext:value-type="float">
            <text:p>4.755</text:p>
          </table:table-cell>
          <table:table-cell/>
        </table:table-row>
        <table:table-row table:style-name="ro1">
          <table:table-cell office:value-type="float" office:value="3896" calcext:value-type="float">
            <text:p>3896</text:p>
          </table:table-cell>
          <table:table-cell table:formula="of:=[.$C$2]*[.A3898]" office:value-type="float" office:value="4.755859375" calcext:value-type="float">
            <text:p>4.756</text:p>
          </table:table-cell>
          <table:table-cell/>
        </table:table-row>
        <table:table-row table:style-name="ro1">
          <table:table-cell office:value-type="float" office:value="3897" calcext:value-type="float">
            <text:p>3897</text:p>
          </table:table-cell>
          <table:table-cell table:formula="of:=[.$C$2]*[.A3899]" office:value-type="float" office:value="4.757080078125" calcext:value-type="float">
            <text:p>4.757</text:p>
          </table:table-cell>
          <table:table-cell/>
        </table:table-row>
        <table:table-row table:style-name="ro1">
          <table:table-cell office:value-type="float" office:value="3898" calcext:value-type="float">
            <text:p>3898</text:p>
          </table:table-cell>
          <table:table-cell table:formula="of:=[.$C$2]*[.A3900]" office:value-type="float" office:value="4.75830078125" calcext:value-type="float">
            <text:p>4.758</text:p>
          </table:table-cell>
          <table:table-cell/>
        </table:table-row>
        <table:table-row table:style-name="ro1">
          <table:table-cell office:value-type="float" office:value="3899" calcext:value-type="float">
            <text:p>3899</text:p>
          </table:table-cell>
          <table:table-cell table:formula="of:=[.$C$2]*[.A3901]" office:value-type="float" office:value="4.759521484375" calcext:value-type="float">
            <text:p>4.760</text:p>
          </table:table-cell>
          <table:table-cell/>
        </table:table-row>
        <table:table-row table:style-name="ro1">
          <table:table-cell office:value-type="float" office:value="3900" calcext:value-type="float">
            <text:p>3900</text:p>
          </table:table-cell>
          <table:table-cell table:formula="of:=[.$C$2]*[.A3902]" office:value-type="float" office:value="4.7607421875" calcext:value-type="float">
            <text:p>4.761</text:p>
          </table:table-cell>
          <table:table-cell/>
        </table:table-row>
        <table:table-row table:style-name="ro1">
          <table:table-cell office:value-type="float" office:value="3901" calcext:value-type="float">
            <text:p>3901</text:p>
          </table:table-cell>
          <table:table-cell table:formula="of:=[.$C$2]*[.A3903]" office:value-type="float" office:value="4.761962890625" calcext:value-type="float">
            <text:p>4.762</text:p>
          </table:table-cell>
          <table:table-cell/>
        </table:table-row>
        <table:table-row table:style-name="ro1">
          <table:table-cell office:value-type="float" office:value="3902" calcext:value-type="float">
            <text:p>3902</text:p>
          </table:table-cell>
          <table:table-cell table:formula="of:=[.$C$2]*[.A3904]" office:value-type="float" office:value="4.76318359375" calcext:value-type="float">
            <text:p>4.763</text:p>
          </table:table-cell>
          <table:table-cell/>
        </table:table-row>
        <table:table-row table:style-name="ro1">
          <table:table-cell office:value-type="float" office:value="3903" calcext:value-type="float">
            <text:p>3903</text:p>
          </table:table-cell>
          <table:table-cell table:formula="of:=[.$C$2]*[.A3905]" office:value-type="float" office:value="4.764404296875" calcext:value-type="float">
            <text:p>4.764</text:p>
          </table:table-cell>
          <table:table-cell/>
        </table:table-row>
        <table:table-row table:style-name="ro1">
          <table:table-cell office:value-type="float" office:value="3904" calcext:value-type="float">
            <text:p>3904</text:p>
          </table:table-cell>
          <table:table-cell table:formula="of:=[.$C$2]*[.A3906]" office:value-type="float" office:value="4.765625" calcext:value-type="float">
            <text:p>4.766</text:p>
          </table:table-cell>
          <table:table-cell/>
        </table:table-row>
        <table:table-row table:style-name="ro1">
          <table:table-cell office:value-type="float" office:value="3905" calcext:value-type="float">
            <text:p>3905</text:p>
          </table:table-cell>
          <table:table-cell table:formula="of:=[.$C$2]*[.A3907]" office:value-type="float" office:value="4.766845703125" calcext:value-type="float">
            <text:p>4.767</text:p>
          </table:table-cell>
          <table:table-cell/>
        </table:table-row>
        <table:table-row table:style-name="ro1">
          <table:table-cell office:value-type="float" office:value="3906" calcext:value-type="float">
            <text:p>3906</text:p>
          </table:table-cell>
          <table:table-cell table:formula="of:=[.$C$2]*[.A3908]" office:value-type="float" office:value="4.76806640625" calcext:value-type="float">
            <text:p>4.768</text:p>
          </table:table-cell>
          <table:table-cell/>
        </table:table-row>
        <table:table-row table:style-name="ro1">
          <table:table-cell office:value-type="float" office:value="3907" calcext:value-type="float">
            <text:p>3907</text:p>
          </table:table-cell>
          <table:table-cell table:formula="of:=[.$C$2]*[.A3909]" office:value-type="float" office:value="4.769287109375" calcext:value-type="float">
            <text:p>4.769</text:p>
          </table:table-cell>
          <table:table-cell/>
        </table:table-row>
        <table:table-row table:style-name="ro1">
          <table:table-cell office:value-type="float" office:value="3908" calcext:value-type="float">
            <text:p>3908</text:p>
          </table:table-cell>
          <table:table-cell table:formula="of:=[.$C$2]*[.A3910]" office:value-type="float" office:value="4.7705078125" calcext:value-type="float">
            <text:p>4.771</text:p>
          </table:table-cell>
          <table:table-cell/>
        </table:table-row>
        <table:table-row table:style-name="ro1">
          <table:table-cell office:value-type="float" office:value="3909" calcext:value-type="float">
            <text:p>3909</text:p>
          </table:table-cell>
          <table:table-cell table:formula="of:=[.$C$2]*[.A3911]" office:value-type="float" office:value="4.771728515625" calcext:value-type="float">
            <text:p>4.772</text:p>
          </table:table-cell>
          <table:table-cell/>
        </table:table-row>
        <table:table-row table:style-name="ro1">
          <table:table-cell office:value-type="float" office:value="3910" calcext:value-type="float">
            <text:p>3910</text:p>
          </table:table-cell>
          <table:table-cell table:formula="of:=[.$C$2]*[.A3912]" office:value-type="float" office:value="4.77294921875" calcext:value-type="float">
            <text:p>4.773</text:p>
          </table:table-cell>
          <table:table-cell/>
        </table:table-row>
        <table:table-row table:style-name="ro1">
          <table:table-cell office:value-type="float" office:value="3911" calcext:value-type="float">
            <text:p>3911</text:p>
          </table:table-cell>
          <table:table-cell table:formula="of:=[.$C$2]*[.A3913]" office:value-type="float" office:value="4.774169921875" calcext:value-type="float">
            <text:p>4.774</text:p>
          </table:table-cell>
          <table:table-cell/>
        </table:table-row>
        <table:table-row table:style-name="ro1">
          <table:table-cell office:value-type="float" office:value="3912" calcext:value-type="float">
            <text:p>3912</text:p>
          </table:table-cell>
          <table:table-cell table:formula="of:=[.$C$2]*[.A3914]" office:value-type="float" office:value="4.775390625" calcext:value-type="float">
            <text:p>4.775</text:p>
          </table:table-cell>
          <table:table-cell/>
        </table:table-row>
        <table:table-row table:style-name="ro1">
          <table:table-cell office:value-type="float" office:value="3913" calcext:value-type="float">
            <text:p>3913</text:p>
          </table:table-cell>
          <table:table-cell table:formula="of:=[.$C$2]*[.A3915]" office:value-type="float" office:value="4.776611328125" calcext:value-type="float">
            <text:p>4.777</text:p>
          </table:table-cell>
          <table:table-cell/>
        </table:table-row>
        <table:table-row table:style-name="ro1">
          <table:table-cell office:value-type="float" office:value="3914" calcext:value-type="float">
            <text:p>3914</text:p>
          </table:table-cell>
          <table:table-cell table:formula="of:=[.$C$2]*[.A3916]" office:value-type="float" office:value="4.77783203125" calcext:value-type="float">
            <text:p>4.778</text:p>
          </table:table-cell>
          <table:table-cell/>
        </table:table-row>
        <table:table-row table:style-name="ro1">
          <table:table-cell office:value-type="float" office:value="3915" calcext:value-type="float">
            <text:p>3915</text:p>
          </table:table-cell>
          <table:table-cell table:formula="of:=[.$C$2]*[.A3917]" office:value-type="float" office:value="4.779052734375" calcext:value-type="float">
            <text:p>4.779</text:p>
          </table:table-cell>
          <table:table-cell/>
        </table:table-row>
        <table:table-row table:style-name="ro1">
          <table:table-cell office:value-type="float" office:value="3916" calcext:value-type="float">
            <text:p>3916</text:p>
          </table:table-cell>
          <table:table-cell table:formula="of:=[.$C$2]*[.A3918]" office:value-type="float" office:value="4.7802734375" calcext:value-type="float">
            <text:p>4.780</text:p>
          </table:table-cell>
          <table:table-cell/>
        </table:table-row>
        <table:table-row table:style-name="ro1">
          <table:table-cell office:value-type="float" office:value="3917" calcext:value-type="float">
            <text:p>3917</text:p>
          </table:table-cell>
          <table:table-cell table:formula="of:=[.$C$2]*[.A3919]" office:value-type="float" office:value="4.781494140625" calcext:value-type="float">
            <text:p>4.781</text:p>
          </table:table-cell>
          <table:table-cell/>
        </table:table-row>
        <table:table-row table:style-name="ro1">
          <table:table-cell office:value-type="float" office:value="3918" calcext:value-type="float">
            <text:p>3918</text:p>
          </table:table-cell>
          <table:table-cell table:formula="of:=[.$C$2]*[.A3920]" office:value-type="float" office:value="4.78271484375" calcext:value-type="float">
            <text:p>4.783</text:p>
          </table:table-cell>
          <table:table-cell/>
        </table:table-row>
        <table:table-row table:style-name="ro1">
          <table:table-cell office:value-type="float" office:value="3919" calcext:value-type="float">
            <text:p>3919</text:p>
          </table:table-cell>
          <table:table-cell table:formula="of:=[.$C$2]*[.A3921]" office:value-type="float" office:value="4.783935546875" calcext:value-type="float">
            <text:p>4.784</text:p>
          </table:table-cell>
          <table:table-cell/>
        </table:table-row>
        <table:table-row table:style-name="ro1">
          <table:table-cell office:value-type="float" office:value="3920" calcext:value-type="float">
            <text:p>3920</text:p>
          </table:table-cell>
          <table:table-cell table:formula="of:=[.$C$2]*[.A3922]" office:value-type="float" office:value="4.78515625" calcext:value-type="float">
            <text:p>4.785</text:p>
          </table:table-cell>
          <table:table-cell/>
        </table:table-row>
        <table:table-row table:style-name="ro1">
          <table:table-cell office:value-type="float" office:value="3921" calcext:value-type="float">
            <text:p>3921</text:p>
          </table:table-cell>
          <table:table-cell table:formula="of:=[.$C$2]*[.A3923]" office:value-type="float" office:value="4.786376953125" calcext:value-type="float">
            <text:p>4.786</text:p>
          </table:table-cell>
          <table:table-cell/>
        </table:table-row>
        <table:table-row table:style-name="ro1">
          <table:table-cell office:value-type="float" office:value="3922" calcext:value-type="float">
            <text:p>3922</text:p>
          </table:table-cell>
          <table:table-cell table:formula="of:=[.$C$2]*[.A3924]" office:value-type="float" office:value="4.78759765625" calcext:value-type="float">
            <text:p>4.788</text:p>
          </table:table-cell>
          <table:table-cell/>
        </table:table-row>
        <table:table-row table:style-name="ro1">
          <table:table-cell office:value-type="float" office:value="3923" calcext:value-type="float">
            <text:p>3923</text:p>
          </table:table-cell>
          <table:table-cell table:formula="of:=[.$C$2]*[.A3925]" office:value-type="float" office:value="4.788818359375" calcext:value-type="float">
            <text:p>4.789</text:p>
          </table:table-cell>
          <table:table-cell/>
        </table:table-row>
        <table:table-row table:style-name="ro1">
          <table:table-cell office:value-type="float" office:value="3924" calcext:value-type="float">
            <text:p>3924</text:p>
          </table:table-cell>
          <table:table-cell table:formula="of:=[.$C$2]*[.A3926]" office:value-type="float" office:value="4.7900390625" calcext:value-type="float">
            <text:p>4.790</text:p>
          </table:table-cell>
          <table:table-cell/>
        </table:table-row>
        <table:table-row table:style-name="ro1">
          <table:table-cell office:value-type="float" office:value="3925" calcext:value-type="float">
            <text:p>3925</text:p>
          </table:table-cell>
          <table:table-cell table:formula="of:=[.$C$2]*[.A3927]" office:value-type="float" office:value="4.791259765625" calcext:value-type="float">
            <text:p>4.791</text:p>
          </table:table-cell>
          <table:table-cell/>
        </table:table-row>
        <table:table-row table:style-name="ro1">
          <table:table-cell office:value-type="float" office:value="3926" calcext:value-type="float">
            <text:p>3926</text:p>
          </table:table-cell>
          <table:table-cell table:formula="of:=[.$C$2]*[.A3928]" office:value-type="float" office:value="4.79248046875" calcext:value-type="float">
            <text:p>4.792</text:p>
          </table:table-cell>
          <table:table-cell/>
        </table:table-row>
        <table:table-row table:style-name="ro1">
          <table:table-cell office:value-type="float" office:value="3927" calcext:value-type="float">
            <text:p>3927</text:p>
          </table:table-cell>
          <table:table-cell table:formula="of:=[.$C$2]*[.A3929]" office:value-type="float" office:value="4.793701171875" calcext:value-type="float">
            <text:p>4.794</text:p>
          </table:table-cell>
          <table:table-cell/>
        </table:table-row>
        <table:table-row table:style-name="ro1">
          <table:table-cell office:value-type="float" office:value="3928" calcext:value-type="float">
            <text:p>3928</text:p>
          </table:table-cell>
          <table:table-cell table:formula="of:=[.$C$2]*[.A3930]" office:value-type="float" office:value="4.794921875" calcext:value-type="float">
            <text:p>4.795</text:p>
          </table:table-cell>
          <table:table-cell/>
        </table:table-row>
        <table:table-row table:style-name="ro1">
          <table:table-cell office:value-type="float" office:value="3929" calcext:value-type="float">
            <text:p>3929</text:p>
          </table:table-cell>
          <table:table-cell table:formula="of:=[.$C$2]*[.A3931]" office:value-type="float" office:value="4.796142578125" calcext:value-type="float">
            <text:p>4.796</text:p>
          </table:table-cell>
          <table:table-cell/>
        </table:table-row>
        <table:table-row table:style-name="ro1">
          <table:table-cell office:value-type="float" office:value="3930" calcext:value-type="float">
            <text:p>3930</text:p>
          </table:table-cell>
          <table:table-cell table:formula="of:=[.$C$2]*[.A3932]" office:value-type="float" office:value="4.79736328125" calcext:value-type="float">
            <text:p>4.797</text:p>
          </table:table-cell>
          <table:table-cell/>
        </table:table-row>
        <table:table-row table:style-name="ro1">
          <table:table-cell office:value-type="float" office:value="3931" calcext:value-type="float">
            <text:p>3931</text:p>
          </table:table-cell>
          <table:table-cell table:formula="of:=[.$C$2]*[.A3933]" office:value-type="float" office:value="4.798583984375" calcext:value-type="float">
            <text:p>4.799</text:p>
          </table:table-cell>
          <table:table-cell/>
        </table:table-row>
        <table:table-row table:style-name="ro1">
          <table:table-cell office:value-type="float" office:value="3932" calcext:value-type="float">
            <text:p>3932</text:p>
          </table:table-cell>
          <table:table-cell table:formula="of:=[.$C$2]*[.A3934]" office:value-type="float" office:value="4.7998046875" calcext:value-type="float">
            <text:p>4.800</text:p>
          </table:table-cell>
          <table:table-cell/>
        </table:table-row>
        <table:table-row table:style-name="ro1">
          <table:table-cell office:value-type="float" office:value="3933" calcext:value-type="float">
            <text:p>3933</text:p>
          </table:table-cell>
          <table:table-cell table:formula="of:=[.$C$2]*[.A3935]" office:value-type="float" office:value="4.801025390625" calcext:value-type="float">
            <text:p>4.801</text:p>
          </table:table-cell>
          <table:table-cell/>
        </table:table-row>
        <table:table-row table:style-name="ro1">
          <table:table-cell office:value-type="float" office:value="3934" calcext:value-type="float">
            <text:p>3934</text:p>
          </table:table-cell>
          <table:table-cell table:formula="of:=[.$C$2]*[.A3936]" office:value-type="float" office:value="4.80224609375" calcext:value-type="float">
            <text:p>4.802</text:p>
          </table:table-cell>
          <table:table-cell/>
        </table:table-row>
        <table:table-row table:style-name="ro1">
          <table:table-cell office:value-type="float" office:value="3935" calcext:value-type="float">
            <text:p>3935</text:p>
          </table:table-cell>
          <table:table-cell table:formula="of:=[.$C$2]*[.A3937]" office:value-type="float" office:value="4.803466796875" calcext:value-type="float">
            <text:p>4.803</text:p>
          </table:table-cell>
          <table:table-cell/>
        </table:table-row>
        <table:table-row table:style-name="ro1">
          <table:table-cell office:value-type="float" office:value="3936" calcext:value-type="float">
            <text:p>3936</text:p>
          </table:table-cell>
          <table:table-cell table:formula="of:=[.$C$2]*[.A3938]" office:value-type="float" office:value="4.8046875" calcext:value-type="float">
            <text:p>4.805</text:p>
          </table:table-cell>
          <table:table-cell/>
        </table:table-row>
        <table:table-row table:style-name="ro1">
          <table:table-cell office:value-type="float" office:value="3937" calcext:value-type="float">
            <text:p>3937</text:p>
          </table:table-cell>
          <table:table-cell table:formula="of:=[.$C$2]*[.A3939]" office:value-type="float" office:value="4.805908203125" calcext:value-type="float">
            <text:p>4.806</text:p>
          </table:table-cell>
          <table:table-cell/>
        </table:table-row>
        <table:table-row table:style-name="ro1">
          <table:table-cell office:value-type="float" office:value="3938" calcext:value-type="float">
            <text:p>3938</text:p>
          </table:table-cell>
          <table:table-cell table:formula="of:=[.$C$2]*[.A3940]" office:value-type="float" office:value="4.80712890625" calcext:value-type="float">
            <text:p>4.807</text:p>
          </table:table-cell>
          <table:table-cell/>
        </table:table-row>
        <table:table-row table:style-name="ro1">
          <table:table-cell office:value-type="float" office:value="3939" calcext:value-type="float">
            <text:p>3939</text:p>
          </table:table-cell>
          <table:table-cell table:formula="of:=[.$C$2]*[.A3941]" office:value-type="float" office:value="4.808349609375" calcext:value-type="float">
            <text:p>4.808</text:p>
          </table:table-cell>
          <table:table-cell/>
        </table:table-row>
        <table:table-row table:style-name="ro1">
          <table:table-cell office:value-type="float" office:value="3940" calcext:value-type="float">
            <text:p>3940</text:p>
          </table:table-cell>
          <table:table-cell table:formula="of:=[.$C$2]*[.A3942]" office:value-type="float" office:value="4.8095703125" calcext:value-type="float">
            <text:p>4.810</text:p>
          </table:table-cell>
          <table:table-cell/>
        </table:table-row>
        <table:table-row table:style-name="ro1">
          <table:table-cell office:value-type="float" office:value="3941" calcext:value-type="float">
            <text:p>3941</text:p>
          </table:table-cell>
          <table:table-cell table:formula="of:=[.$C$2]*[.A3943]" office:value-type="float" office:value="4.810791015625" calcext:value-type="float">
            <text:p>4.811</text:p>
          </table:table-cell>
          <table:table-cell/>
        </table:table-row>
        <table:table-row table:style-name="ro1">
          <table:table-cell office:value-type="float" office:value="3942" calcext:value-type="float">
            <text:p>3942</text:p>
          </table:table-cell>
          <table:table-cell table:formula="of:=[.$C$2]*[.A3944]" office:value-type="float" office:value="4.81201171875" calcext:value-type="float">
            <text:p>4.812</text:p>
          </table:table-cell>
          <table:table-cell/>
        </table:table-row>
        <table:table-row table:style-name="ro1">
          <table:table-cell office:value-type="float" office:value="3943" calcext:value-type="float">
            <text:p>3943</text:p>
          </table:table-cell>
          <table:table-cell table:formula="of:=[.$C$2]*[.A3945]" office:value-type="float" office:value="4.813232421875" calcext:value-type="float">
            <text:p>4.813</text:p>
          </table:table-cell>
          <table:table-cell/>
        </table:table-row>
        <table:table-row table:style-name="ro1">
          <table:table-cell office:value-type="float" office:value="3944" calcext:value-type="float">
            <text:p>3944</text:p>
          </table:table-cell>
          <table:table-cell table:formula="of:=[.$C$2]*[.A3946]" office:value-type="float" office:value="4.814453125" calcext:value-type="float">
            <text:p>4.814</text:p>
          </table:table-cell>
          <table:table-cell/>
        </table:table-row>
        <table:table-row table:style-name="ro1">
          <table:table-cell office:value-type="float" office:value="3945" calcext:value-type="float">
            <text:p>3945</text:p>
          </table:table-cell>
          <table:table-cell table:formula="of:=[.$C$2]*[.A3947]" office:value-type="float" office:value="4.815673828125" calcext:value-type="float">
            <text:p>4.816</text:p>
          </table:table-cell>
          <table:table-cell/>
        </table:table-row>
        <table:table-row table:style-name="ro1">
          <table:table-cell office:value-type="float" office:value="3946" calcext:value-type="float">
            <text:p>3946</text:p>
          </table:table-cell>
          <table:table-cell table:formula="of:=[.$C$2]*[.A3948]" office:value-type="float" office:value="4.81689453125" calcext:value-type="float">
            <text:p>4.817</text:p>
          </table:table-cell>
          <table:table-cell/>
        </table:table-row>
        <table:table-row table:style-name="ro1">
          <table:table-cell office:value-type="float" office:value="3947" calcext:value-type="float">
            <text:p>3947</text:p>
          </table:table-cell>
          <table:table-cell table:formula="of:=[.$C$2]*[.A3949]" office:value-type="float" office:value="4.818115234375" calcext:value-type="float">
            <text:p>4.818</text:p>
          </table:table-cell>
          <table:table-cell/>
        </table:table-row>
        <table:table-row table:style-name="ro1">
          <table:table-cell office:value-type="float" office:value="3948" calcext:value-type="float">
            <text:p>3948</text:p>
          </table:table-cell>
          <table:table-cell table:formula="of:=[.$C$2]*[.A3950]" office:value-type="float" office:value="4.8193359375" calcext:value-type="float">
            <text:p>4.819</text:p>
          </table:table-cell>
          <table:table-cell/>
        </table:table-row>
        <table:table-row table:style-name="ro1">
          <table:table-cell office:value-type="float" office:value="3949" calcext:value-type="float">
            <text:p>3949</text:p>
          </table:table-cell>
          <table:table-cell table:formula="of:=[.$C$2]*[.A3951]" office:value-type="float" office:value="4.820556640625" calcext:value-type="float">
            <text:p>4.821</text:p>
          </table:table-cell>
          <table:table-cell/>
        </table:table-row>
        <table:table-row table:style-name="ro1">
          <table:table-cell office:value-type="float" office:value="3950" calcext:value-type="float">
            <text:p>3950</text:p>
          </table:table-cell>
          <table:table-cell table:formula="of:=[.$C$2]*[.A3952]" office:value-type="float" office:value="4.82177734375" calcext:value-type="float">
            <text:p>4.822</text:p>
          </table:table-cell>
          <table:table-cell/>
        </table:table-row>
        <table:table-row table:style-name="ro1">
          <table:table-cell office:value-type="float" office:value="3951" calcext:value-type="float">
            <text:p>3951</text:p>
          </table:table-cell>
          <table:table-cell table:formula="of:=[.$C$2]*[.A3953]" office:value-type="float" office:value="4.822998046875" calcext:value-type="float">
            <text:p>4.823</text:p>
          </table:table-cell>
          <table:table-cell/>
        </table:table-row>
        <table:table-row table:style-name="ro1">
          <table:table-cell office:value-type="float" office:value="3952" calcext:value-type="float">
            <text:p>3952</text:p>
          </table:table-cell>
          <table:table-cell table:formula="of:=[.$C$2]*[.A3954]" office:value-type="float" office:value="4.82421875" calcext:value-type="float">
            <text:p>4.824</text:p>
          </table:table-cell>
          <table:table-cell/>
        </table:table-row>
        <table:table-row table:style-name="ro1">
          <table:table-cell office:value-type="float" office:value="3953" calcext:value-type="float">
            <text:p>3953</text:p>
          </table:table-cell>
          <table:table-cell table:formula="of:=[.$C$2]*[.A3955]" office:value-type="float" office:value="4.825439453125" calcext:value-type="float">
            <text:p>4.825</text:p>
          </table:table-cell>
          <table:table-cell/>
        </table:table-row>
        <table:table-row table:style-name="ro1">
          <table:table-cell office:value-type="float" office:value="3954" calcext:value-type="float">
            <text:p>3954</text:p>
          </table:table-cell>
          <table:table-cell table:formula="of:=[.$C$2]*[.A3956]" office:value-type="float" office:value="4.82666015625" calcext:value-type="float">
            <text:p>4.827</text:p>
          </table:table-cell>
          <table:table-cell/>
        </table:table-row>
        <table:table-row table:style-name="ro1">
          <table:table-cell office:value-type="float" office:value="3955" calcext:value-type="float">
            <text:p>3955</text:p>
          </table:table-cell>
          <table:table-cell table:formula="of:=[.$C$2]*[.A3957]" office:value-type="float" office:value="4.827880859375" calcext:value-type="float">
            <text:p>4.828</text:p>
          </table:table-cell>
          <table:table-cell/>
        </table:table-row>
        <table:table-row table:style-name="ro1">
          <table:table-cell office:value-type="float" office:value="3956" calcext:value-type="float">
            <text:p>3956</text:p>
          </table:table-cell>
          <table:table-cell table:formula="of:=[.$C$2]*[.A3958]" office:value-type="float" office:value="4.8291015625" calcext:value-type="float">
            <text:p>4.829</text:p>
          </table:table-cell>
          <table:table-cell/>
        </table:table-row>
        <table:table-row table:style-name="ro1">
          <table:table-cell office:value-type="float" office:value="3957" calcext:value-type="float">
            <text:p>3957</text:p>
          </table:table-cell>
          <table:table-cell table:formula="of:=[.$C$2]*[.A3959]" office:value-type="float" office:value="4.830322265625" calcext:value-type="float">
            <text:p>4.830</text:p>
          </table:table-cell>
          <table:table-cell/>
        </table:table-row>
        <table:table-row table:style-name="ro1">
          <table:table-cell office:value-type="float" office:value="3958" calcext:value-type="float">
            <text:p>3958</text:p>
          </table:table-cell>
          <table:table-cell table:formula="of:=[.$C$2]*[.A3960]" office:value-type="float" office:value="4.83154296875" calcext:value-type="float">
            <text:p>4.832</text:p>
          </table:table-cell>
          <table:table-cell/>
        </table:table-row>
        <table:table-row table:style-name="ro1">
          <table:table-cell office:value-type="float" office:value="3959" calcext:value-type="float">
            <text:p>3959</text:p>
          </table:table-cell>
          <table:table-cell table:formula="of:=[.$C$2]*[.A3961]" office:value-type="float" office:value="4.832763671875" calcext:value-type="float">
            <text:p>4.833</text:p>
          </table:table-cell>
          <table:table-cell/>
        </table:table-row>
        <table:table-row table:style-name="ro1">
          <table:table-cell office:value-type="float" office:value="3960" calcext:value-type="float">
            <text:p>3960</text:p>
          </table:table-cell>
          <table:table-cell table:formula="of:=[.$C$2]*[.A3962]" office:value-type="float" office:value="4.833984375" calcext:value-type="float">
            <text:p>4.834</text:p>
          </table:table-cell>
          <table:table-cell/>
        </table:table-row>
        <table:table-row table:style-name="ro1">
          <table:table-cell office:value-type="float" office:value="3961" calcext:value-type="float">
            <text:p>3961</text:p>
          </table:table-cell>
          <table:table-cell table:formula="of:=[.$C$2]*[.A3963]" office:value-type="float" office:value="4.835205078125" calcext:value-type="float">
            <text:p>4.835</text:p>
          </table:table-cell>
          <table:table-cell/>
        </table:table-row>
        <table:table-row table:style-name="ro1">
          <table:table-cell office:value-type="float" office:value="3962" calcext:value-type="float">
            <text:p>3962</text:p>
          </table:table-cell>
          <table:table-cell table:formula="of:=[.$C$2]*[.A3964]" office:value-type="float" office:value="4.83642578125" calcext:value-type="float">
            <text:p>4.836</text:p>
          </table:table-cell>
          <table:table-cell/>
        </table:table-row>
        <table:table-row table:style-name="ro1">
          <table:table-cell office:value-type="float" office:value="3963" calcext:value-type="float">
            <text:p>3963</text:p>
          </table:table-cell>
          <table:table-cell table:formula="of:=[.$C$2]*[.A3965]" office:value-type="float" office:value="4.837646484375" calcext:value-type="float">
            <text:p>4.838</text:p>
          </table:table-cell>
          <table:table-cell/>
        </table:table-row>
        <table:table-row table:style-name="ro1">
          <table:table-cell office:value-type="float" office:value="3964" calcext:value-type="float">
            <text:p>3964</text:p>
          </table:table-cell>
          <table:table-cell table:formula="of:=[.$C$2]*[.A3966]" office:value-type="float" office:value="4.8388671875" calcext:value-type="float">
            <text:p>4.839</text:p>
          </table:table-cell>
          <table:table-cell/>
        </table:table-row>
        <table:table-row table:style-name="ro1">
          <table:table-cell office:value-type="float" office:value="3965" calcext:value-type="float">
            <text:p>3965</text:p>
          </table:table-cell>
          <table:table-cell table:formula="of:=[.$C$2]*[.A3967]" office:value-type="float" office:value="4.840087890625" calcext:value-type="float">
            <text:p>4.840</text:p>
          </table:table-cell>
          <table:table-cell/>
        </table:table-row>
        <table:table-row table:style-name="ro1">
          <table:table-cell office:value-type="float" office:value="3966" calcext:value-type="float">
            <text:p>3966</text:p>
          </table:table-cell>
          <table:table-cell table:formula="of:=[.$C$2]*[.A3968]" office:value-type="float" office:value="4.84130859375" calcext:value-type="float">
            <text:p>4.841</text:p>
          </table:table-cell>
          <table:table-cell/>
        </table:table-row>
        <table:table-row table:style-name="ro1">
          <table:table-cell office:value-type="float" office:value="3967" calcext:value-type="float">
            <text:p>3967</text:p>
          </table:table-cell>
          <table:table-cell table:formula="of:=[.$C$2]*[.A3969]" office:value-type="float" office:value="4.842529296875" calcext:value-type="float">
            <text:p>4.843</text:p>
          </table:table-cell>
          <table:table-cell/>
        </table:table-row>
        <table:table-row table:style-name="ro1">
          <table:table-cell office:value-type="float" office:value="3968" calcext:value-type="float">
            <text:p>3968</text:p>
          </table:table-cell>
          <table:table-cell table:formula="of:=[.$C$2]*[.A3970]" office:value-type="float" office:value="4.84375" calcext:value-type="float">
            <text:p>4.844</text:p>
          </table:table-cell>
          <table:table-cell/>
        </table:table-row>
        <table:table-row table:style-name="ro1">
          <table:table-cell office:value-type="float" office:value="3969" calcext:value-type="float">
            <text:p>3969</text:p>
          </table:table-cell>
          <table:table-cell table:formula="of:=[.$C$2]*[.A3971]" office:value-type="float" office:value="4.844970703125" calcext:value-type="float">
            <text:p>4.845</text:p>
          </table:table-cell>
          <table:table-cell/>
        </table:table-row>
        <table:table-row table:style-name="ro1">
          <table:table-cell office:value-type="float" office:value="3970" calcext:value-type="float">
            <text:p>3970</text:p>
          </table:table-cell>
          <table:table-cell table:formula="of:=[.$C$2]*[.A3972]" office:value-type="float" office:value="4.84619140625" calcext:value-type="float">
            <text:p>4.846</text:p>
          </table:table-cell>
          <table:table-cell/>
        </table:table-row>
        <table:table-row table:style-name="ro1">
          <table:table-cell office:value-type="float" office:value="3971" calcext:value-type="float">
            <text:p>3971</text:p>
          </table:table-cell>
          <table:table-cell table:formula="of:=[.$C$2]*[.A3973]" office:value-type="float" office:value="4.847412109375" calcext:value-type="float">
            <text:p>4.847</text:p>
          </table:table-cell>
          <table:table-cell/>
        </table:table-row>
        <table:table-row table:style-name="ro1">
          <table:table-cell office:value-type="float" office:value="3972" calcext:value-type="float">
            <text:p>3972</text:p>
          </table:table-cell>
          <table:table-cell table:formula="of:=[.$C$2]*[.A3974]" office:value-type="float" office:value="4.8486328125" calcext:value-type="float">
            <text:p>4.849</text:p>
          </table:table-cell>
          <table:table-cell/>
        </table:table-row>
        <table:table-row table:style-name="ro1">
          <table:table-cell office:value-type="float" office:value="3973" calcext:value-type="float">
            <text:p>3973</text:p>
          </table:table-cell>
          <table:table-cell table:formula="of:=[.$C$2]*[.A3975]" office:value-type="float" office:value="4.849853515625" calcext:value-type="float">
            <text:p>4.850</text:p>
          </table:table-cell>
          <table:table-cell/>
        </table:table-row>
        <table:table-row table:style-name="ro1">
          <table:table-cell office:value-type="float" office:value="3974" calcext:value-type="float">
            <text:p>3974</text:p>
          </table:table-cell>
          <table:table-cell table:formula="of:=[.$C$2]*[.A3976]" office:value-type="float" office:value="4.85107421875" calcext:value-type="float">
            <text:p>4.851</text:p>
          </table:table-cell>
          <table:table-cell/>
        </table:table-row>
        <table:table-row table:style-name="ro1">
          <table:table-cell office:value-type="float" office:value="3975" calcext:value-type="float">
            <text:p>3975</text:p>
          </table:table-cell>
          <table:table-cell table:formula="of:=[.$C$2]*[.A3977]" office:value-type="float" office:value="4.852294921875" calcext:value-type="float">
            <text:p>4.852</text:p>
          </table:table-cell>
          <table:table-cell/>
        </table:table-row>
        <table:table-row table:style-name="ro1">
          <table:table-cell office:value-type="float" office:value="3976" calcext:value-type="float">
            <text:p>3976</text:p>
          </table:table-cell>
          <table:table-cell table:formula="of:=[.$C$2]*[.A3978]" office:value-type="float" office:value="4.853515625" calcext:value-type="float">
            <text:p>4.854</text:p>
          </table:table-cell>
          <table:table-cell/>
        </table:table-row>
        <table:table-row table:style-name="ro1">
          <table:table-cell office:value-type="float" office:value="3977" calcext:value-type="float">
            <text:p>3977</text:p>
          </table:table-cell>
          <table:table-cell table:formula="of:=[.$C$2]*[.A3979]" office:value-type="float" office:value="4.854736328125" calcext:value-type="float">
            <text:p>4.855</text:p>
          </table:table-cell>
          <table:table-cell/>
        </table:table-row>
        <table:table-row table:style-name="ro1">
          <table:table-cell office:value-type="float" office:value="3978" calcext:value-type="float">
            <text:p>3978</text:p>
          </table:table-cell>
          <table:table-cell table:formula="of:=[.$C$2]*[.A3980]" office:value-type="float" office:value="4.85595703125" calcext:value-type="float">
            <text:p>4.856</text:p>
          </table:table-cell>
          <table:table-cell/>
        </table:table-row>
        <table:table-row table:style-name="ro1">
          <table:table-cell office:value-type="float" office:value="3979" calcext:value-type="float">
            <text:p>3979</text:p>
          </table:table-cell>
          <table:table-cell table:formula="of:=[.$C$2]*[.A3981]" office:value-type="float" office:value="4.857177734375" calcext:value-type="float">
            <text:p>4.857</text:p>
          </table:table-cell>
          <table:table-cell/>
        </table:table-row>
        <table:table-row table:style-name="ro1">
          <table:table-cell office:value-type="float" office:value="3980" calcext:value-type="float">
            <text:p>3980</text:p>
          </table:table-cell>
          <table:table-cell table:formula="of:=[.$C$2]*[.A3982]" office:value-type="float" office:value="4.8583984375" calcext:value-type="float">
            <text:p>4.858</text:p>
          </table:table-cell>
          <table:table-cell/>
        </table:table-row>
        <table:table-row table:style-name="ro1">
          <table:table-cell office:value-type="float" office:value="3981" calcext:value-type="float">
            <text:p>3981</text:p>
          </table:table-cell>
          <table:table-cell table:formula="of:=[.$C$2]*[.A3983]" office:value-type="float" office:value="4.859619140625" calcext:value-type="float">
            <text:p>4.860</text:p>
          </table:table-cell>
          <table:table-cell/>
        </table:table-row>
        <table:table-row table:style-name="ro1">
          <table:table-cell office:value-type="float" office:value="3982" calcext:value-type="float">
            <text:p>3982</text:p>
          </table:table-cell>
          <table:table-cell table:formula="of:=[.$C$2]*[.A3984]" office:value-type="float" office:value="4.86083984375" calcext:value-type="float">
            <text:p>4.861</text:p>
          </table:table-cell>
          <table:table-cell/>
        </table:table-row>
        <table:table-row table:style-name="ro1">
          <table:table-cell office:value-type="float" office:value="3983" calcext:value-type="float">
            <text:p>3983</text:p>
          </table:table-cell>
          <table:table-cell table:formula="of:=[.$C$2]*[.A3985]" office:value-type="float" office:value="4.862060546875" calcext:value-type="float">
            <text:p>4.862</text:p>
          </table:table-cell>
          <table:table-cell/>
        </table:table-row>
        <table:table-row table:style-name="ro1">
          <table:table-cell office:value-type="float" office:value="3984" calcext:value-type="float">
            <text:p>3984</text:p>
          </table:table-cell>
          <table:table-cell table:formula="of:=[.$C$2]*[.A3986]" office:value-type="float" office:value="4.86328125" calcext:value-type="float">
            <text:p>4.863</text:p>
          </table:table-cell>
          <table:table-cell/>
        </table:table-row>
        <table:table-row table:style-name="ro1">
          <table:table-cell office:value-type="float" office:value="3985" calcext:value-type="float">
            <text:p>3985</text:p>
          </table:table-cell>
          <table:table-cell table:formula="of:=[.$C$2]*[.A3987]" office:value-type="float" office:value="4.864501953125" calcext:value-type="float">
            <text:p>4.865</text:p>
          </table:table-cell>
          <table:table-cell/>
        </table:table-row>
        <table:table-row table:style-name="ro1">
          <table:table-cell office:value-type="float" office:value="3986" calcext:value-type="float">
            <text:p>3986</text:p>
          </table:table-cell>
          <table:table-cell table:formula="of:=[.$C$2]*[.A3988]" office:value-type="float" office:value="4.86572265625" calcext:value-type="float">
            <text:p>4.866</text:p>
          </table:table-cell>
          <table:table-cell/>
        </table:table-row>
        <table:table-row table:style-name="ro1">
          <table:table-cell office:value-type="float" office:value="3987" calcext:value-type="float">
            <text:p>3987</text:p>
          </table:table-cell>
          <table:table-cell table:formula="of:=[.$C$2]*[.A3989]" office:value-type="float" office:value="4.866943359375" calcext:value-type="float">
            <text:p>4.867</text:p>
          </table:table-cell>
          <table:table-cell/>
        </table:table-row>
        <table:table-row table:style-name="ro1">
          <table:table-cell office:value-type="float" office:value="3988" calcext:value-type="float">
            <text:p>3988</text:p>
          </table:table-cell>
          <table:table-cell table:formula="of:=[.$C$2]*[.A3990]" office:value-type="float" office:value="4.8681640625" calcext:value-type="float">
            <text:p>4.868</text:p>
          </table:table-cell>
          <table:table-cell/>
        </table:table-row>
        <table:table-row table:style-name="ro1">
          <table:table-cell office:value-type="float" office:value="3989" calcext:value-type="float">
            <text:p>3989</text:p>
          </table:table-cell>
          <table:table-cell table:formula="of:=[.$C$2]*[.A3991]" office:value-type="float" office:value="4.869384765625" calcext:value-type="float">
            <text:p>4.869</text:p>
          </table:table-cell>
          <table:table-cell/>
        </table:table-row>
        <table:table-row table:style-name="ro1">
          <table:table-cell office:value-type="float" office:value="3990" calcext:value-type="float">
            <text:p>3990</text:p>
          </table:table-cell>
          <table:table-cell table:formula="of:=[.$C$2]*[.A3992]" office:value-type="float" office:value="4.87060546875" calcext:value-type="float">
            <text:p>4.871</text:p>
          </table:table-cell>
          <table:table-cell/>
        </table:table-row>
        <table:table-row table:style-name="ro1">
          <table:table-cell office:value-type="float" office:value="3991" calcext:value-type="float">
            <text:p>3991</text:p>
          </table:table-cell>
          <table:table-cell table:formula="of:=[.$C$2]*[.A3993]" office:value-type="float" office:value="4.871826171875" calcext:value-type="float">
            <text:p>4.872</text:p>
          </table:table-cell>
          <table:table-cell/>
        </table:table-row>
        <table:table-row table:style-name="ro1">
          <table:table-cell office:value-type="float" office:value="3992" calcext:value-type="float">
            <text:p>3992</text:p>
          </table:table-cell>
          <table:table-cell table:formula="of:=[.$C$2]*[.A3994]" office:value-type="float" office:value="4.873046875" calcext:value-type="float">
            <text:p>4.873</text:p>
          </table:table-cell>
          <table:table-cell/>
        </table:table-row>
        <table:table-row table:style-name="ro1">
          <table:table-cell office:value-type="float" office:value="3993" calcext:value-type="float">
            <text:p>3993</text:p>
          </table:table-cell>
          <table:table-cell table:formula="of:=[.$C$2]*[.A3995]" office:value-type="float" office:value="4.874267578125" calcext:value-type="float">
            <text:p>4.874</text:p>
          </table:table-cell>
          <table:table-cell/>
        </table:table-row>
        <table:table-row table:style-name="ro1">
          <table:table-cell office:value-type="float" office:value="3994" calcext:value-type="float">
            <text:p>3994</text:p>
          </table:table-cell>
          <table:table-cell table:formula="of:=[.$C$2]*[.A3996]" office:value-type="float" office:value="4.87548828125" calcext:value-type="float">
            <text:p>4.875</text:p>
          </table:table-cell>
          <table:table-cell/>
        </table:table-row>
        <table:table-row table:style-name="ro1">
          <table:table-cell office:value-type="float" office:value="3995" calcext:value-type="float">
            <text:p>3995</text:p>
          </table:table-cell>
          <table:table-cell table:formula="of:=[.$C$2]*[.A3997]" office:value-type="float" office:value="4.876708984375" calcext:value-type="float">
            <text:p>4.877</text:p>
          </table:table-cell>
          <table:table-cell/>
        </table:table-row>
        <table:table-row table:style-name="ro1">
          <table:table-cell office:value-type="float" office:value="3996" calcext:value-type="float">
            <text:p>3996</text:p>
          </table:table-cell>
          <table:table-cell table:formula="of:=[.$C$2]*[.A3998]" office:value-type="float" office:value="4.8779296875" calcext:value-type="float">
            <text:p>4.878</text:p>
          </table:table-cell>
          <table:table-cell/>
        </table:table-row>
        <table:table-row table:style-name="ro1">
          <table:table-cell office:value-type="float" office:value="3997" calcext:value-type="float">
            <text:p>3997</text:p>
          </table:table-cell>
          <table:table-cell table:formula="of:=[.$C$2]*[.A3999]" office:value-type="float" office:value="4.879150390625" calcext:value-type="float">
            <text:p>4.879</text:p>
          </table:table-cell>
          <table:table-cell/>
        </table:table-row>
        <table:table-row table:style-name="ro1">
          <table:table-cell office:value-type="float" office:value="3998" calcext:value-type="float">
            <text:p>3998</text:p>
          </table:table-cell>
          <table:table-cell table:formula="of:=[.$C$2]*[.A4000]" office:value-type="float" office:value="4.88037109375" calcext:value-type="float">
            <text:p>4.880</text:p>
          </table:table-cell>
          <table:table-cell/>
        </table:table-row>
        <table:table-row table:style-name="ro1">
          <table:table-cell office:value-type="float" office:value="3999" calcext:value-type="float">
            <text:p>3999</text:p>
          </table:table-cell>
          <table:table-cell table:formula="of:=[.$C$2]*[.A4001]" office:value-type="float" office:value="4.881591796875" calcext:value-type="float">
            <text:p>4.882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$C$2]*[.A4002]" office:value-type="float" office:value="4.8828125" calcext:value-type="float">
            <text:p>4.883</text:p>
          </table:table-cell>
          <table:table-cell/>
        </table:table-row>
        <table:table-row table:style-name="ro1">
          <table:table-cell office:value-type="float" office:value="4001" calcext:value-type="float">
            <text:p>4001</text:p>
          </table:table-cell>
          <table:table-cell table:formula="of:=[.$C$2]*[.A4003]" office:value-type="float" office:value="4.884033203125" calcext:value-type="float">
            <text:p>4.884</text:p>
          </table:table-cell>
          <table:table-cell/>
        </table:table-row>
        <table:table-row table:style-name="ro1">
          <table:table-cell office:value-type="float" office:value="4002" calcext:value-type="float">
            <text:p>4002</text:p>
          </table:table-cell>
          <table:table-cell table:formula="of:=[.$C$2]*[.A4004]" office:value-type="float" office:value="4.88525390625" calcext:value-type="float">
            <text:p>4.885</text:p>
          </table:table-cell>
          <table:table-cell/>
        </table:table-row>
        <table:table-row table:style-name="ro1">
          <table:table-cell office:value-type="float" office:value="4003" calcext:value-type="float">
            <text:p>4003</text:p>
          </table:table-cell>
          <table:table-cell table:formula="of:=[.$C$2]*[.A4005]" office:value-type="float" office:value="4.886474609375" calcext:value-type="float">
            <text:p>4.886</text:p>
          </table:table-cell>
          <table:table-cell/>
        </table:table-row>
        <table:table-row table:style-name="ro1">
          <table:table-cell office:value-type="float" office:value="4004" calcext:value-type="float">
            <text:p>4004</text:p>
          </table:table-cell>
          <table:table-cell table:formula="of:=[.$C$2]*[.A4006]" office:value-type="float" office:value="4.8876953125" calcext:value-type="float">
            <text:p>4.888</text:p>
          </table:table-cell>
          <table:table-cell/>
        </table:table-row>
        <table:table-row table:style-name="ro1">
          <table:table-cell office:value-type="float" office:value="4005" calcext:value-type="float">
            <text:p>4005</text:p>
          </table:table-cell>
          <table:table-cell table:formula="of:=[.$C$2]*[.A4007]" office:value-type="float" office:value="4.888916015625" calcext:value-type="float">
            <text:p>4.889</text:p>
          </table:table-cell>
          <table:table-cell/>
        </table:table-row>
        <table:table-row table:style-name="ro1">
          <table:table-cell office:value-type="float" office:value="4006" calcext:value-type="float">
            <text:p>4006</text:p>
          </table:table-cell>
          <table:table-cell table:formula="of:=[.$C$2]*[.A4008]" office:value-type="float" office:value="4.89013671875" calcext:value-type="float">
            <text:p>4.890</text:p>
          </table:table-cell>
          <table:table-cell/>
        </table:table-row>
        <table:table-row table:style-name="ro1">
          <table:table-cell office:value-type="float" office:value="4007" calcext:value-type="float">
            <text:p>4007</text:p>
          </table:table-cell>
          <table:table-cell table:formula="of:=[.$C$2]*[.A4009]" office:value-type="float" office:value="4.891357421875" calcext:value-type="float">
            <text:p>4.891</text:p>
          </table:table-cell>
          <table:table-cell/>
        </table:table-row>
        <table:table-row table:style-name="ro1">
          <table:table-cell office:value-type="float" office:value="4008" calcext:value-type="float">
            <text:p>4008</text:p>
          </table:table-cell>
          <table:table-cell table:formula="of:=[.$C$2]*[.A4010]" office:value-type="float" office:value="4.892578125" calcext:value-type="float">
            <text:p>4.893</text:p>
          </table:table-cell>
          <table:table-cell/>
        </table:table-row>
        <table:table-row table:style-name="ro1">
          <table:table-cell office:value-type="float" office:value="4009" calcext:value-type="float">
            <text:p>4009</text:p>
          </table:table-cell>
          <table:table-cell table:formula="of:=[.$C$2]*[.A4011]" office:value-type="float" office:value="4.893798828125" calcext:value-type="float">
            <text:p>4.894</text:p>
          </table:table-cell>
          <table:table-cell/>
        </table:table-row>
        <table:table-row table:style-name="ro1">
          <table:table-cell office:value-type="float" office:value="4010" calcext:value-type="float">
            <text:p>4010</text:p>
          </table:table-cell>
          <table:table-cell table:formula="of:=[.$C$2]*[.A4012]" office:value-type="float" office:value="4.89501953125" calcext:value-type="float">
            <text:p>4.895</text:p>
          </table:table-cell>
          <table:table-cell/>
        </table:table-row>
        <table:table-row table:style-name="ro1">
          <table:table-cell office:value-type="float" office:value="4011" calcext:value-type="float">
            <text:p>4011</text:p>
          </table:table-cell>
          <table:table-cell table:formula="of:=[.$C$2]*[.A4013]" office:value-type="float" office:value="4.896240234375" calcext:value-type="float">
            <text:p>4.896</text:p>
          </table:table-cell>
          <table:table-cell/>
        </table:table-row>
        <table:table-row table:style-name="ro1">
          <table:table-cell office:value-type="float" office:value="4012" calcext:value-type="float">
            <text:p>4012</text:p>
          </table:table-cell>
          <table:table-cell table:formula="of:=[.$C$2]*[.A4014]" office:value-type="float" office:value="4.8974609375" calcext:value-type="float">
            <text:p>4.897</text:p>
          </table:table-cell>
          <table:table-cell/>
        </table:table-row>
        <table:table-row table:style-name="ro1">
          <table:table-cell office:value-type="float" office:value="4013" calcext:value-type="float">
            <text:p>4013</text:p>
          </table:table-cell>
          <table:table-cell table:formula="of:=[.$C$2]*[.A4015]" office:value-type="float" office:value="4.898681640625" calcext:value-type="float">
            <text:p>4.899</text:p>
          </table:table-cell>
          <table:table-cell/>
        </table:table-row>
        <table:table-row table:style-name="ro1">
          <table:table-cell office:value-type="float" office:value="4014" calcext:value-type="float">
            <text:p>4014</text:p>
          </table:table-cell>
          <table:table-cell table:formula="of:=[.$C$2]*[.A4016]" office:value-type="float" office:value="4.89990234375" calcext:value-type="float">
            <text:p>4.900</text:p>
          </table:table-cell>
          <table:table-cell/>
        </table:table-row>
        <table:table-row table:style-name="ro1">
          <table:table-cell office:value-type="float" office:value="4015" calcext:value-type="float">
            <text:p>4015</text:p>
          </table:table-cell>
          <table:table-cell table:formula="of:=[.$C$2]*[.A4017]" office:value-type="float" office:value="4.901123046875" calcext:value-type="float">
            <text:p>4.901</text:p>
          </table:table-cell>
          <table:table-cell/>
        </table:table-row>
        <table:table-row table:style-name="ro1">
          <table:table-cell office:value-type="float" office:value="4016" calcext:value-type="float">
            <text:p>4016</text:p>
          </table:table-cell>
          <table:table-cell table:formula="of:=[.$C$2]*[.A4018]" office:value-type="float" office:value="4.90234375" calcext:value-type="float">
            <text:p>4.902</text:p>
          </table:table-cell>
          <table:table-cell/>
        </table:table-row>
        <table:table-row table:style-name="ro1">
          <table:table-cell office:value-type="float" office:value="4017" calcext:value-type="float">
            <text:p>4017</text:p>
          </table:table-cell>
          <table:table-cell table:formula="of:=[.$C$2]*[.A4019]" office:value-type="float" office:value="4.903564453125" calcext:value-type="float">
            <text:p>4.904</text:p>
          </table:table-cell>
          <table:table-cell/>
        </table:table-row>
        <table:table-row table:style-name="ro1">
          <table:table-cell office:value-type="float" office:value="4018" calcext:value-type="float">
            <text:p>4018</text:p>
          </table:table-cell>
          <table:table-cell table:formula="of:=[.$C$2]*[.A4020]" office:value-type="float" office:value="4.90478515625" calcext:value-type="float">
            <text:p>4.905</text:p>
          </table:table-cell>
          <table:table-cell/>
        </table:table-row>
        <table:table-row table:style-name="ro1">
          <table:table-cell office:value-type="float" office:value="4019" calcext:value-type="float">
            <text:p>4019</text:p>
          </table:table-cell>
          <table:table-cell table:formula="of:=[.$C$2]*[.A4021]" office:value-type="float" office:value="4.906005859375" calcext:value-type="float">
            <text:p>4.906</text:p>
          </table:table-cell>
          <table:table-cell/>
        </table:table-row>
        <table:table-row table:style-name="ro1">
          <table:table-cell office:value-type="float" office:value="4020" calcext:value-type="float">
            <text:p>4020</text:p>
          </table:table-cell>
          <table:table-cell table:formula="of:=[.$C$2]*[.A4022]" office:value-type="float" office:value="4.9072265625" calcext:value-type="float">
            <text:p>4.907</text:p>
          </table:table-cell>
          <table:table-cell/>
        </table:table-row>
        <table:table-row table:style-name="ro1">
          <table:table-cell office:value-type="float" office:value="4021" calcext:value-type="float">
            <text:p>4021</text:p>
          </table:table-cell>
          <table:table-cell table:formula="of:=[.$C$2]*[.A4023]" office:value-type="float" office:value="4.908447265625" calcext:value-type="float">
            <text:p>4.908</text:p>
          </table:table-cell>
          <table:table-cell/>
        </table:table-row>
        <table:table-row table:style-name="ro1">
          <table:table-cell office:value-type="float" office:value="4022" calcext:value-type="float">
            <text:p>4022</text:p>
          </table:table-cell>
          <table:table-cell table:formula="of:=[.$C$2]*[.A4024]" office:value-type="float" office:value="4.90966796875" calcext:value-type="float">
            <text:p>4.910</text:p>
          </table:table-cell>
          <table:table-cell/>
        </table:table-row>
        <table:table-row table:style-name="ro1">
          <table:table-cell office:value-type="float" office:value="4023" calcext:value-type="float">
            <text:p>4023</text:p>
          </table:table-cell>
          <table:table-cell table:formula="of:=[.$C$2]*[.A4025]" office:value-type="float" office:value="4.910888671875" calcext:value-type="float">
            <text:p>4.911</text:p>
          </table:table-cell>
          <table:table-cell/>
        </table:table-row>
        <table:table-row table:style-name="ro1">
          <table:table-cell office:value-type="float" office:value="4024" calcext:value-type="float">
            <text:p>4024</text:p>
          </table:table-cell>
          <table:table-cell table:formula="of:=[.$C$2]*[.A4026]" office:value-type="float" office:value="4.912109375" calcext:value-type="float">
            <text:p>4.912</text:p>
          </table:table-cell>
          <table:table-cell/>
        </table:table-row>
        <table:table-row table:style-name="ro1">
          <table:table-cell office:value-type="float" office:value="4025" calcext:value-type="float">
            <text:p>4025</text:p>
          </table:table-cell>
          <table:table-cell table:formula="of:=[.$C$2]*[.A4027]" office:value-type="float" office:value="4.913330078125" calcext:value-type="float">
            <text:p>4.913</text:p>
          </table:table-cell>
          <table:table-cell/>
        </table:table-row>
        <table:table-row table:style-name="ro1">
          <table:table-cell office:value-type="float" office:value="4026" calcext:value-type="float">
            <text:p>4026</text:p>
          </table:table-cell>
          <table:table-cell table:formula="of:=[.$C$2]*[.A4028]" office:value-type="float" office:value="4.91455078125" calcext:value-type="float">
            <text:p>4.915</text:p>
          </table:table-cell>
          <table:table-cell/>
        </table:table-row>
        <table:table-row table:style-name="ro1">
          <table:table-cell office:value-type="float" office:value="4027" calcext:value-type="float">
            <text:p>4027</text:p>
          </table:table-cell>
          <table:table-cell table:formula="of:=[.$C$2]*[.A4029]" office:value-type="float" office:value="4.915771484375" calcext:value-type="float">
            <text:p>4.916</text:p>
          </table:table-cell>
          <table:table-cell/>
        </table:table-row>
        <table:table-row table:style-name="ro1">
          <table:table-cell office:value-type="float" office:value="4028" calcext:value-type="float">
            <text:p>4028</text:p>
          </table:table-cell>
          <table:table-cell table:formula="of:=[.$C$2]*[.A4030]" office:value-type="float" office:value="4.9169921875" calcext:value-type="float">
            <text:p>4.917</text:p>
          </table:table-cell>
          <table:table-cell/>
        </table:table-row>
        <table:table-row table:style-name="ro1">
          <table:table-cell office:value-type="float" office:value="4029" calcext:value-type="float">
            <text:p>4029</text:p>
          </table:table-cell>
          <table:table-cell table:formula="of:=[.$C$2]*[.A4031]" office:value-type="float" office:value="4.918212890625" calcext:value-type="float">
            <text:p>4.918</text:p>
          </table:table-cell>
          <table:table-cell/>
        </table:table-row>
        <table:table-row table:style-name="ro1">
          <table:table-cell office:value-type="float" office:value="4030" calcext:value-type="float">
            <text:p>4030</text:p>
          </table:table-cell>
          <table:table-cell table:formula="of:=[.$C$2]*[.A4032]" office:value-type="float" office:value="4.91943359375" calcext:value-type="float">
            <text:p>4.919</text:p>
          </table:table-cell>
          <table:table-cell/>
        </table:table-row>
        <table:table-row table:style-name="ro1">
          <table:table-cell office:value-type="float" office:value="4031" calcext:value-type="float">
            <text:p>4031</text:p>
          </table:table-cell>
          <table:table-cell table:formula="of:=[.$C$2]*[.A4033]" office:value-type="float" office:value="4.920654296875" calcext:value-type="float">
            <text:p>4.921</text:p>
          </table:table-cell>
          <table:table-cell/>
        </table:table-row>
        <table:table-row table:style-name="ro1">
          <table:table-cell office:value-type="float" office:value="4032" calcext:value-type="float">
            <text:p>4032</text:p>
          </table:table-cell>
          <table:table-cell table:formula="of:=[.$C$2]*[.A4034]" office:value-type="float" office:value="4.921875" calcext:value-type="float">
            <text:p>4.922</text:p>
          </table:table-cell>
          <table:table-cell/>
        </table:table-row>
        <table:table-row table:style-name="ro1">
          <table:table-cell office:value-type="float" office:value="4033" calcext:value-type="float">
            <text:p>4033</text:p>
          </table:table-cell>
          <table:table-cell table:formula="of:=[.$C$2]*[.A4035]" office:value-type="float" office:value="4.923095703125" calcext:value-type="float">
            <text:p>4.923</text:p>
          </table:table-cell>
          <table:table-cell/>
        </table:table-row>
        <table:table-row table:style-name="ro1">
          <table:table-cell office:value-type="float" office:value="4034" calcext:value-type="float">
            <text:p>4034</text:p>
          </table:table-cell>
          <table:table-cell table:formula="of:=[.$C$2]*[.A4036]" office:value-type="float" office:value="4.92431640625" calcext:value-type="float">
            <text:p>4.924</text:p>
          </table:table-cell>
          <table:table-cell/>
        </table:table-row>
        <table:table-row table:style-name="ro1">
          <table:table-cell office:value-type="float" office:value="4035" calcext:value-type="float">
            <text:p>4035</text:p>
          </table:table-cell>
          <table:table-cell table:formula="of:=[.$C$2]*[.A4037]" office:value-type="float" office:value="4.925537109375" calcext:value-type="float">
            <text:p>4.926</text:p>
          </table:table-cell>
          <table:table-cell/>
        </table:table-row>
        <table:table-row table:style-name="ro1">
          <table:table-cell office:value-type="float" office:value="4036" calcext:value-type="float">
            <text:p>4036</text:p>
          </table:table-cell>
          <table:table-cell table:formula="of:=[.$C$2]*[.A4038]" office:value-type="float" office:value="4.9267578125" calcext:value-type="float">
            <text:p>4.927</text:p>
          </table:table-cell>
          <table:table-cell/>
        </table:table-row>
        <table:table-row table:style-name="ro1">
          <table:table-cell office:value-type="float" office:value="4037" calcext:value-type="float">
            <text:p>4037</text:p>
          </table:table-cell>
          <table:table-cell table:formula="of:=[.$C$2]*[.A4039]" office:value-type="float" office:value="4.927978515625" calcext:value-type="float">
            <text:p>4.928</text:p>
          </table:table-cell>
          <table:table-cell/>
        </table:table-row>
        <table:table-row table:style-name="ro1">
          <table:table-cell office:value-type="float" office:value="4038" calcext:value-type="float">
            <text:p>4038</text:p>
          </table:table-cell>
          <table:table-cell table:formula="of:=[.$C$2]*[.A4040]" office:value-type="float" office:value="4.92919921875" calcext:value-type="float">
            <text:p>4.929</text:p>
          </table:table-cell>
          <table:table-cell/>
        </table:table-row>
        <table:table-row table:style-name="ro1">
          <table:table-cell office:value-type="float" office:value="4039" calcext:value-type="float">
            <text:p>4039</text:p>
          </table:table-cell>
          <table:table-cell table:formula="of:=[.$C$2]*[.A4041]" office:value-type="float" office:value="4.930419921875" calcext:value-type="float">
            <text:p>4.930</text:p>
          </table:table-cell>
          <table:table-cell/>
        </table:table-row>
        <table:table-row table:style-name="ro1">
          <table:table-cell office:value-type="float" office:value="4040" calcext:value-type="float">
            <text:p>4040</text:p>
          </table:table-cell>
          <table:table-cell table:formula="of:=[.$C$2]*[.A4042]" office:value-type="float" office:value="4.931640625" calcext:value-type="float">
            <text:p>4.932</text:p>
          </table:table-cell>
          <table:table-cell/>
        </table:table-row>
        <table:table-row table:style-name="ro1">
          <table:table-cell office:value-type="float" office:value="4041" calcext:value-type="float">
            <text:p>4041</text:p>
          </table:table-cell>
          <table:table-cell table:formula="of:=[.$C$2]*[.A4043]" office:value-type="float" office:value="4.932861328125" calcext:value-type="float">
            <text:p>4.933</text:p>
          </table:table-cell>
          <table:table-cell/>
        </table:table-row>
        <table:table-row table:style-name="ro1">
          <table:table-cell office:value-type="float" office:value="4042" calcext:value-type="float">
            <text:p>4042</text:p>
          </table:table-cell>
          <table:table-cell table:formula="of:=[.$C$2]*[.A4044]" office:value-type="float" office:value="4.93408203125" calcext:value-type="float">
            <text:p>4.934</text:p>
          </table:table-cell>
          <table:table-cell/>
        </table:table-row>
        <table:table-row table:style-name="ro1">
          <table:table-cell office:value-type="float" office:value="4043" calcext:value-type="float">
            <text:p>4043</text:p>
          </table:table-cell>
          <table:table-cell table:formula="of:=[.$C$2]*[.A4045]" office:value-type="float" office:value="4.935302734375" calcext:value-type="float">
            <text:p>4.935</text:p>
          </table:table-cell>
          <table:table-cell/>
        </table:table-row>
        <table:table-row table:style-name="ro1">
          <table:table-cell office:value-type="float" office:value="4044" calcext:value-type="float">
            <text:p>4044</text:p>
          </table:table-cell>
          <table:table-cell table:formula="of:=[.$C$2]*[.A4046]" office:value-type="float" office:value="4.9365234375" calcext:value-type="float">
            <text:p>4.937</text:p>
          </table:table-cell>
          <table:table-cell/>
        </table:table-row>
        <table:table-row table:style-name="ro1">
          <table:table-cell office:value-type="float" office:value="4045" calcext:value-type="float">
            <text:p>4045</text:p>
          </table:table-cell>
          <table:table-cell table:formula="of:=[.$C$2]*[.A4047]" office:value-type="float" office:value="4.937744140625" calcext:value-type="float">
            <text:p>4.938</text:p>
          </table:table-cell>
          <table:table-cell/>
        </table:table-row>
        <table:table-row table:style-name="ro1">
          <table:table-cell office:value-type="float" office:value="4046" calcext:value-type="float">
            <text:p>4046</text:p>
          </table:table-cell>
          <table:table-cell table:formula="of:=[.$C$2]*[.A4048]" office:value-type="float" office:value="4.93896484375" calcext:value-type="float">
            <text:p>4.939</text:p>
          </table:table-cell>
          <table:table-cell/>
        </table:table-row>
        <table:table-row table:style-name="ro1">
          <table:table-cell office:value-type="float" office:value="4047" calcext:value-type="float">
            <text:p>4047</text:p>
          </table:table-cell>
          <table:table-cell table:formula="of:=[.$C$2]*[.A4049]" office:value-type="float" office:value="4.940185546875" calcext:value-type="float">
            <text:p>4.940</text:p>
          </table:table-cell>
          <table:table-cell/>
        </table:table-row>
        <table:table-row table:style-name="ro1">
          <table:table-cell office:value-type="float" office:value="4048" calcext:value-type="float">
            <text:p>4048</text:p>
          </table:table-cell>
          <table:table-cell table:formula="of:=[.$C$2]*[.A4050]" office:value-type="float" office:value="4.94140625" calcext:value-type="float">
            <text:p>4.941</text:p>
          </table:table-cell>
          <table:table-cell/>
        </table:table-row>
        <table:table-row table:style-name="ro1">
          <table:table-cell office:value-type="float" office:value="4049" calcext:value-type="float">
            <text:p>4049</text:p>
          </table:table-cell>
          <table:table-cell table:formula="of:=[.$C$2]*[.A4051]" office:value-type="float" office:value="4.942626953125" calcext:value-type="float">
            <text:p>4.943</text:p>
          </table:table-cell>
          <table:table-cell/>
        </table:table-row>
        <table:table-row table:style-name="ro1">
          <table:table-cell office:value-type="float" office:value="4050" calcext:value-type="float">
            <text:p>4050</text:p>
          </table:table-cell>
          <table:table-cell table:formula="of:=[.$C$2]*[.A4052]" office:value-type="float" office:value="4.94384765625" calcext:value-type="float">
            <text:p>4.944</text:p>
          </table:table-cell>
          <table:table-cell/>
        </table:table-row>
        <table:table-row table:style-name="ro1">
          <table:table-cell office:value-type="float" office:value="4051" calcext:value-type="float">
            <text:p>4051</text:p>
          </table:table-cell>
          <table:table-cell table:formula="of:=[.$C$2]*[.A4053]" office:value-type="float" office:value="4.945068359375" calcext:value-type="float">
            <text:p>4.945</text:p>
          </table:table-cell>
          <table:table-cell/>
        </table:table-row>
        <table:table-row table:style-name="ro1">
          <table:table-cell office:value-type="float" office:value="4052" calcext:value-type="float">
            <text:p>4052</text:p>
          </table:table-cell>
          <table:table-cell table:formula="of:=[.$C$2]*[.A4054]" office:value-type="float" office:value="4.9462890625" calcext:value-type="float">
            <text:p>4.946</text:p>
          </table:table-cell>
          <table:table-cell/>
        </table:table-row>
        <table:table-row table:style-name="ro1">
          <table:table-cell office:value-type="float" office:value="4053" calcext:value-type="float">
            <text:p>4053</text:p>
          </table:table-cell>
          <table:table-cell table:formula="of:=[.$C$2]*[.A4055]" office:value-type="float" office:value="4.947509765625" calcext:value-type="float">
            <text:p>4.948</text:p>
          </table:table-cell>
          <table:table-cell/>
        </table:table-row>
        <table:table-row table:style-name="ro1">
          <table:table-cell office:value-type="float" office:value="4054" calcext:value-type="float">
            <text:p>4054</text:p>
          </table:table-cell>
          <table:table-cell table:formula="of:=[.$C$2]*[.A4056]" office:value-type="float" office:value="4.94873046875" calcext:value-type="float">
            <text:p>4.949</text:p>
          </table:table-cell>
          <table:table-cell/>
        </table:table-row>
        <table:table-row table:style-name="ro1">
          <table:table-cell office:value-type="float" office:value="4055" calcext:value-type="float">
            <text:p>4055</text:p>
          </table:table-cell>
          <table:table-cell table:formula="of:=[.$C$2]*[.A4057]" office:value-type="float" office:value="4.949951171875" calcext:value-type="float">
            <text:p>4.950</text:p>
          </table:table-cell>
          <table:table-cell/>
        </table:table-row>
        <table:table-row table:style-name="ro1">
          <table:table-cell office:value-type="float" office:value="4056" calcext:value-type="float">
            <text:p>4056</text:p>
          </table:table-cell>
          <table:table-cell table:formula="of:=[.$C$2]*[.A4058]" office:value-type="float" office:value="4.951171875" calcext:value-type="float">
            <text:p>4.951</text:p>
          </table:table-cell>
          <table:table-cell/>
        </table:table-row>
        <table:table-row table:style-name="ro1">
          <table:table-cell office:value-type="float" office:value="4057" calcext:value-type="float">
            <text:p>4057</text:p>
          </table:table-cell>
          <table:table-cell table:formula="of:=[.$C$2]*[.A4059]" office:value-type="float" office:value="4.952392578125" calcext:value-type="float">
            <text:p>4.952</text:p>
          </table:table-cell>
          <table:table-cell/>
        </table:table-row>
        <table:table-row table:style-name="ro1">
          <table:table-cell office:value-type="float" office:value="4058" calcext:value-type="float">
            <text:p>4058</text:p>
          </table:table-cell>
          <table:table-cell table:formula="of:=[.$C$2]*[.A4060]" office:value-type="float" office:value="4.95361328125" calcext:value-type="float">
            <text:p>4.954</text:p>
          </table:table-cell>
          <table:table-cell/>
        </table:table-row>
        <table:table-row table:style-name="ro1">
          <table:table-cell office:value-type="float" office:value="4059" calcext:value-type="float">
            <text:p>4059</text:p>
          </table:table-cell>
          <table:table-cell table:formula="of:=[.$C$2]*[.A4061]" office:value-type="float" office:value="4.954833984375" calcext:value-type="float">
            <text:p>4.955</text:p>
          </table:table-cell>
          <table:table-cell/>
        </table:table-row>
        <table:table-row table:style-name="ro1">
          <table:table-cell office:value-type="float" office:value="4060" calcext:value-type="float">
            <text:p>4060</text:p>
          </table:table-cell>
          <table:table-cell table:formula="of:=[.$C$2]*[.A4062]" office:value-type="float" office:value="4.9560546875" calcext:value-type="float">
            <text:p>4.956</text:p>
          </table:table-cell>
          <table:table-cell/>
        </table:table-row>
        <table:table-row table:style-name="ro1">
          <table:table-cell office:value-type="float" office:value="4061" calcext:value-type="float">
            <text:p>4061</text:p>
          </table:table-cell>
          <table:table-cell table:formula="of:=[.$C$2]*[.A4063]" office:value-type="float" office:value="4.957275390625" calcext:value-type="float">
            <text:p>4.957</text:p>
          </table:table-cell>
          <table:table-cell/>
        </table:table-row>
        <table:table-row table:style-name="ro1">
          <table:table-cell office:value-type="float" office:value="4062" calcext:value-type="float">
            <text:p>4062</text:p>
          </table:table-cell>
          <table:table-cell table:formula="of:=[.$C$2]*[.A4064]" office:value-type="float" office:value="4.95849609375" calcext:value-type="float">
            <text:p>4.958</text:p>
          </table:table-cell>
          <table:table-cell/>
        </table:table-row>
        <table:table-row table:style-name="ro1">
          <table:table-cell office:value-type="float" office:value="4063" calcext:value-type="float">
            <text:p>4063</text:p>
          </table:table-cell>
          <table:table-cell table:formula="of:=[.$C$2]*[.A4065]" office:value-type="float" office:value="4.959716796875" calcext:value-type="float">
            <text:p>4.960</text:p>
          </table:table-cell>
          <table:table-cell/>
        </table:table-row>
        <table:table-row table:style-name="ro1">
          <table:table-cell office:value-type="float" office:value="4064" calcext:value-type="float">
            <text:p>4064</text:p>
          </table:table-cell>
          <table:table-cell table:formula="of:=[.$C$2]*[.A4066]" office:value-type="float" office:value="4.9609375" calcext:value-type="float">
            <text:p>4.961</text:p>
          </table:table-cell>
          <table:table-cell/>
        </table:table-row>
        <table:table-row table:style-name="ro1">
          <table:table-cell office:value-type="float" office:value="4065" calcext:value-type="float">
            <text:p>4065</text:p>
          </table:table-cell>
          <table:table-cell table:formula="of:=[.$C$2]*[.A4067]" office:value-type="float" office:value="4.962158203125" calcext:value-type="float">
            <text:p>4.962</text:p>
          </table:table-cell>
          <table:table-cell/>
        </table:table-row>
        <table:table-row table:style-name="ro1">
          <table:table-cell office:value-type="float" office:value="4066" calcext:value-type="float">
            <text:p>4066</text:p>
          </table:table-cell>
          <table:table-cell table:formula="of:=[.$C$2]*[.A4068]" office:value-type="float" office:value="4.96337890625" calcext:value-type="float">
            <text:p>4.963</text:p>
          </table:table-cell>
          <table:table-cell/>
        </table:table-row>
        <table:table-row table:style-name="ro1">
          <table:table-cell office:value-type="float" office:value="4067" calcext:value-type="float">
            <text:p>4067</text:p>
          </table:table-cell>
          <table:table-cell table:formula="of:=[.$C$2]*[.A4069]" office:value-type="float" office:value="4.964599609375" calcext:value-type="float">
            <text:p>4.965</text:p>
          </table:table-cell>
          <table:table-cell/>
        </table:table-row>
        <table:table-row table:style-name="ro1">
          <table:table-cell office:value-type="float" office:value="4068" calcext:value-type="float">
            <text:p>4068</text:p>
          </table:table-cell>
          <table:table-cell table:formula="of:=[.$C$2]*[.A4070]" office:value-type="float" office:value="4.9658203125" calcext:value-type="float">
            <text:p>4.966</text:p>
          </table:table-cell>
          <table:table-cell/>
        </table:table-row>
        <table:table-row table:style-name="ro1">
          <table:table-cell office:value-type="float" office:value="4069" calcext:value-type="float">
            <text:p>4069</text:p>
          </table:table-cell>
          <table:table-cell table:formula="of:=[.$C$2]*[.A4071]" office:value-type="float" office:value="4.967041015625" calcext:value-type="float">
            <text:p>4.967</text:p>
          </table:table-cell>
          <table:table-cell/>
        </table:table-row>
        <table:table-row table:style-name="ro1">
          <table:table-cell office:value-type="float" office:value="4070" calcext:value-type="float">
            <text:p>4070</text:p>
          </table:table-cell>
          <table:table-cell table:formula="of:=[.$C$2]*[.A4072]" office:value-type="float" office:value="4.96826171875" calcext:value-type="float">
            <text:p>4.968</text:p>
          </table:table-cell>
          <table:table-cell/>
        </table:table-row>
        <table:table-row table:style-name="ro1">
          <table:table-cell office:value-type="float" office:value="4071" calcext:value-type="float">
            <text:p>4071</text:p>
          </table:table-cell>
          <table:table-cell table:formula="of:=[.$C$2]*[.A4073]" office:value-type="float" office:value="4.969482421875" calcext:value-type="float">
            <text:p>4.969</text:p>
          </table:table-cell>
          <table:table-cell/>
        </table:table-row>
        <table:table-row table:style-name="ro1">
          <table:table-cell office:value-type="float" office:value="4072" calcext:value-type="float">
            <text:p>4072</text:p>
          </table:table-cell>
          <table:table-cell table:formula="of:=[.$C$2]*[.A4074]" office:value-type="float" office:value="4.970703125" calcext:value-type="float">
            <text:p>4.971</text:p>
          </table:table-cell>
          <table:table-cell/>
        </table:table-row>
        <table:table-row table:style-name="ro1">
          <table:table-cell office:value-type="float" office:value="4073" calcext:value-type="float">
            <text:p>4073</text:p>
          </table:table-cell>
          <table:table-cell table:formula="of:=[.$C$2]*[.A4075]" office:value-type="float" office:value="4.971923828125" calcext:value-type="float">
            <text:p>4.972</text:p>
          </table:table-cell>
          <table:table-cell/>
        </table:table-row>
        <table:table-row table:style-name="ro1">
          <table:table-cell office:value-type="float" office:value="4074" calcext:value-type="float">
            <text:p>4074</text:p>
          </table:table-cell>
          <table:table-cell table:formula="of:=[.$C$2]*[.A4076]" office:value-type="float" office:value="4.97314453125" calcext:value-type="float">
            <text:p>4.973</text:p>
          </table:table-cell>
          <table:table-cell/>
        </table:table-row>
        <table:table-row table:style-name="ro1">
          <table:table-cell office:value-type="float" office:value="4075" calcext:value-type="float">
            <text:p>4075</text:p>
          </table:table-cell>
          <table:table-cell table:formula="of:=[.$C$2]*[.A4077]" office:value-type="float" office:value="4.974365234375" calcext:value-type="float">
            <text:p>4.974</text:p>
          </table:table-cell>
          <table:table-cell/>
        </table:table-row>
        <table:table-row table:style-name="ro1">
          <table:table-cell office:value-type="float" office:value="4076" calcext:value-type="float">
            <text:p>4076</text:p>
          </table:table-cell>
          <table:table-cell table:formula="of:=[.$C$2]*[.A4078]" office:value-type="float" office:value="4.9755859375" calcext:value-type="float">
            <text:p>4.976</text:p>
          </table:table-cell>
          <table:table-cell/>
        </table:table-row>
        <table:table-row table:style-name="ro1">
          <table:table-cell office:value-type="float" office:value="4077" calcext:value-type="float">
            <text:p>4077</text:p>
          </table:table-cell>
          <table:table-cell table:formula="of:=[.$C$2]*[.A4079]" office:value-type="float" office:value="4.976806640625" calcext:value-type="float">
            <text:p>4.977</text:p>
          </table:table-cell>
          <table:table-cell/>
        </table:table-row>
        <table:table-row table:style-name="ro1">
          <table:table-cell office:value-type="float" office:value="4078" calcext:value-type="float">
            <text:p>4078</text:p>
          </table:table-cell>
          <table:table-cell table:formula="of:=[.$C$2]*[.A4080]" office:value-type="float" office:value="4.97802734375" calcext:value-type="float">
            <text:p>4.978</text:p>
          </table:table-cell>
          <table:table-cell/>
        </table:table-row>
        <table:table-row table:style-name="ro1">
          <table:table-cell office:value-type="float" office:value="4079" calcext:value-type="float">
            <text:p>4079</text:p>
          </table:table-cell>
          <table:table-cell table:formula="of:=[.$C$2]*[.A4081]" office:value-type="float" office:value="4.979248046875" calcext:value-type="float">
            <text:p>4.979</text:p>
          </table:table-cell>
          <table:table-cell/>
        </table:table-row>
        <table:table-row table:style-name="ro1">
          <table:table-cell office:value-type="float" office:value="4080" calcext:value-type="float">
            <text:p>4080</text:p>
          </table:table-cell>
          <table:table-cell table:formula="of:=[.$C$2]*[.A4082]" office:value-type="float" office:value="4.98046875" calcext:value-type="float">
            <text:p>4.980</text:p>
          </table:table-cell>
          <table:table-cell/>
        </table:table-row>
        <table:table-row table:style-name="ro1">
          <table:table-cell office:value-type="float" office:value="4081" calcext:value-type="float">
            <text:p>4081</text:p>
          </table:table-cell>
          <table:table-cell table:formula="of:=[.$C$2]*[.A4083]" office:value-type="float" office:value="4.981689453125" calcext:value-type="float">
            <text:p>4.982</text:p>
          </table:table-cell>
          <table:table-cell/>
        </table:table-row>
        <table:table-row table:style-name="ro1">
          <table:table-cell office:value-type="float" office:value="4082" calcext:value-type="float">
            <text:p>4082</text:p>
          </table:table-cell>
          <table:table-cell table:formula="of:=[.$C$2]*[.A4084]" office:value-type="float" office:value="4.98291015625" calcext:value-type="float">
            <text:p>4.983</text:p>
          </table:table-cell>
          <table:table-cell/>
        </table:table-row>
        <table:table-row table:style-name="ro1">
          <table:table-cell office:value-type="float" office:value="4083" calcext:value-type="float">
            <text:p>4083</text:p>
          </table:table-cell>
          <table:table-cell table:formula="of:=[.$C$2]*[.A4085]" office:value-type="float" office:value="4.984130859375" calcext:value-type="float">
            <text:p>4.984</text:p>
          </table:table-cell>
          <table:table-cell/>
        </table:table-row>
        <table:table-row table:style-name="ro1">
          <table:table-cell office:value-type="float" office:value="4084" calcext:value-type="float">
            <text:p>4084</text:p>
          </table:table-cell>
          <table:table-cell table:formula="of:=[.$C$2]*[.A4086]" office:value-type="float" office:value="4.9853515625" calcext:value-type="float">
            <text:p>4.985</text:p>
          </table:table-cell>
          <table:table-cell/>
        </table:table-row>
        <table:table-row table:style-name="ro1">
          <table:table-cell office:value-type="float" office:value="4085" calcext:value-type="float">
            <text:p>4085</text:p>
          </table:table-cell>
          <table:table-cell table:formula="of:=[.$C$2]*[.A4087]" office:value-type="float" office:value="4.986572265625" calcext:value-type="float">
            <text:p>4.987</text:p>
          </table:table-cell>
          <table:table-cell/>
        </table:table-row>
        <table:table-row table:style-name="ro1">
          <table:table-cell office:value-type="float" office:value="4086" calcext:value-type="float">
            <text:p>4086</text:p>
          </table:table-cell>
          <table:table-cell table:formula="of:=[.$C$2]*[.A4088]" office:value-type="float" office:value="4.98779296875" calcext:value-type="float">
            <text:p>4.988</text:p>
          </table:table-cell>
          <table:table-cell/>
        </table:table-row>
        <table:table-row table:style-name="ro1">
          <table:table-cell office:value-type="float" office:value="4087" calcext:value-type="float">
            <text:p>4087</text:p>
          </table:table-cell>
          <table:table-cell table:formula="of:=[.$C$2]*[.A4089]" office:value-type="float" office:value="4.989013671875" calcext:value-type="float">
            <text:p>4.989</text:p>
          </table:table-cell>
          <table:table-cell/>
        </table:table-row>
        <table:table-row table:style-name="ro1">
          <table:table-cell office:value-type="float" office:value="4088" calcext:value-type="float">
            <text:p>4088</text:p>
          </table:table-cell>
          <table:table-cell table:formula="of:=[.$C$2]*[.A4090]" office:value-type="float" office:value="4.990234375" calcext:value-type="float">
            <text:p>4.990</text:p>
          </table:table-cell>
          <table:table-cell/>
        </table:table-row>
        <table:table-row table:style-name="ro1">
          <table:table-cell office:value-type="float" office:value="4089" calcext:value-type="float">
            <text:p>4089</text:p>
          </table:table-cell>
          <table:table-cell table:formula="of:=[.$C$2]*[.A4091]" office:value-type="float" office:value="4.991455078125" calcext:value-type="float">
            <text:p>4.991</text:p>
          </table:table-cell>
          <table:table-cell/>
        </table:table-row>
        <table:table-row table:style-name="ro1">
          <table:table-cell office:value-type="float" office:value="4090" calcext:value-type="float">
            <text:p>4090</text:p>
          </table:table-cell>
          <table:table-cell table:formula="of:=[.$C$2]*[.A4092]" office:value-type="float" office:value="4.99267578125" calcext:value-type="float">
            <text:p>4.993</text:p>
          </table:table-cell>
          <table:table-cell/>
        </table:table-row>
        <table:table-row table:style-name="ro1">
          <table:table-cell office:value-type="float" office:value="4091" calcext:value-type="float">
            <text:p>4091</text:p>
          </table:table-cell>
          <table:table-cell table:formula="of:=[.$C$2]*[.A4093]" office:value-type="float" office:value="4.993896484375" calcext:value-type="float">
            <text:p>4.994</text:p>
          </table:table-cell>
          <table:table-cell/>
        </table:table-row>
        <table:table-row table:style-name="ro1">
          <table:table-cell office:value-type="float" office:value="4092" calcext:value-type="float">
            <text:p>4092</text:p>
          </table:table-cell>
          <table:table-cell table:formula="of:=[.$C$2]*[.A4094]" office:value-type="float" office:value="4.9951171875" calcext:value-type="float">
            <text:p>4.995</text:p>
          </table:table-cell>
          <table:table-cell/>
        </table:table-row>
        <table:table-row table:style-name="ro1">
          <table:table-cell office:value-type="float" office:value="4093" calcext:value-type="float">
            <text:p>4093</text:p>
          </table:table-cell>
          <table:table-cell table:formula="of:=[.$C$2]*[.A4095]" office:value-type="float" office:value="4.996337890625" calcext:value-type="float">
            <text:p>4.996</text:p>
          </table:table-cell>
          <table:table-cell/>
        </table:table-row>
        <table:table-row table:style-name="ro1">
          <table:table-cell office:value-type="float" office:value="4094" calcext:value-type="float">
            <text:p>4094</text:p>
          </table:table-cell>
          <table:table-cell table:formula="of:=[.$C$2]*[.A4096]" office:value-type="float" office:value="4.99755859375" calcext:value-type="float">
            <text:p>4.998</text:p>
          </table:table-cell>
          <table:table-cell/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5" calcext:value-type="float">
            <text:p>5.000</text:p>
          </table:table-cell>
          <table:table-cell/>
        </table:table-row>
        <table:table-row table:style-name="ro1" table:number-rows-repeated="104447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20:23:14.948504841</meta:creation-date>
    <dc:date>2019-11-16T20:30:49.062097370</dc:date>
    <meta:editing-duration>PT7M36S</meta:editing-duration>
    <meta:editing-cycles>1</meta:editing-cycles>
    <meta:document-statistic meta:table-count="1" meta:cell-count="8195" meta:object-count="0"/>
    <meta:generator>LibreOffice/6.0.7.3$Linux_X86_64 LibreOffice_project/00m0$Build-3</meta:generator>
  </office:meta>
</office:document-meta>
</file>